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5" manifest:media-type=""/>
  <manifest:file-entry manifest:full-path="ObjectReplacements/Object 2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9" manifest:media-type=""/>
  <manifest:file-entry manifest:full-path="ObjectReplacements/Object 4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0" manifest:media-type=""/>
  <manifest:file-entry manifest:full-path="ObjectReplacements/Object 197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21" manifest:media-type=""/>
  <manifest:file-entry manifest:full-path="ObjectReplacements/Object 42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196/Configurations2/accelerator/current.xml" manifest:media-type="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content.xml" manifest:media-type="text/xml"/>
  <manifest:file-entry manifest:full-path="Object 407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5/Configurations2/accelerator/current.xml" manifest:media-type="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content.xml" manifest:media-type="text/xml"/>
  <manifest:file-entry manifest:full-path="Object 418/settings.xml" manifest:media-type="text/xml"/>
  <manifest:file-entry manifest:full-path="Object 418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48/Configurations2/accelerator/current.xml" manifest:media-type="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46/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94/Configurations2/accelerator/current.xml" manifest:media-type="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39/content.xml" manifest:media-type="text/xml"/>
  <manifest:file-entry manifest:full-path="Object 239/Configurations2/accelerator/current.xml" manifest:media-type="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33/Configurations2/accelerator/current.xml" manifest:media-type="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8/settings.xml" manifest:media-type="text/xml"/>
  <manifest:file-entry manifest:full-path="Object 228/Configurations2/accelerator/current.xml" manifest:media-type="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31/Configurations2/accelerator/current.xml" manifest:media-type="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40/Configurations2/accelerator/current.xml" manifest:media-type="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6/content.xml" manifest:media-type="text/xml"/>
  <manifest:file-entry manifest:full-path="Object 226/Configurations2/accelerator/current.xml" manifest:media-type="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55/content.xml" manifest:media-type="text/xml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87/Configurations2/accelerator/current.xml" manifest:media-type="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186/Configurations2/accelerator/current.xml" manifest:media-type="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53/content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2/Configurations2/accelerator/current.xml" manifest:media-type="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86/settings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27/Configurations2/accelerator/current.xml" manifest:media-type="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24/Configurations2/accelerator/current.xml" manifest:media-type="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1/settings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60/Configurations2/accelerator/current.xml" manifest:media-type=""/>
  <manifest:file-entry manifest:full-path="Object 260/Configurations2/" manifest:media-type="application/vnd.sun.xml.ui.configuration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74/content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75/Configurations2/accelerator/current.xml" manifest:media-type="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77/content.xml" manifest:media-type="text/xml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78/content.xml" manifest:media-type="text/xml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437/Configurations2/accelerator/current.xml" manifest:media-type=""/>
  <manifest:file-entry manifest:full-path="Object 437/Configurations2/" manifest:media-type="application/vnd.sun.xml.ui.configuration"/>
  <manifest:file-entry manifest:full-path="Object 437/content.xml" manifest:media-type="text/xml"/>
  <manifest:file-entry manifest:full-path="Object 437/settings.xml" manifest:media-type="text/xml"/>
  <manifest:file-entry manifest:full-path="Object 437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439/Configurations2/accelerator/current.xml" manifest:media-type=""/>
  <manifest:file-entry manifest:full-path="Object 439/Configurations2/" manifest:media-type="application/vnd.sun.xml.ui.configuration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84/Configurations2/accelerator/current.xml" manifest:media-type="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92/Configurations2/accelerator/current.xml" manifest:media-type=""/>
  <manifest:file-entry manifest:full-path="Object 292/Configurations2/" manifest:media-type="application/vnd.sun.xml.ui.configuration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293/Configurations2/accelerator/current.xml" manifest:media-type="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91/Configurations2/accelerator/current.xml" manifest:media-type="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448/content.xml" manifest:media-type="text/xml"/>
  <manifest:file-entry manifest:full-path="Object 448/settings.xml" manifest:media-type="text/xml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94/Configurations2/accelerator/current.xml" manifest:media-type="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95/Configurations2/accelerator/current.xml" manifest:media-type="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296/content.xml" manifest:media-type="text/xml"/>
  <manifest:file-entry manifest:full-path="Object 296/Configurations2/accelerator/current.xml" manifest:media-type="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297/Configurations2/accelerator/current.xml" manifest:media-type="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98/Configurations2/accelerator/current.xml" manifest:media-type=""/>
  <manifest:file-entry manifest:full-path="Object 298/Configurations2/" manifest:media-type="application/vnd.sun.xml.ui.configuration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99/Configurations2/accelerator/current.xml" manifest:media-type=""/>
  <manifest:file-entry manifest:full-path="Object 299/Configurations2/" manifest:media-type="application/vnd.sun.xml.ui.configuration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457/Configurations2/accelerator/current.xml" manifest:media-type=""/>
  <manifest:file-entry manifest:full-path="Object 457/Configurations2/" manifest:media-type="application/vnd.sun.xml.ui.configuration"/>
  <manifest:file-entry manifest:full-path="Object 457/content.xml" manifest:media-type="text/xml"/>
  <manifest:file-entry manifest:full-path="Object 457/settings.xml" manifest:media-type="text/xml"/>
  <manifest:file-entry manifest:full-path="Object 457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92/content.xml" manifest:media-type="text/xml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459/Configurations2/accelerator/current.xml" manifest:media-type=""/>
  <manifest:file-entry manifest:full-path="Object 459/Configurations2/" manifest:media-type="application/vnd.sun.xml.ui.configuration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Configurations2/accelerator/current.xml" manifest:media-type=""/>
  <manifest:file-entry manifest:full-path="Object 458/Configurations2/" manifest:media-type="application/vnd.sun.xml.ui.configuration"/>
  <manifest:file-entry manifest:full-path="Object 458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116/settings.xml" manifest:media-type="text/xml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394/content.xml" manifest:media-type="text/xml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2" manifest:media-type="application/vnd.oasis.opendocument.formula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2/Configurations2/accelerator/current.xml" manifest:media-type="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309/Configurations2/accelerator/current.xml" manifest:media-type="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53/settings.xml" manifest:media-type="text/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50/settings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07/settings.xml" manifest:media-type="text/xml"/>
  <manifest:file-entry manifest:full-path="Object 307/Configurations2/accelerator/current.xml" manifest:media-type="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157/content.xml" manifest:media-type="text/xml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317/Configurations2/accelerator/current.xml" manifest:media-type="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318/Configurations2/accelerator/current.xml" manifest:media-type="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6/Configurations2/accelerator/current.xml" manifest:media-type="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7/Configurations2/accelerator/current.xml" manifest:media-type="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168/Configurations2/accelerator/current.xml" manifest:media-type="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178/content.xml" manifest:media-type="text/xml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70/Configurations2/accelerator/current.xml" manifest:media-type="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171/content.xml" manifest:media-type="text/xml"/>
  <manifest:file-entry manifest:full-path="Object 171/Configurations2/accelerator/current.xml" manifest:media-type="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172/Configurations2/accelerator/current.xml" manifest:media-type="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329/settings.xml" manifest:media-type="text/xml"/>
  <manifest:file-entry manifest:full-path="Object 329/Configurations2/accelerator/current.xml" manifest:media-type="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74/Configurations2/accelerator/current.xml" manifest:media-type="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169/Configurations2/accelerator/current.xml" manifest:media-type="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2" manifest:media-type="application/vnd.oasis.opendocument.formula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491/Configurations2/accelerator/current.xml" manifest:media-type=""/>
  <manifest:file-entry manifest:full-path="Object 491/Configurations2/" manifest:media-type="application/vnd.sun.xml.ui.configuration"/>
  <manifest:file-entry manifest:full-path="Object 491/settings.xml" manifest:media-type="text/xml"/>
  <manifest:file-entry manifest:full-path="Object 491/content.xml" manifest:media-type="text/xml"/>
  <manifest:file-entry manifest:full-path="Object 491/" manifest:version="1.2" manifest:media-type="application/vnd.oasis.opendocument.formula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492/settings.xml" manifest:media-type="text/xml"/>
  <manifest:file-entry manifest:full-path="Object 492/Configurations2/accelerator/current.xml" manifest:media-type="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2" manifest:media-type="application/vnd.oasis.opendocument.formula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493/content.xml" manifest:media-type="text/xml"/>
  <manifest:file-entry manifest:full-path="Object 493/Configurations2/accelerator/current.xml" manifest:media-type="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2" manifest:media-type="application/vnd.oasis.opendocument.formula"/>
  <manifest:file-entry manifest:full-path="Object 204/Configurations2/accelerator/current.xml" manifest:media-type="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495/Configurations2/accelerator/current.xml" manifest:media-type=""/>
  <manifest:file-entry manifest:full-path="Object 495/Configurations2/" manifest:media-type="application/vnd.sun.xml.ui.configuration"/>
  <manifest:file-entry manifest:full-path="Object 495/settings.xml" manifest:media-type="text/xml"/>
  <manifest:file-entry manifest:full-path="Object 495/content.xml" manifest:media-type="text/xml"/>
  <manifest:file-entry manifest:full-path="Object 495/" manifest:version="1.2" manifest:media-type="application/vnd.oasis.opendocument.formula"/>
  <manifest:file-entry manifest:full-path="Object 203/Configurations2/accelerator/current.xml" manifest:media-type="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494/Configurations2/accelerator/current.xml" manifest:media-type="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496/content.xml" manifest:media-type="text/xml"/>
  <manifest:file-entry manifest:full-path="Object 496/settings.xml" manifest:media-type="text/xml"/>
  <manifest:file-entry manifest:full-path="Object 496/Configurations2/accelerator/current.xml" manifest:media-type=""/>
  <manifest:file-entry manifest:full-path="Object 496/Configurations2/" manifest:media-type="application/vnd.sun.xml.ui.configuration"/>
  <manifest:file-entry manifest:full-path="Object 496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497/content.xml" manifest:media-type="text/xml"/>
  <manifest:file-entry manifest:full-path="Object 497/Configurations2/accelerator/current.xml" manifest:media-type="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498/Configurations2/accelerator/current.xml" manifest:media-type="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settings.xml" manifest:media-type="text/xml"/>
  <manifest:file-entry manifest:full-path="Object 498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499/Configurations2/accelerator/current.xml" manifest:media-type=""/>
  <manifest:file-entry manifest:full-path="Object 499/Configurations2/" manifest:media-type="application/vnd.sun.xml.ui.configuration"/>
  <manifest:file-entry manifest:full-path="Object 499/content.xml" manifest:media-type="text/xml"/>
  <manifest:file-entry manifest:full-path="Object 499/settings.xml" manifest:media-type="text/xml"/>
  <manifest:file-entry manifest:full-path="Object 499/" manifest:version="1.2" manifest:media-type="application/vnd.oasis.opendocument.formula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15/Configurations2/accelerator/current.xml" manifest:media-type="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9/Configurations2/accelerator/current.xml" manifest:media-type="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12/Configurations2/accelerator/current.xml" manifest:media-type="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314/Configurations2/accelerator/current.xml" manifest:media-type="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315/content.xml" manifest:media-type="text/xml"/>
  <manifest:file-entry manifest:full-path="Object 315/Configurations2/accelerator/current.xml" manifest:media-type="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316/Configurations2/accelerator/current.xml" manifest:media-type=""/>
  <manifest:file-entry manifest:full-path="Object 316/Configurations2/" manifest:media-type="application/vnd.sun.xml.ui.configuration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300/settings.xml" manifest:media-type="text/xml"/>
  <manifest:file-entry manifest:full-path="Object 300/Configurations2/accelerator/current.xml" manifest:media-type=""/>
  <manifest:file-entry manifest:full-path="Object 300/Configurations2/" manifest:media-type="application/vnd.sun.xml.ui.configuration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301/Configurations2/accelerator/current.xml" manifest:media-type="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381/Configurations2/accelerator/current.xml" manifest:media-type="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meta.xml" manifest:media-type="text/xml"/>
  <manifest:file-entry manifest:full-path="Object 382/Configurations2/accelerator/current.xml" manifest:media-type="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2" manifest:media-type="application/vnd.oasis.opendocument.formula"/>
  <manifest:file-entry manifest:full-path="Object 311/Configurations2/accelerator/current.xml" manifest:media-type=""/>
  <manifest:file-entry manifest:full-path="Object 311/Configurations2/" manifest:media-type="application/vnd.sun.xml.ui.configuration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304/Configurations2/accelerator/current.xml" manifest:media-type="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" manifest:version="1.2" manifest:media-type="application/vnd.oasis.opendocument.formula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02/settings.xml" manifest:media-type="text/xml"/>
  <manifest:file-entry manifest:full-path="Object 302/Configurations2/accelerator/current.xml" manifest:media-type="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310/Configurations2/accelerator/current.xml" manifest:media-type="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2" manifest:media-type="application/vnd.oasis.opendocument.formula"/>
  <manifest:file-entry manifest:full-path="Object 321/content.xml" manifest:media-type="text/xml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323/Configurations2/accelerator/current.xml" manifest:media-type="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324/Configurations2/accelerator/current.xml" manifest:media-type="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326/settings.xml" manifest:media-type="text/xml"/>
  <manifest:file-entry manifest:full-path="Object 326/Configurations2/accelerator/current.xml" manifest:media-type="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331/content.xml" manifest:media-type="text/xml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336/Configurations2/accelerator/current.xml" manifest:media-type="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340/settings.xml" manifest:media-type="text/xml"/>
  <manifest:file-entry manifest:full-path="Object 340/Configurations2/accelerator/current.xml" manifest:media-type="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344/Configurations2/accelerator/current.xml" manifest:media-type="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2" manifest:media-type="application/vnd.oasis.opendocument.formula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60/settings.xml" manifest:media-type="text/xml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361/Configurations2/accelerator/current.xml" manifest:media-type=""/>
  <manifest:file-entry manifest:full-path="Object 361/Configurations2/" manifest:media-type="application/vnd.sun.xml.ui.configuration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343/Configurations2/accelerator/current.xml" manifest:media-type="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2" manifest:media-type="application/vnd.oasis.opendocument.formula"/>
  <manifest:file-entry manifest:full-path="Object 365/Configurations2/accelerator/current.xml" manifest:media-type="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366/Configurations2/accelerator/current.xml" manifest:media-type="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2" manifest:media-type="application/vnd.oasis.opendocument.formula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2" manifest:media-type="application/vnd.oasis.opendocument.formula"/>
  <manifest:file-entry manifest:full-path="Object 367/Configurations2/accelerator/current.xml" manifest:media-type="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368/content.xml" manifest:media-type="text/xml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369/settings.xml" manifest:media-type="text/xml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2" manifest:media-type="application/vnd.oasis.opendocument.formula"/>
  <manifest:file-entry manifest:full-path="Object 370/Configurations2/accelerator/current.xml" manifest:media-type="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2" manifest:media-type="application/vnd.oasis.opendocument.formula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2" manifest:media-type="application/vnd.oasis.opendocument.formula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settings.xml" manifest:media-type="text/xml"/>
  <manifest:file-entry manifest:full-path="Object 372/content.xml" manifest:media-type="text/xml"/>
  <manifest:file-entry manifest:full-path="Object 372/" manifest:version="1.2" manifest:media-type="application/vnd.oasis.opendocument.formula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settings.xml" manifest:media-type="text/xml"/>
  <manifest:file-entry manifest:full-path="Object 375/Configurations2/accelerator/current.xml" manifest:media-type="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376/content.xml" manifest:media-type="text/xml"/>
  <manifest:file-entry manifest:full-path="Object 376/Configurations2/accelerator/current.xml" manifest:media-type=""/>
  <manifest:file-entry manifest:full-path="Object 376/Configurations2/" manifest:media-type="application/vnd.sun.xml.ui.configuration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377/settings.xml" manifest:media-type="text/xml"/>
  <manifest:file-entry manifest:full-path="Object 377/Configurations2/accelerator/current.xml" manifest:media-type="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378/Configurations2/accelerator/current.xml" manifest:media-type="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84/Configurations2/accelerator/current.xml" manifest:media-type="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385/Configurations2/accelerator/current.xml" manifest:media-type=""/>
  <manifest:file-entry manifest:full-path="Object 385/Configurations2/" manifest:media-type="application/vnd.sun.xml.ui.configuration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2" manifest:media-type="application/vnd.oasis.opendocument.formula"/>
  <manifest:file-entry manifest:full-path="Object 388/Configurations2/accelerator/current.xml" manifest:media-type="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387/settings.xml" manifest:media-type="text/xml"/>
  <manifest:file-entry manifest:full-path="Object 387/Configurations2/accelerator/current.xml" manifest:media-type="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389/Configurations2/accelerator/current.xml" manifest:media-type="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2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2" manifest:media-type="application/vnd.oasis.opendocument.formula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content.xml" manifest:media-type="text/xml"/>
  <manifest:file-entry manifest:full-path="Object 405/settings.xml" manifest:media-type="text/xml"/>
  <manifest:file-entry manifest:full-path="Object 405/" manifest:version="1.2" manifest:media-type="application/vnd.oasis.opendocument.formula"/>
  <manifest:file-entry manifest:full-path="Object 406/content.xml" manifest:media-type="text/xml"/>
  <manifest:file-entry manifest:full-path="Object 406/settings.xml" manifest:media-type="text/xml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" manifest:version="1.2" manifest:media-type="application/vnd.oasis.opendocument.formula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2" manifest:media-type="application/vnd.oasis.opendocument.formula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2" manifest:media-type="application/vnd.oasis.opendocument.formula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settings.xml" manifest:media-type="text/xml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411/settings.xml" manifest:media-type="text/xml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414/settings.xml" manifest:media-type="text/xml"/>
  <manifest:file-entry manifest:full-path="Object 414/content.xml" manifest:media-type="text/xml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21/Configurations2/accelerator/current.xml" manifest:media-type=""/>
  <manifest:file-entry manifest:full-path="Object 421/Configurations2/" manifest:media-type="application/vnd.sun.xml.ui.configuration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2" manifest:media-type="application/vnd.oasis.opendocument.formula"/>
  <manifest:file-entry manifest:full-path="Object 420/Configurations2/accelerator/current.xml" manifest:media-type="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2" manifest:media-type="application/vnd.oasis.opendocument.formula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2" manifest:media-type="application/vnd.oasis.opendocument.formula"/>
  <manifest:file-entry manifest:full-path="layout-cache" manifest:media-type="application/binary"/>
  <manifest:file-entry manifest:full-path="Object 424/settings.xml" manifest:media-type="text/xml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" manifest:version="1.2" manifest:media-type="application/vnd.oasis.opendocument.formula"/>
  <manifest:file-entry manifest:full-path="Object 440/content.xml" manifest:media-type="text/xml"/>
  <manifest:file-entry manifest:full-path="Object 440/Configurations2/accelerator/current.xml" manifest:media-type="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2" manifest:media-type="application/vnd.oasis.opendocument.formula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Object 426/content.xml" manifest:media-type="text/xml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2" manifest:media-type="application/vnd.oasis.opendocument.formula"/>
  <manifest:file-entry manifest:full-path="Object 422/settings.xml" manifest:media-type="text/xml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2" manifest:media-type="application/vnd.oasis.opendocument.formula"/>
  <manifest:file-entry manifest:full-path="Object 430/content.xml" manifest:media-type="text/xml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2" manifest:media-type="application/vnd.oasis.opendocument.formula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settings.xml" manifest:media-type="text/xml"/>
  <manifest:file-entry manifest:full-path="Object 431/content.xml" manifest:media-type="text/xml"/>
  <manifest:file-entry manifest:full-path="Object 431/" manifest:version="1.2" manifest:media-type="application/vnd.oasis.opendocument.formula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settings.xml" manifest:media-type="text/xml"/>
  <manifest:file-entry manifest:full-path="Object 432/" manifest:version="1.2" manifest:media-type="application/vnd.oasis.opendocument.formula"/>
  <manifest:file-entry manifest:full-path="Object 433/Configurations2/accelerator/current.xml" manifest:media-type="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2" manifest:media-type="application/vnd.oasis.opendocument.formula"/>
  <manifest:file-entry manifest:full-path="Object 434/Configurations2/accelerator/current.xml" manifest:media-type="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435/Configurations2/accelerator/current.xml" manifest:media-type="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2" manifest:media-type="application/vnd.oasis.opendocument.formula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443/Configurations2/accelerator/current.xml" manifest:media-type="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2" manifest:media-type="application/vnd.oasis.opendocument.formula"/>
  <manifest:file-entry manifest:full-path="Object 444/Configurations2/accelerator/current.xml" manifest:media-type="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2" manifest:media-type="application/vnd.oasis.opendocument.formula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2" manifest:media-type="application/vnd.oasis.opendocument.formula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36/Configurations2/accelerator/current.xml" manifest:media-type="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2" manifest:media-type="application/vnd.oasis.opendocument.formula"/>
  <manifest:file-entry manifest:full-path="Object 451/settings.xml" manifest:media-type="text/xml"/>
  <manifest:file-entry manifest:full-path="Object 451/content.xml" manifest:media-type="text/xml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" manifest:version="1.2" manifest:media-type="application/vnd.oasis.opendocument.formula"/>
  <manifest:file-entry manifest:full-path="Object 452/content.xml" manifest:media-type="text/xml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2" manifest:media-type="application/vnd.oasis.opendocument.formula"/>
  <manifest:file-entry manifest:full-path="Object 441/content.xml" manifest:media-type="text/xml"/>
  <manifest:file-entry manifest:full-path="Object 441/Configurations2/accelerator/current.xml" manifest:media-type="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2" manifest:media-type="application/vnd.oasis.opendocument.formula"/>
  <manifest:file-entry manifest:full-path="Object 446/Configurations2/accelerator/current.xml" manifest:media-type=""/>
  <manifest:file-entry manifest:full-path="Object 446/Configurations2/" manifest:media-type="application/vnd.sun.xml.ui.configuration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2" manifest:media-type="application/vnd.oasis.opendocument.formula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454/content.xml" manifest:media-type="text/xml"/>
  <manifest:file-entry manifest:full-path="Object 454/Configurations2/accelerator/current.xml" manifest:media-type="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2" manifest:media-type="application/vnd.oasis.opendocument.formula"/>
  <manifest:file-entry manifest:full-path="Object 455/Configurations2/accelerator/current.xml" manifest:media-type="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2" manifest:media-type="application/vnd.oasis.opendocument.formula"/>
  <manifest:file-entry manifest:full-path="Object 456/Configurations2/accelerator/current.xml" manifest:media-type=""/>
  <manifest:file-entry manifest:full-path="Object 456/Configurations2/" manifest:media-type="application/vnd.sun.xml.ui.configuration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460/Configurations2/accelerator/current.xml" manifest:media-type="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2" manifest:media-type="application/vnd.oasis.opendocument.formula"/>
  <manifest:file-entry manifest:full-path="Object 462/Configurations2/accelerator/current.xml" manifest:media-type=""/>
  <manifest:file-entry manifest:full-path="Object 462/Configurations2/" manifest:media-type="application/vnd.sun.xml.ui.configuration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464/Configurations2/accelerator/current.xml" manifest:media-type="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2" manifest:media-type="application/vnd.oasis.opendocument.formula"/>
  <manifest:file-entry manifest:full-path="Object 473/Configurations2/accelerator/current.xml" manifest:media-type="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settings.xml" manifest:media-type="text/xml"/>
  <manifest:file-entry manifest:full-path="Object 473/" manifest:version="1.2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settings.xml" manifest:media-type="text/xml"/>
  <manifest:file-entry manifest:full-path="Object 465/content.xml" manifest:media-type="text/xml"/>
  <manifest:file-entry manifest:full-path="Object 465/" manifest:version="1.2" manifest:media-type="application/vnd.oasis.opendocument.formula"/>
  <manifest:file-entry manifest:full-path="Object 466/settings.xml" manifest:media-type="text/xml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2" manifest:media-type="application/vnd.oasis.opendocument.formula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2" manifest:media-type="application/vnd.oasis.opendocument.formula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2" manifest:media-type="application/vnd.oasis.opendocument.formula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2" manifest:media-type="application/vnd.oasis.opendocument.formula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2" manifest:media-type="application/vnd.oasis.opendocument.formula"/>
  <manifest:file-entry manifest:full-path="Object 472/Configurations2/accelerator/current.xml" manifest:media-type="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2" manifest:media-type="application/vnd.oasis.opendocument.formula"/>
  <manifest:file-entry manifest:full-path="Object 471/Configurations2/accelerator/current.xml" manifest:media-type=""/>
  <manifest:file-entry manifest:full-path="Object 471/Configurations2/" manifest:media-type="application/vnd.sun.xml.ui.configuration"/>
  <manifest:file-entry manifest:full-path="Object 471/settings.xml" manifest:media-type="text/xml"/>
  <manifest:file-entry manifest:full-path="Object 471/content.xml" manifest:media-type="text/xml"/>
  <manifest:file-entry manifest:full-path="Object 471/" manifest:version="1.2" manifest:media-type="application/vnd.oasis.opendocument.formula"/>
  <manifest:file-entry manifest:full-path="Object 474/Configurations2/accelerator/current.xml" manifest:media-type="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content.xml" manifest:media-type="text/xml"/>
  <manifest:file-entry manifest:full-path="Object 474/" manifest:version="1.2" manifest:media-type="application/vnd.oasis.opendocument.formula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content.xml" manifest:media-type="text/xml"/>
  <manifest:file-entry manifest:full-path="Object 476/" manifest:version="1.2" manifest:media-type="application/vnd.oasis.opendocument.formula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479/Configurations2/accelerator/current.xml" manifest:media-type="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content.xml" manifest:media-type="text/xml"/>
  <manifest:file-entry manifest:full-path="Object 479/" manifest:version="1.2" manifest:media-type="application/vnd.oasis.opendocument.formula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settings.xml" manifest:media-type="text/xml"/>
  <manifest:file-entry manifest:full-path="Object 478/" manifest:version="1.2" manifest:media-type="application/vnd.oasis.opendocument.formula"/>
  <manifest:file-entry manifest:full-path="Object 480/Configurations2/accelerator/current.xml" manifest:media-type="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2" manifest:media-type="application/vnd.oasis.opendocument.formula"/>
  <manifest:file-entry manifest:full-path="Object 481/Configurations2/accelerator/current.xml" manifest:media-type="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2" manifest:media-type="application/vnd.oasis.opendocument.formula"/>
  <manifest:file-entry manifest:full-path="Object 482/content.xml" manifest:media-type="text/xml"/>
  <manifest:file-entry manifest:full-path="Object 482/Configurations2/accelerator/current.xml" manifest:media-type="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" manifest:version="1.2" manifest:media-type="application/vnd.oasis.opendocument.formula"/>
  <manifest:file-entry manifest:full-path="Object 484/Configurations2/accelerator/current.xml" manifest:media-type=""/>
  <manifest:file-entry manifest:full-path="Object 484/Configurations2/" manifest:media-type="application/vnd.sun.xml.ui.configuration"/>
  <manifest:file-entry manifest:full-path="Object 484/content.xml" manifest:media-type="text/xml"/>
  <manifest:file-entry manifest:full-path="Object 484/settings.xml" manifest:media-type="text/xml"/>
  <manifest:file-entry manifest:full-path="Object 484/" manifest:version="1.2" manifest:media-type="application/vnd.oasis.opendocument.formula"/>
  <manifest:file-entry manifest:full-path="Object 483/content.xml" manifest:media-type="text/xml"/>
  <manifest:file-entry manifest:full-path="Object 483/Configurations2/accelerator/current.xml" manifest:media-type=""/>
  <manifest:file-entry manifest:full-path="Object 483/Configurations2/" manifest:media-type="application/vnd.sun.xml.ui.configuration"/>
  <manifest:file-entry manifest:full-path="Object 483/settings.xml" manifest:media-type="text/xml"/>
  <manifest:file-entry manifest:full-path="Object 483/" manifest:version="1.2" manifest:media-type="application/vnd.oasis.opendocument.formula"/>
  <manifest:file-entry manifest:full-path="Object 485/Configurations2/accelerator/current.xml" manifest:media-type="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2" manifest:media-type="application/vnd.oasis.opendocument.formula"/>
  <manifest:file-entry manifest:full-path="Object 486/Configurations2/accelerator/current.xml" manifest:media-type="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2" manifest:media-type="application/vnd.oasis.opendocument.formula"/>
  <manifest:file-entry manifest:full-path="Object 489/Configurations2/accelerator/current.xml" manifest:media-type="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2" manifest:media-type="application/vnd.oasis.opendocument.formula"/>
  <manifest:file-entry manifest:full-path="Object 488/Configurations2/accelerator/current.xml" manifest:media-type=""/>
  <manifest:file-entry manifest:full-path="Object 488/Configurations2/" manifest:media-type="application/vnd.sun.xml.ui.configuration"/>
  <manifest:file-entry manifest:full-path="Object 488/settings.xml" manifest:media-type="text/xml"/>
  <manifest:file-entry manifest:full-path="Object 488/content.xml" manifest:media-type="text/xml"/>
  <manifest:file-entry manifest:full-path="Object 488/" manifest:version="1.2" manifest:media-type="application/vnd.oasis.opendocument.formula"/>
  <manifest:file-entry manifest:full-path="Object 487/content.xml" manifest:media-type="text/xml"/>
  <manifest:file-entry manifest:full-path="Object 487/Configurations2/accelerator/current.xml" manifest:media-type="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" manifest:version="1.2" manifest:media-type="application/vnd.oasis.opendocument.formula"/>
  <manifest:file-entry manifest:full-path="Object 490/Configurations2/accelerator/current.xml" manifest:media-type="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2" manifest:media-type="application/vnd.oasis.opendocument.formula"/>
  <manifest:file-entry manifest:full-path="Object 500/Configurations2/accelerator/current.xml" manifest:media-type=""/>
  <manifest:file-entry manifest:full-path="Object 500/Configurations2/" manifest:media-type="application/vnd.sun.xml.ui.configuration"/>
  <manifest:file-entry manifest:full-path="Object 500/content.xml" manifest:media-type="text/xml"/>
  <manifest:file-entry manifest:full-path="Object 500/settings.xml" manifest:media-type="text/xml"/>
  <manifest:file-entry manifest:full-path="Object 500/" manifest:version="1.2" manifest:media-type="application/vnd.oasis.opendocument.formula"/>
  <manifest:file-entry manifest:full-path="Object 501/Configurations2/accelerator/current.xml" manifest:media-type="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settings.xml" manifest:media-type="text/xml"/>
  <manifest:file-entry manifest:full-path="Object 501/" manifest:version="1.2" manifest:media-type="application/vnd.oasis.opendocument.formula"/>
  <manifest:file-entry manifest:full-path="Object 502/Configurations2/accelerator/current.xml" manifest:media-type="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settings.xml" manifest:media-type="text/xml"/>
  <manifest:file-entry manifest:full-path="Object 502/" manifest:version="1.2" manifest:media-type="application/vnd.oasis.opendocument.formula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1d092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88a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8dc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a5a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00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288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7d5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99a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26b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95a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ef3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00a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1eb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6b1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897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cf47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e81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428e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200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3ca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687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b54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e862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f691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23f9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2cd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570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576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9a2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9ba4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b6e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ae8f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169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58b9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9e5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c6f2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fa67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343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38da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479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5c0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7a2b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b42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c5c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3ad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4bde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675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a8b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e01f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e1fbb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e576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e6068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0424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0538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110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1679f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0c0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0ff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2e2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3bc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4ec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5fb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65f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747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8a3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9d8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a36d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b847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e00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31e8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3560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35b40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3f68d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4103c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4124a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430bc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8d68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8e78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8f83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930a3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9682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9880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ad0f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b2dc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b8497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bdef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bf8a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bfaa5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c1fb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c3334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c47d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c5f27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c81f8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b905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dcb5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dff8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e057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ea417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ec19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f010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f180e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f92af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fc1d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fe4e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2002f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2021f9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206003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208c0c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20a15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20b63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24eb7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24f0e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7a2b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4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964d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5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dcb5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43d668" officeooo:paragraph-rsid="0043d6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95a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6dfb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dc231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e202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e232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453c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461a1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476fc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4be7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4d5d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4e34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4e8c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501f2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50c8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50ec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5344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544e5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57575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59934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5bb09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5d5e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6643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671a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6da2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6db5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6f6f1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7134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71c9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74486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7a1a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7e596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04f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23b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40c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55d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651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73a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f83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96829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9e01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9fa1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9ff79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a1077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a2e8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a4300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a8f36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ad733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aebe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b09a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b0e4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b2dc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b405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eda31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f2a40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f3611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f7e38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f875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24f0e3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25180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6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71c9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7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739f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8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55d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406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567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8b7d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8c4c6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8c5a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8d1e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90e00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9de63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b39e8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b4672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337a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33b30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3560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3771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3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101da4e" officeooo:paragraph-rsid="0101da4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8f83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94154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b905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ba6e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1d06e6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9549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7e6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9a3f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a156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b63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ccf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e5c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ef2f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f9da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1d9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25f2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2f79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493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749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b23f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cb55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d6c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ee4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f293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0c8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1b07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280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322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46b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625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9de8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bc05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0d5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3193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a809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f2fe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17fa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21eb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555d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5d6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86a8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b57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c51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32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84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9" style:family="paragraph" style:parent-style-name="Standard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1a6bdde" officeooo:paragraph-rsid="01a6bdd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0" style:family="paragraph" style:parent-style-name="Standard">
      <style:paragraph-properties fo:text-align="center" style:justify-single-word="false" style:text-autospace="none"/>
      <style:text-properties fo:color="#000000" style:font-name="Times New Roman" fo:font-size="12pt" fo:font-style="normal" fo:font-weight="normal" officeooo:rsid="002e468a" officeooo:paragraph-rsid="006dfb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3b00a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95a6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6b10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e81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3caa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c44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9e862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9e5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bfa67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c7a2b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3ad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4bde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0c01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0ffb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31e88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23bc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32a5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3e41d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8d689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b8497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bdef0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ea417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f010e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f8cc4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24eb7f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6" style:family="paragraph" style:parent-style-name="Standard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1dcb5e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7567d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8b7d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8d1e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337ac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35600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37717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13c387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453cc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4be7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6643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23bb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651b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b0e4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25180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7e68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0ccf2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3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1ee43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4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20c88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5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30d54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6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b570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7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4e84f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8" style:family="paragraph" style:parent-style-name="Standard">
      <style:paragraph-properties fo:text-align="center" style:justify-single-word="false" fo:break-before="page" style:text-autospace="none"/>
      <style:text-properties fo:color="#000000" style:font-name="Times New Roman" fo:font-size="12pt" fo:font-style="normal" fo:font-weight="normal" officeooo:rsid="002e468a" officeooo:paragraph-rsid="006dfbb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9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965e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0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ee164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1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de1e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2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26a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3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3d91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4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4dc3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5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5f06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6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9129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7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9ae4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8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0f1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9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7d55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0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bcea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1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6e81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2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d9b5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3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0c5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4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f38d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5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1d13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6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1e8e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2c4c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001c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1093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3dcc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50ad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5d53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37a37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47607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1874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556a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842ff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b0a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9b4d9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b1697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df250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e35c1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efc12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0f160e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0cec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1104d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174a9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1757b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1a769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1aad8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1f6cb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71c9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8e789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94778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cdff6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d24d9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7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d953e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8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d9b72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9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dc1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0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1de1e6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1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6ef3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2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71eb9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3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5a182b" officeooo:paragraph-rsid="00d3ad0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4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text-autospace="none" style:join-border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cd6dc" officeooo:paragraph-rsid="008c4c6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officeooo:paragraph-rsid="025180d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253486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style:font-name-asian="Courier New" style:font-size-asian="12pt" style:font-name-complex="Courier New" style:font-size-complex="12pt"/>
    </style:style>
    <style:style style:name="T2" style:family="text">
      <style:text-properties style:font-name="Times New Roman" officeooo:rsid="002e468a" style:font-name-asian="Courier New" style:font-size-asian="12pt" style:font-name-complex="Courier New" style:font-size-complex="12pt"/>
    </style:style>
    <style:style style:name="T3" style:family="text">
      <style:text-properties style:font-name="Times New Roman" officeooo:rsid="01453cc4" style:font-name-asian="Courier New" style:font-size-asian="12pt" style:font-name-complex="Courier New" style:font-size-complex="12pt"/>
    </style:style>
    <style:style style:name="T4" style:family="text">
      <style:text-properties style:font-name="Times New Roman" officeooo:rsid="01461a1c" style:font-name-asian="Courier New" style:font-size-asian="12pt" style:font-name-complex="Courier New" style:font-size-complex="12pt"/>
    </style:style>
    <style:style style:name="T5" style:family="text">
      <style:text-properties style:font-name="Times New Roman" officeooo:rsid="01476fc1" style:font-name-asian="Courier New" style:font-size-asian="12pt" style:font-name-complex="Courier New" style:font-size-complex="12pt"/>
    </style:style>
    <style:style style:name="T6" style:family="text">
      <style:text-properties style:font-name="Times New Roman" officeooo:rsid="01501f2a" style:font-name-asian="Courier New" style:font-size-asian="12pt" style:font-name-complex="Courier New" style:font-size-complex="12pt"/>
    </style:style>
    <style:style style:name="T7" style:family="text">
      <style:text-properties style:font-name="Times New Roman" officeooo:rsid="0150c8cb" style:font-name-asian="Courier New" style:font-size-asian="12pt" style:font-name-complex="Courier New" style:font-size-complex="12pt"/>
    </style:style>
    <style:style style:name="T8" style:family="text">
      <style:text-properties style:font-name="Times New Roman" officeooo:rsid="0150ec10" style:font-name-asian="Courier New" style:font-size-asian="12pt" style:font-name-complex="Courier New" style:font-size-complex="12pt"/>
    </style:style>
    <style:style style:name="T9" style:family="text">
      <style:text-properties style:font-name="Times New Roman" officeooo:rsid="015d5ec4" style:font-name-asian="Courier New" style:font-size-asian="12pt" style:font-name-complex="Courier New" style:font-size-complex="12pt"/>
    </style:style>
    <style:style style:name="T10" style:family="text">
      <style:text-properties style:font-name="Times New Roman" officeooo:rsid="0171c9eb" style:font-name-asian="Courier New" style:font-size-asian="12pt" style:font-name-complex="Courier New" style:font-size-complex="12pt"/>
    </style:style>
    <style:style style:name="T11" style:family="text">
      <style:text-properties style:font-name="Times New Roman" officeooo:rsid="01739f88" style:font-name-asian="Courier New" style:font-size-asian="12pt" style:font-name-complex="Courier New" style:font-size-complex="12pt"/>
    </style:style>
    <style:style style:name="T12" style:family="text">
      <style:text-properties style:font-name="Times New Roman" officeooo:rsid="017a1a7b" style:font-name-asian="Courier New" style:font-size-asian="12pt" style:font-name-complex="Courier New" style:font-size-complex="12pt"/>
    </style:style>
    <style:style style:name="T13" style:family="text">
      <style:text-properties style:font-name="Times New Roman" officeooo:rsid="017adcfe" style:font-name-asian="Courier New" style:font-size-asian="12pt" style:font-name-complex="Courier New" style:font-size-complex="12pt"/>
    </style:style>
    <style:style style:name="T14" style:family="text">
      <style:text-properties style:font-name="Times New Roman" officeooo:rsid="017bc493" style:font-name-asian="Courier New" style:font-size-asian="12pt" style:font-name-complex="Courier New" style:font-size-complex="12pt"/>
    </style:style>
    <style:style style:name="T15" style:family="text">
      <style:text-properties style:font-name="Times New Roman" officeooo:rsid="01aebeb5" style:font-name-asian="Courier New" style:font-size-asian="12pt" style:font-name-complex="Courier New" style:font-size-complex="12pt"/>
    </style:style>
    <style:style style:name="T16" style:family="text">
      <style:text-properties style:font-name="Times New Roman" officeooo:rsid="01eda318" style:font-name-asian="Courier New" style:font-size-asian="12pt" style:font-name-complex="Courier New" style:font-size-complex="12pt"/>
    </style:style>
    <style:style style:name="T17" style:family="text">
      <style:text-properties style:font-name="Times New Roman" style:font-name-asian="Courier New" style:font-name-complex="Courier New"/>
    </style:style>
    <style:style style:name="T18" style:family="text">
      <style:text-properties style:font-name="Times New Roman" officeooo:rsid="005a182b" style:font-name-asian="Courier New" style:font-name-complex="Courier New"/>
    </style:style>
    <style:style style:name="T19" style:family="text">
      <style:text-properties style:font-name="Times New Roman" officeooo:rsid="0046e81a" style:font-name-asian="Courier New" style:font-name-complex="Courier New"/>
    </style:style>
    <style:style style:name="T20" style:family="text">
      <style:text-properties style:font-name="Times New Roman" officeooo:rsid="002e468a" style:font-name-asian="Courier New" style:font-name-complex="Courier New"/>
    </style:style>
    <style:style style:name="T21" style:family="text">
      <style:text-properties style:font-name="Times New Roman" officeooo:rsid="004d9b5c" style:font-name-asian="Courier New" style:font-name-complex="Courier New"/>
    </style:style>
    <style:style style:name="T22" style:family="text">
      <style:text-properties style:font-name="Times New Roman" officeooo:rsid="004f4e36" style:font-name-asian="Courier New" style:font-name-complex="Courier New"/>
    </style:style>
    <style:style style:name="T23" style:family="text">
      <style:text-properties style:font-name="Times New Roman" officeooo:rsid="0078979c" style:font-name-asian="Courier New" style:font-name-complex="Courier New"/>
    </style:style>
    <style:style style:name="T24" style:family="text">
      <style:text-properties style:font-name="Times New Roman" officeooo:rsid="00edec8a" style:font-name-asian="Courier New" style:font-name-complex="Courier New"/>
    </style:style>
    <style:style style:name="T25" style:family="text">
      <style:text-properties style:font-name="Times New Roman" officeooo:rsid="00ee1644" style:font-name-asian="Courier New" style:font-name-complex="Courier New"/>
    </style:style>
    <style:style style:name="T26" style:family="text">
      <style:text-properties style:font-name="Times New Roman" officeooo:rsid="010e3637" style:font-name-asian="Courier New" style:font-name-complex="Courier New"/>
    </style:style>
    <style:style style:name="T27" style:family="text">
      <style:text-properties style:font-name="Times New Roman" officeooo:rsid="011104d1" style:font-name-asian="Courier New" style:font-name-complex="Courier New"/>
    </style:style>
    <style:style style:name="T28" style:family="text">
      <style:text-properties style:font-name="Times New Roman" officeooo:rsid="011d138a" style:font-name-asian="Courier New" style:font-name-complex="Courier New"/>
    </style:style>
    <style:style style:name="T29" style:family="text">
      <style:text-properties style:font-name="Times New Roman" officeooo:rsid="011e8e94" style:font-name-asian="Courier New" style:font-name-complex="Courier New"/>
    </style:style>
    <style:style style:name="T30" style:family="text">
      <style:text-properties style:font-name="Times New Roman" officeooo:rsid="0171c9eb" style:font-name-asian="Courier New" style:font-name-complex="Courier New"/>
    </style:style>
    <style:style style:name="T31" style:family="text">
      <style:text-properties style:font-name="Times New Roman" officeooo:rsid="01947784" style:font-name-asian="Courier New" style:font-name-complex="Courier New"/>
    </style:style>
    <style:style style:name="T32" style:family="text">
      <style:text-properties style:font-name="Times New Roman" officeooo:rsid="01b84975" style:font-name-asian="Courier New" style:font-name-complex="Courier New"/>
    </style:style>
    <style:style style:name="T33" style:family="text">
      <style:text-properties style:font-name="Times New Roman" officeooo:rsid="01dc168a" style:font-name-asian="Courier New" style:font-name-complex="Courier New"/>
    </style:style>
    <style:style style:name="T34" style:family="text">
      <style:text-properties style:font-name="Times New Roman" officeooo:rsid="02032d24" style:font-name-asian="Courier New" style:font-name-complex="Courier New"/>
    </style:style>
    <style:style style:name="T35" style:family="text">
      <style:text-properties style:font-name="Times New Roman" officeooo:rsid="024c513d" style:font-name-asian="Courier New" style:font-name-complex="Courier New"/>
    </style:style>
    <style:style style:name="T36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37" style:family="text">
      <style:text-properties style:font-name="Times New Roman" fo:font-size="10pt" officeooo:rsid="005a182b" style:font-name-asian="Courier New" style:font-size-asian="10pt" style:font-name-complex="Courier New" style:font-size-complex="10pt"/>
    </style:style>
    <style:style style:name="T38" style:family="text">
      <style:text-properties style:font-name="Times New Roman" fo:font-size="10pt" officeooo:rsid="006af3ea" style:font-name-asian="Courier New" style:font-size-asian="10pt" style:font-name-complex="Courier New" style:font-size-complex="10pt"/>
    </style:style>
    <style:style style:name="T39" style:family="text">
      <style:text-properties style:font-name="Times New Roman" fo:font-size="10pt" officeooo:rsid="006c2f48" style:font-name-asian="Courier New" style:font-size-asian="10pt" style:font-name-complex="Courier New" style:font-size-complex="10pt"/>
    </style:style>
    <style:style style:name="T40" style:family="text">
      <style:text-properties style:font-name="Times New Roman" fo:font-size="10pt" officeooo:rsid="00e0ccf0" style:font-name-asian="Courier New" style:font-size-asian="10pt" style:font-name-complex="Courier New" style:font-size-complex="10pt"/>
    </style:style>
    <style:style style:name="T41" style:family="text">
      <style:text-properties style:font-name="Times New Roman" fo:font-size="10pt" officeooo:rsid="007567d3" style:font-name-asian="Courier New" style:font-size-asian="10pt" style:font-name-complex="Courier New" style:font-size-complex="10pt"/>
    </style:style>
    <style:style style:name="T42" style:family="text">
      <style:text-properties style:font-name="Times New Roman" fo:font-size="10pt" officeooo:rsid="009e862e" style:font-name-asian="Courier New" style:font-size-asian="10pt" style:font-name-complex="Courier New" style:font-size-complex="10pt"/>
    </style:style>
    <style:style style:name="T43" style:family="text">
      <style:text-properties style:font-name="Times New Roman" fo:font-size="10pt" officeooo:rsid="00c7a2b9" style:font-name-asian="Courier New" style:font-size-asian="10pt" style:font-name-complex="Courier New" style:font-size-complex="10pt"/>
    </style:style>
    <style:style style:name="T44" style:family="text">
      <style:text-properties style:font-name="Times New Roman" fo:font-size="10pt" officeooo:rsid="00c870ca" style:font-name-asian="Courier New" style:font-size-asian="10pt" style:font-name-complex="Courier New" style:font-size-complex="10pt"/>
    </style:style>
    <style:style style:name="T45" style:family="text">
      <style:text-properties style:font-name="Times New Roman" fo:font-size="10pt" officeooo:rsid="00c964d7" style:font-name-asian="Courier New" style:font-size-asian="10pt" style:font-name-complex="Courier New" style:font-size-complex="10pt"/>
    </style:style>
    <style:style style:name="T46" style:family="text">
      <style:text-properties style:font-name="Times New Roman" fo:font-size="10pt" officeooo:rsid="00cb421c" style:font-name-asian="Courier New" style:font-size-asian="10pt" style:font-name-complex="Courier New" style:font-size-complex="10pt"/>
    </style:style>
    <style:style style:name="T47" style:family="text">
      <style:text-properties style:font-name="Times New Roman" fo:font-size="10pt" officeooo:rsid="002e468a" style:font-name-asian="Courier New" style:font-size-asian="10pt" style:font-name-complex="Courier New" style:font-size-complex="10pt"/>
    </style:style>
    <style:style style:name="T48" style:family="text">
      <style:text-properties style:font-name="Times New Roman" fo:font-size="10pt" officeooo:rsid="00e1fbb7" style:font-name-asian="Courier New" style:font-size-asian="10pt" style:font-name-complex="Courier New" style:font-size-complex="10pt"/>
    </style:style>
    <style:style style:name="T49" style:family="text">
      <style:text-properties style:font-name="Times New Roman" fo:font-size="10pt" officeooo:rsid="0122e24a" style:font-name-asian="Courier New" style:font-size-asian="10pt" style:font-name-complex="Courier New" style:font-size-complex="10pt"/>
    </style:style>
    <style:style style:name="T50" style:family="text">
      <style:text-properties style:font-name="Times New Roman" fo:font-size="10pt" officeooo:rsid="0124ec99" style:font-name-asian="Courier New" style:font-size-asian="10pt" style:font-name-complex="Courier New" style:font-size-complex="10pt"/>
    </style:style>
    <style:style style:name="T51" style:family="text">
      <style:text-properties style:font-name="Times New Roman" fo:font-size="10pt" officeooo:rsid="01274784" style:font-name-asian="Courier New" style:font-size-asian="10pt" style:font-name-complex="Courier New" style:font-size-complex="10pt"/>
    </style:style>
    <style:style style:name="T52" style:family="text">
      <style:text-properties style:font-name="Times New Roman" fo:font-size="10pt" officeooo:rsid="0128a39b" style:font-name-asian="Courier New" style:font-size-asian="10pt" style:font-name-complex="Courier New" style:font-size-complex="10pt"/>
    </style:style>
    <style:style style:name="T53" style:family="text">
      <style:text-properties style:font-name="Times New Roman" fo:font-size="10pt" officeooo:rsid="012e00e3" style:font-name-asian="Courier New" style:font-size-asian="10pt" style:font-name-complex="Courier New" style:font-size-complex="10pt"/>
    </style:style>
    <style:style style:name="T54" style:family="text">
      <style:text-properties style:font-name="Times New Roman" fo:font-size="10pt" officeooo:rsid="003cd6dc" style:font-name-asian="Courier New" style:font-size-asian="10pt" style:font-name-complex="Courier New" style:font-size-complex="10pt"/>
    </style:style>
    <style:style style:name="T55" style:family="text">
      <style:text-properties style:font-name="Times New Roman" fo:font-size="10pt" officeooo:rsid="016643c3" style:font-name-asian="Courier New" style:font-size-asian="10pt" style:font-name-complex="Courier New" style:font-size-complex="10pt"/>
    </style:style>
    <style:style style:name="T56" style:family="text">
      <style:text-properties style:font-name="Times New Roman" fo:font-size="10pt" officeooo:rsid="0174486a" style:font-name-asian="Courier New" style:font-size-asian="10pt" style:font-name-complex="Courier New" style:font-size-complex="10pt"/>
    </style:style>
    <style:style style:name="T57" style:family="text">
      <style:text-properties style:font-name="Times New Roman" fo:font-size="10pt" officeooo:rsid="01855d4e" style:font-name-asian="Courier New" style:font-size-asian="10pt" style:font-name-complex="Courier New" style:font-size-complex="10pt"/>
    </style:style>
    <style:style style:name="T58" style:family="text">
      <style:text-properties style:font-name="Times New Roman" fo:font-size="10pt" officeooo:rsid="018d689d" style:font-name-asian="Courier New" style:font-size-asian="10pt" style:font-name-complex="Courier New" style:font-size-complex="10pt"/>
    </style:style>
    <style:style style:name="T59" style:family="text">
      <style:text-properties style:font-name="Times New Roman" fo:font-size="10pt" officeooo:rsid="01a2e8ef" style:font-name-asian="Courier New" style:font-size-asian="10pt" style:font-name-complex="Courier New" style:font-size-complex="10pt"/>
    </style:style>
    <style:style style:name="T60" style:family="text">
      <style:text-properties style:font-name="Times New Roman" fo:font-size="10pt" officeooo:rsid="01dcb5e8" style:font-name-asian="Courier New" style:font-size-asian="10pt" style:font-name-complex="Courier New" style:font-size-complex="10pt"/>
    </style:style>
    <style:style style:name="T61" style:family="text">
      <style:text-properties style:font-name="Times New Roman" fo:font-size="10pt" officeooo:rsid="01eda318" style:font-name-asian="Courier New" style:font-size-asian="10pt" style:font-name-complex="Courier New" style:font-size-complex="10pt"/>
    </style:style>
    <style:style style:name="T62" style:family="text">
      <style:text-properties style:font-name="Times New Roman" fo:font-size="10pt" officeooo:rsid="01f875be" style:font-name-asian="Courier New" style:font-size-asian="10pt" style:font-name-complex="Courier New" style:font-size-complex="10pt"/>
    </style:style>
    <style:style style:name="T63" style:family="text">
      <style:text-properties style:font-name="Times New Roman" fo:font-size="10pt" officeooo:rsid="0209a3ff" style:font-name-asian="Courier New" style:font-size-asian="10pt" style:font-name-complex="Courier New" style:font-size-complex="10pt"/>
    </style:style>
    <style:style style:name="T64" style:family="text">
      <style:text-properties style:font-name="Times New Roman" fo:font-size="10pt" officeooo:rsid="020ccf20" style:font-name-asian="Courier New" style:font-size-asian="10pt" style:font-name-complex="Courier New" style:font-size-complex="10pt"/>
    </style:style>
    <style:style style:name="T65" style:family="text">
      <style:text-properties style:font-name="Times New Roman" fo:font-size="10pt" officeooo:rsid="021b23f2" style:font-name-asian="Courier New" style:font-size-asian="10pt" style:font-name-complex="Courier New" style:font-size-complex="10pt"/>
    </style:style>
    <style:style style:name="T66" style:family="text">
      <style:text-properties style:font-name="Times New Roman" fo:font-size="10pt" officeooo:rsid="021cb55e" style:font-name-asian="Courier New" style:font-size-asian="10pt" style:font-name-complex="Courier New" style:font-size-complex="10pt"/>
    </style:style>
    <style:style style:name="T67" style:family="text">
      <style:text-properties style:font-name="Times New Roman" fo:font-size="10pt" officeooo:rsid="021d6c7a" style:font-name-asian="Courier New" style:font-size-asian="10pt" style:font-name-complex="Courier New" style:font-size-complex="10pt"/>
    </style:style>
    <style:style style:name="T68" style:family="text">
      <style:text-properties style:font-name="Times New Roman" fo:font-size="10pt" officeooo:rsid="0220c882" style:font-name-asian="Courier New" style:font-size-asian="10pt" style:font-name-complex="Courier New" style:font-size-complex="10pt"/>
    </style:style>
    <style:style style:name="T69" style:family="text">
      <style:text-properties style:font-name="Times New Roman" fo:font-size="10pt" officeooo:rsid="02228020" style:font-name-asian="Courier New" style:font-size-asian="10pt" style:font-name-complex="Courier New" style:font-size-complex="10pt"/>
    </style:style>
    <style:style style:name="T70" style:family="text">
      <style:text-properties style:font-name="Times New Roman" fo:font-size="10pt" officeooo:rsid="0229de87" style:font-name-asian="Courier New" style:font-size-asian="10pt" style:font-name-complex="Courier New" style:font-size-complex="10pt"/>
    </style:style>
    <style:style style:name="T71" style:family="text">
      <style:text-properties style:font-name="Times New Roman" fo:font-size="10pt" officeooo:rsid="022c7419" style:font-name-asian="Courier New" style:font-size-asian="10pt" style:font-name-complex="Courier New" style:font-size-complex="10pt"/>
    </style:style>
    <style:style style:name="T72" style:family="text">
      <style:text-properties style:font-name="Times New Roman" fo:font-size="10pt" officeooo:rsid="022cae59" style:font-name-asian="Courier New" style:font-size-asian="10pt" style:font-name-complex="Courier New" style:font-size-complex="10pt"/>
    </style:style>
    <style:style style:name="T73" style:family="text">
      <style:text-properties style:font-name="Times New Roman" fo:font-size="10pt" officeooo:rsid="002e468a" style:font-name-asian="Courier New" style:font-size-asian="12pt" style:font-name-complex="Courier New" style:font-size-complex="12pt"/>
    </style:style>
    <style:style style:name="T74" style:family="text">
      <style:text-properties style:font-name="Times New Roman" fo:font-size="10pt" officeooo:rsid="005a182b" style:font-name-asian="Courier New" style:font-size-asian="12pt" style:font-name-complex="Courier New" style:font-size-complex="12pt"/>
    </style:style>
    <style:style style:name="T75" style:family="text">
      <style:text-properties style:font-name="Times New Roman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T76" style:family="text">
      <style:text-properties style:font-name="Times New Roman" fo:font-size="10pt" fo:font-style="italic" officeooo:rsid="01dcb5e8" style:font-name-asian="Courier New" style:font-size-asian="10pt" style:font-style-asian="italic" style:font-name-complex="Courier New" style:font-size-complex="10pt" style:font-style-complex="italic"/>
    </style:style>
    <style:style style:name="T77" style:family="text">
      <style:text-properties style:font-name="Times New Roman" fo:font-size="10pt" fo:font-style="normal" style:font-name-asian="Courier New" style:font-size-asian="10pt" style:font-style-asian="normal" style:font-name-complex="Courier New" style:font-size-complex="10pt" style:font-style-complex="normal"/>
    </style:style>
    <style:style style:name="T78" style:family="text">
      <style:text-properties style:text-outline="false" style:text-line-through-style="none" style:text-line-through-type="none" style:font-name="Times New Roman" fo:letter-spacing="normal" fo:text-shadow="none" style:text-underline-style="none" style:font-name-asian="Courier New" style:font-size-asian="12pt" style:font-name-complex="Courier New" style:font-size-complex="12pt"/>
    </style:style>
    <style:style style:name="T79" style:family="text"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2e468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80" style:family="text">
      <style:text-properties officeooo:rsid="015d5ec4" style:font-size-asian="12pt" style:font-size-complex="12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ff0000" style:shadow="none" draw:shadow-opacity="100%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5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016in 0.0016in 0.0028in" fo:padding="0.0201in" fo:border="0.4pt double #ff0000" style:shadow="none" draw:shadow-opacity="100%" draw:ole-draw-aspect="1"/>
    </style:style>
    <style:style style:name="fr6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style:border-line-width="0.0102in 0.0102in 0.0008in" fo:padding="0.0201in" fo:border="1.56pt double #ff0000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5"><text:span text:style-name="MathematicaFormatStandardForm"><text:span text:style-name="T17"><draw:frame draw:style-name="fr1" draw:name="Object35" text:anchor-type="as-char" svg:y="-0.1425in" svg:width="0.7772in" svg:height="0.2827in" draw:z-index="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315"><text:span text:style-name="MathematicaFormatStandardForm"><text:span text:style-name="T20"/></text:span></text:p>
      <text:p text:style-name="P315"><text:span text:style-name="MathematicaFormatStandardForm"><text:span text:style-name="T17"><draw:frame draw:style-name="fr1" draw:name="Object36" text:anchor-type="as-char" svg:y="-0.1437in" svg:width="1.0571in" svg:height="0.2839in" draw:z-index="13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315"><text:span text:style-name="MathematicaFormatStandardForm"><text:span text:style-name="T17"/></text:span></text:p>
      <text:p text:style-name="P316"><text:span text:style-name="MathematicaFormatStandardForm"><text:span text:style-name="T17"><draw:frame draw:style-name="fr1" draw:name="Object38" text:anchor-type="as-char" svg:y="-0.1425in" svg:width="1.0453in" svg:height="0.3508in" draw:z-index="2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315"><text:span text:style-name="MathematicaFormatStandardForm"><text:span text:style-name="T17"/></text:span></text:p>
      <text:p text:style-name="P315"><text:span text:style-name="MathematicaFormatStandardForm"><text:span text:style-name="T17"><draw:frame draw:style-name="fr1" draw:name="Object37" text:anchor-type="as-char" svg:y="-0.1437in" svg:width="1.3291in" svg:height="0.2984in" draw:z-index="21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315"><text:span text:style-name="MathematicaFormatStandardForm"><text:span text:style-name="T17"/></text:span></text:p>
      <text:p text:style-name="P323"><text:span text:style-name="MathematicaFormatStandardForm"><text:span text:style-name="T17"><draw:frame draw:style-name="fr1" draw:name="Object176" text:anchor-type="as-char" svg:y="-0.1244in" svg:width="1.1957in" svg:height="0.2791in" draw:z-index="22"><draw:object xlink:href="./Object 189" xlink:type="simple" xlink:show="embed" xlink:actuate="onLoad"/><draw:image xlink:href="./ObjectReplacements/Object 189" xlink:type="simple" xlink:show="embed" xlink:actuate="onLoad"/><svg:desc>formula</svg:desc></draw:frame></text:span></text:span></text:p>
      <text:p text:style-name="P323"/>
      <text:p text:style-name="P324"><draw:frame draw:style-name="fr1" draw:name="Object177" text:anchor-type="as-char" svg:y="-0.1244in" svg:width="1.0866in" svg:height="0.2791in" draw:z-index="23"><draw:object xlink:href="./Object 139" xlink:type="simple" xlink:show="embed" xlink:actuate="onLoad"/><draw:image xlink:href="./ObjectReplacements/Object 139" xlink:type="simple" xlink:show="embed" xlink:actuate="onLoad"/><svg:desc>formula</svg:desc></draw:frame></text:p>
      <text:p text:style-name="P324"><text:span text:style-name="MathematicaFormatStandardForm"><text:span text:style-name="T17"/></text:span></text:p>
      <text:p text:style-name="P325"><text:span text:style-name="MathematicaFormatStandardForm"><text:span text:style-name="T17"><draw:frame draw:style-name="fr1" draw:name="Object178" text:anchor-type="as-char" svg:y="-0.1244in" svg:width="1.0602in" svg:height="0.1866in" draw:z-index="24"><draw:object xlink:href="./Object 140" xlink:type="simple" xlink:show="embed" xlink:actuate="onLoad"/><draw:image xlink:href="./ObjectReplacements/Object 140" xlink:type="simple" xlink:show="embed" xlink:actuate="onLoad"/><svg:desc>formula</svg:desc></draw:frame></text:span></text:span><text:span text:style-name="MathematicaFormatStandardForm"><text:span text:style-name="T17"><text:tab/><text:tab/></text:span></text:span><text:span text:style-name="MathematicaFormatStandardForm"><text:span text:style-name="T17"><draw:frame draw:style-name="fr1" draw:name="Object125" text:anchor-type="as-char" svg:y="-0.1437in" svg:width="2.5874in" svg:height="0.352in" draw:z-index="25"><draw:object xlink:href="./Object 175" xlink:type="simple" xlink:show="embed" xlink:actuate="onLoad"/><draw:image xlink:href="./ObjectReplacements/Object 175" xlink:type="simple" xlink:show="embed" xlink:actuate="onLoad"/><svg:desc>formula</svg:desc></draw:frame></text:span></text:span></text:p>
      <text:p text:style-name="P326"><text:span text:style-name="MathematicaFormatStandardForm"><text:span text:style-name="T27">FIX. <text:s/>LOOK INTO THIS AGAIN. <text:s/>NOT DONE.</text:span></text:span></text:p>
      <text:p text:style-name="P324"/>
      <text:p text:style-name="P324"><text:span text:style-name="MathematicaFormatStandardForm"><text:span text:style-name="T17"><draw:frame draw:style-name="fr1" draw:name="Object179" text:anchor-type="as-char" svg:y="-0.1244in" svg:width="1.5575in" svg:height="0.1866in" draw:z-index="26"><draw:object xlink:href="./Object 192" xlink:type="simple" xlink:show="embed" xlink:actuate="onLoad"/><draw:image xlink:href="./ObjectReplacements/Object 192" xlink:type="simple" xlink:show="embed" xlink:actuate="onLoad"/><svg:desc>formula</svg:desc></draw:frame></text:span></text:span></text:p>
      <text:p text:style-name="P324"><text:span text:style-name="MathematicaFormatStandardForm"><text:span text:style-name="T17"/></text:span></text:p>
      <text:p text:style-name="P324"><text:span text:style-name="MathematicaFormatStandardForm"><text:span text:style-name="T17"><draw:frame draw:style-name="fr1" draw:name="Object180" text:anchor-type="as-char" svg:y="-0.1244in" svg:width="1.7126in" svg:height="0.1866in" draw:z-index="28"><draw:object xlink:href="./Object 193" xlink:type="simple" xlink:show="embed" xlink:actuate="onLoad"/><draw:image xlink:href="./ObjectReplacements/Object 193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94"><text:span text:style-name="MathematicaFormatStandardForm"><text:span text:style-name="T17"><draw:frame draw:style-name="fr1" draw:name="Object10" text:anchor-type="as-char" svg:y="-0.1437in" svg:width="1.061in" svg:height="0.1945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294"><text:span text:style-name="MathematicaFormatStandardForm"><text:span text:style-name="T17"><draw:frame draw:style-name="fr1" draw:name="Object9" text:anchor-type="as-char" svg:y="-0.1437in" svg:width="1.1134in" svg:height="0.1945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298"><text:span text:style-name="MathematicaFormatStandardForm"><text:span text:style-name="T17"><draw:frame draw:style-name="fr1" draw:name="Object4" text:anchor-type="as-char" svg:y="-0.2043in" svg:width="1.0339in" svg:height="0.3437in" draw:z-index="31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301"><text:span text:style-name="MathematicaFormatStandardForm"><text:span text:style-name="T17"><draw:frame draw:style-name="fr1" draw:name="Object25" text:anchor-type="as-char" svg:y="-0.1437in" svg:width="1.4299in" svg:height="0.2819in" draw:z-index="3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MathematicaFormatStandardForm"><text:span text:style-name="T19">(abelian group)</text:span></text:span></text:p>
      <text:p text:style-name="P302"><text:span text:style-name="MathematicaFormatStandardForm"><text:span text:style-name="T17"><draw:frame draw:style-name="fr1" draw:name="Object33" text:anchor-type="as-char" svg:y="-0.2374in" svg:width="3.878in" svg:height="0.289in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text:span text:style-name="MathematicaFormatStandardForm"><text:span text:style-name="T19">(</text:span></text:span><text:span text:style-name="MathematicaFormatStandardForm"><text:span text:style-name="T22">log of this is </text:span></text:span><text:span text:style-name="MathematicaFormatStandardForm"><text:span text:style-name="T21">primeQ</text:span></text:span><text:span text:style-name="MathematicaFormatStandardForm"><text:span text:style-name="T19">)</text:span></text:span></text:p>
      <text:p text:style-name="P303"><text:span text:style-name="MathematicaFormatStandardForm"><text:span text:style-name="T17"><draw:frame draw:style-name="fr1" draw:name="Object3" text:anchor-type="as-char" svg:y="-0.2252in" svg:width="1.2563in" svg:height="0.3654in" draw:z-index="0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304"><text:span text:style-name="MathematicaFormatStandardForm"><text:span text:style-name="T17"><draw:frame draw:style-name="fr1" draw:name="Object181" text:anchor-type="as-char" svg:y="-0.2083in" svg:width="1.2472in" svg:height="0.4575in" draw:z-index="34"><draw:object xlink:href="./Object 194" xlink:type="simple" xlink:show="embed" xlink:actuate="onLoad"/><draw:image xlink:href="./ObjectReplacements/Object 194" xlink:type="simple" xlink:show="embed" xlink:actuate="onLoad"/><svg:desc>formula</svg:desc></draw:frame></text:span></text:span></text:p>
      <text:p text:style-name="P292"><text:span text:style-name="MathematicaFormatStandardForm"><text:span text:style-name="T18"><draw:frame draw:style-name="fr1" draw:name="Object7" text:anchor-type="as-char" svg:y="-0.1244in" svg:width="1.5709in" svg:height="0.1752in" draw:z-index="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293"><text:span text:style-name="MathematicaFormatStandardForm"><text:span text:style-name="T18"><draw:frame draw:style-name="fr1" draw:name="Object8" text:anchor-type="as-char" svg:y="-0.2083in" svg:width="1.2346in" svg:height="0.3484in" draw:z-index="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300"><text:span text:style-name="MathematicaFormatStandardForm"><text:span text:style-name="T18"><draw:frame draw:style-name="fr1" draw:name="Object32" text:anchor-type="as-char" svg:y="-0.2083in" svg:width="1.2957in" svg:height="0.3484in" draw:z-index="3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293"><text:span text:style-name="MathematicaFormatStandardForm"><text:span text:style-name="T18"/></text:span></text:p>
      <text:p text:style-name="P293"><text:span text:style-name="MathematicaFormatStandardForm"><text:span text:style-name="T18"/></text:span></text:p>
      <text:p text:style-name="P294"><text:span text:style-name="MathematicaFormatStandardForm"><text:span text:style-name="T17"><draw:frame draw:style-name="fr1" draw:name="Object5" text:anchor-type="as-char" svg:y="-0.2083in" svg:width="1.2528in" svg:height="0.3335in" draw:z-index="4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295"><text:span text:style-name="MathematicaFormatStandardForm"><text:span text:style-name="T17"><draw:frame draw:style-name="fr1" draw:name="Object13" text:anchor-type="as-char" svg:y="-0.1626in" svg:width="1.6547in" svg:height="0.3028in" draw:z-index="36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296"><text:span text:style-name="MathematicaFormatStandardForm"><text:span text:style-name="T17"><draw:frame draw:style-name="fr1" draw:name="Object14" text:anchor-type="as-char" svg:y="-0.3283in" svg:width="2.8492in" svg:height="0.4835in" draw:z-index="37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297"><text:span text:style-name="MathematicaFormatStandardForm"><text:span text:style-name="T18"><draw:frame draw:style-name="fr1" draw:name="Object11" text:anchor-type="as-char" svg:y="-0.1244in" svg:width="3.1165in" svg:height="0.1752in" draw:z-index="38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299"><text:soft-page-break/><text:span text:style-name="MathematicaFormatStandardForm"><text:span text:style-name="T18"><draw:frame draw:style-name="fr1" draw:name="Object12" text:anchor-type="as-char" svg:y="-0.2083in" svg:width="2.861in" svg:height="0.3484in" draw:z-index="39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299"><text:span text:style-name="MathematicaFormatStandardForm"><text:span text:style-name="T18"><draw:frame draw:style-name="fr2" draw:name="Object30" text:anchor-type="as-char" svg:y="-0.2339in" svg:width="2.3736in" svg:height="0.3752in" draw:z-index="40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290"><text:span text:style-name="MathematicaFormatStandardForm"><text:span text:style-name="T24">NOTE: </text:span></text:span><text:span text:style-name="MathematicaFormatStandardForm"><text:span text:style-name="T17"><draw:frame draw:style-name="fr1" draw:name="Object175" text:anchor-type="as-char" svg:y="-0.1244in" svg:width="1.7008in" svg:height="0.2429in" draw:z-index="41"><draw:object xlink:href="./Object 188" xlink:type="simple" xlink:show="embed" xlink:actuate="onLoad"/><draw:image xlink:href="./ObjectReplacements/Object 188" xlink:type="simple" xlink:show="embed" xlink:actuate="onLoad"/><svg:desc>formula</svg:desc></draw:frame></text:span></text:span><text:span text:style-name="MathematicaFormatStandardForm"><text:span text:style-name="T17">, </text:span></text:span><text:span text:style-name="MathematicaFormatStandardForm"><text:span text:style-name="T25">and </text:span></text:span><text:span text:style-name="MathematicaFormatStandardForm"><text:span text:style-name="T25"><draw:frame draw:style-name="fr1" draw:name="Object174" text:anchor-type="as-char" svg:y="-0.1244in" svg:width="1.6535in" svg:height="0.2429in" draw:z-index="42"><draw:object xlink:href="./Object 176" xlink:type="simple" xlink:show="embed" xlink:actuate="onLoad"/><draw:image xlink:href="./ObjectReplacements/Object 176" xlink:type="simple" xlink:show="embed" xlink:actuate="onLoad"/><svg:desc>formula</svg:desc></draw:frame></text:span></text:span><text:span text:style-name="MathematicaFormatStandardForm"><text:span text:style-name="T25">… </text:span></text:span><text:span text:style-name="MathematicaFormatStandardForm"><text:span text:style-name="T26">There is some question here.</text:span></text:span></text:p>
      <text:p text:style-name="P326"><text:span text:style-name="MathematicaFormatStandardForm"><text:span text:style-name="T27">FIX. <text:s/>LOOK INTO THIS AGAIN. <text:s/>NOT DONE.</text:span></text:span></text:p>
      <text:p text:style-name="P307"><text:span text:style-name="MathematicaFormatStandardForm"><text:span text:style-name="T17"/></text:span></text:p>
      <text:p text:style-name="P307"><text:span text:style-name="MathematicaFormatStandardForm"><text:span text:style-name="T17"><draw:frame draw:style-name="fr1" draw:name="Object16" text:anchor-type="as-char" svg:y="-0.2252in" svg:width="2.4547in" svg:height="0.3654in" draw:z-index="4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308"><text:span text:style-name="MathematicaFormatStandardForm"><text:span text:style-name="T17"/></text:span></text:p>
      <text:p text:style-name="P308"><text:span text:style-name="MathematicaFormatStandardForm"><text:span text:style-name="T17"><draw:frame draw:style-name="fr1" draw:name="Object18" text:anchor-type="as-char" svg:y="-0.2083in" svg:width="2.5492in" svg:height="0.3543in" draw:z-index="44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307"><text:span text:style-name="MathematicaFormatStandardForm"><text:span text:style-name="T18"/></text:span></text:p>
      <text:p text:style-name="P307"><text:span text:style-name="MathematicaFormatStandardForm"><text:span text:style-name="T18"><draw:frame draw:style-name="fr1" draw:name="Object17" text:anchor-type="as-char" svg:y="-0.1244in" svg:width="2.6807in" svg:height="0.1752in" draw:z-index="45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307"><text:span text:style-name="MathematicaFormatStandardForm"><text:span text:style-name="T18"/></text:span></text:p>
      <text:p text:style-name="P307"><text:span text:style-name="MathematicaFormatStandardForm"><text:span text:style-name="T18"><draw:frame draw:style-name="fr1" draw:name="Object15" text:anchor-type="as-char" svg:y="-0.2083in" svg:width="2.4256in" svg:height="0.3484in" draw:z-index="46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307"><text:span text:style-name="MathematicaFormatStandardForm"><text:span text:style-name="T18"/></text:span></text:p>
      <text:p text:style-name="P309"><text:span text:style-name="MathematicaFormatStandardForm"><text:span text:style-name="T17"><draw:frame draw:style-name="fr1" draw:name="Object20" text:anchor-type="as-char" svg:y="-0.1244in" svg:width="2.8047in" svg:height="0.1752in" draw:z-index="4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309"><text:span text:style-name="MathematicaFormatStandardForm"><text:span text:style-name="T17"/></text:span></text:p>
      <text:p text:style-name="P314"><text:span text:style-name="MathematicaFormatStandardForm"><text:span text:style-name="T17"><draw:frame draw:style-name="fr1" draw:name="Object28" text:anchor-type="as-char" svg:y="-0.1437in" svg:width="2.1173in" svg:height="0.2839in" draw:z-index="4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314"><text:span text:style-name="MathematicaFormatStandardForm"><text:span text:style-name="T17"/></text:span></text:p>
      <text:p text:style-name="P317"><text:span text:style-name="MathematicaFormatStandardForm"><text:span text:style-name="T17"><draw:frame draw:style-name="fr1" draw:name="Object63" text:anchor-type="as-char" svg:y="-0.2402in" svg:width="1.6654in" svg:height="0.3791in" draw:z-index="49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314"><text:span text:style-name="MathematicaFormatStandardForm"><text:span text:style-name="T17"/></text:span></text:p>
      <text:p text:style-name="P7"><text:span text:style-name="MathematicaFormatStandardForm"><text:span text:style-name="T36"><draw:frame draw:style-name="fr2" draw:name="Object29" text:anchor-type="as-char" svg:y="-0.2339in" svg:width="2.4126in" svg:height="0.3752in" draw:z-index="50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8"><text:span text:style-name="MathematicaFormatStandardForm"><text:span text:style-name="T36"><draw:frame draw:style-name="fr2" draw:name="Object31" text:anchor-type="as-char" svg:y="-0.3382in" svg:width="2.5701in" svg:height="0.4783in" draw:z-index="5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309"><text:span text:style-name="MathematicaFormatStandardForm"><text:span text:style-name="T17"/></text:span></text:p>
      <text:p text:style-name="P309"><text:span text:style-name="MathematicaFormatStandardForm"><text:span text:style-name="T17"/></text:span></text:p>
      <text:p text:style-name="P313"><text:span text:style-name="MathematicaFormatStandardForm"><text:span text:style-name="T17"><draw:frame draw:style-name="fr1" draw:name="Object21" text:anchor-type="as-char" svg:y="-0.1244in" svg:width="2.328in" svg:height="0.1752in" draw:z-index="52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312"><text:span text:style-name="MathematicaFormatStandardForm"><text:span text:style-name="T17"/></text:span></text:p>
      <text:p text:style-name="P310"><text:span text:style-name="MathematicaFormatStandardForm"><text:span text:style-name="T17"><draw:frame draw:style-name="fr1" draw:name="Object1" text:anchor-type="as-char" svg:y="-0.1244in" svg:width="2.4673in" svg:height="0.1752in" draw:z-index="5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310"><text:span text:style-name="MathematicaFormatStandardForm"><text:span text:style-name="T17"/></text:span></text:p>
      <text:p text:style-name="P310"><text:span text:style-name="MathematicaFormatStandardForm"><text:span text:style-name="T17"><draw:frame draw:style-name="fr1" draw:name="Object2" text:anchor-type="as-char" svg:y="-0.1437in" svg:width="1.6366in" svg:height="0.1945in" draw:z-index="54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310"><text:span text:style-name="MathematicaFormatStandardForm"><text:span text:style-name="T17"/></text:span></text:p>
      <text:p text:style-name="P311"><text:span text:style-name="MathematicaFormatStandardForm"><text:span text:style-name="T17"><draw:frame draw:style-name="fr1" draw:name="Object19" text:anchor-type="as-char" svg:y="-0.1244in" svg:width="1.898in" svg:height="0.1752in" draw:z-index="55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311"><text:span text:style-name="MathematicaFormatStandardForm"><text:span text:style-name="T17"/></text:span></text:p>
      <text:p text:style-name="P311"><text:span text:style-name="MathematicaFormatStandardForm"><text:span text:style-name="T17"/></text:span></text:p>
      <text:p text:style-name="P4"><text:span text:style-name="MathematicaFormatStandardForm"><text:span text:style-name="T36"><draw:frame draw:style-name="fr2" draw:name="Object24" text:anchor-type="as-char" svg:y="-0.3382in" svg:width="2.8756in" svg:height="0.4783in" draw:z-index="56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><text:span text:style-name="MathematicaFormatStandardForm"><text:span text:style-name="T37"/></text:span></text:p>
      <text:p text:style-name="P2"><text:span text:style-name="MathematicaFormatStandardForm"><text:span text:style-name="T37"/></text:span></text:p>
      <text:p text:style-name="P2"><text:span text:style-name="MathematicaFormatStandardForm"><text:span text:style-name="T37"/></text:span></text:p>
      <text:p text:style-name="P18"><text:span text:style-name="MathematicaFormatStandardForm"><text:span text:style-name="T36"><draw:frame draw:style-name="fr2" draw:name="Object27" text:anchor-type="as-char" svg:y="-0.2339in" svg:width="4.6154in" svg:height="0.3752in" draw:z-index="57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18"><text:span text:style-name="MathematicaFormatStandardForm"><text:span text:style-name="T36"/></text:span></text:p>
      <text:p text:style-name="P6"><text:span text:style-name="MathematicaFormatStandardForm"><text:span text:style-name="T36"><draw:frame draw:style-name="fr2" draw:name="Object823" text:anchor-type="as-char" svg:y="-0.3382in" svg:width="3.0882in" svg:height="0.4783in" draw:z-index="58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37"/></text:span></text:p>
      <text:p text:style-name="P116">bin[z_, k_] := Product[z - j, {j, 0, k - 1}]/k!</text:p>
      <text:p text:style-name="P116"><text:soft-page-break/>E2[n_, k_] := <text:s/>E2[n, k] = Sum[(-1)^(j + 1) <text:s/>E2[Floor[n/j], k - 1], {j, 2, n}] </text:p>
      <text:p text:style-name="P116">E2[n_, 0] := UnitStep[n - 1]</text:p>
      <text:p text:style-name="P116">Etz[n_, z_] := Sum[ bin[ z, k] E2[n, k], {k, 0, Log[2, n]}]</text:p>
      <text:p text:style-name="P116">etz[n_, z_] := Etz[n, z] - Etz[n - 1, z]</text:p>
      <text:p text:style-name="P116">D1xD[n_, k_, z2_] := D1xD[n, k, z2] = Sum[etz[j, z2] <text:s/>D1xD[n/j, k - 1, z2], {j, 2, n}]</text:p>
      <text:p text:style-name="P116">D1xD[n_, 0, z2_] := UnitStep[n - 1]</text:p>
      <text:p text:style-name="P116">E1[n_, z_] := Sum[ (-1)^(k + 1)/k D1xD[n, k, z], {k, 1, Log2@n}]</text:p>
      <text:p text:style-name="P116">fo[n_] := -Sum[ 2^k/k, {k, 1, Log2@n}]</text:p>
      <text:p text:style-name="P116">pr[n_] := Sum[ PrimePi[ n^(1/k)]/k, {k, 1, Log2@n}]</text:p>
      <text:p text:style-name="P116">DiscretePlot[ E1[n, 2] - (2 pr[n] + 2 fo[n]), {n, 1, 100}]</text:p>
      <text:p text:style-name="P2"><text:span text:style-name="MathematicaFormatStandardForm"><text:span text:style-name="T37"/></text:span></text:p>
      <text:p text:style-name="P2"><text:span text:style-name="MathematicaFormatStandardForm"><text:span text:style-name="T37"/></text:span></text:p>
      <text:p text:style-name="P3"><text:span text:style-name="MathematicaFormatStandardForm"><text:span text:style-name="T36"><draw:frame draw:style-name="fr2" draw:name="Object22" text:anchor-type="as-char" svg:y="-0.1437in" svg:width="2.5217in" svg:height="0.1783in" draw:z-index="5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3"><text:span text:style-name="MathematicaFormatStandardForm"><text:span text:style-name="T36"/></text:span></text:p>
      <text:p text:style-name="P3"><text:span text:style-name="MathematicaFormatStandardForm"><text:span text:style-name="T36"><draw:frame draw:style-name="fr2" draw:name="Object23" text:anchor-type="as-char" svg:y="-0.1437in" svg:width="2.7047in" svg:height="0.1783in" draw:z-index="6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3"><text:span text:style-name="MathematicaFormatStandardForm"><text:span text:style-name="T36"/></text:span></text:p>
      <text:p text:style-name="P3"><text:span text:style-name="MathematicaFormatStandardForm"><text:span text:style-name="T36"/></text:span></text:p>
      <text:p text:style-name="P331"><text:span text:style-name="MathematicaFormatStandardForm"><text:span text:style-name="T20"><draw:frame draw:style-name="fr1" draw:name="Object184" text:anchor-type="as-char" svg:y="-0.2083in" svg:width="1.5764in" svg:height="0.4173in" draw:z-index="61"><draw:object xlink:href="./Object 197" xlink:type="simple" xlink:show="embed" xlink:actuate="onLoad"/><draw:image xlink:href="./ObjectReplacements/Object 197" xlink:type="simple" xlink:show="embed" xlink:actuate="onLoad"/><svg:desc>formula</svg:desc></draw:frame></text:span></text:span></text:p>
      <text:p text:style-name="P3"><text:span text:style-name="MathematicaFormatStandardForm"><text:span text:style-name="T36"/></text:span></text:p>
      <text:p text:style-name="P329"><text:span text:style-name="MathematicaFormatStandardForm"><text:span text:style-name="T17"><draw:frame draw:style-name="fr1" draw:name="Object172" text:anchor-type="as-char" svg:y="-0.4063in" svg:width="2.6571in" svg:height="0.5638in" draw:z-index="62"><draw:object xlink:href="./Object 190" xlink:type="simple" xlink:show="embed" xlink:actuate="onLoad"/><draw:image xlink:href="./ObjectReplacements/Object 190" xlink:type="simple" xlink:show="embed" xlink:actuate="onLoad"/><svg:desc>formula</svg:desc></draw:frame></text:span></text:span></text:p>
      <text:p text:style-name="P329"><text:span text:style-name="MathematicaFormatStandardForm"><text:span text:style-name="T20"/></text:span></text:p>
      <text:p text:style-name="P329"><text:span text:style-name="MathematicaFormatStandardForm"><text:span text:style-name="T17"><draw:frame draw:style-name="fr1" draw:name="Object173" text:anchor-type="as-char" svg:y="-0.228in" svg:width="2.5929in" svg:height="0.4366in" draw:z-index="63"><draw:object xlink:href="./Object 191" xlink:type="simple" xlink:show="embed" xlink:actuate="onLoad"/><draw:image xlink:href="./ObjectReplacements/Object 191" xlink:type="simple" xlink:show="embed" xlink:actuate="onLoad"/><svg:desc>formula</svg:desc></draw:frame></text:span></text:span></text:p>
      <text:p text:style-name="P3"><text:span text:style-name="MathematicaFormatStandardForm"><text:span text:style-name="T36"/></text:span></text:p>
      <text:p text:style-name="P327"><text:span text:style-name="MathematicaFormatStandardForm"><text:span text:style-name="T17"><draw:frame draw:style-name="fr1" draw:name="Object167" text:anchor-type="as-char" svg:y="-0.2083in" svg:width="3.9764in" svg:height="0.3661in" draw:z-index="64"><draw:object xlink:href="./Object 186" xlink:type="simple" xlink:show="embed" xlink:actuate="onLoad"/><draw:image xlink:href="./ObjectReplacements/Object 186" xlink:type="simple" xlink:show="embed" xlink:actuate="onLoad"/><svg:desc>formula</svg:desc></draw:frame></text:span></text:span></text:p>
      <text:p text:style-name="P327"><text:span text:style-name="MathematicaFormatStandardForm"><text:span text:style-name="T20"/></text:span></text:p>
      <text:p text:style-name="P328"><text:span text:style-name="MathematicaFormatStandardForm"><text:span text:style-name="T17"><draw:frame draw:style-name="fr1" draw:name="Object168" text:anchor-type="as-char" svg:y="-0.2083in" svg:width="4.3228in" svg:height="0.3543in" draw:z-index="65"><draw:object xlink:href="./Object 187" xlink:type="simple" xlink:show="embed" xlink:actuate="onLoad"/><draw:image xlink:href="./ObjectReplacements/Object 187" xlink:type="simple" xlink:show="embed" xlink:actuate="onLoad"/><svg:desc>formula</svg:desc></draw:frame></text:span></text:span></text:p>
      <text:p text:style-name="P328"><text:span text:style-name="MathematicaFormatStandardForm"><text:span text:style-name="T17"/></text:span></text:p>
      <text:p text:style-name="P328"><text:span text:style-name="MathematicaFormatStandardForm"><text:span text:style-name="T17"/></text:span></text:p>
      <text:p text:style-name="P330"><text:span text:style-name="MathematicaFormatStandardForm"><text:span text:style-name="T17"><draw:frame draw:style-name="fr1" draw:name="Object183" text:anchor-type="as-char" svg:y="-0.2437in" svg:width="3.0598in" svg:height="0.489in" draw:z-index="66"><draw:object xlink:href="./Object 196" xlink:type="simple" xlink:show="embed" xlink:actuate="onLoad"/><draw:image xlink:href="./ObjectReplacements/Object 196" xlink:type="simple" xlink:show="embed" xlink:actuate="onLoad"/><svg:desc>formula</svg:desc></draw:frame></text:span></text:span></text:p>
      <text:p text:style-name="P330"><text:span text:style-name="MathematicaFormatStandardForm"><text:span text:style-name="T17"/></text:span></text:p>
      <text:p text:style-name="P305"><text:span text:style-name="MathematicaFormatStandardForm"><text:span text:style-name="T28">bin[z_, k_] := Product[z - j, {j, 0, k - 1}]/k!</text:span></text:span></text:p>
      <text:p text:style-name="P305"><text:span text:style-name="MathematicaFormatStandardForm"><text:span text:style-name="T28">FI[n_] := FactorInteger[n]; FI[1] := {}</text:span></text:span></text:p>
      <text:p text:style-name="P305"><text:span text:style-name="MathematicaFormatStandardForm"><text:span text:style-name="T28">dz[n_, z_] := dz[n, z] = Product[(-1)^p[[2]] bin[-z, p[[2]]], {p, FI[n]}]</text:span></text:span></text:p>
      <text:p text:style-name="P306"><text:span text:style-name="MathematicaFormatStandardForm"><text:span text:style-name="T28">ddz1[n_, m_, s_, z_] := Sum[a^-s b^-s dz[a, z] dz[b, -z], {a, 1, n}, {b, 1, (</text:span></text:span><text:span text:style-name="MathematicaFormatStandardForm"><text:span text:style-name="T29">m</text:span></text:span><text:span text:style-name="MathematicaFormatStandardForm"><text:span text:style-name="T28">/a^(N@Log[m]/Log[n]))}]</text:span></text:span></text:p>
      <text:p text:style-name="P305"><text:span text:style-name="MathematicaFormatStandardForm"><text:span text:style-name="T28">ldz[n_, m_, s_] := D[ ddz1[n, m, s, z], z] /. z -&gt; 0</text:span></text:span></text:p>
      <text:p text:style-name="P241"><text:span text:style-name="MathematicaFormatStandardForm"><text:span text:style-name="T36"><draw:frame draw:style-name="fr3" draw:name="Object735" text:anchor-type="as-char" svg:y="-0.1846in" svg:width="3.2398in" svg:height="0.3327in" draw:z-index="6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5"><text:span text:style-name="MathematicaFormatStandardForm"><text:span text:style-name="T36"/></text:span></text:p>
      <text:p text:style-name="P5"><text:span text:style-name="MathematicaFormatStandardForm"><text:span text:style-name="T36"/></text:span></text:p>
      <text:p text:style-name="P5"><text:span text:style-name="MathematicaFormatStandardForm"><text:span text:style-name="T36"><draw:frame draw:style-name="fr2" draw:name="Object26" text:anchor-type="as-char" svg:y="-0.1827in" svg:width="3.789in" svg:height="0.3228in" draw:z-index="6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5"><text:span text:style-name="MathematicaFormatStandardForm"><text:span text:style-name="T36"/></text:span></text:p>
      <text:p text:style-name="P9"><text:span text:style-name="MathematicaFormatStandardForm"><text:span text:style-name="T36"><draw:frame draw:style-name="fr4" draw:name="Object131" text:anchor-type="as-char" svg:y="-0.2035in" svg:width="2.9098in" svg:height="0.3646in" draw:z-index="6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42"><text:span text:style-name="MathematicaFormatStandardForm"><text:span text:style-name="T36"><draw:frame draw:style-name="fr1" draw:name="Object639" text:anchor-type="as-char" svg:y="-0.1839in" svg:width="2.9925in" svg:height="0.3252in" draw:z-index="70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10"><text:span text:style-name="MathematicaFormatStandardForm"><text:span text:style-name="T36"/></text:span></text:p>
      <text:p text:style-name="P10"><text:span text:style-name="MathematicaFormatStandardForm"><text:span text:style-name="T36"><draw:frame draw:style-name="fr1" draw:name="Object155" text:anchor-type="as-char" svg:y="-0.228in" svg:width="3.4102in" svg:height="0.3689in" draw:z-index="71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10"><text:span text:style-name="MathematicaFormatStandardForm"><text:span text:style-name="T36"/></text:span></text:p>
      <text:p text:style-name="P10"><text:span text:style-name="MathematicaFormatStandardForm"><text:span text:style-name="T36"><draw:frame draw:style-name="fr4" draw:name="Object448" text:anchor-type="as-char" svg:y="-0.1638in" svg:width="4.0535in" svg:height="0.3244in" draw:z-index="73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10"><text:span text:style-name="MathematicaFormatStandardForm"><text:span text:style-name="T36"/></text:span></text:p>
      <text:p text:style-name="P117"><text:span text:style-name="MathematicaFormatStandardForm"><text:span text:style-name="T17"><draw:frame draw:style-name="fr4" draw:name="Object551" text:anchor-type="as-char" svg:y="-0.1638in" svg:width="3.8839in" svg:height="0.3244in" draw:z-index="74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117"><text:span text:style-name="MathematicaFormatStandardForm"><text:span text:style-name="T20"/></text:span></text:p>
      <text:p text:style-name="P10"><text:span text:style-name="MathematicaFormatStandardForm"><text:span text:style-name="T36"><draw:frame draw:style-name="fr4" draw:name="Object751" text:anchor-type="as-char" svg:y="-0.2252in" svg:width="4.0075in" svg:height="0.3898in" draw:z-index="75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10"><text:span text:style-name="MathematicaFormatStandardForm"><text:span text:style-name="T37"/></text:span></text:p>
      <text:p text:style-name="P10"><text:span text:style-name="MathematicaFormatStandardForm"><text:span text:style-name="T36"><draw:frame draw:style-name="fr4" draw:name="Object39" text:anchor-type="as-char" svg:y="-0.2252in" svg:width="5.3382in" svg:height="0.3898in" draw:z-index="76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text:span text:style-name="MathematicaFormatStandardForm"><text:span text:style-name="T36"> </text:span></text:span><text:span text:style-name="MathematicaFormatStandardForm"><text:span text:style-name="T38">YE</text:span></text:span><text:span text:style-name="MathematicaFormatStandardForm"><text:span text:style-name="T39">P!!!</text:span></text:span></text:p>
      <text:p text:style-name="P10"><text:span text:style-name="MathematicaFormatStandardForm"><text:span text:style-name="T36"/></text:span></text:p>
      <text:p text:style-name="P10"><text:span text:style-name="MathematicaFormatStandardForm"><text:span text:style-name="T36"><draw:frame draw:style-name="fr4" draw:name="Object40" text:anchor-type="as-char" svg:y="-0.2484in" svg:width="5.7575in" svg:height="0.4134in" draw:z-index="77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10"><text:span text:style-name="MathematicaFormatStandardForm"><text:span text:style-name="T36"/></text:span></text:p>
      <text:p text:style-name="P10"><text:span text:style-name="MathematicaFormatStandardForm"><text:span text:style-name="T36"><draw:frame draw:style-name="fr4" draw:name="Object41" text:anchor-type="as-char" svg:y="-0.2484in" svg:width="4.8228in" svg:height="0.4134in" draw:z-index="7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288"><text:span text:style-name="MathematicaFormatStandardForm"><text:span text:style-name="T78"><draw:frame draw:style-name="fr1" draw:name="Object78" text:anchor-type="as-char" svg:y="-0.1244in" svg:width="1.889in" svg:height="0.1752in" draw:z-index="81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240"><text:span text:style-name="MathematicaFormatStandardForm"><text:span text:style-name="T78"/></text:span></text:p>
      <text:p text:style-name="P118"><text:span text:style-name="MathematicaFormatStandardForm"><text:span text:style-name="T1"><draw:frame draw:style-name="fr1" draw:name="Object61" text:anchor-type="as-char" svg:y="-0.1437in" svg:width="3.5181in" svg:height="0.2839in" draw:z-index="82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/text:p>
      <text:p text:style-name="P11"><text:span text:style-name="MathematicaFormatStandardForm"><text:span text:style-name="T73"/></text:span></text:p>
      <text:p text:style-name="P11"><text:span text:style-name="MathematicaFormatStandardForm"><text:span text:style-name="T36"><draw:frame draw:style-name="fr1" draw:name="Object43" text:anchor-type="as-char" svg:y="-0.1839in" svg:width="2.9925in" svg:height="0.3252in" draw:z-index="83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11"><text:span text:style-name="MathematicaFormatStandardForm"><text:span text:style-name="T36"/></text:span></text:p>
      <text:p text:style-name="P11"><text:span text:style-name="MathematicaFormatStandardForm"><text:span text:style-name="T36"><draw:frame draw:style-name="fr1" draw:name="Object42" text:anchor-type="as-char" svg:y="-0.228in" svg:width="3.4102in" svg:height="0.3689in" draw:z-index="84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341"><text:span text:style-name="MathematicaFormatStandardForm"><text:span text:style-name="T36"/></text:span></text:p>
      <text:p text:style-name="P11"><text:span text:style-name="MathematicaFormatStandardForm"><text:span text:style-name="T36"/></text:span></text:p>
      <text:p text:style-name="P12"><text:span text:style-name="MathematicaFormatStandardForm"><text:span text:style-name="T36"/></text:span></text:p>
      <text:p text:style-name="P12"><text:span text:style-name="MathematicaFormatStandardForm"><text:span text:style-name="T36"><draw:frame draw:style-name="fr1" draw:name="Object45" text:anchor-type="as-char" svg:y="-0.1839in" svg:width="3.5555in" svg:height="0.3252in" draw:z-index="85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12"><text:span text:style-name="MathematicaFormatStandardForm"><text:span text:style-name="T36"/></text:span></text:p>
      <text:p text:style-name="P13"><text:span text:style-name="MathematicaFormatStandardForm"><text:span text:style-name="T36"><draw:frame draw:style-name="fr1" draw:name="Object46" text:anchor-type="as-char" svg:y="-0.2339in" svg:width="4.5575in" svg:height="0.3752in" draw:z-index="86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12"><text:span text:style-name="MathematicaFormatStandardForm"><text:span text:style-name="T36"/></text:span></text:p>
      <text:p text:style-name="P12"><text:span text:style-name="MathematicaFormatStandardForm"><text:span text:style-name="T36"><draw:frame draw:style-name="fr1" draw:name="Object44" text:anchor-type="as-char" svg:y="-0.228in" svg:width="4.1492in" svg:height="0.3689in" draw:z-index="87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12"><text:span text:style-name="MathematicaFormatStandardForm"><text:span text:style-name="T36"/></text:span></text:p>
      <text:p text:style-name="P13"><text:span text:style-name="MathematicaFormatStandardForm"><text:span text:style-name="T36"><draw:frame draw:style-name="fr1" draw:name="Object47" text:anchor-type="as-char" svg:y="-0.2339in" svg:width="4.9043in" svg:height="0.3752in" draw:z-index="8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13"><text:span text:style-name="MathematicaFormatStandardForm"><text:span text:style-name="T36"/></text:span></text:p>
      <text:p text:style-name="P342"><text:span text:style-name="MathematicaFormatStandardForm"><text:span text:style-name="T36"/></text:span></text:p>
      <text:p text:style-name="P13"><text:span text:style-name="MathematicaFormatStandardForm"><text:span text:style-name="T36"/></text:span></text:p>
      <text:p text:style-name="P179"><text:span text:style-name="MathematicaFormatStandardForm"><text:span text:style-name="T40"><draw:frame draw:style-name="fr2" draw:name="Object841" text:anchor-type="as-char" svg:y="-0.2339in" svg:width="2.9043in" svg:height="0.3752in" draw:z-index="90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267"><text:span text:style-name="MathematicaFormatStandardForm"><text:span text:style-name="T40"><draw:frame draw:style-name="fr2" draw:name="Object48" text:anchor-type="as-char" svg:y="-0.2437in" svg:width="1.2827in" svg:height="0.3929in" draw:z-index="91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text:span text:style-name="MathematicaFormatStandardForm"><text:span text:style-name="T41">and </text:span></text:span><text:span text:style-name="MathematicaFormatStandardForm"><text:span text:style-name="T40"><draw:frame draw:style-name="fr2" draw:name="Object55" text:anchor-type="as-char" svg:y="-0.1244in" svg:width="0.5957in" svg:height="0.1752in" draw:z-index="92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text:span text:style-name="MathematicaFormatStandardForm"><text:span text:style-name="T40">: </text:span></text:span><text:span text:style-name="MathematicaFormatStandardForm"><text:span text:style-name="T41">Here </text:span></text:span></text:p>
      <text:p text:style-name="P180"><text:span text:style-name="MathematicaFormatStandardForm"><text:span text:style-name="T40"/></text:span></text:p>
      <text:p text:style-name="P180"><text:span text:style-name="MathematicaFormatStandardForm"><text:span text:style-name="T40"><draw:frame draw:style-name="fr2" draw:name="Object49" text:anchor-type="as-char" svg:y="-0.2437in" svg:width="1.2516in" svg:height="0.3929in" draw:z-index="94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text:span text:style-name="MathematicaFormatStandardForm"><text:span text:style-name="T41">and </text:span></text:span><text:span text:style-name="MathematicaFormatStandardForm"><text:span text:style-name="T40"><draw:frame draw:style-name="fr2" draw:name="Object51" text:anchor-type="as-char" svg:y="-0.1244in" svg:width="0.5957in" svg:height="0.1752in" draw:z-index="95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text:span text:style-name="MathematicaFormatStandardForm"><text:span text:style-name="T40">: </text:span></text:span><text:span text:style-name="MathematicaFormatStandardForm"><text:span text:style-name="T41">Here </text:span></text:span><text:span text:style-name="MathematicaFormatStandardForm"><text:span text:style-name="T40"><draw:frame draw:style-name="fr2" draw:name="Object50" text:anchor-type="as-char" svg:y="-0.1437in" svg:width="0.9346in" svg:height="0.1945in" draw:z-index="96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180"><text:span text:style-name="MathematicaFormatStandardForm"><text:span text:style-name="T40"><draw:frame draw:style-name="fr2" draw:name="Object52" text:anchor-type="as-char" svg:y="-0.2437in" svg:width="1.2547in" svg:height="0.3929in" draw:z-index="97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text:span text:style-name="MathematicaFormatStandardForm"><text:span text:style-name="T41">and </text:span></text:span><text:span text:style-name="MathematicaFormatStandardForm"><text:span text:style-name="T40"><draw:frame draw:style-name="fr2" draw:name="Object53" text:anchor-type="as-char" svg:y="-0.1244in" svg:width="0.5957in" svg:height="0.1752in" draw:z-index="98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text:span text:style-name="MathematicaFormatStandardForm"><text:span text:style-name="T40">: </text:span></text:span><text:span text:style-name="MathematicaFormatStandardForm"><text:span text:style-name="T41">Here </text:span></text:span><text:span text:style-name="MathematicaFormatStandardForm"><text:span text:style-name="T40"><draw:frame draw:style-name="fr2" draw:name="Object54" text:anchor-type="as-char" svg:y="-0.228in" svg:width="0.9626in" svg:height="0.352in" draw:z-index="99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243"><text:span text:style-name="MathematicaFormatStandardForm"><text:span text:style-name="T17"><draw:frame draw:style-name="fr4" draw:name="Object553" text:anchor-type="as-char" svg:y="-0.3591in" svg:width="2.6409in" svg:height="0.5201in" draw:z-index="100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14"><text:span text:style-name="MathematicaFormatStandardForm"><text:span text:style-name="T18"/></text:span></text:p>
      <text:p text:style-name="P14"><text:span text:style-name="MathematicaFormatStandardForm"><text:span text:style-name="T17"><draw:frame draw:style-name="fr4" draw:name="Object56" text:anchor-type="as-char" svg:y="-0.2437in" svg:width="1.6634in" svg:height="0.4055in" draw:z-index="101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14"><text:span text:style-name="MathematicaFormatStandardForm"><text:span text:style-name="T17"/></text:span></text:p>
      <text:p text:style-name="P15"><text:span text:style-name="MathematicaFormatStandardForm"><text:span text:style-name="T23">AND...</text:span></text:span></text:p>
      <text:p text:style-name="P14"><text:span text:style-name="MathematicaFormatStandardForm"><text:span text:style-name="T17"/></text:span></text:p>
      <text:p text:style-name="P14"><text:span text:style-name="MathematicaFormatStandardForm"><text:span text:style-name="T17"><draw:frame draw:style-name="fr4" draw:name="Object57" text:anchor-type="as-char" svg:y="-0.3591in" svg:width="2.128in" svg:height="0.5201in" draw:z-index="102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14"><text:span text:style-name="MathematicaFormatStandardForm"><text:span text:style-name="T17"/></text:span></text:p>
      <text:p text:style-name="P14"><text:span text:style-name="MathematicaFormatStandardForm"><text:span text:style-name="T17"><draw:frame draw:style-name="fr4" draw:name="Object58" text:anchor-type="as-char" svg:y="-0.2437in" svg:width="1.2425in" svg:height="0.4055in" draw:z-index="103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14"><text:span text:style-name="MathematicaFormatStandardForm"><text:span text:style-name="T17"/></text:span></text:p>
      <text:p text:style-name="P16"><text:span text:style-name="MathematicaFormatStandardForm"><text:span text:style-name="T17"><draw:frame draw:style-name="fr4" draw:name="Object59" text:anchor-type="as-char" svg:y="-0.3591in" svg:width="1.4335in" svg:height="0.5201in" draw:z-index="104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16"><text:span text:style-name="MathematicaFormatStandardForm"><text:span text:style-name="T17"/></text:span></text:p>
      <text:p text:style-name="P16"><text:span text:style-name="MathematicaFormatStandardForm"><text:span text:style-name="T17"><draw:frame draw:style-name="fr4" draw:name="Object60" text:anchor-type="as-char" svg:y="-0.2252in" svg:width="1.3717in" svg:height="0.3862in" draw:z-index="105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244"><text:span text:style-name="MathematicaFormatStandardForm"><text:span text:style-name="T36"><draw:frame draw:style-name="fr5" draw:name="Object645" text:anchor-type="as-char" svg:y="-0.1693in" svg:width="3.6319in" svg:height="0.35in" draw:z-index="106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17"><text:span text:style-name="MathematicaFormatStandardForm"><text:span text:style-name="T36"/></text:span></text:p>
      <text:p text:style-name="P17"><text:span text:style-name="MathematicaFormatStandardForm"><text:span text:style-name="T36"><draw:frame draw:style-name="fr6" draw:name="Object638" text:anchor-type="as-char" svg:y="-0.2354in" svg:width="3.6154in" svg:height="0.4264in" draw:z-index="107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  <text:p text:style-name="P17"><text:span text:style-name="MathematicaFormatStandardForm"><text:span text:style-name="T36"/></text:span></text:p>
      <text:p text:style-name="P17"><text:span text:style-name="MathematicaFormatStandardForm"><text:span text:style-name="T36"><draw:frame draw:style-name="fr5" draw:name="Object62" text:anchor-type="as-char" svg:y="-0.2193in" svg:width="3.9591in" svg:height="0.4in" draw:z-index="108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268"><text:span text:style-name="MathematicaFormatStandardForm"><text:span text:style-name="T40"><draw:frame draw:style-name="fr2" draw:name="Object34" text:anchor-type="as-char" svg:y="-0.1244in" svg:width="0.5866in" svg:height="0.1752in" draw:z-index="109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181"><text:span text:style-name="MathematicaFormatStandardForm"><text:span text:style-name="T40"/></text:span></text:p>
      <text:p text:style-name="P181"><text:span text:style-name="MathematicaFormatStandardForm"><text:span text:style-name="T40"><draw:frame draw:style-name="fr2" draw:name="Object64" text:anchor-type="as-char" svg:y="-0.1244in" svg:width="0.7799in" svg:height="0.1752in" draw:z-index="110"><draw:object xlink:href="./Object 77" xlink:type="simple" xlink:show="embed" xlink:actuate="onLoad"/><draw:image xlink:href="./ObjectReplacements/Object 77" xlink:type="simple" xlink:show="embed" xlink:actuate="onLoad"/><svg:desc>formula</svg:desc></draw:frame></text:span></text:span></text:p>
      <text:p text:style-name="P181"><text:span text:style-name="MathematicaFormatStandardForm"><text:span text:style-name="T40"/></text:span></text:p>
      <text:p text:style-name="P181"><text:span text:style-name="MathematicaFormatStandardForm"><text:span text:style-name="T40"><draw:frame draw:style-name="fr2" draw:name="Object65" text:anchor-type="as-char" svg:y="-0.2252in" svg:width="2.2283in" svg:height="0.3492in" draw:z-index="111"><draw:object xlink:href="./Object 78" xlink:type="simple" xlink:show="embed" xlink:actuate="onLoad"/><draw:image xlink:href="./ObjectReplacements/Object 78" xlink:type="simple" xlink:show="embed" xlink:actuate="onLoad"/><svg:desc>formula</svg:desc></draw:frame></text:span></text:span></text:p>
      <text:p text:style-name="P181"><text:span text:style-name="MathematicaFormatStandardForm"><text:span text:style-name="T40"/></text:span></text:p>
      <text:p text:style-name="P182"><text:span text:style-name="MathematicaFormatStandardForm"><text:span text:style-name="T40"><draw:frame draw:style-name="fr2" draw:name="Object66" text:anchor-type="as-char" svg:y="-0.1437in" svg:width="1.2752in" svg:height="0.1945in" draw:z-index="112"><draw:object xlink:href="./Object 79" xlink:type="simple" xlink:show="embed" xlink:actuate="onLoad"/><draw:image xlink:href="./ObjectReplacements/Object 79" xlink:type="simple" xlink:show="embed" xlink:actuate="onLoad"/><svg:desc>formula</svg:desc></draw:frame></text:span></text:span></text:p>
      <text:p text:style-name="P344"><text:span text:style-name="MathematicaFormatStandardForm"><text:span text:style-name="T40"/></text:span></text:p>
      <text:p text:style-name="P182"><text:span text:style-name="MathematicaFormatStandardForm"><text:span text:style-name="T40"/></text:span></text:p>
      <text:p text:style-name="P182"><text:span text:style-name="MathematicaFormatStandardForm"><text:span text:style-name="T40"/></text:span></text:p>
      <text:p text:style-name="P182"><text:span text:style-name="MathematicaFormatStandardForm"><text:span text:style-name="T40"/></text:span></text:p>
      <text:p text:style-name="P182"><text:span text:style-name="MathematicaFormatStandardForm"><text:span text:style-name="T40"><draw:frame draw:style-name="fr2" draw:name="Object69" text:anchor-type="as-char" svg:y="-0.1244in" svg:width="0.7846in" svg:height="0.1752in" draw:z-index="113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span></text:p>
      <text:p text:style-name="P182"><text:span text:style-name="MathematicaFormatStandardForm"><text:span text:style-name="T40"/></text:span></text:p>
      <text:p text:style-name="P182"><text:span text:style-name="MathematicaFormatStandardForm"><text:span text:style-name="T40"><draw:frame draw:style-name="fr2" draw:name="Object70" text:anchor-type="as-char" svg:y="-0.1244in" svg:width="1.1772in" svg:height="0.1752in" draw:z-index="114"><draw:object xlink:href="./Object 83" xlink:type="simple" xlink:show="embed" xlink:actuate="onLoad"/><draw:image xlink:href="./ObjectReplacements/Object 83" xlink:type="simple" xlink:show="embed" xlink:actuate="onLoad"/><svg:desc>formula</svg:desc></draw:frame></text:span></text:span></text:p>
      <text:p text:style-name="P182"><text:span text:style-name="MathematicaFormatStandardForm"><text:span text:style-name="T40"/></text:span></text:p>
      <text:p text:style-name="P182"><text:span text:style-name="MathematicaFormatStandardForm"><text:span text:style-name="T40"><draw:frame draw:style-name="fr2" draw:name="Object68" text:anchor-type="as-char" svg:y="-0.2252in" svg:width="3.022in" svg:height="0.3492in" draw:z-index="115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/text:p>
      <text:p text:style-name="P182"><text:span text:style-name="MathematicaFormatStandardForm"><text:span text:style-name="T40"/></text:span></text:p>
      <text:p text:style-name="P182"><text:span text:style-name="MathematicaFormatStandardForm"><text:span text:style-name="T40"/></text:span></text:p>
      <text:p text:style-name="P182"><text:span text:style-name="MathematicaFormatStandardForm"><text:span text:style-name="T40"><draw:frame draw:style-name="fr2" draw:name="Object67" text:anchor-type="as-char" svg:y="-0.1244in" svg:width="1.6346in" svg:height="0.1752in" draw:z-index="116"><draw:object xlink:href="./Object 80" xlink:type="simple" xlink:show="embed" xlink:actuate="onLoad"/><draw:image xlink:href="./ObjectReplacements/Object 80" xlink:type="simple" xlink:show="embed" xlink:actuate="onLoad"/><svg:desc>formula</svg:desc></draw:frame></text:span></text:span></text:p>
      <text:p text:style-name="P182"><text:span text:style-name="MathematicaFormatStandardForm"><text:span text:style-name="T40"/></text:span></text:p>
      <text:p text:style-name="P182"><text:span text:style-name="MathematicaFormatStandardForm"><text:span text:style-name="T40"><draw:frame draw:style-name="fr2" draw:name="Object71" text:anchor-type="as-char" svg:y="-0.1244in" svg:width="1.6346in" svg:height="0.1752in" draw:z-index="117"><draw:object xlink:href="./Object 84" xlink:type="simple" xlink:show="embed" xlink:actuate="onLoad"/><draw:image xlink:href="./ObjectReplacements/Object 84" xlink:type="simple" xlink:show="embed" xlink:actuate="onLoad"/><svg:desc>formula</svg:desc></draw:frame></text:span></text:span></text:p>
      <text:p text:style-name="P182"><text:span text:style-name="MathematicaFormatStandardForm"><text:span text:style-name="T40"/></text:span></text:p>
      <text:p text:style-name="P183"><text:span text:style-name="MathematicaFormatStandardForm"><text:span text:style-name="T40"><draw:frame draw:style-name="fr2" draw:name="Object72" text:anchor-type="as-char" svg:y="-0.2252in" svg:width="3.9846in" svg:height="0.3492in" draw:z-index="118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span></text:p>
      <text:p text:style-name="P183"><text:span text:style-name="MathematicaFormatStandardForm"><text:span text:style-name="T40"/></text:span></text:p>
      <text:p text:style-name="P183"><text:span text:style-name="MathematicaFormatStandardForm"><text:span text:style-name="T40"><draw:frame draw:style-name="fr2" draw:name="Object73" text:anchor-type="as-char" svg:y="-0.2252in" svg:width="3.6453in" svg:height="0.3543in" draw:z-index="119"><draw:object xlink:href="./Object 86" xlink:type="simple" xlink:show="embed" xlink:actuate="onLoad"/><draw:image xlink:href="./ObjectReplacements/Object 86" xlink:type="simple" xlink:show="embed" xlink:actuate="onLoad"/><svg:desc>formula</svg:desc></draw:frame></text:span></text:span></text:p>
      <text:p text:style-name="P269"><text:span text:style-name="MathematicaFormatStandardForm"><text:span text:style-name="T20"><draw:frame draw:style-name="fr4" draw:name="Object74" text:anchor-type="as-char" svg:y="-0.3161in" svg:width="2.222in" svg:height="0.5217in" draw:z-index="120"><draw:object xlink:href="./Object 87" xlink:type="simple" xlink:show="embed" xlink:actuate="onLoad"/><draw:image xlink:href="./ObjectReplacements/Object 87" xlink:type="simple" xlink:show="embed" xlink:actuate="onLoad"/><svg:desc>formula</svg:desc></draw:frame></text:span></text:span></text:p>
      <text:p text:style-name="P184"><text:span text:style-name="MathematicaFormatStandardForm"><text:span text:style-name="T20"/></text:span></text:p>
      <text:p text:style-name="P184"><text:span text:style-name="MathematicaFormatStandardForm"><text:span text:style-name="T20"><draw:frame draw:style-name="fr4" draw:name="Object75" text:anchor-type="as-char" svg:y="-0.3055in" svg:width="4.0091in" svg:height="0.511in" draw:z-index="121"><draw:object xlink:href="./Object 88" xlink:type="simple" xlink:show="embed" xlink:actuate="onLoad"/><draw:image xlink:href="./ObjectReplacements/Object 88" xlink:type="simple" xlink:show="embed" xlink:actuate="onLoad"/><svg:desc>formula</svg:desc></draw:frame></text:span></text:span></text:p>
      <text:p text:style-name="P184"><text:span text:style-name="MathematicaFormatStandardForm"><text:span text:style-name="T20"/></text:span></text:p>
      <text:p text:style-name="P185"><text:span text:style-name="MathematicaFormatStandardForm"><text:span text:style-name="T20"><draw:frame draw:style-name="fr4" draw:name="Object76" text:anchor-type="as-char" svg:y="-0.3055in" svg:width="4.2909in" svg:height="0.511in" draw:z-index="122"><draw:object xlink:href="./Object 89" xlink:type="simple" xlink:show="embed" xlink:actuate="onLoad"/><draw:image xlink:href="./ObjectReplacements/Object 89" xlink:type="simple" xlink:show="embed" xlink:actuate="onLoad"/><svg:desc>formula</svg:desc></draw:frame></text:span></text:span></text:p>
      <text:p text:style-name="P185"><text:span text:style-name="MathematicaFormatStandardForm"><text:span text:style-name="T20"/></text:span></text:p>
      <text:p text:style-name="P185"><text:span text:style-name="MathematicaFormatStandardForm"><text:span text:style-name="T20"><draw:frame draw:style-name="fr4" draw:name="Object77" text:anchor-type="as-char" svg:y="-0.3055in" svg:width="4.1689in" svg:height="0.511in" draw:z-index="123"><draw:object xlink:href="./Object 90" xlink:type="simple" xlink:show="embed" xlink:actuate="onLoad"/><draw:image xlink:href="./ObjectReplacements/Object 90" xlink:type="simple" xlink:show="embed" xlink:actuate="onLoad"/><svg:desc>formula</svg:desc></draw:frame></text:span></text:span></text:p>
      <text:p text:style-name="P185"><text:span text:style-name="MathematicaFormatStandardForm"><text:span text:style-name="T20"/></text:span></text:p>
      <text:p text:style-name="P187"><text:span text:style-name="MathematicaFormatStandardForm"><text:span text:style-name="T20"><draw:frame draw:style-name="fr4" draw:name="Object93" text:anchor-type="as-char" svg:y="-0.3055in" svg:width="1.9161in" svg:height="0.511in" draw:z-index="124"><draw:object xlink:href="./Object 107" xlink:type="simple" xlink:show="embed" xlink:actuate="onLoad"/><draw:image xlink:href="./ObjectReplacements/Object 107" xlink:type="simple" xlink:show="embed" xlink:actuate="onLoad"/><svg:desc>formula</svg:desc></draw:frame></text:span></text:span></text:p>
      <text:p text:style-name="P188"><text:span text:style-name="MathematicaFormatStandardForm"><text:span text:style-name="T20"/></text:span></text:p>
      <text:p text:style-name="P188"><text:span text:style-name="MathematicaFormatStandardForm"><text:span text:style-name="T20"><draw:frame draw:style-name="fr4" draw:name="Object106" text:anchor-type="as-char" svg:y="-0.3055in" svg:width="1.6437in" svg:height="0.511in" draw:z-index="125"><draw:object xlink:href="./Object 120" xlink:type="simple" xlink:show="embed" xlink:actuate="onLoad"/><draw:image xlink:href="./ObjectReplacements/Object 120" xlink:type="simple" xlink:show="embed" xlink:actuate="onLoad"/><svg:desc>formula</svg:desc></draw:frame></text:span></text:span></text:p>
      <text:p text:style-name="P188"><text:span text:style-name="MathematicaFormatStandardForm"><text:span text:style-name="T20"/></text:span></text:p>
      <text:p text:style-name="P34"><text:span text:style-name="MathematicaFormatStandardForm"><text:span text:style-name="T37"><draw:frame draw:style-name="fr2" draw:name="Object94" text:anchor-type="as-char" svg:y="-0.1425in" svg:width="2.5134in" svg:height="0.2965in" draw:z-index="126"><draw:object xlink:href="./Object 108" xlink:type="simple" xlink:show="embed" xlink:actuate="onLoad"/><draw:image xlink:href="./ObjectReplacements/Object 108" xlink:type="simple" xlink:show="embed" xlink:actuate="onLoad"/><svg:desc>formula</svg:desc></draw:frame></text:span></text:span></text:p>
      <text:p text:style-name="P185"><text:span text:style-name="MathematicaFormatStandardForm"><text:span text:style-name="T20"/></text:span></text:p>
      <text:p text:style-name="P186"><text:span text:style-name="MathematicaFormatStandardForm"><text:span text:style-name="T20"/></text:span></text:p>
      <text:p text:style-name="P245"><text:span text:style-name="MathematicaFormatStandardForm"><text:span text:style-name="T1"><draw:frame draw:style-name="fr1" draw:name="Object82" text:anchor-type="as-char" svg:y="-0.1437in" svg:width="2.8283in" svg:height="0.2839in" draw:z-index="127"><draw:object xlink:href="./Object 96" xlink:type="simple" xlink:show="embed" xlink:actuate="onLoad"/><draw:image xlink:href="./ObjectReplacements/Object 96" xlink:type="simple" xlink:show="embed" xlink:actuate="onLoad"/><svg:desc>formula</svg:desc></draw:frame></text:span></text:span></text:p>
      <text:p text:style-name="P20"/>
      <text:p text:style-name="P20"><text:span text:style-name="MathematicaFormatStandardForm"><text:span text:style-name="T1"><draw:frame draw:style-name="fr1" draw:name="Object81" text:anchor-type="as-char" svg:y="-0.1437in" svg:width="4.1272in" svg:height="0.2839in" draw:z-index="128"><draw:object xlink:href="./Object 95" xlink:type="simple" xlink:show="embed" xlink:actuate="onLoad"/><draw:image xlink:href="./ObjectReplacements/Object 95" xlink:type="simple" xlink:show="embed" xlink:actuate="onLoad"/><svg:desc>formula</svg:desc></draw:frame></text:span></text:span></text:p>
      <text:p text:style-name="P19"><text:span text:style-name="MathematicaFormatStandardForm"><text:span text:style-name="T1"/></text:span></text:p>
      <text:p text:style-name="P19"><text:span text:style-name="MathematicaFormatStandardForm"><text:span text:style-name="T1"><draw:frame draw:style-name="fr1" draw:name="Object629" text:anchor-type="as-char" svg:y="-0.1437in" svg:width="3.728in" svg:height="0.2839in" draw:z-index="129"><draw:object xlink:href="./Object 92" xlink:type="simple" xlink:show="embed" xlink:actuate="onLoad"/><draw:image xlink:href="./ObjectReplacements/Object 92" xlink:type="simple" xlink:show="embed" xlink:actuate="onLoad"/><svg:desc>formula</svg:desc></draw:frame></text:span></text:span></text:p>
      <text:p text:style-name="P19"/>
      <text:p text:style-name="P19"><text:span text:style-name="MathematicaFormatStandardForm"><text:span text:style-name="T1"><draw:frame draw:style-name="fr1" draw:name="Object634" text:anchor-type="as-char" svg:y="-0.1437in" svg:width="5.5425in" svg:height="0.2839in" draw:z-index="130"><draw:object xlink:href="./Object 93" xlink:type="simple" xlink:show="embed" xlink:actuate="onLoad"/><draw:image xlink:href="./ObjectReplacements/Object 93" xlink:type="simple" xlink:show="embed" xlink:actuate="onLoad"/><svg:desc>formula</svg:desc></draw:frame></text:span></text:span></text:p>
      <text:p text:style-name="P19"/>
      <text:p text:style-name="P19">...</text:p>
      <text:p text:style-name="P19"/>
      <text:p text:style-name="P19"><text:span text:style-name="MathematicaFormatStandardForm"><text:span text:style-name="T1"><draw:frame draw:style-name="fr1" draw:name="Object80" text:anchor-type="as-char" svg:y="-0.1437in" svg:width="6.8535in" svg:height="0.2839in" draw:z-index="131"><draw:object xlink:href="./Object 94" xlink:type="simple" xlink:show="embed" xlink:actuate="onLoad"/><draw:image xlink:href="./ObjectReplacements/Object 94" xlink:type="simple" xlink:show="embed" xlink:actuate="onLoad"/><svg:desc>formula</svg:desc></draw:frame></text:span></text:span></text:p>
      <text:p text:style-name="P19"/>
      <text:p text:style-name="P19"><text:span text:style-name="MathematicaFormatStandardForm"><text:span text:style-name="T1"><draw:frame draw:style-name="fr1" draw:name="Object79" text:anchor-type="as-char" svg:y="-0.1437in" svg:width="4.9717in" svg:height="0.2839in" draw:z-index="132"><draw:object xlink:href="./Object 91" xlink:type="simple" xlink:show="embed" xlink:actuate="onLoad"/><draw:image xlink:href="./ObjectReplacements/Object 91" xlink:type="simple" xlink:show="embed" xlink:actuate="onLoad"/><svg:desc>formula</svg:desc></draw:frame></text:span></text:span></text:p>
      <text:p text:style-name="P289"><text:span text:style-name="MathematicaFormatStandardForm"><text:span text:style-name="T20"><draw:frame draw:style-name="fr1" draw:name="Object87" text:anchor-type="as-char" svg:y="-0.2339in" svg:width="2.7437in" svg:height="0.389in" draw:z-index="133"><draw:object xlink:href="./Object 101" xlink:type="simple" xlink:show="embed" xlink:actuate="onLoad"/><draw:image xlink:href="./ObjectReplacements/Object 101" xlink:type="simple" xlink:show="embed" xlink:actuate="onLoad"/><svg:desc>formula</svg:desc></draw:frame></text:span></text:span><text:span text:style-name="MathematicaFormatStandardForm"><text:span text:style-name="T19">(abelian group)</text:span></text:span></text:p>
      <text:p text:style-name="P21"><text:span text:style-name="MathematicaFormatStandardForm"><text:span text:style-name="T36"/></text:span></text:p>
      <text:p text:style-name="P21"><text:span text:style-name="MathematicaFormatStandardForm"><text:span text:style-name="T36"><draw:frame draw:style-name="fr2" draw:name="Object83" text:anchor-type="as-char" svg:y="-0.2374in" svg:width="1.0453in" svg:height="0.3783in" draw:z-index="134"><draw:object xlink:href="./Object 97" xlink:type="simple" xlink:show="embed" xlink:actuate="onLoad"/><draw:image xlink:href="./ObjectReplacements/Object 97" xlink:type="simple" xlink:show="embed" xlink:actuate="onLoad"/><svg:desc>formula</svg:desc></draw:frame></text:span></text:span></text:p>
      <text:p text:style-name="P21"><text:span text:style-name="MathematicaFormatStandardForm"><text:span text:style-name="T36"/></text:span></text:p>
      <text:p text:style-name="P21"><text:span text:style-name="MathematicaFormatStandardForm"><text:span text:style-name="T36"><draw:frame draw:style-name="fr2" draw:name="Object84" text:anchor-type="as-char" svg:y="-0.2374in" svg:width="2.3654in" svg:height="0.272in" draw:z-index="135"><draw:object xlink:href="./Object 98" xlink:type="simple" xlink:show="embed" xlink:actuate="onLoad"/><draw:image xlink:href="./ObjectReplacements/Object 98" xlink:type="simple" xlink:show="embed" xlink:actuate="onLoad"/><svg:desc>formula</svg:desc></draw:frame></text:span></text:span></text:p>
      <text:p text:style-name="P21"><text:span text:style-name="MathematicaFormatStandardForm"><text:span text:style-name="T36"/></text:span></text:p>
      <text:p text:style-name="P21"><text:span text:style-name="MathematicaFormatStandardForm"><text:span text:style-name="T36"><draw:frame draw:style-name="fr2" draw:name="Object85" text:anchor-type="as-char" svg:y="-0.2374in" svg:width="1.9307in" svg:height="0.272in" draw:z-index="136"><draw:object xlink:href="./Object 99" xlink:type="simple" xlink:show="embed" xlink:actuate="onLoad"/><draw:image xlink:href="./ObjectReplacements/Object 99" xlink:type="simple" xlink:show="embed" xlink:actuate="onLoad"/><svg:desc>formula</svg:desc></draw:frame></text:span></text:span></text:p>
      <text:p text:style-name="P21"><text:span text:style-name="MathematicaFormatStandardForm"><text:span text:style-name="T36"/></text:span></text:p>
      <text:p text:style-name="P21"><text:span text:style-name="MathematicaFormatStandardForm"><text:span text:style-name="T36"/></text:span></text:p>
      <text:p text:style-name="P21"><text:span text:style-name="MathematicaFormatStandardForm"><text:span text:style-name="T36"><draw:frame draw:style-name="fr2" draw:name="Object86" text:anchor-type="as-char" svg:y="-0.2374in" svg:width="1.3283in" svg:height="0.3783in" draw:z-index="137"><draw:object xlink:href="./Object 100" xlink:type="simple" xlink:show="embed" xlink:actuate="onLoad"/><draw:image xlink:href="./ObjectReplacements/Object 100" xlink:type="simple" xlink:show="embed" xlink:actuate="onLoad"/><svg:desc>formula</svg:desc></draw:frame></text:span></text:span></text:p>
      <text:p text:style-name="P320"><text:span text:style-name="MathematicaFormatStandardForm"><text:span text:style-name="T37"/></text:span></text:p>
      <text:p text:style-name="P320"><text:span text:style-name="MathematicaFormatStandardForm"><text:span text:style-name="T20"><draw:frame draw:style-name="fr1" draw:name="Object102" text:anchor-type="as-char" svg:y="-0.1437in" svg:width="1.098in" svg:height="0.2984in" draw:z-index="138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span></text:p>
      <text:p text:style-name="P21"><text:span text:style-name="MathematicaFormatStandardForm"><text:span text:style-name="T36"/></text:span></text:p>
      <text:p text:style-name="P33"><text:span text:style-name="MathematicaFormatStandardForm"><text:span text:style-name="T36"><draw:frame draw:style-name="fr2" draw:name="Object103" text:anchor-type="as-char" svg:y="-0.1437in" svg:width="1.6319in" svg:height="0.2984in" draw:z-index="139"><draw:object xlink:href="./Object 117" xlink:type="simple" xlink:show="embed" xlink:actuate="onLoad"/><draw:image xlink:href="./ObjectReplacements/Object 117" xlink:type="simple" xlink:show="embed" xlink:actuate="onLoad"/><svg:desc>formula</svg:desc></draw:frame></text:span></text:span></text:p>
      <text:p text:style-name="P21"><text:span text:style-name="MathematicaFormatStandardForm"><text:span text:style-name="T36"/></text:span></text:p>
      <text:p text:style-name="P22"><text:span text:style-name="MathematicaFormatStandardForm"><text:span text:style-name="T36"><draw:frame draw:style-name="fr2" draw:name="Object91" text:anchor-type="as-char" svg:y="-0.1437in" svg:width="1.1228in" svg:height="0.2984in" draw:z-index="140"><draw:object xlink:href="./Object 105" xlink:type="simple" xlink:show="embed" xlink:actuate="onLoad"/><draw:image xlink:href="./ObjectReplacements/Object 105" xlink:type="simple" xlink:show="embed" xlink:actuate="onLoad"/><svg:desc>formula</svg:desc></draw:frame></text:span></text:span></text:p>
      <text:p text:style-name="P21"><text:span text:style-name="MathematicaFormatStandardForm"><text:span text:style-name="T36"/></text:span></text:p>
      <text:p text:style-name="P318"><text:span text:style-name="MathematicaFormatStandardForm"><text:span text:style-name="T17"><draw:frame draw:style-name="fr1" draw:name="Object88" text:anchor-type="as-char" svg:y="-0.1244in" svg:width="2.7047in" svg:height="0.2791in" draw:z-index="141"><draw:object xlink:href="./Object 102" xlink:type="simple" xlink:show="embed" xlink:actuate="onLoad"/><draw:image xlink:href="./ObjectReplacements/Object 102" xlink:type="simple" xlink:show="embed" xlink:actuate="onLoad"/><svg:desc>formula</svg:desc></draw:frame></text:span></text:span><text:span text:style-name="MathematicaFormatStandardForm"><text:span text:style-name="T19">(abelian group)</text:span></text:span></text:p>
      <text:p text:style-name="P319"><text:span text:style-name="MathematicaFormatStandardForm"><text:span text:style-name="T19"/></text:span></text:p>
      <text:p text:style-name="P319"><text:span text:style-name="MathematicaFormatStandardForm"><text:span text:style-name="T17"><draw:frame draw:style-name="fr1" draw:name="Object89" text:anchor-type="as-char" svg:y="-0.3618in" svg:width="2.2272in" svg:height="0.502in" draw:z-index="142"><draw:object xlink:href="./Object 103" xlink:type="simple" xlink:show="embed" xlink:actuate="onLoad"/><draw:image xlink:href="./ObjectReplacements/Object 103" xlink:type="simple" xlink:show="embed" xlink:actuate="onLoad"/><svg:desc>formula</svg:desc></draw:frame></text:span></text:span></text:p>
      <text:p text:style-name="P319"><text:span text:style-name="MathematicaFormatStandardForm"><text:span text:style-name="T17"/></text:span></text:p>
      <text:p text:style-name="P319"><text:span text:style-name="MathematicaFormatStandardForm"><text:span text:style-name="T17"><draw:frame draw:style-name="fr1" draw:name="Object90" text:anchor-type="as-char" svg:y="-0.3618in" svg:width="4.0626in" svg:height="0.502in" draw:z-index="143"><draw:object xlink:href="./Object 104" xlink:type="simple" xlink:show="embed" xlink:actuate="onLoad"/><draw:image xlink:href="./ObjectReplacements/Object 104" xlink:type="simple" xlink:show="embed" xlink:actuate="onLoad"/><svg:desc>formula</svg:desc></draw:frame></text:span></text:span></text:p>
      <text:p text:style-name="P246"><text:span text:style-name="MathematicaFormatStandardForm"><text:span text:style-name="T1"><draw:frame draw:style-name="fr4" draw:name="Object92" text:anchor-type="as-char" svg:y="-0.372in" svg:width="2.2335in" svg:height="0.5335in" draw:z-index="144"><draw:object xlink:href="./Object 106" xlink:type="simple" xlink:show="embed" xlink:actuate="onLoad"/><draw:image xlink:href="./ObjectReplacements/Object 106" xlink:type="simple" xlink:show="embed" xlink:actuate="onLoad"/><svg:desc>formula</svg:desc></draw:frame></text:span></text:span></text:p>
      <text:p text:style-name="P247"><text:span text:style-name="MathematicaFormatStandardForm"><text:span text:style-name="T36"><draw:frame draw:style-name="fr2" draw:name="Object96" text:anchor-type="as-char" svg:y="-0.228in" svg:width="1.2866in" svg:height="0.3689in" draw:z-index="145"><draw:object xlink:href="./Object 110" xlink:type="simple" xlink:show="embed" xlink:actuate="onLoad"/><draw:image xlink:href="./ObjectReplacements/Object 110" xlink:type="simple" xlink:show="embed" xlink:actuate="onLoad"/><svg:desc>formula</svg:desc></draw:frame></text:span></text:span></text:p>
      <text:p text:style-name="P23"><text:span text:style-name="MathematicaFormatStandardForm"><text:span text:style-name="T36"/></text:span></text:p>
      <text:p text:style-name="P23"><text:span text:style-name="MathematicaFormatStandardForm"><text:span text:style-name="T36"><draw:frame draw:style-name="fr2" draw:name="Object95" text:anchor-type="as-char" svg:y="-0.228in" svg:width="1.2866in" svg:height="0.3689in" draw:z-index="146"><draw:object xlink:href="./Object 109" xlink:type="simple" xlink:show="embed" xlink:actuate="onLoad"/><draw:image xlink:href="./ObjectReplacements/Object 109" xlink:type="simple" xlink:show="embed" xlink:actuate="onLoad"/><svg:desc>formula</svg:desc></draw:frame></text:span></text:span></text:p>
      <text:p text:style-name="P23"><text:span text:style-name="MathematicaFormatStandardForm"><text:span text:style-name="T36"/></text:span></text:p>
      <text:p text:style-name="P23"><text:span text:style-name="MathematicaFormatStandardForm"><text:span text:style-name="T36"><draw:frame draw:style-name="fr2" draw:name="Object97" text:anchor-type="as-char" svg:y="-0.228in" svg:width="1.2102in" svg:height="0.3689in" draw:z-index="147"><draw:object xlink:href="./Object 111" xlink:type="simple" xlink:show="embed" xlink:actuate="onLoad"/><draw:image xlink:href="./ObjectReplacements/Object 111" xlink:type="simple" xlink:show="embed" xlink:actuate="onLoad"/><svg:desc>formula</svg:desc></draw:frame></text:span></text:span><text:span text:style-name="MathematicaFormatStandardForm"><text:span text:style-name="T42">where</text:span></text:span><text:span text:style-name="MathematicaFormatStandardForm"><text:span text:style-name="T36"><draw:frame draw:style-name="fr2" draw:name="Object98" text:anchor-type="as-char" svg:y="-0.1244in" svg:width="0.3673in" svg:height="0.1591in" draw:z-index="148"><draw:object xlink:href="./Object 112" xlink:type="simple" xlink:show="embed" xlink:actuate="onLoad"/><draw:image xlink:href="./ObjectReplacements/Object 112" xlink:type="simple" xlink:show="embed" xlink:actuate="onLoad"/><svg:desc>formula</svg:desc></draw:frame></text:span></text:span><text:span text:style-name="MathematicaFormatStandardForm"><text:span text:style-name="T42">is the number of prime factors of j</text:span></text:span></text:p>
      <text:p text:style-name="P24"><text:span text:style-name="MathematicaFormatStandardForm"><text:span text:style-name="T36"><draw:frame draw:style-name="fr2" draw:name="Object99" text:anchor-type="as-char" svg:y="-0.2083in" svg:width="1.2846in" svg:height="0.3492in" draw:z-index="149"><draw:object xlink:href="./Object 113" xlink:type="simple" xlink:show="embed" xlink:actuate="onLoad"/><draw:image xlink:href="./ObjectReplacements/Object 113" xlink:type="simple" xlink:show="embed" xlink:actuate="onLoad"/><svg:desc>formula</svg:desc></draw:frame></text:span></text:span></text:p>
      <text:p text:style-name="P24"><text:span text:style-name="MathematicaFormatStandardForm"><text:span text:style-name="T36"/></text:span></text:p>
      <text:p text:style-name="P24"><text:span text:style-name="MathematicaFormatStandardForm"><text:span text:style-name="T36">…</text:span></text:span></text:p>
      <text:p text:style-name="P24"><text:span text:style-name="MathematicaFormatStandardForm"><text:span text:style-name="T36"/></text:span></text:p>
      <text:p text:style-name="P25"><text:span text:style-name="MathematicaFormatStandardForm"><text:span text:style-name="T36"><draw:frame draw:style-name="fr2" draw:name="Object101" text:anchor-type="as-char" svg:y="-0.2083in" svg:width="1.1717in" svg:height="0.4575in" draw:z-index="150"><draw:object xlink:href="./Object 115" xlink:type="simple" xlink:show="embed" xlink:actuate="onLoad"/><draw:image xlink:href="./ObjectReplacements/Object 115" xlink:type="simple" xlink:show="embed" xlink:actuate="onLoad"/><svg:desc>formula</svg:desc></draw:frame></text:span></text:span></text:p>
      <text:p text:style-name="P26"><text:span text:style-name="MathematicaFormatStandardForm"><text:span text:style-name="T36"/></text:span></text:p>
      <text:p text:style-name="P54"><text:span text:style-name="MathematicaFormatStandardForm"><text:span text:style-name="T36"><draw:frame draw:style-name="fr2" draw:name="Object182" text:anchor-type="as-char" svg:y="-0.1437in" svg:width="1.6465in" svg:height="0.2957in" draw:z-index="151"><draw:object xlink:href="./Object 195" xlink:type="simple" xlink:show="embed" xlink:actuate="onLoad"/><draw:image xlink:href="./ObjectReplacements/Object 195" xlink:type="simple" xlink:show="embed" xlink:actuate="onLoad"/><svg:desc>formula</svg:desc></draw:frame></text:span></text:span></text:p>
      <text:p text:style-name="P26"><text:span text:style-name="MathematicaFormatStandardForm"><text:span text:style-name="T36"/></text:span></text:p>
      <text:p text:style-name="P27"><text:span text:style-name="MathematicaFormatStandardForm"><text:span text:style-name="T36"><draw:frame draw:style-name="fr2" draw:name="Object104" text:anchor-type="as-char" svg:y="-0.1437in" svg:width="1.4563in" svg:height="0.3102in" draw:z-index="152"><draw:object xlink:href="./Object 118" xlink:type="simple" xlink:show="embed" xlink:actuate="onLoad"/><draw:image xlink:href="./ObjectReplacements/Object 118" xlink:type="simple" xlink:show="embed" xlink:actuate="onLoad"/><svg:desc>formula</svg:desc></draw:frame></text:span></text:span></text:p>
      <text:p text:style-name="P27"><text:span text:style-name="MathematicaFormatStandardForm"><text:span text:style-name="T36"/></text:span></text:p>
      <text:p text:style-name="P28"><text:span text:style-name="MathematicaFormatStandardForm"><text:span text:style-name="T36"><draw:frame draw:style-name="fr2" draw:name="Object105" text:anchor-type="as-char" svg:y="-0.1425in" svg:width="2.411in" svg:height="0.2945in" draw:z-index="153"><draw:object xlink:href="./Object 119" xlink:type="simple" xlink:show="embed" xlink:actuate="onLoad"/><draw:image xlink:href="./ObjectReplacements/Object 119" xlink:type="simple" xlink:show="embed" xlink:actuate="onLoad"/><svg:desc>formula</svg:desc></draw:frame></text:span></text:span></text:p>
      <text:p text:style-name="P28"><text:span text:style-name="MathematicaFormatStandardForm"><text:span text:style-name="T36"/></text:span></text:p>
      <text:p text:style-name="P53"><text:span text:style-name="MathematicaFormatStandardForm"><text:span text:style-name="T36"><draw:frame draw:style-name="fr2" draw:name="Object6" text:anchor-type="as-char" svg:y="-0.1437in" svg:width="3.7638in" svg:height="0.2957in" draw:z-index="154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26"><text:span text:style-name="MathematicaFormatStandardForm"><text:span text:style-name="T36"/></text:span></text:p>
      <text:p text:style-name="P193">a2[n_, s_] := <text:s/>a2[n, s] = <text:s text:c="2"/>Sum[ j^-s k^(-2 s) MoebiusMu[k], {j, 1, n}, {k, 1, (n/j)^(1/2)}]</text:p>
      <text:p text:style-name="P193">fa[n_, s_] := fa[n, s] = a2[n, s] - a2[n - 1, s]</text:p>
      <text:p text:style-name="P193">ia2[n_, s_] := Sum[ fa[a, s] fa[b, 2 s] fa[c, 4 s] fa[d, 8 s] fa[e, 16 s] fa[f, 32 s], {a, 1, n}, {b, 1, (n/a)^(1/2)}, {c, 1, (n/(a b^2))^(1/4)}, {d, 1, (n/(a b^2 c^4))^(1/8)}, {e, 1, (n/(a b^2 c^4 d^8))^(1/16)}, {f, 1, (n/(a b^2 c^4 d^8 e^16))^(1/32)}]</text:p>
      <text:p text:style-name="P26"><text:span text:style-name="MathematicaFormatStandardForm"><text:span text:style-name="T36"/></text:span></text:p>
      <text:p text:style-name="P30"><text:span text:style-name="MathematicaFormatStandardForm"><text:span text:style-name="T36"><draw:frame draw:style-name="fr2" draw:name="Object111" text:anchor-type="as-char" svg:y="-0.228in" svg:width="1.2866in" svg:height="0.3689in" draw:z-index="155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span></text:p>
      <text:p text:style-name="P30"><text:span text:style-name="MathematicaFormatStandardForm"><text:span text:style-name="T36"/></text:span></text:p>
      <text:p text:style-name="P32"><text:span text:style-name="MathematicaFormatStandardForm"><text:span text:style-name="T36"><draw:frame draw:style-name="fr2" draw:name="Object100" text:anchor-type="as-char" svg:y="-0.228in" svg:width="0.998in" svg:height="0.4772in" draw:z-index="156"><draw:object xlink:href="./Object 114" xlink:type="simple" xlink:show="embed" xlink:actuate="onLoad"/><draw:image xlink:href="./ObjectReplacements/Object 114" xlink:type="simple" xlink:show="embed" xlink:actuate="onLoad"/><svg:desc>formula</svg:desc></draw:frame></text:span></text:span></text:p>
      <text:p text:style-name="P26"><text:span text:style-name="MathematicaFormatStandardForm"><text:span text:style-name="T36"/></text:span></text:p>
      <text:p text:style-name="P29"><text:span text:style-name="MathematicaFormatStandardForm"><text:span text:style-name="T36"><draw:frame draw:style-name="fr2" draw:name="Object110" text:anchor-type="as-char" svg:y="-0.2492in" svg:width="1.5437in" svg:height="0.4161in" draw:z-index="157"><draw:object xlink:href="./Object 124" xlink:type="simple" xlink:show="embed" xlink:actuate="onLoad"/><draw:image xlink:href="./ObjectReplacements/Object 124" xlink:type="simple" xlink:show="embed" xlink:actuate="onLoad"/><svg:desc>formula</svg:desc></draw:frame></text:span></text:span></text:p>
      <text:p text:style-name="P29"><text:span text:style-name="MathematicaFormatStandardForm"><text:span text:style-name="T36"/></text:span></text:p>
      <text:p text:style-name="P31"><text:span text:style-name="MathematicaFormatStandardForm"><text:span text:style-name="T36"><draw:frame draw:style-name="fr2" draw:name="Object113" text:anchor-type="as-char" svg:y="-0.1827in" svg:width="1.4626in" svg:height="0.3228in" draw:z-index="158"><draw:object xlink:href="./Object 127" xlink:type="simple" xlink:show="embed" xlink:actuate="onLoad"/><draw:image xlink:href="./ObjectReplacements/Object 127" xlink:type="simple" xlink:show="embed" xlink:actuate="onLoad"/><svg:desc>formula</svg:desc></draw:frame></text:span></text:span></text:p>
      <text:p text:style-name="P29"><text:span text:style-name="MathematicaFormatStandardForm"><text:span text:style-name="T36"/></text:span></text:p>
      <text:p text:style-name="P31"><text:span text:style-name="MathematicaFormatStandardForm"><text:span text:style-name="T36"><draw:frame draw:style-name="fr2" draw:name="Object112" text:anchor-type="as-char" svg:y="-0.1425in" svg:width="2.6091in" svg:height="0.2965in" draw:z-index="159"><draw:object xlink:href="./Object 126" xlink:type="simple" xlink:show="embed" xlink:actuate="onLoad"/><draw:image xlink:href="./ObjectReplacements/Object 126" xlink:type="simple" xlink:show="embed" xlink:actuate="onLoad"/><svg:desc>formula</svg:desc></draw:frame></text:span></text:span></text:p>
      <text:p text:style-name="P248"><text:span text:style-name="MathematicaFormatStandardForm"><text:span text:style-name="T36"><draw:frame draw:style-name="fr2" draw:name="Object107" text:anchor-type="as-char" svg:y="-0.2374in" svg:width="1.2457in" svg:height="0.272in" draw:z-index="160"><draw:object xlink:href="./Object 121" xlink:type="simple" xlink:show="embed" xlink:actuate="onLoad"/><draw:image xlink:href="./ObjectReplacements/Object 121" xlink:type="simple" xlink:show="embed" xlink:actuate="onLoad"/><svg:desc>formula</svg:desc></draw:frame></text:span></text:span></text:p>
      <text:p text:style-name="P35"><text:span text:style-name="MathematicaFormatStandardForm"><text:span text:style-name="T36"/></text:span></text:p>
      <text:p text:style-name="P35"><text:span text:style-name="MathematicaFormatStandardForm"><text:span text:style-name="T36"><draw:frame draw:style-name="fr2" draw:name="Object108" text:anchor-type="as-char" svg:y="-0.2374in" svg:width="2.1717in" svg:height="0.272in" draw:z-index="161"><draw:object xlink:href="./Object 122" xlink:type="simple" xlink:show="embed" xlink:actuate="onLoad"/><draw:image xlink:href="./ObjectReplacements/Object 122" xlink:type="simple" xlink:show="embed" xlink:actuate="onLoad"/><svg:desc>formula</svg:desc></draw:frame></text:span></text:span></text:p>
      <text:p text:style-name="P35"><text:span text:style-name="MathematicaFormatStandardForm"><text:span text:style-name="T36"><draw:frame draw:style-name="fr2" draw:name="Object115" text:anchor-type="as-char" svg:y="-0.2492in" svg:width="1.4283in" svg:height="0.3902in" draw:z-index="162"><draw:object xlink:href="./Object 129" xlink:type="simple" xlink:show="embed" xlink:actuate="onLoad"/><draw:image xlink:href="./ObjectReplacements/Object 129" xlink:type="simple" xlink:show="embed" xlink:actuate="onLoad"/><svg:desc>formula</svg:desc></draw:frame></text:span></text:span></text:p>
      <text:p text:style-name="P35"><text:span text:style-name="MathematicaFormatStandardForm"><text:span text:style-name="T36"/></text:span></text:p>
      <text:p text:style-name="P35"><text:span text:style-name="MathematicaFormatStandardForm"><text:span text:style-name="T36"><draw:frame draw:style-name="fr2" draw:name="Object114" text:anchor-type="as-char" svg:y="-0.1244in" svg:width="1.2661in" svg:height="0.2791in" draw:z-index="163"><draw:object xlink:href="./Object 128" xlink:type="simple" xlink:show="embed" xlink:actuate="onLoad"/><draw:image xlink:href="./ObjectReplacements/Object 128" xlink:type="simple" xlink:show="embed" xlink:actuate="onLoad"/><svg:desc>formula</svg:desc></draw:frame></text:span></text:span></text:p>
      <text:p text:style-name="P35"><text:span text:style-name="MathematicaFormatStandardForm"><text:span text:style-name="T36"/></text:span></text:p>
      <text:p text:style-name="P35"><text:span text:style-name="MathematicaFormatStandardForm"><text:span text:style-name="T36"><draw:frame draw:style-name="fr2" draw:name="Object109" text:anchor-type="as-char" svg:y="-0.1555in" svg:width="1.4925in" svg:height="0.322in" draw:z-index="164"><draw:object xlink:href="./Object 123" xlink:type="simple" xlink:show="embed" xlink:actuate="onLoad"/><draw:image xlink:href="./ObjectReplacements/Object 123" xlink:type="simple" xlink:show="embed" xlink:actuate="onLoad"/><svg:desc>formula</svg:desc></draw:frame>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…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<draw:frame draw:style-name="fr2" draw:name="Object116" text:anchor-type="as-char" svg:y="-0.2374in" svg:width="1.2437in" svg:height="0.272in" draw:z-index="165"><draw:object xlink:href="./Object 130" xlink:type="simple" xlink:show="embed" xlink:actuate="onLoad"/><draw:image xlink:href="./ObjectReplacements/Object 130" xlink:type="simple" xlink:show="embed" xlink:actuate="onLoad"/><svg:desc>formula</svg:desc></draw:frame>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<draw:frame draw:style-name="fr2" draw:name="Object117" text:anchor-type="as-char" svg:y="-0.2492in" svg:width="1.4272in" svg:height="0.3902in" draw:z-index="166"><draw:object xlink:href="./Object 131" xlink:type="simple" xlink:show="embed" xlink:actuate="onLoad"/><draw:image xlink:href="./ObjectReplacements/Object 131" xlink:type="simple" xlink:show="embed" xlink:actuate="onLoad"/><svg:desc>formula</svg:desc></draw:frame>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<draw:frame draw:style-name="fr2" draw:name="Object119" text:anchor-type="as-char" svg:y="-0.1244in" svg:width="1.1917in" svg:height="0.2791in" draw:z-index="167"><draw:object xlink:href="./Object 133" xlink:type="simple" xlink:show="embed" xlink:actuate="onLoad"/><draw:image xlink:href="./ObjectReplacements/Object 133" xlink:type="simple" xlink:show="embed" xlink:actuate="onLoad"/><svg:desc>formula</svg:desc></draw:frame>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<draw:frame draw:style-name="fr2" draw:name="Object118" text:anchor-type="as-char" svg:y="-0.1555in" svg:width="1.4902in" svg:height="0.322in" draw:z-index="168"><draw:object xlink:href="./Object 132" xlink:type="simple" xlink:show="embed" xlink:actuate="onLoad"/><draw:image xlink:href="./ObjectReplacements/Object 132" xlink:type="simple" xlink:show="embed" xlink:actuate="onLoad"/><svg:desc>formula</svg:desc></draw:frame>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…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<draw:frame draw:style-name="fr2" draw:name="Object120" text:anchor-type="as-char" svg:y="-0.2374in" svg:width="1.2654in" svg:height="0.272in" draw:z-index="169"><draw:object xlink:href="./Object 134" xlink:type="simple" xlink:show="embed" xlink:actuate="onLoad"/><draw:image xlink:href="./ObjectReplacements/Object 134" xlink:type="simple" xlink:show="embed" xlink:actuate="onLoad"/><svg:desc>formula</svg:desc></draw:frame>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<draw:frame draw:style-name="fr2" draw:name="Object121" text:anchor-type="as-char" svg:y="-0.2492in" svg:width="1.0693in" svg:height="0.3902in" draw:z-index="170"><draw:object xlink:href="./Object 135" xlink:type="simple" xlink:show="embed" xlink:actuate="onLoad"/><draw:image xlink:href="./ObjectReplacements/Object 135" xlink:type="simple" xlink:show="embed" xlink:actuate="onLoad"/><svg:desc>formula</svg:desc></draw:frame>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<draw:frame draw:style-name="fr2" draw:name="Object122" text:anchor-type="as-char" svg:y="-0.2083in" svg:width="0.9154in" svg:height="0.4575in" draw:z-index="171"><draw:object xlink:href="./Object 136" xlink:type="simple" xlink:show="embed" xlink:actuate="onLoad"/><draw:image xlink:href="./ObjectReplacements/Object 136" xlink:type="simple" xlink:show="embed" xlink:actuate="onLoad"/><svg:desc>formula</svg:desc></draw:frame>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<draw:frame draw:style-name="fr2" draw:name="Object123" text:anchor-type="as-char" svg:y="-0.1437in" svg:width="1.3028in" svg:height="0.3102in" draw:z-index="172"><draw:object xlink:href="./Object 137" xlink:type="simple" xlink:show="embed" xlink:actuate="onLoad"/><draw:image xlink:href="./ObjectReplacements/Object 137" xlink:type="simple" xlink:show="embed" xlink:actuate="onLoad"/><svg:desc>formula</svg:desc></draw:frame></text:span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/></text:span></text:p>
      <text:p text:style-name="P36"><text:span text:style-name="MathematicaFormatStandardForm"><text:span text:style-name="T36"><draw:frame draw:style-name="fr2" draw:name="Object124" text:anchor-type="as-char" svg:y="-0.2374in" svg:width="1.3264in" svg:height="0.272in" draw:z-index="173"><draw:object xlink:href="./Object 138" xlink:type="simple" xlink:show="embed" xlink:actuate="onLoad"/><draw:image xlink:href="./ObjectReplacements/Object 138" xlink:type="simple" xlink:show="embed" xlink:actuate="onLoad"/><svg:desc>formula</svg:desc></draw:frame></text:span></text:span></text:p>
      <text:p text:style-name="P249"><text:span text:style-name="MathematicaFormatStandardForm"><text:span text:style-name="T36"/></text:span></text:p>
      <text:p text:style-name="P37"><text:span text:style-name="MathematicaFormatStandardForm"><text:span text:style-name="T36"/></text:span></text:p>
      <text:p text:style-name="P38"><text:span text:style-name="MathematicaFormatStandardForm"><text:span text:style-name="T36"><draw:frame draw:style-name="fr2" draw:name="Object127" text:anchor-type="as-char" svg:y="-0.348in" svg:width="2.0583in" svg:height="0.5972in" draw:z-index="174"><draw:object xlink:href="./Object 141" xlink:type="simple" xlink:show="embed" xlink:actuate="onLoad"/><draw:image xlink:href="./ObjectReplacements/Object 141" xlink:type="simple" xlink:show="embed" xlink:actuate="onLoad"/><svg:desc>formula</svg:desc></draw:frame></text:span></text:span></text:p>
      <text:p text:style-name="P38"><text:span text:style-name="MathematicaFormatStandardForm"><text:span text:style-name="T36"/></text:span></text:p>
      <text:p text:style-name="P39"><text:span text:style-name="MathematicaFormatStandardForm"><text:span text:style-name="T36"><draw:frame draw:style-name="fr2" draw:name="Object128" text:anchor-type="as-char" svg:y="-0.3382in" svg:width="3.7043in" svg:height="0.4783in" draw:z-index="175"><draw:object xlink:href="./Object 142" xlink:type="simple" xlink:show="embed" xlink:actuate="onLoad"/><draw:image xlink:href="./ObjectReplacements/Object 142" xlink:type="simple" xlink:show="embed" xlink:actuate="onLoad"/><svg:desc>formula</svg:desc></draw:frame></text:span></text:span></text:p>
      <text:p text:style-name="P39"><text:span text:style-name="MathematicaFormatStandardForm"><text:span text:style-name="T36"/></text:span></text:p>
      <text:p text:style-name="P40"><text:span text:style-name="MathematicaFormatStandardForm"><text:span text:style-name="T36"><draw:frame draw:style-name="fr2" draw:name="Object129" text:anchor-type="as-char" svg:y="-0.35in" svg:width="2.0673in" svg:height="0.4902in" draw:z-index="176"><draw:object xlink:href="./Object 143" xlink:type="simple" xlink:show="embed" xlink:actuate="onLoad"/><draw:image xlink:href="./ObjectReplacements/Object 143" xlink:type="simple" xlink:show="embed" xlink:actuate="onLoad"/><svg:desc>formula</svg:desc></draw:frame></text:span></text:span></text:p>
      <text:p text:style-name="P40"><text:span text:style-name="MathematicaFormatStandardForm"><text:span text:style-name="T36"/></text:span></text:p>
      <text:p text:style-name="P41"><text:span text:style-name="MathematicaFormatStandardForm"><text:span text:style-name="T36"><draw:frame draw:style-name="fr2" draw:name="Object130" text:anchor-type="as-char" svg:y="-0.348in" svg:width="2.3728in" svg:height="0.5972in" draw:z-index="177"><draw:object xlink:href="./Object 144" xlink:type="simple" xlink:show="embed" xlink:actuate="onLoad"/><draw:image xlink:href="./ObjectReplacements/Object 144" xlink:type="simple" xlink:show="embed" xlink:actuate="onLoad"/><svg:desc>formula</svg:desc></draw:frame></text:span></text:span></text:p>
      <text:p text:style-name="P41"><text:span text:style-name="MathematicaFormatStandardForm"><text:span text:style-name="T36"/></text:span></text:p>
      <text:p text:style-name="P41"><text:span text:style-name="MathematicaFormatStandardForm"><text:span text:style-name="T36"><draw:frame draw:style-name="fr2" draw:name="Object132" text:anchor-type="as-char" svg:y="-0.348in" svg:width="2.7398in" svg:height="0.5972in" draw:z-index="178"><draw:object xlink:href="./Object 145" xlink:type="simple" xlink:show="embed" xlink:actuate="onLoad"/><draw:image xlink:href="./ObjectReplacements/Object 145" xlink:type="simple" xlink:show="embed" xlink:actuate="onLoad"/><svg:desc>formula</svg:desc></draw:frame></text:span></text:span></text:p>
      <text:p text:style-name="P41"><text:span text:style-name="MathematicaFormatStandardForm"><text:span text:style-name="T36"/></text:span></text:p>
      <text:p text:style-name="P43"><text:span text:style-name="MathematicaFormatStandardForm"><text:span text:style-name="T46">And another one. <text:s/>Suppose we define g(n) as</text:span></text:span></text:p>
      <text:p text:style-name="P43"><text:span text:style-name="MathematicaFormatStandardForm"><text:span text:style-name="T46"/></text:span></text:p>
      <text:p text:style-name="P43"><text:span text:style-name="MathematicaFormatStandardForm"><text:span text:style-name="T36"><draw:frame draw:style-name="fr2" draw:name="Object139" text:anchor-type="as-char" svg:y="-0.2339in" svg:width="0.8291in" svg:height="0.3752in" draw:z-index="179"><draw:object xlink:href="./Object 152" xlink:type="simple" xlink:show="embed" xlink:actuate="onLoad"/><draw:image xlink:href="./ObjectReplacements/Object 152" xlink:type="simple" xlink:show="embed" xlink:actuate="onLoad"/><svg:desc>formula</svg:desc></draw:frame></text:span></text:span></text:p>
      <text:p text:style-name="P43"><text:span text:style-name="MathematicaFormatStandardForm"><text:span text:style-name="T36"/></text:span></text:p>
      <text:p text:style-name="P43"><text:span text:style-name="MathematicaFormatStandardForm"><text:span text:style-name="T46">Then</text:span></text:span></text:p>
      <text:p text:style-name="P43"><text:span text:style-name="MathematicaFormatStandardForm"><text:span text:style-name="T46"/></text:span></text:p>
      <text:p text:style-name="P43"><draw:frame draw:style-name="fr2" draw:name="Object140" text:anchor-type="as-char" svg:y="-0.2339in" svg:width="1.6925in" svg:height="0.3752in" draw:z-index="180"><draw:object xlink:href="./Object 153" xlink:type="simple" xlink:show="embed" xlink:actuate="onLoad"/><draw:image xlink:href="./ObjectReplacements/Object 153" xlink:type="simple" xlink:show="embed" xlink:actuate="onLoad"/><svg:desc>formula</svg:desc></draw:frame></text:p>
      <text:p text:style-name="P43"/>
      <text:p text:style-name="P43">…</text:p>
      <text:p text:style-name="P43"/>
      <text:p text:style-name="P44"><text:span text:style-name="MathematicaFormatStandardForm"><text:span text:style-name="T36"><draw:frame draw:style-name="fr2" draw:name="Object141" text:anchor-type="as-char" svg:y="-0.3382in" svg:width="3.8783in" svg:height="0.4783in" draw:z-index="181"><draw:object xlink:href="./Object 154" xlink:type="simple" xlink:show="embed" xlink:actuate="onLoad"/><draw:image xlink:href="./ObjectReplacements/Object 154" xlink:type="simple" xlink:show="embed" xlink:actuate="onLoad"/><svg:desc>formula</svg:desc></draw:frame></text:span></text:span></text:p>
      <text:p text:style-name="P44"><text:span text:style-name="MathematicaFormatStandardForm"><text:span text:style-name="T36"/></text:span></text:p>
      <text:p text:style-name="P44"><text:span text:style-name="MathematicaFormatStandardForm"><text:span text:style-name="T36"><draw:frame draw:style-name="fr2" draw:name="Object142" text:anchor-type="as-char" svg:y="-0.348in" svg:width="2.1299in" svg:height="0.5972in" draw:z-index="182"><draw:object xlink:href="./Object 155" xlink:type="simple" xlink:show="embed" xlink:actuate="onLoad"/><draw:image xlink:href="./ObjectReplacements/Object 155" xlink:type="simple" xlink:show="embed" xlink:actuate="onLoad"/><svg:desc>formula</svg:desc></draw:frame></text:span></text:span></text:p>
      <text:p text:style-name="P250"><text:span text:style-name="MathematicaFormatStandardForm"><text:span text:style-name="T36"><draw:frame draw:style-name="fr2" draw:name="Object134" text:anchor-type="as-char" svg:y="-0.228in" svg:width="1.2866in" svg:height="0.3689in" draw:z-index="183"><draw:object xlink:href="./Object 147" xlink:type="simple" xlink:show="embed" xlink:actuate="onLoad"/><draw:image xlink:href="./ObjectReplacements/Object 147" xlink:type="simple" xlink:show="embed" xlink:actuate="onLoad"/><svg:desc>formula</svg:desc></draw:frame></text:span></text:span></text:p>
      <text:p text:style-name="P42"><text:span text:style-name="MathematicaFormatStandardForm"><text:span text:style-name="T36"/></text:span></text:p>
      <text:p text:style-name="P42"><text:span text:style-name="MathematicaFormatStandardForm"><text:span text:style-name="T36"><draw:frame draw:style-name="fr2" draw:name="Object133" text:anchor-type="as-char" svg:y="-0.228in" svg:width="1.2866in" svg:height="0.3689in" draw:z-index="184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span></text:p>
      <text:p text:style-name="P42"><text:span text:style-name="MathematicaFormatStandardForm"><text:span text:style-name="T36"/></text:span></text:p>
      <text:p text:style-name="P42"><text:span text:style-name="MathematicaFormatStandardForm"><text:span text:style-name="T43">Suppose we have</text:span></text:span></text:p>
      <text:p text:style-name="P42"><text:span text:style-name="MathematicaFormatStandardForm"><text:span text:style-name="T43"/></text:span></text:p>
      <text:p text:style-name="P42"><text:span text:style-name="MathematicaFormatStandardForm"><text:span text:style-name="T36"><draw:frame draw:style-name="fr2" draw:name="Object135" text:anchor-type="as-char" svg:y="-0.2339in" svg:width="2.4717in" svg:height="0.3752in" draw:z-index="185"><draw:object xlink:href="./Object 148" xlink:type="simple" xlink:show="embed" xlink:actuate="onLoad"/><draw:image xlink:href="./ObjectReplacements/Object 148" xlink:type="simple" xlink:show="embed" xlink:actuate="onLoad"/><svg:desc>formula</svg:desc></draw:frame></text:span></text:span></text:p>
      <text:p text:style-name="P42"><text:span text:style-name="MathematicaFormatStandardForm"><text:span text:style-name="T36"><draw:frame draw:style-name="fr2" draw:name="Object136" text:anchor-type="as-char" svg:y="-0.2339in" svg:width="1.7654in" svg:height="0.3752in" draw:z-index="186"><draw:object xlink:href="./Object 149" xlink:type="simple" xlink:show="embed" xlink:actuate="onLoad"/><draw:image xlink:href="./ObjectReplacements/Object 149" xlink:type="simple" xlink:show="embed" xlink:actuate="onLoad"/><svg:desc>formula</svg:desc></draw:frame></text:span></text:span></text:p>
      <text:p text:style-name="P42"><text:span text:style-name="MathematicaFormatStandardForm"><text:span text:style-name="T36"><draw:frame draw:style-name="fr2" draw:name="Object137" text:anchor-type="as-char" svg:y="-0.2465in" svg:width="1.7437in" svg:height="0.3866in" draw:z-index="187"><draw:object xlink:href="./Object 150" xlink:type="simple" xlink:show="embed" xlink:actuate="onLoad"/><draw:image xlink:href="./ObjectReplacements/Object 150" xlink:type="simple" xlink:show="embed" xlink:actuate="onLoad"/><svg:desc>formula</svg:desc></draw:frame></text:span></text:span></text:p>
      <text:p text:style-name="P42"><text:span text:style-name="MathematicaFormatStandardForm"><text:span text:style-name="T36"/></text:span></text:p>
      <text:p text:style-name="P113"><text:span text:style-name="MathematicaFormatStandardForm"><text:span text:style-name="T43">So what is </text:span></text:span><text:span text:style-name="MathematicaFormatStandardForm"><text:span text:style-name="T36"><draw:frame draw:style-name="fr2" draw:name="Object138" text:anchor-type="as-char" svg:y="-0.1244in" svg:width="0.4252in" svg:height="0.1752in" draw:z-index="188"><draw:object xlink:href="./Object 151" xlink:type="simple" xlink:show="embed" xlink:actuate="onLoad"/><draw:image xlink:href="./ObjectReplacements/Object 151" xlink:type="simple" xlink:show="embed" xlink:actuate="onLoad"/><svg:desc>formula</svg:desc></draw:frame></text:span></text:span><text:span text:style-name="MathematicaFormatStandardForm"><text:span text:style-name="T36">? <text:s/></text:span></text:span><text:span text:style-name="MathematicaFormatStandardForm"><text:span text:style-name="T43">I already have the two identities listed above. <text:s/>From testing, I know that changing z, a, and b all produce logs that only change on prime powers. <text:s/></text:span></text:span><text:span text:style-name="MathematicaFormatStandardForm"><text:span text:style-name="T44">So what is the general formula here?</text:span></text:span></text:p>
      <text:p text:style-name="P113"><text:span text:style-name="MathematicaFormatStandardForm"><text:span text:style-name="T44"/></text:span></text:p>
      <text:p text:style-name="P114"><text:span text:style-name="MathematicaFormatStandardForm"><text:span text:style-name="T45">Also, maybe fun to play with lcm as well.</text:span></text:span></text:p>
      <text:p text:style-name="P251"><text:span text:style-name="MathematicaFormatStandardForm"><text:span text:style-name="T36"><draw:frame draw:style-name="fr2" draw:name="Object826" text:anchor-type="as-char" svg:y="-0.2228in" svg:width="2.5154in" svg:height="0.3638in" draw:z-index="189"><draw:object xlink:href="./Object 156" xlink:type="simple" xlink:show="embed" xlink:actuate="onLoad"/><draw:image xlink:href="./ObjectReplacements/Object 156" xlink:type="simple" xlink:show="embed" xlink:actuate="onLoad"/><svg:desc>formula</svg:desc></draw:frame></text:span></text:span></text:p>
      <text:p text:style-name="P45"><text:span text:style-name="MathematicaFormatStandardForm"><text:span text:style-name="T36"/></text:span></text:p>
      <text:p text:style-name="P45"><text:span text:style-name="MathematicaFormatStandardForm"><text:span text:style-name="T36"><draw:frame draw:style-name="fr2" draw:name="Object143" text:anchor-type="as-char" svg:y="-0.3382in" svg:width="2.8118in" svg:height="0.4783in" draw:z-index="190"><draw:object xlink:href="./Object 157" xlink:type="simple" xlink:show="embed" xlink:actuate="onLoad"/><draw:image xlink:href="./ObjectReplacements/Object 157" xlink:type="simple" xlink:show="embed" xlink:actuate="onLoad"/><svg:desc>formula</svg:desc></draw:frame></text:span></text:span></text:p>
      <text:p text:style-name="P45"><text:span text:style-name="MathematicaFormatStandardForm"><text:span text:style-name="T36"/></text:span></text:p>
      <text:p text:style-name="P45"><text:span text:style-name="MathematicaFormatStandardForm"><text:span text:style-name="T36"><draw:frame draw:style-name="fr2" draw:name="Object144" text:anchor-type="as-char" svg:y="-0.1437in" svg:width="1.4835in" svg:height="0.2661in" draw:z-index="191"><draw:object xlink:href="./Object 158" xlink:type="simple" xlink:show="embed" xlink:actuate="onLoad"/><draw:image xlink:href="./ObjectReplacements/Object 158" xlink:type="simple" xlink:show="embed" xlink:actuate="onLoad"/><svg:desc>formula</svg:desc></draw:frame></text:span></text:span></text:p>
      <text:p text:style-name="P45"><text:span text:style-name="MathematicaFormatStandardForm"><text:span text:style-name="T36"/></text:span></text:p>
      <text:p text:style-name="P45"><text:span text:style-name="MathematicaFormatStandardForm"><text:span text:style-name="T36"><draw:frame draw:style-name="fr2" draw:name="Object145" text:anchor-type="as-char" svg:y="-0.1437in" svg:width="1.8154in" svg:height="0.2661in" draw:z-index="192"><draw:object xlink:href="./Object 159" xlink:type="simple" xlink:show="embed" xlink:actuate="onLoad"/><draw:image xlink:href="./ObjectReplacements/Object 159" xlink:type="simple" xlink:show="embed" xlink:actuate="onLoad"/><svg:desc>formula</svg:desc></draw:frame></text:span></text:span></text:p>
      <text:p text:style-name="P45"><text:span text:style-name="MathematicaFormatStandardForm"><text:span text:style-name="T36"/></text:span></text:p>
      <text:p text:style-name="P45"><text:span text:style-name="MathematicaFormatStandardForm"><text:span text:style-name="T36"><draw:frame draw:style-name="fr2" draw:name="Object146" text:anchor-type="as-char" svg:y="-0.1437in" svg:width="2.0016in" svg:height="0.2661in" draw:z-index="193"><draw:object xlink:href="./Object 160" xlink:type="simple" xlink:show="embed" xlink:actuate="onLoad"/><draw:image xlink:href="./ObjectReplacements/Object 160" xlink:type="simple" xlink:show="embed" xlink:actuate="onLoad"/><svg:desc>formula</svg:desc></draw:frame></text:span></text:span></text:p>
      <text:p text:style-name="P45"><text:span text:style-name="MathematicaFormatStandardForm"><text:span text:style-name="T36"/></text:span></text:p>
      <text:p text:style-name="P45"><text:span text:style-name="MathematicaFormatStandardForm"><text:span text:style-name="T36"/></text:span></text:p>
      <text:p text:style-name="P343"/>
      <text:p text:style-name="P45"/>
      <text:p text:style-name="P45"/>
      <text:p text:style-name="P55"><text:span text:style-name="MathematicaFormatStandardForm"><text:span text:style-name="T36"><draw:frame draw:style-name="fr2" draw:name="Object126" text:anchor-type="as-char" svg:y="-0.1437in" svg:width="2.1717in" svg:height="0.1945in" draw:z-index="194"><draw:object xlink:href="./Object 180" xlink:type="simple" xlink:show="embed" xlink:actuate="onLoad"/><draw:image xlink:href="./ObjectReplacements/Object 180" xlink:type="simple" xlink:show="embed" xlink:actuate="onLoad"/><svg:desc>formula</svg:desc></draw:frame></text:span></text:span></text:p>
      <text:p text:style-name="P252"><text:span text:style-name="MathematicaFormatStandardForm"><text:span text:style-name="T36"><draw:frame draw:style-name="fr2" draw:name="Object147" text:anchor-type="as-char" svg:y="-0.1425in" svg:width="0.4083in" svg:height="0.2827in" draw:z-index="195"><draw:object xlink:href="./Object 161" xlink:type="simple" xlink:show="embed" xlink:actuate="onLoad"/><draw:image xlink:href="./ObjectReplacements/Object 161" xlink:type="simple" xlink:show="embed" xlink:actuate="onLoad"/><svg:desc>formula</svg:desc></draw:frame></text:span></text:span></text:p>
      <text:p text:style-name="P46"><text:span text:style-name="MathematicaFormatStandardForm"><text:span text:style-name="T36"/></text:span></text:p>
      <text:p text:style-name="P46"><text:span text:style-name="MathematicaFormatStandardForm"><text:span text:style-name="T36"><draw:frame draw:style-name="fr2" draw:name="Object148" text:anchor-type="as-char" svg:y="-0.1425in" svg:width="0.7063in" svg:height="0.3866in" draw:z-index="196"><draw:object xlink:href="./Object 162" xlink:type="simple" xlink:show="embed" xlink:actuate="onLoad"/><draw:image xlink:href="./ObjectReplacements/Object 162" xlink:type="simple" xlink:show="embed" xlink:actuate="onLoad"/><svg:desc>formula</svg:desc></draw:frame></text:span></text:span></text:p>
      <text:p text:style-name="P46"><text:span text:style-name="MathematicaFormatStandardForm"><text:span text:style-name="T36"/></text:span></text:p>
      <text:p text:style-name="P46"><draw:frame draw:style-name="fr2" draw:name="Object149" text:anchor-type="as-char" svg:y="-0.1425in" svg:width="1.628in" svg:height="0.2953in" draw:z-index="197"><draw:object xlink:href="./Object 163" xlink:type="simple" xlink:show="embed" xlink:actuate="onLoad"/><draw:image xlink:href="./ObjectReplacements/Object 163" xlink:type="simple" xlink:show="embed" xlink:actuate="onLoad"/><svg:desc>formula</svg:desc></draw:frame></text:p>
      <text:p text:style-name="P46"/>
      <text:p text:style-name="P47"><text:span text:style-name="MathematicaFormatStandardForm"><text:span text:style-name="T36"><draw:frame draw:style-name="fr2" draw:name="Object150" text:anchor-type="as-char" svg:y="-0.1244in" svg:width="2.1354in" svg:height="0.1752in" draw:z-index="198"><draw:object xlink:href="./Object 164" xlink:type="simple" xlink:show="embed" xlink:actuate="onLoad"/><draw:image xlink:href="./ObjectReplacements/Object 164" xlink:type="simple" xlink:show="embed" xlink:actuate="onLoad"/><svg:desc>formula</svg:desc></draw:frame></text:span></text:span></text:p>
      <text:p text:style-name="P47"><text:span text:style-name="MathematicaFormatStandardForm"><text:span text:style-name="T36"/></text:span></text:p>
      <text:p text:style-name="P48"><text:span text:style-name="MathematicaFormatStandardForm"><text:span text:style-name="T36"><draw:frame draw:style-name="fr2" draw:name="Object151" text:anchor-type="as-char" svg:y="-0.1437in" svg:width="1.1957in" svg:height="0.1945in" draw:z-index="199"><draw:object xlink:href="./Object 165" xlink:type="simple" xlink:show="embed" xlink:actuate="onLoad"/><draw:image xlink:href="./ObjectReplacements/Object 165" xlink:type="simple" xlink:show="embed" xlink:actuate="onLoad"/><svg:desc>formula</svg:desc></draw:frame></text:span></text:span></text:p>
      <text:p text:style-name="P48"><text:span text:style-name="MathematicaFormatStandardForm"><text:span text:style-name="T36"/></text:span></text:p>
      <text:p text:style-name="P48"><text:span text:style-name="MathematicaFormatStandardForm"><text:span text:style-name="T36"><draw:frame draw:style-name="fr2" draw:name="Object152" text:anchor-type="as-char" svg:y="-0.1244in" svg:width="1.1071in" svg:height="0.1752in" draw:z-index="200"><draw:object xlink:href="./Object 166" xlink:type="simple" xlink:show="embed" xlink:actuate="onLoad"/><draw:image xlink:href="./ObjectReplacements/Object 166" xlink:type="simple" xlink:show="embed" xlink:actuate="onLoad"/><svg:desc>formula</svg:desc></draw:frame></text:span></text:span></text:p>
      <text:p text:style-name="P48"><text:span text:style-name="MathematicaFormatStandardForm"><text:span text:style-name="T36"/></text:span></text:p>
      <text:p text:style-name="P119"><text:span text:style-name="MathematicaFormatStandardForm"><text:span text:style-name="T47"/></text:span></text:p>
      <text:p text:style-name="P119"><text:span text:style-name="MathematicaFormatStandardForm"><text:span text:style-name="T36"><draw:frame draw:style-name="fr4" draw:name="Object153" text:anchor-type="as-char" svg:y="-0.1646in" svg:width="1.7346in" svg:height="0.3256in" draw:z-index="201"><draw:object xlink:href="./Object 167" xlink:type="simple" xlink:show="embed" xlink:actuate="onLoad"/><draw:image xlink:href="./ObjectReplacements/Object 167" xlink:type="simple" xlink:show="embed" xlink:actuate="onLoad"/><svg:desc>formula</svg:desc></draw:frame></text:span></text:span></text:p>
      <text:p text:style-name="P119"><text:span text:style-name="MathematicaFormatStandardForm"><text:span text:style-name="T47"/></text:span></text:p>
      <text:p text:style-name="P119"><text:span text:style-name="MathematicaFormatStandardForm"><text:span text:style-name="T36"><draw:frame draw:style-name="fr4" draw:name="Object154" text:anchor-type="as-char" svg:y="-0.1646in" svg:width="1.9937in" svg:height="0.3256in" draw:z-index="202"><draw:object xlink:href="./Object 168" xlink:type="simple" xlink:show="embed" xlink:actuate="onLoad"/><draw:image xlink:href="./ObjectReplacements/Object 168" xlink:type="simple" xlink:show="embed" xlink:actuate="onLoad"/><svg:desc>formula</svg:desc></draw:frame></text:span></text:span></text:p>
      <text:p text:style-name="P119"><text:span text:style-name="MathematicaFormatStandardForm"><text:span text:style-name="T36"/></text:span></text:p>
      <text:p text:style-name="P120"><text:span text:style-name="MathematicaFormatStandardForm"><text:span text:style-name="T36"><draw:frame draw:style-name="fr4" draw:name="Object164" text:anchor-type="as-char" svg:y="-0.1854in" svg:width="1.5543in" svg:height="0.5236in" draw:z-index="203"><draw:object xlink:href="./Object 177" xlink:type="simple" xlink:show="embed" xlink:actuate="onLoad"/><draw:image xlink:href="./ObjectReplacements/Object 177" xlink:type="simple" xlink:show="embed" xlink:actuate="onLoad"/><svg:desc>formula</svg:desc></draw:frame></text:span></text:span></text:p>
      <text:p text:style-name="P120"><text:span text:style-name="MathematicaFormatStandardForm"><text:span text:style-name="T36"/></text:span></text:p>
      <text:p text:style-name="P120"><text:span text:style-name="MathematicaFormatStandardForm"><text:span text:style-name="T36"><draw:frame draw:style-name="fr4" draw:name="Object165" text:anchor-type="as-char" svg:y="-0.1646in" svg:width="1.7409in" svg:height="0.4299in" draw:z-index="204"><draw:object xlink:href="./Object 178" xlink:type="simple" xlink:show="embed" xlink:actuate="onLoad"/><draw:image xlink:href="./ObjectReplacements/Object 178" xlink:type="simple" xlink:show="embed" xlink:actuate="onLoad"/><svg:desc>formula</svg:desc></draw:frame></text:span></text:span></text:p>
      <text:p text:style-name="P120"><text:span text:style-name="MathematicaFormatStandardForm"><text:span text:style-name="T36"/></text:span></text:p>
      <text:p text:style-name="P121"><text:span text:style-name="MathematicaFormatStandardForm"><text:span text:style-name="T36"><draw:frame draw:style-name="fr4" draw:name="Object166" text:anchor-type="as-char" svg:y="-0.1646in" svg:width="2.0791in" svg:height="0.4299in" draw:z-index="205"><draw:object xlink:href="./Object 179" xlink:type="simple" xlink:show="embed" xlink:actuate="onLoad"/><draw:image xlink:href="./ObjectReplacements/Object 179" xlink:type="simple" xlink:show="embed" xlink:actuate="onLoad"/><svg:desc>formula</svg:desc></draw:frame></text:span></text:span></text:p>
      <text:p text:style-name="P321"><text:span text:style-name="MathematicaFormatStandardForm"><text:span text:style-name="T36"/></text:span></text:p>
      <text:p text:style-name="P321"><text:span text:style-name="MathematicaFormatStandardForm"><text:span text:style-name="T17"/></text:span></text:p>
      <text:p text:style-name="P49"><text:span text:style-name="MathematicaFormatStandardForm"><text:span text:style-name="T36"><draw:frame draw:style-name="fr2" draw:name="Object157" text:anchor-type="as-char" svg:y="-0.1244in" svg:width="1.1071in" svg:height="0.1752in" draw:z-index="206"><draw:object xlink:href="./Object 170" xlink:type="simple" xlink:show="embed" xlink:actuate="onLoad"/><draw:image xlink:href="./ObjectReplacements/Object 170" xlink:type="simple" xlink:show="embed" xlink:actuate="onLoad"/><svg:desc>formula</svg:desc></draw:frame></text:span></text:span></text:p>
      <text:p text:style-name="P49"><text:span text:style-name="MathematicaFormatStandardForm"><text:span text:style-name="T37"/></text:span></text:p>
      <text:p text:style-name="P49"><text:span text:style-name="MathematicaFormatStandardForm"><text:span text:style-name="T36"><draw:frame draw:style-name="fr2" draw:name="Object158" text:anchor-type="as-char" svg:y="-0.252in" svg:width="1.8429in" svg:height="0.4764in" draw:z-index="207"><draw:object xlink:href="./Object 171" xlink:type="simple" xlink:show="embed" xlink:actuate="onLoad"/><draw:image xlink:href="./ObjectReplacements/Object 171" xlink:type="simple" xlink:show="embed" xlink:actuate="onLoad"/><svg:desc>formula</svg:desc></draw:frame></text:span></text:span></text:p>
      <text:p text:style-name="P49"><text:span text:style-name="MathematicaFormatStandardForm"><text:span text:style-name="T36"/></text:span></text:p>
      <text:p text:style-name="P50"><text:span text:style-name="MathematicaFormatStandardForm"><text:span text:style-name="T36"><draw:frame draw:style-name="fr2" draw:name="Object159" text:anchor-type="as-char" svg:y="-0.5398in" svg:width="0.8583in" svg:height="1.0307in" draw:z-index="208"><draw:object xlink:href="./Object 172" xlink:type="simple" xlink:show="embed" xlink:actuate="onLoad"/><draw:image xlink:href="./ObjectReplacements/Object 172" xlink:type="simple" xlink:show="embed" xlink:actuate="onLoad"/><svg:desc>formula</svg:desc></draw:frame></text:span></text:span></text:p>
      <text:p text:style-name="P50"><text:span text:style-name="MathematicaFormatStandardForm"><text:span text:style-name="T36"/></text:span></text:p>
      <text:p text:style-name="P50"><text:span text:style-name="MathematicaFormatStandardForm"><text:span text:style-name="T36"><draw:frame draw:style-name="fr2" draw:name="Object160" text:anchor-type="as-char" svg:y="-0.2992in" svg:width="1.598in" svg:height="0.5701in" draw:z-index="209"><draw:object xlink:href="./Object 173" xlink:type="simple" xlink:show="embed" xlink:actuate="onLoad"/><draw:image xlink:href="./ObjectReplacements/Object 173" xlink:type="simple" xlink:show="embed" xlink:actuate="onLoad"/><svg:desc>formula</svg:desc></draw:frame></text:span></text:span></text:p>
      <text:p text:style-name="P50"><text:span text:style-name="MathematicaFormatStandardForm"><text:span text:style-name="T36"/></text:span></text:p>
      <text:p text:style-name="P50"><text:span text:style-name="MathematicaFormatStandardForm"><text:span text:style-name="T48">In this version, l is initialized to 1, and n is log n.</text:span></text:span></text:p>
      <text:p text:style-name="P50"><text:span text:style-name="MathematicaFormatStandardForm"><text:span text:style-name="T36"><draw:frame draw:style-name="fr2" draw:name="Object161" text:anchor-type="as-char" svg:y="-0.2992in" svg:width="1.5807in" svg:height="0.5701in" draw:z-index="210"><draw:object xlink:href="./Object 174" xlink:type="simple" xlink:show="embed" xlink:actuate="onLoad"/><draw:image xlink:href="./ObjectReplacements/Object 174" xlink:type="simple" xlink:show="embed" xlink:actuate="onLoad"/><svg:desc>formula</svg:desc></draw:frame></text:span></text:span></text:p>
      <text:p text:style-name="P322"><text:soft-page-break/><text:span text:style-name="MathematicaFormatStandardForm"><text:span text:style-name="T36"/></text:span></text:p>
      <text:p text:style-name="P322"><text:span text:style-name="MathematicaFormatStandardForm"><text:span text:style-name="T17"><draw:frame draw:style-name="fr1" draw:name="Object156" text:anchor-type="as-char" svg:y="-0.3283in" svg:width="2.7098in" svg:height="0.4835in" draw:z-index="5"><draw:object xlink:href="./Object 169" xlink:type="simple" xlink:show="embed" xlink:actuate="onLoad"/><draw:image xlink:href="./ObjectReplacements/Object 169" xlink:type="simple" xlink:show="embed" xlink:actuate="onLoad"/><svg:desc>formula</svg:desc></draw:frame></text:span></text:span></text:p>
      <text:p text:style-name="P322"><text:span text:style-name="MathematicaFormatStandardForm"><text:span text:style-name="T17"/></text:span></text:p>
      <text:p text:style-name="P51"><text:span text:style-name="MathematicaFormatStandardForm"><text:span text:style-name="T36"><draw:frame draw:style-name="fr2" draw:name="Object169" text:anchor-type="as-char" svg:y="-0.1425in" svg:width="3.5728in" svg:height="0.3984in" draw:z-index="72"><draw:object xlink:href="./Object 182" xlink:type="simple" xlink:show="embed" xlink:actuate="onLoad"/><draw:image xlink:href="./ObjectReplacements/Object 182" xlink:type="simple" xlink:show="embed" xlink:actuate="onLoad"/><svg:desc>formula</svg:desc></draw:frame></text:span></text:span></text:p>
      <text:p text:style-name="P51"><text:span text:style-name="MathematicaFormatStandardForm"><text:span text:style-name="T37"/></text:span></text:p>
      <text:p text:style-name="P51"><text:span text:style-name="MathematicaFormatStandardForm"><text:span text:style-name="T36"><draw:frame draw:style-name="fr2" draw:name="Object170" text:anchor-type="as-char" svg:y="-0.1425in" svg:width="3.3535in" svg:height="0.3866in" draw:z-index="79"><draw:object xlink:href="./Object 183" xlink:type="simple" xlink:show="embed" xlink:actuate="onLoad"/><draw:image xlink:href="./ObjectReplacements/Object 183" xlink:type="simple" xlink:show="embed" xlink:actuate="onLoad"/><svg:desc>formula</svg:desc></draw:frame></text:span></text:span></text:p>
      <text:p text:style-name="P51"><text:span text:style-name="MathematicaFormatStandardForm"><text:span text:style-name="T36"/></text:span></text:p>
      <text:p text:style-name="P52"><text:span text:style-name="MathematicaFormatStandardForm"><text:span text:style-name="T36"><draw:frame draw:style-name="fr2" draw:name="Object171" text:anchor-type="as-char" svg:y="-0.1437in" svg:width="1.848in" svg:height="0.2984in" draw:z-index="80"><draw:object xlink:href="./Object 184" xlink:type="simple" xlink:show="embed" xlink:actuate="onLoad"/><draw:image xlink:href="./ObjectReplacements/Object 184" xlink:type="simple" xlink:show="embed" xlink:actuate="onLoad"/><svg:desc>formula</svg:desc></draw:frame></text:span></text:span></text:p>
      <text:p text:style-name="P52"><text:span text:style-name="MathematicaFormatStandardForm"><text:span text:style-name="T36"/></text:span></text:p>
      <text:p text:style-name="P52"><text:span text:style-name="MathematicaFormatStandardForm"><text:span text:style-name="T36">…………..</text:span></text:span></text:p>
      <text:p text:style-name="P52"><text:span text:style-name="MathematicaFormatStandardForm"><text:span text:style-name="T36"/></text:span></text:p>
      <text:p text:style-name="P56"><text:span text:style-name="MathematicaFormatStandardForm"><text:span text:style-name="T36"><draw:frame draw:style-name="fr2" draw:name="Object162" text:anchor-type="as-char" svg:y="-0.1425in" svg:width="1.8402in" svg:height="0.3866in" draw:z-index="89"><draw:object xlink:href="./Object 181" xlink:type="simple" xlink:show="embed" xlink:actuate="onLoad"/><draw:image xlink:href="./ObjectReplacements/Object 181" xlink:type="simple" xlink:show="embed" xlink:actuate="onLoad"/><svg:desc>formula</svg:desc></draw:frame></text:span></text:span></text:p>
      <text:p text:style-name="P56"><text:span text:style-name="MathematicaFormatStandardForm"><text:span text:style-name="T36"/></text:span></text:p>
      <text:p text:style-name="P56"><text:span text:style-name="MathematicaFormatStandardForm"><text:span text:style-name="T36"><draw:frame draw:style-name="fr2" draw:name="Object163" text:anchor-type="as-char" svg:y="-0.1437in" svg:width="2.1508in" svg:height="0.3882in" draw:z-index="93"><draw:object xlink:href="./Object 185" xlink:type="simple" xlink:show="embed" xlink:actuate="onLoad"/><draw:image xlink:href="./ObjectReplacements/Object 185" xlink:type="simple" xlink:show="embed" xlink:actuate="onLoad"/><svg:desc>formula</svg:desc></draw:frame></text:span></text:span></text:p>
      <text:p text:style-name="P253"><text:span text:style-name="MathematicaFormatStandardForm"><text:span text:style-name="T36"><draw:frame draw:style-name="fr4" draw:name="Object185" text:anchor-type="as-char" svg:y="-0.2035in" svg:width="2.9016in" svg:height="0.3646in" draw:z-index="211"><draw:object xlink:href="./Object 198" xlink:type="simple" xlink:show="embed" xlink:actuate="onLoad"/><draw:image xlink:href="./ObjectReplacements/Object 198" xlink:type="simple" xlink:show="embed" xlink:actuate="onLoad"/><svg:desc>formula</svg:desc></draw:frame></text:span></text:span></text:p>
      <text:p text:style-name="P57"><text:span text:style-name="MathematicaFormatStandardForm"><text:span text:style-name="T36"/></text:span></text:p>
      <text:p text:style-name="P57"><text:span text:style-name="MathematicaFormatStandardForm"><text:span text:style-name="T36"><draw:frame draw:style-name="fr1" draw:name="Object469" text:anchor-type="as-char" svg:y="-0.1437in" svg:width="1.3709in" svg:height="0.1945in" draw:z-index="212"><draw:object xlink:href="./Object 199" xlink:type="simple" xlink:show="embed" xlink:actuate="onLoad"/><draw:image xlink:href="./ObjectReplacements/Object 199" xlink:type="simple" xlink:show="embed" xlink:actuate="onLoad"/><svg:desc>formula</svg:desc></draw:frame></text:span></text:span></text:p>
      <text:p text:style-name="P57"><text:span text:style-name="MathematicaFormatStandardForm"><text:span text:style-name="T36"/></text:span></text:p>
      <text:p text:style-name="P57"><text:span text:style-name="MathematicaFormatStandardForm"><text:span text:style-name="T36"><draw:frame draw:style-name="fr1" draw:name="Object186" text:anchor-type="as-char" svg:y="-0.1437in" svg:width="2.7898in" svg:height="0.1945in" draw:z-index="213"><draw:object xlink:href="./Object 200" xlink:type="simple" xlink:show="embed" xlink:actuate="onLoad"/><draw:image xlink:href="./ObjectReplacements/Object 200" xlink:type="simple" xlink:show="embed" xlink:actuate="onLoad"/><svg:desc>formula</svg:desc></draw:frame></text:span></text:span></text:p>
      <text:p text:style-name="P57"><text:span text:style-name="MathematicaFormatStandardForm"><text:span text:style-name="T36"/></text:span></text:p>
      <text:p text:style-name="P57"><text:span text:style-name="MathematicaFormatStandardForm"><text:span text:style-name="T36">???</text:span></text:span></text:p>
      <text:p text:style-name="P254"><text:span text:style-name="MathematicaFormatStandardForm"><text:span text:style-name="T36"><draw:frame draw:style-name="fr1" draw:name="Object820" text:anchor-type="as-char" svg:y="-0.35in" svg:width="5.2799in" svg:height="0.5047in" draw:z-index="214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span></text:p>
      <text:p text:style-name="P58"><text:span text:style-name="MathematicaFormatStandardForm"><text:span text:style-name="T36"/></text:span></text:p>
      <text:p text:style-name="P58"><text:span text:style-name="MathematicaFormatStandardForm"><text:span text:style-name="T36"><draw:frame draw:style-name="fr1" draw:name="Object187" text:anchor-type="as-char" svg:y="-0.35in" svg:width="5.8165in" svg:height="0.5047in" draw:z-index="215"><draw:object xlink:href="./Object 202" xlink:type="simple" xlink:show="embed" xlink:actuate="onLoad"/><draw:image xlink:href="./ObjectReplacements/Object 202" xlink:type="simple" xlink:show="embed" xlink:actuate="onLoad"/><svg:desc>formula</svg:desc></draw:frame></text:span></text:span></text:p>
      <text:p text:style-name="P58"><text:span text:style-name="MathematicaFormatStandardForm"><text:span text:style-name="T36"/></text:span></text:p>
      <text:p text:style-name="P58"><text:span text:style-name="MathematicaFormatStandardForm"><text:span text:style-name="T36">…</text:span></text:span></text:p>
      <text:p text:style-name="P58"><text:span text:style-name="MathematicaFormatStandardForm"><text:span text:style-name="T36"/></text:span></text:p>
      <text:p text:style-name="P58"><text:span text:style-name="MathematicaFormatStandardForm"><text:span text:style-name="T36"/></text:span></text:p>
      <text:p text:style-name="P59"><text:span text:style-name="MathematicaFormatStandardForm"><text:span text:style-name="T36"><draw:frame draw:style-name="fr2" draw:name="Object575" text:anchor-type="as-char" svg:y="-0.2043in" svg:width="2.4598in" svg:height="0.3583in" draw:z-index="216"><draw:object xlink:href="./Object 204" xlink:type="simple" xlink:show="embed" xlink:actuate="onLoad"/><draw:image xlink:href="./ObjectReplacements/Object 204" xlink:type="simple" xlink:show="embed" xlink:actuate="onLoad"/><svg:desc>formula</svg:desc></draw:frame></text:span></text:span></text:p>
      <text:p text:style-name="P58"><text:span text:style-name="MathematicaFormatStandardForm"><text:span text:style-name="T36"/></text:span></text:p>
      <text:p text:style-name="P58"><text:span text:style-name="MathematicaFormatStandardForm"><text:span text:style-name="T36"><draw:frame draw:style-name="fr1" draw:name="Object188" text:anchor-type="as-char" svg:y="-0.3382in" svg:width="6.7035in" svg:height="0.4929in" draw:z-index="217"><draw:object xlink:href="./Object 203" xlink:type="simple" xlink:show="embed" xlink:actuate="onLoad"/><draw:image xlink:href="./ObjectReplacements/Object 203" xlink:type="simple" xlink:show="embed" xlink:actuate="onLoad"/><svg:desc>formula</svg:desc></draw:frame></text:span></text:span></text:p>
      <text:p text:style-name="P59"><text:span text:style-name="MathematicaFormatStandardForm"><text:span text:style-name="T49"/></text:span></text:p>
      <text:p text:style-name="P59"><text:span text:style-name="MathematicaFormatStandardForm"><text:span text:style-name="T49">all sums incremented by b^-1</text:span></text:span></text:p>
      <text:p text:style-name="P59"><text:span text:style-name="MathematicaFormatStandardForm"><text:span text:style-name="T49"/></text:span></text:p>
      <text:p text:style-name="P59"><text:span text:style-name="MathematicaFormatStandardForm"><text:span text:style-name="T49">...</text:span></text:span></text:p>
      <text:p text:style-name="P59"><text:span text:style-name="MathematicaFormatStandardForm"><text:span text:style-name="T49"/></text:span></text:p>
      <text:p text:style-name="P59"><text:span text:style-name="MathematicaFormatStandardForm"><text:span text:style-name="T36"><draw:frame draw:style-name="fr2" draw:name="Object189" text:anchor-type="as-char" svg:y="-0.2043in" svg:width="2.7862in" svg:height="0.3283in" draw:z-index="218"><draw:object xlink:href="./Object 205" xlink:type="simple" xlink:show="embed" xlink:actuate="onLoad"/><draw:image xlink:href="./ObjectReplacements/Object 205" xlink:type="simple" xlink:show="embed" xlink:actuate="onLoad"/><svg:desc>formula</svg:desc></draw:frame></text:span></text:span></text:p>
      <text:p text:style-name="P59"><text:span text:style-name="MathematicaFormatStandardForm"><text:span text:style-name="T36"/></text:span></text:p>
      <text:p text:style-name="P59"><text:span text:style-name="MathematicaFormatStandardForm"><text:span text:style-name="T36"><draw:frame draw:style-name="fr1" draw:name="Object190" text:anchor-type="as-char" svg:y="-0.3382in" svg:width="5.8256in" svg:height="0.4902in" draw:z-index="219"><draw:object xlink:href="./Object 206" xlink:type="simple" xlink:show="embed" xlink:actuate="onLoad"/><draw:image xlink:href="./ObjectReplacements/Object 206" xlink:type="simple" xlink:show="embed" xlink:actuate="onLoad"/><svg:desc>formula</svg:desc></draw:frame></text:span></text:span></text:p>
      <text:p text:style-name="P59"><text:span text:style-name="MathematicaFormatStandardForm"><text:span text:style-name="T49"/></text:span></text:p>
      <text:p text:style-name="P59"><text:span text:style-name="MathematicaFormatStandardForm"><text:span text:style-name="T49">all sums incremented by d^-1</text:span></text:span></text:p>
      <text:p text:style-name="P59"><text:span text:style-name="MathematicaFormatStandardForm"><text:span text:style-name="T49"/></text:span></text:p>
      <text:p text:style-name="P59"><text:span text:style-name="MathematicaFormatStandardForm"><text:span text:style-name="T49"/></text:span></text:p>
      <text:p text:style-name="P59"><text:span text:style-name="MathematicaFormatStandardForm"><text:span text:style-name="T49">...</text:span></text:span></text:p>
      <text:p text:style-name="P59"><text:span text:style-name="MathematicaFormatStandardForm"><text:span text:style-name="T49"/></text:span></text:p>
      <text:p text:style-name="P59"><text:span text:style-name="MathematicaFormatStandardForm"><text:span text:style-name="T36"><draw:frame draw:style-name="fr2" draw:name="Object191" text:anchor-type="as-char" svg:y="-0.2043in" svg:width="3.1319in" svg:height="0.3283in" draw:z-index="220"><draw:object xlink:href="./Object 207" xlink:type="simple" xlink:show="embed" xlink:actuate="onLoad"/><draw:image xlink:href="./ObjectReplacements/Object 207" xlink:type="simple" xlink:show="embed" xlink:actuate="onLoad"/><svg:desc>formula</svg:desc></draw:frame></text:span></text:span></text:p>
      <text:p text:style-name="P59"><text:span text:style-name="MathematicaFormatStandardForm"><text:span text:style-name="T36"/></text:span></text:p>
      <text:p text:style-name="P59"><text:span text:style-name="MathematicaFormatStandardForm"><text:span text:style-name="T36"><draw:frame draw:style-name="fr1" draw:name="Object192" text:anchor-type="as-char" svg:y="-0.3382in" svg:width="5.8256in" svg:height="0.4902in" draw:z-index="221"><draw:object xlink:href="./Object 208" xlink:type="simple" xlink:show="embed" xlink:actuate="onLoad"/><draw:image xlink:href="./ObjectReplacements/Object 208" xlink:type="simple" xlink:show="embed" xlink:actuate="onLoad"/><svg:desc>formula</svg:desc></draw:frame></text:span></text:span></text:p>
      <text:p text:style-name="P59"><text:span text:style-name="MathematicaFormatStandardForm"><text:span text:style-name="T49"/></text:span></text:p>
      <text:p text:style-name="P59"><text:span text:style-name="MathematicaFormatStandardForm"><text:span text:style-name="T49">all sums incremented by d^-1</text:span></text:span></text:p>
      <text:p text:style-name="P256"><text:span text:style-name="MathematicaFormatStandardForm"><text:span text:style-name="T36"><draw:frame draw:style-name="fr2" draw:name="Object193" text:anchor-type="as-char" svg:y="-0.1626in" svg:width="2.9965in" svg:height="0.2866in" draw:z-index="222"><draw:object xlink:href="./Object 209" xlink:type="simple" xlink:show="embed" xlink:actuate="onLoad"/><draw:image xlink:href="./ObjectReplacements/Object 209" xlink:type="simple" xlink:show="embed" xlink:actuate="onLoad"/><svg:desc>formula</svg:desc></draw:frame></text:span></text:span></text:p>
      <text:p text:style-name="P60"><text:span text:style-name="MathematicaFormatStandardForm"><text:span text:style-name="T36"/></text:span></text:p>
      <text:p text:style-name="P60"><text:span text:style-name="MathematicaFormatStandardForm"><text:span text:style-name="T36"><draw:frame draw:style-name="fr2" draw:name="Object194" text:anchor-type="as-char" svg:y="-0.1626in" svg:width="2.2839in" svg:height="0.2866in" draw:z-index="223"><draw:object xlink:href="./Object 210" xlink:type="simple" xlink:show="embed" xlink:actuate="onLoad"/><draw:image xlink:href="./ObjectReplacements/Object 210" xlink:type="simple" xlink:show="embed" xlink:actuate="onLoad"/><svg:desc>formula</svg:desc></draw:frame></text:span></text:span></text:p>
      <text:p text:style-name="P60"><text:span text:style-name="MathematicaFormatStandardForm"><text:span text:style-name="T36"/></text:span></text:p>
      <text:p text:style-name="P62"><text:span text:style-name="MathematicaFormatStandardForm"><text:span text:style-name="T36"><draw:frame draw:style-name="fr2" draw:name="Object195" text:anchor-type="as-char" svg:y="-0.1626in" svg:width="2.8366in" svg:height="0.2866in" draw:z-index="224"><draw:object xlink:href="./Object 211" xlink:type="simple" xlink:show="embed" xlink:actuate="onLoad"/><draw:image xlink:href="./ObjectReplacements/Object 211" xlink:type="simple" xlink:show="embed" xlink:actuate="onLoad"/><svg:desc>formula</svg:desc></draw:frame></text:span></text:span></text:p>
      <text:p text:style-name="P60"><text:span text:style-name="MathematicaFormatStandardForm"><text:span text:style-name="T36"/></text:span></text:p>
      <text:p text:style-name="P65"><text:span text:style-name="MathematicaFormatStandardForm"><text:span text:style-name="T52">AND ALSO</text:span></text:span></text:p>
      <text:p text:style-name="P65"><text:span text:style-name="MathematicaFormatStandardForm"><text:span text:style-name="T52"/></text:span></text:p>
      <text:p text:style-name="P65"><text:span text:style-name="MathematicaFormatStandardForm"><text:span text:style-name="T36"><draw:frame draw:style-name="fr2" draw:name="Object198" text:anchor-type="as-char" svg:y="-0.2437in" svg:width="2.4917in" svg:height="0.4083in" draw:z-index="225"><draw:object xlink:href="./Object 214" xlink:type="simple" xlink:show="embed" xlink:actuate="onLoad"/><draw:image xlink:href="./ObjectReplacements/Object 214" xlink:type="simple" xlink:show="embed" xlink:actuate="onLoad"/><svg:desc>formula</svg:desc></draw:frame></text:span></text:span></text:p>
      <text:p text:style-name="P65"><text:span text:style-name="MathematicaFormatStandardForm"><text:span text:style-name="T52"/></text:span></text:p>
      <text:p text:style-name="P65"><text:span text:style-name="MathematicaFormatStandardForm"><text:span text:style-name="T36"><draw:frame draw:style-name="fr2" draw:name="Object197" text:anchor-type="as-char" svg:y="-0.2252in" svg:width="1.8638in" svg:height="0.3701in" draw:z-index="226"><draw:object xlink:href="./Object 213" xlink:type="simple" xlink:show="embed" xlink:actuate="onLoad"/><draw:image xlink:href="./ObjectReplacements/Object 213" xlink:type="simple" xlink:show="embed" xlink:actuate="onLoad"/><svg:desc>formula</svg:desc></draw:frame></text:span></text:span></text:p>
      <text:p text:style-name="P65"><text:span text:style-name="MathematicaFormatStandardForm"><text:span text:style-name="T36"/></text:span></text:p>
      <text:p text:style-name="P66"><text:span text:style-name="MathematicaFormatStandardForm"><text:span text:style-name="T36"><draw:frame draw:style-name="fr2" draw:name="Object199" text:anchor-type="as-char" svg:y="-0.2437in" svg:width="2.3311in" svg:height="0.4083in" draw:z-index="227"><draw:object xlink:href="./Object 215" xlink:type="simple" xlink:show="embed" xlink:actuate="onLoad"/><draw:image xlink:href="./ObjectReplacements/Object 215" xlink:type="simple" xlink:show="embed" xlink:actuate="onLoad"/><svg:desc>formula</svg:desc></draw:frame></text:span></text:span></text:p>
      <text:p text:style-name="P60"><text:span text:style-name="MathematicaFormatStandardForm"><text:span text:style-name="T36"/></text:span></text:p>
      <text:p text:style-name="P69"><text:span text:style-name="MathematicaFormatStandardForm"><text:span text:style-name="T52">AND </text:span></text:span><text:span text:style-name="MathematicaFormatStandardForm"><text:span text:style-name="T53">THUS</text:span></text:span></text:p>
      <text:p text:style-name="P69"><text:span text:style-name="MathematicaFormatStandardForm"><text:span text:style-name="T53"/></text:span></text:p>
      <text:p text:style-name="P69"><text:span text:style-name="MathematicaFormatStandardForm"><text:span text:style-name="T36"><draw:frame draw:style-name="fr2" draw:name="Object204" text:anchor-type="as-char" svg:y="-0.2437in" svg:width="1.7689in" svg:height="0.4083in" draw:z-index="228"><draw:object xlink:href="./Object 220" xlink:type="simple" xlink:show="embed" xlink:actuate="onLoad"/><draw:image xlink:href="./ObjectReplacements/Object 220" xlink:type="simple" xlink:show="embed" xlink:actuate="onLoad"/><svg:desc>formula</svg:desc></draw:frame></text:span></text:span></text:p>
      <text:p text:style-name="P69"><text:span text:style-name="MathematicaFormatStandardForm"><text:span text:style-name="T52"/></text:span></text:p>
      <text:p text:style-name="P69"><text:span text:style-name="MathematicaFormatStandardForm"><text:span text:style-name="T36"><draw:frame draw:style-name="fr2" draw:name="Object205" text:anchor-type="as-char" svg:y="-0.2252in" svg:width="1.5437in" svg:height="0.3701in" draw:z-index="229"><draw:object xlink:href="./Object 221" xlink:type="simple" xlink:show="embed" xlink:actuate="onLoad"/><draw:image xlink:href="./ObjectReplacements/Object 221" xlink:type="simple" xlink:show="embed" xlink:actuate="onLoad"/><svg:desc>formula</svg:desc></draw:frame></text:span></text:span></text:p>
      <text:p text:style-name="P69"><text:span text:style-name="MathematicaFormatStandardForm"><text:span text:style-name="T36"/></text:span></text:p>
      <text:p text:style-name="P69"><text:span text:style-name="MathematicaFormatStandardForm"><text:span text:style-name="T36"><draw:frame draw:style-name="fr2" draw:name="Object203" text:anchor-type="as-char" svg:y="-0.2437in" svg:width="1.9957in" svg:height="0.4083in" draw:z-index="230"><draw:object xlink:href="./Object 219" xlink:type="simple" xlink:show="embed" xlink:actuate="onLoad"/><draw:image xlink:href="./ObjectReplacements/Object 219" xlink:type="simple" xlink:show="embed" xlink:actuate="onLoad"/><svg:desc>formula</svg:desc></draw:frame></text:span></text:span></text:p>
      <text:p text:style-name="P60"><text:span text:style-name="MathematicaFormatStandardForm"><text:span text:style-name="T36"/></text:span></text:p>
      <text:p text:style-name="P61"><text:span text:style-name="MathematicaFormatStandardForm"><text:span text:style-name="T50">SO. <text:s/>Basic question. <text:s/>How much further does this hold?</text:span></text:span></text:p>
      <text:p text:style-name="P61"><text:span text:style-name="MathematicaFormatStandardForm"><text:span text:style-name="T50"/></text:span></text:p>
      <text:p text:style-name="P63"><text:span text:style-name="MathematicaFormatStandardForm"><text:span text:style-name="T36"><draw:frame draw:style-name="fr2" draw:name="Object196" text:anchor-type="as-char" svg:y="-0.1626in" svg:width="3.1319in" svg:height="0.2866in" draw:z-index="231"><draw:object xlink:href="./Object 212" xlink:type="simple" xlink:show="embed" xlink:actuate="onLoad"/><draw:image xlink:href="./ObjectReplacements/Object 212" xlink:type="simple" xlink:show="embed" xlink:actuate="onLoad"/><svg:desc>formula</svg:desc></draw:frame></text:span></text:span></text:p>
      <text:p text:style-name="P63"><text:span text:style-name="MathematicaFormatStandardForm"><text:span text:style-name="T36"/></text:span></text:p>
      <text:p text:style-name="P64"><text:span text:style-name="MathematicaFormatStandardForm"><text:span text:style-name="T51">(check on some point how this accords with the laguerreL stuff)</text:span></text:span></text:p>
      <text:p text:style-name="P64"><text:span text:style-name="MathematicaFormatStandardForm"><text:span text:style-name="T51"/></text:span></text:p>
      <text:p text:style-name="P67"><text:span text:style-name="MathematicaFormatStandardForm"><text:span text:style-name="T36"><draw:frame draw:style-name="fr2" draw:name="Object200" text:anchor-type="as-char" svg:y="-0.2252in" svg:width="3.8492in" svg:height="0.3701in" draw:z-index="232"><draw:object xlink:href="./Object 216" xlink:type="simple" xlink:show="embed" xlink:actuate="onLoad"/><draw:image xlink:href="./ObjectReplacements/Object 216" xlink:type="simple" xlink:show="embed" xlink:actuate="onLoad"/><svg:desc>formula</svg:desc></draw:frame></text:span></text:span></text:p>
      <text:p text:style-name="P67"><text:span text:style-name="MathematicaFormatStandardForm"><text:span text:style-name="T36"/></text:span></text:p>
      <text:p text:style-name="P67"><text:span text:style-name="MathematicaFormatStandardForm"><text:span text:style-name="T36"><draw:frame draw:style-name="fr2" draw:name="Object201" text:anchor-type="as-char" svg:y="-0.1626in" svg:width="4.7465in" svg:height="0.2866in" draw:z-index="233"><draw:object xlink:href="./Object 217" xlink:type="simple" xlink:show="embed" xlink:actuate="onLoad"/><draw:image xlink:href="./ObjectReplacements/Object 217" xlink:type="simple" xlink:show="embed" xlink:actuate="onLoad"/><svg:desc>formula</svg:desc></draw:frame></text:span></text:span></text:p>
      <text:p text:style-name="P67"><text:span text:style-name="MathematicaFormatStandardForm"><text:span text:style-name="T36"/></text:span></text:p>
      <text:p text:style-name="P68"><text:span text:style-name="MathematicaFormatStandardForm"><text:span text:style-name="T36"><draw:frame draw:style-name="fr2" draw:name="Object202" text:anchor-type="as-char" svg:y="-0.2437in" svg:width="4.2374in" svg:height="0.4083in" draw:z-index="234"><draw:object xlink:href="./Object 218" xlink:type="simple" xlink:show="embed" xlink:actuate="onLoad"/><draw:image xlink:href="./ObjectReplacements/Object 218" xlink:type="simple" xlink:show="embed" xlink:actuate="onLoad"/><svg:desc>formula</svg:desc></draw:frame></text:span></text:span></text:p>
      <text:p text:style-name="P255"><text:span text:style-name="MathematicaFormatStandardForm"><text:span text:style-name="T36"><draw:frame draw:style-name="fr2" draw:name="Object207" text:anchor-type="as-char" svg:y="-0.2437in" svg:width="2.8925in" svg:height="0.4083in" draw:z-index="235"><draw:object xlink:href="./Object 223" xlink:type="simple" xlink:show="embed" xlink:actuate="onLoad"/><draw:image xlink:href="./ObjectReplacements/Object 223" xlink:type="simple" xlink:show="embed" xlink:actuate="onLoad"/><svg:desc>formula</svg:desc></draw:frame></text:span></text:span></text:p>
      <text:p text:style-name="P70"><text:span text:style-name="MathematicaFormatStandardForm"><text:span text:style-name="T36"><draw:frame draw:style-name="fr2" draw:name="Object206" text:anchor-type="as-char" svg:y="-0.2252in" svg:width="2.7866in" svg:height="0.3701in" draw:z-index="236"><draw:object xlink:href="./Object 222" xlink:type="simple" xlink:show="embed" xlink:actuate="onLoad"/><draw:image xlink:href="./ObjectReplacements/Object 222" xlink:type="simple" xlink:show="embed" xlink:actuate="onLoad"/><svg:desc>formula</svg:desc></draw:frame></text:span></text:span></text:p>
      <text:p text:style-name="P70"><text:span text:style-name="MathematicaFormatStandardForm"><text:span text:style-name="T36"><draw:frame draw:style-name="fr2" draw:name="Object208" text:anchor-type="as-char" svg:y="-0.2437in" svg:width="3.7307in" svg:height="0.4083in" draw:z-index="237"><draw:object xlink:href="./Object 224" xlink:type="simple" xlink:show="embed" xlink:actuate="onLoad"/><draw:image xlink:href="./ObjectReplacements/Object 224" xlink:type="simple" xlink:show="embed" xlink:actuate="onLoad"/><svg:desc>formula</svg:desc></draw:frame></text:span></text:span></text:p>
      <text:p text:style-name="P257"><text:span text:style-name="MathematicaFormatStandardForm"><text:span text:style-name="T36"><draw:frame draw:style-name="fr4" draw:name="Object209" text:anchor-type="as-char" svg:y="-0.2035in" svg:width="2.9008in" svg:height="0.3646in" draw:z-index="238"><draw:object xlink:href="./Object 225" xlink:type="simple" xlink:show="embed" xlink:actuate="onLoad"/><draw:image xlink:href="./ObjectReplacements/Object 225" xlink:type="simple" xlink:show="embed" xlink:actuate="onLoad"/><svg:desc>formula</svg:desc></draw:frame></text:span></text:span></text:p>
      <text:p text:style-name="P270"><text:span text:style-name="MathematicaFormatStandardForm"><text:span text:style-name="T36"><draw:frame draw:style-name="fr1" draw:name="Object727" text:anchor-type="as-char" svg:y="-0.689in" svg:width="4.172in" svg:height="1.328in" draw:z-index="239"><draw:object xlink:href="./Object 226" xlink:type="simple" xlink:show="embed" xlink:actuate="onLoad"/><draw:image xlink:href="./ObjectReplacements/Object 226" xlink:type="simple" xlink:show="embed" xlink:actuate="onLoad"/><svg:desc>formula</svg:desc></draw:frame></text:span></text:span></text:p>
      <text:p text:style-name="P189"><text:span text:style-name="MathematicaFormatStandardForm"><text:span text:style-name="T54"/></text:span></text:p>
      <text:p text:style-name="P189"><text:span text:style-name="MathematicaFormatStandardForm"><text:span text:style-name="T54"/></text:span></text:p>
      <text:p text:style-name="P190"><text:span text:style-name="MathematicaFormatStandardForm"><text:span text:style-name="T36"><draw:frame draw:style-name="fr1" draw:name="Object212" text:anchor-type="as-char" svg:y="-0.1244in" svg:width="1.7008in" svg:height="0.1752in" draw:z-index="240"><draw:object xlink:href="./Object 229" xlink:type="simple" xlink:show="embed" xlink:actuate="onLoad"/><draw:image xlink:href="./ObjectReplacements/Object 229" xlink:type="simple" xlink:show="embed" xlink:actuate="onLoad"/><svg:desc>formula</svg:desc></draw:frame></text:span></text:span></text:p>
      <text:p text:style-name="P189"><text:span text:style-name="MathematicaFormatStandardForm"><text:span text:style-name="T54"/></text:span></text:p>
      <text:p text:style-name="P189"><text:span text:style-name="MathematicaFormatStandardForm"><text:span text:style-name="T36"><draw:frame draw:style-name="fr1" draw:name="Object210" text:anchor-type="as-char" svg:y="-0.2043in" svg:width="2.3925in" svg:height="0.3283in" draw:z-index="241"><draw:object xlink:href="./Object 227" xlink:type="simple" xlink:show="embed" xlink:actuate="onLoad"/><draw:image xlink:href="./ObjectReplacements/Object 227" xlink:type="simple" xlink:show="embed" xlink:actuate="onLoad"/><svg:desc>formula</svg:desc></draw:frame></text:span></text:span></text:p>
      <text:p text:style-name="P189"><text:span text:style-name="MathematicaFormatStandardForm"><text:span text:style-name="T36"/></text:span></text:p>
      <text:p text:style-name="P189"><text:span text:style-name="MathematicaFormatStandardForm"><text:span text:style-name="T36"><draw:frame draw:style-name="fr1" draw:name="Object211" text:anchor-type="as-char" svg:y="-0.35in" svg:width="4.1882in" svg:height="0.4937in" draw:z-index="242"><draw:object xlink:href="./Object 228" xlink:type="simple" xlink:show="embed" xlink:actuate="onLoad"/><draw:image xlink:href="./ObjectReplacements/Object 228" xlink:type="simple" xlink:show="embed" xlink:actuate="onLoad"/><svg:desc>formula</svg:desc></draw:frame></text:span></text:span></text:p>
      <text:p text:style-name="P189"><text:span text:style-name="MathematicaFormatStandardForm"><text:span text:style-name="T36"/></text:span></text:p>
      <text:p text:style-name="P189"><text:span text:style-name="MathematicaFormatStandardForm"><text:span text:style-name="T36"><draw:frame draw:style-name="fr1" draw:name="Object213" text:anchor-type="as-char" svg:y="-0.1437in" svg:width="2.3756in" svg:height="0.1945in" draw:z-index="243"><draw:object xlink:href="./Object 230" xlink:type="simple" xlink:show="embed" xlink:actuate="onLoad"/><draw:image xlink:href="./ObjectReplacements/Object 230" xlink:type="simple" xlink:show="embed" xlink:actuate="onLoad"/><svg:desc>formula</svg:desc></draw:frame></text:span></text:span></text:p>
      <text:p text:style-name="P271"><text:span text:style-name="MathematicaFormatStandardForm"><text:span text:style-name="T40"><draw:frame draw:style-name="fr2" draw:name="Object214" text:anchor-type="as-char" svg:y="-0.2339in" svg:width="2.9043in" svg:height="0.3752in" draw:z-index="244"><draw:object xlink:href="./Object 231" xlink:type="simple" xlink:show="embed" xlink:actuate="onLoad"/><draw:image xlink:href="./ObjectReplacements/Object 231" xlink:type="simple" xlink:show="embed" xlink:actuate="onLoad"/><svg:desc>formula</svg:desc></draw:frame></text:span></text:span></text:p>
      <text:p text:style-name="P191"><text:span text:style-name="MathematicaFormatStandardForm"><text:span text:style-name="T40"/></text:span></text:p>
      <text:p text:style-name="P191"><text:span text:style-name="MathematicaFormatStandardForm"><text:span text:style-name="T40"><draw:frame draw:style-name="fr2" draw:name="Object215" text:anchor-type="as-char" svg:y="-0.2339in" svg:width="2.7756in" svg:height="0.3752in" draw:z-index="245"><draw:object xlink:href="./Object 232" xlink:type="simple" xlink:show="embed" xlink:actuate="onLoad"/><draw:image xlink:href="./ObjectReplacements/Object 232" xlink:type="simple" xlink:show="embed" xlink:actuate="onLoad"/><svg:desc>formula</svg:desc></draw:frame></text:span></text:span></text:p>
      <text:p text:style-name="P191"><text:span text:style-name="MathematicaFormatStandardForm"><text:span text:style-name="T40"/></text:span></text:p>
      <text:p text:style-name="P191"><text:span text:style-name="MathematicaFormatStandardForm"><text:span text:style-name="T40"><draw:frame draw:style-name="fr2" draw:name="Object216" text:anchor-type="as-char" svg:y="-0.2339in" svg:width="4.0929in" svg:height="0.389in" draw:z-index="246"><draw:object xlink:href="./Object 233" xlink:type="simple" xlink:show="embed" xlink:actuate="onLoad"/><draw:image xlink:href="./ObjectReplacements/Object 233" xlink:type="simple" xlink:show="embed" xlink:actuate="onLoad"/><svg:desc>formula</svg:desc></draw:frame></text:span></text:span></text:p>
      <text:p text:style-name="P191"><text:span text:style-name="MathematicaFormatStandardForm"><text:span text:style-name="T40"/></text:span></text:p>
      <text:p text:style-name="P191"><text:span text:style-name="MathematicaFormatStandardForm"><text:span text:style-name="T40"/></text:span></text:p>
      <text:p text:style-name="P191"><text:span text:style-name="MathematicaFormatStandardForm"><text:span text:style-name="T40"/></text:span></text:p>
      <text:p text:style-name="P191"><text:span text:style-name="MathematicaFormatStandardForm"><text:span text:style-name="T40"/></text:span></text:p>
      <text:p text:style-name="P191"><text:span text:style-name="MathematicaFormatStandardForm"><text:span text:style-name="T40"/></text:span></text:p>
      <text:p text:style-name="P71"><text:span text:style-name="MathematicaFormatStandardForm"><text:span text:style-name="T36"><draw:frame draw:style-name="fr1" draw:name="Object217" text:anchor-type="as-char" svg:y="-0.1839in" svg:width="3.2126in" svg:height="0.3252in" draw:z-index="247"><draw:object xlink:href="./Object 234" xlink:type="simple" xlink:show="embed" xlink:actuate="onLoad"/><draw:image xlink:href="./ObjectReplacements/Object 234" xlink:type="simple" xlink:show="embed" xlink:actuate="onLoad"/><svg:desc>formula</svg:desc></draw:frame></text:span></text:span></text:p>
      <text:p text:style-name="P71"><text:span text:style-name="MathematicaFormatStandardForm"><text:span text:style-name="T37"/></text:span></text:p>
      <text:p text:style-name="P72"><text:span text:style-name="MathematicaFormatStandardForm"><text:span text:style-name="T36"><draw:frame draw:style-name="fr1" draw:name="Object218" text:anchor-type="as-char" svg:y="-0.228in" svg:width="2.2547in" svg:height="0.3689in" draw:z-index="248"><draw:object xlink:href="./Object 235" xlink:type="simple" xlink:show="embed" xlink:actuate="onLoad"/><draw:image xlink:href="./ObjectReplacements/Object 235" xlink:type="simple" xlink:show="embed" xlink:actuate="onLoad"/><svg:desc>formula</svg:desc></draw:frame></text:span></text:span></text:p>
      <text:p text:style-name="P71"><text:span text:style-name="MathematicaFormatStandardForm"><text:span text:style-name="T36"><draw:frame draw:style-name="fr1" draw:name="Object219" text:anchor-type="as-char" svg:y="-0.228in" svg:width="3.298in" svg:height="0.3689in" draw:z-index="249"><draw:object xlink:href="./Object 236" xlink:type="simple" xlink:show="embed" xlink:actuate="onLoad"/><draw:image xlink:href="./ObjectReplacements/Object 236" xlink:type="simple" xlink:show="embed" xlink:actuate="onLoad"/><svg:desc>formula</svg:desc></draw:frame></text:span></text:span></text:p>
      <text:p text:style-name="P272"><text:span text:style-name="MathematicaFormatStandardForm"><text:span text:style-name="T40"><draw:frame draw:style-name="fr2" draw:name="Object220" text:anchor-type="as-char" svg:y="-0.2043in" svg:width="2.3638in" svg:height="0.4484in" draw:z-index="250"><draw:object xlink:href="./Object 237" xlink:type="simple" xlink:show="embed" xlink:actuate="onLoad"/><draw:image xlink:href="./ObjectReplacements/Object 237" xlink:type="simple" xlink:show="embed" xlink:actuate="onLoad"/><svg:desc>formula</svg:desc></draw:frame></text:span></text:span></text:p>
      <text:p text:style-name="P192"><text:span text:style-name="MathematicaFormatStandardForm"><text:span text:style-name="T40"/></text:span></text:p>
      <text:p text:style-name="P192"><text:span text:style-name="MathematicaFormatStandardForm"><text:span text:style-name="T40"><draw:frame draw:style-name="fr2" draw:name="Object221" text:anchor-type="as-char" svg:y="-0.1437in" svg:width="3.1555in" svg:height="0.3882in" draw:z-index="251"><draw:object xlink:href="./Object 238" xlink:type="simple" xlink:show="embed" xlink:actuate="onLoad"/><draw:image xlink:href="./ObjectReplacements/Object 238" xlink:type="simple" xlink:show="embed" xlink:actuate="onLoad"/><svg:desc>formula</svg:desc></draw:frame></text:span></text:span></text:p>
      <text:p text:style-name="P192"><text:span text:style-name="MathematicaFormatStandardForm"><text:span text:style-name="T40"/></text:span></text:p>
      <text:p text:style-name="P192"><text:span text:style-name="MathematicaFormatStandardForm"><text:span text:style-name="T40"><draw:frame draw:style-name="fr2" draw:name="Object222" text:anchor-type="as-char" svg:y="-0.1437in" svg:width="3.0508in" svg:height="0.3882in" draw:z-index="252"><draw:object xlink:href="./Object 239" xlink:type="simple" xlink:show="embed" xlink:actuate="onLoad"/><draw:image xlink:href="./ObjectReplacements/Object 239" xlink:type="simple" xlink:show="embed" xlink:actuate="onLoad"/><svg:desc>formula</svg:desc></draw:frame></text:span></text:span></text:p>
      <text:p text:style-name="P192"><text:span text:style-name="MathematicaFormatStandardForm"><text:span text:style-name="T40"/></text:span></text:p>
      <text:p text:style-name="P192"><text:span text:style-name="MathematicaFormatStandardForm"><text:span text:style-name="T40"><draw:frame draw:style-name="fr2" draw:name="Object223" text:anchor-type="as-char" svg:y="-0.3382in" svg:width="3.2563in" svg:height="0.5827in" draw:z-index="253"><draw:object xlink:href="./Object 240" xlink:type="simple" xlink:show="embed" xlink:actuate="onLoad"/><draw:image xlink:href="./ObjectReplacements/Object 240" xlink:type="simple" xlink:show="embed" xlink:actuate="onLoad"/><svg:desc>formula</svg:desc></draw:frame></text:span></text:span></text:p>
      <text:p text:style-name="P273"><text:span text:style-name="MathematicaFormatStandardForm"><text:span text:style-name="T40"><draw:frame draw:style-name="fr2" draw:name="Object224" text:anchor-type="as-char" svg:y="-0.2437in" svg:width="1.8846in" svg:height="0.3929in" draw:z-index="254"><draw:object xlink:href="./Object 241" xlink:type="simple" xlink:show="embed" xlink:actuate="onLoad"/><draw:image xlink:href="./ObjectReplacements/Object 241" xlink:type="simple" xlink:show="embed" xlink:actuate="onLoad"/><svg:desc>formula</svg:desc></draw:frame></text:span></text:span></text:p>
      <text:p text:style-name="P258"><text:span text:style-name="MathematicaFormatStandardForm"><text:span text:style-name="T36"><draw:frame draw:style-name="fr1" draw:name="Object554" text:anchor-type="as-char" svg:y="-0.5689in" svg:width="3.4953in" svg:height="1.1043in" draw:z-index="255"><draw:object xlink:href="./Object 242" xlink:type="simple" xlink:show="embed" xlink:actuate="onLoad"/><draw:image xlink:href="./ObjectReplacements/Object 242" xlink:type="simple" xlink:show="embed" xlink:actuate="onLoad"/><svg:desc>formula</svg:desc></draw:frame></text:span></text:span></text:p>
      <text:p text:style-name="P73"><text:span text:style-name="MathematicaFormatStandardForm"><text:span text:style-name="T37"/></text:span></text:p>
      <text:p text:style-name="P73"><text:span text:style-name="MathematicaFormatStandardForm"><text:span text:style-name="T36"><draw:frame draw:style-name="fr1" draw:name="Object225" text:anchor-type="as-char" svg:y="-0.2043in" svg:width="0.9673in" svg:height="0.4484in" draw:z-index="256"><draw:object xlink:href="./Object 243" xlink:type="simple" xlink:show="embed" xlink:actuate="onLoad"/><draw:image xlink:href="./ObjectReplacements/Object 243" xlink:type="simple" xlink:show="embed" xlink:actuate="onLoad"/><svg:desc>formula</svg:desc></draw:frame></text:span></text:span></text:p>
      <text:p text:style-name="P73"><text:span text:style-name="MathematicaFormatStandardForm"><text:span text:style-name="T36"/></text:span></text:p>
      <text:p text:style-name="P73"><text:span text:style-name="MathematicaFormatStandardForm"><text:span text:style-name="T36"><draw:frame draw:style-name="fr1" draw:name="Object226" text:anchor-type="as-char" svg:y="-0.2043in" svg:width="0.9752in" svg:height="0.4602in" draw:z-index="257"><draw:object xlink:href="./Object 244" xlink:type="simple" xlink:show="embed" xlink:actuate="onLoad"/><draw:image xlink:href="./ObjectReplacements/Object 244" xlink:type="simple" xlink:show="embed" xlink:actuate="onLoad"/><svg:desc>formula</svg:desc></draw:frame></text:span></text:span></text:p>
      <text:p text:style-name="P73"><text:span text:style-name="MathematicaFormatStandardForm"><text:span text:style-name="T36"/></text:span></text:p>
      <text:p text:style-name="P73"><text:span text:style-name="MathematicaFormatStandardForm"><text:span text:style-name="T36"><draw:frame draw:style-name="fr1" draw:name="Object227" text:anchor-type="as-char" svg:y="-0.2043in" svg:width="1.3492in" svg:height="0.4484in" draw:z-index="258"><draw:object xlink:href="./Object 245" xlink:type="simple" xlink:show="embed" xlink:actuate="onLoad"/><draw:image xlink:href="./ObjectReplacements/Object 245" xlink:type="simple" xlink:show="embed" xlink:actuate="onLoad"/><svg:desc>formula</svg:desc></draw:frame></text:span></text:span></text:p>
      <text:p text:style-name="P73"><text:span text:style-name="MathematicaFormatStandardForm"><text:span text:style-name="T36"/></text:span></text:p>
      <text:p text:style-name="P73"><text:span text:style-name="MathematicaFormatStandardForm"><text:span text:style-name="T36"><draw:frame draw:style-name="fr1" draw:name="Object228" text:anchor-type="as-char" svg:y="-0.2043in" svg:width="1.2602in" svg:height="0.552in" draw:z-index="259"><draw:object xlink:href="./Object 246" xlink:type="simple" xlink:show="embed" xlink:actuate="onLoad"/><draw:image xlink:href="./ObjectReplacements/Object 246" xlink:type="simple" xlink:show="embed" xlink:actuate="onLoad"/><svg:desc>formula</svg:desc></draw:frame></text:span></text:span></text:p>
      <text:p text:style-name="P73"><text:span text:style-name="MathematicaFormatStandardForm"><text:span text:style-name="T36"/></text:span></text:p>
      <text:p text:style-name="P73"><text:span text:style-name="MathematicaFormatStandardForm"><text:span text:style-name="T36"><draw:frame draw:style-name="fr1" draw:name="Object229" text:anchor-type="as-char" svg:y="-0.2043in" svg:width="1.2701in" svg:height="0.552in" draw:z-index="260"><draw:object xlink:href="./Object 247" xlink:type="simple" xlink:show="embed" xlink:actuate="onLoad"/><draw:image xlink:href="./ObjectReplacements/Object 247" xlink:type="simple" xlink:show="embed" xlink:actuate="onLoad"/><svg:desc>formula</svg:desc></draw:frame></text:span></text:span></text:p>
      <text:p text:style-name="P73"><text:span text:style-name="MathematicaFormatStandardForm"><text:span text:style-name="T36"/></text:span></text:p>
      <text:p text:style-name="P73"><text:span text:style-name="MathematicaFormatStandardForm"><text:span text:style-name="T36"><draw:frame draw:style-name="fr1" draw:name="Object230" text:anchor-type="as-char" svg:y="-0.2043in" svg:width="1.7146in" svg:height="0.4516in" draw:z-index="261"><draw:object xlink:href="./Object 248" xlink:type="simple" xlink:show="embed" xlink:actuate="onLoad"/><draw:image xlink:href="./ObjectReplacements/Object 248" xlink:type="simple" xlink:show="embed" xlink:actuate="onLoad"/><svg:desc>formula</svg:desc></draw:frame></text:span></text:span></text:p>
      <text:p text:style-name="P73"><text:span text:style-name="MathematicaFormatStandardForm"><text:span text:style-name="T36"/></text:span></text:p>
      <text:p text:style-name="P73"><text:span text:style-name="MathematicaFormatStandardForm"><text:span text:style-name="T36"><draw:frame draw:style-name="fr1" draw:name="Object231" text:anchor-type="as-char" svg:y="-0.2043in" svg:width="1.5772in" svg:height="0.3571in" draw:z-index="262"><draw:object xlink:href="./Object 249" xlink:type="simple" xlink:show="embed" xlink:actuate="onLoad"/><draw:image xlink:href="./ObjectReplacements/Object 249" xlink:type="simple" xlink:show="embed" xlink:actuate="onLoad"/><svg:desc>formula</svg:desc></draw:frame></text:span></text:span></text:p>
      <text:p text:style-name="P73"><text:span text:style-name="MathematicaFormatStandardForm"><text:span text:style-name="T36"/></text:span></text:p>
      <text:p text:style-name="P73"><text:span text:style-name="MathematicaFormatStandardForm"><text:span text:style-name="T36"/></text:span></text:p>
      <text:p text:style-name="P73"><text:span text:style-name="MathematicaFormatStandardForm"><text:span text:style-name="T36"/></text:span></text:p>
      <text:p text:style-name="P74"><text:span text:style-name="MathematicaFormatStandardForm"><text:span text:style-name="T36"><draw:frame draw:style-name="fr1" draw:name="Object232" text:anchor-type="as-char" svg:y="-0.2043in" svg:width="4.2661in" svg:height="0.4484in" draw:z-index="263"><draw:object xlink:href="./Object 250" xlink:type="simple" xlink:show="embed" xlink:actuate="onLoad"/><draw:image xlink:href="./ObjectReplacements/Object 250" xlink:type="simple" xlink:show="embed" xlink:actuate="onLoad"/><svg:desc>formula</svg:desc></draw:frame></text:span></text:span></text:p>
      <text:p text:style-name="P74"><text:span text:style-name="MathematicaFormatStandardForm"><text:span text:style-name="T36"/></text:span></text:p>
      <text:p text:style-name="P74"><text:span text:style-name="MathematicaFormatStandardForm"><text:span text:style-name="T36"><draw:frame draw:style-name="fr1" draw:name="Object233" text:anchor-type="as-char" svg:y="-0.1244in" svg:width="0.8272in" svg:height="0.1752in" draw:z-index="264"><draw:object xlink:href="./Object 251" xlink:type="simple" xlink:show="embed" xlink:actuate="onLoad"/><draw:image xlink:href="./ObjectReplacements/Object 251" xlink:type="simple" xlink:show="embed" xlink:actuate="onLoad"/><svg:desc>formula</svg:desc></draw:frame></text:span></text:span></text:p>
      <text:p text:style-name="P74"><text:span text:style-name="MathematicaFormatStandardForm"><text:span text:style-name="T36"/></text:span></text:p>
      <text:p text:style-name="P74"><text:span text:style-name="MathematicaFormatStandardForm"><text:span text:style-name="T36"><draw:frame draw:style-name="fr1" draw:name="Object234" text:anchor-type="as-char" svg:y="-0.1244in" svg:width="1.8335in" svg:height="0.2465in" draw:z-index="265"><draw:object xlink:href="./Object 252" xlink:type="simple" xlink:show="embed" xlink:actuate="onLoad"/><draw:image xlink:href="./ObjectReplacements/Object 252" xlink:type="simple" xlink:show="embed" xlink:actuate="onLoad"/><svg:desc>formula</svg:desc></draw:frame></text:span></text:span></text:p>
      <text:p text:style-name="P74"><text:span text:style-name="MathematicaFormatStandardForm"><text:span text:style-name="T36"/></text:span></text:p>
      <text:p text:style-name="P75"><text:span text:style-name="MathematicaFormatStandardForm"><text:span text:style-name="T36"><draw:frame draw:style-name="fr1" draw:name="Object235" text:anchor-type="as-char" svg:y="-0.9618in" svg:width="4.1563in" svg:height="1.8744in" draw:z-index="266"><draw:object xlink:href="./Object 253" xlink:type="simple" xlink:show="embed" xlink:actuate="onLoad"/><draw:image xlink:href="./ObjectReplacements/Object 253" xlink:type="simple" xlink:show="embed" xlink:actuate="onLoad"/><svg:desc>formula</svg:desc></draw:frame></text:span></text:span></text:p>
      <text:p text:style-name="P75"><text:span text:style-name="MathematicaFormatStandardForm"><text:span text:style-name="T36"/></text:span></text:p>
      <text:p text:style-name="P76"><text:soft-page-break/><text:span text:style-name="MathematicaFormatStandardForm"><text:span text:style-name="T36"><draw:frame draw:style-name="fr1" draw:name="Object236" text:anchor-type="as-char" svg:y="-0.2043in" svg:width="1.4453in" svg:height="0.4484in" draw:z-index="267"><draw:object xlink:href="./Object 254" xlink:type="simple" xlink:show="embed" xlink:actuate="onLoad"/><draw:image xlink:href="./ObjectReplacements/Object 254" xlink:type="simple" xlink:show="embed" xlink:actuate="onLoad"/><svg:desc>formula</svg:desc></draw:frame></text:span></text:span></text:p>
      <text:p text:style-name="P76"><text:span text:style-name="MathematicaFormatStandardForm"><text:span text:style-name="T36"/></text:span></text:p>
      <text:p text:style-name="P76"><text:span text:style-name="MathematicaFormatStandardForm"><text:span text:style-name="T36"><draw:frame draw:style-name="fr1" draw:name="Object237" text:anchor-type="as-char" svg:y="-0.2043in" svg:width="2.5508in" svg:height="0.4484in" draw:z-index="268"><draw:object xlink:href="./Object 255" xlink:type="simple" xlink:show="embed" xlink:actuate="onLoad"/><draw:image xlink:href="./ObjectReplacements/Object 255" xlink:type="simple" xlink:show="embed" xlink:actuate="onLoad"/><svg:desc>formula</svg:desc></draw:frame></text:span></text:span></text:p>
      <text:p text:style-name="P76"><text:span text:style-name="MathematicaFormatStandardForm"><text:span text:style-name="T36"/></text:span></text:p>
      <text:p text:style-name="P76"><text:span text:style-name="MathematicaFormatStandardForm"><text:span text:style-name="T36"><draw:frame draw:style-name="fr1" draw:name="Object238" text:anchor-type="as-char" svg:y="-0.2043in" svg:width="3.6563in" svg:height="0.4484in" draw:z-index="269"><draw:object xlink:href="./Object 256" xlink:type="simple" xlink:show="embed" xlink:actuate="onLoad"/><draw:image xlink:href="./ObjectReplacements/Object 256" xlink:type="simple" xlink:show="embed" xlink:actuate="onLoad"/><svg:desc>formula</svg:desc></draw:frame></text:span></text:span></text:p>
      <text:p text:style-name="P259"><text:span text:style-name="MathematicaFormatStandardForm"><text:span text:style-name="T58">Think more about that function connected to </text:span></text:span><text:span text:style-name="MathematicaFormatStandardForm"><text:span text:style-name="T36"><draw:frame draw:style-name="fr1" draw:name="Object267" text:anchor-type="as-char" svg:y="-0.1244in" svg:width="0.3516in" svg:height="0.1591in" draw:z-index="270"><draw:object xlink:href="./Object 289" xlink:type="simple" xlink:show="embed" xlink:actuate="onLoad"/><draw:image xlink:href="./ObjectReplacements/Object 289" xlink:type="simple" xlink:show="embed" xlink:actuate="onLoad"/><svg:desc>formula</svg:desc></draw:frame></text:span></text:span></text:p>
      <text:p text:style-name="P77"><text:span text:style-name="MathematicaFormatStandardForm"><text:span text:style-name="T36"/></text:span></text:p>
      <text:p text:style-name="P77"><text:span text:style-name="MathematicaFormatStandardForm"><text:span text:style-name="T36"><draw:frame draw:style-name="fr1" draw:name="Object293" text:anchor-type="as-char" svg:y="-0.2228in" svg:width="1.852in" svg:height="0.3783in" draw:z-index="271"><draw:object xlink:href="./Object 312" xlink:type="simple" xlink:show="embed" xlink:actuate="onLoad"/><draw:image xlink:href="./ObjectReplacements/Object 312" xlink:type="simple" xlink:show="embed" xlink:actuate="onLoad"/><svg:desc>formula</svg:desc></draw:frame></text:span></text:span></text:p>
      <text:p text:style-name="P77"><text:span text:style-name="MathematicaFormatStandardForm"><text:span text:style-name="T36"/></text:span></text:p>
      <text:p text:style-name="P78"><text:span text:style-name="MathematicaFormatStandardForm"><text:span text:style-name="T36"><draw:frame draw:style-name="fr1" draw:name="Object294" text:anchor-type="as-char" svg:y="-0.2339in" svg:width="1.8937in" svg:height="0.3898in" draw:z-index="272"><draw:object xlink:href="./Object 313" xlink:type="simple" xlink:show="embed" xlink:actuate="onLoad"/><draw:image xlink:href="./ObjectReplacements/Object 313" xlink:type="simple" xlink:show="embed" xlink:actuate="onLoad"/><svg:desc>formula</svg:desc></draw:frame></text:span></text:span></text:p>
      <text:p text:style-name="P78"><text:span text:style-name="MathematicaFormatStandardForm"><text:span text:style-name="T36"/></text:span></text:p>
      <text:p text:style-name="P154"><text:span text:style-name="MathematicaFormatStandardForm"><text:span text:style-name="T36"><draw:frame draw:style-name="fr3" draw:name="Object433" text:anchor-type="as-char" svg:y="-0.2047in" svg:width="3.1146in" svg:height="0.3665in" draw:z-index="273"><draw:object xlink:href="./Object 314" xlink:type="simple" xlink:show="embed" xlink:actuate="onLoad"/><draw:image xlink:href="./ObjectReplacements/Object 314" xlink:type="simple" xlink:show="embed" xlink:actuate="onLoad"/><svg:desc>formula</svg:desc></draw:frame></text:span></text:span></text:p>
      <text:p text:style-name="P154"><text:span text:style-name="MathematicaFormatStandardForm"><text:span text:style-name="T47"/></text:span></text:p>
      <text:p text:style-name="P154"><text:span text:style-name="MathematicaFormatStandardForm"><text:span text:style-name="T36"><draw:frame draw:style-name="fr3" draw:name="Object295" text:anchor-type="as-char" svg:y="-0.2437in" svg:width="3.1165in" svg:height="0.4055in" draw:z-index="274"><draw:object xlink:href="./Object 315" xlink:type="simple" xlink:show="embed" xlink:actuate="onLoad"/><draw:image xlink:href="./ObjectReplacements/Object 315" xlink:type="simple" xlink:show="embed" xlink:actuate="onLoad"/><svg:desc>formula</svg:desc></draw:frame></text:span></text:span></text:p>
      <text:p text:style-name="P154"><text:span text:style-name="MathematicaFormatStandardForm"><text:span text:style-name="T36"/></text:span></text:p>
      <text:p text:style-name="P194"><text:span text:style-name="MathematicaFormatStandardForm"><text:span text:style-name="T37"><draw:frame draw:style-name="fr4" draw:name="Object296" text:anchor-type="as-char" svg:y="-0.3591in" svg:width="5.9854in" svg:height="0.5201in" draw:z-index="275"><draw:object xlink:href="./Object 316" xlink:type="simple" xlink:show="embed" xlink:actuate="onLoad"/><draw:image xlink:href="./ObjectReplacements/Object 316" xlink:type="simple" xlink:show="embed" xlink:actuate="onLoad"/><svg:desc>formula</svg:desc></draw:frame></text:span></text:span></text:p>
      <text:p text:style-name="P194"><text:span text:style-name="MathematicaFormatStandardForm"><text:span text:style-name="T37"/></text:span></text:p>
      <text:p text:style-name="P195"><text:span text:style-name="MathematicaFormatStandardForm"><text:span text:style-name="T37"><draw:frame draw:style-name="fr4" draw:name="Object298" text:anchor-type="as-char" svg:y="-0.3591in" svg:width="4.7752in" svg:height="0.5201in" draw:z-index="276"><draw:object xlink:href="./Object 318" xlink:type="simple" xlink:show="embed" xlink:actuate="onLoad"/><draw:image xlink:href="./ObjectReplacements/Object 318" xlink:type="simple" xlink:show="embed" xlink:actuate="onLoad"/><svg:desc>formula</svg:desc></draw:frame></text:span></text:span></text:p>
      <text:p text:style-name="P194"><text:span text:style-name="MathematicaFormatStandardForm"><text:span text:style-name="T37"/></text:span></text:p>
      <text:p text:style-name="P79"><text:span text:style-name="MathematicaFormatStandardForm"><text:span text:style-name="T47"><draw:frame draw:style-name="fr1" draw:name="Object297" text:anchor-type="as-char" svg:y="-0.3047in" svg:width="5.7807in" svg:height="0.5602in" draw:z-index="277"><draw:object xlink:href="./Object 317" xlink:type="simple" xlink:show="embed" xlink:actuate="onLoad"/><draw:image xlink:href="./ObjectReplacements/Object 317" xlink:type="simple" xlink:show="embed" xlink:actuate="onLoad"/><svg:desc>formula</svg:desc></draw:frame></text:span></text:span></text:p>
      <text:p text:style-name="P79"><text:span text:style-name="MathematicaFormatStandardForm"><text:span text:style-name="T47"/></text:span></text:p>
      <text:p text:style-name="P80"><text:span text:style-name="MathematicaFormatStandardForm"><text:span text:style-name="T47"><draw:frame draw:style-name="fr1" draw:name="Object280" text:anchor-type="as-char" svg:y="-0.3047in" svg:width="5.4756in" svg:height="0.5602in" draw:z-index="278"><draw:object xlink:href="./Object 288" xlink:type="simple" xlink:show="embed" xlink:actuate="onLoad"/><draw:image xlink:href="./ObjectReplacements/Object 288" xlink:type="simple" xlink:show="embed" xlink:actuate="onLoad"/><svg:desc>formula</svg:desc></draw:frame></text:span></text:span></text:p>
      <text:p text:style-name="P78"><text:span text:style-name="MathematicaFormatStandardForm"><text:span text:style-name="T36"/></text:span></text:p>
      <text:p text:style-name="P333"><text:span text:style-name="MathematicaFormatStandardForm"><text:span text:style-name="T20"/></text:span></text:p>
      <text:p text:style-name="P274"><text:span text:style-name="MathematicaFormatStandardForm"><text:span text:style-name="T3">What is the relationship between</text:span></text:span><text:span text:style-name="MathematicaFormatStandardForm"><text:span text:style-name="T1"><draw:frame draw:style-name="fr1" draw:name="Object240" text:anchor-type="as-char" svg:y="-0.1437in" svg:width="0.9272in" svg:height="0.1945in" draw:z-index="279"><draw:object xlink:href="./Object 258" xlink:type="simple" xlink:show="embed" xlink:actuate="onLoad"/><draw:image xlink:href="./ObjectReplacements/Object 258" xlink:type="simple" xlink:show="embed" xlink:actuate="onLoad"/><svg:desc>formula</svg:desc></draw:frame></text:span></text:span><text:span text:style-name="MathematicaFormatStandardForm"><text:span text:style-name="T3">and</text:span></text:span><text:span text:style-name="MathematicaFormatStandardForm"><text:span text:style-name="T1"><draw:frame draw:style-name="fr1" draw:name="Object241" text:anchor-type="as-char" svg:y="-0.1437in" svg:width="1.0917in" svg:height="0.1945in" draw:z-index="280"><draw:object xlink:href="./Object 259" xlink:type="simple" xlink:show="embed" xlink:actuate="onLoad"/><draw:image xlink:href="./ObjectReplacements/Object 259" xlink:type="simple" xlink:show="embed" xlink:actuate="onLoad"/><svg:desc>formula</svg:desc></draw:frame></text:span></text:span><text:span text:style-name="MathematicaFormatStandardForm"><text:span text:style-name="T1">?</text:span></text:span></text:p>
      <text:p text:style-name="P122"><text:span text:style-name="MathematicaFormatStandardForm"><text:span text:style-name="T2"/></text:span></text:p>
      <text:p text:style-name="P122"><text:span text:style-name="MathematicaFormatStandardForm"><text:span text:style-name="T1"><draw:frame draw:style-name="fr1" draw:name="Object242" text:anchor-type="as-char" svg:y="-0.1827in" svg:width="2.0098in" svg:height="0.3228in" draw:z-index="281"><draw:object xlink:href="./Object 260" xlink:type="simple" xlink:show="embed" xlink:actuate="onLoad"/><draw:image xlink:href="./ObjectReplacements/Object 260" xlink:type="simple" xlink:show="embed" xlink:actuate="onLoad"/><svg:desc>formula</svg:desc></draw:frame></text:span></text:span></text:p>
      <text:p text:style-name="P122"><text:span text:style-name="MathematicaFormatStandardForm"><text:span text:style-name="T1"/></text:span></text:p>
      <text:p text:style-name="P122"><text:span text:style-name="MathematicaFormatStandardForm"><text:span text:style-name="T1"><draw:frame draw:style-name="fr1" draw:name="Object243" text:anchor-type="as-char" svg:y="-0.1827in" svg:width="2.339in" svg:height="0.3228in" draw:z-index="282"><draw:object xlink:href="./Object 261" xlink:type="simple" xlink:show="embed" xlink:actuate="onLoad"/><draw:image xlink:href="./ObjectReplacements/Object 261" xlink:type="simple" xlink:show="embed" xlink:actuate="onLoad"/><svg:desc>formula</svg:desc></draw:frame></text:span></text:span></text:p>
      <text:p text:style-name="P122"><text:span text:style-name="MathematicaFormatStandardForm"><text:span text:style-name="T1">…</text:span></text:span></text:p>
      <text:p text:style-name="P122"><text:span text:style-name="MathematicaFormatStandardForm"><text:span text:style-name="T1"/></text:span></text:p>
      <text:p text:style-name="P122"><text:span text:style-name="MathematicaFormatStandardForm"><text:span text:style-name="T3">Because</text:span></text:span></text:p>
      <text:p text:style-name="P122"><text:span text:style-name="MathematicaFormatStandardForm"><text:span text:style-name="T3"/></text:span></text:p>
      <text:p text:style-name="P122"><text:span text:style-name="MathematicaFormatStandardForm"><text:span text:style-name="T1"><draw:frame draw:style-name="fr1" draw:name="Object246" text:anchor-type="as-char" svg:y="-0.2339in" svg:width="2.1193in" svg:height="0.3752in" draw:z-index="283"><draw:object xlink:href="./Object 264" xlink:type="simple" xlink:show="embed" xlink:actuate="onLoad"/><draw:image xlink:href="./ObjectReplacements/Object 264" xlink:type="simple" xlink:show="embed" xlink:actuate="onLoad"/><svg:desc>formula</svg:desc></draw:frame></text:span></text:span></text:p>
      <text:p text:style-name="P122"><text:span text:style-name="MathematicaFormatStandardForm"><text:span text:style-name="T2"/></text:span></text:p>
      <text:p text:style-name="P122"><text:span text:style-name="MathematicaFormatStandardForm"><text:span text:style-name="T3">and</text:span></text:span></text:p>
      <text:p text:style-name="P122"><text:span text:style-name="MathematicaFormatStandardForm"><text:span text:style-name="T3"/></text:span></text:p>
      <text:p text:style-name="P122"><text:span text:style-name="MathematicaFormatStandardForm"><text:span text:style-name="T1"><draw:frame draw:style-name="fr1" draw:name="Object239" text:anchor-type="as-char" svg:y="-0.2339in" svg:width="2.5728in" svg:height="0.3752in" draw:z-index="284"><draw:object xlink:href="./Object 257" xlink:type="simple" xlink:show="embed" xlink:actuate="onLoad"/><draw:image xlink:href="./ObjectReplacements/Object 257" xlink:type="simple" xlink:show="embed" xlink:actuate="onLoad"/><svg:desc>formula</svg:desc></draw:frame></text:span></text:span></text:p>
      <text:p text:style-name="P122"><text:span text:style-name="MathematicaFormatStandardForm"><text:span text:style-name="T2"/></text:span></text:p>
      <text:p text:style-name="P122"><text:span text:style-name="MathematicaFormatStandardForm"><text:span text:style-name="T3">it must be that</text:span></text:span></text:p>
      <text:p text:style-name="P122"><text:span text:style-name="MathematicaFormatStandardForm"><text:span text:style-name="T3"/></text:span></text:p>
      <text:p text:style-name="P122"><text:span text:style-name="MathematicaFormatStandardForm"><text:span text:style-name="T1"><draw:frame draw:style-name="fr1" draw:name="Object244" text:anchor-type="as-char" svg:y="-0.2339in" svg:width="3.2043in" svg:height="0.3752in" draw:z-index="285"><draw:object xlink:href="./Object 262" xlink:type="simple" xlink:show="embed" xlink:actuate="onLoad"/><draw:image xlink:href="./ObjectReplacements/Object 262" xlink:type="simple" xlink:show="embed" xlink:actuate="onLoad"/><svg:desc>formula</svg:desc></draw:frame></text:span></text:span></text:p>
      <text:p text:style-name="P122"><text:span text:style-name="MathematicaFormatStandardForm"><text:span text:style-name="T1"/></text:span></text:p>
      <text:p text:style-name="P122"><text:span text:style-name="MathematicaFormatStandardForm"><text:span text:style-name="T3">and</text:span></text:span></text:p>
      <text:p text:style-name="P122"><text:span text:style-name="MathematicaFormatStandardForm"><text:span text:style-name="T3"/></text:span></text:p>
      <text:p text:style-name="P122"><text:span text:style-name="MathematicaFormatStandardForm"><text:span text:style-name="T1"><draw:frame draw:style-name="fr1" draw:name="Object245" text:anchor-type="as-char" svg:y="-0.2339in" svg:width="2.7516in" svg:height="0.3752in" draw:z-index="286"><draw:object xlink:href="./Object 263" xlink:type="simple" xlink:show="embed" xlink:actuate="onLoad"/><draw:image xlink:href="./ObjectReplacements/Object 263" xlink:type="simple" xlink:show="embed" xlink:actuate="onLoad"/><svg:desc>formula</svg:desc></draw:frame></text:span></text:span></text:p>
      <text:p text:style-name="P122"><text:span text:style-name="MathematicaFormatStandardForm"><text:span text:style-name="T1"/></text:span></text:p>
      <text:p text:style-name="P123"><text:span text:style-name="MathematicaFormatStandardForm"><text:span text:style-name="T4">Move on from there to</text:span></text:span></text:p>
      <text:p text:style-name="P123"><text:span text:style-name="MathematicaFormatStandardForm"><text:span text:style-name="T4"/></text:span></text:p>
      <text:p text:style-name="P123"><text:span text:style-name="MathematicaFormatStandardForm"><text:span text:style-name="T1"><draw:frame draw:style-name="fr1" draw:name="Object248" text:anchor-type="as-char" svg:y="-0.2339in" svg:width="4.4126in" svg:height="0.3752in" draw:z-index="287"><draw:object xlink:href="./Object 266" xlink:type="simple" xlink:show="embed" xlink:actuate="onLoad"/><draw:image xlink:href="./ObjectReplacements/Object 266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3"><text:span text:style-name="MathematicaFormatStandardForm"><text:span text:style-name="T3">and</text:span></text:span></text:p>
      <text:p text:style-name="P123"><text:span text:style-name="MathematicaFormatStandardForm"><text:span text:style-name="T3"/></text:span></text:p>
      <text:p text:style-name="P124"><text:span text:style-name="MathematicaFormatStandardForm"><text:span text:style-name="T1"><draw:frame draw:style-name="fr1" draw:name="Object249" text:anchor-type="as-char" svg:y="-0.2339in" svg:width="3.9591in" svg:height="0.3752in" draw:z-index="288"><draw:object xlink:href="./Object 267" xlink:type="simple" xlink:show="embed" xlink:actuate="onLoad"/><draw:image xlink:href="./ObjectReplacements/Object 267" xlink:type="simple" xlink:show="embed" xlink:actuate="onLoad"/><svg:desc>formula</svg:desc></draw:frame></text:span></text:span></text:p>
      <text:p text:style-name="P123"><text:span text:style-name="MathematicaFormatStandardForm"><text:span text:style-name="T1"/></text:span></text:p>
      <text:p text:style-name="P124"><text:span text:style-name="MathematicaFormatStandardForm"><text:span text:style-name="T5">Shift to</text:span></text:span></text:p>
      <text:p text:style-name="P124"><text:span text:style-name="MathematicaFormatStandardForm"><text:span text:style-name="T4"/></text:span></text:p>
      <text:p text:style-name="P124"><text:span text:style-name="MathematicaFormatStandardForm"><text:span text:style-name="T1"><draw:frame draw:style-name="fr1" draw:name="Object250" text:anchor-type="as-char" svg:y="-0.2339in" svg:width="3.9165in" svg:height="0.3752in" draw:z-index="289"><draw:object xlink:href="./Object 268" xlink:type="simple" xlink:show="embed" xlink:actuate="onLoad"/><draw:image xlink:href="./ObjectReplacements/Object 268" xlink:type="simple" xlink:show="embed" xlink:actuate="onLoad"/><svg:desc>formula</svg:desc></draw:frame></text:span></text:span></text:p>
      <text:p text:style-name="P124"><text:span text:style-name="MathematicaFormatStandardForm"><text:span text:style-name="T1"/></text:span></text:p>
      <text:p text:style-name="P124"><text:span text:style-name="MathematicaFormatStandardForm"><text:span text:style-name="T3">and</text:span></text:span></text:p>
      <text:p text:style-name="P124"><text:span text:style-name="MathematicaFormatStandardForm"><text:span text:style-name="T3"/></text:span></text:p>
      <text:p text:style-name="P124"><text:span text:style-name="MathematicaFormatStandardForm"><text:span text:style-name="T1"><draw:frame draw:style-name="fr1" draw:name="Object247" text:anchor-type="as-char" svg:y="-0.2339in" svg:width="3.9591in" svg:height="0.3752in" draw:z-index="290"><draw:object xlink:href="./Object 265" xlink:type="simple" xlink:show="embed" xlink:actuate="onLoad"/><draw:image xlink:href="./ObjectReplacements/Object 265" xlink:type="simple" xlink:show="embed" xlink:actuate="onLoad"/><svg:desc>formula</svg:desc></draw:frame></text:span></text:span></text:p>
      <text:p text:style-name="P275"><text:span text:style-name="MathematicaFormatStandardForm"><text:span text:style-name="T1"><draw:frame draw:style-name="fr1" draw:name="Object251" text:anchor-type="as-char" svg:y="-0.2339in" svg:width="2.7516in" svg:height="0.3752in" draw:z-index="291"><draw:object xlink:href="./Object 269" xlink:type="simple" xlink:show="embed" xlink:actuate="onLoad"/><draw:image xlink:href="./ObjectReplacements/Object 269" xlink:type="simple" xlink:show="embed" xlink:actuate="onLoad"/><svg:desc>formula</svg:desc></draw:frame></text:span></text:span></text:p>
      <text:p text:style-name="P125"><text:span text:style-name="MathematicaFormatStandardForm"><text:span text:style-name="T1"/></text:span></text:p>
      <text:p text:style-name="P125"><text:span text:style-name="MathematicaFormatStandardForm"><text:span text:style-name="T1"><draw:frame draw:style-name="fr1" draw:name="Object252" text:anchor-type="as-char" svg:y="-0.2339in" svg:width="3.7008in" svg:height="0.3752in" draw:z-index="292"><draw:object xlink:href="./Object 270" xlink:type="simple" xlink:show="embed" xlink:actuate="onLoad"/><draw:image xlink:href="./ObjectReplacements/Object 270" xlink:type="simple" xlink:show="embed" xlink:actuate="onLoad"/><svg:desc>formula</svg:desc></draw:frame></text:span></text:span></text:p>
      <text:p text:style-name="P125"><text:span text:style-name="MathematicaFormatStandardForm"><text:span text:style-name="T1"/></text:span></text:p>
      <text:p text:style-name="P125"><text:span text:style-name="MathematicaFormatStandardForm"><text:span text:style-name="T1"><draw:frame draw:style-name="fr1" draw:name="Object253" text:anchor-type="as-char" svg:y="-0.2339in" svg:width="3.8563in" svg:height="0.3752in" draw:z-index="293"><draw:object xlink:href="./Object 271" xlink:type="simple" xlink:show="embed" xlink:actuate="onLoad"/><draw:image xlink:href="./ObjectReplacements/Object 271" xlink:type="simple" xlink:show="embed" xlink:actuate="onLoad"/><svg:desc>formula</svg:desc></draw:frame></text:span></text:span></text:p>
      <text:p text:style-name="P125"><text:span text:style-name="MathematicaFormatStandardForm"><text:span text:style-name="T1"/></text:span></text:p>
      <text:p text:style-name="P125"><text:span text:style-name="MathematicaFormatStandardForm"><text:span text:style-name="T1"><draw:frame draw:style-name="fr1" draw:name="Object254" text:anchor-type="as-char" svg:y="-0.2339in" svg:width="3.8563in" svg:height="0.3752in" draw:z-index="294"><draw:object xlink:href="./Object 272" xlink:type="simple" xlink:show="embed" xlink:actuate="onLoad"/><draw:image xlink:href="./ObjectReplacements/Object 272" xlink:type="simple" xlink:show="embed" xlink:actuate="onLoad"/><svg:desc>formula</svg:desc></draw:frame></text:span></text:span></text:p>
      <text:p text:style-name="P125"><text:span text:style-name="MathematicaFormatStandardForm"><text:span text:style-name="T1"/></text:span></text:p>
      <text:p text:style-name="P126"><text:span text:style-name="MathematicaFormatStandardForm"><text:span text:style-name="T1"><draw:frame draw:style-name="fr1" draw:name="Object255" text:anchor-type="as-char" svg:y="-0.2339in" svg:width="4.9638in" svg:height="0.3752in" draw:z-index="295"><draw:object xlink:href="./Object 273" xlink:type="simple" xlink:show="embed" xlink:actuate="onLoad"/><draw:image xlink:href="./ObjectReplacements/Object 273" xlink:type="simple" xlink:show="embed" xlink:actuate="onLoad"/><svg:desc>formula</svg:desc></draw:frame></text:span></text:span></text:p>
      <text:p text:style-name="P127"><text:span text:style-name="MathematicaFormatStandardForm"><text:span text:style-name="T1"/></text:span></text:p>
      <text:p text:style-name="P127"><text:span text:style-name="MathematicaFormatStandardForm"><text:span text:style-name="T1">...</text:span></text:span></text:p>
      <text:p text:style-name="P127"><text:span text:style-name="MathematicaFormatStandardForm"><text:span text:style-name="T74"/></text:span></text:p>
      <text:p text:style-name="P127"><text:span text:style-name="MathematicaFormatStandardForm"><text:span text:style-name="T37"><draw:frame draw:style-name="fr4" draw:name="Object257" text:anchor-type="as-char" svg:y="-0.2035in" svg:width="2.6055in" svg:height="0.3646in" draw:z-index="296"><draw:object xlink:href="./Object 275" xlink:type="simple" xlink:show="embed" xlink:actuate="onLoad"/><draw:image xlink:href="./ObjectReplacements/Object 275" xlink:type="simple" xlink:show="embed" xlink:actuate="onLoad"/><svg:desc>formula</svg:desc></draw:frame></text:span></text:span></text:p>
      <text:p text:style-name="P127"><text:span text:style-name="MathematicaFormatStandardForm"><text:span text:style-name="T37"/></text:span></text:p>
      <text:p text:style-name="P128"><text:span text:style-name="MathematicaFormatStandardForm"><text:span text:style-name="T1"><draw:frame draw:style-name="fr1" draw:name="Object256" text:anchor-type="as-char" svg:y="-0.1437in" svg:width="1.3898in" svg:height="0.1945in" draw:z-index="297"><draw:object xlink:href="./Object 274" xlink:type="simple" xlink:show="embed" xlink:actuate="onLoad"/><draw:image xlink:href="./ObjectReplacements/Object 274" xlink:type="simple" xlink:show="embed" xlink:actuate="onLoad"/><svg:desc>formula</svg:desc></draw:frame></text:span></text:span></text:p>
      <text:p text:style-name="P128"><text:span text:style-name="MathematicaFormatStandardForm"><text:span text:style-name="T1"/></text:span></text:p>
      <text:p text:style-name="P129"><text:span text:style-name="MathematicaFormatStandardForm"><text:span text:style-name="T6">(up to </text:span></text:span><text:span text:style-name="MathematicaFormatStandardForm"><text:span text:style-name="T1"><draw:frame draw:style-name="fr1" draw:name="Object258" text:anchor-type="as-char" svg:y="-0.1244in" svg:width="0.6in" svg:height="0.1752in" draw:z-index="298"><draw:object xlink:href="./Object 276" xlink:type="simple" xlink:show="embed" xlink:actuate="onLoad"/><draw:image xlink:href="./ObjectReplacements/Object 276" xlink:type="simple" xlink:show="embed" xlink:actuate="onLoad"/><svg:desc>formula</svg:desc></draw:frame></text:span></text:span><text:span text:style-name="MathematicaFormatStandardForm"><text:span text:style-name="T6">)</text:span></text:span></text:p>
      <text:p text:style-name="P129"><text:span text:style-name="MathematicaFormatStandardForm"><text:span text:style-name="T6"/></text:span></text:p>
      <text:p text:style-name="P129"><text:span text:style-name="MathematicaFormatStandardForm"><text:span text:style-name="T6">…</text:span></text:span></text:p>
      <text:p text:style-name="P129"><text:span text:style-name="MathematicaFormatStandardForm"><text:span text:style-name="T6"/></text:span></text:p>
      <text:p text:style-name="P129"><text:span text:style-name="MathematicaFormatStandardForm"><text:span text:style-name="T6">And also,</text:span></text:span></text:p>
      <text:p text:style-name="P129"><text:span text:style-name="MathematicaFormatStandardForm"><text:span text:style-name="T6"/></text:span></text:p>
      <text:p text:style-name="P129"><text:span text:style-name="MathematicaFormatStandardForm"><text:span text:style-name="T37"><draw:frame draw:style-name="fr4" draw:name="Object259" text:anchor-type="as-char" svg:y="-0.2035in" svg:width="3.1217in" svg:height="0.3646in" draw:z-index="299"><draw:object xlink:href="./Object 277" xlink:type="simple" xlink:show="embed" xlink:actuate="onLoad"/><draw:image xlink:href="./ObjectReplacements/Object 277" xlink:type="simple" xlink:show="embed" xlink:actuate="onLoad"/><svg:desc>formula</svg:desc></draw:frame></text:span></text:span></text:p>
      <text:p text:style-name="P129"><text:span text:style-name="MathematicaFormatStandardForm"><text:span text:style-name="T37"/></text:span></text:p>
      <text:p text:style-name="P129"><text:span text:style-name="MathematicaFormatStandardForm"><text:span text:style-name="T6">(up to </text:span></text:span><text:span text:style-name="MathematicaFormatStandardForm"><text:span text:style-name="T1"><draw:frame draw:style-name="fr1" draw:name="Object260" text:anchor-type="as-char" svg:y="-0.1244in" svg:width="0.7102in" svg:height="0.1752in" draw:z-index="300"><draw:object xlink:href="./Object 278" xlink:type="simple" xlink:show="embed" xlink:actuate="onLoad"/><draw:image xlink:href="./ObjectReplacements/Object 278" xlink:type="simple" xlink:show="embed" xlink:actuate="onLoad"/><svg:desc>formula</svg:desc></draw:frame></text:span></text:span><text:span text:style-name="MathematicaFormatStandardForm"><text:span text:style-name="T6">)</text:span></text:span></text:p>
      <text:p text:style-name="P129"><text:span text:style-name="MathematicaFormatStandardForm"><text:span text:style-name="T6"/></text:span></text:p>
      <text:p text:style-name="P136"><text:span text:style-name="MathematicaFormatStandardForm"><text:span text:style-name="T6">HOORAY. HOORAY. HOORAY.</text:span></text:span></text:p>
      <text:p text:style-name="P129"><text:span text:style-name="MathematicaFormatStandardForm"><text:span text:style-name="T6"/></text:span></text:p>
      <text:p text:style-name="P130"><text:span text:style-name="MathematicaFormatStandardForm"><text:span text:style-name="T7">Now, account for the s.</text:span></text:span></text:p>
      <text:p text:style-name="P130"><text:span text:style-name="MathematicaFormatStandardForm"><text:span text:style-name="T8"/></text:span></text:p>
      <text:p text:style-name="P131"><text:span text:style-name="MathematicaFormatStandardForm"><text:span text:style-name="T8">And make sure this identity works for all the variations.</text:span></text:span></text:p>
      <text:p text:style-name="P276"><text:span text:style-name="MathematicaFormatStandardForm"><text:span text:style-name="T55">Generally:</text:span></text:span></text:p>
      <text:p text:style-name="P138"><text:span text:style-name="MathematicaFormatStandardForm"><text:span text:style-name="T37"/></text:span></text:p>
      <text:p text:style-name="P138"><text:span text:style-name="MathematicaFormatStandardForm"><text:span text:style-name="T37"><draw:frame draw:style-name="fr4" draw:name="Object278" text:anchor-type="as-char" svg:y="-0.2035in" svg:width="3.948in" svg:height="0.3646in" draw:z-index="301"><draw:object xlink:href="./Object 299" xlink:type="simple" xlink:show="embed" xlink:actuate="onLoad"/><draw:image xlink:href="./ObjectReplacements/Object 299" xlink:type="simple" xlink:show="embed" xlink:actuate="onLoad"/><svg:desc>formula</svg:desc></draw:frame></text:span></text:span></text:p>
      <text:p text:style-name="P132"><text:span text:style-name="MathematicaFormatStandardForm"><text:span text:style-name="T1"/></text:span></text:p>
      <text:p text:style-name="P132"><text:span text:style-name="MathematicaFormatStandardForm"><text:span text:style-name="T1">...</text:span></text:span></text:p>
      <text:p text:style-name="P132"><text:span text:style-name="MathematicaFormatStandardForm"><text:span text:style-name="T74"/></text:span></text:p>
      <text:p text:style-name="P132"><text:span text:style-name="MathematicaFormatStandardForm"><text:span text:style-name="T37"><draw:frame draw:style-name="fr4" draw:name="Object261" text:anchor-type="as-char" svg:y="-0.2035in" svg:width="3.0181in" svg:height="0.3646in" draw:z-index="302"><draw:object xlink:href="./Object 279" xlink:type="simple" xlink:show="embed" xlink:actuate="onLoad"/><draw:image xlink:href="./ObjectReplacements/Object 279" xlink:type="simple" xlink:show="embed" xlink:actuate="onLoad"/><svg:desc>formula</svg:desc></draw:frame></text:span></text:span></text:p>
      <text:p text:style-name="P132"><text:span text:style-name="MathematicaFormatStandardForm"><text:span text:style-name="T37"/></text:span></text:p>
      <text:p text:style-name="P132"><text:span text:style-name="MathematicaFormatStandardForm"><text:span text:style-name="T37"><draw:frame draw:style-name="fr4" draw:name="Object262" text:anchor-type="as-char" svg:y="-0.2035in" svg:width="3.75in" svg:height="0.3646in" draw:z-index="303"><draw:object xlink:href="./Object 280" xlink:type="simple" xlink:show="embed" xlink:actuate="onLoad"/><draw:image xlink:href="./ObjectReplacements/Object 280" xlink:type="simple" xlink:show="embed" xlink:actuate="onLoad"/><svg:desc>formula</svg:desc></draw:frame></text:span></text:span></text:p>
      <text:p text:style-name="P133"><text:span text:style-name="MathematicaFormatStandardForm"><text:span text:style-name="T37"/></text:span></text:p>
      <text:p text:style-name="P133"><text:span text:style-name="MathematicaFormatStandardForm"><text:span text:style-name="T1">…</text:span></text:span></text:p>
      <text:p text:style-name="P133"><text:span text:style-name="MathematicaFormatStandardForm"><text:span text:style-name="T1"/></text:span></text:p>
      <text:p text:style-name="P134"><text:span text:style-name="MathematicaFormatStandardForm"><text:span text:style-name="T37"><draw:frame draw:style-name="fr4" draw:name="Object263" text:anchor-type="as-char" svg:y="-0.2035in" svg:width="4.7909in" svg:height="0.3646in" draw:z-index="304"><draw:object xlink:href="./Object 282" xlink:type="simple" xlink:show="embed" xlink:actuate="onLoad"/><draw:image xlink:href="./ObjectReplacements/Object 282" xlink:type="simple" xlink:show="embed" xlink:actuate="onLoad"/><svg:desc>formula</svg:desc></draw:frame></text:span></text:span></text:p>
      <text:p text:style-name="P134"><text:span text:style-name="MathematicaFormatStandardForm"><text:span text:style-name="T37"/></text:span></text:p>
      <text:p text:style-name="P135"><text:span text:style-name="MathematicaFormatStandardForm"><text:span text:style-name="T1">…</text:span></text:span></text:p>
      <text:p text:style-name="P135"><text:span text:style-name="MathematicaFormatStandardForm"><text:span text:style-name="T37"/></text:span></text:p>
      <text:p text:style-name="P139"><text:span text:style-name="MathematicaFormatStandardForm"><text:span text:style-name="T37"><draw:frame draw:style-name="fr4" draw:name="Object279" text:anchor-type="as-char" svg:y="-0.2646in" svg:width="3.9319in" svg:height="0.4264in" draw:z-index="305"><draw:object xlink:href="./Object 300" xlink:type="simple" xlink:show="embed" xlink:actuate="onLoad"/><draw:image xlink:href="./ObjectReplacements/Object 300" xlink:type="simple" xlink:show="embed" xlink:actuate="onLoad"/><svg:desc>formula</svg:desc></draw:frame></text:span></text:span></text:p>
      <text:p text:style-name="P135"><text:span text:style-name="MathematicaFormatStandardForm"><text:span text:style-name="T1"/></text:span></text:p>
      <text:p text:style-name="P141"><text:span text:style-name="MathematicaFormatStandardForm"><text:span text:style-name="T1">…</text:span></text:span></text:p>
      <text:p text:style-name="P135"><text:span text:style-name="MathematicaFormatStandardForm"><text:span text:style-name="T1"/></text:span></text:p>
      <text:p text:style-name="P140"><text:span text:style-name="MathematicaFormatStandardForm"><text:span text:style-name="T37"><draw:frame draw:style-name="fr4" draw:name="Object274" text:anchor-type="as-char" svg:y="-0.2484in" svg:width="3.9791in" svg:height="0.4146in" draw:z-index="306"><draw:object xlink:href="./Object 284" xlink:type="simple" xlink:show="embed" xlink:actuate="onLoad"/><draw:image xlink:href="./ObjectReplacements/Object 284" xlink:type="simple" xlink:show="embed" xlink:actuate="onLoad"/><svg:desc>formula</svg:desc></draw:frame></text:span></text:span></text:p>
      <text:p text:style-name="P140"><text:span text:style-name="MathematicaFormatStandardForm"><text:span text:style-name="T1"/></text:span></text:p>
      <text:p text:style-name="P141"><text:span text:style-name="MathematicaFormatStandardForm"><text:span text:style-name="T1">…</text:span></text:span></text:p>
      <text:p text:style-name="P140"><text:span text:style-name="MathematicaFormatStandardForm"><text:span text:style-name="T1"/></text:span></text:p>
      <text:p text:style-name="P140"><text:span text:style-name="MathematicaFormatStandardForm"><text:span text:style-name="T37"><draw:frame draw:style-name="fr4" draw:name="Object275" text:anchor-type="as-char" svg:y="-0.2035in" svg:width="4.9701in" svg:height="0.3646in" draw:z-index="307"><draw:object xlink:href="./Object 296" xlink:type="simple" xlink:show="embed" xlink:actuate="onLoad"/><draw:image xlink:href="./ObjectReplacements/Object 296" xlink:type="simple" xlink:show="embed" xlink:actuate="onLoad"/><svg:desc>formula</svg:desc></draw:frame></text:span></text:span></text:p>
      <text:p text:style-name="P140"><text:span text:style-name="MathematicaFormatStandardForm"><text:span text:style-name="T1"/></text:span></text:p>
      <text:p text:style-name="P140"><text:span text:style-name="MathematicaFormatStandardForm"><text:span text:style-name="T1">…</text:span></text:span></text:p>
      <text:p text:style-name="P140"><text:span text:style-name="MathematicaFormatStandardForm"><text:span text:style-name="T37"/></text:span></text:p>
      <text:p text:style-name="P140"><text:span text:style-name="MathematicaFormatStandardForm"><text:span text:style-name="T37"><draw:frame draw:style-name="fr4" draw:name="Object276" text:anchor-type="as-char" svg:y="-0.2484in" svg:width="3.9575in" svg:height="0.4102in" draw:z-index="308"><draw:object xlink:href="./Object 297" xlink:type="simple" xlink:show="embed" xlink:actuate="onLoad"/><draw:image xlink:href="./ObjectReplacements/Object 297" xlink:type="simple" xlink:show="embed" xlink:actuate="onLoad"/><svg:desc>formula</svg:desc></draw:frame></text:span></text:span></text:p>
      <text:p text:style-name="P140"><text:span text:style-name="MathematicaFormatStandardForm"><text:span text:style-name="T1"/></text:span></text:p>
      <text:p text:style-name="P142"><text:span text:style-name="MathematicaFormatStandardForm"><text:span text:style-name="T1">…</text:span></text:span></text:p>
      <text:p text:style-name="P142"><text:span text:style-name="MathematicaFormatStandardForm"><text:span text:style-name="T37"/></text:span></text:p>
      <text:p text:style-name="P142"><text:span text:style-name="MathematicaFormatStandardForm"><text:span text:style-name="T37"><draw:frame draw:style-name="fr4" draw:name="Object277" text:anchor-type="as-char" svg:y="-0.1827in" svg:width="4.2965in" svg:height="0.3646in" draw:z-index="309"><draw:object xlink:href="./Object 285" xlink:type="simple" xlink:show="embed" xlink:actuate="onLoad"/><draw:image xlink:href="./ObjectReplacements/Object 285" xlink:type="simple" xlink:show="embed" xlink:actuate="onLoad"/><svg:desc>formula</svg:desc></draw:frame></text:span></text:span></text:p>
      <text:p text:style-name="P140"><text:span text:style-name="MathematicaFormatStandardForm"><text:span text:style-name="T1"/></text:span></text:p>
      <text:p text:style-name="P143"><text:span text:style-name="MathematicaFormatStandardForm"><text:span text:style-name="T1">…</text:span></text:span></text:p>
      <text:p text:style-name="P143"><text:span text:style-name="MathematicaFormatStandardForm"><text:span text:style-name="T37"/></text:span></text:p>
      <text:p text:style-name="P143"><text:span text:style-name="MathematicaFormatStandardForm"><text:span text:style-name="T37"><draw:frame draw:style-name="fr4" draw:name="Object266" text:anchor-type="as-char" svg:y="-0.261in" svg:width="4.828in" svg:height="0.4374in" draw:z-index="310"><draw:object xlink:href="./Object 286" xlink:type="simple" xlink:show="embed" xlink:actuate="onLoad"/><draw:image xlink:href="./ObjectReplacements/Object 286" xlink:type="simple" xlink:show="embed" xlink:actuate="onLoad"/><svg:desc>formula</svg:desc></draw:frame></text:span></text:span></text:p>
      <text:p text:style-name="P143"><text:span text:style-name="MathematicaFormatStandardForm"><text:span text:style-name="T37"/></text:span></text:p>
      <text:p text:style-name="P140"><text:span text:style-name="MathematicaFormatStandardForm"><text:span text:style-name="T1">…</text:span></text:span></text:p>
      <text:p text:style-name="P334"><text:span text:style-name="MathematicaFormatStandardForm"><text:span text:style-name="T31">Yep</text:span></text:span><text:span text:style-name="MathematicaFormatStandardForm"><text:span text:style-name="T17"><draw:frame draw:style-name="fr1" draw:name="Object269" text:anchor-type="as-char" svg:y="-0.1437in" svg:width="0.6571in" svg:height="0.1945in" draw:z-index="311"><draw:object xlink:href="./Object 290" xlink:type="simple" xlink:show="embed" xlink:actuate="onLoad"/><draw:image xlink:href="./ObjectReplacements/Object 290" xlink:type="simple" xlink:show="embed" xlink:actuate="onLoad"/><svg:desc>formula</svg:desc></draw:frame></text:span></text:span><text:span text:style-name="MathematicaFormatStandardForm"><text:span text:style-name="T31">and</text:span></text:span><text:span text:style-name="MathematicaFormatStandardForm"><text:span text:style-name="T17"><draw:frame draw:style-name="fr1" draw:name="Object268" text:anchor-type="as-char" svg:y="-0.1437in" svg:width="0.6992in" svg:height="0.1945in" draw:z-index="312"><draw:object xlink:href="./Object 291" xlink:type="simple" xlink:show="embed" xlink:actuate="onLoad"/><draw:image xlink:href="./ObjectReplacements/Object 291" xlink:type="simple" xlink:show="embed" xlink:actuate="onLoad"/><svg:desc>formula</svg:desc></draw:frame></text:span></text:span></text:p>
      <text:p text:style-name="P135"><text:soft-page-break/><text:span text:style-name="MathematicaFormatStandardForm"><text:span text:style-name="T1"/></text:span></text:p>
      <text:p text:style-name="P137"><text:span text:style-name="MathematicaFormatStandardForm"><text:span text:style-name="T17"/></text:span></text:p>
      <text:p text:style-name="P332"><text:span text:style-name="MathematicaFormatStandardForm"><text:span text:style-name="T30">FOR:</text:span></text:span></text:p>
      <text:p text:style-name="P332"><text:span text:style-name="MathematicaFormatStandardForm"><text:span text:style-name="T30"/></text:span></text:p>
      <text:p text:style-name="P144"><text:span text:style-name="MathematicaFormatStandardForm"><text:span text:style-name="T9"><draw:frame draw:style-name="fr1" draw:name="Object264" text:anchor-type="as-char" svg:y="-0.1437in" svg:width="1.3709in" svg:height="0.1945in" draw:z-index="313"><draw:object xlink:href="./Object 281" xlink:type="simple" xlink:show="embed" xlink:actuate="onLoad"/><draw:image xlink:href="./ObjectReplacements/Object 281" xlink:type="simple" xlink:show="embed" xlink:actuate="onLoad"/><svg:desc>formula</svg:desc></draw:frame></text:span></text:span></text:p>
      <text:p text:style-name="P144"><text:span text:style-name="MathematicaFormatStandardForm"><text:span text:style-name="T9"/></text:span></text:p>
      <text:p text:style-name="P145"><text:span text:style-name="MathematicaFormatStandardForm"><text:span text:style-name="T37"><draw:frame draw:style-name="fr4" draw:name="Object281" text:anchor-type="as-char" svg:y="-0.2035in" svg:width="3.4535in" svg:height="0.3646in" draw:z-index="314"><draw:object xlink:href="./Object 298" xlink:type="simple" xlink:show="embed" xlink:actuate="onLoad"/><draw:image xlink:href="./ObjectReplacements/Object 298" xlink:type="simple" xlink:show="embed" xlink:actuate="onLoad"/><svg:desc>formula</svg:desc></draw:frame></text:span></text:span></text:p>
      <text:p text:style-name="P145"><text:span text:style-name="MathematicaFormatStandardForm"><text:span text:style-name="T37"/></text:span></text:p>
      <text:p text:style-name="P145"><text:span text:style-name="MathematicaFormatStandardForm"><text:span text:style-name="T56">with initial value</text:span></text:span></text:p>
      <text:p text:style-name="P145"><text:span text:style-name="MathematicaFormatStandardForm"><text:span text:style-name="T56"/></text:span></text:p>
      <text:p text:style-name="P145"><text:span text:style-name="MathematicaFormatStandardForm"><text:span text:style-name="T9"><draw:frame draw:style-name="fr1" draw:name="Object282" text:anchor-type="as-char" svg:y="-0.1437in" svg:width="1.2075in" svg:height="0.1945in" draw:z-index="315"><draw:object xlink:href="./Object 301" xlink:type="simple" xlink:show="embed" xlink:actuate="onLoad"/><draw:image xlink:href="./ObjectReplacements/Object 301" xlink:type="simple" xlink:show="embed" xlink:actuate="onLoad"/><svg:desc>formula</svg:desc></draw:frame></text:span></text:span></text:p>
      <text:p text:style-name="P145"><text:span text:style-name="MathematicaFormatStandardForm"><text:span text:style-name="T9"/></text:span></text:p>
      <text:p text:style-name="P164"><text:span text:style-name="MathematicaFormatStandardForm"><text:span text:style-name="T15">NEWER NOTATION:</text:span></text:span></text:p>
      <text:p text:style-name="P145"><text:span text:style-name="MathematicaFormatStandardForm"><text:span text:style-name="T9"/></text:span></text:p>
      <text:p text:style-name="P164"><text:span text:style-name="MathematicaFormatStandardForm"><text:span text:style-name="T37"><draw:frame draw:style-name="fr4" draw:name="Object313" text:anchor-type="as-char" svg:y="-0.1827in" svg:width="4.0543in" svg:height="0.3646in" draw:z-index="316"><draw:object xlink:href="./Object 334" xlink:type="simple" xlink:show="embed" xlink:actuate="onLoad"/><draw:image xlink:href="./ObjectReplacements/Object 334" xlink:type="simple" xlink:show="embed" xlink:actuate="onLoad"/><svg:desc>formula</svg:desc></draw:frame></text:span></text:span></text:p>
      <text:p text:style-name="P164"><text:span text:style-name="MathematicaFormatStandardForm"><text:span text:style-name="T37"/></text:span></text:p>
      <text:p text:style-name="P164"><text:span text:style-name="MathematicaFormatStandardForm"><text:span text:style-name="T59">with initial value of</text:span></text:span></text:p>
      <text:p text:style-name="P164"><text:span text:style-name="MathematicaFormatStandardForm"><text:span text:style-name="T59"/></text:span></text:p>
      <text:p text:style-name="P164"><text:span text:style-name="MathematicaFormatStandardForm"><text:span text:style-name="T37"><draw:frame draw:style-name="fr4" draw:name="Object312" text:anchor-type="as-char" svg:y="-0.1646in" svg:width="1.5146in" svg:height="0.2362in" draw:z-index="317"><draw:object xlink:href="./Object 333" xlink:type="simple" xlink:show="embed" xlink:actuate="onLoad"/><draw:image xlink:href="./ObjectReplacements/Object 333" xlink:type="simple" xlink:show="embed" xlink:actuate="onLoad"/><svg:desc>formula</svg:desc></draw:frame></text:span></text:span></text:p>
      <text:p text:style-name="P145"><text:span text:style-name="MathematicaFormatStandardForm"><text:span text:style-name="T9"/></text:span></text:p>
      <text:p text:style-name="P169"><text:span text:style-name="MathematicaFormatStandardForm"><text:span text:style-name="T16">OLD:</text:span></text:span></text:p>
      <text:p text:style-name="P169"><text:span text:style-name="MathematicaFormatStandardForm"><text:span text:style-name="T16"/></text:span></text:p>
      <text:p text:style-name="P169"><text:span text:style-name="MathematicaFormatStandardForm"><text:span text:style-name="T37"><draw:frame draw:style-name="fr4" draw:name="Object359" text:anchor-type="as-char" svg:y="-0.2673in" svg:width="2.6047in" svg:height="0.4283in" draw:z-index="318"><draw:object xlink:href="./Object 381" xlink:type="simple" xlink:show="embed" xlink:actuate="onLoad"/><draw:image xlink:href="./ObjectReplacements/Object 381" xlink:type="simple" xlink:show="embed" xlink:actuate="onLoad"/><svg:desc>formula</svg:desc></draw:frame></text:span></text:span></text:p>
      <text:p text:style-name="P169"><text:span text:style-name="MathematicaFormatStandardForm"><text:span text:style-name="T37"/></text:span></text:p>
      <text:p text:style-name="P169"><text:span text:style-name="MathematicaFormatStandardForm"><text:span text:style-name="T61">with initial value of</text:span></text:span></text:p>
      <text:p text:style-name="P169"><text:span text:style-name="MathematicaFormatStandardForm"><text:span text:style-name="T61"/></text:span></text:p>
      <text:p text:style-name="P169"><text:span text:style-name="MathematicaFormatStandardForm"><text:span text:style-name="T37"><draw:frame draw:style-name="fr4" draw:name="Object360" text:anchor-type="as-char" svg:y="-0.1453in" svg:width="0.8693in" svg:height="0.2008in" draw:z-index="319"><draw:object xlink:href="./Object 382" xlink:type="simple" xlink:show="embed" xlink:actuate="onLoad"/><draw:image xlink:href="./ObjectReplacements/Object 382" xlink:type="simple" xlink:show="embed" xlink:actuate="onLoad"/><svg:desc>formula</svg:desc></draw:frame></text:span></text:span></text:p>
      <text:p text:style-name="P145"><text:span text:style-name="MathematicaFormatStandardForm"><text:span text:style-name="T9"/></text:span></text:p>
      <text:p text:style-name="P146"><text:span text:style-name="MathematicaFormatStandardForm"><text:span text:style-name="T12">Math checks out. <text:s/>Verify the notation, however. <text:s/></text:span></text:span><text:span text:style-name="MathematicaFormatStandardForm"><text:span text:style-name="T14">Identities?</text:span></text:span></text:p>
      <text:p text:style-name="P144"><text:span text:style-name="MathematicaFormatStandardForm"><text:span text:style-name="T9"/></text:span></text:p>
      <text:p text:style-name="P176"><text:span text:style-name="MathematicaFormatStandardForm"><text:span text:style-name="T10">dss[n_, s_, y_, z_, </text:span></text:span><text:span text:style-name="MathematicaFormatStandardForm"><text:span text:style-name="T13">x</text:span></text:span><text:span text:style-name="MathematicaFormatStandardForm"><text:span text:style-name="T10">_] := </text:span></text:span></text:p>
      <text:p text:style-name="P176"><text:span text:style-name="MathematicaFormatStandardForm"><text:span text:style-name="T10">If[ n &lt; y, 1, Sum[ bin[z, k] (</text:span></text:span><text:span text:style-name="MathematicaFormatStandardForm"><text:span text:style-name="T13">x </text:span></text:span><text:span text:style-name="MathematicaFormatStandardForm"><text:span text:style-name="T10">y^-s)</text:span></text:span><text:span text:style-name="MathematicaFormatStandardForm"><text:span text:style-name="T13">^k </text:span></text:span><text:span text:style-name="MathematicaFormatStandardForm"><text:span text:style-name="T10">dss[n/y^k , s, y + </text:span></text:span><text:span text:style-name="MathematicaFormatStandardForm"><text:span text:style-name="T13">x</text:span></text:span><text:span text:style-name="MathematicaFormatStandardForm"><text:span text:style-name="T10">, z - k, </text:span></text:span><text:span text:style-name="MathematicaFormatStandardForm"><text:span text:style-name="T13">x</text:span></text:span><text:span text:style-name="MathematicaFormatStandardForm"><text:span text:style-name="T10">], {k, 0, Log[y, n]}]]</text:span></text:span></text:p>
      <text:p text:style-name="P177"><text:span text:style-name="MathematicaFormatStandardForm"><text:span text:style-name="T11">dss[100,0,1+1/3,z,1/3]</text:span></text:span></text:p>
      <text:p text:style-name="P144"><text:span text:style-name="MathematicaFormatStandardForm"><text:span text:style-name="T9"/></text:span></text:p>
      <text:p text:style-name="P153"><text:span text:style-name="MathematicaFormatStandardForm"><text:span text:style-name="T9"><draw:frame draw:style-name="fr1" draw:name="Object292" text:anchor-type="as-char" svg:y="-0.1437in" svg:width="4.1161in" svg:height="0.2626in" draw:z-index="320"><draw:object xlink:href="./Object 311" xlink:type="simple" xlink:show="embed" xlink:actuate="onLoad"/><draw:image xlink:href="./ObjectReplacements/Object 311" xlink:type="simple" xlink:show="embed" xlink:actuate="onLoad"/><svg:desc>formula</svg:desc></draw:frame></text:span></text:span></text:p>
      <text:p text:style-name="P144"><text:span text:style-name="MathematicaFormatStandardForm"><text:span text:style-name="T37"/></text:span></text:p>
      <text:p text:style-name="P81"><text:span text:style-name="MathematicaFormatStandardForm"><text:span text:style-name="T37"><draw:frame draw:style-name="fr1" draw:name="Object265" text:anchor-type="as-char" svg:y="-0.1437in" svg:width="2.7543in" svg:height="0.2063in" draw:z-index="321"><draw:object xlink:href="./Object 287" xlink:type="simple" xlink:show="embed" xlink:actuate="onLoad"/><draw:image xlink:href="./ObjectReplacements/Object 287" xlink:type="simple" xlink:show="embed" xlink:actuate="onLoad"/><svg:desc>formula</svg:desc></draw:frame></text:span></text:span></text:p>
      <text:p text:style-name="P81"><text:span text:style-name="MathematicaFormatStandardForm"><text:span text:style-name="T36"><draw:frame draw:style-name="fr1" draw:name="Object271" text:anchor-type="as-char" svg:y="-0.1839in" svg:width="3.1965in" svg:height="0.3252in" draw:z-index="322"><draw:object xlink:href="./Object 293" xlink:type="simple" xlink:show="embed" xlink:actuate="onLoad"/><draw:image xlink:href="./ObjectReplacements/Object 293" xlink:type="simple" xlink:show="embed" xlink:actuate="onLoad"/><svg:desc>formula</svg:desc></draw:frame></text:span></text:span></text:p>
      <text:p text:style-name="P81"><text:span text:style-name="MathematicaFormatStandardForm"><text:span text:style-name="T36"><draw:frame draw:style-name="fr1" draw:name="Object270" text:anchor-type="as-char" svg:y="-0.1839in" svg:width="3.2909in" svg:height="0.3252in" draw:z-index="323"><draw:object xlink:href="./Object 292" xlink:type="simple" xlink:show="embed" xlink:actuate="onLoad"/><draw:image xlink:href="./ObjectReplacements/Object 292" xlink:type="simple" xlink:show="embed" xlink:actuate="onLoad"/><svg:desc>formula</svg:desc></draw:frame></text:span></text:span></text:p>
      <text:p text:style-name="P81"><text:span text:style-name="MathematicaFormatStandardForm"><text:span text:style-name="T36"/></text:span></text:p>
      <text:p text:style-name="P82"><text:span text:style-name="MathematicaFormatStandardForm"><text:span text:style-name="T36"><draw:frame draw:style-name="fr1" draw:name="Object450" text:anchor-type="as-char" svg:y="-0.1437in" svg:width="5.9098in" svg:height="0.2839in" draw:z-index="324"><draw:object xlink:href="./Object 295" xlink:type="simple" xlink:show="embed" xlink:actuate="onLoad"/><draw:image xlink:href="./ObjectReplacements/Object 295" xlink:type="simple" xlink:show="embed" xlink:actuate="onLoad"/><svg:desc>formula</svg:desc></draw:frame></text:span></text:span></text:p>
      <text:p text:style-name="P155"><text:span text:style-name="MathematicaFormatStandardForm"><text:span text:style-name="T9"/></text:span></text:p>
      <text:p text:style-name="P162"><text:span text:style-name="MathematicaFormatStandardForm"><text:span text:style-name="T37"/></text:span></text:p>
      <text:p text:style-name="P162"><text:span text:style-name="MathematicaFormatStandardForm"><text:span text:style-name="T37"/></text:span></text:p>
      <text:p text:style-name="P83"><text:span text:style-name="MathematicaFormatStandardForm"><text:span text:style-name="T37"><draw:frame draw:style-name="fr1" draw:name="Object272" text:anchor-type="as-char" svg:y="-0.1437in" svg:width="5.2516in" svg:height="0.2839in" draw:z-index="325"><draw:object xlink:href="./Object 294" xlink:type="simple" xlink:show="embed" xlink:actuate="onLoad"/><draw:image xlink:href="./ObjectReplacements/Object 294" xlink:type="simple" xlink:show="embed" xlink:actuate="onLoad"/><svg:desc>formula</svg:desc></draw:frame></text:span></text:span></text:p>
      <text:p text:style-name="P162"><text:soft-page-break/><text:span text:style-name="MathematicaFormatStandardForm"><text:span text:style-name="T37"/></text:span></text:p>
      <text:p text:style-name="P162"><text:span text:style-name="MathematicaFormatStandardForm"><text:span text:style-name="T37"/></text:span></text:p>
      <text:p text:style-name="P162"><text:span text:style-name="MathematicaFormatStandardForm"><text:span text:style-name="T37"/></text:span></text:p>
      <text:p text:style-name="P163"><text:span text:style-name="MathematicaFormatStandardForm"><text:span text:style-name="T37"/></text:span></text:p>
      <text:p text:style-name="P277"><text:span text:style-name="MathematicaFormatStandardForm"><text:span text:style-name="T37"><draw:frame draw:style-name="fr4" draw:name="Object285" text:anchor-type="as-char" svg:y="-0.2035in" svg:width="3.1217in" svg:height="0.3646in" draw:z-index="326"><draw:object xlink:href="./Object 304" xlink:type="simple" xlink:show="embed" xlink:actuate="onLoad"/><draw:image xlink:href="./ObjectReplacements/Object 304" xlink:type="simple" xlink:show="embed" xlink:actuate="onLoad"/><svg:desc>formula</svg:desc></draw:frame></text:span></text:span></text:p>
      <text:p text:style-name="P149"><text:span text:style-name="MathematicaFormatStandardForm"><text:span text:style-name="T37"/></text:span></text:p>
      <text:p text:style-name="P149"><text:span text:style-name="MathematicaFormatStandardForm"><text:span text:style-name="T37"><draw:frame draw:style-name="fr4" draw:name="Object287" text:anchor-type="as-char" svg:y="-0.2035in" svg:width="4.1575in" svg:height="0.3646in" draw:z-index="327"><draw:object xlink:href="./Object 306" xlink:type="simple" xlink:show="embed" xlink:actuate="onLoad"/><draw:image xlink:href="./ObjectReplacements/Object 306" xlink:type="simple" xlink:show="embed" xlink:actuate="onLoad"/><svg:desc>formula</svg:desc></draw:frame></text:span></text:span></text:p>
      <text:p text:style-name="P149"><text:span text:style-name="MathematicaFormatStandardForm"><text:span text:style-name="T37"/></text:span></text:p>
      <text:p text:style-name="P150"><text:span text:style-name="MathematicaFormatStandardForm"><text:span text:style-name="T37"><draw:frame draw:style-name="fr4" draw:name="Object288" text:anchor-type="as-char" svg:y="-0.2035in" svg:width="5.1217in" svg:height="0.3646in" draw:z-index="328"><draw:object xlink:href="./Object 307" xlink:type="simple" xlink:show="embed" xlink:actuate="onLoad"/><draw:image xlink:href="./ObjectReplacements/Object 307" xlink:type="simple" xlink:show="embed" xlink:actuate="onLoad"/><svg:desc>formula</svg:desc></draw:frame></text:span></text:span></text:p>
      <text:p text:style-name="P150"><text:span text:style-name="MathematicaFormatStandardForm"><text:span text:style-name="T37"/></text:span></text:p>
      <text:p text:style-name="P150"><text:span text:style-name="MathematicaFormatStandardForm"><text:span text:style-name="T37"><draw:frame draw:style-name="fr4" draw:name="Object289" text:anchor-type="as-char" svg:y="-0.2693in" svg:width="3.0898in" svg:height="0.4311in" draw:z-index="329"><draw:object xlink:href="./Object 308" xlink:type="simple" xlink:show="embed" xlink:actuate="onLoad"/><draw:image xlink:href="./ObjectReplacements/Object 308" xlink:type="simple" xlink:show="embed" xlink:actuate="onLoad"/><svg:desc>formula</svg:desc></draw:frame></text:span></text:span></text:p>
      <text:p text:style-name="P147"><text:span text:style-name="MathematicaFormatStandardForm"><text:span text:style-name="T37"/></text:span></text:p>
      <text:p text:style-name="P151"><text:span text:style-name="MathematicaFormatStandardForm"><text:span text:style-name="T37"><draw:frame draw:style-name="fr4" draw:name="Object286" text:anchor-type="as-char" svg:y="-0.2693in" svg:width="3.3193in" svg:height="0.4311in" draw:z-index="330"><draw:object xlink:href="./Object 305" xlink:type="simple" xlink:show="embed" xlink:actuate="onLoad"/><draw:image xlink:href="./ObjectReplacements/Object 305" xlink:type="simple" xlink:show="embed" xlink:actuate="onLoad"/><svg:desc>formula</svg:desc></draw:frame></text:span></text:span></text:p>
      <text:p text:style-name="P147"><text:span text:style-name="MathematicaFormatStandardForm"><text:span text:style-name="T37"/></text:span></text:p>
      <text:p text:style-name="P147"><text:span text:style-name="MathematicaFormatStandardForm"><text:span text:style-name="T37"/></text:span></text:p>
      <text:p text:style-name="P151"><text:span text:style-name="MathematicaFormatStandardForm"><text:span text:style-name="T57">NOT GENERALLY MULTIPLICATIVE, UNFORTUNATELY</text:span></text:span></text:p>
      <text:p text:style-name="P151"><text:span text:style-name="MathematicaFormatStandardForm"><text:span text:style-name="T57"/></text:span></text:p>
      <text:p text:style-name="P147"><text:span text:style-name="MathematicaFormatStandardForm"><text:span text:style-name="T37"><draw:frame draw:style-name="fr4" draw:name="Object283" text:anchor-type="as-char" svg:y="-0.1646in" svg:width="1.45in" svg:height="0.2362in" draw:z-index="331"><draw:object xlink:href="./Object 302" xlink:type="simple" xlink:show="embed" xlink:actuate="onLoad"/><draw:image xlink:href="./ObjectReplacements/Object 302" xlink:type="simple" xlink:show="embed" xlink:actuate="onLoad"/><svg:desc>formula</svg:desc></draw:frame></text:span></text:span></text:p>
      <text:p text:style-name="P148"><text:span text:style-name="MathematicaFormatStandardForm"><text:span text:style-name="T37"/></text:span></text:p>
      <text:p text:style-name="P148"><text:span text:style-name="MathematicaFormatStandardForm"><text:span text:style-name="T37"><draw:frame draw:style-name="fr4" draw:name="Object284" text:anchor-type="as-char" svg:y="-0.2437in" svg:width="1.611in" svg:height="0.4181in" draw:z-index="332"><draw:object xlink:href="./Object 303" xlink:type="simple" xlink:show="embed" xlink:actuate="onLoad"/><draw:image xlink:href="./ObjectReplacements/Object 303" xlink:type="simple" xlink:show="embed" xlink:actuate="onLoad"/><svg:desc>formula</svg:desc></draw:frame></text:span></text:span></text:p>
      <text:p text:style-name="P148"><text:span text:style-name="MathematicaFormatStandardForm"><text:span text:style-name="T37"/></text:span></text:p>
      <text:p text:style-name="P178"><text:span text:style-name="MathematicaFormatStandardForm"><text:span text:style-name="T57">bin[z_, k_] := Product[z - j, {j, 0, k - 1}]/k!</text:span></text:span></text:p>
      <text:p text:style-name="P178"><text:span text:style-name="MathematicaFormatStandardForm"><text:span text:style-name="T57">dd[n_, s_, y_, k_] := dd[n, s, y, k] = Sum[ j^-s dd[Floor[n/j], s, y, k - 1], {j, y, n}]</text:span></text:span></text:p>
      <text:p text:style-name="P178"><text:span text:style-name="MathematicaFormatStandardForm"><text:span text:style-name="T57">dd[n_, s_, y_, 0] := UnitStep[n - 1]</text:span></text:span></text:p>
      <text:p text:style-name="P178"><text:span text:style-name="MathematicaFormatStandardForm"><text:span text:style-name="T57">dz[n_, s_, y_, z_] := Sum[ bin[z, k] dd[n, s, y, k], {k, 0, Log[y, n]}]</text:span></text:span></text:p>
      <text:p text:style-name="P178"><text:span text:style-name="MathematicaFormatStandardForm"><text:span text:style-name="T57">ddz[n_, s_, y_, z_] := dz[n, s, y, z] - dz[n - 1, s, y, z]</text:span></text:span></text:p>
      <text:p text:style-name="P178"><text:span text:style-name="MathematicaFormatStandardForm"><text:span text:style-name="T57">de[n_, k_, y_, z_] := bin[z, k] ddz[n, 0, y - 1, z - k] - If[ Mod[n, y - 1] == 0, de[n/(y - 1), k + 1, y, z], 0]</text:span></text:span></text:p>
      <text:p text:style-name="P151"><text:span text:style-name="MathematicaFormatStandardForm"><text:span text:style-name="T57"/></text:span></text:p>
      <text:p text:style-name="P278"><text:span text:style-name="MathematicaFormatStandardForm"><text:span text:style-name="T37"><draw:frame draw:style-name="fr4" draw:name="Object290" text:anchor-type="as-char" svg:y="-0.2673in" svg:width="2.9264in" svg:height="0.4283in" draw:z-index="346"><draw:object xlink:href="./Object 309" xlink:type="simple" xlink:show="embed" xlink:actuate="onLoad"/><draw:image xlink:href="./ObjectReplacements/Object 309" xlink:type="simple" xlink:show="embed" xlink:actuate="onLoad"/><svg:desc>formula</svg:desc></draw:frame></text:span></text:span></text:p>
      <text:p text:style-name="P152"><text:span text:style-name="MathematicaFormatStandardForm"><text:span text:style-name="T37"/></text:span></text:p>
      <text:p text:style-name="P152"><text:span text:style-name="MathematicaFormatStandardForm"><text:span text:style-name="T37"><draw:frame draw:style-name="fr4" draw:name="Object291" text:anchor-type="as-char" svg:y="-0.1646in" svg:width="1.6307in" svg:height="0.2362in" draw:z-index="347"><draw:object xlink:href="./Object 310" xlink:type="simple" xlink:show="embed" xlink:actuate="onLoad"/><draw:image xlink:href="./ObjectReplacements/Object 310" xlink:type="simple" xlink:show="embed" xlink:actuate="onLoad"/><svg:desc>formula</svg:desc></draw:frame></text:span></text:span></text:p>
      <text:p text:style-name="P152"><text:span text:style-name="MathematicaFormatStandardForm"><text:span text:style-name="T37"/></text:span></text:p>
      <text:p text:style-name="P278"><text:span text:style-name="MathematicaFormatStandardForm"><text:span text:style-name="T37"/></text:span></text:p>
      <text:p text:style-name="P156"><text:span text:style-name="MathematicaFormatStandardForm"><text:span text:style-name="T37"><draw:frame draw:style-name="fr4" draw:name="Object273" text:anchor-type="as-char" svg:y="-0.1827in" svg:width="3.4535in" svg:height="0.3646in" draw:z-index="349"><draw:object xlink:href="./Object 319" xlink:type="simple" xlink:show="embed" xlink:actuate="onLoad"/><draw:image xlink:href="./ObjectReplacements/Object 319" xlink:type="simple" xlink:show="embed" xlink:actuate="onLoad"/><svg:desc>formula</svg:desc></draw:frame></text:span></text:span></text:p>
      <text:p text:style-name="P156"><text:span text:style-name="MathematicaFormatStandardForm"><text:span text:style-name="T37"/></text:span></text:p>
      <text:p text:style-name="P160"><text:span text:style-name="MathematicaFormatStandardForm"><text:span text:style-name="T37"><draw:frame draw:style-name="fr4" draw:name="Object307" text:anchor-type="as-char" svg:y="-0.2035in" svg:width="4.0929in" svg:height="0.3646in" draw:z-index="350"><draw:object xlink:href="./Object 328" xlink:type="simple" xlink:show="embed" xlink:actuate="onLoad"/><draw:image xlink:href="./ObjectReplacements/Object 328" xlink:type="simple" xlink:show="embed" xlink:actuate="onLoad"/><svg:desc>formula</svg:desc></draw:frame></text:span></text:span></text:p>
      <text:p text:style-name="P160"><text:span text:style-name="MathematicaFormatStandardForm"><text:span text:style-name="T37"/></text:span></text:p>
      <text:p text:style-name="P160"><text:span text:style-name="MathematicaFormatStandardForm"><text:span text:style-name="T37"><draw:frame draw:style-name="fr4" draw:name="Object308" text:anchor-type="as-char" svg:y="-0.2035in" svg:width="4.0543in" svg:height="0.3646in" draw:z-index="351"><draw:object xlink:href="./Object 329" xlink:type="simple" xlink:show="embed" xlink:actuate="onLoad"/><draw:image xlink:href="./ObjectReplacements/Object 329" xlink:type="simple" xlink:show="embed" xlink:actuate="onLoad"/><svg:desc>formula</svg:desc></draw:frame></text:span></text:span></text:p>
      <text:p text:style-name="P160"><text:span text:style-name="MathematicaFormatStandardForm"><text:span text:style-name="T37"/></text:span></text:p>
      <text:p text:style-name="P160"><text:span text:style-name="MathematicaFormatStandardForm"><text:span text:style-name="T59">with initial value of</text:span></text:span></text:p>
      <text:p text:style-name="P160"><text:span text:style-name="MathematicaFormatStandardForm"><text:span text:style-name="T59"/></text:span></text:p>
      <text:p text:style-name="P160"><text:span text:style-name="MathematicaFormatStandardForm"><text:span text:style-name="T37"><draw:frame draw:style-name="fr4" draw:name="Object309" text:anchor-type="as-char" svg:y="-0.1646in" svg:width="1.5016in" svg:height="0.2362in" draw:z-index="352"><draw:object xlink:href="./Object 330" xlink:type="simple" xlink:show="embed" xlink:actuate="onLoad"/><draw:image xlink:href="./ObjectReplacements/Object 330" xlink:type="simple" xlink:show="embed" xlink:actuate="onLoad"/><svg:desc>formula</svg:desc></draw:frame></text:span></text:span></text:p>
      <text:p text:style-name="P160"><text:span text:style-name="MathematicaFormatStandardForm"><text:span text:style-name="T37"/></text:span></text:p>
      <text:p text:style-name="P152"><text:span text:style-name="MathematicaFormatStandardForm"><text:span text:style-name="T37"/></text:span></text:p>
      <text:p text:style-name="P156"><text:span text:style-name="MathematicaFormatStandardForm"><text:span text:style-name="T37"><draw:frame draw:style-name="fr4" draw:name="Object299" text:anchor-type="as-char" svg:y="-0.2646in" svg:width="4.6217in" svg:height="0.5425in" draw:z-index="353"><draw:object xlink:href="./Object 320" xlink:type="simple" xlink:show="embed" xlink:actuate="onLoad"/><draw:image xlink:href="./ObjectReplacements/Object 320" xlink:type="simple" xlink:show="embed" xlink:actuate="onLoad"/><svg:desc>formula</svg:desc></draw:frame></text:span></text:span></text:p>
      <text:p text:style-name="P156"><text:span text:style-name="MathematicaFormatStandardForm"><text:span text:style-name="T37"/></text:span></text:p>
      <text:p text:style-name="P156"><text:span text:style-name="MathematicaFormatStandardForm"><text:span text:style-name="T37"><draw:frame draw:style-name="fr4" draw:name="Object300" text:anchor-type="as-char" svg:y="-0.2646in" svg:width="5.2862in" svg:height="0.5425in" draw:z-index="354"><draw:object xlink:href="./Object 321" xlink:type="simple" xlink:show="embed" xlink:actuate="onLoad"/><draw:image xlink:href="./ObjectReplacements/Object 321" xlink:type="simple" xlink:show="embed" xlink:actuate="onLoad"/><svg:desc>formula</svg:desc></draw:frame></text:span></text:span></text:p>
      <text:p text:style-name="P156"><text:span text:style-name="MathematicaFormatStandardForm"><text:span text:style-name="T37"/></text:span></text:p>
      <text:p text:style-name="P156"><text:span text:style-name="MathematicaFormatStandardForm"><text:span text:style-name="T37"><draw:frame draw:style-name="fr1" draw:name="Object301" text:anchor-type="as-char" svg:y="-0.1437in" svg:width="1.5366in" svg:height="0.2839in" draw:z-index="355"><draw:object xlink:href="./Object 322" xlink:type="simple" xlink:show="embed" xlink:actuate="onLoad"/><draw:image xlink:href="./ObjectReplacements/Object 322" xlink:type="simple" xlink:show="embed" xlink:actuate="onLoad"/><svg:desc>formula</svg:desc></draw:frame></text:span></text:span></text:p>
      <text:p text:style-name="P156"><text:span text:style-name="MathematicaFormatStandardForm"><text:span text:style-name="T37"/></text:span></text:p>
      <text:p text:style-name="P157"><text:span text:style-name="MathematicaFormatStandardForm"><text:span text:style-name="T37"><draw:frame draw:style-name="fr1" draw:name="Object302" text:anchor-type="as-char" svg:y="-0.1437in" svg:width="3.1563in" svg:height="0.2839in" draw:z-index="356"><draw:object xlink:href="./Object 323" xlink:type="simple" xlink:show="embed" xlink:actuate="onLoad"/><draw:image xlink:href="./ObjectReplacements/Object 323" xlink:type="simple" xlink:show="embed" xlink:actuate="onLoad"/><svg:desc>formula</svg:desc></draw:frame></text:span></text:span></text:p>
      <text:p text:style-name="P157"><text:span text:style-name="MathematicaFormatStandardForm"><text:span text:style-name="T37"/></text:span></text:p>
      <text:p text:style-name="P158"><text:span text:style-name="MathematicaFormatStandardForm"><text:span text:style-name="T37"><draw:frame draw:style-name="fr1" draw:name="Object303" text:anchor-type="as-char" svg:y="-0.1437in" svg:width="1.5366in" svg:height="0.2839in" draw:z-index="357"><draw:object xlink:href="./Object 324" xlink:type="simple" xlink:show="embed" xlink:actuate="onLoad"/><draw:image xlink:href="./ObjectReplacements/Object 324" xlink:type="simple" xlink:show="embed" xlink:actuate="onLoad"/><svg:desc>formula</svg:desc></draw:frame></text:span></text:span></text:p>
      <text:p text:style-name="P158"><text:span text:style-name="MathematicaFormatStandardForm"><text:span text:style-name="T37"/></text:span></text:p>
      <text:p text:style-name="P158"><text:span text:style-name="MathematicaFormatStandardForm"><text:span text:style-name="T37"><draw:frame draw:style-name="fr1" draw:name="Object305" text:anchor-type="as-char" svg:y="-0.2228in" svg:width="1.4638in" svg:height="0.3638in" draw:z-index="358"><draw:object xlink:href="./Object 326" xlink:type="simple" xlink:show="embed" xlink:actuate="onLoad"/><draw:image xlink:href="./ObjectReplacements/Object 326" xlink:type="simple" xlink:show="embed" xlink:actuate="onLoad"/><svg:desc>formula</svg:desc></draw:frame></text:span></text:span></text:p>
      <text:p text:style-name="P158"><text:span text:style-name="MathematicaFormatStandardForm"><text:span text:style-name="T37"/></text:span></text:p>
      <text:p text:style-name="P158"><text:span text:style-name="MathematicaFormatStandardForm"><text:span text:style-name="T37"><draw:frame draw:style-name="fr1" draw:name="Object304" text:anchor-type="as-char" svg:y="-0.2228in" svg:width="2.3071in" svg:height="0.3638in" draw:z-index="359"><draw:object xlink:href="./Object 325" xlink:type="simple" xlink:show="embed" xlink:actuate="onLoad"/><draw:image xlink:href="./ObjectReplacements/Object 325" xlink:type="simple" xlink:show="embed" xlink:actuate="onLoad"/><svg:desc>formula</svg:desc></draw:frame></text:span></text:span></text:p>
      <text:p text:style-name="P158"><text:span text:style-name="MathematicaFormatStandardForm"><text:span text:style-name="T37"/></text:span></text:p>
      <text:p text:style-name="P159"><text:span text:style-name="MathematicaFormatStandardForm"><text:span text:style-name="T37"><draw:frame draw:style-name="fr1" draw:name="Object306" text:anchor-type="as-char" svg:y="-0.2228in" svg:width="3.498in" svg:height="0.3638in" draw:z-index="360"><draw:object xlink:href="./Object 327" xlink:type="simple" xlink:show="embed" xlink:actuate="onLoad"/><draw:image xlink:href="./ObjectReplacements/Object 327" xlink:type="simple" xlink:show="embed" xlink:actuate="onLoad"/><svg:desc>formula</svg:desc></draw:frame></text:span></text:span></text:p>
      <text:p text:style-name="P159"><text:span text:style-name="MathematicaFormatStandardForm"><text:span text:style-name="T37"/></text:span></text:p>
      <text:p text:style-name="P161"><text:span text:style-name="MathematicaFormatStandardForm"><text:span text:style-name="T37"><draw:frame draw:style-name="fr4" draw:name="Object311" text:anchor-type="as-char" svg:y="-0.2252in" svg:width="3.1472in" svg:height="0.3937in" draw:z-index="361"><draw:object xlink:href="./Object 332" xlink:type="simple" xlink:show="embed" xlink:actuate="onLoad"/><draw:image xlink:href="./ObjectReplacements/Object 332" xlink:type="simple" xlink:show="embed" xlink:actuate="onLoad"/><svg:desc>formula</svg:desc></draw:frame></text:span></text:span></text:p>
      <text:p text:style-name="P161"><text:span text:style-name="MathematicaFormatStandardForm"><text:span text:style-name="T37"/></text:span></text:p>
      <text:p text:style-name="P161"><text:span text:style-name="MathematicaFormatStandardForm"><text:span text:style-name="T59">with initial value of</text:span></text:span></text:p>
      <text:p text:style-name="P161"><text:span text:style-name="MathematicaFormatStandardForm"><text:span text:style-name="T59"/></text:span></text:p>
      <text:p text:style-name="P161"><text:span text:style-name="MathematicaFormatStandardForm"><text:span text:style-name="T37"><draw:frame draw:style-name="fr4" draw:name="Object310" text:anchor-type="as-char" svg:y="-0.1646in" svg:width="0.9354in" svg:height="0.2201in" draw:z-index="362"><draw:object xlink:href="./Object 331" xlink:type="simple" xlink:show="embed" xlink:actuate="onLoad"/><draw:image xlink:href="./ObjectReplacements/Object 331" xlink:type="simple" xlink:show="embed" xlink:actuate="onLoad"/><svg:desc>formula</svg:desc></draw:frame></text:span></text:span></text:p>
      <text:p text:style-name="P161"><text:span text:style-name="MathematicaFormatStandardForm"><text:span text:style-name="T37"/></text:span></text:p>
      <text:p text:style-name="P239">dsr[n_, s_, y_, z_, x_] := If[n &lt; x y, 1, Sum[binomial[z, k] (x (x y)^-s)^k dsr[n/(x y)^k, s, y + 1, z - k, x], {k, 0, Log[(x y), n]}]]</text:p>
      <text:p text:style-name="P279"><text:span text:style-name="MathematicaFormatStandardForm"><text:span text:style-name="T37"><draw:frame draw:style-name="fr4" draw:name="Object317" text:anchor-type="as-char" svg:y="-0.2035in" svg:width="4.0543in" svg:height="0.3646in" draw:z-index="363"><draw:object xlink:href="./Object 338" xlink:type="simple" xlink:show="embed" xlink:actuate="onLoad"/><draw:image xlink:href="./ObjectReplacements/Object 338" xlink:type="simple" xlink:show="embed" xlink:actuate="onLoad"/><svg:desc>formula</svg:desc></draw:frame></text:span></text:span></text:p>
      <text:p text:style-name="P166"><text:span text:style-name="MathematicaFormatStandardForm"><text:span text:style-name="T37"/></text:span></text:p>
      <text:p text:style-name="P166"><text:span text:style-name="MathematicaFormatStandardForm"><text:span text:style-name="T59">with initial value of</text:span></text:span></text:p>
      <text:p text:style-name="P166"><text:span text:style-name="MathematicaFormatStandardForm"><text:span text:style-name="T59"/></text:span></text:p>
      <text:p text:style-name="P166"><text:span text:style-name="MathematicaFormatStandardForm"><text:span text:style-name="T37"><draw:frame draw:style-name="fr4" draw:name="Object316" text:anchor-type="as-char" svg:y="-0.1646in" svg:width="1.5146in" svg:height="0.2362in" draw:z-index="364"><draw:object xlink:href="./Object 337" xlink:type="simple" xlink:show="embed" xlink:actuate="onLoad"/><draw:image xlink:href="./ObjectReplacements/Object 337" xlink:type="simple" xlink:show="embed" xlink:actuate="onLoad"/><svg:desc>formula</svg:desc></draw:frame></text:span></text:span></text:p>
      <text:p text:style-name="P165"><text:span text:style-name="MathematicaFormatStandardForm"><text:span text:style-name="T9"/></text:span></text:p>
      <text:p text:style-name="P165"><text:span text:style-name="MathematicaFormatStandardForm"><text:span text:style-name="T9">...</text:span></text:span></text:p>
      <text:p text:style-name="P165"><text:span text:style-name="MathematicaFormatStandardForm"><text:span text:style-name="T9"/></text:span></text:p>
      <text:p text:style-name="P166"><text:span text:style-name="MathematicaFormatStandardForm"><text:span text:style-name="T37"><draw:frame draw:style-name="fr4" draw:name="Object315" text:anchor-type="as-char" svg:y="-0.2035in" svg:width="4.7909in" svg:height="0.3646in" draw:z-index="365"><draw:object xlink:href="./Object 336" xlink:type="simple" xlink:show="embed" xlink:actuate="onLoad"/><draw:image xlink:href="./ObjectReplacements/Object 336" xlink:type="simple" xlink:show="embed" xlink:actuate="onLoad"/><svg:desc>formula</svg:desc></draw:frame></text:span></text:span></text:p>
      <text:p text:style-name="P166"><text:span text:style-name="MathematicaFormatStandardForm"><text:span text:style-name="T37"/></text:span></text:p>
      <text:p text:style-name="P168"><text:span text:style-name="MathematicaFormatStandardForm"><text:span text:style-name="T59">with initial value of</text:span></text:span></text:p>
      <text:p text:style-name="P166"><text:span text:style-name="MathematicaFormatStandardForm"><text:span text:style-name="T37"/></text:span></text:p>
      <text:p text:style-name="P168"><text:span text:style-name="MathematicaFormatStandardForm"><text:span text:style-name="T37"><draw:frame draw:style-name="fr4" draw:name="Object314" text:anchor-type="as-char" svg:y="-0.1646in" svg:width="1.4764in" svg:height="0.2362in" draw:z-index="366"><draw:object xlink:href="./Object 283" xlink:type="simple" xlink:show="embed" xlink:actuate="onLoad"/><draw:image xlink:href="./ObjectReplacements/Object 283" xlink:type="simple" xlink:show="embed" xlink:actuate="onLoad"/><svg:desc>formula</svg:desc></draw:frame></text:span></text:span></text:p>
      <text:p text:style-name="P166"><text:span text:style-name="MathematicaFormatStandardForm"><text:span text:style-name="T79"/></text:span></text:p>
      <text:p text:style-name="P167"><text:span text:style-name="MathematicaFormatStandardForm"><text:span text:style-name="T37"><draw:frame draw:style-name="fr4" draw:name="Object319" text:anchor-type="as-char" svg:y="-0.2035in" svg:width="5.0327in" svg:height="0.3646in" draw:z-index="367"><draw:object xlink:href="./Object 340" xlink:type="simple" xlink:show="embed" xlink:actuate="onLoad"/><draw:image xlink:href="./ObjectReplacements/Object 340" xlink:type="simple" xlink:show="embed" xlink:actuate="onLoad"/><svg:desc>formula</svg:desc></draw:frame></text:span></text:span></text:p>
      <text:p text:style-name="P166"><text:span text:style-name="MathematicaFormatStandardForm"><text:span text:style-name="T79"/></text:span></text:p>
      <text:p text:style-name="P167"><text:span text:style-name="MathematicaFormatStandardForm"><text:span text:style-name="T59">with initial value of</text:span></text:span></text:p>
      <text:p text:style-name="P166"><text:span text:style-name="MathematicaFormatStandardForm"><text:span text:style-name="T79"/></text:span></text:p>
      <text:p text:style-name="P167"><text:span text:style-name="MathematicaFormatStandardForm"><text:span text:style-name="T37"><draw:frame draw:style-name="fr4" draw:name="Object318" text:anchor-type="as-char" svg:y="-0.1646in" svg:width="1.7583in" svg:height="0.2362in" draw:z-index="368"><draw:object xlink:href="./Object 339" xlink:type="simple" xlink:show="embed" xlink:actuate="onLoad"/><draw:image xlink:href="./ObjectReplacements/Object 339" xlink:type="simple" xlink:show="embed" xlink:actuate="onLoad"/><svg:desc>formula</svg:desc></draw:frame></text:span></text:span></text:p>
      <text:p text:style-name="P84"><text:span text:style-name="MathematicaFormatStandardForm"><text:span text:style-name="T17"/></text:span></text:p>
      <text:p text:style-name="P85"><text:span text:style-name="MathematicaFormatStandardForm"><text:span text:style-name="T32">WHAT IS THE RIGHT NOTATION FOR THIS?</text:span></text:span></text:p>
      <text:p text:style-name="P260"><text:span text:style-name="MathematicaFormatStandardForm"><text:span text:style-name="T32">Identities for multiplicative functions ^z</text:span></text:span></text:p>
      <text:p text:style-name="P85"><text:span text:style-name="MathematicaFormatStandardForm"><text:span text:style-name="T32"/></text:span></text:p>
      <text:p text:style-name="P197"><text:span text:style-name="MathematicaFormatStandardForm"><text:span text:style-name="T36"><draw:frame draw:style-name="fr4" draw:name="Object323" text:anchor-type="as-char" svg:y="-0.2437in" svg:width="1.5354in" svg:height="0.4181in" draw:z-index="369"><draw:object xlink:href="./Object 344" xlink:type="simple" xlink:show="embed" xlink:actuate="onLoad"/><draw:image xlink:href="./ObjectReplacements/Object 344" xlink:type="simple" xlink:show="embed" xlink:actuate="onLoad"/><svg:desc>formula</svg:desc></draw:frame></text:span></text:span></text:p>
      <text:p text:style-name="P197"><text:span text:style-name="MathematicaFormatStandardForm"><text:span text:style-name="T36"/></text:span></text:p>
      <text:p text:style-name="P336"><text:span text:style-name="MathematicaFormatStandardForm"><text:span text:style-name="T20"><draw:frame draw:style-name="fr4" draw:name="Object327" text:anchor-type="as-char" svg:y="-0.261in" svg:width="2.1772in" svg:height="0.4354in" draw:z-index="370"><draw:object xlink:href="./Object 346" xlink:type="simple" xlink:show="embed" xlink:actuate="onLoad"/><draw:image xlink:href="./ObjectReplacements/Object 346" xlink:type="simple" xlink:show="embed" xlink:actuate="onLoad"/><svg:desc>formula</svg:desc></draw:frame></text:span></text:span></text:p>
      <text:p text:style-name="P196"><text:span text:style-name="MathematicaFormatStandardForm"><text:span text:style-name="T36"/></text:span></text:p>
      <text:p text:style-name="P196"><text:span text:style-name="MathematicaFormatStandardForm"><text:span text:style-name="T36"><draw:frame draw:style-name="fr4" draw:name="Object320" text:anchor-type="as-char" svg:y="-0.2646in" svg:width="2.4209in" svg:height="0.439in" draw:z-index="371"><draw:object xlink:href="./Object 341" xlink:type="simple" xlink:show="embed" xlink:actuate="onLoad"/><draw:image xlink:href="./ObjectReplacements/Object 341" xlink:type="simple" xlink:show="embed" xlink:actuate="onLoad"/><svg:desc>formula</svg:desc></draw:frame></text:span></text:span></text:p>
      <text:p text:style-name="P94"><text:span text:style-name="MathematicaFormatStandardForm"><text:span text:style-name="T1"/></text:span></text:p>
      <text:p text:style-name="P90"><text:span text:style-name="MathematicaFormatStandardForm"><text:span text:style-name="T1"><draw:frame draw:style-name="fr4" draw:name="Object326" text:anchor-type="as-char" svg:y="-0.2437in" svg:width="3.5807in" svg:height="0.4181in" draw:z-index="372"><draw:object xlink:href="./Object 347" xlink:type="simple" xlink:show="embed" xlink:actuate="onLoad"/><draw:image xlink:href="./ObjectReplacements/Object 347" xlink:type="simple" xlink:show="embed" xlink:actuate="onLoad"/><svg:desc>formula</svg:desc></draw:frame></text:span></text:span></text:p>
      <text:p text:style-name="P90"><text:span text:style-name="MathematicaFormatStandardForm"><text:span text:style-name="T1"/></text:span></text:p>
      <text:p text:style-name="P92"><text:span text:style-name="MathematicaFormatStandardForm"><text:span text:style-name="T1"><draw:frame draw:style-name="fr4" draw:name="Object341" text:anchor-type="as-char" svg:y="-0.2484in" svg:width="3.4862in" svg:height="0.4228in" draw:z-index="373"><draw:object xlink:href="./Object 362" xlink:type="simple" xlink:show="embed" xlink:actuate="onLoad"/><draw:image xlink:href="./ObjectReplacements/Object 362" xlink:type="simple" xlink:show="embed" xlink:actuate="onLoad"/><svg:desc>formula</svg:desc></draw:frame></text:span></text:span></text:p>
      <text:p text:style-name="P92"><text:span text:style-name="MathematicaFormatStandardForm"><text:span text:style-name="T1"/></text:span></text:p>
      <text:p text:style-name="P198"><text:span text:style-name="MathematicaFormatStandardForm"><text:span text:style-name="T36"><draw:frame draw:style-name="fr4" draw:name="Object325" text:anchor-type="as-char" svg:y="-0.3472in" svg:width="4.3043in" svg:height="0.6453in" draw:z-index="374"><draw:object xlink:href="./Object 345" xlink:type="simple" xlink:show="embed" xlink:actuate="onLoad"/><draw:image xlink:href="./ObjectReplacements/Object 345" xlink:type="simple" xlink:show="embed" xlink:actuate="onLoad"/><svg:desc>formula</svg:desc></draw:frame></text:span></text:span></text:p>
      <text:p text:style-name="P198"><text:span text:style-name="MathematicaFormatStandardForm"><text:span text:style-name="T36"/></text:span></text:p>
      <text:p text:style-name="P338"><text:span text:style-name="MathematicaFormatStandardForm"><text:span text:style-name="T17"><draw:frame draw:style-name="fr4" draw:name="Object342" text:anchor-type="as-char" svg:y="-0.3402in" svg:width="5.0701in" svg:height="0.6354in" draw:z-index="375"><draw:object xlink:href="./Object 348" xlink:type="simple" xlink:show="embed" xlink:actuate="onLoad"/><draw:image xlink:href="./ObjectReplacements/Object 348" xlink:type="simple" xlink:show="embed" xlink:actuate="onLoad"/><svg:desc>formula</svg:desc></draw:frame></text:span></text:span></text:p>
      <text:p text:style-name="P338"><text:span text:style-name="MathematicaFormatStandardForm"><text:span text:style-name="T20"/></text:span></text:p>
      <text:p text:style-name="P339"><text:span text:style-name="MathematicaFormatStandardForm"><text:span text:style-name="T33">OR</text:span></text:span></text:p>
      <text:p text:style-name="P339"><text:span text:style-name="MathematicaFormatStandardForm"><text:span text:style-name="T33"/></text:span></text:p>
      <text:p text:style-name="P339"><text:span text:style-name="MathematicaFormatStandardForm"><text:span text:style-name="T17"><draw:frame draw:style-name="fr4" draw:name="Object343" text:anchor-type="as-char" svg:y="-0.4472in" svg:width="5.1256in" svg:height="0.8453in" draw:z-index="376"><draw:object xlink:href="./Object 363" xlink:type="simple" xlink:show="embed" xlink:actuate="onLoad"/><draw:image xlink:href="./ObjectReplacements/Object 363" xlink:type="simple" xlink:show="embed" xlink:actuate="onLoad"/><svg:desc>formula</svg:desc></draw:frame></text:span></text:span></text:p>
      <text:p text:style-name="P261"><text:span text:style-name="MathematicaFormatStandardForm"><text:span text:style-name="T1"><draw:frame draw:style-name="fr4" draw:name="Object328" text:anchor-type="as-char" svg:y="-0.2484in" svg:width="2.6984in" svg:height="0.4102in" draw:z-index="377"><draw:object xlink:href="./Object 349" xlink:type="simple" xlink:show="embed" xlink:actuate="onLoad"/><draw:image xlink:href="./ObjectReplacements/Object 349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4" draw:name="Object329" text:anchor-type="as-char" svg:y="-0.2484in" svg:width="2.8402in" svg:height="0.4102in" draw:z-index="378"><draw:object xlink:href="./Object 350" xlink:type="simple" xlink:show="embed" xlink:actuate="onLoad"/><draw:image xlink:href="./ObjectReplacements/Object 350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4" draw:name="Object332" text:anchor-type="as-char" svg:y="-0.2484in" svg:width="2.8654in" svg:height="0.4244in" draw:z-index="379"><draw:object xlink:href="./Object 353" xlink:type="simple" xlink:show="embed" xlink:actuate="onLoad"/><draw:image xlink:href="./ObjectReplacements/Object 353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4" draw:name="Object330" text:anchor-type="as-char" svg:y="-0.1646in" svg:width="2.9071in" svg:height="0.3256in" draw:z-index="380"><draw:object xlink:href="./Object 351" xlink:type="simple" xlink:show="embed" xlink:actuate="onLoad"/><draw:image xlink:href="./ObjectReplacements/Object 351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4" draw:name="Object331" text:anchor-type="as-char" svg:y="-0.1646in" svg:width="3.0484in" svg:height="0.3256in" draw:z-index="381"><draw:object xlink:href="./Object 352" xlink:type="simple" xlink:show="embed" xlink:actuate="onLoad"/><draw:image xlink:href="./ObjectReplacements/Object 352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6"><text:span text:style-name="MathematicaFormatStandardForm"><text:span text:style-name="T1"><draw:frame draw:style-name="fr4" draw:name="Object333" text:anchor-type="as-char" svg:y="-0.1646in" svg:width="2.9839in" svg:height="0.3402in" draw:z-index="382"><draw:object xlink:href="./Object 354" xlink:type="simple" xlink:show="embed" xlink:actuate="onLoad"/><draw:image xlink:href="./ObjectReplacements/Object 354" xlink:type="simple" xlink:show="embed" xlink:actuate="onLoad"/><svg:desc>formula</svg:desc></draw:frame></text:span></text:span></text:p>
      <text:p text:style-name="P86"><text:span text:style-name="MathematicaFormatStandardForm"><text:span text:style-name="T1"/></text:span></text:p>
      <text:p text:style-name="P87"><text:span text:style-name="MathematicaFormatStandardForm"><text:span text:style-name="T1"><draw:frame draw:style-name="fr4" draw:name="Object334" text:anchor-type="as-char" svg:y="-0.1646in" svg:width="3.3366in" svg:height="0.3402in" draw:z-index="390"><draw:object xlink:href="./Object 355" xlink:type="simple" xlink:show="embed" xlink:actuate="onLoad"/><draw:image xlink:href="./ObjectReplacements/Object 355" xlink:type="simple" xlink:show="embed" xlink:actuate="onLoad"/><svg:desc>formula</svg:desc></draw:frame></text:span></text:span></text:p>
      <text:p text:style-name="P87"><text:span text:style-name="MathematicaFormatStandardForm"><text:span text:style-name="T1"/></text:span></text:p>
      <text:p text:style-name="P88"><text:span text:style-name="MathematicaFormatStandardForm"><text:span text:style-name="T1"><draw:frame draw:style-name="fr4" draw:name="Object335" text:anchor-type="as-char" svg:y="-0.2437in" svg:width="5.0543in" svg:height="0.5075in" draw:z-index="394"><draw:object xlink:href="./Object 356" xlink:type="simple" xlink:show="embed" xlink:actuate="onLoad"/><draw:image xlink:href="./ObjectReplacements/Object 356" xlink:type="simple" xlink:show="embed" xlink:actuate="onLoad"/><svg:desc>formula</svg:desc></draw:frame></text:span></text:span></text:p>
      <text:p text:style-name="P88"><text:span text:style-name="MathematicaFormatStandardForm"><text:span text:style-name="T1"/></text:span></text:p>
      <text:p text:style-name="P89"><text:span text:style-name="MathematicaFormatStandardForm"><text:span text:style-name="T1"><draw:frame draw:style-name="fr4" draw:name="Object337" text:anchor-type="as-char" svg:y="-0.2547in" svg:width="5.1043in" svg:height="0.4165in" draw:z-index="395"><draw:object xlink:href="./Object 358" xlink:type="simple" xlink:show="embed" xlink:actuate="onLoad"/><draw:image xlink:href="./ObjectReplacements/Object 358" xlink:type="simple" xlink:show="embed" xlink:actuate="onLoad"/><svg:desc>formula</svg:desc></draw:frame></text:span></text:span></text:p>
      <text:p text:style-name="P89"><text:span text:style-name="MathematicaFormatStandardForm"><text:span text:style-name="T1"/></text:span></text:p>
      <text:p text:style-name="P89"><text:span text:style-name="MathematicaFormatStandardForm"><text:span text:style-name="T1"><draw:frame draw:style-name="fr4" draw:name="Object338" text:anchor-type="as-char" svg:y="-0.2547in" svg:width="5.1043in" svg:height="0.4165in" draw:z-index="399"><draw:object xlink:href="./Object 359" xlink:type="simple" xlink:show="embed" xlink:actuate="onLoad"/><draw:image xlink:href="./ObjectReplacements/Object 359" xlink:type="simple" xlink:show="embed" xlink:actuate="onLoad"/><svg:desc>formula</svg:desc></draw:frame></text:span></text:span></text:p>
      <text:p text:style-name="P89"><text:span text:style-name="MathematicaFormatStandardForm"><text:span text:style-name="T1"/></text:span></text:p>
      <text:p text:style-name="P90"><text:span text:style-name="MathematicaFormatStandardForm"><text:span text:style-name="T1"><draw:frame draw:style-name="fr4" draw:name="Object339" text:anchor-type="as-char" svg:y="-0.2437in" svg:width="3.5571in" svg:height="0.4181in" draw:z-index="401"><draw:object xlink:href="./Object 360" xlink:type="simple" xlink:show="embed" xlink:actuate="onLoad"/><draw:image xlink:href="./ObjectReplacements/Object 360" xlink:type="simple" xlink:show="embed" xlink:actuate="onLoad"/><svg:desc>formula</svg:desc></draw:frame></text:span></text:span></text:p>
      <text:p text:style-name="P91"><text:span text:style-name="MathematicaFormatStandardForm"><text:span text:style-name="T1"/></text:span></text:p>
      <text:p text:style-name="P91"><text:span text:style-name="MathematicaFormatStandardForm"><text:span text:style-name="T1"><draw:frame draw:style-name="fr4" draw:name="Object340" text:anchor-type="as-char" svg:y="-0.2547in" svg:width="4.9854in" svg:height="0.4165in" draw:z-index="410"><draw:object xlink:href="./Object 361" xlink:type="simple" xlink:show="embed" xlink:actuate="onLoad"/><draw:image xlink:href="./ObjectReplacements/Object 361" xlink:type="simple" xlink:show="embed" xlink:actuate="onLoad"/><svg:desc>formula</svg:desc></draw:frame></text:span></text:span></text:p>
      <text:p text:style-name="P91"><text:span text:style-name="MathematicaFormatStandardForm"><text:span text:style-name="T1"/></text:span></text:p>
      <text:p text:style-name="P92"><text:span text:style-name="MathematicaFormatStandardForm"><text:span text:style-name="T1"><draw:frame draw:style-name="fr4" draw:name="Object336" text:anchor-type="as-char" svg:y="-0.2484in" svg:width="3.4626in" svg:height="0.4228in" draw:z-index="418"><draw:object xlink:href="./Object 357" xlink:type="simple" xlink:show="embed" xlink:actuate="onLoad"/><draw:image xlink:href="./ObjectReplacements/Object 357" xlink:type="simple" xlink:show="embed" xlink:actuate="onLoad"/><svg:desc>formula</svg:desc></draw:frame></text:span></text:span></text:p>
      <text:p text:style-name="P92"><text:span text:style-name="MathematicaFormatStandardForm"><text:span text:style-name="T1"/></text:span></text:p>
      <text:p text:style-name="P93"><text:span text:style-name="MathematicaFormatStandardForm"><text:span text:style-name="T1"><draw:frame draw:style-name="fr4" draw:name="Object321" text:anchor-type="as-char" svg:y="-0.2547in" svg:width="4.9972in" svg:height="0.4165in" draw:z-index="438"><draw:object xlink:href="./Object 335" xlink:type="simple" xlink:show="embed" xlink:actuate="onLoad"/><draw:image xlink:href="./ObjectReplacements/Object 335" xlink:type="simple" xlink:show="embed" xlink:actuate="onLoad"/><svg:desc>formula</svg:desc></draw:frame></text:span></text:span></text:p>
      <text:p text:style-name="P93"><text:span text:style-name="MathematicaFormatStandardForm"><text:span text:style-name="T1"/></text:span></text:p>
      <text:p text:style-name="P335"><text:span text:style-name="MathematicaFormatStandardForm"><text:span text:style-name="T17"><draw:frame draw:style-name="fr1" draw:name="Object322" text:anchor-type="as-char" svg:y="-0.1437in" svg:width="1.6362in" svg:height="0.2819in" draw:z-index="487"><draw:object xlink:href="./Object 342" xlink:type="simple" xlink:show="embed" xlink:actuate="onLoad"/><draw:image xlink:href="./ObjectReplacements/Object 342" xlink:type="simple" xlink:show="embed" xlink:actuate="onLoad"/><svg:desc>formula</svg:desc></draw:frame></text:span></text:span></text:p>
      <text:p text:style-name="P335"><text:span text:style-name="MathematicaFormatStandardForm"><text:span text:style-name="T17"/></text:span></text:p>
      <text:p text:style-name="P337"><text:span text:style-name="MathematicaFormatStandardForm"><text:span text:style-name="T17"><draw:frame draw:style-name="fr1" draw:name="Object324" text:anchor-type="as-char" svg:y="-0.1437in" svg:width="2.4043in" svg:height="0.2839in" draw:z-index="490"><draw:object xlink:href="./Object 343" xlink:type="simple" xlink:show="embed" xlink:actuate="onLoad"/><draw:image xlink:href="./ObjectReplacements/Object 343" xlink:type="simple" xlink:show="embed" xlink:actuate="onLoad"/><svg:desc>formula</svg:desc></draw:frame></text:span></text:span></text:p>
      <text:p text:style-name="P335"><text:span text:style-name="MathematicaFormatStandardForm"><text:span text:style-name="T17"/></text:span></text:p>
      <text:p text:style-name="P266"><text:span text:style-name="MathematicaFormatStandardForm"><text:span text:style-name="T60">The Laguerre polynomials </text:span></text:span><text:span text:style-name="MathematicaFormatStandardForm"><text:span text:style-name="T75"><draw:frame draw:style-name="fr1" draw:name="Object345" text:anchor-type="as-char" svg:y="-0.1244in" svg:width="0.4016in" svg:height="0.1752in" draw:z-index="6"><draw:object xlink:href="./Object 365" xlink:type="simple" xlink:show="embed" xlink:actuate="onLoad"/><draw:image xlink:href="./ObjectReplacements/Object 365" xlink:type="simple" xlink:show="embed" xlink:actuate="onLoad"/><svg:desc>formula</svg:desc></draw:frame></text:span></text:span><text:span text:style-name="MathematicaFormatStandardForm"><text:span text:style-name="T60">are orthonormal, with</text:span></text:span><text:span text:style-name="MathematicaFormatStandardForm"><text:span text:style-name="T75"><draw:frame draw:style-name="fr1" draw:name="Object346" text:anchor-type="as-char" svg:y="-0.1937in" svg:width="1.4929in" svg:height="0.3429in" draw:z-index="7"><draw:object xlink:href="./Object 366" xlink:type="simple" xlink:show="embed" xlink:actuate="onLoad"/><draw:image xlink:href="./ObjectReplacements/Object 366" xlink:type="simple" xlink:show="embed" xlink:actuate="onLoad"/><svg:desc>formula</svg:desc></draw:frame></text:span></text:span><text:span text:style-name="MathematicaFormatStandardForm"><text:span text:style-name="T60">unless a = b.</text:span></text:span></text:p>
      <text:p text:style-name="P115"><text:span text:style-name="MathematicaFormatStandardForm"><text:span text:style-name="T77"/></text:span></text:p>
      <text:p text:style-name="P115"><text:span text:style-name="MathematicaFormatStandardForm"><text:span text:style-name="T60">Now, </text:span></text:span></text:p>
      <text:p text:style-name="P115"><text:span text:style-name="MathematicaFormatStandardForm"><text:span text:style-name="T60"/></text:span></text:p>
      <text:p text:style-name="P95"><text:span text:style-name="MathematicaFormatStandardForm"><text:span text:style-name="T36"><draw:frame draw:style-name="fr1" draw:name="Object344" text:anchor-type="as-char" svg:y="-0.1437in" svg:width="2.3728in" svg:height="0.2661in" draw:z-index="8"><draw:object xlink:href="./Object 364" xlink:type="simple" xlink:show="embed" xlink:actuate="onLoad"/><draw:image xlink:href="./ObjectReplacements/Object 364" xlink:type="simple" xlink:show="embed" xlink:actuate="onLoad"/><svg:desc>formula</svg:desc></draw:frame></text:span></text:span></text:p>
      <text:p text:style-name="P95"><text:span text:style-name="MathematicaFormatStandardForm"><text:span text:style-name="T36"/></text:span></text:p>
      <text:p text:style-name="P115"><text:span text:style-name="MathematicaFormatStandardForm"><text:span text:style-name="T60">and so</text:span></text:span></text:p>
      <text:p text:style-name="P115"><text:span text:style-name="MathematicaFormatStandardForm"><text:span text:style-name="T60"/></text:span></text:p>
      <text:p text:style-name="P95"><text:span text:style-name="MathematicaFormatStandardForm"><text:span text:style-name="T36"><draw:frame draw:style-name="fr1" draw:name="Object347" text:anchor-type="as-char" svg:y="-0.1437in" svg:width="2.2028in" svg:height="0.2661in" draw:z-index="9"><draw:object xlink:href="./Object 367" xlink:type="simple" xlink:show="embed" xlink:actuate="onLoad"/><draw:image xlink:href="./ObjectReplacements/Object 367" xlink:type="simple" xlink:show="embed" xlink:actuate="onLoad"/><svg:desc>formula</svg:desc></draw:frame></text:span></text:span></text:p>
      <text:p text:style-name="P95"><text:span text:style-name="MathematicaFormatStandardForm"><text:span text:style-name="T36"/></text:span></text:p>
      <text:p text:style-name="P115"><text:span text:style-name="MathematicaFormatStandardForm"><text:span text:style-name="T60">which means</text:span></text:span></text:p>
      <text:p text:style-name="P115"><text:span text:style-name="MathematicaFormatStandardForm"><text:span text:style-name="T76"/></text:span></text:p>
      <text:p text:style-name="P95"><text:span text:style-name="MathematicaFormatStandardForm"><text:span text:style-name="T75"><draw:frame draw:style-name="fr1" draw:name="Object348" text:anchor-type="as-char" svg:y="-0.1937in" svg:width="4.0717in" svg:height="0.3429in" draw:z-index="10"><draw:object xlink:href="./Object 368" xlink:type="simple" xlink:show="embed" xlink:actuate="onLoad"/><draw:image xlink:href="./ObjectReplacements/Object 368" xlink:type="simple" xlink:show="embed" xlink:actuate="onLoad"/><svg:desc>formula</svg:desc></draw:frame></text:span></text:span></text:p>
      <text:p text:style-name="P95"><text:span text:style-name="MathematicaFormatStandardForm"><text:span text:style-name="T75"/></text:span></text:p>
      <text:p text:style-name="P115"><text:span text:style-name="MathematicaFormatStandardForm"><text:span text:style-name="T60">Hmm.</text:span></text:span></text:p>
      <text:p text:style-name="P115"><text:span text:style-name="MathematicaFormatStandardForm"><text:span text:style-name="T60"/></text:span></text:p>
      <text:p text:style-name="P108"><text:span text:style-name="MathematicaFormatStandardForm"><text:span text:style-name="T75"><draw:frame draw:style-name="fr1" draw:name="Object378" text:anchor-type="as-char" svg:y="-0.1937in" svg:width="4.0717in" svg:height="0.3429in" draw:z-index="11"><draw:object xlink:href="./Object 402" xlink:type="simple" xlink:show="embed" xlink:actuate="onLoad"/><draw:image xlink:href="./ObjectReplacements/Object 402" xlink:type="simple" xlink:show="embed" xlink:actuate="onLoad"/><svg:desc>formula</svg:desc></draw:frame></text:span></text:span></text:p>
      <text:p text:style-name="P108"><text:span text:style-name="MathematicaFormatStandardForm"><text:span text:style-name="T75"/></text:span></text:p>
      <text:p text:style-name="P199"><text:span text:style-name="MathematicaFormatStandardForm"><text:span text:style-name="T36"/></text:span></text:p>
      <text:p text:style-name="P291"><text:span text:style-name="MathematicaFormatStandardForm"><text:span text:style-name="T17"><draw:frame draw:style-name="fr1" draw:name="Object349" text:anchor-type="as-char" svg:y="-0.2252in" svg:width="1.111in" svg:height="0.3654in" draw:z-index="27"><draw:object xlink:href="./Object 369" xlink:type="simple" xlink:show="embed" xlink:actuate="onLoad"/><draw:image xlink:href="./ObjectReplacements/Object 369" xlink:type="simple" xlink:show="embed" xlink:actuate="onLoad"/><svg:desc>formula</svg:desc></draw:frame></text:span></text:span></text:p>
      <text:p text:style-name="P340"><text:span text:style-name="MathematicaFormatStandardForm"><text:span text:style-name="T20"/></text:span></text:p>
      <text:p text:style-name="P340"><text:span text:style-name="MathematicaFormatStandardForm"><text:span text:style-name="T17"><draw:frame draw:style-name="fr1" draw:name="Object350" text:anchor-type="as-char" svg:y="-0.2043in" svg:width="0.9925in" svg:height="0.3472in" draw:z-index="383"><draw:object xlink:href="./Object 370" xlink:type="simple" xlink:show="embed" xlink:actuate="onLoad"/><draw:image xlink:href="./ObjectReplacements/Object 370" xlink:type="simple" xlink:show="embed" xlink:actuate="onLoad"/><svg:desc>formula</svg:desc></draw:frame></text:span></text:span></text:p>
      <text:p text:style-name="P340"><text:span text:style-name="MathematicaFormatStandardForm"><text:span text:style-name="T17"/></text:span></text:p>
      <text:p text:style-name="P340"><text:span text:style-name="MathematicaFormatStandardForm"><text:span text:style-name="T17"><draw:frame draw:style-name="fr1" draw:name="Object351" text:anchor-type="as-char" svg:y="-0.2043in" svg:width="1.1437in" svg:height="0.3472in" draw:z-index="384"><draw:object xlink:href="./Object 371" xlink:type="simple" xlink:show="embed" xlink:actuate="onLoad"/><draw:image xlink:href="./ObjectReplacements/Object 371" xlink:type="simple" xlink:show="embed" xlink:actuate="onLoad"/><svg:desc>formula</svg:desc></draw:frame></text:span></text:span></text:p>
      <text:p text:style-name="P340"><text:span text:style-name="MathematicaFormatStandardForm"><text:span text:style-name="T17"/></text:span></text:p>
      <text:p text:style-name="P340"><text:span text:style-name="MathematicaFormatStandardForm"><text:span text:style-name="T17">…………….</text:span></text:span></text:p>
      <text:p text:style-name="P340"><text:span text:style-name="MathematicaFormatStandardForm"><text:span text:style-name="T17"/></text:span></text:p>
      <text:p text:style-name="P340"><text:span text:style-name="MathematicaFormatStandardForm"><text:span text:style-name="T17"/></text:span></text:p>
      <text:p text:style-name="P340"><text:span text:style-name="MathematicaFormatStandardForm"><text:span text:style-name="T17"/></text:span></text:p>
      <text:p text:style-name="P96"><text:span text:style-name="MathematicaFormatStandardForm"><text:span text:style-name="T36"><draw:frame draw:style-name="fr1" draw:name="Object595" text:anchor-type="as-char" svg:y="-0.1437in" svg:width="1.5571in" svg:height="0.1925in" draw:z-index="385"><draw:object xlink:href="./Object 372" xlink:type="simple" xlink:show="embed" xlink:actuate="onLoad"/><draw:image xlink:href="./ObjectReplacements/Object 372" xlink:type="simple" xlink:show="embed" xlink:actuate="onLoad"/><svg:desc>formula</svg:desc></draw:frame></text:span></text:span></text:p>
      <text:p text:style-name="P96"><text:span text:style-name="MathematicaFormatStandardForm"><text:span text:style-name="T36"/></text:span></text:p>
      <text:p text:style-name="P96"><text:span text:style-name="MathematicaFormatStandardForm"><text:span text:style-name="T36"><draw:frame draw:style-name="fr1" draw:name="Object352" text:anchor-type="as-char" svg:y="-0.2043in" svg:width="1.0992in" svg:height="0.3283in" draw:z-index="386"><draw:object xlink:href="./Object 373" xlink:type="simple" xlink:show="embed" xlink:actuate="onLoad"/><draw:image xlink:href="./ObjectReplacements/Object 373" xlink:type="simple" xlink:show="embed" xlink:actuate="onLoad"/><svg:desc>formula</svg:desc></draw:frame></text:span></text:span></text:p>
      <text:p text:style-name="P96"><text:span text:style-name="MathematicaFormatStandardForm"><text:span text:style-name="T36"/></text:span></text:p>
      <text:p text:style-name="P96"><text:span text:style-name="MathematicaFormatStandardForm"><text:span text:style-name="T36"><draw:frame draw:style-name="fr1" draw:name="Object353" text:anchor-type="as-char" svg:y="-0.2228in" svg:width="0.9374in" svg:height="0.348in" draw:z-index="387"><draw:object xlink:href="./Object 374" xlink:type="simple" xlink:show="embed" xlink:actuate="onLoad"/><draw:image xlink:href="./ObjectReplacements/Object 374" xlink:type="simple" xlink:show="embed" xlink:actuate="onLoad"/><svg:desc>formula</svg:desc></draw:frame></text:span></text:span></text:p>
      <text:p text:style-name="P96"><text:span text:style-name="MathematicaFormatStandardForm"><text:span text:style-name="T36"/></text:span></text:p>
      <text:p text:style-name="P96"><text:span text:style-name="MathematicaFormatStandardForm"><text:span text:style-name="T1"><draw:frame draw:style-name="fr4" draw:name="Object614" text:anchor-type="as-char" svg:y="-0.2484in" svg:width="2.2264in" svg:height="0.3937in" draw:z-index="388"><draw:object xlink:href="./Object 375" xlink:type="simple" xlink:show="embed" xlink:actuate="onLoad"/><draw:image xlink:href="./ObjectReplacements/Object 375" xlink:type="simple" xlink:show="embed" xlink:actuate="onLoad"/><svg:desc>formula</svg:desc></draw:frame></text:span></text:span></text:p>
      <text:p text:style-name="P96"><text:span text:style-name="MathematicaFormatStandardForm"><text:span text:style-name="T1"/></text:span></text:p>
      <text:p text:style-name="P96"><text:span text:style-name="MathematicaFormatStandardForm"><text:span text:style-name="T1">………</text:span></text:span></text:p>
      <text:p text:style-name="P96"><text:span text:style-name="MathematicaFormatStandardForm"><text:span text:style-name="T1"/></text:span></text:p>
      <text:p text:style-name="P96"><text:span text:style-name="MathematicaFormatStandardForm"><text:span text:style-name="T36"/></text:span></text:p>
      <text:p text:style-name="P340"><text:span text:style-name="MathematicaFormatStandardForm"><text:span text:style-name="T17"/></text:span></text:p>
      <text:p text:style-name="P340"><text:span text:style-name="MathematicaFormatStandardForm"><text:span text:style-name="T17"/></text:span></text:p>
      <text:p text:style-name="P262"><text:span text:style-name="MathematicaFormatStandardForm"><text:span text:style-name="T36"><draw:frame draw:style-name="fr1" draw:name="Object354" text:anchor-type="as-char" svg:y="-0.2339in" svg:width="1.6118in" svg:height="0.3752in" draw:z-index="484"><draw:object xlink:href="./Object 376" xlink:type="simple" xlink:show="embed" xlink:actuate="onLoad"/><draw:image xlink:href="./ObjectReplacements/Object 376" xlink:type="simple" xlink:show="embed" xlink:actuate="onLoad"/><svg:desc>formula</svg:desc></draw:frame></text:span></text:span></text:p>
      <text:p text:style-name="P97"><text:span text:style-name="MathematicaFormatStandardForm"><text:span text:style-name="T36"/></text:span></text:p>
      <text:p text:style-name="P97"><text:span text:style-name="MathematicaFormatStandardForm"><text:span text:style-name="T36"><draw:frame draw:style-name="fr1" draw:name="Object355" text:anchor-type="as-char" svg:y="-0.2252in" svg:width="3.978in" svg:height="0.3654in" draw:z-index="389"><draw:object xlink:href="./Object 377" xlink:type="simple" xlink:show="embed" xlink:actuate="onLoad"/><draw:image xlink:href="./ObjectReplacements/Object 377" xlink:type="simple" xlink:show="embed" xlink:actuate="onLoad"/><svg:desc>formula</svg:desc></draw:frame></text:span></text:span></text:p>
      <text:p text:style-name="P98"><text:span text:style-name="MathematicaFormatStandardForm"><text:span text:style-name="T36"/></text:span></text:p>
      <text:p text:style-name="P98"><text:span text:style-name="MathematicaFormatStandardForm"><text:span text:style-name="T36"><draw:frame draw:style-name="fr1" draw:name="Object356" text:anchor-type="as-char" svg:y="-0.2339in" svg:width="4.7437in" svg:height="0.3752in" draw:z-index="391"><draw:object xlink:href="./Object 378" xlink:type="simple" xlink:show="embed" xlink:actuate="onLoad"/><draw:image xlink:href="./ObjectReplacements/Object 378" xlink:type="simple" xlink:show="embed" xlink:actuate="onLoad"/><svg:desc>formula</svg:desc></draw:frame></text:span></text:span></text:p>
      <text:p text:style-name="P98"><text:span text:style-name="MathematicaFormatStandardForm"><text:span text:style-name="T36"/></text:span></text:p>
      <text:p text:style-name="P98"><text:span text:style-name="MathematicaFormatStandardForm"><text:span text:style-name="T36"><draw:frame draw:style-name="fr1" draw:name="Object357" text:anchor-type="as-char" svg:y="-0.2339in" svg:width="5.8547in" svg:height="0.3752in" draw:z-index="392"><draw:object xlink:href="./Object 379" xlink:type="simple" xlink:show="embed" xlink:actuate="onLoad"/><draw:image xlink:href="./ObjectReplacements/Object 379" xlink:type="simple" xlink:show="embed" xlink:actuate="onLoad"/><svg:desc>formula</svg:desc></draw:frame></text:span></text:span></text:p>
      <text:p text:style-name="P98"><text:span text:style-name="MathematicaFormatStandardForm"><text:span text:style-name="T36"/></text:span></text:p>
      <text:p text:style-name="P98"><text:span text:style-name="MathematicaFormatStandardForm"><text:span text:style-name="T36">???</text:span></text:span></text:p>
      <text:p text:style-name="P98"><text:span text:style-name="MathematicaFormatStandardForm"><text:span text:style-name="T36"/></text:span></text:p>
      <text:p text:style-name="P98"><text:span text:style-name="MathematicaFormatStandardForm"><text:span text:style-name="T36">….</text:span></text:span></text:p>
      <text:p text:style-name="P98"><text:span text:style-name="MathematicaFormatStandardForm"><text:span text:style-name="T36"/></text:span></text:p>
      <text:p text:style-name="P98"><text:span text:style-name="MathematicaFormatStandardForm"><text:span text:style-name="T36"/></text:span></text:p>
      <text:p text:style-name="P99"><text:span text:style-name="MathematicaFormatStandardForm"><text:span text:style-name="T36"><draw:frame draw:style-name="fr1" draw:name="Object358" text:anchor-type="as-char" svg:y="-0.2252in" svg:width="3.9299in" svg:height="0.3654in" draw:z-index="393"><draw:object xlink:href="./Object 380" xlink:type="simple" xlink:show="embed" xlink:actuate="onLoad"/><draw:image xlink:href="./ObjectReplacements/Object 380" xlink:type="simple" xlink:show="embed" xlink:actuate="onLoad"/><svg:desc>formula</svg:desc></draw:frame></text:span></text:span></text:p>
      <text:p text:style-name="P263"><text:span text:style-name="MathematicaFormatStandardForm"><text:span text:style-name="T17"><draw:frame draw:style-name="fr4" draw:name="Object602" text:anchor-type="as-char" svg:y="-0.461in" svg:width="6.8189in" svg:height="0.8811in" draw:z-index="396"><draw:object xlink:href="./Object 383" xlink:type="simple" xlink:show="embed" xlink:actuate="onLoad"/><draw:image xlink:href="./ObjectReplacements/Object 383" xlink:type="simple" xlink:show="embed" xlink:actuate="onLoad"/><svg:desc>formula</svg:desc></draw:frame></text:span></text:span></text:p>
      <text:p text:style-name="P100"><text:span text:style-name="MathematicaFormatStandardForm"><text:span text:style-name="T17"/></text:span></text:p>
      <text:p text:style-name="P100"><text:span text:style-name="MathematicaFormatStandardForm"><text:span text:style-name="T36"><draw:frame draw:style-name="fr4" draw:name="Object361" text:anchor-type="as-char" svg:y="-0.2252in" svg:width="2.8362in" svg:height="0.3909in" draw:z-index="397"><draw:object xlink:href="./Object 384" xlink:type="simple" xlink:show="embed" xlink:actuate="onLoad"/><draw:image xlink:href="./ObjectReplacements/Object 384" xlink:type="simple" xlink:show="embed" xlink:actuate="onLoad"/><svg:desc>formula</svg:desc></draw:frame></text:span></text:span></text:p>
      <text:p text:style-name="P100"><text:span text:style-name="MathematicaFormatStandardForm"><text:span text:style-name="T36"/></text:span></text:p>
      <text:p text:style-name="P100"><text:span text:style-name="MathematicaFormatStandardForm"><text:span text:style-name="T36"><draw:frame draw:style-name="fr4" draw:name="Object363" text:anchor-type="as-char" svg:y="-0.2252in" svg:width="2.6161in" svg:height="0.3701in" draw:z-index="415"><draw:object xlink:href="./Object 386" xlink:type="simple" xlink:show="embed" xlink:actuate="onLoad"/><draw:image xlink:href="./ObjectReplacements/Object 386" xlink:type="simple" xlink:show="embed" xlink:actuate="onLoad"/><svg:desc>formula</svg:desc></draw:frame></text:span></text:span></text:p>
      <text:p text:style-name="P100"><text:span text:style-name="MathematicaFormatStandardForm"><text:span text:style-name="T36"/></text:span></text:p>
      <text:p text:style-name="P100"><text:span text:style-name="MathematicaFormatStandardForm"><text:span text:style-name="T17"><draw:frame draw:style-name="fr4" draw:name="Object362" text:anchor-type="as-char" svg:y="-0.3811in" svg:width="6.8772in" svg:height="0.7217in" draw:z-index="398"><draw:object xlink:href="./Object 385" xlink:type="simple" xlink:show="embed" xlink:actuate="onLoad"/><draw:image xlink:href="./ObjectReplacements/Object 385" xlink:type="simple" xlink:show="embed" xlink:actuate="onLoad"/><svg:desc>formula</svg:desc></draw:frame></text:span></text:span></text:p>
      <text:p text:style-name="P100"><text:span text:style-name="MathematicaFormatStandardForm"><text:span text:style-name="T17"/></text:span></text:p>
      <text:p text:style-name="P100"><text:span text:style-name="MathematicaFormatStandardForm"><text:span text:style-name="T36"><draw:frame draw:style-name="fr4" draw:name="Object365" text:anchor-type="as-char" svg:y="-0.2252in" svg:width="2.6016in" svg:height="0.3701in" draw:z-index="495"><draw:object xlink:href="./Object 388" xlink:type="simple" xlink:show="embed" xlink:actuate="onLoad"/><draw:image xlink:href="./ObjectReplacements/Object 388" xlink:type="simple" xlink:show="embed" xlink:actuate="onLoad"/><svg:desc>formula</svg:desc></draw:frame></text:span></text:span></text:p>
      <text:p text:style-name="P100"><text:span text:style-name="MathematicaFormatStandardForm"><text:span text:style-name="T17"/></text:span></text:p>
      <text:p text:style-name="P100"><text:span text:style-name="MathematicaFormatStandardForm"><text:span text:style-name="T17"><draw:frame draw:style-name="fr4" draw:name="Object364" text:anchor-type="as-char" svg:y="-0.3811in" svg:width="7.3236in" svg:height="0.7335in" draw:z-index="400"><draw:object xlink:href="./Object 387" xlink:type="simple" xlink:show="embed" xlink:actuate="onLoad"/><draw:image xlink:href="./ObjectReplacements/Object 387" xlink:type="simple" xlink:show="embed" xlink:actuate="onLoad"/><svg:desc>formula</svg:desc></draw:frame></text:span></text:span></text:p>
      <text:p text:style-name="P100"><text:span text:style-name="MathematicaFormatStandardForm"><text:span text:style-name="T17"/></text:span></text:p>
      <text:p text:style-name="P101"><text:span text:style-name="MathematicaFormatStandardForm"><text:span text:style-name="T17"><draw:frame draw:style-name="fr4" draw:name="Object366" text:anchor-type="as-char" svg:y="-0.2547in" svg:width="2.2791in" svg:height="0.4165in" draw:z-index="402"><draw:object xlink:href="./Object 389" xlink:type="simple" xlink:show="embed" xlink:actuate="onLoad"/><draw:image xlink:href="./ObjectReplacements/Object 389" xlink:type="simple" xlink:show="embed" xlink:actuate="onLoad"/><svg:desc>formula</svg:desc></draw:frame></text:span></text:span></text:p>
      <text:p text:style-name="P101"><text:span text:style-name="MathematicaFormatStandardForm"><text:span text:style-name="T17"/></text:span></text:p>
      <text:p text:style-name="P170"><text:span text:style-name="MathematicaFormatStandardForm"><text:span text:style-name="T36"><draw:frame draw:style-name="fr4" draw:name="Object367" text:anchor-type="as-char" svg:y="-0.2673in" svg:width="3.1661in" svg:height="0.4283in" draw:z-index="403"><draw:object xlink:href="./Object 390" xlink:type="simple" xlink:show="embed" xlink:actuate="onLoad"/><draw:image xlink:href="./ObjectReplacements/Object 390" xlink:type="simple" xlink:show="embed" xlink:actuate="onLoad"/><svg:desc>formula</svg:desc></draw:frame></text:span></text:span></text:p>
      <text:p text:style-name="P170"><text:span text:style-name="MathematicaFormatStandardForm"><text:span text:style-name="T36"/></text:span></text:p>
      <text:p text:style-name="P170"><text:span text:style-name="MathematicaFormatStandardForm"><text:span text:style-name="T61">with initial value of</text:span></text:span></text:p>
      <text:p text:style-name="P170"><text:span text:style-name="MathematicaFormatStandardForm"><text:span text:style-name="T61"/></text:span></text:p>
      <text:p text:style-name="P170"><text:span text:style-name="MathematicaFormatStandardForm"><text:span text:style-name="T37"><draw:frame draw:style-name="fr4" draw:name="Object368" text:anchor-type="as-char" svg:y="-0.1453in" svg:width="0.8693in" svg:height="0.2008in" draw:z-index="404"><draw:object xlink:href="./Object 391" xlink:type="simple" xlink:show="embed" xlink:actuate="onLoad"/><draw:image xlink:href="./ObjectReplacements/Object 391" xlink:type="simple" xlink:show="embed" xlink:actuate="onLoad"/><svg:desc>formula</svg:desc></draw:frame></text:span></text:span></text:p>
      <text:p text:style-name="P170"><text:span text:style-name="MathematicaFormatStandardForm"><text:span text:style-name="T37"/></text:span></text:p>
      <text:p text:style-name="P170"><text:span text:style-name="MathematicaFormatStandardForm"><text:span text:style-name="T37"/></text:span></text:p>
      <text:p text:style-name="P171"><text:span text:style-name="MathematicaFormatStandardForm"><text:span text:style-name="T37"><draw:frame draw:style-name="fr4" draw:name="Object369" text:anchor-type="as-char" svg:y="-0.2035in" svg:width="5.1319in" svg:height="0.3646in" draw:z-index="405"><draw:object xlink:href="./Object 392" xlink:type="simple" xlink:show="embed" xlink:actuate="onLoad"/><draw:image xlink:href="./ObjectReplacements/Object 392" xlink:type="simple" xlink:show="embed" xlink:actuate="onLoad"/><svg:desc>formula</svg:desc></draw:frame></text:span></text:span></text:p>
      <text:p text:style-name="P171"><text:span text:style-name="MathematicaFormatStandardForm"><text:span text:style-name="T37"/></text:span></text:p>
      <text:p text:style-name="P171"><text:span text:style-name="MathematicaFormatStandardForm"><text:span text:style-name="T61">with initial value of</text:span></text:span></text:p>
      <text:p text:style-name="P171"><text:span text:style-name="MathematicaFormatStandardForm"><text:span text:style-name="T61"/></text:span></text:p>
      <text:p text:style-name="P171"><text:span text:style-name="MathematicaFormatStandardForm"><text:span text:style-name="T37"><draw:frame draw:style-name="fr4" draw:name="Object370" text:anchor-type="as-char" svg:y="-0.1646in" svg:width="1.8354in" svg:height="0.2362in" draw:z-index="406"><draw:object xlink:href="./Object 393" xlink:type="simple" xlink:show="embed" xlink:actuate="onLoad"/><draw:image xlink:href="./ObjectReplacements/Object 393" xlink:type="simple" xlink:show="embed" xlink:actuate="onLoad"/><svg:desc>formula</svg:desc></draw:frame></text:span></text:span></text:p>
      <text:p text:style-name="P171"><text:span text:style-name="MathematicaFormatStandardForm"><text:span text:style-name="T37"/></text:span></text:p>
      <text:p text:style-name="P172"><text:span text:style-name="MathematicaFormatStandardForm"><text:span text:style-name="T37"><draw:frame draw:style-name="fr4" draw:name="Object371" text:anchor-type="as-char" svg:y="-0.2035in" svg:width="4.7118in" svg:height="0.3646in" draw:z-index="407"><draw:object xlink:href="./Object 394" xlink:type="simple" xlink:show="embed" xlink:actuate="onLoad"/><draw:image xlink:href="./ObjectReplacements/Object 394" xlink:type="simple" xlink:show="embed" xlink:actuate="onLoad"/><svg:desc>formula</svg:desc></draw:frame></text:span></text:span></text:p>
      <text:p text:style-name="P172"><text:span text:style-name="MathematicaFormatStandardForm"><text:span text:style-name="T37"/></text:span></text:p>
      <text:p text:style-name="P173"><text:span text:style-name="MathematicaFormatStandardForm"><text:span text:style-name="T62">Notation is still giving me fits :/</text:span></text:span></text:p>
      <text:p text:style-name="P264"><text:span text:style-name="MathematicaFormatStandardForm"><text:span text:style-name="T36"/></text:span></text:p>
      <text:p text:style-name="P102"><text:span text:style-name="MathematicaFormatStandardForm"><text:span text:style-name="T17"><draw:frame draw:style-name="fr4" draw:name="Object373" text:anchor-type="as-char" svg:y="-0.4366in" svg:width="5.639in" svg:height="0.8236in" draw:z-index="408"><draw:object xlink:href="./Object 397" xlink:type="simple" xlink:show="embed" xlink:actuate="onLoad"/><draw:image xlink:href="./ObjectReplacements/Object 397" xlink:type="simple" xlink:show="embed" xlink:actuate="onLoad"/><svg:desc>formula</svg:desc></draw:frame></text:span></text:span></text:p>
      <text:p text:style-name="P102"><text:span text:style-name="MathematicaFormatStandardForm"><text:span text:style-name="T17"/></text:span></text:p>
      <text:p text:style-name="P104"><text:span text:style-name="MathematicaFormatStandardForm"><text:span text:style-name="T17"><draw:frame draw:style-name="fr4" draw:name="Object375" text:anchor-type="as-char" svg:y="-0.35in" svg:width="5.9516in" svg:height="0.65in" draw:z-index="463"><draw:object xlink:href="./Object 398" xlink:type="simple" xlink:show="embed" xlink:actuate="onLoad"/><draw:image xlink:href="./ObjectReplacements/Object 398" xlink:type="simple" xlink:show="embed" xlink:actuate="onLoad"/><svg:desc>formula</svg:desc></draw:frame></text:span></text:span></text:p>
      <text:p text:style-name="P102"><text:span text:style-name="MathematicaFormatStandardForm"><text:span text:style-name="T36"/></text:span></text:p>
      <text:p text:style-name="P103"><text:span text:style-name="MathematicaFormatStandardForm"><text:span text:style-name="T17"><draw:frame draw:style-name="fr4" draw:name="Object374" text:anchor-type="as-char" svg:y="-0.2693in" svg:width="2.5972in" svg:height="0.4571in" draw:z-index="409"><draw:object xlink:href="./Object 396" xlink:type="simple" xlink:show="embed" xlink:actuate="onLoad"/><draw:image xlink:href="./ObjectReplacements/Object 396" xlink:type="simple" xlink:show="embed" xlink:actuate="onLoad"/><svg:desc>formula</svg:desc></draw:frame></text:span></text:span></text:p>
      <text:p text:style-name="P103"><text:span text:style-name="MathematicaFormatStandardForm"><text:span text:style-name="T17"/></text:span></text:p>
      <text:p text:style-name="P105"><text:span text:style-name="MathematicaFormatStandardForm"><text:span text:style-name="T20"><draw:frame draw:style-name="fr4" draw:name="Object663" text:anchor-type="as-char" svg:y="-0.3591in" svg:width="4.9193in" svg:height="0.5201in" draw:z-index="411"><draw:object xlink:href="./Object 395" xlink:type="simple" xlink:show="embed" xlink:actuate="onLoad"/><draw:image xlink:href="./ObjectReplacements/Object 395" xlink:type="simple" xlink:show="embed" xlink:actuate="onLoad"/><svg:desc>formula</svg:desc></draw:frame></text:span></text:span></text:p>
      <text:p text:style-name="P105"><text:span text:style-name="MathematicaFormatStandardForm"><text:span text:style-name="T20"/></text:span></text:p>
      <text:p text:style-name="P106"><text:span text:style-name="MathematicaFormatStandardForm"><text:span text:style-name="T20"><draw:frame draw:style-name="fr4" draw:name="Object372" text:anchor-type="as-char" svg:y="-0.3591in" svg:width="2.6311in" svg:height="0.5201in" draw:z-index="412"><draw:object xlink:href="./Object 399" xlink:type="simple" xlink:show="embed" xlink:actuate="onLoad"/><draw:image xlink:href="./ObjectReplacements/Object 399" xlink:type="simple" xlink:show="embed" xlink:actuate="onLoad"/><svg:desc>formula</svg:desc></draw:frame></text:span></text:span></text:p>
      <text:p text:style-name="P106"><text:span text:style-name="MathematicaFormatStandardForm"><text:span text:style-name="T34"/></text:span></text:p>
      <text:p text:style-name="P107"><text:span text:style-name="MathematicaFormatStandardForm"><text:span text:style-name="T20"><draw:frame draw:style-name="fr4" draw:name="Object376" text:anchor-type="as-char" svg:y="-0.3736in" svg:width="6.8457in" svg:height="0.5346in" draw:z-index="413"><draw:object xlink:href="./Object 400" xlink:type="simple" xlink:show="embed" xlink:actuate="onLoad"/><draw:image xlink:href="./ObjectReplacements/Object 400" xlink:type="simple" xlink:show="embed" xlink:actuate="onLoad"/><svg:desc>formula</svg:desc></draw:frame></text:span></text:span></text:p>
      <text:p text:style-name="P107"><text:span text:style-name="MathematicaFormatStandardForm"><text:span text:style-name="T20"/></text:span></text:p>
      <text:p text:style-name="P200"><text:span text:style-name="MathematicaFormatStandardForm"><text:span text:style-name="T36"><draw:frame draw:style-name="fr4" draw:name="Object377" text:anchor-type="as-char" svg:y="-0.3591in" svg:width="4.6217in" svg:height="0.5201in" draw:z-index="414"><draw:object xlink:href="./Object 401" xlink:type="simple" xlink:show="embed" xlink:actuate="onLoad"/><draw:image xlink:href="./ObjectReplacements/Object 401" xlink:type="simple" xlink:show="embed" xlink:actuate="onLoad"/><svg:desc>formula</svg:desc></draw:frame></text:span></text:span></text:p>
      <text:p text:style-name="P281"><text:span text:style-name="MathematicaFormatStandardForm"><text:span text:style-name="T36"><draw:frame draw:style-name="fr1" draw:name="Object381" text:anchor-type="as-char" svg:y="-0.1437in" svg:width="2.0673in" svg:height="0.2661in" draw:z-index="425"><draw:object xlink:href="./Object 405" xlink:type="simple" xlink:show="embed" xlink:actuate="onLoad"/><draw:image xlink:href="./ObjectReplacements/Object 405" xlink:type="simple" xlink:show="embed" xlink:actuate="onLoad"/><svg:desc>formula</svg:desc></draw:frame></text:span></text:span><text:span text:style-name="MathematicaFormatStandardForm"><text:span text:style-name="T36"><text:tab/></text:span></text:span><text:span text:style-name="MathematicaFormatStandardForm"><text:span text:style-name="T63">=<text:tab/></text:span></text:span><text:span text:style-name="MathematicaFormatStandardForm"><text:span text:style-name="T36"><draw:frame draw:style-name="fr1" draw:name="Object382" text:anchor-type="as-char" svg:y="-0.1437in" svg:width="1.152in" svg:height="0.1783in" draw:z-index="435"><draw:object xlink:href="./Object 406" xlink:type="simple" xlink:show="embed" xlink:actuate="onLoad"/><draw:image xlink:href="./ObjectReplacements/Object 406" xlink:type="simple" xlink:show="embed" xlink:actuate="onLoad"/><svg:desc>formula</svg:desc></draw:frame></text:span></text:span></text:p>
      <text:p text:style-name="P200"><text:span text:style-name="MathematicaFormatStandardForm"><text:span text:style-name="T36"/></text:span></text:p>
      <text:p text:style-name="P200"><text:span text:style-name="MathematicaFormatStandardForm"><text:span text:style-name="T36"><draw:frame draw:style-name="fr1" draw:name="Object379" text:anchor-type="as-char" svg:y="-0.1437in" svg:width="2.0638in" svg:height="0.2661in" draw:z-index="416"><draw:object xlink:href="./Object 403" xlink:type="simple" xlink:show="embed" xlink:actuate="onLoad"/><draw:image xlink:href="./ObjectReplacements/Object 403" xlink:type="simple" xlink:show="embed" xlink:actuate="onLoad"/><svg:desc>formula</svg:desc></draw:frame></text:span></text:span><text:span text:style-name="MathematicaFormatStandardForm"><text:span text:style-name="T36"><text:tab/></text:span></text:span><text:span text:style-name="MathematicaFormatStandardForm"><text:span text:style-name="T63">=<text:tab/></text:span></text:span><text:span text:style-name="MathematicaFormatStandardForm"><text:span text:style-name="T36"><draw:frame draw:style-name="fr1" draw:name="Object380" text:anchor-type="as-char" svg:y="-0.2228in" svg:width="1.2217in" svg:height="0.3638in" draw:z-index="417"><draw:object xlink:href="./Object 404" xlink:type="simple" xlink:show="embed" xlink:actuate="onLoad"/><draw:image xlink:href="./ObjectReplacements/Object 404" xlink:type="simple" xlink:show="embed" xlink:actuate="onLoad"/><svg:desc>formula</svg:desc></draw:frame></text:span></text:span></text:p>
      <text:p text:style-name="P200"><text:span text:style-name="MathematicaFormatStandardForm"><text:span text:style-name="T36"/></text:span></text:p>
      <text:p text:style-name="P201"><text:span text:style-name="MathematicaFormatStandardForm"><text:span text:style-name="T36"><draw:frame draw:style-name="fr1" draw:name="Object383" text:anchor-type="as-char" svg:y="-0.1437in" svg:width="2.0638in" svg:height="0.2661in" draw:z-index="420"><draw:object xlink:href="./Object 407" xlink:type="simple" xlink:show="embed" xlink:actuate="onLoad"/><draw:image xlink:href="./ObjectReplacements/Object 407" xlink:type="simple" xlink:show="embed" xlink:actuate="onLoad"/><svg:desc>formula</svg:desc></draw:frame></text:span></text:span><text:span text:style-name="MathematicaFormatStandardForm"><text:span text:style-name="T36"><text:tab/><text:tab/></text:span></text:span><text:span text:style-name="MathematicaFormatStandardForm"><text:span text:style-name="T63">=<text:tab/></text:span></text:span><text:span text:style-name="MathematicaFormatStandardForm"><text:span text:style-name="T36"><draw:frame draw:style-name="fr1" draw:name="Object384" text:anchor-type="as-char" svg:y="-0.1437in" svg:width="1.3783in" svg:height="0.1783in" draw:z-index="421"><draw:object xlink:href="./Object 408" xlink:type="simple" xlink:show="embed" xlink:actuate="onLoad"/><draw:image xlink:href="./ObjectReplacements/Object 408" xlink:type="simple" xlink:show="embed" xlink:actuate="onLoad"/><svg:desc>formula</svg:desc></draw:frame></text:span></text:span><text:span text:style-name="MathematicaFormatStandardForm"><text:span text:style-name="T36">, </text:span></text:span><text:span text:style-name="MathematicaFormatStandardForm"><text:span text:style-name="T63">for x&gt;1</text:span></text:span></text:p>
      <text:p text:style-name="P201"><text:span text:style-name="MathematicaFormatStandardForm"><text:span text:style-name="T63"/></text:span></text:p>
      <text:p text:style-name="P201"><text:span text:style-name="MathematicaFormatStandardForm"><text:span text:style-name="T63">……..</text:span></text:span></text:p>
      <text:p text:style-name="P201"><text:span text:style-name="MathematicaFormatStandardForm"><text:span text:style-name="T63"/></text:span></text:p>
      <text:p text:style-name="P201"><text:span text:style-name="MathematicaFormatStandardForm"><text:span text:style-name="T63"/></text:span></text:p>
      <text:p text:style-name="P109"><text:span text:style-name="MathematicaFormatStandardForm"><text:span text:style-name="T36"><draw:frame draw:style-name="fr4" draw:name="Object385" text:anchor-type="as-char" svg:y="-0.2437in" svg:width="2.6681in" svg:height="0.4055in" draw:z-index="422"><draw:object xlink:href="./Object 409" xlink:type="simple" xlink:show="embed" xlink:actuate="onLoad"/><draw:image xlink:href="./ObjectReplacements/Object 409" xlink:type="simple" xlink:show="embed" xlink:actuate="onLoad"/><svg:desc>formula</svg:desc></draw:frame></text:span></text:span></text:p>
      <text:p text:style-name="P109"><text:span text:style-name="MathematicaFormatStandardForm"><text:span text:style-name="T37"/></text:span></text:p>
      <text:p text:style-name="P109"><text:span text:style-name="MathematicaFormatStandardForm"><text:span text:style-name="T36"><draw:frame draw:style-name="fr4" draw:name="Object386" text:anchor-type="as-char" svg:y="-0.2484in" svg:width="2.8638in" svg:height="0.4102in" draw:z-index="423"><draw:object xlink:href="./Object 410" xlink:type="simple" xlink:show="embed" xlink:actuate="onLoad"/><draw:image xlink:href="./ObjectReplacements/Object 410" xlink:type="simple" xlink:show="embed" xlink:actuate="onLoad"/><svg:desc>formula</svg:desc></draw:frame></text:span></text:span></text:p>
      <text:p text:style-name="P109"><text:span text:style-name="MathematicaFormatStandardForm"><text:span text:style-name="T36"/></text:span></text:p>
      <text:p text:style-name="P202"><text:span text:style-name="MathematicaFormatStandardForm"><text:span text:style-name="T63">……..</text:span></text:span></text:p>
      <text:p text:style-name="P202"><text:span text:style-name="MathematicaFormatStandardForm"><text:span text:style-name="T63"/></text:span></text:p>
      <text:p text:style-name="P109"><text:span text:style-name="MathematicaFormatStandardForm"><text:span text:style-name="T36"><draw:frame draw:style-name="fr4" draw:name="Object388" text:anchor-type="as-char" svg:y="-0.2437in" svg:width="3.8075in" svg:height="0.4055in" draw:z-index="434"><draw:object xlink:href="./Object 412" xlink:type="simple" xlink:show="embed" xlink:actuate="onLoad"/><draw:image xlink:href="./ObjectReplacements/Object 412" xlink:type="simple" xlink:show="embed" xlink:actuate="onLoad"/><svg:desc>formula</svg:desc></draw:frame></text:span></text:span></text:p>
      <text:p text:style-name="P109"><text:span text:style-name="MathematicaFormatStandardForm"><text:span text:style-name="T37"/></text:span></text:p>
      <text:p text:style-name="P109"><text:span text:style-name="MathematicaFormatStandardForm"><text:span text:style-name="T36"><draw:frame draw:style-name="fr4" draw:name="Object387" text:anchor-type="as-char" svg:y="-0.2484in" svg:width="3.3854in" svg:height="0.4102in" draw:z-index="424"><draw:object xlink:href="./Object 411" xlink:type="simple" xlink:show="embed" xlink:actuate="onLoad"/><draw:image xlink:href="./ObjectReplacements/Object 411" xlink:type="simple" xlink:show="embed" xlink:actuate="onLoad"/><svg:desc>formula</svg:desc></draw:frame></text:span></text:span></text:p>
      <text:p text:style-name="P109"><text:span text:style-name="MathematicaFormatStandardForm"><text:span text:style-name="T37"/></text:span></text:p>
      <text:p text:style-name="P203"><text:span text:style-name="MathematicaFormatStandardForm"><text:span text:style-name="T63">……..</text:span></text:span></text:p>
      <text:p text:style-name="P203"><text:span text:style-name="MathematicaFormatStandardForm"><text:span text:style-name="T63"/></text:span></text:p>
      <text:p text:style-name="P110"><text:span text:style-name="MathematicaFormatStandardForm"><text:span text:style-name="T36"><draw:frame draw:style-name="fr4" draw:name="Object389" text:anchor-type="as-char" svg:y="-0.1646in" svg:width="5.0598in" svg:height="0.2362in" draw:z-index="426"><draw:object xlink:href="./Object 413" xlink:type="simple" xlink:show="embed" xlink:actuate="onLoad"/><draw:image xlink:href="./ObjectReplacements/Object 413" xlink:type="simple" xlink:show="embed" xlink:actuate="onLoad"/><svg:desc>formula</svg:desc></draw:frame></text:span></text:span></text:p>
      <text:p text:style-name="P110"><text:span text:style-name="MathematicaFormatStandardForm"><text:span text:style-name="T37"/></text:span></text:p>
      <text:p text:style-name="P203"><text:span text:style-name="MathematicaFormatStandardForm"><text:span text:style-name="T63">……..</text:span></text:span></text:p>
      <text:p text:style-name="P203"><text:span text:style-name="MathematicaFormatStandardForm"><text:span text:style-name="T63"/></text:span></text:p>
      <text:p text:style-name="P203"><text:span text:style-name="MathematicaFormatStandardForm"><text:span text:style-name="T63"><draw:frame draw:style-name="fr1" draw:name="Object473" text:anchor-type="as-char" svg:y="-0.1437in" svg:width="1.4598in" svg:height="0.1945in" draw:z-index="427"><draw:object xlink:href="./Object 414" xlink:type="simple" xlink:show="embed" xlink:actuate="onLoad"/><draw:image xlink:href="./ObjectReplacements/Object 414" xlink:type="simple" xlink:show="embed" xlink:actuate="onLoad"/><svg:desc>formula</svg:desc></draw:frame></text:span></text:span></text:p>
      <text:p text:style-name="P282"><text:span text:style-name="MathematicaFormatStandardForm"><text:span text:style-name="T64">Alright. <text:s/>Suppose we start with</text:span></text:span></text:p>
      <text:p text:style-name="P204"><text:span text:style-name="MathematicaFormatStandardForm"><text:span text:style-name="T64"/></text:span></text:p>
      <text:p text:style-name="P204"><text:span text:style-name="MathematicaFormatStandardForm"><text:span text:style-name="T64"><draw:frame draw:style-name="fr1" draw:name="Object390" text:anchor-type="as-char" svg:y="-0.3382in" svg:width="1.9717in" svg:height="0.4783in" draw:z-index="428"><draw:object xlink:href="./Object 415" xlink:type="simple" xlink:show="embed" xlink:actuate="onLoad"/><draw:image xlink:href="./ObjectReplacements/Object 415" xlink:type="simple" xlink:show="embed" xlink:actuate="onLoad"/><svg:desc>formula</svg:desc></draw:frame></text:span></text:span></text:p>
      <text:p text:style-name="P204"><text:span text:style-name="MathematicaFormatStandardForm"><text:span text:style-name="T64"/></text:span></text:p>
      <text:p text:style-name="P206"><text:span text:style-name="MathematicaFormatStandardForm"><text:span text:style-name="T64"><draw:frame draw:style-name="fr1" draw:name="Object392" text:anchor-type="as-char" svg:y="-0.3382in" svg:width="1.772in" svg:height="0.4783in" draw:z-index="429"><draw:object xlink:href="./Object 417" xlink:type="simple" xlink:show="embed" xlink:actuate="onLoad"/><draw:image xlink:href="./ObjectReplacements/Object 417" xlink:type="simple" xlink:show="embed" xlink:actuate="onLoad"/><svg:desc>formula</svg:desc></draw:frame></text:span></text:span><text:span text:style-name="MathematicaFormatStandardForm"><text:span text:style-name="T64"><text:tab/><text:tab/></text:span></text:span><draw:frame draw:style-name="fr1" draw:name="Object396" text:anchor-type="as-char" svg:y="-0.2228in" svg:width="1.728in" svg:height="0.3756in" draw:z-index="461"><draw:object xlink:href="./Object 421" xlink:type="simple" xlink:show="embed" xlink:actuate="onLoad"/><draw:image xlink:href="./ObjectReplacements/Object 421" xlink:type="simple" xlink:show="embed" xlink:actuate="onLoad"/><svg:desc>formula</svg:desc></draw:frame></text:p>
      <text:p text:style-name="P206"/>
      <text:p text:style-name="P206"><text:span text:style-name="MathematicaFormatStandardForm"><text:span text:style-name="T64"><draw:frame draw:style-name="fr1" draw:name="Object393" text:anchor-type="as-char" svg:y="-0.3528in" svg:width="3.0453in" svg:height="0.4929in" draw:z-index="430"><draw:object xlink:href="./Object 418" xlink:type="simple" xlink:show="embed" xlink:actuate="onLoad"/><draw:image xlink:href="./ObjectReplacements/Object 418" xlink:type="simple" xlink:show="embed" xlink:actuate="onLoad"/><svg:desc>formula</svg:desc></draw:frame></text:span></text:span><text:span text:style-name="MathematicaFormatStandardForm"><text:span text:style-name="T64"><text:tab/><text:tab/></text:span></text:span><text:span text:style-name="MathematicaFormatStandardForm"><text:span text:style-name="T64"><draw:frame draw:style-name="fr1" draw:name="Object394" text:anchor-type="as-char" svg:y="-0.2228in" svg:width="2.6339in" svg:height="0.3756in" draw:z-index="439"><draw:object xlink:href="./Object 419" xlink:type="simple" xlink:show="embed" xlink:actuate="onLoad"/><draw:image xlink:href="./ObjectReplacements/Object 419" xlink:type="simple" xlink:show="embed" xlink:actuate="onLoad"/><svg:desc>formula</svg:desc></draw:frame></text:span></text:span></text:p>
      <text:p text:style-name="P206"/>
      <text:p text:style-name="P206"><text:span text:style-name="MathematicaFormatStandardForm"><text:span text:style-name="T64"><draw:frame draw:style-name="fr1" draw:name="Object395" text:anchor-type="as-char" svg:y="-0.3382in" svg:width="3.2035in" svg:height="0.4783in" draw:z-index="431"><draw:object xlink:href="./Object 420" xlink:type="simple" xlink:show="embed" xlink:actuate="onLoad"/><draw:image xlink:href="./ObjectReplacements/Object 420" xlink:type="simple" xlink:show="embed" xlink:actuate="onLoad"/><svg:desc>formula</svg:desc></draw:frame></text:span></text:span></text:p>
      <text:p text:style-name="P206"><text:span text:style-name="MathematicaFormatStandardForm"><text:span text:style-name="T64"/></text:span></text:p>
      <text:p text:style-name="P209"><text:span text:style-name="MathematicaFormatStandardForm"><text:span text:style-name="T64"><draw:frame draw:style-name="fr1" draw:name="Object398" text:anchor-type="as-char" svg:y="-0.2228in" svg:width="2.2429in" svg:height="0.3638in" draw:z-index="448"><draw:object xlink:href="./Object 423" xlink:type="simple" xlink:show="embed" xlink:actuate="onLoad"/><draw:image xlink:href="./ObjectReplacements/Object 423" xlink:type="simple" xlink:show="embed" xlink:actuate="onLoad"/><svg:desc>formula</svg:desc></draw:frame></text:span></text:span></text:p>
      <text:p text:style-name="P209"><text:span text:style-name="MathematicaFormatStandardForm"><text:span text:style-name="T64"/></text:span></text:p>
      <text:p text:style-name="P209"><text:span text:style-name="MathematicaFormatStandardForm"><text:span text:style-name="T64"><draw:frame draw:style-name="fr1" draw:name="Object399" text:anchor-type="as-char" svg:y="-0.1626in" svg:width="2.3091in" svg:height="0.2866in" draw:z-index="449"><draw:object xlink:href="./Object 424" xlink:type="simple" xlink:show="embed" xlink:actuate="onLoad"/><draw:image xlink:href="./ObjectReplacements/Object 424" xlink:type="simple" xlink:show="embed" xlink:actuate="onLoad"/><svg:desc>formula</svg:desc></draw:frame></text:span></text:span></text:p>
      <text:p text:style-name="P204"><text:span text:style-name="MathematicaFormatStandardForm"><text:span text:style-name="T64"/></text:span></text:p>
      <text:p text:style-name="P204"><text:span text:style-name="MathematicaFormatStandardForm"><text:span text:style-name="T64">…</text:span></text:span></text:p>
      <text:p text:style-name="P204"><text:span text:style-name="MathematicaFormatStandardForm"><text:span text:style-name="T64"/></text:span></text:p>
      <text:p text:style-name="P217"><text:span text:style-name="MathematicaFormatStandardForm"><text:span text:style-name="T64"><draw:frame draw:style-name="fr1" draw:name="Object414" text:anchor-type="as-char" svg:y="-0.3382in" svg:width="1.772in" svg:height="0.4783in" draw:z-index="450"><draw:object xlink:href="./Object 439" xlink:type="simple" xlink:show="embed" xlink:actuate="onLoad"/><draw:image xlink:href="./ObjectReplacements/Object 439" xlink:type="simple" xlink:show="embed" xlink:actuate="onLoad"/><svg:desc>formula</svg:desc></draw:frame></text:span></text:span></text:p>
      <text:p text:style-name="P217"><text:span text:style-name="MathematicaFormatStandardForm"><text:span text:style-name="T64"/></text:span></text:p>
      <text:p text:style-name="P217"><text:span text:style-name="MathematicaFormatStandardForm"><text:span text:style-name="T64"><draw:frame draw:style-name="fr1" draw:name="Object415" text:anchor-type="as-char" svg:y="-0.2228in" svg:width="2.4043in" svg:height="0.3638in" draw:z-index="498"><draw:object xlink:href="./Object 440" xlink:type="simple" xlink:show="embed" xlink:actuate="onLoad"/><draw:image xlink:href="./ObjectReplacements/Object 440" xlink:type="simple" xlink:show="embed" xlink:actuate="onLoad"/><svg:desc>formula</svg:desc></draw:frame></text:span></text:span></text:p>
      <text:p text:style-name="P204"><text:span text:style-name="MathematicaFormatStandardForm"><text:span text:style-name="T64"/></text:span></text:p>
      <text:p text:style-name="P205"><text:span text:style-name="MathematicaFormatStandardForm"><text:span text:style-name="T64">…</text:span></text:span></text:p>
      <text:p text:style-name="P205"><text:span text:style-name="MathematicaFormatStandardForm"><text:span text:style-name="T64"/></text:span></text:p>
      <text:p text:style-name="P207"><text:span text:style-name="MathematicaFormatStandardForm"><text:span text:style-name="T64"><draw:frame draw:style-name="fr1" draw:name="Object391" text:anchor-type="as-char" svg:y="-0.2228in" svg:width="1.5591in" svg:height="0.3638in" draw:z-index="432"><draw:object xlink:href="./Object 416" xlink:type="simple" xlink:show="embed" xlink:actuate="onLoad"/><draw:image xlink:href="./ObjectReplacements/Object 416" xlink:type="simple" xlink:show="embed" xlink:actuate="onLoad"/><svg:desc>formula</svg:desc></draw:frame></text:span></text:span></text:p>
      <text:p text:style-name="P207"><text:span text:style-name="MathematicaFormatStandardForm"><text:span text:style-name="T64"/></text:span></text:p>
      <text:p text:style-name="P211"><text:span text:style-name="MathematicaFormatStandardForm"><text:span text:style-name="T64"><draw:frame draw:style-name="fr1" draw:name="Object402" text:anchor-type="as-char" svg:y="-0.2228in" svg:width="2.4071in" svg:height="0.348in" draw:z-index="499"><draw:object xlink:href="./Object 427" xlink:type="simple" xlink:show="embed" xlink:actuate="onLoad"/><draw:image xlink:href="./ObjectReplacements/Object 427" xlink:type="simple" xlink:show="embed" xlink:actuate="onLoad"/><svg:desc>formula</svg:desc></draw:frame></text:span></text:span></text:p>
      <text:p text:style-name="P207"><text:span text:style-name="MathematicaFormatStandardForm"><text:span text:style-name="T64"/></text:span></text:p>
      <text:p text:style-name="P211"><text:span text:style-name="MathematicaFormatStandardForm"><text:span text:style-name="T64"><draw:frame draw:style-name="fr1" draw:name="Object401" text:anchor-type="as-char" svg:y="-0.2228in" svg:width="2.802in" svg:height="0.348in" draw:z-index="500"><draw:object xlink:href="./Object 426" xlink:type="simple" xlink:show="embed" xlink:actuate="onLoad"/><draw:image xlink:href="./ObjectReplacements/Object 426" xlink:type="simple" xlink:show="embed" xlink:actuate="onLoad"/><svg:desc>formula</svg:desc></draw:frame></text:span></text:span></text:p>
      <text:p text:style-name="P207"><text:span text:style-name="MathematicaFormatStandardForm"><text:span text:style-name="T64"/></text:span></text:p>
      <text:p text:style-name="P211"><text:span text:style-name="MathematicaFormatStandardForm"><text:span text:style-name="T64"><draw:frame draw:style-name="fr1" draw:name="Object403" text:anchor-type="as-char" svg:y="-0.1626in" svg:width="2.0437in" svg:height="0.2866in" draw:z-index="501"><draw:object xlink:href="./Object 428" xlink:type="simple" xlink:show="embed" xlink:actuate="onLoad"/><draw:image xlink:href="./ObjectReplacements/Object 428" xlink:type="simple" xlink:show="embed" xlink:actuate="onLoad"/><svg:desc>formula</svg:desc></draw:frame></text:span></text:span></text:p>
      <text:p text:style-name="P207"><text:span text:style-name="MathematicaFormatStandardForm"><text:span text:style-name="T64"/></text:span></text:p>
      <text:p text:style-name="P208"><text:span text:style-name="MathematicaFormatStandardForm"><text:span text:style-name="T64"><draw:frame draw:style-name="fr1" draw:name="Object397" text:anchor-type="as-char" svg:y="-0.2228in" svg:width="1.978in" svg:height="0.3638in" draw:z-index="433"><draw:object xlink:href="./Object 422" xlink:type="simple" xlink:show="embed" xlink:actuate="onLoad"/><draw:image xlink:href="./ObjectReplacements/Object 422" xlink:type="simple" xlink:show="embed" xlink:actuate="onLoad"/><svg:desc>formula</svg:desc></draw:frame></text:span></text:span></text:p>
      <text:p text:style-name="P208"><text:span text:style-name="MathematicaFormatStandardForm"><text:span text:style-name="T64"/></text:span></text:p>
      <text:p text:style-name="P210"><text:span text:style-name="MathematicaFormatStandardForm"><text:span text:style-name="T64"><draw:frame draw:style-name="fr1" draw:name="Object400" text:anchor-type="as-char" svg:y="-0.228in" svg:width="1.7484in" svg:height="0.3689in" draw:z-index="436"><draw:object xlink:href="./Object 425" xlink:type="simple" xlink:show="embed" xlink:actuate="onLoad"/><draw:image xlink:href="./ObjectReplacements/Object 425" xlink:type="simple" xlink:show="embed" xlink:actuate="onLoad"/><svg:desc>formula</svg:desc></draw:frame></text:span></text:span></text:p>
      <text:p text:style-name="P210"><text:span text:style-name="MathematicaFormatStandardForm"><text:span text:style-name="T64"/></text:span></text:p>
      <text:p text:style-name="P210"><text:span text:style-name="MathematicaFormatStandardForm"><text:span text:style-name="T64">…</text:span></text:span></text:p>
      <text:p text:style-name="P210"><text:span text:style-name="MathematicaFormatStandardForm"><text:span text:style-name="T64"/></text:span></text:p>
      <text:p text:style-name="P212"><text:span text:style-name="MathematicaFormatStandardForm"><text:span text:style-name="T64"><draw:frame draw:style-name="fr1" draw:name="Object404" text:anchor-type="as-char" svg:y="-0.1437in" svg:width="3.5181in" svg:height="0.2661in" draw:z-index="440"><draw:object xlink:href="./Object 429" xlink:type="simple" xlink:show="embed" xlink:actuate="onLoad"/><draw:image xlink:href="./ObjectReplacements/Object 429" xlink:type="simple" xlink:show="embed" xlink:actuate="onLoad"/><svg:desc>formula</svg:desc></draw:frame></text:span></text:span></text:p>
      <text:p text:style-name="P212"><text:soft-page-break/><text:span text:style-name="MathematicaFormatStandardForm"><text:span text:style-name="T64"/></text:span></text:p>
      <text:p text:style-name="P212"><text:span text:style-name="MathematicaFormatStandardForm"><text:span text:style-name="T64">…</text:span></text:span></text:p>
      <text:p text:style-name="P212"><text:span text:style-name="MathematicaFormatStandardForm"><text:span text:style-name="T64"/></text:span></text:p>
      <text:p text:style-name="P213"><text:span text:style-name="MathematicaFormatStandardForm"><text:span text:style-name="T64"><draw:frame draw:style-name="fr1" draw:name="Object405" text:anchor-type="as-char" svg:y="-0.3382in" svg:width="1.9717in" svg:height="0.4783in" draw:z-index="441"><draw:object xlink:href="./Object 430" xlink:type="simple" xlink:show="embed" xlink:actuate="onLoad"/><draw:image xlink:href="./ObjectReplacements/Object 430" xlink:type="simple" xlink:show="embed" xlink:actuate="onLoad"/><svg:desc>formula</svg:desc></draw:frame></text:span></text:span></text:p>
      <text:p text:style-name="P213"><text:span text:style-name="MathematicaFormatStandardForm"><text:span text:style-name="T64"/></text:span></text:p>
      <text:p text:style-name="P213"><text:span text:style-name="MathematicaFormatStandardForm"><text:span text:style-name="T65">This will have</text:span></text:span><text:span text:style-name="MathematicaFormatStandardForm"><text:span text:style-name="T64"><draw:frame draw:style-name="fr1" draw:name="Object406" text:anchor-type="as-char" svg:y="-0.1244in" svg:width="0.4in" svg:height="0.1752in" draw:z-index="442"><draw:object xlink:href="./Object 431" xlink:type="simple" xlink:show="embed" xlink:actuate="onLoad"/><draw:image xlink:href="./ObjectReplacements/Object 431" xlink:type="simple" xlink:show="embed" xlink:actuate="onLoad"/><svg:desc>formula</svg:desc></draw:frame></text:span></text:span><text:span text:style-name="MathematicaFormatStandardForm"><text:span text:style-name="T65">roots for z.</text:span></text:span></text:p>
      <text:p text:style-name="P213"><text:span text:style-name="MathematicaFormatStandardForm"><text:span text:style-name="T65"/></text:span></text:p>
      <text:p text:style-name="P213"><text:span text:style-name="MathematicaFormatStandardForm"><text:span text:style-name="T65"/></text:span></text:p>
      <text:p text:style-name="P214"><text:span text:style-name="MathematicaFormatStandardForm"><text:span text:style-name="T66">For any x and n, </text:span></text:span></text:p>
      <text:p text:style-name="P214"><text:span text:style-name="MathematicaFormatStandardForm"><text:span text:style-name="T66"/></text:span></text:p>
      <text:p text:style-name="P213"><text:span text:style-name="MathematicaFormatStandardForm"><text:span text:style-name="T64"><draw:frame draw:style-name="fr1" draw:name="Object407" text:anchor-type="as-char" svg:y="-0.3398in" svg:width="1.7193in" svg:height="0.4783in" draw:z-index="443"><draw:object xlink:href="./Object 432" xlink:type="simple" xlink:show="embed" xlink:actuate="onLoad"/><draw:image xlink:href="./ObjectReplacements/Object 432" xlink:type="simple" xlink:show="embed" xlink:actuate="onLoad"/><svg:desc>formula</svg:desc></draw:frame></text:span></text:span></text:p>
      <text:p text:style-name="P213"><text:span text:style-name="MathematicaFormatStandardForm"><text:span text:style-name="T64"/></text:span></text:p>
      <text:p text:style-name="P214"><text:span text:style-name="MathematicaFormatStandardForm"><text:span text:style-name="T66">and</text:span></text:span></text:p>
      <text:p text:style-name="P213"><text:span text:style-name="MathematicaFormatStandardForm"><text:span text:style-name="T64"/></text:span></text:p>
      <text:p text:style-name="P213"><text:span text:style-name="MathematicaFormatStandardForm"><text:span text:style-name="T64"><draw:frame draw:style-name="fr1" draw:name="Object408" text:anchor-type="as-char" svg:y="-0.3382in" svg:width="2.2193in" svg:height="0.4929in" draw:z-index="444"><draw:object xlink:href="./Object 433" xlink:type="simple" xlink:show="embed" xlink:actuate="onLoad"/><draw:image xlink:href="./ObjectReplacements/Object 433" xlink:type="simple" xlink:show="embed" xlink:actuate="onLoad"/><svg:desc>formula</svg:desc></draw:frame></text:span></text:span></text:p>
      <text:p text:style-name="P213"><text:span text:style-name="MathematicaFormatStandardForm"><text:span text:style-name="T64"/></text:span></text:p>
      <text:p text:style-name="P215"><text:span text:style-name="MathematicaFormatStandardForm"><text:span text:style-name="T67">Therefore</text:span></text:span></text:p>
      <text:p text:style-name="P215"><text:span text:style-name="MathematicaFormatStandardForm"><text:span text:style-name="T67"/></text:span></text:p>
      <text:p text:style-name="P215"><text:span text:style-name="MathematicaFormatStandardForm"><text:span text:style-name="T64"><draw:frame draw:style-name="fr1" draw:name="Object409" text:anchor-type="as-char" svg:y="-0.2043in" svg:width="1.7661in" svg:height="0.3425in" draw:z-index="445"><draw:object xlink:href="./Object 434" xlink:type="simple" xlink:show="embed" xlink:actuate="onLoad"/><draw:image xlink:href="./ObjectReplacements/Object 434" xlink:type="simple" xlink:show="embed" xlink:actuate="onLoad"/><svg:desc>formula</svg:desc></draw:frame></text:span></text:span><text:span text:style-name="MathematicaFormatStandardForm"><text:span text:style-name="T67">if</text:span></text:span><text:span text:style-name="MathematicaFormatStandardForm"><text:span text:style-name="T64"><draw:frame draw:style-name="fr1" draw:name="Object410" text:anchor-type="as-char" svg:y="-0.1244in" svg:width="0.5457in" svg:height="0.1591in" draw:z-index="446"><draw:object xlink:href="./Object 435" xlink:type="simple" xlink:show="embed" xlink:actuate="onLoad"/><draw:image xlink:href="./ObjectReplacements/Object 435" xlink:type="simple" xlink:show="embed" xlink:actuate="onLoad"/><svg:desc>formula</svg:desc></draw:frame></text:span></text:span></text:p>
      <text:p text:style-name="P215"><text:span text:style-name="MathematicaFormatStandardForm"><text:span text:style-name="T64"/></text:span></text:p>
      <text:p text:style-name="P215"><text:span text:style-name="MathematicaFormatStandardForm"><text:span text:style-name="T64"/></text:span></text:p>
      <text:p text:style-name="P283"><text:span text:style-name="MathematicaFormatStandardForm"><text:span text:style-name="T64"><draw:frame draw:style-name="fr1" draw:name="Object412" text:anchor-type="as-char" svg:y="-0.3382in" svg:width="1.6898in" svg:height="0.4783in" draw:z-index="451"><draw:object xlink:href="./Object 437" xlink:type="simple" xlink:show="embed" xlink:actuate="onLoad"/><draw:image xlink:href="./ObjectReplacements/Object 437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13" text:anchor-type="as-char" svg:y="-0.3382in" svg:width="2.1063in" svg:height="0.4783in" draw:z-index="452"><draw:object xlink:href="./Object 438" xlink:type="simple" xlink:show="embed" xlink:actuate="onLoad"/><draw:image xlink:href="./ObjectReplacements/Object 438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17" text:anchor-type="as-char" svg:y="-0.3382in" svg:width="3.4835in" svg:height="0.4783in" draw:z-index="453"><draw:object xlink:href="./Object 442" xlink:type="simple" xlink:show="embed" xlink:actuate="onLoad"/><draw:image xlink:href="./ObjectReplacements/Object 442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18" text:anchor-type="as-char" svg:y="-0.2228in" svg:width="2.2008in" svg:height="0.3638in" draw:z-index="454"><draw:object xlink:href="./Object 443" xlink:type="simple" xlink:show="embed" xlink:actuate="onLoad"/><draw:image xlink:href="./ObjectReplacements/Object 443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19" text:anchor-type="as-char" svg:y="-0.1626in" svg:width="2.2665in" svg:height="0.2866in" draw:z-index="455"><draw:object xlink:href="./Object 444" xlink:type="simple" xlink:show="embed" xlink:actuate="onLoad"/><draw:image xlink:href="./ObjectReplacements/Object 444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…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20" text:anchor-type="as-char" svg:y="-0.2228in" svg:width="1.8929in" svg:height="0.3638in" draw:z-index="456"><draw:object xlink:href="./Object 445" xlink:type="simple" xlink:show="embed" xlink:actuate="onLoad"/><draw:image xlink:href="./ObjectReplacements/Object 445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22" text:anchor-type="as-char" svg:y="-0.2228in" svg:width="3.1118in" svg:height="0.348in" draw:z-index="457"><draw:object xlink:href="./Object 447" xlink:type="simple" xlink:show="embed" xlink:actuate="onLoad"/><draw:image xlink:href="./ObjectReplacements/Object 447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23" text:anchor-type="as-char" svg:y="-0.1626in" svg:width="2.0016in" svg:height="0.2866in" draw:z-index="458"><draw:object xlink:href="./Object 448" xlink:type="simple" xlink:show="embed" xlink:actuate="onLoad"/><draw:image xlink:href="./ObjectReplacements/Object 448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24" text:anchor-type="as-char" svg:y="-0.2228in" svg:width="1.9346in" svg:height="0.3638in" draw:z-index="459"><draw:object xlink:href="./Object 449" xlink:type="simple" xlink:show="embed" xlink:actuate="onLoad"/><draw:image xlink:href="./ObjectReplacements/Object 449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25" text:anchor-type="as-char" svg:y="-0.1827in" svg:width="1.4528in" svg:height="0.3228in" draw:z-index="460"><draw:object xlink:href="./Object 450" xlink:type="simple" xlink:show="embed" xlink:actuate="onLoad"/><draw:image xlink:href="./ObjectReplacements/Object 450" xlink:type="simple" xlink:show="embed" xlink:actuate="onLoad"/><svg:desc>formula</svg:desc></draw:frame>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…</text:span></text:span></text:p>
      <text:p text:style-name="P216"><text:span text:style-name="MathematicaFormatStandardForm"><text:span text:style-name="T64"/></text:span></text:p>
      <text:p text:style-name="P216"><text:span text:style-name="MathematicaFormatStandardForm"><text:span text:style-name="T64"><draw:frame draw:style-name="fr1" draw:name="Object411" text:anchor-type="as-char" svg:y="-0.1437in" svg:width="2.0063in" svg:height="0.2661in" draw:z-index="447"><draw:object xlink:href="./Object 436" xlink:type="simple" xlink:show="embed" xlink:actuate="onLoad"/><draw:image xlink:href="./ObjectReplacements/Object 436" xlink:type="simple" xlink:show="embed" xlink:actuate="onLoad"/><svg:desc>formula</svg:desc></draw:frame></text:span></text:span></text:p>
      <text:p text:style-name="P284"><text:span text:style-name="MathematicaFormatStandardForm"><text:span text:style-name="T64">…</text:span></text:span></text:p>
      <text:p text:style-name="P218"><text:span text:style-name="MathematicaFormatStandardForm"><text:span text:style-name="T64"/></text:span></text:p>
      <text:p text:style-name="P218"><text:span text:style-name="MathematicaFormatStandardForm"><text:span text:style-name="T64"><draw:frame draw:style-name="fr1" draw:name="Object426" text:anchor-type="as-char" svg:y="-0.3382in" svg:width="1.6898in" svg:height="0.4783in" draw:z-index="470"><draw:object xlink:href="./Object 451" xlink:type="simple" xlink:show="embed" xlink:actuate="onLoad"/><draw:image xlink:href="./ObjectReplacements/Object 451" xlink:type="simple" xlink:show="embed" xlink:actuate="onLoad"/><svg:desc>formula</svg:desc></draw:frame></text:span></text:span></text:p>
      <text:p text:style-name="P218"><text:span text:style-name="MathematicaFormatStandardForm"><text:span text:style-name="T64"/></text:span></text:p>
      <text:p text:style-name="P218"><text:span text:style-name="MathematicaFormatStandardForm"><text:span text:style-name="T65">This will have</text:span></text:span><text:span text:style-name="MathematicaFormatStandardForm"><text:span text:style-name="T64"><draw:frame draw:style-name="fr1" draw:name="Object427" text:anchor-type="as-char" svg:y="-0.1244in" svg:width="0.4in" svg:height="0.1752in" draw:z-index="462"><draw:object xlink:href="./Object 452" xlink:type="simple" xlink:show="embed" xlink:actuate="onLoad"/><draw:image xlink:href="./ObjectReplacements/Object 452" xlink:type="simple" xlink:show="embed" xlink:actuate="onLoad"/><svg:desc>formula</svg:desc></draw:frame></text:span></text:span><text:span text:style-name="MathematicaFormatStandardForm"><text:span text:style-name="T65">roots for z.</text:span></text:span></text:p>
      <text:p text:style-name="P218"><text:span text:style-name="MathematicaFormatStandardForm"><text:span text:style-name="T65"/></text:span></text:p>
      <text:p text:style-name="P218"><text:span text:style-name="MathematicaFormatStandardForm"><text:span text:style-name="T65"/></text:span></text:p>
      <text:p text:style-name="P218"><text:span text:style-name="MathematicaFormatStandardForm"><text:span text:style-name="T66">…? <text:s/></text:span></text:span><text:span text:style-name="MathematicaFormatStandardForm"><text:span text:style-name="T68">And then what? <text:s/></text:span></text:span><text:span text:style-name="MathematicaFormatStandardForm"><text:span text:style-name="T72">So what?</text:span></text:span></text:p>
      <text:p text:style-name="P218"><text:span text:style-name="MathematicaFormatStandardForm"><text:span text:style-name="T66"/></text:span></text:p>
      <text:p text:style-name="P218"><text:span text:style-name="MathematicaFormatStandardForm"><text:span text:style-name="T67">…..</text:span></text:span></text:p>
      <text:p text:style-name="P218"><text:span text:style-name="MathematicaFormatStandardForm"><text:span text:style-name="T67"/></text:span></text:p>
      <text:p text:style-name="P219"><text:span text:style-name="MathematicaFormatStandardForm"><text:span text:style-name="T64"><draw:frame draw:style-name="fr1" draw:name="Object416" text:anchor-type="as-char" svg:y="-0.3382in" svg:width="1.3071in" svg:height="0.4783in" draw:z-index="464"><draw:object xlink:href="./Object 441" xlink:type="simple" xlink:show="embed" xlink:actuate="onLoad"/><draw:image xlink:href="./ObjectReplacements/Object 441" xlink:type="simple" xlink:show="embed" xlink:actuate="onLoad"/><svg:desc>formula</svg:desc></draw:frame></text:span></text:span></text:p>
      <text:p text:style-name="P219"><text:span text:style-name="MathematicaFormatStandardForm"><text:span text:style-name="T64"/></text:span></text:p>
      <text:p text:style-name="P219"><text:span text:style-name="MathematicaFormatStandardForm"><text:span text:style-name="T64"><draw:frame draw:style-name="fr1" draw:name="Object421" text:anchor-type="as-char" svg:y="-0.3382in" svg:width="0.8925in" svg:height="0.4783in" draw:z-index="465"><draw:object xlink:href="./Object 446" xlink:type="simple" xlink:show="embed" xlink:actuate="onLoad"/><draw:image xlink:href="./ObjectReplacements/Object 446" xlink:type="simple" xlink:show="embed" xlink:actuate="onLoad"/><svg:desc>formula</svg:desc></draw:frame></text:span></text:span></text:p>
      <text:p text:style-name="P219"><text:span text:style-name="MathematicaFormatStandardForm"><text:span text:style-name="T64"/></text:span></text:p>
      <text:p text:style-name="P219"><text:span text:style-name="MathematicaFormatStandardForm"><text:span text:style-name="T64">...</text:span></text:span></text:p>
      <text:p text:style-name="P220"><text:span text:style-name="MathematicaFormatStandardForm"><text:span text:style-name="T64"><draw:frame draw:style-name="fr1" draw:name="Object428" text:anchor-type="as-char" svg:y="-0.3382in" svg:width="1.0744in" svg:height="0.4783in" draw:z-index="466"><draw:object xlink:href="./Object 453" xlink:type="simple" xlink:show="embed" xlink:actuate="onLoad"/><draw:image xlink:href="./ObjectReplacements/Object 453" xlink:type="simple" xlink:show="embed" xlink:actuate="onLoad"/><svg:desc>formula</svg:desc></draw:frame></text:span></text:span><text:span text:style-name="MathematicaFormatStandardForm"><text:span text:style-name="T69">(harmonic number, obviously)</text:span></text:span></text:p>
      <text:p text:style-name="P220"><text:span text:style-name="MathematicaFormatStandardForm"><text:span text:style-name="T69"/></text:span></text:p>
      <text:p text:style-name="P221"><text:span text:style-name="MathematicaFormatStandardForm"><text:span text:style-name="T64"><draw:frame draw:style-name="fr1" draw:name="Object429" text:anchor-type="as-char" svg:y="-0.3382in" svg:width="2.0299in" svg:height="0.4783in" draw:z-index="467"><draw:object xlink:href="./Object 454" xlink:type="simple" xlink:show="embed" xlink:actuate="onLoad"/><draw:image xlink:href="./ObjectReplacements/Object 454" xlink:type="simple" xlink:show="embed" xlink:actuate="onLoad"/><svg:desc>formula</svg:desc></draw:frame></text:span></text:span></text:p>
      <text:p text:style-name="P221"><text:span text:style-name="MathematicaFormatStandardForm"><text:span text:style-name="T64"/></text:span></text:p>
      <text:p text:style-name="P222"><text:span text:style-name="MathematicaFormatStandardForm"><text:span text:style-name="T64"><draw:frame draw:style-name="fr1" draw:name="Object430" text:anchor-type="as-char" svg:y="-0.2228in" svg:width="1.4008in" svg:height="0.3638in" draw:z-index="468"><draw:object xlink:href="./Object 455" xlink:type="simple" xlink:show="embed" xlink:actuate="onLoad"/><draw:image xlink:href="./ObjectReplacements/Object 455" xlink:type="simple" xlink:show="embed" xlink:actuate="onLoad"/><svg:desc>formula</svg:desc></draw:frame></text:span></text:span></text:p>
      <text:p text:style-name="P222"><text:span text:style-name="MathematicaFormatStandardForm"><text:span text:style-name="T64"/></text:span></text:p>
      <text:p text:style-name="P223"><text:span text:style-name="MathematicaFormatStandardForm"><text:span text:style-name="T64"><draw:frame draw:style-name="fr1" draw:name="Object432" text:anchor-type="as-char" svg:y="-0.3382in" svg:width="1.1327in" svg:height="0.4783in" draw:z-index="472"><draw:object xlink:href="./Object 457" xlink:type="simple" xlink:show="embed" xlink:actuate="onLoad"/><draw:image xlink:href="./ObjectReplacements/Object 457" xlink:type="simple" xlink:show="embed" xlink:actuate="onLoad"/><svg:desc>formula</svg:desc></draw:frame></text:span></text:span></text:p>
      <text:p text:style-name="P222"><text:span text:style-name="MathematicaFormatStandardForm"><text:span text:style-name="T64"/></text:span></text:p>
      <text:p text:style-name="P222"><text:span text:style-name="MathematicaFormatStandardForm"><text:span text:style-name="T64"><draw:frame draw:style-name="fr1" draw:name="Object431" text:anchor-type="as-char" svg:y="-0.202in" svg:width="1.4846in" svg:height="0.3457in" draw:z-index="469"><draw:object xlink:href="./Object 456" xlink:type="simple" xlink:show="embed" xlink:actuate="onLoad"/><draw:image xlink:href="./ObjectReplacements/Object 456" xlink:type="simple" xlink:show="embed" xlink:actuate="onLoad"/><svg:desc>formula</svg:desc></draw:frame></text:span></text:span></text:p>
      <text:p text:style-name="P222"><text:span text:style-name="MathematicaFormatStandardForm"><text:span text:style-name="T64"/></text:span></text:p>
      <text:p text:style-name="P224"><text:span text:style-name="MathematicaFormatStandardForm"><text:span text:style-name="T64"><draw:frame draw:style-name="fr1" draw:name="Object436" text:anchor-type="as-char" svg:y="-0.1437in" svg:width="0.3319in" svg:height="0.1945in" draw:z-index="473"><draw:object xlink:href="./Object 460" xlink:type="simple" xlink:show="embed" xlink:actuate="onLoad"/><draw:image xlink:href="./ObjectReplacements/Object 460" xlink:type="simple" xlink:show="embed" xlink:actuate="onLoad"/><svg:desc>formula</svg:desc></draw:frame></text:span></text:span><text:span text:style-name="MathematicaFormatStandardForm"><text:span text:style-name="T70">will have</text:span></text:span><text:span text:style-name="MathematicaFormatStandardForm"><text:span text:style-name="T64"><draw:frame draw:style-name="fr1" draw:name="Object437" text:anchor-type="as-char" svg:y="-0.1244in" svg:width="0.4in" svg:height="0.1752in" draw:z-index="479"><draw:object xlink:href="./Object 461" xlink:type="simple" xlink:show="embed" xlink:actuate="onLoad"/><draw:image xlink:href="./ObjectReplacements/Object 461" xlink:type="simple" xlink:show="embed" xlink:actuate="onLoad"/><svg:desc>formula</svg:desc></draw:frame></text:span></text:span><text:span text:style-name="MathematicaFormatStandardForm"><text:span text:style-name="T70">roots, </text:span></text:span><text:span text:style-name="MathematicaFormatStandardForm"><text:span text:style-name="T71">which will just be the positive integers</text:span></text:span></text:p>
      <text:p text:style-name="P222"><text:span text:style-name="MathematicaFormatStandardForm"><text:span text:style-name="T64"/></text:span></text:p>
      <text:p text:style-name="P224"><text:span text:style-name="MathematicaFormatStandardForm"><text:span text:style-name="T64"><draw:frame draw:style-name="fr1" draw:name="Object434" text:anchor-type="as-char" svg:y="-0.3398in" svg:width="1.1043in" svg:height="0.4783in" draw:z-index="471"><draw:object xlink:href="./Object 458" xlink:type="simple" xlink:show="embed" xlink:actuate="onLoad"/><draw:image xlink:href="./ObjectReplacements/Object 458" xlink:type="simple" xlink:show="embed" xlink:actuate="onLoad"/><svg:desc>formula</svg:desc></draw:frame></text:span></text:span></text:p>
      <text:p text:style-name="P224"><text:span text:style-name="MathematicaFormatStandardForm"><text:span text:style-name="T64"/></text:span></text:p>
      <text:p text:style-name="P225"><text:span text:style-name="MathematicaFormatStandardForm"><text:span text:style-name="T64"><draw:frame draw:style-name="fr1" draw:name="Object438" text:anchor-type="as-char" svg:y="-0.3382in" svg:width="1.6575in" svg:height="0.4929in" draw:z-index="474"><draw:object xlink:href="./Object 462" xlink:type="simple" xlink:show="embed" xlink:actuate="onLoad"/><draw:image xlink:href="./ObjectReplacements/Object 462" xlink:type="simple" xlink:show="embed" xlink:actuate="onLoad"/><svg:desc>formula</svg:desc></draw:frame></text:span></text:span></text:p>
      <text:p text:style-name="P285"><text:span text:style-name="MathematicaFormatStandardForm"><text:span text:style-name="T64"><draw:frame draw:style-name="fr1" draw:name="Object439" text:anchor-type="as-char" svg:y="-0.3382in" svg:width="1.3071in" svg:height="0.4783in" draw:z-index="475"><draw:object xlink:href="./Object 463" xlink:type="simple" xlink:show="embed" xlink:actuate="onLoad"/><draw:image xlink:href="./ObjectReplacements/Object 463" xlink:type="simple" xlink:show="embed" xlink:actuate="onLoad"/><svg:desc>formula</svg:desc></draw:frame></text:span></text:span></text:p>
      <text:p text:style-name="P226"><text:span text:style-name="MathematicaFormatStandardForm"><text:span text:style-name="T64"><draw:frame draw:style-name="fr1" draw:name="Object440" text:anchor-type="as-char" svg:y="-0.3382in" svg:width="1.9575in" svg:height="0.4783in" draw:z-index="476"><draw:object xlink:href="./Object 464" xlink:type="simple" xlink:show="embed" xlink:actuate="onLoad"/><draw:image xlink:href="./ObjectReplacements/Object 464" xlink:type="simple" xlink:show="embed" xlink:actuate="onLoad"/><svg:desc>formula</svg:desc></draw:frame></text:span></text:span></text:p>
      <text:p text:style-name="P233"><text:span text:style-name="MathematicaFormatStandardForm"><text:span text:style-name="T64">…</text:span></text:span></text:p>
      <text:p text:style-name="P233"><text:span text:style-name="MathematicaFormatStandardForm"><text:span text:style-name="T64"/></text:span></text:p>
      <text:p text:style-name="P233"><text:span text:style-name="MathematicaFormatStandardForm"><text:span text:style-name="T64"><draw:frame draw:style-name="fr1" draw:name="Object443" text:anchor-type="as-char" svg:y="-0.2228in" svg:width="2.002in" svg:height="0.3638in" draw:z-index="485"><draw:object xlink:href="./Object 467" xlink:type="simple" xlink:show="embed" xlink:actuate="onLoad"/><draw:image xlink:href="./ObjectReplacements/Object 467" xlink:type="simple" xlink:show="embed" xlink:actuate="onLoad"/><svg:desc>formula</svg:desc></draw:frame></text:span></text:span></text:p>
      <text:p text:style-name="P227"><text:span text:style-name="MathematicaFormatStandardForm"><text:span text:style-name="T64">…</text:span></text:span></text:p>
      <text:p text:style-name="P227"><text:span text:style-name="MathematicaFormatStandardForm"><text:span text:style-name="T64"/></text:span></text:p>
      <text:p text:style-name="P227"><text:span text:style-name="MathematicaFormatStandardForm"><text:span text:style-name="T64"/></text:span></text:p>
      <text:p text:style-name="P227"><text:span text:style-name="MathematicaFormatStandardForm"><text:span text:style-name="T64"><draw:frame draw:style-name="fr1" draw:name="Object451" text:anchor-type="as-char" svg:y="-0.228in" svg:width="6.3008in" svg:height="0.3689in" draw:z-index="477"><draw:object xlink:href="./Object 473" xlink:type="simple" xlink:show="embed" xlink:actuate="onLoad"/><draw:image xlink:href="./ObjectReplacements/Object 473" xlink:type="simple" xlink:show="embed" xlink:actuate="onLoad"/><svg:desc>formula</svg:desc></draw:frame></text:span></text:span></text:p>
      <text:p text:style-name="P227"><text:span text:style-name="MathematicaFormatStandardForm"><text:span text:style-name="T64"/></text:span></text:p>
      <text:p text:style-name="P229"><text:span text:style-name="MathematicaFormatStandardForm"><text:span text:style-name="T64"><draw:frame draw:style-name="fr1" draw:name="Object441" text:anchor-type="as-char" svg:y="-0.2228in" svg:width="3.0075in" svg:height="0.3638in" draw:z-index="497"><draw:object xlink:href="./Object 465" xlink:type="simple" xlink:show="embed" xlink:actuate="onLoad"/><draw:image xlink:href="./ObjectReplacements/Object 465" xlink:type="simple" xlink:show="embed" xlink:actuate="onLoad"/><svg:desc>formula</svg:desc></draw:frame></text:span></text:span></text:p>
      <text:p text:style-name="P227"><text:span text:style-name="MathematicaFormatStandardForm"><text:span text:style-name="T64"/></text:span></text:p>
      <text:p text:style-name="P227"><text:span text:style-name="MathematicaFormatStandardForm"><text:span text:style-name="T64">...</text:span></text:span></text:p>
      <text:p text:style-name="P227"><text:span text:style-name="MathematicaFormatStandardForm"><text:span text:style-name="T64"/></text:span></text:p>
      <text:p text:style-name="P229"><draw:frame draw:style-name="fr1" draw:name="Object442" text:anchor-type="as-char" svg:y="-0.228in" svg:width="6.2362in" svg:height="0.3689in" draw:z-index="478"><draw:object xlink:href="./Object 466" xlink:type="simple" xlink:show="embed" xlink:actuate="onLoad"/><draw:image xlink:href="./ObjectReplacements/Object 466" xlink:type="simple" xlink:show="embed" xlink:actuate="onLoad"/><svg:desc>formula</svg:desc></draw:frame></text:p>
      <text:p text:style-name="P228"/>
      <text:p text:style-name="P229"/>
      <text:p text:style-name="P231"><draw:frame draw:style-name="fr1" draw:name="Object444" text:anchor-type="as-char" svg:y="-0.2228in" svg:width="0.9535in" svg:height="0.348in" draw:z-index="480"><draw:object xlink:href="./Object 468" xlink:type="simple" xlink:show="embed" xlink:actuate="onLoad"/><draw:image xlink:href="./ObjectReplacements/Object 468" xlink:type="simple" xlink:show="embed" xlink:actuate="onLoad"/><svg:desc>formula</svg:desc></draw:frame><text:tab/><text:tab/><text:tab/><draw:frame draw:style-name="fr1" draw:name="Object453" text:anchor-type="as-char" svg:y="-0.1827in" svg:width="1.2319in" svg:height="0.3154in" draw:z-index="492"><draw:object xlink:href="./Object 475" xlink:type="simple" xlink:show="embed" xlink:actuate="onLoad"/><draw:image xlink:href="./ObjectReplacements/Object 475" xlink:type="simple" xlink:show="embed" xlink:actuate="onLoad"/><svg:desc>formula</svg:desc></draw:frame></text:p>
      <text:p text:style-name="P230"><draw:frame draw:style-name="fr1" draw:name="Object445" text:anchor-type="as-char" svg:y="-0.2228in" svg:width="1.2783in" svg:height="0.348in" draw:z-index="481"><draw:object xlink:href="./Object 469" xlink:type="simple" xlink:show="embed" xlink:actuate="onLoad"/><draw:image xlink:href="./ObjectReplacements/Object 469" xlink:type="simple" xlink:show="embed" xlink:actuate="onLoad"/><svg:desc>formula</svg:desc></draw:frame><text:tab/><text:tab/><draw:frame draw:style-name="fr1" draw:name="Object435" text:anchor-type="as-char" svg:y="-0.1827in" svg:width="0.9035in" svg:height="0.3154in" draw:z-index="494"><draw:object xlink:href="./Object 459" xlink:type="simple" xlink:show="embed" xlink:actuate="onLoad"/><draw:image xlink:href="./ObjectReplacements/Object 459" xlink:type="simple" xlink:show="embed" xlink:actuate="onLoad"/><svg:desc>formula</svg:desc></draw:frame></text:p>
      <text:p text:style-name="P230"><draw:frame draw:style-name="fr1" draw:name="Object446" text:anchor-type="as-char" svg:y="-0.2228in" svg:width="1.3264in" svg:height="0.348in" draw:z-index="482"><draw:object xlink:href="./Object 470" xlink:type="simple" xlink:show="embed" xlink:actuate="onLoad"/><draw:image xlink:href="./ObjectReplacements/Object 470" xlink:type="simple" xlink:show="embed" xlink:actuate="onLoad"/><svg:desc>formula</svg:desc></draw:frame><text:tab/><text:tab/><draw:frame draw:style-name="fr1" draw:name="Object449" text:anchor-type="as-char" svg:y="-0.1827in" svg:width="1.4311in" svg:height="0.3154in" draw:z-index="496"><draw:object xlink:href="./Object 472" xlink:type="simple" xlink:show="embed" xlink:actuate="onLoad"/><draw:image xlink:href="./ObjectReplacements/Object 472" xlink:type="simple" xlink:show="embed" xlink:actuate="onLoad"/><svg:desc>formula</svg:desc></draw:frame></text:p>
      <text:p text:style-name="P230"><draw:frame draw:style-name="fr1" draw:name="Object447" text:anchor-type="as-char" svg:y="-0.2228in" svg:width="1.489in" svg:height="0.348in" draw:z-index="483"><draw:object xlink:href="./Object 471" xlink:type="simple" xlink:show="embed" xlink:actuate="onLoad"/><draw:image xlink:href="./ObjectReplacements/Object 471" xlink:type="simple" xlink:show="embed" xlink:actuate="onLoad"/><svg:desc>formula</svg:desc></draw:frame><text:tab/><text:tab/><draw:frame draw:style-name="fr1" draw:name="Object452" text:anchor-type="as-char" svg:y="-0.1827in" svg:width="1.5937in" svg:height="0.3154in" draw:z-index="486"><draw:object xlink:href="./Object 474" xlink:type="simple" xlink:show="embed" xlink:actuate="onLoad"/><draw:image xlink:href="./ObjectReplacements/Object 474" xlink:type="simple" xlink:show="embed" xlink:actuate="onLoad"/><svg:desc>formula</svg:desc></draw:frame></text:p>
      <text:p text:style-name="P228"/>
      <text:p text:style-name="P232"><draw:frame draw:style-name="fr1" draw:name="Object454" text:anchor-type="as-char" svg:y="-0.1437in" svg:width="2.6854in" svg:height="0.2819in" draw:z-index="488"><draw:object xlink:href="./Object 476" xlink:type="simple" xlink:show="embed" xlink:actuate="onLoad"/><draw:image xlink:href="./ObjectReplacements/Object 476" xlink:type="simple" xlink:show="embed" xlink:actuate="onLoad"/><svg:desc>formula</svg:desc></draw:frame><text:tab/><draw:frame draw:style-name="fr1" draw:name="Object455" text:anchor-type="as-char" svg:y="-0.1437in" svg:width="2.6563in" svg:height="0.2819in" draw:z-index="489"><draw:object xlink:href="./Object 477" xlink:type="simple" xlink:show="embed" xlink:actuate="onLoad"/><draw:image xlink:href="./ObjectReplacements/Object 477" xlink:type="simple" xlink:show="embed" xlink:actuate="onLoad"/><svg:desc>formula</svg:desc></draw:frame></text:p>
      <text:p text:style-name="P227"><text:span text:style-name="MathematicaFormatStandardForm"><text:span text:style-name="T64"/></text:span></text:p>
      <text:p text:style-name="P234"><text:span text:style-name="MathematicaFormatStandardForm"><text:span text:style-name="T17"><draw:frame draw:style-name="fr4" draw:name="Object457" text:anchor-type="as-char" svg:y="-0.2437in" svg:width="2.089in" svg:height="0.4055in" draw:z-index="493"><draw:object xlink:href="./Object 479" xlink:type="simple" xlink:show="embed" xlink:actuate="onLoad"/><draw:image xlink:href="./ObjectReplacements/Object 479" xlink:type="simple" xlink:show="embed" xlink:actuate="onLoad"/><svg:desc>formula</svg:desc></draw:frame></text:span></text:span><text:span text:style-name="MathematicaFormatStandardForm"><text:span text:style-name="T17"><text:tab/><text:tab/><text:tab/></text:span></text:span><text:span text:style-name="MathematicaFormatStandardForm"><text:span text:style-name="T17"><draw:frame draw:style-name="fr4" draw:name="Object456" text:anchor-type="as-char" svg:y="-0.2035in" svg:width="1.9563in" svg:height="0.3646in" draw:z-index="491"><draw:object xlink:href="./Object 478" xlink:type="simple" xlink:show="embed" xlink:actuate="onLoad"/><draw:image xlink:href="./ObjectReplacements/Object 478" xlink:type="simple" xlink:show="embed" xlink:actuate="onLoad"/><svg:desc>formula</svg:desc></draw:frame></text:span></text:span></text:p>
      <text:p text:style-name="P286"><text:span text:style-name="MathematicaFormatStandardForm"><text:span text:style-name="T17"><draw:frame draw:style-name="fr1" draw:name="Object458" text:anchor-type="as-char" svg:y="-0.2228in" svg:width="1.0547in" svg:height="0.352in" draw:z-index="12"><draw:object xlink:href="./Object 480" xlink:type="simple" xlink:show="embed" xlink:actuate="onLoad"/><draw:image xlink:href="./ObjectReplacements/Object 480" xlink:type="simple" xlink:show="embed" xlink:actuate="onLoad"/><svg:desc>formula</svg:desc></draw:frame></text:span></text:span></text:p>
      <text:p text:style-name="P235"><text:span text:style-name="MathematicaFormatStandardForm"><text:span text:style-name="T17"/></text:span></text:p>
      <text:p text:style-name="P235"><text:span text:style-name="MathematicaFormatStandardForm"><text:span text:style-name="T17"><draw:frame draw:style-name="fr1" draw:name="Object459" text:anchor-type="as-char" svg:y="-0.2043in" svg:width="1.0189in" svg:height="0.3366in" draw:z-index="14"><draw:object xlink:href="./Object 481" xlink:type="simple" xlink:show="embed" xlink:actuate="onLoad"/><draw:image xlink:href="./ObjectReplacements/Object 481" xlink:type="simple" xlink:show="embed" xlink:actuate="onLoad"/><svg:desc>formula</svg:desc></draw:frame></text:span></text:span></text:p>
      <text:p text:style-name="P235"><text:span text:style-name="MathematicaFormatStandardForm"><text:span text:style-name="T17"/></text:span></text:p>
      <text:p text:style-name="P236"><text:span text:style-name="MathematicaFormatStandardForm"><text:span text:style-name="T17"><draw:frame draw:style-name="fr1" draw:name="Object460" text:anchor-type="as-char" svg:y="-0.228in" svg:width="1.1543in" svg:height="0.3602in" draw:z-index="15"><draw:object xlink:href="./Object 482" xlink:type="simple" xlink:show="embed" xlink:actuate="onLoad"/><draw:image xlink:href="./ObjectReplacements/Object 482" xlink:type="simple" xlink:show="embed" xlink:actuate="onLoad"/><svg:desc>formula</svg:desc></draw:frame></text:span></text:span><text:span text:style-name="MathematicaFormatStandardForm"><text:span text:style-name="T17"><text:tab/></text:span></text:span><text:span text:style-name="MathematicaFormatStandardForm"><text:span text:style-name="T35">and<text:tab/></text:span></text:span><text:span text:style-name="MathematicaFormatStandardForm"><text:span text:style-name="T17"><draw:frame draw:style-name="fr1" draw:name="Object462" text:anchor-type="as-char" svg:y="-0.2228in" svg:width="1.0516in" svg:height="0.3563in" draw:z-index="16"><draw:object xlink:href="./Object 484" xlink:type="simple" xlink:show="embed" xlink:actuate="onLoad"/><draw:image xlink:href="./ObjectReplacements/Object 484" xlink:type="simple" xlink:show="embed" xlink:actuate="onLoad"/><svg:desc>formula</svg:desc></draw:frame></text:span></text:span></text:p>
      <text:p text:style-name="P235"><text:span text:style-name="MathematicaFormatStandardForm"><text:span text:style-name="T17"/></text:span></text:p>
      <text:p text:style-name="P235"><text:span text:style-name="MathematicaFormatStandardForm"><text:span text:style-name="T17"><draw:frame draw:style-name="fr1" draw:name="Object461" text:anchor-type="as-char" svg:y="-0.228in" svg:width="1.8335in" svg:height="0.3602in" draw:z-index="17"><draw:object xlink:href="./Object 483" xlink:type="simple" xlink:show="embed" xlink:actuate="onLoad"/><draw:image xlink:href="./ObjectReplacements/Object 483" xlink:type="simple" xlink:show="embed" xlink:actuate="onLoad"/><svg:desc>formula</svg:desc></draw:frame></text:span></text:span></text:p>
      <text:p text:style-name="P235"><text:span text:style-name="MathematicaFormatStandardForm"><text:span text:style-name="T17"/></text:span></text:p>
      <text:p text:style-name="P236"><text:span text:style-name="MathematicaFormatStandardForm"><text:span text:style-name="T17"><draw:frame draw:style-name="fr1" draw:name="Object463" text:anchor-type="as-char" svg:y="-0.2228in" svg:width="1.6335in" svg:height="0.3563in" draw:z-index="18"><draw:object xlink:href="./Object 485" xlink:type="simple" xlink:show="embed" xlink:actuate="onLoad"/><draw:image xlink:href="./ObjectReplacements/Object 485" xlink:type="simple" xlink:show="embed" xlink:actuate="onLoad"/><svg:desc>formula</svg:desc></draw:frame></text:span></text:span></text:p>
      <text:p text:style-name="P237"><text:span text:style-name="MathematicaFormatStandardForm"><text:span text:style-name="T17"/></text:span></text:p>
      <text:p text:style-name="P237"><text:span text:style-name="MathematicaFormatStandardForm"><text:span text:style-name="T17"><draw:frame draw:style-name="fr1" draw:name="Object464" text:anchor-type="as-char" svg:y="-0.2339in" svg:width="1.0917in" svg:height="0.3752in" draw:z-index="19"><draw:object xlink:href="./Object 486" xlink:type="simple" xlink:show="embed" xlink:actuate="onLoad"/><draw:image xlink:href="./ObjectReplacements/Object 486" xlink:type="simple" xlink:show="embed" xlink:actuate="onLoad"/><svg:desc>formula</svg:desc></draw:frame></text:span></text:span></text:p>
      <text:p text:style-name="P287"><text:span text:style-name="MathematicaFormatStandardForm"><text:span text:style-name="T17"><draw:frame draw:style-name="fr1" draw:name="Object467" text:anchor-type="as-char" svg:y="-0.1244in" svg:width="0.1484in" svg:height="0.1543in" draw:z-index="348"><draw:object xlink:href="./Object 489" xlink:type="simple" xlink:show="embed" xlink:actuate="onLoad"/><draw:image xlink:href="./ObjectReplacements/Object 489" xlink:type="simple" xlink:show="embed" xlink:actuate="onLoad"/><svg:desc>formula</svg:desc></draw:frame></text:span></text:span></text:p>
      <text:p text:style-name="P238"><text:span text:style-name="MathematicaFormatStandardForm"><text:span text:style-name="T17"/></text:span></text:p>
      <text:p text:style-name="P238"><text:span text:style-name="MathematicaFormatStandardForm"><text:span text:style-name="T17"><draw:frame draw:style-name="fr1" draw:name="Object466" text:anchor-type="as-char" svg:y="-0.2339in" svg:width="0.4846in" svg:height="0.3752in" draw:z-index="419"><draw:object xlink:href="./Object 488" xlink:type="simple" xlink:show="embed" xlink:actuate="onLoad"/><draw:image xlink:href="./ObjectReplacements/Object 488" xlink:type="simple" xlink:show="embed" xlink:actuate="onLoad"/><svg:desc>formula</svg:desc></draw:frame></text:span></text:span></text:p>
      <text:p text:style-name="P238"><text:span text:style-name="MathematicaFormatStandardForm"><text:span text:style-name="T17"/></text:span></text:p>
      <text:p text:style-name="P238"><text:span text:style-name="MathematicaFormatStandardForm"><text:span text:style-name="T17"><draw:frame draw:style-name="fr1" draw:name="Object465" text:anchor-type="as-char" svg:y="-0.2339in" svg:width="0.7717in" svg:height="0.378in" draw:z-index="437"><draw:object xlink:href="./Object 487" xlink:type="simple" xlink:show="embed" xlink:actuate="onLoad"/><draw:image xlink:href="./ObjectReplacements/Object 487" xlink:type="simple" xlink:show="embed" xlink:actuate="onLoad"/><svg:desc>formula</svg:desc></draw:frame></text:span></text:span></text:p>
      <text:p text:style-name="P265"><text:span text:style-name="MathematicaFormatStandardForm"><text:span text:style-name="T36"><draw:frame draw:style-name="fr4" draw:name="Object468" text:anchor-type="as-char" svg:y="-0.2484in" svg:width="2.5181in" svg:height="0.4102in" draw:z-index="339"><draw:object xlink:href="./Object 490" xlink:type="simple" xlink:show="embed" xlink:actuate="onLoad"/><draw:image xlink:href="./ObjectReplacements/Object 490" xlink:type="simple" xlink:show="embed" xlink:actuate="onLoad"/><svg:desc>formula</svg:desc></draw:frame></text:span></text:span></text:p>
      <text:p text:style-name="P111"><text:span text:style-name="MathematicaFormatStandardForm"><text:span text:style-name="T37"/></text:span></text:p>
      <text:p text:style-name="P111"><text:span text:style-name="MathematicaFormatStandardForm"><text:span text:style-name="T36"><draw:frame draw:style-name="fr1" draw:name="Object470" text:anchor-type="as-char" svg:y="-0.1437in" svg:width="2.5138in" svg:height="0.2984in" draw:z-index="340"><draw:object xlink:href="./Object 491" xlink:type="simple" xlink:show="embed" xlink:actuate="onLoad"/><draw:image xlink:href="./ObjectReplacements/Object 491" xlink:type="simple" xlink:show="embed" xlink:actuate="onLoad"/><svg:desc>formula</svg:desc></draw:frame></text:span></text:span></text:p>
      <text:p text:style-name="P111"><text:span text:style-name="MathematicaFormatStandardForm"><text:span text:style-name="T36"/></text:span></text:p>
      <text:p text:style-name="P111"><text:span text:style-name="MathematicaFormatStandardForm"><text:span text:style-name="T36">…</text:span></text:span></text:p>
      <text:p text:style-name="P111"><text:span text:style-name="MathematicaFormatStandardForm"><text:span text:style-name="T36"/></text:span></text:p>
      <text:p text:style-name="P111"><text:span text:style-name="MathematicaFormatStandardForm"><text:span text:style-name="T36"/></text:span></text:p>
      <text:p text:style-name="P112"><text:span text:style-name="MathematicaFormatStandardForm"><text:span text:style-name="T36"><draw:frame draw:style-name="fr1" draw:name="Object471" text:anchor-type="as-char" svg:y="-0.2437in" svg:width="2.1953in" svg:height="0.3929in" draw:z-index="341"><draw:object xlink:href="./Object 492" xlink:type="simple" xlink:show="embed" xlink:actuate="onLoad"/><draw:image xlink:href="./ObjectReplacements/Object 492" xlink:type="simple" xlink:show="embed" xlink:actuate="onLoad"/><svg:desc>formula</svg:desc></draw:frame></text:span></text:span></text:p>
      <text:p text:style-name="P112"><text:span text:style-name="MathematicaFormatStandardForm"><text:span text:style-name="T36"/></text:span></text:p>
      <text:p text:style-name="P112"><text:span text:style-name="MathematicaFormatStandardForm"><text:span text:style-name="T36"><draw:frame draw:style-name="fr1" draw:name="Object472" text:anchor-type="as-char" svg:y="-0.1437in" svg:width="0.8591in" svg:height="0.1945in" draw:z-index="342"><draw:object xlink:href="./Object 493" xlink:type="simple" xlink:show="embed" xlink:actuate="onLoad"/><draw:image xlink:href="./ObjectReplacements/Object 493" xlink:type="simple" xlink:show="embed" xlink:actuate="onLoad"/><svg:desc>formula</svg:desc></draw:frame></text:span></text:span></text:p>
      <text:p text:style-name="P112"><text:span text:style-name="MathematicaFormatStandardForm"><text:span text:style-name="T36"/></text:span></text:p>
      <text:p text:style-name="P174"><text:span text:style-name="MathematicaFormatStandardForm"><text:span text:style-name="T17"><draw:frame draw:style-name="fr1" draw:name="Object474" text:anchor-type="as-char" svg:y="-0.2043in" svg:width="1.5693in" svg:height="0.3445in" draw:z-index="343"><draw:object xlink:href="./Object 494" xlink:type="simple" xlink:show="embed" xlink:actuate="onLoad"/><draw:image xlink:href="./ObjectReplacements/Object 494" xlink:type="simple" xlink:show="embed" xlink:actuate="onLoad"/><svg:desc>formula</svg:desc></draw:frame></text:span></text:span></text:p>
      <text:p text:style-name="P174"><text:span text:style-name="MathematicaFormatStandardForm"><text:span text:style-name="T17"/></text:span></text:p>
      <text:p text:style-name="P112"><text:span text:style-name="MathematicaFormatStandardForm"><text:span text:style-name="T36"><draw:frame draw:style-name="fr2" draw:name="Object475" text:anchor-type="as-char" svg:y="-0.2339in" svg:width="0.7457in" svg:height="0.3752in" draw:z-index="344"><draw:object xlink:href="./Object 495" xlink:type="simple" xlink:show="embed" xlink:actuate="onLoad"/><draw:image xlink:href="./ObjectReplacements/Object 495" xlink:type="simple" xlink:show="embed" xlink:actuate="onLoad"/><svg:desc>formula</svg:desc></draw:frame></text:span></text:span></text:p>
      <text:p text:style-name="P112"><text:span text:style-name="MathematicaFormatStandardForm"><text:span text:style-name="T37"/></text:span></text:p>
      <text:p text:style-name="P112"><text:span text:style-name="MathematicaFormatStandardForm"><text:span text:style-name="T36"><draw:frame draw:style-name="fr2" draw:name="Object476" text:anchor-type="as-char" svg:y="-0.3382in" svg:width="1.4362in" svg:height="0.4902in" draw:z-index="345"><draw:object xlink:href="./Object 496" xlink:type="simple" xlink:show="embed" xlink:actuate="onLoad"/><draw:image xlink:href="./ObjectReplacements/Object 496" xlink:type="simple" xlink:show="embed" xlink:actuate="onLoad"/><svg:desc>formula</svg:desc></draw:frame></text:span></text:span></text:p>
      <text:p text:style-name="P280"><text:span text:style-name="MathematicaFormatStandardForm"><text:span text:style-name="T17"><draw:frame draw:style-name="fr1" draw:name="Object477" text:anchor-type="as-char" svg:y="-0.1437in" svg:width="2.6283in" svg:height="0.2661in" draw:z-index="333"><draw:object xlink:href="./Object 497" xlink:type="simple" xlink:show="embed" xlink:actuate="onLoad"/><draw:image xlink:href="./ObjectReplacements/Object 497" xlink:type="simple" xlink:show="embed" xlink:actuate="onLoad"/><svg:desc>formula</svg:desc></draw:frame></text:span></text:span></text:p>
      <text:p text:style-name="P175"><text:span text:style-name="MathematicaFormatStandardForm"><text:span text:style-name="T20"/></text:span></text:p>
      <text:p text:style-name="P175"><text:span text:style-name="MathematicaFormatStandardForm"><text:span text:style-name="T17"><draw:frame draw:style-name="fr1" draw:name="Object478" text:anchor-type="as-char" svg:y="-0.1437in" svg:width="1.9417in" svg:height="0.2661in" draw:z-index="334"><draw:object xlink:href="./Object 498" xlink:type="simple" xlink:show="embed" xlink:actuate="onLoad"/><draw:image xlink:href="./ObjectReplacements/Object 498" xlink:type="simple" xlink:show="embed" xlink:actuate="onLoad"/><svg:desc>formula</svg:desc></draw:frame></text:span></text:span></text:p>
      <text:p text:style-name="P175"><text:span text:style-name="MathematicaFormatStandardForm"><text:span text:style-name="T17"/></text:span></text:p>
      <text:p text:style-name="P175"><text:span text:style-name="MathematicaFormatStandardForm"><text:span text:style-name="T17"><draw:frame draw:style-name="fr1" draw:name="Object479" text:anchor-type="as-char" svg:y="-0.1437in" svg:width="1.1138in" svg:height="0.2661in" draw:z-index="335"><draw:object xlink:href="./Object 499" xlink:type="simple" xlink:show="embed" xlink:actuate="onLoad"/><draw:image xlink:href="./ObjectReplacements/Object 499" xlink:type="simple" xlink:show="embed" xlink:actuate="onLoad"/><svg:desc>formula</svg:desc></draw:frame></text:span></text:span></text:p>
      <text:p text:style-name="P175"><text:span text:style-name="MathematicaFormatStandardForm"><text:span text:style-name="T17"/></text:span></text:p>
      <text:p text:style-name="P175"><text:span text:style-name="MathematicaFormatStandardForm"><text:span text:style-name="T17"><draw:frame draw:style-name="fr1" draw:name="Object480" text:anchor-type="as-char" svg:y="-0.1437in" svg:width="1.1118in" svg:height="0.2661in" draw:z-index="336"><draw:object xlink:href="./Object 500" xlink:type="simple" xlink:show="embed" xlink:actuate="onLoad"/><draw:image xlink:href="./ObjectReplacements/Object 500" xlink:type="simple" xlink:show="embed" xlink:actuate="onLoad"/><svg:desc>formula</svg:desc></draw:frame></text:span></text:span></text:p>
      <text:p text:style-name="P175"><text:span text:style-name="MathematicaFormatStandardForm"><text:span text:style-name="T17"/></text:span></text:p>
      <text:p text:style-name="P175"><text:span text:style-name="MathematicaFormatStandardForm"><text:span text:style-name="T17"><draw:frame draw:style-name="fr1" draw:name="Object481" text:anchor-type="as-char" svg:y="-0.1437in" svg:width="1.3839in" svg:height="0.2063in" draw:z-index="337"><draw:object xlink:href="./Object 501" xlink:type="simple" xlink:show="embed" xlink:actuate="onLoad"/><draw:image xlink:href="./ObjectReplacements/Object 501" xlink:type="simple" xlink:show="embed" xlink:actuate="onLoad"/><svg:desc>formula</svg:desc></draw:frame></text:span></text:span></text:p>
      <text:p text:style-name="P175"><text:span text:style-name="MathematicaFormatStandardForm"><text:span text:style-name="T17"/></text:span></text:p>
      <text:p text:style-name="P175"><text:span text:style-name="MathematicaFormatStandardForm"><text:span text:style-name="T17"><draw:frame draw:style-name="fr1" draw:name="Object482" text:anchor-type="as-char" svg:y="-0.1437in" svg:width="1.4827in" svg:height="0.2063in" draw:z-index="338"><draw:object xlink:href="./Object 502" xlink:type="simple" xlink:show="embed" xlink:actuate="onLoad"/><draw:image xlink:href="./ObjectReplacements/Object 502" xlink:type="simple" xlink:show="embed" xlink:actuate="onLoad"/><svg:desc>formula</svg:desc></draw:frame></text:span></text:span></text:p>
      <text:p text:style-name="P175"><text:span text:style-name="MathematicaFormatStandardForm"><text:span text:style-name="T37"/></text:span></text:p>
      <text:p text:style-name="P144"><text:span text:style-name="MathematicaFormatStandardForm"><text:span text:style-name="T80"><text:s/>dss[n_,s_,y_,z_,d_]:= If[ n&lt;y,1,Sum[ bin[z,k] (y^(-s k))d^k <text:s/>dss[n/y^k ,s,y+d,z-k,d],</text:span></text:span><text:span text:style-name="MathematicaFormatStandardForm">{k,0,Log[y,n]}]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CellInput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text-line-through-type="none" style:font-name="Times" fo:font-family="Times" style:font-family-generic="roman" style:font-pitch="variable" fo:font-size="12pt" fo:letter-spacing="normal" fo:font-style="normal" fo:text-shadow="none" style:text-underline-style="none" fo:font-weight="bold" style:font-size-asian="12pt" style:font-style-asian="normal" style:font-weight-asian="bold"/>
    </style:style>
    <style:style style:name="aaMathematicaCellInput" style:family="paragraph" style:default-outline-level="">
      <style:graphic-properties draw:fill="solid" draw:fill-color="#e6e6e6" draw:opacity="100%"/>
      <style:paragraph-properties fo:text-align="start" style:justify-single-word="false" fo:orphans="2" fo:widows="2" fo:background-color="#e6e6e6" fo:padding="0.0201in" fo:border="0.06pt solid #000000" style:shadow="none" style:writing-mode="lr-tb">
        <style:tab-stops>
          <style:tab-stop style:position="0.2in"/>
        </style:tab-stops>
      </style:paragraph-properties>
      <style:text-properties style:text-outline="false" style:text-line-through-style="none" style:text-line-through-type="none" style:font-name="Gentium Basic" fo:font-family="'Gentium Basic'" style:font-style-name="Regular" style:font-pitch="variable" fo:font-size="6pt" fo:letter-spacing="normal" fo:font-style="normal" fo:text-shadow="none" style:text-underline-style="none" fo:font-weight="normal" style:font-size-asian="12pt" style:font-style-asian="normal" style:font-weight-asian="bold"/>
    </style:style>
    <style:style style:name="Addressee" style:family="paragraph" style:parent-style-name="Standard" style:class="extra"/>
    <style:style style:name="Bibliography_20_1" style:display-name="Bibliography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Salutation" style:family="paragraph" style:parent-style-name="Standard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Contents_20_Heading" style:display-name="Contents Heading" style:family="paragraph" style:parent-style-name="Heading" style:class="index"/>
    <style:style style:name="Drawing" style:family="paragraph" style:parent-style-name="Caption" style:class="extra"/>
    <style:style style:name="Endnote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4:36:51.651000000</meta:creation-date>
    <meta:editing-duration>P26DT4H6M42S</meta:editing-duration>
    <meta:editing-cycles>491</meta:editing-cycles>
    <meta:generator>LibreOffice/5.0.0.5$Windows_x86 LibreOffice_project/1b1a90865e348b492231e1c451437d7a15bb262b</meta:generator>
    <dc:date>2015-11-22T18:10:17.854000000</dc:date>
    <meta:document-statistic meta:table-count="0" meta:image-count="0" meta:object-count="502" meta:page-count="60" meta:paragraph-count="607" meta:word-count="835" meta:character-count="4104" meta:non-whitespace-character-count="3366"/>
  </office:meta>
</office:document-meta>
</file>

<file path=Object 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%zeta(0) cdot %zeta(0))]_n = [log %zeta(0)]_n + [log %zeta(0)]_n</annotation>
  </semantics>
</math>
</file>

<file path=Object 1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a</mi>
      </mrow>
      <mrow>
        <mo fence="true" stretchy="false">(</mo>
        <mrow>
          <mi>n</mi>
        </mrow>
        <mo fence="true" stretchy="false">)</mo>
      </mrow>
    </mrow>
    <annotation encoding="StarMath 5.0">[nabla (prod from k = 1 %zeta_{1 / k}(0))]_n = a( n ) </annotation>
  </semantics>
</math>
</file>

<file path=Object 100/content.xml><?xml version="1.0" encoding="utf-8"?>
<math xmlns="http://www.w3.org/1998/Math/MathML" display="block">
  <semantics>
    <mrow>
      <mrow>
        <munder>
          <mo stretchy="false">∑</mo>
          <mrow>
            <mi>k</mi>
            <mo stretchy="false">=</mo>
            <mn>1</mn>
          </mrow>
        </munder>
        <mi mathvariant="normal">μ</mi>
      </mrow>
      <mrow>
        <mo fence="true" stretchy="false">(</mo>
        <mrow>
          <mi>k</mi>
        </mrow>
        <mo fence="true" stretchy="false">)</mo>
      </mrow>
      <mi mathvariant="italic">lf</mi>
      <mrow>
        <mrow>
          <mo fence="true" stretchy="false">(</mo>
          <mrow>
            <msup>
              <mi>n</mi>
              <mfrac>
                <mn>1</mn>
                <mi>k</mi>
              </mfrac>
            </msup>
          </mrow>
          <mo fence="true" stretchy="false">)</mo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sum from k = 1 %mu(k) lf( n^{1 over k} ) = %PI( n )</annotation>
  </semantics>
</math>
</file>

<file path=Object 10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⋅</mo>
                      <msub>
                        <mi mathvariant="normal">ζ</mi>
                        <mfrac>
                          <mn>1</mn>
                          <mn>2</mn>
                        </mfrac>
                      </msub>
                    </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⋅</mo>
                      <msub>
                        <mi mathvariant="normal">ζ</mi>
                        <mfrac>
                          <mn>1</mn>
                          <mn>3</mn>
                        </mfrac>
                      </msub>
                    </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⋅</mo>
                      <msub>
                        <mi mathvariant="normal">ζ</mi>
                        <mfrac>
                          <mn>1</mn>
                          <mn>4</mn>
                        </mfrac>
                      </msub>
                    </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⋅</mo>
                      <msub>
                        <mi mathvariant="normal">ζ</mi>
                        <mfrac>
                          <mn>1</mn>
                          <mn>5</mn>
                        </mfrac>
                      </msub>
                    </mrow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⋅</mo>
                      <mn>...</mn>
                    </mrow>
                  </mrow>
                </mrow>
                <mo fence="true" stretchy="false">)</mo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a</mi>
        </mrow>
      </mrow>
      <mrow>
        <mo fence="true" stretchy="false">(</mo>
        <mrow>
          <mi>j</mi>
        </mrow>
        <mo fence="true" stretchy="false">)</mo>
      </mrow>
    </mrow>
    <annotation encoding="StarMath 5.0">[(%zeta(0) cdot %zeta_{1 over 2}(0) cdot  %zeta_{1 over 3}(0) cdot %zeta_{1 over 4}(0) cdot %zeta_{1 over 5}(0) cdot ...)]_n = sum from j = 1 to n a( j ) </annotation>
  </semantics>
</math>
</file>

<file path=Object 10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⋅</mo>
                        <msub>
                          <mi mathvariant="normal">ζ</mi>
                          <mfrac>
                            <mn>1</mn>
                            <mn>2</mn>
                          </mfrac>
                        </msub>
                      </mrow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⋅</mo>
                        <msub>
                          <mi mathvariant="normal">ζ</mi>
                          <mfrac>
                            <mn>1</mn>
                            <mn>3</mn>
                          </mfrac>
                        </msub>
                      </mrow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⋅</mo>
                        <msub>
                          <mi mathvariant="normal">ζ</mi>
                          <mfrac>
                            <mn>1</mn>
                            <mn>4</mn>
                          </mfrac>
                        </msub>
                      </mrow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⋅</mo>
                        <msub>
                          <mi mathvariant="normal">ζ</mi>
                          <mfrac>
                            <mn>1</mn>
                            <mn>5</mn>
                          </mfrac>
                        </msub>
                      </mrow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⋅</mo>
                        <mn>...</mn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a</mi>
      </mrow>
      <mrow>
        <mo fence="true" stretchy="false">(</mo>
        <mrow>
          <mi>n</mi>
        </mrow>
        <mo fence="true" stretchy="false">)</mo>
      </mrow>
    </mrow>
    <annotation encoding="StarMath 5.0">[nabla (%zeta(0) cdot %zeta_{1 over 2}(0) cdot  %zeta_{1 over 3}(0) cdot %zeta_{1 over 4}(0) cdot %zeta_{1 over 5}(0) cdot ...)]_n = a( n ) </annotation>
  </semantics>
</math>
</file>

<file path=Object 103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row>
          <munderover>
            <mo stretchy="false">∑</mo>
            <mrow>
              <mi>k</mi>
              <mo stretchy="false">=</mo>
              <mn>1</mn>
            </mrow>
            <msup>
              <mrow>
                <mo fence="true" stretchy="false">(</mo>
                <mrow>
                  <mfrac>
                    <mi>n</mi>
                    <mi>j</mi>
                  </mfrac>
                </mrow>
                <mo fence="true" stretchy="false">)</mo>
              </mrow>
              <mfrac>
                <mn>1</mn>
                <mn>2</mn>
              </mfrac>
            </msup>
          </munderover>
          <mrow>
            <munderover>
              <mo stretchy="false">∑</mo>
              <mrow>
                <mi>l</mi>
                <mo stretchy="false">=</mo>
                <mn>1</mn>
              </mrow>
              <msup>
                <mrow>
                  <mo fence="true" stretchy="false">(</mo>
                  <mrow>
                    <mfrac>
                      <mi>n</mi>
                      <mrow>
                        <mi>j</mi>
                        <msup>
                          <mi>k</mi>
                          <mn>2</mn>
                        </msup>
                      </mrow>
                    </mfrac>
                  </mrow>
                  <mo fence="true" stretchy="false">)</mo>
                </mrow>
                <mfrac>
                  <mn>1</mn>
                  <mn>3</mn>
                </mfrac>
              </msup>
            </munderover>
            <mrow>
              <munderover>
                <mo stretchy="false">∑</mo>
                <mrow>
                  <mi>m</mi>
                  <mo stretchy="false">=</mo>
                  <mn>1</mn>
                </mrow>
                <msup>
                  <mrow>
                    <mo fence="true" stretchy="false">(</mo>
                    <mrow>
                      <mfrac>
                        <mi>n</mi>
                        <mrow>
                          <mi>j</mi>
                          <msup>
                            <mi>k</mi>
                            <mn>2</mn>
                          </msup>
                          <msup>
                            <mi>l</mi>
                            <mn>3</mn>
                          </msup>
                        </mrow>
                      </mfrac>
                    </mrow>
                    <mo fence="true" stretchy="false">)</mo>
                  </mrow>
                  <mfrac>
                    <mn>1</mn>
                    <mn>4</mn>
                  </mfrac>
                </msup>
              </munderover>
              <mrow>
                <munderover>
                  <mo stretchy="false">∑</mo>
                  <mrow>
                    <mi>o</mi>
                    <mo stretchy="false">=</mo>
                    <mn>1</mn>
                  </mrow>
                  <msup>
                    <mrow>
                      <mo fence="true" stretchy="false">(</mo>
                      <mrow>
                        <mfrac>
                          <mi>n</mi>
                          <mrow>
                            <mi>j</mi>
                            <msup>
                              <mi>k</mi>
                              <mn>2</mn>
                            </msup>
                            <msup>
                              <mi>l</mi>
                              <mn>3</mn>
                            </msup>
                            <msup>
                              <mi>m</mi>
                              <mn>4</mn>
                            </msup>
                          </mrow>
                        </mfrac>
                      </mrow>
                      <mo fence="true" stretchy="false">)</mo>
                    </mrow>
                    <mfrac>
                      <mn>1</mn>
                      <mn>5</mn>
                    </mfrac>
                  </msup>
                </munderover>
                <mn>...</mn>
              </mrow>
            </mrow>
          </mrow>
        </mrow>
      </mrow>
      <mrow>
        <mn>1</mn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i>a</mi>
        </mrow>
      </mrow>
      <mrow>
        <mo fence="true" stretchy="false">(</mo>
        <mrow>
          <mi>j</mi>
        </mrow>
        <mo fence="true" stretchy="false">)</mo>
      </mrow>
    </mrow>
    <annotation encoding="StarMath 5.0">sum from j = 1 to n sum from k = 1 to (n over j)^{1 over 2}sum from l = 1 to (n over {j k^2})^{1 over 3}sum from m = 1 to (n over {j k^2 l^3})^{1 over 4}sum from o = 1 to (n over {j k^2 l^3 m^4})^{1 over 5}... 1 = sum from j = 1 to n a( j ) </annotation>
  </semantics>
</math>
</file>

<file path=Object 104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1</mn>
                      </mrow>
                      <msup>
                        <mrow>
                          <mo fence="true" stretchy="false">(</mo>
                          <mrow>
                            <mfrac>
                              <mi>n</mi>
                              <mi>j</mi>
                            </mfrac>
                          </mrow>
                          <mo fence="true" stretchy="false">)</mo>
                        </mrow>
                        <mfrac>
                          <mn>1</mn>
                          <mn>2</mn>
                        </mfrac>
                      </msup>
                    </munderover>
                    <mrow>
                      <munderover>
                        <mo stretchy="false">∑</mo>
                        <mrow>
                          <mi>l</mi>
                          <mo stretchy="false">=</mo>
                          <mn>1</mn>
                        </mrow>
                        <msup>
                          <mrow>
                            <mo fence="true" stretchy="false">(</mo>
                            <mrow>
                              <mfrac>
                                <mi>n</mi>
                                <mrow>
                                  <mi>j</mi>
                                  <msup>
                                    <mi>k</mi>
                                    <mn>2</mn>
                                  </msup>
                                </mrow>
                              </mfrac>
                            </mrow>
                            <mo fence="true" stretchy="false">)</mo>
                          </mrow>
                          <mfrac>
                            <mn>1</mn>
                            <mn>3</mn>
                          </mfrac>
                        </msup>
                      </munderover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1</mn>
                          </mrow>
                          <msup>
                            <mrow>
                              <mo fence="true" stretchy="false">(</mo>
                              <mrow>
                                <mfrac>
                                  <mi>n</mi>
                                  <mrow>
                                    <mi>j</mi>
                                    <msup>
                                      <mi>k</mi>
                                      <mn>2</mn>
                                    </msup>
                                    <msup>
                                      <mi>l</mi>
                                      <mn>3</mn>
                                    </msup>
                                  </mrow>
                                </mfrac>
                              </mrow>
                              <mo fence="true" stretchy="false">)</mo>
                            </mrow>
                            <mfrac>
                              <mn>1</mn>
                              <mn>4</mn>
                            </mfrac>
                          </msup>
                        </munderover>
                        <mrow>
                          <munderover>
                            <mo stretchy="false">∑</mo>
                            <mrow>
                              <mi>o</mi>
                              <mo stretchy="false">=</mo>
                              <mn>1</mn>
                            </mrow>
                            <msup>
                              <mrow>
                                <mo fence="true" stretchy="false">(</mo>
                                <mrow>
                                  <mfrac>
                                    <mi>n</mi>
                                    <mrow>
                                      <mi>j</mi>
                                      <msup>
                                        <mi>k</mi>
                                        <mn>2</mn>
                                      </msup>
                                      <msup>
                                        <mi>l</mi>
                                        <mn>3</mn>
                                      </msup>
                                      <msup>
                                        <mi>m</mi>
                                        <mn>4</mn>
                                      </msup>
                                    </mrow>
                                  </mfrac>
                                </mrow>
                                <mo fence="true" stretchy="false">)</mo>
                              </mrow>
                              <mfrac>
                                <mn>1</mn>
                                <mn>5</mn>
                              </mfrac>
                            </msup>
                          </munderover>
                          <mn>...</mn>
                        </mrow>
                      </mrow>
                    </mrow>
                  </mrow>
                </mrow>
                <mn>1</mn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i>n</mi>
                      <mo stretchy="false">−</mo>
                      <mn>1</mn>
                    </mrow>
                  </munderover>
                  <mrow>
                    <munderover>
                      <mo stretchy="false">∑</mo>
                      <mrow>
                        <mi>k</mi>
                        <mo stretchy="false">=</mo>
                        <mn>1</mn>
                      </mrow>
                      <msup>
                        <mrow>
                          <mo fence="true" stretchy="false">(</mo>
                          <mrow>
                            <mfrac>
                              <mrow>
                                <mi>n</mi>
                                <mo stretchy="false">−</mo>
                                <mn>1</mn>
                              </mrow>
                              <mi>j</mi>
                            </mfrac>
                          </mrow>
                          <mo fence="true" stretchy="false">)</mo>
                        </mrow>
                        <mfrac>
                          <mn>1</mn>
                          <mn>2</mn>
                        </mfrac>
                      </msup>
                    </munderover>
                    <mrow>
                      <munderover>
                        <mo stretchy="false">∑</mo>
                        <mrow>
                          <mi>l</mi>
                          <mo stretchy="false">=</mo>
                          <mn>1</mn>
                        </mrow>
                        <msup>
                          <mrow>
                            <mo fence="true" stretchy="false">(</mo>
                            <mrow>
                              <mfrac>
                                <mrow>
                                  <mi>n</mi>
                                  <mo stretchy="false">−</mo>
                                  <mn>1</mn>
                                </mrow>
                                <mrow>
                                  <mi>j</mi>
                                  <msup>
                                    <mi>k</mi>
                                    <mn>2</mn>
                                  </msup>
                                </mrow>
                              </mfrac>
                            </mrow>
                            <mo fence="true" stretchy="false">)</mo>
                          </mrow>
                          <mfrac>
                            <mn>1</mn>
                            <mn>3</mn>
                          </mfrac>
                        </msup>
                      </munderover>
                      <mrow>
                        <munderover>
                          <mo stretchy="false">∑</mo>
                          <mrow>
                            <mi>m</mi>
                            <mo stretchy="false">=</mo>
                            <mn>1</mn>
                          </mrow>
                          <msup>
                            <mrow>
                              <mo fence="true" stretchy="false">(</mo>
                              <mrow>
                                <mfrac>
                                  <mrow>
                                    <mi>n</mi>
                                    <mo stretchy="false">−</mo>
                                    <mn>1</mn>
                                  </mrow>
                                  <mrow>
                                    <mi>j</mi>
                                    <msup>
                                      <mi>k</mi>
                                      <mn>2</mn>
                                    </msup>
                                    <msup>
                                      <mi>l</mi>
                                      <mn>3</mn>
                                    </msup>
                                  </mrow>
                                </mfrac>
                              </mrow>
                              <mo fence="true" stretchy="false">)</mo>
                            </mrow>
                            <mfrac>
                              <mn>1</mn>
                              <mn>4</mn>
                            </mfrac>
                          </msup>
                        </munderover>
                        <mrow>
                          <munderover>
                            <mo stretchy="false">∑</mo>
                            <mrow>
                              <mi>o</mi>
                              <mo stretchy="false">=</mo>
                              <mn>1</mn>
                            </mrow>
                            <msup>
                              <mrow>
                                <mo fence="true" stretchy="false">(</mo>
                                <mrow>
                                  <mfrac>
                                    <mrow>
                                      <mi>n</mi>
                                      <mo stretchy="false">−</mo>
                                      <mn>1</mn>
                                    </mrow>
                                    <mrow>
                                      <mi>j</mi>
                                      <msup>
                                        <mi>k</mi>
                                        <mn>2</mn>
                                      </msup>
                                      <msup>
                                        <mi>l</mi>
                                        <mn>3</mn>
                                      </msup>
                                      <msup>
                                        <mi>m</mi>
                                        <mn>4</mn>
                                      </msup>
                                    </mrow>
                                  </mfrac>
                                </mrow>
                                <mo fence="true" stretchy="false">)</mo>
                              </mrow>
                              <mfrac>
                                <mn>1</mn>
                                <mn>5</mn>
                              </mfrac>
                            </msup>
                          </munderover>
                          <mn>...</mn>
                        </mrow>
                      </mrow>
                    </mrow>
                  </mrow>
                </mrow>
                <mn>1</mn>
              </mrow>
            </mrow>
            <mo fence="true" stretchy="false">)</mo>
          </mrow>
        </mrow>
        <mo stretchy="false">=</mo>
        <mi>a</mi>
      </mrow>
      <mrow>
        <mo fence="true" stretchy="false">(</mo>
        <mrow>
          <mi>n</mi>
        </mrow>
        <mo fence="true" stretchy="false">)</mo>
      </mrow>
    </mrow>
    <annotation encoding="StarMath 5.0">(sum from j = 1 to n sum from k = 1 to (n over j)^{1 over 2}sum from l = 1 to (n over {j k^2})^{1 over 3}sum from m = 1 to (n over {j k^2 l^3})^{1 over 4}sum from o = 1 to (n over {j k^2 l^3 m^4})^{1 over 5}... 1)

-

(sum from j = 1 to {n-1} sum from k = 1 to ({n-1} over j)^{1 over 2}sum from l = 1 to ({n-1} over {j k^2})^{1 over 3}sum from m = 1 to ({n-1} over {j k^2 l^3})^{1 over 4}sum from o = 1 to ({n-1} over {j k^2 l^3 m^4})^{1 over 5}... 1 )

=

 a( n ) </annotation>
  </semantics>
</math>
</file>

<file path=Object 105/content.xml><?xml version="1.0" encoding="utf-8"?>
<math xmlns="http://www.w3.org/1998/Math/MathML" display="block">
  <semantics>
    <mrow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>f</mi>
                  <mfrac>
                    <mn>1</mn>
                    <mi>k</mi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sup>
            </mrow>
          </mrow>
          <mo fence="true" stretchy="false">]</mo>
        </mrow>
        <mi>n</mi>
      </msub>
      <mo stretchy="false">=</mo>
      <mi>n</mi>
    </mrow>
    <annotation encoding="StarMath 5.0">[prod from k = 1 f_{1 over k}( 0 )^{%mu(k)}]_n = n</annotation>
  </semantics>
</math>
</file>

<file path=Object 106/content.xml><?xml version="1.0" encoding="utf-8"?>
<math xmlns="http://www.w3.org/1998/Math/MathML" display="block">
  <semantics>
    <mrow>
      <mrow>
        <mrow>
          <mo fence="true" stretchy="false">[</mo>
          <mrow>
            <mrow>
              <msub>
                <mrow>
                  <mo fence="true" stretchy="false">[</mo>
                  <mrow>
                    <mi>f</mi>
                  </mrow>
                  <mo fence="true" stretchy="false">]</mo>
                </mrow>
                <mi>n</mi>
              </msub>
              <mo stretchy="false">⋅</mo>
              <msub>
                <mrow>
                  <mo fence="true" stretchy="false">[</mo>
                  <mrow>
                    <mi>f</mi>
                  </mrow>
                  <mo fence="true" stretchy="false">]</mo>
                </mrow>
                <mi>m</mi>
              </msub>
            </mrow>
          </mrow>
          <mo fence="true" stretchy="false">]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i>m</mi>
                    <msup>
                      <mi>j</mi>
                      <mrow>
                        <msub>
                          <mi>log</mi>
                          <mi>n</mi>
                        </msub>
                        <mi>m</mi>
                      </mrow>
                    </msup>
                  </mfrac>
                </mrow>
                <mo fence="true" stretchy="false">⌋</mo>
              </mrow>
            </munderover>
            <mo stretchy="false">∇</mo>
          </mrow>
        </mrow>
      </mrow>
      <mi>f</mi>
      <mrow>
        <mrow>
          <mo fence="true" stretchy="false">(</mo>
          <mrow>
            <mi>j</mi>
          </mrow>
          <mo fence="true" stretchy="false">)</mo>
        </mrow>
        <mo stretchy="false">⋅</mo>
        <mo stretchy="false">∇</mo>
      </mrow>
      <mi>f</mi>
      <mrow>
        <mo fence="true" stretchy="false">(</mo>
        <mrow>
          <mi>k</mi>
        </mrow>
        <mo fence="true" stretchy="false">)</mo>
      </mrow>
    </mrow>
    <annotation encoding="StarMath 5.0">[[f]_n cdot [f]_m] = sum from j = 1 to n sum from k = 1 to lfloor m over j^{{log_n m}} rfloor nabla f( j ) cdot nabla f( k )</annotation>
  </semantics>
</math>
</file>

<file path=Object 107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frac>
                    <mn>1</mn>
                    <mi>k</mi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frac>
                    <mn>1</mn>
                    <mi>k</mi>
                  </mfrac>
                  <mo stretchy="false">⋅</mo>
                  <msub>
                    <mrow>
                      <mo fence="true" stretchy="false">[</mo>
                      <mrow>
                        <mrow>
                          <mo stretchy="false">∇</mo>
                          <mi mathvariant="normal">ζ</mi>
                          <msup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]</mo>
                    </mrow>
                    <mi>k</mi>
                  </msub>
                </mrow>
              </msup>
            </mrow>
          </mrow>
          <mo fence="true" stretchy="false">]</mo>
        </mrow>
        <mi>n</mi>
      </msub>
    </mrow>
    <annotation encoding="StarMath 5.0">[f]_n=[prod from k=1 %zeta_{1 over k}(0)^{1 over k cdot [nabla %zeta(0)^-1]_k}]_n
</annotation>
  </semantics>
</math>
</file>

<file path=Object 108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⋅</mo>
              <msup>
                <mi>b</mi>
                <mn>2</mn>
              </msup>
              <mo stretchy="false">⋅</mo>
              <msup>
                <mi>c</mi>
                <mn>3</mn>
              </msup>
              <mo stretchy="false">⋅</mo>
              <msup>
                <mi>d</mi>
                <mn>4</mn>
              </msup>
              <mo stretchy="false">⋅</mo>
              <mn>...</mn>
            </mrow>
            <mo stretchy="false">≤</mo>
            <mi>n</mi>
          </mrow>
        </munder>
        <msub>
          <mi>f</mi>
          <mn>1</mn>
        </msub>
      </mrow>
      <mrow>
        <mrow>
          <mrow>
            <mo fence="true" stretchy="false">(</mo>
            <mrow>
              <mi>a</mi>
            </mrow>
            <mo fence="true" stretchy="false">)</mo>
          </mrow>
          <mo stretchy="false">⋅</mo>
          <mrow>
            <msub>
              <mi>f</mi>
              <mfrac>
                <mn>1</mn>
                <mn>2</mn>
              </mfrac>
            </msub>
            <mrow>
              <mo fence="true" stretchy="false">(</mo>
              <mrow>
                <mi>b</mi>
              </mrow>
              <mo fence="true" stretchy="false">)</mo>
            </mrow>
          </mrow>
          <mo stretchy="false">⋅</mo>
          <mrow>
            <msub>
              <mi>f</mi>
              <mfrac>
                <mn>1</mn>
                <mn>3</mn>
              </mfrac>
            </msub>
            <mrow>
              <mo fence="true" stretchy="false">(</mo>
              <mrow>
                <mi>c</mi>
              </mrow>
              <mo fence="true" stretchy="false">)</mo>
            </mrow>
          </mrow>
          <mo stretchy="false">⋅</mo>
          <mrow>
            <msub>
              <mi>f</mi>
              <mfrac>
                <mn>1</mn>
                <mn>4</mn>
              </mfrac>
            </msub>
            <mrow>
              <mo fence="true" stretchy="false">(</mo>
              <mrow>
                <mi>d</mi>
              </mrow>
              <mo fence="true" stretchy="false">)</mo>
            </mrow>
          </mrow>
          <mo stretchy="false">⋅</mo>
          <mn>...</mn>
        </mrow>
        <mo stretchy="false">=</mo>
        <mi>n</mi>
      </mrow>
    </mrow>
    <annotation encoding="StarMath 5.0">sum from a cdot b^2 cdot c^3 cdot d^4 cdot... &lt;= n f_{1}(a) cdot { f_{1 over 2}(b) } cdot { f_{1 over 3}(c) } cdot { f_{1 over 4}(d) } cdot ... = n</annotation>
  </semantics>
</math>
</file>

<file path=Object 109/content.xml><?xml version="1.0" encoding="utf-8"?>
<math xmlns="http://www.w3.org/1998/Math/MathML" display="block">
  <semantics>
    <mrow>
      <mrow>
        <mfrac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n>3</mn>
            </msup>
          </mrow>
          <mrow>
            <mi mathvariant="normal">ζ</mi>
            <mrow>
              <mo fence="true" stretchy="false">(</mo>
              <mrow>
                <mrow>
                  <mn>2</mn>
                  <mi>s</mi>
                </mrow>
              </mrow>
              <mo fence="true" stretchy="false">)</mo>
            </mrow>
          </mrow>
        </mfrac>
        <mo stretchy="false">=</mo>
        <mrow>
          <munder>
            <mo stretchy="false">∑</mo>
            <mrow>
              <mi>j</mi>
              <mo stretchy="false">=</mo>
              <mn>1</mn>
            </mrow>
          </munder>
          <mi>d</mi>
        </mrow>
      </mrow>
      <mrow>
        <mrow>
          <mo fence="true" stretchy="false">(</mo>
          <mrow>
            <msup>
              <mi>j</mi>
              <mn>2</mn>
            </msup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</mrow>
    </mrow>
    <annotation encoding="StarMath 5.0">{%zeta( s )^3}over{ %zeta(2 s) } = sum from j = 1 d( j^2 ) cdot j^-s</annotation>
  </semantics>
</math>
</file>

<file path=Object 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b>
                        <mi mathvariant="normal">ζ</mi>
                        <mi>n</mi>
                      </msub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x</mi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under>
              <mo stretchy="false">∑</mo>
              <mrow>
                <mi>k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</mrow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>j</mi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row>
        <msup>
          <mi>x</mi>
          <mrow>
            <mi>j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sup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  <mi>x</mi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i>n</mi>
            <mo stretchy="false">⋅</mo>
            <msup>
              <mi>x</mi>
              <mrow>
                <mo stretchy="false">−</mo>
                <mi>j</mi>
              </mrow>
            </msup>
          </mrow>
        </msub>
      </mrow>
    </mrow>
    <annotation encoding="StarMath 5.0">[(%zeta_n(s)^x)^z]_n = sum from j = 0 sum from k = 0 (-1)^j (binom{-z}{j})(binom{z}{k}){x^{j(1-s)}} cdot [((1-x^{1-s})%zeta(s)^x-1)^k]_{n cdot x^-j}</annotation>
  </semantics>
</math>
</file>

<file path=Object 110/content.xml><?xml version="1.0" encoding="utf-8"?>
<math xmlns="http://www.w3.org/1998/Math/MathML" display="block">
  <semantics>
    <mrow>
      <mrow>
        <mfrac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n>4</mn>
            </msup>
          </mrow>
          <mrow>
            <mi mathvariant="normal">ζ</mi>
            <mrow>
              <mo fence="true" stretchy="false">(</mo>
              <mrow>
                <mrow>
                  <mn>2</mn>
                  <mi>s</mi>
                </mrow>
              </mrow>
              <mo fence="true" stretchy="false">)</mo>
            </mrow>
          </mrow>
        </mfrac>
        <mo stretchy="false">=</mo>
        <mrow>
          <munder>
            <mo stretchy="false">∑</mo>
            <mrow>
              <mi>j</mi>
              <mo stretchy="false">=</mo>
              <mn>1</mn>
            </mrow>
          </munder>
          <mi>d</mi>
        </mrow>
      </mrow>
      <mrow>
        <msup>
          <mrow>
            <mo fence="true" stretchy="false">(</mo>
            <mrow>
              <mi>j</mi>
            </mrow>
            <mo fence="true" stretchy="false">)</mo>
          </mrow>
          <mn>2</mn>
        </msup>
        <mo stretchy="false">⋅</mo>
        <msup>
          <mi>j</mi>
          <mrow>
            <mo stretchy="false">−</mo>
            <mi>s</mi>
          </mrow>
        </msup>
      </mrow>
    </mrow>
    <annotation encoding="StarMath 5.0">{%zeta( s )^4}over{ %zeta(2 s) } = sum from j = 1 d( j )^2 cdot j^-s</annotation>
  </semantics>
</math>
</file>

<file path=Object 111/content.xml><?xml version="1.0" encoding="utf-8"?>
<math xmlns="http://www.w3.org/1998/Math/MathML" display="block">
  <semantics>
    <mrow>
      <mfrac>
        <mrow>
          <mi mathvariant="normal">ζ</mi>
          <msup>
            <mrow>
              <mo fence="true" stretchy="false">(</mo>
              <mrow>
                <mi>s</mi>
              </mrow>
              <mo fence="true" stretchy="false">)</mo>
            </mrow>
            <mn>2</mn>
          </msup>
        </mrow>
        <mrow>
          <mi mathvariant="normal">ζ</mi>
          <mrow>
            <mo fence="true" stretchy="false">(</mo>
            <mrow>
              <mrow>
                <mn>2</mn>
                <mi>s</mi>
              </mrow>
            </mrow>
            <mo fence="true" stretchy="false">)</mo>
          </mrow>
        </mrow>
      </mfrac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n>2</mn>
            <mrow>
              <mi mathvariant="normal">ω</mi>
              <mrow>
                <mo fence="true" stretchy="false">(</mo>
                <mrow>
                  <mi>j</mi>
                </mrow>
                <mo fence="true" stretchy="false">)</mo>
              </mrow>
            </mrow>
          </msup>
        </mrow>
        <mo stretchy="false">⋅</mo>
        <msup>
          <mi>j</mi>
          <mrow>
            <mo stretchy="false">−</mo>
            <mi>s</mi>
          </mrow>
        </msup>
      </mrow>
    </mrow>
    <annotation encoding="StarMath 5.0">{%zeta( s )^2}over{ %zeta(2 s) } = sum from j = 1 2^{%omega(j)} cdot j^-s</annotation>
  </semantics>
</math>
</file>

<file path=Object 112/content.xml><?xml version="1.0" encoding="utf-8"?>
<math xmlns="http://www.w3.org/1998/Math/MathML" display="block">
  <semantics>
    <mrow>
      <mi mathvariant="normal">ω</mi>
      <mrow>
        <mo fence="true" stretchy="false">(</mo>
        <mrow>
          <mi>j</mi>
        </mrow>
        <mo fence="true" stretchy="false">)</mo>
      </mrow>
    </mrow>
    <annotation encoding="StarMath 5.0">%omega( j )</annotation>
  </semantics>
</math>
</file>

<file path=Object 113/content.xml><?xml version="1.0" encoding="utf-8"?>
<math xmlns="http://www.w3.org/1998/Math/MathML" display="block">
  <semantics>
    <mrow>
      <mfrac>
        <mrow>
          <mi mathvariant="normal">ζ</mi>
          <mrow>
            <mo fence="true" stretchy="false">(</mo>
            <mrow>
              <mi>s</mi>
            </mrow>
            <mo fence="true" stretchy="false">)</mo>
          </mrow>
        </mrow>
        <mrow>
          <mi mathvariant="normal">ζ</mi>
          <mrow>
            <mo fence="true" stretchy="false">(</mo>
            <mrow>
              <mrow>
                <mn>2</mn>
                <mi>s</mi>
              </mrow>
            </mrow>
            <mo fence="true" stretchy="false">)</mo>
          </mrow>
        </mrow>
      </mfrac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row>
            <mo fence="true" stretchy="true">|</mo>
            <mrow>
              <mrow>
                <mi mathvariant="normal">μ</mi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</mrow>
            <mo fence="true" stretchy="true">|</mo>
          </mrow>
        </mrow>
        <mo stretchy="false">⋅</mo>
        <msup>
          <mi>j</mi>
          <mrow>
            <mo stretchy="false">−</mo>
            <mi>s</mi>
          </mrow>
        </msup>
      </mrow>
    </mrow>
    <annotation encoding="StarMath 5.0">{%zeta( s )}over{ %zeta(2 s) } = sum from j = 1 abs{%mu( j )} cdot j^-s</annotation>
  </semantics>
</math>
</file>

<file path=Object 114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n>3</mn>
                </msup>
              </mrow>
              <mrow>
                <msub>
                  <mi mathvariant="normal">ζ</mi>
                  <mfrac>
                    <mn>1</mn>
                    <mn>2</mn>
                  </mfrac>
                </msub>
                <mrow>
                  <mo fence="true" stretchy="false">(</mo>
                  <mrow>
                    <mrow>
                      <mn>2</mn>
                      <mi>s</mi>
                    </mrow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[f]_n=[{%zeta( s )^3}over{ %zeta_{1 over 2}(2 s) }]_n</annotation>
  </semantics>
</math>
</file>

<file path=Object 115/content.xml><?xml version="1.0" encoding="utf-8"?>
<math xmlns="http://www.w3.org/1998/Math/MathML" display="block">
  <semantics>
    <mrow>
      <msub>
        <mrow>
          <mo fence="true" stretchy="false">[</mo>
          <mrow>
            <mrow>
              <mi>f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row>
                <msub>
                  <mi mathvariant="normal">ζ</mi>
                  <mfrac>
                    <mn>1</mn>
                    <mn>2</mn>
                  </mfrac>
                </msub>
                <mrow>
                  <mo fence="true" stretchy="false">(</mo>
                  <mrow>
                    <mrow>
                      <mn>2</mn>
                      <mi>s</mi>
                    </mrow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[f(s)]_n=[{%zeta( s )}over{ %zeta_{1 over 2}(2 s) }]_n</annotation>
  </semantics>
</math>
</file>

<file path=Object 116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 mathvariant="normal">ζ</mi>
                  <mfrac>
                    <mn>1</mn>
                    <mi>k</mi>
                  </mfrac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 f ]_n = [prod from k = 1 %zeta_{1 over k}(0)]_n</annotation>
  </semantics>
</math>
</file>

<file path=Object 11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>f</mi>
                  <mfrac>
                    <mn>1</mn>
                    <mi>k</mi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i mathvariant="normal">μ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</msup>
            </mrow>
          </mrow>
          <mo fence="true" stretchy="false">]</mo>
        </mrow>
        <mi>n</mi>
      </msub>
      <mo stretchy="false">=</mo>
      <mi>n</mi>
    </mrow>
    <annotation encoding="StarMath 5.0">[%zeta(0)]_n=[prod from k = 1 f_{1 over k}( 0 )^{%mu(k)}]_n = n</annotation>
  </semantics>
</math>
</file>

<file path=Object 118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2</mn>
                      <mi>k</mi>
                    </msup>
                  </mfrac>
                </msub>
              </mrow>
              <mrow>
                <mo fence="true" stretchy="false">(</mo>
                <mrow>
                  <mrow>
                    <msup>
                      <mn>2</mn>
                      <mi>k</mi>
                    </msup>
                    <mo stretchy="false">⋅</mo>
                    <mi>s</mi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{%zeta( s )}]_n = [prod from k = 0 f_{1 over 2^k}(2^k cdot s)]_n</annotation>
  </semantics>
</math>
</file>

<file path=Object 119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4</mn>
                </msup>
                <mo stretchy="false">⋅</mo>
                <msup>
                  <mi>d</mi>
                  <mn>8</mn>
                </msup>
                <mo stretchy="false">⋅</mo>
                <mn>...</mn>
              </mrow>
              <mo stretchy="false">≤</mo>
              <mi>n</mi>
            </mrow>
          </munder>
          <mrow>
            <mo fence="true" stretchy="true">|</mo>
            <mrow>
              <mrow>
                <mi mathvariant="normal">μ</mi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</mrow>
            <mo fence="true" stretchy="true">|</mo>
          </mrow>
        </mrow>
        <mo stretchy="false">⋅</mo>
        <mrow>
          <mo fence="true" stretchy="true">|</mo>
          <mrow>
            <mrow>
              <mi mathvariant="normal">μ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true">|</mo>
        </mrow>
        <mo stretchy="false">⋅</mo>
        <mrow>
          <mo fence="true" stretchy="true">|</mo>
          <mrow>
            <mrow>
              <mi mathvariant="normal">μ</mi>
              <mrow>
                <mo fence="true" stretchy="false">(</mo>
                <mrow>
                  <mi>c</mi>
                </mrow>
                <mo fence="true" stretchy="false">)</mo>
              </mrow>
            </mrow>
          </mrow>
          <mo fence="true" stretchy="true">|</mo>
        </mrow>
        <mo stretchy="false">⋅</mo>
        <mrow>
          <mo fence="true" stretchy="true">|</mo>
          <mrow>
            <mrow>
              <mi mathvariant="normal">μ</mi>
              <mrow>
                <mo fence="true" stretchy="false">(</mo>
                <mrow>
                  <mi>d</mi>
                </mrow>
                <mo fence="true" stretchy="false">)</mo>
              </mrow>
            </mrow>
          </mrow>
          <mo fence="true" stretchy="true">|</mo>
        </mrow>
        <mo stretchy="false">⋅</mo>
        <mn>...</mn>
      </mrow>
      <mo stretchy="false">=</mo>
      <mi>n</mi>
    </mrow>
    <annotation encoding="StarMath 5.0">sum from a cdot b^2 cdot c^4 cdot d^8 cdot... &lt;= n abs { %mu(a) } cdot abs{ %mu(b) } cdot abs{ %mu(c) } cdot abs{ %mu(d) } cdot ... = n</annotation>
  </semantics>
</math>
</file>

<file path=Object 1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i>k</mi>
            <mo stretchy="false">=</mo>
            <mn>1</mn>
          </mrow>
        </munder>
        <msub>
          <mrow>
            <mo fence="true" stretchy="false">[</mo>
            <mrow>
              <mrow>
                <mi>log</mi>
                <msub>
                  <mi mathvariant="normal">ζ</mi>
                  <mrow>
                    <mn>1</mn>
                    <mo stretchy="false">/</mo>
                    <mi>k</mi>
                  </mrow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prod from k = 1 %zeta_{1 / k}(0))]_n = sum from k = 1 [log %zeta_{1 / k}(0)]_n</annotation>
  </semantics>
</math>
</file>

<file path=Object 120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1</mn>
                  </mrow>
                </munder>
                <msub>
                  <mi>f</mi>
                  <mfrac>
                    <mn>1</mn>
                    <mi>k</mi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frac>
                  <mn>1</mn>
                  <mi>k</mi>
                </mfrac>
              </msup>
            </mrow>
          </mrow>
          <mo fence="true" stretchy="false">]</mo>
        </mrow>
        <mi>n</mi>
      </msub>
    </mrow>
    <annotation encoding="StarMath 5.0">[%zeta(0)]_n=[prod from k=1 f_{1 over k}(0)^{1 over k}]_n
</annotation>
  </semantics>
</math>
</file>

<file path=Object 121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p</mi>
      </mrow>
      <mrow>
        <mrow>
          <mo fence="true" stretchy="false">(</mo>
          <mrow>
            <mi>n</mi>
          </mrow>
          <mo fence="true" stretchy="false">)</mo>
        </mrow>
        <mo stretchy="false">+</mo>
        <mi mathvariant="italic">lp</mi>
      </mrow>
      <mrow>
        <mo fence="true" stretchy="false">(</mo>
        <mrow>
          <msup>
            <mi>n</mi>
            <mfrac>
              <mn>1</mn>
              <mn>2</mn>
            </mfrac>
          </msup>
        </mrow>
        <mo fence="true" stretchy="false">)</mo>
      </mrow>
    </mrow>
    <annotation encoding="StarMath 5.0">lf( n ) = lp( n ) + lp( n^{1 over 2} )</annotation>
  </semantics>
</math>
</file>

<file path=Object 122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−</mo>
        <mi mathvariant="italic">lp</mi>
      </mrow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+</mo>
        <mi mathvariant="italic">lp</mi>
      </mrow>
      <mrow>
        <mrow>
          <mo fence="true" stretchy="false">(</mo>
          <mrow>
            <msup>
              <mi>n</mi>
              <mfrac>
                <mn>1</mn>
                <mn>4</mn>
              </mfrac>
            </msup>
          </mrow>
          <mo fence="true" stretchy="false">)</mo>
        </mrow>
        <mo stretchy="false">=</mo>
        <mi mathvariant="italic">lp</mi>
      </mrow>
      <mrow>
        <mrow>
          <mo fence="true" stretchy="false">(</mo>
          <mrow>
            <mi>n</mi>
          </mrow>
          <mo fence="true" stretchy="false">)</mo>
        </mrow>
        <mo stretchy="false">+</mo>
        <mi mathvariant="italic">lp</mi>
      </mrow>
      <mrow>
        <mo fence="true" stretchy="false">(</mo>
        <mrow>
          <msup>
            <mi>n</mi>
            <mfrac>
              <mn>1</mn>
              <mn>8</mn>
            </mfrac>
          </msup>
        </mrow>
        <mo fence="true" stretchy="false">)</mo>
      </mrow>
    </mrow>
    <annotation encoding="StarMath 5.0">lf( n ) - lp( n^{1 over 2}) + lp(n^{1 over 4}) = lp( n ) + lp( n^{1 over 8} )</annotation>
  </semantics>
</math>
</file>

<file path=Object 12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2</mn>
                      <mi>k</mi>
                    </msup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sup>
            </mrow>
          </mrow>
          <mo fence="true" stretchy="false">]</mo>
        </mrow>
        <mi>n</mi>
      </msub>
    </mrow>
    <annotation encoding="StarMath 5.0">[{%zeta( 0 )}]_n = [prod from k = 0 f_{1 over {2^k}}(0)^{(-1)^k}]_n</annotation>
  </semantics>
</math>
</file>

<file path=Object 124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2</mn>
                      <mi>k</mi>
                    </msup>
                  </mfrac>
                </msub>
              </mrow>
              <msup>
                <mrow>
                  <mo fence="true" stretchy="false">(</mo>
                  <mrow>
                    <mrow>
                      <msup>
                        <mn>2</mn>
                        <mi>k</mi>
                      </msup>
                      <mo stretchy="false">⋅</mo>
                      <mi>s</mi>
                    </mrow>
                  </mrow>
                  <mo fence="true" stretchy="false">)</mo>
                </mrow>
                <mfrac>
                  <mn>1</mn>
                  <msup>
                    <mn>3</mn>
                    <mi>k</mi>
                  </msup>
                </mfrac>
              </msup>
            </mrow>
          </mrow>
          <mo fence="true" stretchy="false">]</mo>
        </mrow>
        <mi>n</mi>
      </msub>
    </mrow>
    <annotation encoding="StarMath 5.0">[{%zeta( s )}]_n = [prod from k = 0 f_{1 over 2^k}(2^k cdot s)^{1 over 3^k}]_n</annotation>
  </semantics>
</math>
</file>

<file path=Object 125/content.xml><?xml version="1.0" encoding="utf-8"?>
<math xmlns="http://www.w3.org/1998/Math/MathML" display="block">
  <semantics>
    <mrow>
      <mrow>
        <mfrac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n>3</mn>
            </msup>
          </mrow>
          <mrow>
            <mi mathvariant="normal">ζ</mi>
            <mrow>
              <mo fence="true" stretchy="false">(</mo>
              <mrow>
                <mrow>
                  <mn>2</mn>
                  <mi>s</mi>
                </mrow>
              </mrow>
              <mo fence="true" stretchy="false">)</mo>
            </mrow>
          </mrow>
        </mfrac>
        <mo stretchy="false">=</mo>
        <mrow>
          <munder>
            <mo stretchy="false">∑</mo>
            <mrow>
              <mi>j</mi>
              <mo stretchy="false">=</mo>
              <mn>1</mn>
            </mrow>
          </munder>
          <mi>d</mi>
        </mrow>
      </mrow>
      <mrow>
        <mrow>
          <mo fence="true" stretchy="false">(</mo>
          <mrow>
            <msup>
              <mi>j</mi>
              <mn>2</mn>
            </msup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</mrow>
    </mrow>
    <annotation encoding="StarMath 5.0">{%zeta( s )^3}over{ %zeta(2 s) } = sum from j = 1 d( j^2 ) cdot j^-s</annotation>
  </semantics>
</math>
</file>

<file path=Object 126/content.xml><?xml version="1.0" encoding="utf-8"?>
<math xmlns="http://www.w3.org/1998/Math/MathML" display="block">
  <semantics>
    <mrow>
      <mrow>
        <munder>
          <mo stretchy="false">∑</mo>
          <mrow>
            <mrow>
              <mi>a</mi>
              <mo stretchy="false">⋅</mo>
              <msup>
                <mi>b</mi>
                <mn>2</mn>
              </msup>
              <mo stretchy="false">⋅</mo>
              <msup>
                <mi>c</mi>
                <mn>4</mn>
              </msup>
              <mo stretchy="false">⋅</mo>
              <msup>
                <mi>d</mi>
                <mn>8</mn>
              </msup>
              <mo stretchy="false">⋅</mo>
              <mn>...</mn>
            </mrow>
            <mo stretchy="false">≤</mo>
            <mi>n</mi>
          </mrow>
        </munder>
        <msub>
          <mi>f</mi>
          <mfrac>
            <mn>1</mn>
            <mn>3</mn>
          </mfrac>
        </msub>
      </mrow>
      <mrow>
        <mrow>
          <mrow>
            <mo fence="true" stretchy="false">(</mo>
            <mrow>
              <mi>a</mi>
            </mrow>
            <mo fence="true" stretchy="false">)</mo>
          </mrow>
          <mo stretchy="false">⋅</mo>
          <mrow>
            <msub>
              <mi>f</mi>
              <mfrac>
                <mn>1</mn>
                <mn>9</mn>
              </mfrac>
            </msub>
            <mrow>
              <mo fence="true" stretchy="false">(</mo>
              <mrow>
                <mi>b</mi>
              </mrow>
              <mo fence="true" stretchy="false">)</mo>
            </mrow>
          </mrow>
          <mo stretchy="false">⋅</mo>
          <mrow>
            <msub>
              <mi>f</mi>
              <mfrac>
                <mn>1</mn>
                <mn>27</mn>
              </mfrac>
            </msub>
            <mrow>
              <mo fence="true" stretchy="false">(</mo>
              <mrow>
                <mi>c</mi>
              </mrow>
              <mo fence="true" stretchy="false">)</mo>
            </mrow>
          </mrow>
          <mo stretchy="false">⋅</mo>
          <mrow>
            <msub>
              <mi>f</mi>
              <mfrac>
                <mn>1</mn>
                <mn>81</mn>
              </mfrac>
            </msub>
            <mrow>
              <mo fence="true" stretchy="false">(</mo>
              <mrow>
                <mi>d</mi>
              </mrow>
              <mo fence="true" stretchy="false">)</mo>
            </mrow>
          </mrow>
          <mo stretchy="false">⋅</mo>
          <mn>...</mn>
        </mrow>
        <mo stretchy="false">=</mo>
        <mi>n</mi>
      </mrow>
    </mrow>
    <annotation encoding="StarMath 5.0">sum from a cdot b^2 cdot c^4 cdot d^8 cdot... &lt;= n f_{1 over 3}(a) cdot { f_{1 over 9}(b) } cdot { f_{1 over 27}(c) } cdot { f_{1 over 81}(d) } cdot ... = n</annotation>
  </semantics>
</math>
</file>

<file path=Object 127/content.xml><?xml version="1.0" encoding="utf-8"?>
<math xmlns="http://www.w3.org/1998/Math/MathML" display="block">
  <semantics>
    <mrow>
      <msub>
        <mi>f</mi>
        <mi>z</mi>
      </msub>
      <mrow>
        <mrow>
          <mo fence="true" stretchy="false">(</mo>
          <mrow>
            <mi>n</mi>
          </mrow>
          <mo fence="true" stretchy="false">)</mo>
        </mrow>
        <mo stretchy="false">=</mo>
        <mo stretchy="false">∇</mo>
      </mrow>
      <mrow>
        <munder>
          <mo stretchy="false">∑</mo>
          <mrow>
            <mi>k</mi>
            <mo stretchy="false">=</mo>
            <mn>0</mn>
          </mrow>
        </mund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i mathvariant="italic">stuff</mi>
      <mn>..</mn>
      <mi>.</mi>
    </mrow>
    <annotation encoding="StarMath 5.0">f_z( n )=nabla sum from k = 0 ( binom{z}{k} )stuff...</annotation>
  </semantics>
</math>
</file>

<file path=Object 128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o stretchy="false">⋅</mo>
              <mrow>
                <msub>
                  <mi mathvariant="normal">ζ</mi>
                  <mfrac>
                    <mn>1</mn>
                    <mn>2</mn>
                  </mfrac>
                </msub>
                <mrow>
                  <mo fence="true" stretchy="false">(</mo>
                  <mrow>
                    <mrow>
                      <mn>2</mn>
                      <mi>s</mi>
                    </mrow>
                  </mrow>
                  <mo fence="true" stretchy="false">)</mo>
                </mrow>
              </mrow>
            </mrow>
          </mrow>
          <mo fence="true" stretchy="false">]</mo>
        </mrow>
        <mi>n</mi>
      </msub>
    </mrow>
    <annotation encoding="StarMath 5.0">[f]_n=[{%zeta( s )}cdot{ %zeta_{1 over 2}(2 s) }]_n</annotation>
  </semantics>
</math>
</file>

<file path=Object 129/content.xml><?xml version="1.0" encoding="utf-8"?>
<math xmlns="http://www.w3.org/1998/Math/MathML" display="block">
  <semantics>
    <mrow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i mathvariant="italic">lf</mi>
      </mrow>
      <mrow>
        <mrow>
          <mo fence="true" stretchy="false">(</mo>
          <mrow>
            <msup>
              <mi>n</mi>
              <mfrac>
                <mn>1</mn>
                <msup>
                  <mn>2</mn>
                  <mi>k</mi>
                </msup>
              </mfrac>
            </msup>
          </mrow>
          <mo fence="true" stretchy="false">)</mo>
        </mrow>
        <mo stretchy="false">=</mo>
        <mi mathvariant="italic">lp</mi>
      </mrow>
      <mrow>
        <mo fence="true" stretchy="false">(</mo>
        <mrow>
          <mi>n</mi>
        </mrow>
        <mo fence="true" stretchy="false">)</mo>
      </mrow>
    </mrow>
    <annotation encoding="StarMath 5.0">sum from k = 0 (-1)^k cdot lf( n^{1 over 2^k} ) = lp( n )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false">[</mo>
            <mrow>
              <mrow>
                <msub>
                  <mi mathvariant="normal">ζ</mi>
                  <mi>n</mi>
                </msub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row>
            <mtext>*</mtext>
            <mi>z</mi>
          </mrow>
        </msup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row>
          <mi>j</mi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sup>
      <msubsup>
        <mrow>
          <mo fence="true" stretchy="false">[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j</mi>
            </mrow>
          </msup>
        </mrow>
        <mrow>
          <mtext>*</mtext>
          <mi>z</mi>
        </mrow>
      </msubsup>
    </mrow>
    <annotation encoding="StarMath 5.0">[%zeta_n(s)]^{"*"z} = sum from j = 0 (-1)^j (binom{-z}{j})x^{j(1-s)} [(1-x^{1-s})%zeta(s)]^{"*"z}_{{n} cdot x^-j}</annotation>
  </semantics>
</math>
</file>

<file path=Object 130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p</mi>
      </mrow>
      <mrow>
        <mrow>
          <mo fence="true" stretchy="false">(</mo>
          <mrow>
            <mi>n</mi>
          </mrow>
          <mo fence="true" stretchy="false">)</mo>
        </mrow>
        <mo stretchy="false">+</mo>
        <mi mathvariant="italic">lp</mi>
      </mrow>
      <mrow>
        <mo fence="true" stretchy="false">(</mo>
        <mrow>
          <msup>
            <mi>n</mi>
            <mfrac>
              <mn>1</mn>
              <mn>3</mn>
            </mfrac>
          </msup>
        </mrow>
        <mo fence="true" stretchy="false">)</mo>
      </mrow>
    </mrow>
    <annotation encoding="StarMath 5.0">lf( n ) = lp( n ) + lp( n^{1 over 3} )</annotation>
  </semantics>
</math>
</file>

<file path=Object 131/content.xml><?xml version="1.0" encoding="utf-8"?>
<math xmlns="http://www.w3.org/1998/Math/MathML" display="block">
  <semantics>
    <mrow>
      <mi mathvariant="italic">lp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stretchy="false">⋅</mo>
          <mi mathvariant="italic">lf</mi>
        </mrow>
      </mrow>
      <mrow>
        <mo fence="true" stretchy="false">(</mo>
        <mrow>
          <msup>
            <mi>n</mi>
            <mfrac>
              <mn>1</mn>
              <msup>
                <mn>3</mn>
                <mi>k</mi>
              </msup>
            </mfrac>
          </msup>
        </mrow>
        <mo fence="true" stretchy="false">)</mo>
      </mrow>
    </mrow>
    <annotation encoding="StarMath 5.0">lp(n) = sum from k = 0 (-1)^k cdot lf(n^{1 over 3^k})</annotation>
  </semantics>
</math>
</file>

<file path=Object 132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3</mn>
                      <mi>k</mi>
                    </msup>
                  </mfrac>
                </msub>
              </mrow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</msup>
            </mrow>
          </mrow>
          <mo fence="true" stretchy="false">]</mo>
        </mrow>
        <mi>n</mi>
      </msub>
    </mrow>
    <annotation encoding="StarMath 5.0">[%zeta(0)]_n = [prod from k = 0 f_{1 over 3^k}(0)^{ (-1)^k }]_n</annotation>
  </semantics>
</math>
</file>

<file path=Object 133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o stretchy="false">⋅</mo>
              <mrow>
                <msub>
                  <mi mathvariant="normal">ζ</mi>
                  <mfrac>
                    <mn>1</mn>
                    <mn>3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</mrow>
          <mo fence="true" stretchy="false">]</mo>
        </mrow>
        <mi>n</mi>
      </msub>
    </mrow>
    <annotation encoding="StarMath 5.0">[f]_n=[{%zeta( 0 )}cdot{ %zeta_{1 over 3}(0) }]_n</annotation>
  </semantics>
</math>
</file>

<file path=Object 134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p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italic">lp</mi>
      </mrow>
      <mrow>
        <mo fence="true" stretchy="false">(</mo>
        <mrow>
          <msup>
            <mi>n</mi>
            <mfrac>
              <mn>1</mn>
              <mn>3</mn>
            </mfrac>
          </msup>
        </mrow>
        <mo fence="true" stretchy="false">)</mo>
      </mrow>
    </mrow>
    <annotation encoding="StarMath 5.0">lf( n ) = lp( n ) - lp( n^{1 over 3} )</annotation>
  </semantics>
</math>
</file>

<file path=Object 135/content.xml><?xml version="1.0" encoding="utf-8"?>
<math xmlns="http://www.w3.org/1998/Math/MathML" display="block">
  <semantics>
    <mrow>
      <mi mathvariant="italic">lp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0</mn>
            </mrow>
          </munder>
          <mi mathvariant="italic">lf</mi>
        </mrow>
      </mrow>
      <mrow>
        <mo fence="true" stretchy="false">(</mo>
        <mrow>
          <msup>
            <mi>n</mi>
            <mfrac>
              <mn>1</mn>
              <msup>
                <mn>3</mn>
                <mi>k</mi>
              </msup>
            </mfrac>
          </msup>
        </mrow>
        <mo fence="true" stretchy="false">)</mo>
      </mrow>
    </mrow>
    <annotation encoding="StarMath 5.0">lp( n ) = sum from k = 0 lf( n^{1 over 3^k} )</annotation>
  </semantics>
</math>
</file>

<file path=Object 136/content.xml><?xml version="1.0" encoding="utf-8"?>
<math xmlns="http://www.w3.org/1998/Math/MathML" display="block">
  <semantics>
    <mrow>
      <msub>
        <mrow>
          <mo fence="true" stretchy="false">[</mo>
          <mrow>
            <mi>f</mi>
          </mrow>
          <mo fence="true" stretchy="false">]</mo>
        </mrow>
        <mi>n</mi>
      </msub>
      <mo stretchy="false">=</mo>
      <msub>
        <mrow>
          <mo fence="true" stretchy="false">[</mo>
          <mrow>
            <mfrac>
              <mrow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b>
                  <mi mathvariant="normal">ζ</mi>
                  <mfrac>
                    <mn>1</mn>
                    <mn>3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frac>
          </mrow>
          <mo fence="true" stretchy="false">]</mo>
        </mrow>
        <mi>n</mi>
      </msub>
    </mrow>
    <annotation encoding="StarMath 5.0">[f]_n=[{%zeta( 0 )}over{ %zeta_{1 over 3}(0) }]_n</annotation>
  </semantics>
</math>
</file>

<file path=Object 13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row>
                <munder>
                  <mo stretchy="false">∏</mo>
                  <mrow>
                    <mi>k</mi>
                    <mo stretchy="false">=</mo>
                    <mn>0</mn>
                  </mrow>
                </munder>
                <msub>
                  <mi>f</mi>
                  <mfrac>
                    <mn>1</mn>
                    <msup>
                      <mn>3</mn>
                      <mi>k</mi>
                    </msup>
                  </mfrac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%zeta(0)]_n = [prod from k = 0 f_{1 over 3^k}(0)]_n</annotation>
  </semantics>
</math>
</file>

<file path=Object 138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p</mi>
      </mrow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−</mo>
        <mi mathvariant="italic">lp</mi>
      </mrow>
      <mrow>
        <mo fence="true" stretchy="false">(</mo>
        <mrow>
          <msup>
            <mi>n</mi>
            <mfrac>
              <mn>1</mn>
              <mn>3</mn>
            </mfrac>
          </msup>
        </mrow>
        <mo fence="true" stretchy="false">)</mo>
      </mrow>
    </mrow>
    <annotation encoding="StarMath 5.0">lf( n ) = lp( n^{1 over 2} ) - lp( n^{1 over 3} )</annotation>
  </semantics>
</math>
</file>

<file path=Object 139/content.xml><?xml version="1.0" encoding="utf-8"?>
<math xmlns="http://www.w3.org/1998/Math/MathML" display="block">
  <semantics>
    <mrow>
      <msub>
        <mrow>
          <mo fence="true" stretchy="false">[</mo>
          <mrow>
            <mrow>
              <msub>
                <mi mathvariant="normal">ζ</mi>
                <mfrac>
                  <mn>1</mn>
                  <mi>k</mi>
                </mfrac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  <msup>
          <mi>n</mi>
          <mfrac>
            <mn>1</mn>
            <mi>k</mi>
          </mfrac>
        </msup>
      </msub>
    </mrow>
    <annotation encoding="StarMath 5.0">[%zeta_{1 over k}(s)]_n = [%zeta(k)]_{n^{1 over k}}</annotation>
  </semantics>
</math>
</file>

<file path=Object 14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2</mn>
            </mrow>
            <mi>n</mi>
          </munderover>
          <msub>
            <mrow>
              <mo fence="true" stretchy="false">[</mo>
              <mrow>
                <mrow>
                  <mo stretchy="false">∇</mo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j</mi>
          </msub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−</mo>
                                    <msup>
                                      <mi>x</mi>
                                      <mrow>
                                        <mn>1</mn>
                                        <mo stretchy="false">−</mo>
                                        <mi>s</mi>
                                      </mrow>
                                    </msup>
                                  </mrow>
                                </mrow>
                                <mo fence="true" stretchy="false">)</mo>
                              </mrow>
                              <mi mathvariant="normal">ζ</mi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z</mi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⋅</mo>
            <msup>
              <mi>j</mi>
              <mrow>
                <mo stretchy="false">−</mo>
                <mn>1</mn>
              </mrow>
            </msup>
          </mrow>
        </msub>
      </mrow>
    </mrow>
    <annotation encoding="StarMath 5.0">[(((1-x^{1-s})%zeta(s))^z-1)^k]_n = sum from j = 2 to n [nabla ((1-x^{1-s})%zeta(s))^z]_j cdot [(((1-x^{1-s})%zeta(s))^z-1)^{k-1}]_{n cdot j^-1}</annotation>
  </semantics>
</math>
</file>

<file path=Object 140/content.xml><?xml version="1.0" encoding="utf-8"?>
<math xmlns="http://www.w3.org/1998/Math/MathML" display="block">
  <semantics>
    <mrow>
      <msub>
        <mrow>
          <mo fence="true" stretchy="false">[</mo>
          <mrow>
            <mrow>
              <msub>
                <mi mathvariant="normal">ζ</mi>
                <mi>k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  <msup>
          <mi>n</mi>
          <mi>k</mi>
        </msup>
      </msub>
    </mrow>
    <annotation encoding="StarMath 5.0">[%zeta_{k}(s)]_n = [%zeta(k)]_{n^{k}}</annotation>
  </semantics>
</math>
</file>

<file path=Object 141/content.xml><?xml version="1.0" encoding="utf-8"?>
<math xmlns="http://www.w3.org/1998/Math/MathML" display="block">
  <semantics>
    <mrow>
      <mrow>
        <munderover>
          <mo stretchy="false">∑</mo>
          <mrow>
            <mi>a</mi>
            <mo stretchy="false">=</mo>
            <mn>1</mn>
          </mrow>
          <mi>n</mi>
        </munderover>
        <mrow>
          <munderover>
            <mo stretchy="false">∑</mo>
            <mrow>
              <mi>b</mi>
              <mo stretchy="false">=</mo>
              <mn>1</mn>
            </mrow>
            <mfrac>
              <mi>n</mi>
              <mi>a</mi>
            </mfrac>
          </munderover>
          <mi mathvariant="italic">gcd</mi>
        </mrow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sub>
          <mrow>
            <mo fence="true" stretchy="false">[</mo>
            <mrow>
              <mfrac>
                <mrow>
                  <mi mathvariant="normal">ζ</mi>
                  <mrow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n>2</mn>
                    </msup>
                    <mo stretchy="false">⋅</mo>
                    <msub>
                      <mi mathvariant="normal">ζ</mi>
                      <mfrac>
                        <mn>1</mn>
                        <mn>2</mn>
                      </mfrac>
                    </msub>
                  </mrow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sub>
                    <mi mathvariant="normal">ζ</mi>
                    <mfrac>
                      <mn>1</mn>
                      <mn>2</mn>
                    </mfrac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]</mo>
          </mrow>
          <mi>n</mi>
        </msub>
      </mrow>
    </mrow>
    <annotation encoding="StarMath 5.0">sum from a = 1 to n sum from b = 1 to {n over a} gcd( a,b ) = [{{%zeta(0)^2 cdot %zeta_{1 over 2}(-2 )}over{%zeta_{1 over 2}(0)}}  ]_n</annotation>
  </semantics>
</math>
</file>

<file path=Object 14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underover>
                    <mo stretchy="false">∑</mo>
                    <mrow>
                      <mi>a</mi>
                      <mo stretchy="false">=</mo>
                      <mn>1</mn>
                    </mrow>
                    <mi>n</mi>
                  </munderover>
                  <mrow>
                    <munderover>
                      <mo stretchy="false">∑</mo>
                      <mrow>
                        <mi>b</mi>
                        <mo stretchy="false">=</mo>
                        <mn>1</mn>
                      </mrow>
                      <mfrac>
                        <mi>n</mi>
                        <mi>a</mi>
                      </mfrac>
                    </munderover>
                    <mi mathvariant="italic">gcd</mi>
                  </mrow>
                </mrow>
                <mrow>
                  <mo fence="true" stretchy="false">(</mo>
                  <mrow>
                    <mrow>
                      <mi>a</mi>
                      <mi>,</mi>
                      <mi>b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n>2</mn>
      </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sup>
            <mi>n</mi>
            <mfrac>
              <mn>1</mn>
              <mn>2</mn>
            </mfrac>
          </msup>
        </msub>
        <mo stretchy="false">−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sup>
            <mi>n</mi>
            <mfrac>
              <mn>1</mn>
              <mn>2</mn>
            </mfrac>
          </msup>
        </msub>
      </mrow>
    </mrow>
    <annotation encoding="StarMath 5.0">[log sum from a = 1 to n sum from b = 1 to {n over a} gcd( a,b )]_n = 2[ log %zeta(0) ]_n + [ log %zeta(-1) ]_{n^{1 over 2}} - [ log %zeta(0) ]_{n^{1 over 2}}</annotation>
  </semantics>
</math>
</file>

<file path=Object 143/content.xml><?xml version="1.0" encoding="utf-8"?>
<math xmlns="http://www.w3.org/1998/Math/MathML" display="block">
  <semantics>
    <mrow>
      <mrow>
        <munderover>
          <mo stretchy="false">∑</mo>
          <mrow>
            <mi>a</mi>
            <mo stretchy="false">=</mo>
            <mn>1</mn>
          </mrow>
          <mi>n</mi>
        </munderover>
        <mrow>
          <munderover>
            <mo stretchy="false">∑</mo>
            <mrow>
              <mi>b</mi>
              <mo stretchy="false">=</mo>
              <mn>1</mn>
            </mrow>
            <mfrac>
              <mi>n</mi>
              <mi>a</mi>
            </mfrac>
          </munderover>
          <mi mathvariant="italic">gcd</mi>
        </mrow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sup>
                <mrow>
                  <mo fence="true" stretchy="false">(</mo>
                  <mrow>
                    <mfrac>
                      <mi>n</mi>
                      <mi>j</mi>
                    </mfrac>
                  </mrow>
                  <mo fence="true" stretchy="false">)</mo>
                </mrow>
                <mfrac>
                  <mn>1</mn>
                  <mn>2</mn>
                </mfrac>
              </msup>
            </munderover>
            <mi>d</mi>
          </mrow>
        </mrow>
      </mrow>
      <mrow>
        <mo fence="true" stretchy="false">(</mo>
        <mrow>
          <mi>j</mi>
        </mrow>
        <mo fence="true" stretchy="false">)</mo>
      </mrow>
      <mi mathvariant="normal">ϕ</mi>
      <mrow>
        <mo fence="true" stretchy="false">(</mo>
        <mrow>
          <mi>k</mi>
        </mrow>
        <mo fence="true" stretchy="false">)</mo>
      </mrow>
    </mrow>
    <annotation encoding="StarMath 5.0">sum from a = 1 to n sum from b = 1 to {n over a} gcd( a,b ) = sum from j = 1 to n sum from k = 1 to (n over j )^{ 1 over 2 } d( j )%phi( k )</annotation>
  </semantics>
</math>
</file>

<file path=Object 144/content.xml><?xml version="1.0" encoding="utf-8"?>
<math xmlns="http://www.w3.org/1998/Math/MathML" display="block">
  <semantics>
    <mrow>
      <mrow>
        <munderover>
          <mo stretchy="false">∑</mo>
          <mrow>
            <mi>a</mi>
            <mo stretchy="false">=</mo>
            <mn>1</mn>
          </mrow>
          <mi>n</mi>
        </munderover>
        <mrow>
          <munderover>
            <mo stretchy="false">∑</mo>
            <mrow>
              <mi>b</mi>
              <mo stretchy="false">=</mo>
              <mn>1</mn>
            </mrow>
            <mfrac>
              <mi>n</mi>
              <mi>a</mi>
            </mfrac>
          </munderover>
          <mrow>
            <munderover>
              <mo stretchy="false">∑</mo>
              <mrow>
                <mi>c</mi>
                <mo stretchy="false">=</mo>
                <mn>1</mn>
              </mrow>
              <mfrac>
                <mi>n</mi>
                <mrow>
                  <mi>a</mi>
                  <mi>b</mi>
                </mrow>
              </mfrac>
            </munderover>
            <mi mathvariant="italic">gcd</mi>
          </mrow>
        </mrow>
      </mrow>
      <mrow>
        <mrow>
          <mo fence="true" stretchy="false">(</mo>
          <mrow>
            <mrow>
              <mi>a</mi>
              <mi>,</mi>
              <mi>b</mi>
              <mi>,</mi>
              <mi>c</mi>
            </mrow>
          </mrow>
          <mo fence="true" stretchy="false">)</mo>
        </mrow>
        <mo stretchy="false">=</mo>
        <msub>
          <mrow>
            <mo fence="true" stretchy="false">[</mo>
            <mrow>
              <mfrac>
                <mrow>
                  <mi mathvariant="normal">ζ</mi>
                  <mrow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n>3</mn>
                    </msup>
                    <mo stretchy="false">⋅</mo>
                    <msub>
                      <mi mathvariant="normal">ζ</mi>
                      <mfrac>
                        <mn>1</mn>
                        <mn>3</mn>
                      </mfrac>
                    </msub>
                  </mrow>
                  <mrow>
                    <mo fence="true" stretchy="false">(</mo>
                    <mrow>
                      <mrow>
                        <mo stretchy="false">−</mo>
                        <mn>3</mn>
                      </mrow>
                    </mrow>
                    <mo fence="true" stretchy="false">)</mo>
                  </mrow>
                </mrow>
                <mrow>
                  <msub>
                    <mi mathvariant="normal">ζ</mi>
                    <mfrac>
                      <mn>1</mn>
                      <mn>3</mn>
                    </mfrac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]</mo>
          </mrow>
          <mi>n</mi>
        </msub>
      </mrow>
    </mrow>
    <annotation encoding="StarMath 5.0">sum from a = 1 to n sum from b = 1 to {n over a} sum from c = 1 to {n over {a b} } gcd( a,b,c ) = [{{%zeta(0)^3 cdot %zeta_{1 over 3}(-3)}over{%zeta_{1 over 3}(0)}}  ]_n</annotation>
  </semantics>
</math>
</file>

<file path=Object 145/content.xml><?xml version="1.0" encoding="utf-8"?>
<math xmlns="http://www.w3.org/1998/Math/MathML" display="block">
  <semantics>
    <mrow>
      <mrow>
        <munderover>
          <mo stretchy="false">∑</mo>
          <mrow>
            <mi>a</mi>
            <mo stretchy="false">=</mo>
            <mn>1</mn>
          </mrow>
          <mi>n</mi>
        </munderover>
        <mrow>
          <munderover>
            <mo stretchy="false">∑</mo>
            <mrow>
              <mi>b</mi>
              <mo stretchy="false">=</mo>
              <mn>1</mn>
            </mrow>
            <mfrac>
              <mi>n</mi>
              <mi>a</mi>
            </mfrac>
          </munderover>
          <mrow>
            <munderover>
              <mo stretchy="false">∑</mo>
              <mrow>
                <mi>c</mi>
                <mo stretchy="false">=</mo>
                <mn>1</mn>
              </mrow>
              <mfrac>
                <mi>n</mi>
                <mrow>
                  <mi>a</mi>
                  <mi>b</mi>
                </mrow>
              </mfrac>
            </munderover>
            <mrow>
              <munderover>
                <mo stretchy="false">∑</mo>
                <mrow>
                  <mi>d</mi>
                  <mo stretchy="false">=</mo>
                  <mn>1</mn>
                </mrow>
                <mfrac>
                  <mi>n</mi>
                  <mrow>
                    <mi>a</mi>
                    <mi>b</mi>
                    <mi>c</mi>
                  </mrow>
                </mfrac>
              </munderover>
              <mi mathvariant="italic">gcd</mi>
            </mrow>
          </mrow>
        </mrow>
      </mrow>
      <mrow>
        <mrow>
          <mo fence="true" stretchy="false">(</mo>
          <mrow>
            <mrow>
              <mi>a</mi>
              <mi>,</mi>
              <mi>b</mi>
              <mi>,</mi>
              <mi>c</mi>
              <mi>,</mi>
              <mi>d</mi>
            </mrow>
          </mrow>
          <mo fence="true" stretchy="false">)</mo>
        </mrow>
        <mo stretchy="false">=</mo>
        <msub>
          <mrow>
            <mo fence="true" stretchy="false">[</mo>
            <mrow>
              <mfrac>
                <mrow>
                  <mi mathvariant="normal">ζ</mi>
                  <mrow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n>4</mn>
                    </msup>
                    <mo stretchy="false">⋅</mo>
                    <msub>
                      <mi mathvariant="normal">ζ</mi>
                      <mfrac>
                        <mn>1</mn>
                        <mn>4</mn>
                      </mfrac>
                    </msub>
                  </mrow>
                  <mrow>
                    <mo fence="true" stretchy="false">(</mo>
                    <mrow>
                      <mrow>
                        <mo stretchy="false">−</mo>
                        <mn>4</mn>
                      </mrow>
                    </mrow>
                    <mo fence="true" stretchy="false">)</mo>
                  </mrow>
                </mrow>
                <mrow>
                  <msub>
                    <mi mathvariant="normal">ζ</mi>
                    <mfrac>
                      <mn>1</mn>
                      <mn>4</mn>
                    </mfrac>
                  </msub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]</mo>
          </mrow>
          <mi>n</mi>
        </msub>
      </mrow>
    </mrow>
    <annotation encoding="StarMath 5.0">sum from a = 1 to n sum from b = 1 to {n over a} sum from c = 1 to {n over {a b} } sum from d = 1 to {n over {a b c} } gcd( a,b,c, d ) = [{{%zeta(0)^4 cdot %zeta_{1 over 4}(-4 )}over{%zeta_{1 over 4}(0)}}  ]_n</annotation>
  </semantics>
</math>
</file>

<file path=Object 146/content.xml><?xml version="1.0" encoding="utf-8"?>
<math xmlns="http://www.w3.org/1998/Math/MathML" display="block">
  <semantics>
    <mrow>
      <mrow>
        <mfrac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n>3</mn>
            </msup>
          </mrow>
          <mrow>
            <mi mathvariant="normal">ζ</mi>
            <mrow>
              <mo fence="true" stretchy="false">(</mo>
              <mrow>
                <mrow>
                  <mn>2</mn>
                  <mi>s</mi>
                </mrow>
              </mrow>
              <mo fence="true" stretchy="false">)</mo>
            </mrow>
          </mrow>
        </mfrac>
        <mo stretchy="false">=</mo>
        <mrow>
          <munder>
            <mo stretchy="false">∑</mo>
            <mrow>
              <mi>j</mi>
              <mo stretchy="false">=</mo>
              <mn>1</mn>
            </mrow>
          </munder>
          <mi>d</mi>
        </mrow>
      </mrow>
      <mrow>
        <mrow>
          <mo fence="true" stretchy="false">(</mo>
          <mrow>
            <msup>
              <mi>j</mi>
              <mn>2</mn>
            </msup>
          </mrow>
          <mo fence="true" stretchy="false">)</mo>
        </mrow>
        <mo stretchy="false">⋅</mo>
        <msup>
          <mi>j</mi>
          <mrow>
            <mo stretchy="false">−</mo>
            <mi>s</mi>
          </mrow>
        </msup>
      </mrow>
    </mrow>
    <annotation encoding="StarMath 5.0">{%zeta( s )^3}over{ %zeta(2 s) } = sum from j = 1 d( j^2 ) cdot j^-s</annotation>
  </semantics>
</math>
</file>

<file path=Object 147/content.xml><?xml version="1.0" encoding="utf-8"?>
<math xmlns="http://www.w3.org/1998/Math/MathML" display="block">
  <semantics>
    <mrow>
      <mrow>
        <mfrac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n>4</mn>
            </msup>
          </mrow>
          <mrow>
            <mi mathvariant="normal">ζ</mi>
            <mrow>
              <mo fence="true" stretchy="false">(</mo>
              <mrow>
                <mrow>
                  <mn>2</mn>
                  <mi>s</mi>
                </mrow>
              </mrow>
              <mo fence="true" stretchy="false">)</mo>
            </mrow>
          </mrow>
        </mfrac>
        <mo stretchy="false">=</mo>
        <mrow>
          <munder>
            <mo stretchy="false">∑</mo>
            <mrow>
              <mi>j</mi>
              <mo stretchy="false">=</mo>
              <mn>1</mn>
            </mrow>
          </munder>
          <mi>d</mi>
        </mrow>
      </mrow>
      <mrow>
        <msup>
          <mrow>
            <mo fence="true" stretchy="false">(</mo>
            <mrow>
              <mi>j</mi>
            </mrow>
            <mo fence="true" stretchy="false">)</mo>
          </mrow>
          <mn>2</mn>
        </msup>
        <mo stretchy="false">⋅</mo>
        <msup>
          <mi>j</mi>
          <mrow>
            <mo stretchy="false">−</mo>
            <mi>s</mi>
          </mrow>
        </msup>
      </mrow>
    </mrow>
    <annotation encoding="StarMath 5.0">{%zeta( s )^4}over{ %zeta(2 s) } = sum from j = 1 d( j )^2 cdot j^-s</annotation>
  </semantics>
</math>
</file>

<file path=Object 148/content.xml><?xml version="1.0" encoding="utf-8"?>
<math xmlns="http://www.w3.org/1998/Math/MathML" display="block">
  <semantics>
    <mrow>
      <msub>
        <mi>D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>d</mi>
            <mi>z</mi>
          </msub>
        </mrow>
      </mrow>
      <mrow>
        <msup>
          <mrow>
            <mo fence="true" stretchy="false">(</mo>
            <mrow>
              <msup>
                <mi>j</mi>
                <mi>a</mi>
              </msup>
            </mrow>
            <mo fence="true" stretchy="false">)</mo>
          </mrow>
          <mi>b</mi>
        </msup>
        <mo stretchy="false">⋅</mo>
        <msub>
          <mi>D</mi>
          <mrow>
            <mi>k</mi>
            <mo stretchy="false">−</mo>
            <mn>1</mn>
          </mrow>
        </msub>
      </mrow>
      <mrow>
        <mo fence="true" stretchy="false">(</mo>
        <mrow>
          <mfrac>
            <mi>n</mi>
            <mi>j</mi>
          </mfrac>
        </mrow>
        <mo fence="true" stretchy="false">)</mo>
      </mrow>
      <mi mathvariant="italic">with</mi>
      <msub>
        <mi>D</mi>
        <mn>0</mn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D_k( n ) = sum from j = 1 to n d_z( j^a )^b cdot D_{ k-1 }( n over j ) with D_0( n ) = 1</annotation>
  </semantics>
</math>
</file>

<file path=Object 149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i>D</mi>
        <mi>j</mi>
      </msub>
      <mrow>
        <mo fence="true" stretchy="false">(</mo>
        <mrow>
          <mi>n</mi>
        </mrow>
        <mo fence="true" stretchy="false">)</mo>
      </mrow>
    </mrow>
    <annotation encoding="StarMath 5.0">D_k'( n ) = sum from j = 0 to k ( -1 )^{ k-j } ( binom{k}{j} )D_j( n )</annotation>
  </semantics>
</math>
</file>

<file path=Object 1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b>
                          <mi mathvariant="normal">χ</mi>
                          <mi>k</mi>
                        </msub>
                      </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χ</mi>
            <mi>k</mi>
          </msub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row>
            <mo fence="true" stretchy="false">[</mo>
            <mrow>
              <mrow>
                <mo stretchy="false">∇</mo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j</mi>
        </msub>
      </mrow>
    </mrow>
    <annotation encoding="StarMath 5.0">[log (sum from j = 1 to n %chi_k ( j ))]_n = sum from j = 1 to n %chi_k (j) cdot [nabla log %zeta(0)]_j</annotation>
  </semantics>
</math>
</file>

<file path=Object 150/content.xml><?xml version="1.0" encoding="utf-8"?>
<math xmlns="http://www.w3.org/1998/Math/MathML" display="block">
  <semantics>
    <mrow>
      <mi mathvariant="italic">logD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row>
              <msub>
                <mi>log</mi>
                <mn>2</mn>
              </msub>
              <mi>n</mi>
            </mrow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i>D</mi>
        <mi>k</mi>
      </msub>
      <mi>'</mi>
      <mrow>
        <mo fence="true" stretchy="false">(</mo>
        <mrow>
          <mi>n</mi>
        </mrow>
        <mo fence="true" stretchy="false">)</mo>
      </mrow>
    </mrow>
    <annotation encoding="StarMath 5.0">logD( n ) = sum from k = 1 to {log_2 n} {( -1 )^{ k+1 } over k} D_k'( n )</annotation>
  </semantics>
</math>
</file>

<file path=Object 151/content.xml><?xml version="1.0" encoding="utf-8"?>
<math xmlns="http://www.w3.org/1998/Math/MathML" display="block">
  <semantics>
    <mrow>
      <msub>
        <mi>D</mi>
        <mn>1</mn>
      </msub>
      <mrow>
        <mo fence="true" stretchy="false">(</mo>
        <mrow>
          <mi>n</mi>
        </mrow>
        <mo fence="true" stretchy="false">)</mo>
      </mrow>
    </mrow>
    <annotation encoding="StarMath 5.0">D_1( n )</annotation>
  </semantics>
</math>
</file>

<file path=Object 152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n</mi>
        </munderover>
        <mi mathvariant="italic">gcd</mi>
      </mrow>
      <mrow>
        <mo fence="true" stretchy="false">(</mo>
        <mrow>
          <mrow>
            <mi>j</mi>
            <mi>,</mi>
            <mi>n</mi>
          </mrow>
        </mrow>
        <mo fence="true" stretchy="false">)</mo>
      </mrow>
    </mrow>
    <annotation encoding="StarMath 5.0">sum from j = 1 to n gcd( j,n )</annotation>
  </semantics>
</math>
</file>

<file path=Object 153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>n</mi>
        </munderover>
        <mrow>
          <munderover>
            <mo stretchy="false">∑</mo>
            <mrow>
              <mi>j</mi>
              <mo stretchy="false">=</mo>
              <mn>1</mn>
            </mrow>
            <mi>k</mi>
          </munderover>
          <mi mathvariant="italic">gcd</mi>
        </mrow>
      </mrow>
      <mrow>
        <mrow>
          <mo fence="true" stretchy="false">(</mo>
          <mrow>
            <mrow>
              <mi>j</mi>
              <mi>,</mi>
              <mi>k</mi>
            </mrow>
          </mrow>
          <mo fence="true" stretchy="false">)</mo>
        </mrow>
        <mo stretchy="false">=</mo>
        <msub>
          <mrow>
            <mo fence="true" stretchy="false">[</mo>
            <mrow>
              <mfrac>
                <mrow>
                  <mi mathvariant="normal">ζ</mi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row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frac>
            </mrow>
            <mo fence="true" stretchy="false">]</mo>
          </mrow>
          <mi>n</mi>
        </msub>
      </mrow>
    </mrow>
    <annotation encoding="StarMath 5.0">sum from k = 1 to n sum from j = 1 to k gcd( j,k ) = [{ {%zeta(-1)^2}over{%zeta(0)} }]_n</annotation>
  </semantics>
</math>
</file>

<file path=Object 15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underover>
                    <mo stretchy="false">∑</mo>
                    <mrow>
                      <mi>a</mi>
                      <mo stretchy="false">=</mo>
                      <mn>1</mn>
                    </mrow>
                    <mi>n</mi>
                  </munderover>
                  <mrow>
                    <munderover>
                      <mo stretchy="false">∑</mo>
                      <mrow>
                        <mi>b</mi>
                        <mo stretchy="false">=</mo>
                        <mn>1</mn>
                      </mrow>
                      <mfrac>
                        <mi>n</mi>
                        <mi>a</mi>
                      </mfrac>
                    </munderover>
                    <mi mathvariant="italic">lcm</mi>
                  </mrow>
                </mrow>
                <mrow>
                  <mo fence="true" stretchy="false">(</mo>
                  <mrow>
                    <mrow>
                      <mi>a</mi>
                      <mi>,</mi>
                      <mi>b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n>2</mn>
      </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row>
                      <mo stretchy="false">−</mo>
                      <mn>2</mn>
                    </mrow>
                  </mrow>
                  <mo fence="true" stretchy="false">)</mo>
                </mrow>
              </mrow>
            </mrow>
            <mo fence="true" stretchy="false">]</mo>
          </mrow>
          <msup>
            <mi>n</mi>
            <mfrac>
              <mn>1</mn>
              <mn>2</mn>
            </mfrac>
          </msup>
        </msub>
        <mo stretchy="false">−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fence="true" stretchy="false">]</mo>
          </mrow>
          <msup>
            <mi>n</mi>
            <mfrac>
              <mn>1</mn>
              <mn>2</mn>
            </mfrac>
          </msup>
        </msub>
      </mrow>
    </mrow>
    <annotation encoding="StarMath 5.0">[log sum from a = 1 to n sum from b = 1 to {n over a} lcm( a,b )]_n = 2[ log %zeta(-1) ]_n + [ log %zeta(-2) ]_{n^{1 over 2}} - [ log %zeta(-1) ]_{n^{1 over 2}}</annotation>
  </semantics>
</math>
</file>

<file path=Object 155/content.xml><?xml version="1.0" encoding="utf-8"?>
<math xmlns="http://www.w3.org/1998/Math/MathML" display="block">
  <semantics>
    <mrow>
      <mrow>
        <munderover>
          <mo stretchy="false">∑</mo>
          <mrow>
            <mi>a</mi>
            <mo stretchy="false">=</mo>
            <mn>1</mn>
          </mrow>
          <mi>n</mi>
        </munderover>
        <mrow>
          <munderover>
            <mo stretchy="false">∑</mo>
            <mrow>
              <mi>b</mi>
              <mo stretchy="false">=</mo>
              <mn>1</mn>
            </mrow>
            <mfrac>
              <mi>n</mi>
              <mi>a</mi>
            </mfrac>
          </munderover>
          <mi mathvariant="italic">lcm</mi>
        </mrow>
      </mrow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sub>
          <mrow>
            <mo fence="true" stretchy="false">[</mo>
            <mrow>
              <mfrac>
                <mrow>
                  <mi mathvariant="normal">ζ</mi>
                  <mrow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o stretchy="false">⋅</mo>
                    <msub>
                      <mi mathvariant="normal">ζ</mi>
                      <mfrac>
                        <mn>1</mn>
                        <mn>2</mn>
                      </mfrac>
                    </msub>
                  </mrow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sub>
                    <mi mathvariant="normal">ζ</mi>
                    <mfrac>
                      <mn>1</mn>
                      <mn>2</mn>
                    </mfrac>
                  </msub>
                  <mrow>
                    <mo fence="true" stretchy="false">(</mo>
                    <mrow>
                      <mrow>
                        <mo stretchy="false">−</mo>
                        <mn>4</mn>
                      </mrow>
                    </mrow>
                    <mo fence="true" stretchy="false">)</mo>
                  </mrow>
                </mrow>
              </mfrac>
            </mrow>
            <mo fence="true" stretchy="false">]</mo>
          </mrow>
          <mi>n</mi>
        </msub>
      </mrow>
    </mrow>
    <annotation encoding="StarMath 5.0">sum from a = 1 to n sum from b = 1 to {n over a} lcm( a,b ) = [{{%zeta(-1)^2 cdot %zeta_{1 over 2}(-2)}over{%zeta_{1 over 2}(-4)}}  ]_n</annotation>
  </semantics>
</math>
</file>

<file path=Object 156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row>
          <mrow>
            <mo stretchy="false">−</mo>
            <mrow>
              <munderover>
                <mo stretchy="false">∑</mo>
                <mrow>
                  <mi>k</mi>
                  <mo stretchy="false">=</mo>
                  <mn>1</mn>
                </mrow>
                <mi mathvariant="normal">∞</mi>
              </munderover>
              <mfrac>
                <msup>
                  <mi>x</mi>
                  <mrow>
                    <mi>k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sup>
                <mi>k</mi>
              </mfrac>
            </mrow>
          </mrow>
          <mo stretchy="false">+</mo>
          <mi>log</mi>
        </mrow>
      </mrow>
      <msub>
        <mi mathvariant="normal">ζ</mi>
        <mi>n</mi>
      </msub>
      <mrow>
        <mo fence="true" stretchy="false">(</mo>
        <mrow>
          <mi>s</mi>
        </mrow>
        <mo fence="true" stretchy="false">)</mo>
      </mrow>
    </mrow>
    <annotation encoding="StarMath 5.0">log((1-x^{1-s})%zeta(s)) = - sum from k = 1 to infinity {{x^{k(1-s)}} over {k}} + log %zeta_n(s)</annotation>
  </semantics>
</math>
</file>

<file path=Object 15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sup>
                <mi>x</mi>
                <mrow>
                  <mi>k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sup>
              <mi>k</mi>
            </mfrac>
          </mrow>
        </mrow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(1-x^{1-s})%zeta(s))]_n = - sum from k = 1 to lfloor {log n}over {log x}  rfloor {{x^{k(1-s)}} over {k}} + [log %zeta(s)]_n</annotation>
  </semantics>
</math>
</file>

<file path=Object 158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1</mn>
          </mrow>
        </munder>
        <mrow/>
      </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i>log</mi>
      </mrow>
      <mi>x</mi>
    </mrow>
    <annotation encoding="StarMath 5.0">lim from {s rightarrow 1}{}(1-x^{1-s})%zeta(s) = log x</annotation>
  </semantics>
</math>
</file>

<file path=Object 15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under>
          <mi>lim</mi>
          <mrow>
            <mi>s</mi>
            <mo stretchy="false">→</mo>
            <mn>1</mn>
          </mrow>
        </munder>
        <mrow/>
      </mrow>
      <mrow>
        <msub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?</mi>
      </mrow>
      <mi>?</mi>
      <mi>?</mi>
    </mrow>
    <annotation encoding="StarMath 5.0">lim from {x rightarrow 1}{}lim from {s rightarrow 1}{}[(1-x^{1-s})%zeta(s)]_n = ???</annotation>
  </semantics>
</math>
</file>

<file path=Object 1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i>log</mi>
                <mrow>
                  <mo fence="true" stretchy="false">(</mo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i>n</mi>
                        </munderover>
                        <msub>
                          <mi mathvariant="normal">χ</mi>
                          <mi>k</mi>
                        </msub>
                      </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sub>
          <mi mathvariant="normal">χ</mi>
          <mi>k</mi>
        </msub>
      </mrow>
      <mrow>
        <mrow>
          <mo fence="true" stretchy="false">(</mo>
          <mrow>
            <mi>n</mi>
          </mrow>
          <mo fence="true" stretchy="false">)</mo>
        </mrow>
        <mo stretchy="false">⋅</mo>
        <msub>
          <mrow>
            <mo fence="true" stretchy="false">[</mo>
            <mrow>
              <mrow>
                <mo stretchy="false">∇</mo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nabla log (sum from j = 1 to n %chi_k ( j ))]_n = %chi_k (n) cdot [nabla log %zeta(0)]_n</annotation>
  </semantics>
</math>
</file>

<file path=Object 16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row/>
      </mrow>
      <mrow>
        <munder>
          <mi>lim</mi>
          <mrow>
            <mi>s</mi>
            <mo stretchy="false">→</mo>
            <mn>1</mn>
          </mrow>
        </munder>
        <mrow/>
      </mrow>
      <mrow>
        <msub>
          <mrow>
            <mo fence="true" stretchy="false">[</mo>
            <mrow>
              <mrow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−</mo>
                  <mn>1</mn>
                </mrow>
              </mrow>
            </mrow>
            <mo fence="true" stretchy="false">]</mo>
          </mrow>
          <mi>n</mi>
        </msub>
        <mo stretchy="false">=</mo>
        <mi>?</mi>
      </mrow>
      <mi>?</mi>
      <mi>?</mi>
    </mrow>
    <annotation encoding="StarMath 5.0">lim from {x rightarrow 1}{}lim from {s rightarrow 1}{}[(1-x^{1-s})%zeta(s)-1]_n = ???</annotation>
  </semantics>
</math>
</file>

<file path=Object 161/content.xml><?xml version="1.0" encoding="utf-8"?>
<math xmlns="http://www.w3.org/1998/Math/MathML" display="block">
  <semantics>
    <mrow>
      <munder>
        <mo stretchy="false">∑</mo>
        <mrow>
          <mrow>
            <mi>a</mi>
            <mo stretchy="false">⋅</mo>
            <mi>b</mi>
          </mrow>
          <mo stretchy="false">≤</mo>
          <mi>n</mi>
        </mrow>
      </munder>
      <mn>1</mn>
    </mrow>
    <annotation encoding="StarMath 5.0">sum from { a cdot b &lt;= n } 1</annotation>
  </semantics>
</math>
</file>

<file path=Object 162/content.xml><?xml version="1.0" encoding="utf-8"?>
<math xmlns="http://www.w3.org/1998/Math/MathML" display="block">
  <semantics>
    <mrow>
      <munder>
        <mo stretchy="false">∑</mo>
        <mrow>
          <mrow>
            <mfrac>
              <mrow>
                <mi>log</mi>
                <mi>a</mi>
              </mrow>
              <mrow>
                <mi>log</mi>
                <mi>n</mi>
              </mrow>
            </mfrac>
            <mo stretchy="false">+</mo>
            <mfrac>
              <mrow>
                <mi>log</mi>
                <mi>b</mi>
              </mrow>
              <mrow>
                <mi>log</mi>
                <mi>n</mi>
              </mrow>
            </mfrac>
          </mrow>
          <mo stretchy="false">≤</mo>
          <mn>1</mn>
        </mrow>
      </munder>
      <mn>1</mn>
    </mrow>
    <annotation encoding="StarMath 5.0">sum from { {{log a}over{log n}}+{{log b} over {log n}} &lt;= 1 } 1</annotation>
  </semantics>
</math>
</file>

<file path=Object 163/content.xml><?xml version="1.0" encoding="utf-8"?>
<math xmlns="http://www.w3.org/1998/Math/MathML" display="block">
  <semantics>
    <mrow>
      <msub>
        <mi>D</mi>
        <mn>2</mn>
      </msub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log</mi>
                  <mi>n</mi>
                </msub>
                <mi>j</mi>
              </mrow>
              <mo stretchy="false">≤</mo>
              <mi>s</mi>
            </mrow>
          </munder>
          <msub>
            <mi>D</mi>
            <mn>1</mn>
          </msub>
        </mrow>
      </mrow>
      <mrow>
        <mo fence="true" stretchy="false">(</mo>
        <mrow>
          <mrow>
            <mrow>
              <mi>s</mi>
              <mo stretchy="false">−</mo>
              <msub>
                <mi>log</mi>
                <mi>n</mi>
              </msub>
            </mrow>
            <mi>j</mi>
          </mrow>
        </mrow>
        <mo fence="true" stretchy="false">)</mo>
      </mrow>
    </mrow>
    <annotation encoding="StarMath 5.0">D_2(s) = sum from {log_n j} &lt;= s  D_1( s-log_n j )</annotation>
  </semantics>
</math>
</file>

<file path=Object 164/content.xml><?xml version="1.0" encoding="utf-8"?>
<math xmlns="http://www.w3.org/1998/Math/MathML" display="block">
  <semantics>
    <mrow>
      <mrow>
        <mo fence="true" stretchy="false">[</mo>
        <mrow>
          <mrow>
            <msub>
              <mrow>
                <mo fence="true" stretchy="false">[</mo>
                <mrow>
                  <mrow>
                    <mi mathvariant="normal">ζ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o stretchy="false">⋅</mo>
            <msub>
              <mrow>
                <mo fence="true" stretchy="false">[</mo>
                <mrow>
                  <mrow>
                    <mi mathvariant="normal">ζ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]</mo>
              </mrow>
              <mi>m</mi>
            </msub>
          </mrow>
        </mrow>
        <mo fence="true" stretchy="false">]</mo>
      </mrow>
      <mo stretchy="false">=</mo>
      <mrow>
        <mo fence="true" stretchy="false">[</mo>
        <mrow>
          <mrow>
            <msub>
              <mi mathvariant="normal">ζ</mi>
              <mrow>
                <mi>log</mi>
                <mi>n</mi>
              </mrow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⋅</mo>
              <msub>
                <mi mathvariant="normal">ζ</mi>
                <mrow>
                  <mi>log</mi>
                  <mi>m</mi>
                </mrow>
              </msub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</mrow>
    <annotation encoding="StarMath 5.0">[[%zeta(0) ]_n cdot[%zeta(0)]_m ] = [%zeta_{log n}(0) cdot %zeta_{log m}(0)]</annotation>
  </semantics>
</math>
</file>

<file path=Object 165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</mrow>
          </mrow>
          <mo fence="true" stretchy="false">]</mo>
        </mrow>
        <mi>n</mi>
      </msub>
      <mo stretchy="false">=</mo>
      <mrow>
        <mo fence="true" stretchy="false">[</mo>
        <mrow>
          <mrow>
            <msub>
              <mi mathvariant="normal">ζ</mi>
              <mrow>
                <mi>log</mi>
                <mi>n</mi>
              </mrow>
            </msub>
            <msup>
              <mrow>
                <mo fence="true" stretchy="false">(</mo>
                <mrow>
                  <mn>0</mn>
                </mrow>
                <mo fence="true" stretchy="false">)</mo>
              </mrow>
              <mn>2</mn>
            </msup>
          </mrow>
        </mrow>
        <mo fence="true" stretchy="false">]</mo>
      </mrow>
    </mrow>
    <annotation encoding="StarMath 5.0">[%zeta(0)^2]_n = [%zeta_{log n}(0)^2]</annotation>
  </semantics>
</math>
</file>

<file path=Object 166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fence="true" stretchy="false">[</mo>
        <mrow>
          <mrow>
            <msub>
              <mi mathvariant="normal">ζ</mi>
              <mrow>
                <mi>log</mi>
                <mi>n</mi>
              </mrow>
            </msub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</mrow>
    <annotation encoding="StarMath 5.0">[%zeta(0)]_n = [%zeta_{log n}(0)]</annotation>
  </semantics>
</math>
</file>

<file path=Object 16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sup>
              <mi>j</mi>
              <mrow>
                <mo stretchy="false">−</mo>
                <mn>1</mn>
              </mrow>
            </msup>
          </mrow>
        </msub>
      </mrow>
    </mrow>
    <annotation encoding="StarMath 5.0">[%zeta(s)^k]_n = sum from j = 1 j^-s cdot [%zeta(s)^{k-1}]_{n j^-1}

</annotation>
  </semantics>
</math>
</file>

<file path=Object 168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row>
                <mi>log</mi>
                <mi>n</mi>
              </mrow>
            </msub>
            <msup>
              <mrow>
                <mo fence="true" stretchy="false">(</mo>
                <mrow>
                  <mi>s</mi>
                </mrow>
                <mo fence="true" stretchy="false">)</mo>
              </mrow>
              <mi>k</mi>
            </msup>
          </mrow>
        </mrow>
        <mo fence="true" stretchy="false">]</mo>
      </mrow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i>j</mi>
            <mrow>
              <mo stretchy="false">−</mo>
              <mi>s</mi>
            </mrow>
          </msup>
        </mrow>
        <mo stretchy="false">⋅</mo>
        <mrow>
          <mo fence="true" stretchy="false">[</mo>
          <mrow>
            <mrow>
              <msub>
                <mi mathvariant="normal">ζ</mi>
                <mrow>
                  <mi>log</mi>
                  <mrow>
                    <mi>n</mi>
                    <mo stretchy="false">⋅</mo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row>
              </msub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</mrow>
          <mo fence="true" stretchy="false">]</mo>
        </mrow>
      </mrow>
    </mrow>
    <annotation encoding="StarMath 5.0">[%zeta_{log n}(s)^k] = sum from j = 1 j^-s cdot [%zeta_{log n cdot j^-1}(s)^{k-1}]
</annotation>
  </semantics>
</math>
</file>

<file path=Object 169/content.xml><?xml version="1.0" encoding="utf-8"?>
<math xmlns="http://www.w3.org/1998/Math/MathML" display="block">
  <semantics>
    <mrow>
      <mrow>
        <mo fence="true" stretchy="false">[</mo>
        <mrow>
          <mrow>
            <mi>log</mi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frac>
                          <mn>1</mn>
                          <mn>2</mn>
                        </mfrac>
                        <mi>log</mi>
                        <mi>n</mi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  <mrow>
                    <msub>
                      <mi mathvariant="normal">ζ</mi>
                      <mrow>
                        <mi>log</mi>
                        <mi>n</mi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</mrow>
        </mrow>
        <mo fence="true" stretchy="false">]</mo>
      </mrow>
      <mo stretchy="false">=</mo>
      <mrow>
        <mrow>
          <mo fence="true" stretchy="false">[</mo>
          <mrow>
            <mrow>
              <mi>log</mi>
              <msub>
                <mi mathvariant="normal">ζ</mi>
                <mrow>
                  <mfrac>
                    <mn>1</mn>
                    <mn>2</mn>
                  </mfrac>
                  <mi>log</mi>
                  <mi>n</mi>
                </mrow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o stretchy="false">−</mo>
        <mrow>
          <mo fence="true" stretchy="false">[</mo>
          <mrow>
            <mrow>
              <mi>log</mi>
              <msub>
                <mi mathvariant="normal">ζ</mi>
                <mrow>
                  <mi>log</mi>
                  <mi>n</mi>
                </mrow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</mrow>
    </mrow>
    <annotation encoding="StarMath 5.0">[log({%zeta_{1 over 2 log n}(0)} over {%zeta_{log n}(0)})] = [log %zeta_{1 over 2 log n}(0) ]-[log %zeta_{log n}(0)]</annotation>
  </semantics>
</math>
</file>

<file path=Object 17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sub>
                  <mi mathvariant="normal">χ</mi>
                  <mi>k</mi>
                </msub>
              </mrow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=</mo>
        <mrow>
          <munderover>
            <mo stretchy="false">∑</mo>
            <mrow>
              <mi>s</mi>
              <mo stretchy="false">=</mo>
              <mn>0</mn>
            </mrow>
            <mi>t</mi>
          </munderover>
          <msub>
            <mi mathvariant="normal">χ</mi>
            <mi>k</mi>
          </msub>
        </mrow>
      </mrow>
      <mrow>
        <mrow>
          <mo fence="true" stretchy="false">(</mo>
          <mrow>
            <mi>s</mi>
          </mrow>
          <mo fence="true" stretchy="false">)</mo>
        </mrow>
        <mo stretchy="false">⋅</mo>
        <mrow>
          <munderover>
            <mo stretchy="false">∑</mo>
            <mrow>
              <mi>j</mi>
              <mo stretchy="false">=</mo>
              <mn>0</mn>
            </mrow>
            <mrow>
              <mo fence="true" stretchy="false">⌊</mo>
              <mrow>
                <mfrac>
                  <mi>n</mi>
                  <mi>t</mi>
                </mfrac>
              </mrow>
              <mo fence="true" stretchy="false">⌋</mo>
            </mrow>
          </munderover>
          <mo stretchy="false">∇</mo>
        </mrow>
      </mrow>
      <mtext>*</mtext>
      <mi>log</mi>
      <mrow>
        <mo fence="true" stretchy="false">(</mo>
        <mrow>
          <mrow>
            <mrow>
              <mi>j</mi>
              <mo stretchy="false">⋅</mo>
              <mi>t</mi>
            </mrow>
            <mo stretchy="false">+</mo>
            <mi>s</mi>
          </mrow>
        </mrow>
        <mo fence="true" stretchy="false">)</mo>
      </mrow>
    </mrow>
    <annotation encoding="StarMath 5.0">log (sum from j = 1 to n %chi_k ( j )) = sum from s = 0 to t %chi_k (s) cdot sum from j = 0 to lfloor n over t rfloor  nabla "*"log (j cdot t + s)</annotation>
  </semantics>
</math>
</file>

<file path=Object 170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fence="true" stretchy="false">[</mo>
        <mrow>
          <mrow>
            <msub>
              <mi mathvariant="normal">ζ</mi>
              <mrow>
                <mi>log</mi>
                <mi>n</mi>
              </mrow>
            </msub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</mrow>
    <annotation encoding="StarMath 5.0">[%zeta(0)]_n = [%zeta_{log n}(0)]</annotation>
  </semantics>
</math>
</file>

<file path=Object 171/content.xml><?xml version="1.0" encoding="utf-8"?>
<math xmlns="http://www.w3.org/1998/Math/MathML" display="block">
  <semantics>
    <mtable>
      <mtr>
        <mtd>
          <mrow>
            <mtext/>
            <msub>
              <mi>D</mi>
              <mi>k</mi>
            </msub>
            <mrow>
              <mrow>
                <mo fence="true" stretchy="false">(</mo>
                <mrow>
                  <mi>l</mi>
                </mrow>
                <mo fence="true" stretchy="false">)</mo>
              </mrow>
              <mo stretchy="false">=</mo>
              <mrow>
                <munder>
                  <mo stretchy="false">∑</mo>
                  <mrow>
                    <mrow>
                      <mn>0</mn>
                      <mo stretchy="false">≤</mo>
                      <msub>
                        <mi>log</mi>
                        <mi>n</mi>
                      </msub>
                    </mrow>
                    <mrow>
                      <mi>j</mi>
                      <mo stretchy="false">≤</mo>
                      <mi>l</mi>
                    </mrow>
                  </mrow>
                </munder>
                <msub>
                  <mi>D</mi>
                  <mrow>
                    <mi>k</mi>
                    <mo stretchy="false">−</mo>
                    <mn>1</mn>
                  </mrow>
                </msub>
              </mrow>
            </mrow>
            <mrow>
              <mo fence="true" stretchy="false">(</mo>
              <mrow>
                <mrow>
                  <mrow>
                    <mi>l</mi>
                    <mo stretchy="false">−</mo>
                    <msub>
                      <mi>log</mi>
                      <mi>n</mi>
                    </msub>
                  </mrow>
                  <mi>j</mi>
                </mrow>
              </mrow>
              <mo fence="true" stretchy="false">)</mo>
            </mrow>
          </mrow>
        </mtd>
      </mtr>
      <mtr>
        <mtd>
          <mrow>
            <mtext/>
            <msub>
              <mi>D</mi>
              <mn>0</mn>
            </msub>
            <mrow>
              <mrow>
                <mo fence="true" stretchy="false">(</mo>
                <mrow>
                  <mi>l</mi>
                </mrow>
                <mo fence="true" stretchy="false">)</mo>
              </mrow>
              <mo stretchy="false">=</mo>
              <mi mathvariant="italic">UnitStep</mi>
            </mrow>
            <mrow>
              <mo fence="true" stretchy="false">(</mo>
              <mrow>
                <mi>l</mi>
              </mrow>
              <mo fence="true" stretchy="false">)</mo>
            </mrow>
          </mrow>
        </mtd>
      </mtr>
    </mtable>
    <annotation encoding="StarMath 5.0">"" D_k( l ) = sum from {0 &lt;= log_n j &lt;= l} D_{ k-1 }( l - log_n j )
newline "" D_0( l ) = UnitStep( l )
</annotation>
  </semantics>
</math>
</file>

<file path=Object 172/content.xml><?xml version="1.0" encoding="utf-8"?>
<math xmlns="http://www.w3.org/1998/Math/MathML" display="block">
  <semantics>
    <mtable>
      <mtr>
        <mtd>
          <mrow>
            <mtext/>
            <msub>
              <mi>log</mi>
              <mi>n</mi>
            </msub>
            <mrow>
              <mi>j</mi>
              <mo stretchy="false">≤</mo>
              <mi>l</mi>
            </mrow>
          </mrow>
        </mtd>
      </mtr>
      <mtr>
        <mtd>
          <mrow>
            <mtext/>
            <mrow>
              <mfrac>
                <mrow>
                  <mi>log</mi>
                  <mi>j</mi>
                </mrow>
                <mrow>
                  <mi>log</mi>
                  <mi>n</mi>
                </mrow>
              </mfrac>
              <mo stretchy="false">≤</mo>
              <mi>l</mi>
            </mrow>
          </mrow>
        </mtd>
      </mtr>
      <mtr>
        <mtd>
          <mrow>
            <mtext/>
            <mi>log</mi>
            <mrow>
              <mi>j</mi>
              <mo stretchy="false">≤</mo>
              <mrow>
                <mi>l</mi>
                <mo stretchy="false">⋅</mo>
                <mi>log</mi>
              </mrow>
            </mrow>
            <mi>n</mi>
          </mrow>
        </mtd>
      </mtr>
      <mtr>
        <mtd>
          <mrow>
            <mtext/>
            <msup>
              <mi>e</mi>
              <mi>log</mi>
            </msup>
            <mrow>
              <mi>j</mi>
              <mo stretchy="false">≤</mo>
              <msup>
                <mi>e</mi>
                <mrow>
                  <mrow>
                    <mi>l</mi>
                    <mo stretchy="false">⋅</mo>
                    <mi>log</mi>
                  </mrow>
                  <mi>n</mi>
                </mrow>
              </msup>
            </mrow>
          </mrow>
        </mtd>
      </mtr>
      <mtr>
        <mtd>
          <mrow>
            <mtext/>
            <mrow>
              <mi>j</mi>
              <mo stretchy="false">≤</mo>
              <msup>
                <mi>e</mi>
                <mrow>
                  <mrow>
                    <mi>l</mi>
                    <mo stretchy="false">⋅</mo>
                    <mi>log</mi>
                  </mrow>
                  <mi>n</mi>
                </mrow>
              </msup>
            </mrow>
          </mrow>
        </mtd>
      </mtr>
    </mtable>
    <annotation encoding="StarMath 5.0">""log_n j &lt;= l
newline "" {log j} over {log n} &lt;= l
newline "" log j &lt;= l cdot log n
newline "" e^log j &lt;= e^{l cdot log n}
newline "" j &lt;= e^{l cdot log n}</annotation>
  </semantics>
</math>
</file>

<file path=Object 173/content.xml><?xml version="1.0" encoding="utf-8"?>
<math xmlns="http://www.w3.org/1998/Math/MathML" display="block">
  <semantics>
    <mtable>
      <mtr>
        <mtd>
          <mrow>
            <mtext/>
            <msub>
              <mi>D</mi>
              <mi>k</mi>
            </msub>
            <mrow>
              <mrow>
                <mo fence="true" stretchy="false">(</mo>
                <mrow>
                  <mi>l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row>
                    <mo fence="true" stretchy="false">⌊</mo>
                    <mrow>
                      <msup>
                        <mi>n</mi>
                        <mi>l</mi>
                      </msup>
                    </mrow>
                    <mo fence="true" stretchy="false">⌋</mo>
                  </mrow>
                </munderover>
                <msub>
                  <mi>D</mi>
                  <mrow>
                    <mi>k</mi>
                    <mo stretchy="false">−</mo>
                    <mn>1</mn>
                  </mrow>
                </msub>
              </mrow>
            </mrow>
            <mrow>
              <mo fence="true" stretchy="false">(</mo>
              <mrow>
                <mrow>
                  <mrow>
                    <mi>l</mi>
                    <mo stretchy="false">−</mo>
                    <msub>
                      <mi>log</mi>
                      <mi>n</mi>
                    </msub>
                  </mrow>
                  <mi>j</mi>
                </mrow>
              </mrow>
              <mo fence="true" stretchy="false">)</mo>
            </mrow>
          </mrow>
        </mtd>
      </mtr>
      <mtr>
        <mtd>
          <mrow>
            <mtext/>
            <msub>
              <mi>D</mi>
              <mn>0</mn>
            </msub>
            <mrow>
              <mrow>
                <mo fence="true" stretchy="false">(</mo>
                <mrow>
                  <mi>l</mi>
                </mrow>
                <mo fence="true" stretchy="false">)</mo>
              </mrow>
              <mo stretchy="false">=</mo>
              <mi mathvariant="italic">UnitStep</mi>
            </mrow>
            <mrow>
              <mo fence="true" stretchy="false">(</mo>
              <mrow>
                <mi>l</mi>
              </mrow>
              <mo fence="true" stretchy="false">)</mo>
            </mrow>
          </mrow>
        </mtd>
      </mtr>
    </mtable>
    <annotation encoding="StarMath 5.0">"" D_k( l ) = sum from j = 0 to lfloor n^l rfloor D_{ k-1 }( l - log_n j )
newline "" D_0( l ) = UnitStep( l )
</annotation>
  </semantics>
</math>
</file>

<file path=Object 174/content.xml><?xml version="1.0" encoding="utf-8"?>
<math xmlns="http://www.w3.org/1998/Math/MathML" display="block">
  <semantics>
    <mtable>
      <mtr>
        <mtd>
          <mrow>
            <mtext/>
            <msub>
              <mi>D</mi>
              <mi>k</mi>
            </msub>
            <mrow>
              <mrow>
                <mo fence="true" stretchy="false">(</mo>
                <mrow>
                  <mi>l</mi>
                </mrow>
                <mo fence="true" stretchy="false">)</mo>
              </mrow>
              <mo stretchy="false">=</mo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row>
                    <mo fence="true" stretchy="false">⌊</mo>
                    <mrow>
                      <msup>
                        <mi>e</mi>
                        <mrow>
                          <mi>l</mi>
                          <mo stretchy="false">⋅</mo>
                          <mi>n</mi>
                        </mrow>
                      </msup>
                    </mrow>
                    <mo fence="true" stretchy="false">⌋</mo>
                  </mrow>
                </munderover>
                <msub>
                  <mi>D</mi>
                  <mrow>
                    <mi>k</mi>
                    <mo stretchy="false">−</mo>
                    <mn>1</mn>
                  </mrow>
                </msub>
              </mrow>
            </mrow>
            <mrow>
              <mo fence="true" stretchy="false">(</mo>
              <mrow>
                <mrow>
                  <mi>l</mi>
                  <mo stretchy="false">−</mo>
                  <mfrac>
                    <mrow>
                      <mi>log</mi>
                      <mi>j</mi>
                    </mrow>
                    <mi>n</mi>
                  </mfrac>
                </mrow>
              </mrow>
              <mo fence="true" stretchy="false">)</mo>
            </mrow>
          </mrow>
        </mtd>
      </mtr>
      <mtr>
        <mtd>
          <mrow>
            <mtext/>
            <msub>
              <mi>D</mi>
              <mn>0</mn>
            </msub>
            <mrow>
              <mrow>
                <mo fence="true" stretchy="false">(</mo>
                <mrow>
                  <mi>l</mi>
                </mrow>
                <mo fence="true" stretchy="false">)</mo>
              </mrow>
              <mo stretchy="false">=</mo>
              <mi mathvariant="italic">UnitStep</mi>
            </mrow>
            <mrow>
              <mo fence="true" stretchy="false">(</mo>
              <mrow>
                <mi>l</mi>
              </mrow>
              <mo fence="true" stretchy="false">)</mo>
            </mrow>
          </mrow>
        </mtd>
      </mtr>
    </mtable>
    <annotation encoding="StarMath 5.0">"" D_k( l ) = sum from j = 0 to lfloor e^{l cdot n} rfloor D_{ k-1 }( l - {log j} over n )
newline "" D_0( l ) = UnitStep( l )
</annotation>
  </semantics>
</math>
</file>

<file path=Object 175/content.xml><?xml version="1.0" encoding="utf-8"?>
<math xmlns="http://www.w3.org/1998/Math/MathML" display="block">
  <semantics>
    <mrow>
      <mrow>
        <munder>
          <mo stretchy="false">∑</mo>
          <mrow>
            <mn>1</mn>
            <mo stretchy="false">≤</mo>
            <msup>
              <mi>j</mi>
              <mn>2</mn>
            </msup>
            <mo stretchy="false">≤</mo>
            <mi>n</mi>
          </mrow>
        </munder>
        <msup>
          <mi>j</mi>
          <mrow>
            <mo stretchy="false">−</mo>
            <mrow>
              <mn>2</mn>
              <mi>s</mi>
            </mrow>
          </mrow>
        </msup>
      </mrow>
      <mo stretchy="false">=</mo>
      <msub>
        <mrow>
          <mo fence="true" stretchy="false">[</mo>
          <mrow>
            <mrow>
              <msub>
                <mi mathvariant="normal">ζ</mi>
                <mfrac>
                  <mn>1</mn>
                  <mn>2</mn>
                </mfrac>
              </msub>
              <mrow>
                <mo fence="true" stretchy="false">(</mo>
                <mrow>
                  <mrow>
                    <mn>2</mn>
                    <mi>s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n>1</mn>
            <mo stretchy="false">≤</mo>
            <mi>j</mi>
            <mo stretchy="false">≤</mo>
            <msup>
              <mi>n</mi>
              <mfrac>
                <mn>1</mn>
                <mn>2</mn>
              </mfrac>
            </msup>
          </mrow>
        </munder>
        <msup>
          <mi>j</mi>
          <mrow>
            <mo stretchy="false">−</mo>
            <mrow>
              <mn>2</mn>
              <mi>s</mi>
            </mrow>
          </mrow>
        </msup>
      </mrow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row>
                    <mn>2</mn>
                    <mi>s</mi>
                  </mrow>
                </mrow>
                <mo fence="true" stretchy="false">)</mo>
              </mrow>
            </mrow>
          </mrow>
          <mo fence="true" stretchy="false">]</mo>
        </mrow>
        <msup>
          <mi>n</mi>
          <mfrac>
            <mn>1</mn>
            <mn>2</mn>
          </mfrac>
        </msup>
      </msub>
    </mrow>
    <annotation encoding="StarMath 5.0">sum from 1 &lt;= j^2 &lt;= n j^-{2s} = [ %zeta_{1 over 2}(2s) ]_n = sum from 1 &lt;= j &lt;= n^{1 over 2} j^-{2s} = [ %zeta(2s) ]_{n^{1 over 2}}</annotation>
  </semantics>
</math>
</file>

<file path=Object 17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ub>
                <mi mathvariant="normal">ζ</mi>
                <mrow>
                  <mn>1</mn>
                  <mo stretchy="false">/</mo>
                  <mi>k</mi>
                </mrow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row>
                    <mi>k</mi>
                    <mo stretchy="false">⋅</mo>
                    <mi>s</mi>
                  </mrow>
                </mrow>
                <mo fence="true" stretchy="false">)</mo>
              </mrow>
            </mrow>
          </mrow>
          <mo fence="true" stretchy="false">]</mo>
        </mrow>
        <msup>
          <mi>n</mi>
          <mfrac>
            <mn>1</mn>
            <mi>k</mi>
          </mfrac>
        </msup>
      </msub>
    </mrow>
    <annotation encoding="StarMath 5.0">[log %zeta_{1 / k}(s) ]_n = [log %zeta(k cdot s) ]_{n^{1 over k}}</annotation>
  </semantics>
</math>
</file>

<file path=Object 177/content.xml><?xml version="1.0" encoding="utf-8"?>
<math xmlns="http://www.w3.org/1998/Math/MathML" display="block">
  <semantics>
    <mrow>
      <mrow>
        <mo fence="true" stretchy="false">[</mo>
        <mrow>
          <mrow>
            <mi mathvariant="normal">ζ</mi>
            <mrow>
              <mo fence="true" stretchy="false">(</mo>
              <mrow>
                <mrow>
                  <mi>s</mi>
                  <mtext>*</mtext>
                  <mfrac>
                    <mn>1</mn>
                    <mrow>
                      <mi>log</mi>
                      <mi>n</mi>
                    </mrow>
                  </mfrac>
                </mrow>
              </mrow>
              <mo fence="true" stretchy="false">)</mo>
            </mrow>
          </mrow>
        </mrow>
        <mo fence="true" stretchy="false">]</mo>
      </mrow>
      <mo stretchy="false">=</mo>
      <mrow>
        <munder>
          <mo stretchy="false">∑</mo>
          <mrow>
            <mfrac>
              <mrow>
                <mi>log</mi>
                <mi>j</mi>
              </mrow>
              <mrow>
                <mi>log</mi>
                <mi>n</mi>
              </mrow>
            </mfrac>
            <mo stretchy="false">≤</mo>
            <mn>1</mn>
          </mrow>
        </munder>
        <msup>
          <mi>j</mi>
          <mfrac>
            <mrow>
              <mo stretchy="false">−</mo>
              <mi>s</mi>
            </mrow>
            <mrow>
              <mi>log</mi>
              <mi>n</mi>
            </mrow>
          </mfrac>
        </msup>
      </mrow>
    </mrow>
    <annotation encoding="StarMath 5.0">[%zeta(s"*"1 over {log n})] = sum from {log j} over{log n} &lt;= 1  j^{-s over {log n}}</annotation>
  </semantics>
</math>
</file>

<file path=Object 178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row>
                <mi>log</mi>
                <mi>n</mi>
              </mrow>
            </msub>
            <msup>
              <mrow>
                <mo fence="true" stretchy="false">(</mo>
                <mrow>
                  <mi>s</mi>
                </mrow>
                <mo fence="true" stretchy="false">)</mo>
              </mrow>
              <mn>2</mn>
            </msup>
          </mrow>
        </mrow>
        <mo fence="true" stretchy="false">]</mo>
      </mrow>
      <mo stretchy="false">=</mo>
      <mrow>
        <munder>
          <mo stretchy="false">∑</mo>
          <mrow>
            <mrow>
              <mfrac>
                <mrow>
                  <mi>log</mi>
                  <mi>j</mi>
                </mrow>
                <mrow>
                  <mi>log</mi>
                  <mi>n</mi>
                </mrow>
              </mfrac>
              <mo stretchy="false">+</mo>
              <mfrac>
                <mrow>
                  <mi>log</mi>
                  <mi>k</mi>
                </mrow>
                <mrow>
                  <mi>log</mi>
                  <mi>n</mi>
                </mrow>
              </mfrac>
            </mrow>
            <mo stretchy="false">≤</mo>
            <mn>1</mn>
          </mrow>
        </munder>
        <msup>
          <mrow>
            <mo fence="true" stretchy="false">(</mo>
            <mrow>
              <mrow>
                <mi>j</mi>
                <mo stretchy="false">⋅</mo>
                <mi>k</mi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[%zeta_{log n}(s)^2] = sum from {log j} over{log n}+{log k} over{log n} &lt;= 1  (j cdot k)^{ -s  }</annotation>
  </semantics>
</math>
</file>

<file path=Object 17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o fence="true" stretchy="false">[</mo>
          <mrow>
            <mrow>
              <msub>
                <mi mathvariant="normal">ζ</mi>
                <mrow>
                  <mi>log</mi>
                  <mi>n</mi>
                </mrow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under>
            <mo stretchy="false">∑</mo>
            <mrow>
              <mfrac>
                <mrow>
                  <mi>log</mi>
                  <mi>j</mi>
                </mrow>
                <mrow>
                  <mi>log</mi>
                  <mi>n</mi>
                </mrow>
              </mfrac>
              <mo stretchy="false">≤</mo>
              <mn>1</mn>
            </mrow>
          </munder>
          <msup>
            <mi>j</mi>
            <mrow>
              <mo stretchy="false">−</mo>
              <mi>s</mi>
            </mrow>
          </msup>
        </mrow>
        <mo stretchy="false">=</mo>
        <mi mathvariant="normal">ζ</mi>
      </mrow>
      <mrow>
        <mo fence="true" stretchy="false">(</mo>
        <mrow>
          <mi>s</mi>
        </mrow>
        <mo fence="true" stretchy="false">)</mo>
      </mrow>
    </mrow>
    <annotation encoding="StarMath 5.0">lim from {n rightarrow infinity}{}[%zeta_{log n}(s)] = lim from {n rightarrow infinity}{} sum from {log j} over{log n} &lt;= 1  j^{-s} = %zeta( s )</annotation>
  </semantics>
</math>
</file>

<file path=Object 1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sub>
          <mi>J</mi>
          <mi>a</mi>
        </msub>
      </mrow>
      <mrow>
        <mo fence="true" stretchy="false">(</mo>
        <mrow>
          <mi>n</mi>
        </mrow>
        <mo fence="true" stretchy="false">)</mo>
      </mrow>
    </mrow>
    <annotation encoding="StarMath 5.0">[nabla ({%zeta( -a )} over {%zeta(0)})]_n=J_a( n )</annotation>
  </semantics>
</math>
</file>

<file path=Object 18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>f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?</mi>
      </mrow>
      <mi>?</mi>
      <mrow>
        <mi>?</mi>
        <mo stretchy="false">+</mo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(1-x^{1-s})f(s))]_n = ??? + [f(s)]_n</annotation>
  </semantics>
</math>
</file>

<file path=Object 181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row>
                <mi>log</mi>
                <mi>n</mi>
              </mrow>
            </msub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⋅</mo>
              <msub>
                <mi mathvariant="normal">ζ</mi>
                <mrow>
                  <mi>log</mi>
                  <mi>m</mi>
                </mrow>
              </msub>
            </mrow>
            <mrow>
              <mo fence="true" stretchy="false">(</mo>
              <mrow>
                <mn>0</mn>
              </mrow>
              <mo fence="true" stretchy="false">)</mo>
            </mrow>
          </mrow>
        </mrow>
        <mo fence="true" stretchy="false">]</mo>
      </mrow>
      <mo stretchy="false">=</mo>
      <mrow>
        <munder>
          <mo stretchy="false">∑</mo>
          <mrow>
            <mrow>
              <mfrac>
                <mrow>
                  <mi>log</mi>
                  <mi>a</mi>
                </mrow>
                <mrow>
                  <mi>log</mi>
                  <mi>n</mi>
                </mrow>
              </mfrac>
              <mo stretchy="false">+</mo>
              <mfrac>
                <mrow>
                  <mi>log</mi>
                  <mi>b</mi>
                </mrow>
                <mrow>
                  <mi>log</mi>
                  <mi>m</mi>
                </mrow>
              </mfrac>
            </mrow>
            <mo stretchy="false">≤</mo>
            <mn>1</mn>
          </mrow>
        </munder>
        <mn>1</mn>
      </mrow>
    </mrow>
    <annotation encoding="StarMath 5.0">[%zeta_{log n}(0) cdot %zeta_{log m}(0)]=sum from { {{log a}over{log n}}+{{log b} over {log m}} &lt;= 1 } 1</annotation>
  </semantics>
</math>
</file>

<file path=Object 182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⋅</mo>
                <msub>
                  <mi mathvariant="normal">ζ</mi>
                  <mfrac>
                    <mn>1</mn>
                    <mn>2</mn>
                  </mfrac>
                </msub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⋅</mo>
              <msup>
                <mi>b</mi>
                <mn>2</mn>
              </msup>
            </mrow>
            <mo stretchy="false">≤</mo>
            <mi>n</mi>
          </mrow>
        </munder>
        <mn>1</mn>
      </mrow>
      <mo stretchy="false">=</mo>
      <mrow>
        <munder>
          <mo stretchy="false">∑</mo>
          <mrow>
            <mfrac>
              <mrow>
                <mi>a</mi>
                <mo stretchy="false">⋅</mo>
                <msup>
                  <mi>b</mi>
                  <mn>2</mn>
                </msup>
              </mrow>
              <mi>n</mi>
            </mfrac>
            <mo stretchy="false">≤</mo>
            <mn>1</mn>
          </mrow>
        </munder>
        <mn>1</mn>
      </mrow>
      <mo stretchy="false">=</mo>
      <mrow>
        <munder>
          <mo stretchy="false">∑</mo>
          <mrow>
            <mi>log</mi>
            <mrow>
              <mi>a</mi>
              <mo stretchy="false">+</mo>
              <mn>2</mn>
            </mrow>
            <mi>log</mi>
            <mrow>
              <mi>b</mi>
              <mo stretchy="false">−</mo>
              <mi>log</mi>
            </mrow>
            <mrow>
              <mi>n</mi>
              <mo stretchy="false">≤</mo>
              <mn>0</mn>
            </mrow>
          </mrow>
        </munder>
        <mn>1</mn>
      </mrow>
      <mo stretchy="false">=</mo>
      <mrow>
        <munder>
          <mo stretchy="false">∑</mo>
          <mrow>
            <mfrac>
              <mrow>
                <mi>log</mi>
                <mrow>
                  <mi>a</mi>
                  <mo stretchy="false">+</mo>
                  <mn>2</mn>
                </mrow>
                <mi>log</mi>
                <mi>b</mi>
              </mrow>
              <mrow>
                <mi>log</mi>
                <mi>n</mi>
              </mrow>
            </mfrac>
            <mo stretchy="false">≤</mo>
            <mn>1</mn>
          </mrow>
        </munder>
        <mn>1</mn>
      </mrow>
    </mrow>
    <annotation encoding="StarMath 5.0">[%zeta( 0 ) cdot %zeta_{1 over 2}( 0 )]_n = sum from a cdot b^2 &lt;= n 1 = sum from {a cdot b^2} over n &lt;= 1 1= sum from {log a + 2 log b - log n &lt;= 0} 1= sum from {{log a + 2 log b} over {log n} &lt;= 1} 1</annotation>
  </semantics>
</math>
</file>

<file path=Object 183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o stretchy="false">⋅</mo>
                <mi mathvariant="normal">ζ</mi>
              </mrow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row>
              <mi>a</mi>
              <mo stretchy="false">⋅</mo>
              <mi>b</mi>
            </mrow>
            <mo stretchy="false">≤</mo>
            <mi>n</mi>
          </mrow>
        </munder>
        <mn>1</mn>
      </mrow>
      <mo stretchy="false">=</mo>
      <mrow>
        <munder>
          <mo stretchy="false">∑</mo>
          <mrow>
            <mfrac>
              <mrow>
                <mi>a</mi>
                <mo stretchy="false">⋅</mo>
                <mi>b</mi>
              </mrow>
              <mi>n</mi>
            </mfrac>
            <mo stretchy="false">≤</mo>
            <mn>1</mn>
          </mrow>
        </munder>
        <mn>1</mn>
      </mrow>
      <mo stretchy="false">=</mo>
      <mrow>
        <munder>
          <mo stretchy="false">∑</mo>
          <mrow>
            <mi>log</mi>
            <mrow>
              <mi>a</mi>
              <mo stretchy="false">+</mo>
              <mi>log</mi>
            </mrow>
            <mrow>
              <mi>b</mi>
              <mo stretchy="false">−</mo>
              <mi>log</mi>
            </mrow>
            <mrow>
              <mi>n</mi>
              <mo stretchy="false">≤</mo>
              <mn>0</mn>
            </mrow>
          </mrow>
        </munder>
        <mn>1</mn>
      </mrow>
      <mo stretchy="false">=</mo>
      <mrow>
        <munder>
          <mo stretchy="false">∑</mo>
          <mrow>
            <mfrac>
              <mrow>
                <mi>log</mi>
                <mrow>
                  <mi>a</mi>
                  <mo stretchy="false">+</mo>
                  <mi>log</mi>
                </mrow>
                <mi>b</mi>
              </mrow>
              <mrow>
                <mi>log</mi>
                <mi>n</mi>
              </mrow>
            </mfrac>
            <mo stretchy="false">≤</mo>
            <mn>1</mn>
          </mrow>
        </munder>
        <mn>1</mn>
      </mrow>
    </mrow>
    <annotation encoding="StarMath 5.0">[%zeta( 0 ) cdot %zeta( 0)]_n = sum from a cdot b &lt;= n 1 = sum from {a cdot b} over n &lt;= 1 1= sum from {log a + log b - log n &lt;= 0} 1= sum from {{log a + log b} over {log n} &lt;= 1} 1</annotation>
  </semantics>
</math>
</file>

<file path=Object 18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o stretchy="false">⋅</mo>
                  <msub>
                    <mi mathvariant="normal">ζ</mi>
                    <mfrac>
                      <mn>1</mn>
                      <mn>2</mn>
                    </mfrac>
                  </msub>
                </mrow>
                <mrow>
                  <mo fence="true" stretchy="false">(</mo>
                  <mrow>
                    <mrow>
                      <mn>2</mn>
                      <mi>s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</mrow>
              <mo stretchy="false">≤</mo>
              <mi>n</mi>
            </mrow>
          </munder>
          <mn>1</mn>
        </mrow>
      </mrow>
      <mrow>
        <msup>
          <mi>a</mi>
          <mrow>
            <mo stretchy="false">−</mo>
            <mi>s</mi>
          </mrow>
        </msup>
        <mo stretchy="false">⋅</mo>
        <msup>
          <mi>b</mi>
          <mrow>
            <mrow>
              <mo stretchy="false">−</mo>
              <mn>2</mn>
            </mrow>
            <mi>s</mi>
          </mrow>
        </msup>
      </mrow>
    </mrow>
    <annotation encoding="StarMath 5.0">[%zeta( s ) cdot %zeta_{1 over 2}( 2 s )]_n = sum from a cdot b^2 &lt;= n 1 a^-s cdot b^{-2s}</annotation>
  </semantics>
</math>
</file>

<file path=Object 185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row>
                <mi>log</mi>
                <mi>n</mi>
              </mrow>
            </msub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⋅</mo>
              <msub>
                <mi mathvariant="normal">ζ</mi>
                <mrow>
                  <mi>log</mi>
                  <mi>m</mi>
                </mrow>
              </msub>
            </mrow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o stretchy="false">=</mo>
      <mrow>
        <mrow>
          <munder>
            <mo stretchy="false">∑</mo>
            <mrow>
              <mrow>
                <mfrac>
                  <mrow>
                    <mi>log</mi>
                    <mi>a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b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sup>
            <mi>a</mi>
            <mrow>
              <mo stretchy="false">−</mo>
              <mi>s</mi>
            </mrow>
          </msup>
        </mrow>
        <mo stretchy="false">⋅</mo>
        <msup>
          <mi>b</mi>
          <mrow>
            <mo stretchy="false">−</mo>
            <mi>s</mi>
          </mrow>
        </msup>
      </mrow>
    </mrow>
    <annotation encoding="StarMath 5.0">[%zeta_{log n}(s) cdot %zeta_{log m}(s)]=sum from { {{log a}over{log n}}+{{log b} over {log m}} &lt;= 1 } a^-s cdot b^-s</annotation>
  </semantics>
</math>
</file>

<file path=Object 186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row>
                      <msub>
                        <mi mathvariant="normal">ζ</mi>
                        <mrow>
                          <msub>
                            <mi>log</mi>
                            <mi>n</mi>
                          </msub>
                          <mi>m</mi>
                        </mrow>
                      </msub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sub>
                  <mi mathvariant="normal">ζ</mi>
                  <mrow>
                    <msub>
                      <mi>log</mi>
                      <mi>n</mi>
                    </msub>
                    <mi>m</mi>
                  </mrow>
                </msub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m</mi>
        </msub>
      </mrow>
    </mrow>
    <annotation encoding="StarMath 5.0">[log({%zeta(s)} over {%zeta_{log_n m}(t)})]_n = [log %zeta(s) ]_n-[log %zeta_{log_n m}(t)]_n = [log %zeta(s) ]_n-[log %zeta(t)]_m</annotation>
  </semantics>
</math>
</file>

<file path=Object 18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row>
                      <msub>
                        <mi mathvariant="normal">ζ</mi>
                        <mrow>
                          <mn>1</mn>
                          <mo stretchy="false">/</mo>
                          <mn>2</mn>
                        </mrow>
                      </msub>
                      <mrow>
                        <mo fence="true" stretchy="false">(</mo>
                        <mrow>
                          <mrow>
                            <mn>2</mn>
                            <mi>s</mi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sub>
                        <mi mathvariant="normal">ζ</mi>
                        <mrow>
                          <mn>1</mn>
                          <mo stretchy="false">/</mo>
                          <mn>2</mn>
                        </mrow>
                      </msub>
                      <mrow>
                        <mo fence="true" stretchy="false">(</mo>
                        <mrow>
                          <mrow>
                            <mn>2</mn>
                            <mi>s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i mathvariant="normal">ζ</mi>
                      <mrow>
                        <mo fence="true" stretchy="false">(</mo>
                        <mrow>
                          <mrow>
                            <mn>2</mn>
                            <mi>s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sup>
            <mi>n</mi>
            <mfrac>
              <mn>1</mn>
              <mn>2</mn>
            </mfrac>
          </msup>
        </msub>
      </mrow>
    </mrow>
    <annotation encoding="StarMath 5.0">[log({%zeta(s)} over {%zeta_{1 / 2}(2s)})]_n = [log %zeta(s)]_n - [log( %zeta_{1 / 2}(2s) )]_n = [log %zeta(s)]_n - [log( %zeta(2s) )]_{n^{ 1 over 2 }}</annotation>
  </semantics>
</math>
</file>

<file path=Object 188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ub>
                <mi mathvariant="normal">ζ</mi>
                <mrow>
                  <mn>1</mn>
                  <mo stretchy="false">/</mo>
                  <mn>2</mn>
                </mrow>
              </msub>
              <mrow>
                <mo fence="true" stretchy="false">(</mo>
                <mrow>
                  <mrow>
                    <mn>2</mn>
                    <mi>s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row>
                    <mn>2</mn>
                    <mi>s</mi>
                  </mrow>
                </mrow>
                <mo fence="true" stretchy="false">)</mo>
              </mrow>
            </mrow>
          </mrow>
          <mo fence="true" stretchy="false">]</mo>
        </mrow>
        <msup>
          <mi>n</mi>
          <mfrac>
            <mn>1</mn>
            <mn>2</mn>
          </mfrac>
        </msup>
      </msub>
    </mrow>
    <annotation encoding="StarMath 5.0">[log %zeta_{1 / 2}(2 s) ]_n = [log %zeta(2s) ]_{n^{1 over 2}}</annotation>
  </semantics>
</math>
</file>

<file path=Object 189/content.xml><?xml version="1.0" encoding="utf-8"?>
<math xmlns="http://www.w3.org/1998/Math/MathML" display="block">
  <semantics>
    <mrow>
      <msub>
        <mrow>
          <mo fence="true" stretchy="false">[</mo>
          <mrow>
            <mrow>
              <msub>
                <mi mathvariant="normal">ζ</mi>
                <mfrac>
                  <mn>1</mn>
                  <mi>k</mi>
                </mfrac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row>
                    <mi>s</mi>
                    <mo stretchy="false">⋅</mo>
                    <mi>k</mi>
                  </mrow>
                </mrow>
                <mo fence="true" stretchy="false">)</mo>
              </mrow>
            </mrow>
          </mrow>
          <mo fence="true" stretchy="false">]</mo>
        </mrow>
        <msup>
          <mi>n</mi>
          <mfrac>
            <mn>1</mn>
            <mi>k</mi>
          </mfrac>
        </msup>
      </msub>
    </mrow>
    <annotation encoding="StarMath 5.0">[%zeta_{1 over k}(s)]_n = [%zeta(s cdot k)]_{n^{1 over k}}</annotation>
  </semantics>
</math>
</file>

<file path=Object 1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frac>
                      <mrow>
                        <msub>
                          <mi mathvariant="normal">ζ</mi>
                          <mrow>
                            <mn>1</mn>
                            <mo stretchy="false">/</mo>
                            <mn>2</mn>
                          </mrow>
                        </msub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 mathvariant="normal">λ</mi>
      </mrow>
      <mrow>
        <mo fence="true" stretchy="false">(</mo>
        <mrow>
          <mi>n</mi>
        </mrow>
        <mo fence="true" stretchy="false">)</mo>
      </mrow>
    </mrow>
    <annotation encoding="StarMath 5.0">[nabla ({%zeta_{1 / 2}(0)} over {%zeta(0)})]_n = %lambda( n )</annotation>
  </semantics>
</math>
</file>

<file path=Object 19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row>
                      <msub>
                        <mi mathvariant="normal">ζ</mi>
                        <mrow>
                          <msub>
                            <mi>log</mi>
                            <mi>n</mi>
                          </msub>
                          <mi>m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i>m</mi>
                    <msup>
                      <mi>j</mi>
                      <mfrac>
                        <mrow>
                          <mi>log</mi>
                          <mi>m</mi>
                        </mrow>
                        <mrow>
                          <mi>log</mi>
                          <mi>n</mi>
                        </mrow>
                      </mfrac>
                    </msup>
                  </mfrac>
                </mrow>
                <mo fence="true" stretchy="false">⌋</mo>
              </mrow>
            </munderover>
            <msub>
              <mrow>
                <mo fence="true" stretchy="false">[</mo>
                <mrow>
                  <mrow>
                    <mo stretchy="false">∇</mo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j</mi>
            </msub>
          </mrow>
        </mrow>
        <mo stretchy="false">⋅</mo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i>z</mi>
                  </mrow>
                </msup>
              </mrow>
            </mrow>
            <mo fence="true" stretchy="false">]</mo>
          </mrow>
          <mi>k</mi>
        </msub>
      </mrow>
    </mrow>
    <annotation encoding="StarMath 5.0">[({%zeta(s)} over {%zeta_{log_n m}(s)})^z]_n = sum from j = 1 to n sum from k = 1 to lfloor m over j^{ {log m} over {log n} }rfloor [nabla %zeta(s)^z ]_j cdot [nabla %zeta(s)^-z ]_k</annotation>
  </semantics>
</math>
</file>

<file path=Object 19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  <mrow>
                      <msub>
                        <mi mathvariant="normal">ζ</mi>
                        <mrow>
                          <msub>
                            <mi>log</mi>
                            <mi>n</mi>
                          </msub>
                          <mi>m</mi>
                        </mrow>
                      </msub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row>
                <mi>j</mi>
                <mo stretchy="false">⋅</mo>
                <msup>
                  <mi>k</mi>
                  <mfrac>
                    <mrow>
                      <mi>log</mi>
                      <mi>n</mi>
                    </mrow>
                    <mrow>
                      <mi>log</mi>
                      <mi>m</mi>
                    </mrow>
                  </mfrac>
                </msup>
              </mrow>
              <mo stretchy="false">≤</mo>
              <mi>n</mi>
            </mrow>
          </munder>
          <msub>
            <mrow>
              <mo fence="true" stretchy="false">[</mo>
              <mrow>
                <mrow>
                  <mo stretchy="false">∇</mo>
                  <mi mathvariant="normal">ζ</mi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j</mi>
          </msub>
        </mrow>
        <mo stretchy="false">⋅</mo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i>z</mi>
                  </mrow>
                </msup>
              </mrow>
            </mrow>
            <mo fence="true" stretchy="false">]</mo>
          </mrow>
          <mi>k</mi>
        </msub>
      </mrow>
    </mrow>
    <annotation encoding="StarMath 5.0">[({%zeta(s)} over {%zeta_{log_n m}(s)})^z]_n = sum from j cdot k^{{log n} over {log m}} &lt;=n [nabla %zeta(s)^z ]_j cdot [nabla %zeta(s)^-z ]_k</annotation>
  </semantics>
</math>
</file>

<file path=Object 192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i>k</mi>
            </msub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o stretchy="false">=</mo>
      <msub>
        <mrow>
          <mo fence="true" stretchy="false">[</mo>
          <mrow>
            <mrow>
              <msub>
                <mi mathvariant="normal">ζ</mi>
                <mi>k</mi>
              </msub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e</mi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  <msup>
          <mi>e</mi>
          <mi>k</mi>
        </msup>
      </msub>
    </mrow>
    <annotation encoding="StarMath 5.0">[%zeta_{k}(s)] = [%zeta_{k}(s)]_e = [%zeta(k)]_{e^{k}}</annotation>
  </semantics>
</math>
</file>

<file path=Object 193/content.xml><?xml version="1.0" encoding="utf-8"?>
<math xmlns="http://www.w3.org/1998/Math/MathML" display="block">
  <semantics>
    <mrow>
      <mrow>
        <mo fence="true" stretchy="false">[</mo>
        <mrow>
          <mrow>
            <msub>
              <mi mathvariant="normal">ζ</mi>
              <mrow>
                <mi>log</mi>
                <mi>n</mi>
              </mrow>
            </msub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]</mo>
      </mrow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  <msup>
          <mi>e</mi>
          <mrow>
            <mi>log</mi>
            <mi>n</mi>
          </mrow>
        </msup>
      </msub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%zeta_{log n}(s)] = [%zeta(k)]_{e^{log n}} = [%zeta(k)]_n</annotation>
  </semantics>
</math>
</file>

<file path=Object 194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  <mrow>
                      <msub>
                        <mi mathvariant="normal">ζ</mi>
                        <mfrac>
                          <mn>1</mn>
                          <mn>2</mn>
                        </mfrac>
                      </msub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fence="true" stretchy="true">|</mo>
        <mrow>
          <mrow>
            <mi mathvariant="normal">μ</mi>
            <mrow>
              <mo fence="true" stretchy="false">(</mo>
              <mrow>
                <mi>n</mi>
              </mrow>
              <mo fence="true" stretchy="false">)</mo>
            </mrow>
          </mrow>
        </mrow>
        <mo fence="true" stretchy="true">|</mo>
      </mrow>
    </mrow>
    <annotation encoding="StarMath 5.0">[nabla ({%zeta(0)} over {%zeta_{1 over 2}(0)})]_n = abs{ %mu(n) }</annotation>
  </semantics>
</math>
</file>

<file path=Object 195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</mrow>
              <mo stretchy="false">≤</mo>
              <mi>n</mi>
            </mrow>
          </munder>
          <msup>
            <mi>a</mi>
            <mrow>
              <mo stretchy="false">−</mo>
              <mi>s</mi>
            </mrow>
          </msup>
        </mrow>
        <mo stretchy="false">⋅</mo>
        <mi mathvariant="normal">μ</mi>
      </mrow>
      <mrow>
        <mrow>
          <mrow>
            <mo fence="true" stretchy="false">(</mo>
            <mrow>
              <mi>b</mi>
            </mrow>
            <mo fence="true" stretchy="false">)</mo>
          </mrow>
          <mo stretchy="false">⋅</mo>
          <msup>
            <mi>b</mi>
            <mrow>
              <mo stretchy="false">−</mo>
              <mrow>
                <mn>2</mn>
                <mi>s</mi>
              </mrow>
            </mrow>
          </msup>
        </mrow>
        <mo stretchy="false">=</mo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sum from a cdot b^2 &lt;= n a^-s cdot %mu(b)cdot b^-{2s} = [f( s)]_n</annotation>
  </semantics>
</math>
</file>

<file path=Object 196/content.xml><?xml version="1.0" encoding="utf-8"?>
<math xmlns="http://www.w3.org/1998/Math/MathML" display="block">
  <semantics>
    <mrow>
      <mrow>
        <mo fence="true" stretchy="false">[</mo>
        <mrow>
          <msup>
            <mrow>
              <mo fence="true" stretchy="false">(</mo>
              <mrow>
                <mfrac>
                  <mrow>
                    <msub>
                      <mi mathvariant="normal">ζ</mi>
                      <mrow>
                        <mi>log</mi>
                        <mi>n</mi>
                      </mrow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sub>
                      <mi mathvariant="normal">ζ</mi>
                      <mrow>
                        <mi>log</mi>
                        <mi>m</mi>
                      </mrow>
                    </msub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frac>
              </mrow>
              <mo fence="true" stretchy="false">)</mo>
            </mrow>
            <mi>z</mi>
          </msup>
        </mrow>
        <mo fence="true" stretchy="false">]</mo>
      </mrow>
      <mo stretchy="false">=</mo>
      <mrow>
        <mrow>
          <munder>
            <mo stretchy="false">∑</mo>
            <mrow>
              <mrow>
                <mfrac>
                  <mrow>
                    <mi>log</mi>
                    <mi>j</mi>
                  </mrow>
                  <mrow>
                    <mi>log</mi>
                    <mi>n</mi>
                  </mrow>
                </mfrac>
                <mo stretchy="false">+</mo>
                <mfrac>
                  <mrow>
                    <mi>log</mi>
                    <mi>k</mi>
                  </mrow>
                  <mrow>
                    <mi>log</mi>
                    <mi>m</mi>
                  </mrow>
                </mfrac>
              </mrow>
              <mo stretchy="false">≤</mo>
              <mn>1</mn>
            </mrow>
          </munder>
          <msub>
            <mrow>
              <mo fence="true" stretchy="false">[</mo>
              <mrow>
                <mrow>
                  <mo stretchy="false">∇</mo>
                  <msub>
                    <mi mathvariant="normal">ζ</mi>
                    <mrow>
                      <mi>log</mi>
                      <mi>n</mi>
                    </mrow>
                  </msub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j</mi>
          </msub>
        </mrow>
        <mo stretchy="false">⋅</mo>
        <msub>
          <mrow>
            <mo fence="true" stretchy="false">[</mo>
            <mrow>
              <mrow>
                <mo stretchy="false">∇</mo>
                <msub>
                  <mi mathvariant="normal">ζ</mi>
                  <mrow>
                    <mi>log</mi>
                    <mi>m</mi>
                  </mrow>
                </msub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i>z</mi>
                  </mrow>
                </msup>
              </mrow>
            </mrow>
            <mo fence="true" stretchy="false">]</mo>
          </mrow>
          <mi>k</mi>
        </msub>
      </mrow>
    </mrow>
    <annotation encoding="StarMath 5.0">[({%zeta_{log n}(s)} over {%zeta_{log m}(s)})^z] = sum from {{log j} over {log n}} + {{log k}  over {log m}} &lt;=1 [nabla %zeta_{log n}(s)^z ]_j cdot [nabla %zeta_{log m}(s)^-z ]_k</annotation>
  </semantics>
</math>
</file>

<file path=Object 19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  <mrow>
                      <msub>
                        <mi mathvariant="normal">ζ</mi>
                        <mrow>
                          <msub>
                            <mi>log</mi>
                            <mi>n</mi>
                          </msub>
                          <mi>m</mi>
                        </mrow>
                      </msub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sup>
                  <mi>k</mi>
                  <mfrac>
                    <mrow>
                      <mi>log</mi>
                      <mi>m</mi>
                    </mrow>
                    <mrow>
                      <mi>log</mi>
                      <mi>n</mi>
                    </mrow>
                  </mfrac>
                </msup>
              </mrow>
              <mo stretchy="false">≤</mo>
              <mi>n</mi>
            </mrow>
          </munder>
          <mi mathvariant="normal">μ</mi>
        </mrow>
      </mrow>
      <mrow>
        <mo fence="true" stretchy="false">(</mo>
        <mrow>
          <mi>k</mi>
        </mrow>
        <mo fence="true" stretchy="false">)</mo>
      </mrow>
    </mrow>
    <annotation encoding="StarMath 5.0">[({%zeta(0)} over {%zeta_{log_n m}(0)})]_n = sum from j cdot k^{{log m} over {log n}} &lt;=n %mu( k )</annotation>
  </semantics>
</math>
</file>

<file path=Object 19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(1-x^{1-s})%zeta(s))^z]_n = sum from k = 0 (binom{z}{k})[((1-x^{1-s})%zeta(s)-1)^k]_n</annotation>
  </semantics>
</math>
</file>

<file path=Object 19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i>y</mi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y^{s-1} cdot %zeta(s,1+y))^z]_n</annotation>
  </semantics>
</math>
</file>

<file path=Object 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i>z</mi>
        <mo stretchy="false">⋅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%zeta(0)^z)]_n = z cdot [log %zeta(0)]_n</annotation>
  </semantics>
</math>
</file>

<file path=Object 2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frac>
                  <mn>1</mn>
                  <mrow>
                    <mi mathvariant="normal">ζ</mi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frac>
              </mrow>
            </mrow>
            <mo fence="true" stretchy="false">]</mo>
          </mrow>
          <mi>n</mi>
        </msub>
        <mo stretchy="false">=</mo>
        <mi mathvariant="normal">μ</mi>
      </mrow>
      <mrow>
        <mo fence="true" stretchy="false">(</mo>
        <mrow>
          <mi>n</mi>
        </mrow>
        <mo fence="true" stretchy="false">)</mo>
      </mrow>
    </mrow>
    <annotation encoding="StarMath 5.0">[nabla 1 over {%zeta(0)}]_n = %mu( n ) </annotation>
  </semantics>
</math>
</file>

<file path=Object 20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i>n</mi>
                                  <mo stretchy="false">+</mo>
                                  <mn>1</mn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1+y^{s-1} cdot %zeta(s,1+y))^z]_n = [((1-(n+1)^{1-s})%zeta(s))^z]_n</annotation>
  </semantics>
</math>
</file>

<file path=Object 201/content.xml><?xml version="1.0" encoding="utf-8"?>
<math xmlns="http://www.w3.org/1998/Math/MathML" display="block">
  <semantics>
    <mrow>
      <mfrac>
        <mn>1</mn>
        <mi>b</mi>
      </mfrac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i>b</mi>
            <mo stretchy="false">⋅</mo>
            <mi>n</mi>
          </mrow>
        </munderover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i>j</mi>
          </mrow>
          <mo fence="true" stretchy="false">)</mo>
        </mrow>
        <mo stretchy="false">−</mo>
        <mrow>
          <mfrac>
            <mn>1</mn>
            <mn>2</mn>
          </mfrac>
          <mo stretchy="false">⋅</mo>
          <mfrac>
            <mn>1</mn>
            <msup>
              <mi>b</mi>
              <mn>2</mn>
            </msup>
          </mfrac>
          <mo stretchy="false">⋅</mo>
          <mrow>
            <munderover>
              <mo stretchy="false">∑</mo>
              <mrow>
                <mi>j</mi>
                <mo stretchy="false">=</mo>
                <mrow>
                  <mi>b</mi>
                  <mo stretchy="false">+</mo>
                  <mn>1</mn>
                </mrow>
              </mrow>
              <mrow>
                <mi>b</mi>
                <mo stretchy="false">⋅</mo>
                <mi>n</mi>
              </mrow>
            </munderover>
            <mrow>
              <munderover>
                <mo stretchy="false">∑</mo>
                <mrow>
                  <mi>k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row>
                        <msup>
                          <mi>b</mi>
                          <mn>2</mn>
                        </msup>
                        <mo stretchy="false">⋅</mo>
                        <mi>n</mi>
                      </mrow>
                      <mi>j</mi>
                    </mfrac>
                  </mrow>
                  <mo fence="true" stretchy="false">⌋</mo>
                </mrow>
              </munderover>
              <msub>
                <mi mathvariant="normal">α</mi>
                <mfrac>
                  <mi>a</mi>
                  <mi>b</mi>
                </mfrac>
              </msub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frac>
            <mn>1</mn>
            <mn>3</mn>
          </mfrac>
          <mo stretchy="false">⋅</mo>
          <mfrac>
            <mn>1</mn>
            <msup>
              <mi>b</mi>
              <mn>3</mn>
            </msup>
          </mfrac>
          <mo stretchy="false">⋅</mo>
          <mrow>
            <munderover>
              <mo stretchy="false">∑</mo>
              <mrow>
                <mi>j</mi>
                <mo stretchy="false">=</mo>
                <mrow>
                  <mi>b</mi>
                  <mo stretchy="false">+</mo>
                  <mn>1</mn>
                </mrow>
              </mrow>
              <mrow>
                <mi>b</mi>
                <mo stretchy="false">⋅</mo>
                <mi>n</mi>
              </mrow>
            </munderover>
            <mrow>
              <munderover>
                <mo stretchy="false">∑</mo>
                <mrow>
                  <mi>k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row>
                        <msup>
                          <mi>b</mi>
                          <mn>2</mn>
                        </msup>
                        <mo stretchy="false">⋅</mo>
                        <mi>n</mi>
                      </mrow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row>
                      <mi>b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frac>
                        <mrow>
                          <msup>
                            <mi>b</mi>
                            <mn>3</mn>
                          </msup>
                          <mo stretchy="false">⋅</mo>
                          <mi>n</mi>
                        </mrow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sub>
                  <mi mathvariant="normal">α</mi>
                  <mfrac>
                    <mi>a</mi>
                    <mi>b</mi>
                  </mfrac>
                </msub>
              </mrow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i>l</mi>
          </mrow>
          <mo fence="true" stretchy="false">)</mo>
        </mrow>
        <mo stretchy="false">−</mo>
        <mfrac>
          <mn>1</mn>
          <mn>4</mn>
        </mfrac>
      </mrow>
      <mn>..</mn>
      <mi>.</mi>
    </mrow>
    <annotation encoding="StarMath 5.0">1 over b sum from j = b+1 to b cdot n %alpha_{a over b}( j )
- {1 over 2} cdot {1 over b^2} cdot sum from j = b+1 to b cdot n sum from k = b+1 to lfloor b^2 cdot n over j rfloor %alpha_{a over b}( j ) cdot %alpha_{a over b}( k ) 
+ {1 over 3} cdot {1 over b^3} cdot sum from j = b+1 to b cdot n sum from k = b+1 to lfloor b^2 cdot n over j rfloor sum from l = b+1 to lfloor b^3 cdot n over {j cdot k} rfloor %alpha_{a over b}( j ) cdot %alpha_{a over b}( k ) cdot %alpha_{a over b}( l ) 
- 1 over 4 ...</annotation>
  </semantics>
</math>
</file>

<file path=Object 202/content.xml><?xml version="1.0" encoding="utf-8"?>
<math xmlns="http://www.w3.org/1998/Math/MathML" display="block">
  <semantics>
    <mrow>
      <mrow>
        <mn>1</mn>
        <mo stretchy="false">+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  <mo stretchy="false">⋅</mo>
          <mfrac>
            <mn>1</mn>
            <mi>b</mi>
          </mfrac>
        </mrow>
      </mrow>
      <mrow>
        <munderover>
          <mo stretchy="false">∑</mo>
          <mrow>
            <mi>j</mi>
            <mo stretchy="false">=</mo>
            <mrow>
              <mi>b</mi>
              <mo stretchy="false">+</mo>
              <mn>1</mn>
            </mrow>
          </mrow>
          <mrow>
            <mi>b</mi>
            <mo stretchy="false">⋅</mo>
            <mi>n</mi>
          </mrow>
        </munderover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2</mn>
                  </mtd>
                </mtr>
              </mtable>
            </mrow>
            <mo fence="true" stretchy="false">)</mo>
          </mrow>
          <mo stretchy="false">⋅</mo>
          <mfrac>
            <mn>1</mn>
            <msup>
              <mi>b</mi>
              <mn>2</mn>
            </msup>
          </mfrac>
          <mo stretchy="false">⋅</mo>
          <mrow>
            <munderover>
              <mo stretchy="false">∑</mo>
              <mrow>
                <mi>j</mi>
                <mo stretchy="false">=</mo>
                <mrow>
                  <mi>b</mi>
                  <mo stretchy="false">+</mo>
                  <mn>1</mn>
                </mrow>
              </mrow>
              <mrow>
                <mi>b</mi>
                <mo stretchy="false">⋅</mo>
                <mi>n</mi>
              </mrow>
            </munderover>
            <mrow>
              <munderover>
                <mo stretchy="false">∑</mo>
                <mrow>
                  <mi>k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row>
                        <msup>
                          <mi>b</mi>
                          <mn>2</mn>
                        </msup>
                        <mo stretchy="false">⋅</mo>
                        <mi>n</mi>
                      </mrow>
                      <mi>j</mi>
                    </mfrac>
                  </mrow>
                  <mo fence="true" stretchy="false">⌋</mo>
                </mrow>
              </munderover>
              <msub>
                <mi mathvariant="normal">α</mi>
                <mfrac>
                  <mi>a</mi>
                  <mi>b</mi>
                </mfrac>
              </msub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3</mn>
                  </mtd>
                </mtr>
              </mtable>
            </mrow>
            <mo fence="true" stretchy="false">)</mo>
          </mrow>
          <mo stretchy="false">⋅</mo>
          <mfrac>
            <mn>1</mn>
            <msup>
              <mi>b</mi>
              <mn>3</mn>
            </msup>
          </mfrac>
          <mo stretchy="false">⋅</mo>
          <mrow>
            <munderover>
              <mo stretchy="false">∑</mo>
              <mrow>
                <mi>j</mi>
                <mo stretchy="false">=</mo>
                <mrow>
                  <mi>b</mi>
                  <mo stretchy="false">+</mo>
                  <mn>1</mn>
                </mrow>
              </mrow>
              <mrow>
                <mi>b</mi>
                <mo stretchy="false">⋅</mo>
                <mi>n</mi>
              </mrow>
            </munderover>
            <mrow>
              <munderover>
                <mo stretchy="false">∑</mo>
                <mrow>
                  <mi>k</mi>
                  <mo stretchy="false">=</mo>
                  <mrow>
                    <mi>b</mi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row>
                        <msup>
                          <mi>b</mi>
                          <mn>2</mn>
                        </msup>
                        <mo stretchy="false">⋅</mo>
                        <mi>n</mi>
                      </mrow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row>
                      <mi>b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frac>
                        <mrow>
                          <msup>
                            <mi>b</mi>
                            <mn>3</mn>
                          </msup>
                          <mo stretchy="false">⋅</mo>
                          <mi>n</mi>
                        </mrow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sub>
                  <mi mathvariant="normal">α</mi>
                  <mfrac>
                    <mi>a</mi>
                    <mi>b</mi>
                  </mfrac>
                </msub>
              </mrow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i>k</mi>
          </mrow>
          <mo fence="true" stretchy="false">)</mo>
        </mrow>
        <mo stretchy="false">⋅</mo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i>l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1 + (binom{z}{1}) cdot {1 over b} sum from j = b+1 to b cdot n %alpha_{a over b}( j )

+ (binom{z}{2})cdot {1 over b^2} cdot sum from j = b+1 to b cdot n sum from k = b+1 to lfloor b^2 cdot n over j rfloor %alpha_{a over b}( j ) cdot %alpha_{a over b}( k ) 

+ (binom{z}{3})cdot {1 over b^3} cdot sum from j = b+1 to b cdot n sum from k = b+1 to lfloor b^2 cdot n over j rfloor sum from l = b+1 to lfloor b^3 cdot n over {j cdot k} rfloor %alpha_{a over b}( j ) cdot %alpha_{a over b}( k ) cdot %alpha_{a over b}( l ) 

+ (binom{z}{4}) ...</annotation>
  </semantics>
</math>
</file>

<file path=Object 203/content.xml><?xml version="1.0" encoding="utf-8"?>
<math xmlns="http://www.w3.org/1998/Math/MathML" display="block">
  <semantics>
    <mrow>
      <mrow>
        <mn>1</mn>
        <mo stretchy="false">+</mo>
        <mrow>
          <msup>
            <mi>b</mi>
            <mrow>
              <mo stretchy="false">−</mo>
              <mn>1</mn>
            </mrow>
          </msup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row>
                  <mn>1</mn>
                  <mo stretchy="false">+</mo>
                  <msup>
                    <mi>b</mi>
                    <mrow>
                      <mo stretchy="false">−</mo>
                      <mn>1</mn>
                    </mrow>
                  </msup>
                </mrow>
              </mrow>
              <mi>n</mi>
            </munderover>
            <msub>
              <mi mathvariant="normal">α</mi>
              <mfrac>
                <mi>a</mi>
                <mi>b</mi>
              </mfrac>
            </msub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sup>
            <mi>b</mi>
            <mrow>
              <mo stretchy="false">−</mo>
              <mn>2</mn>
            </mrow>
          </msup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2</mn>
                  </mtd>
                </mtr>
              </mtable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row>
                  <msup>
                    <mi>b</mi>
                    <mrow>
                      <mo stretchy="false">−</mo>
                      <mn>1</mn>
                    </mrow>
                  </msup>
                  <mo stretchy="false">+</mo>
                  <mn>1</mn>
                </mrow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row>
                    <msup>
                      <mi>b</mi>
                      <mrow>
                        <mo stretchy="false">−</mo>
                        <mn>1</mn>
                      </mrow>
                    </msup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sub>
                <mi mathvariant="normal">α</mi>
                <mfrac>
                  <mi>a</mi>
                  <mi>b</mi>
                </mfrac>
              </msub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sup>
            <mi>b</mi>
            <mrow>
              <mo stretchy="false">−</mo>
              <mn>3</mn>
            </mrow>
          </msup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3</mn>
                  </mtd>
                </mtr>
              </mtable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row>
                  <msup>
                    <mi>b</mi>
                    <mrow>
                      <mo stretchy="false">−</mo>
                      <mn>1</mn>
                    </mrow>
                  </msup>
                  <mo stretchy="false">+</mo>
                  <mn>1</mn>
                </mrow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row>
                    <msup>
                      <mi>b</mi>
                      <mrow>
                        <mo stretchy="false">−</mo>
                        <mn>1</mn>
                      </mrow>
                    </msup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row>
                      <msup>
                        <mi>b</mi>
                        <mrow>
                          <mo stretchy="false">−</mo>
                          <mn>1</mn>
                        </mrow>
                      </msup>
                      <mo stretchy="false">+</mo>
                      <mn>1</mn>
                    </mrow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sub>
                  <mi mathvariant="normal">α</mi>
                  <mfrac>
                    <mi>a</mi>
                    <mi>b</mi>
                  </mfrac>
                </msub>
              </mrow>
            </mrow>
          </mrow>
        </mrow>
      </mrow>
      <mrow>
        <mrow>
          <mo fence="true" stretchy="false">(</mo>
          <mrow>
            <mrow>
              <mi>j</mi>
              <mo stretchy="false">⋅</mo>
              <mi>b</mi>
            </mrow>
          </mrow>
          <mo fence="true" stretchy="false">)</mo>
        </mrow>
        <mo stretchy="false">⋅</mo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row>
              <mi>k</mi>
              <mo stretchy="false">⋅</mo>
              <mi>b</mi>
            </mrow>
          </mrow>
          <mo fence="true" stretchy="false">)</mo>
        </mrow>
        <mo stretchy="false">⋅</mo>
        <msub>
          <mi mathvariant="normal">α</mi>
          <mfrac>
            <mi>a</mi>
            <mi>b</mi>
          </mfrac>
        </msub>
      </mrow>
      <mrow>
        <mrow>
          <mo fence="true" stretchy="false">(</mo>
          <mrow>
            <mrow>
              <mi>l</mi>
              <mo stretchy="false">⋅</mo>
              <mi>b</mi>
            </mrow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1 

+ b^-1 cdot (binom{z}{1}) cdot sum from j = {1+b^-1} to n %alpha_{a over b}( j )

+ b^-2 cdot (binom{z}{2})cdot sum from j = b^-1+1 to n sum from k = b^-1+1 to lfloor n over j rfloor %alpha_{a over b}( j ) cdot %alpha_{a over b}( k ) 

+ b^-3 cdot (binom{z}{3})cdot sum from j = b^-1+1 to n sum from k = b^-1+1 to lfloor n over j rfloor sum from l = b^-1+1 to lfloor n over {j cdot k} rfloor %alpha_{a over b}( j cdot b ) cdot %alpha_{a over b}( k cdot b) cdot %alpha_{a over b}( l cdot b ) 

+ (binom{z}{4}) ...</annotation>
  </semantics>
</math>
</file>

<file path=Object 204/content.xml><?xml version="1.0" encoding="utf-8"?>
<math xmlns="http://www.w3.org/1998/Math/MathML" display="block">
  <semantics>
    <mrow>
      <msub>
        <mi mathvariant="normal">α</mi>
        <mfrac>
          <mi>a</mi>
          <mi>b</mi>
        </mfrac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i>b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b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b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  <mo stretchy="false">−</mo>
          <mrow>
            <mi>a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i>n</mi>
                        <mi>a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i>n</mi>
                          <mo stretchy="false">−</mo>
                          <mn>1</mn>
                        </mrow>
                        <mi>a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%alpha_{a over b}(n) = b cdot (lfloor n over b rfloor - lfloor {n - 1} over b rfloor )-a cdot (lfloor n over a rfloor - lfloor {n - 1} over a rfloor )</annotation>
  </semantics>
</math>
</file>

<file path=Object 205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i>d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row>
                          <mi>n</mi>
                          <mi>d</mi>
                        </mrow>
                        <mi>d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row>
                            <mi>n</mi>
                            <mi>d</mi>
                          </mrow>
                          <mo stretchy="false">−</mo>
                          <mn>1</mn>
                        </mrow>
                        <mi>d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  <mo stretchy="false">−</mo>
          <mrow>
            <mi>a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row>
                          <mi>n</mi>
                          <mi>d</mi>
                        </mrow>
                        <mi>a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row>
                            <mi>n</mi>
                            <mi>d</mi>
                          </mrow>
                          <mo stretchy="false">−</mo>
                          <mn>1</mn>
                        </mrow>
                        <mi>a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t(n) = d cdot (lfloor {n d} over d rfloor - lfloor {{n d} - 1} over d rfloor )-a cdot (lfloor {n d} over a rfloor - lfloor {{n d} - 1} over a rfloor )</annotation>
  </semantics>
</math>
</file>

<file path=Object 206/content.xml><?xml version="1.0" encoding="utf-8"?>
<math xmlns="http://www.w3.org/1998/Math/MathML" display="block">
  <semantics>
    <mrow>
      <mrow>
        <mn>1</mn>
        <mo stretchy="false">+</mo>
        <mrow>
          <msup>
            <mi>d</mi>
            <mrow>
              <mo stretchy="false">−</mo>
              <mn>1</mn>
            </mrow>
          </msup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row>
                  <mn>1</mn>
                  <mo stretchy="false">+</mo>
                  <msup>
                    <mi>d</mi>
                    <mrow>
                      <mo stretchy="false">−</mo>
                      <mn>1</mn>
                    </mrow>
                  </msup>
                </mrow>
              </mrow>
              <mi>n</mi>
            </munderover>
            <mi>t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sup>
            <mi>d</mi>
            <mrow>
              <mo stretchy="false">−</mo>
              <mn>2</mn>
            </mrow>
          </msup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2</mn>
                  </mtd>
                </mtr>
              </mtable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row>
                  <msup>
                    <mi>d</mi>
                    <mrow>
                      <mo stretchy="false">−</mo>
                      <mn>1</mn>
                    </mrow>
                  </msup>
                  <mo stretchy="false">+</mo>
                  <mn>1</mn>
                </mrow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row>
                    <msup>
                      <mi>d</mi>
                      <mrow>
                        <mo stretchy="false">−</mo>
                        <mn>1</mn>
                      </mrow>
                    </msup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i>t</mi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t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sup>
            <mi>d</mi>
            <mrow>
              <mo stretchy="false">−</mo>
              <mn>3</mn>
            </mrow>
          </msup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3</mn>
                  </mtd>
                </mtr>
              </mtable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row>
                  <msup>
                    <mi>d</mi>
                    <mrow>
                      <mo stretchy="false">−</mo>
                      <mn>1</mn>
                    </mrow>
                  </msup>
                  <mo stretchy="false">+</mo>
                  <mn>1</mn>
                </mrow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row>
                    <msup>
                      <mi>d</mi>
                      <mrow>
                        <mo stretchy="false">−</mo>
                        <mn>1</mn>
                      </mrow>
                    </msup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row>
                      <msup>
                        <mi>d</mi>
                        <mrow>
                          <mo stretchy="false">−</mo>
                          <mn>1</mn>
                        </mrow>
                      </msup>
                      <mo stretchy="false">+</mo>
                      <mn>1</mn>
                    </mrow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i>t</mi>
              </mrow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t</mi>
      </mrow>
      <mrow>
        <mrow>
          <mo fence="true" stretchy="false">(</mo>
          <mrow>
            <mi>k</mi>
          </mrow>
          <mo fence="true" stretchy="false">)</mo>
        </mrow>
        <mo stretchy="false">⋅</mo>
        <mi>t</mi>
      </mrow>
      <mrow>
        <mrow>
          <mo fence="true" stretchy="false">(</mo>
          <mrow>
            <mi>l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1 

+ d^-1 cdot (binom{z}{1}) cdot sum from j = {1+d^-1} to n t( j )

+ d^-2 cdot (binom{z}{2})cdot sum from j = d^-1+1 to n sum from k = d^-1+1 to lfloor n over j rfloor t( j ) cdot t( k ) 

+ d^-3 cdot (binom{z}{3})cdot sum from j = d^-1+1 to n sum from k = d^-1+1 to lfloor n over j rfloor sum from l = d^-1+1 to lfloor n over {j cdot k} rfloor t( j ) cdot t( k ) cdot t( l ) 

+ (binom{z}{4}) ...</annotation>
  </semantics>
</math>
</file>

<file path=Object 207/content.xml><?xml version="1.0" encoding="utf-8"?>
<math xmlns="http://www.w3.org/1998/Math/MathML" display="block">
  <semantics>
    <mrow>
      <mi>t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i>d</mi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row>
                          <mi>n</mi>
                          <mi>d</mi>
                        </mrow>
                        <mi>d</mi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row>
                            <mi>n</mi>
                            <mi>d</mi>
                          </mrow>
                          <mo stretchy="false">−</mo>
                          <mn>1</mn>
                        </mrow>
                        <mi>d</mi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  <mo stretchy="false">−</mo>
          <mrow>
            <mrow>
              <mo fence="true" stretchy="false">(</mo>
              <mrow>
                <mrow>
                  <mi>d</mi>
                  <mo stretchy="false">+</mo>
                  <mn>1</mn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row>
                    <mo fence="true" stretchy="false">⌊</mo>
                    <mrow>
                      <mfrac>
                        <mrow>
                          <mi>n</mi>
                          <mi>d</mi>
                        </mrow>
                        <mrow>
                          <mi>d</mi>
                          <mo stretchy="false">+</mo>
                          <mn>1</mn>
                        </mrow>
                      </mfrac>
                    </mrow>
                    <mo fence="true" stretchy="false">⌋</mo>
                  </mrow>
                  <mo stretchy="false">−</mo>
                  <mrow>
                    <mo fence="true" stretchy="false">⌊</mo>
                    <mrow>
                      <mfrac>
                        <mrow>
                          <mrow>
                            <mi>n</mi>
                            <mi>d</mi>
                          </mrow>
                          <mo stretchy="false">−</mo>
                          <mn>1</mn>
                        </mrow>
                        <mrow>
                          <mi>d</mi>
                          <mo stretchy="false">+</mo>
                          <mn>1</mn>
                        </mrow>
                      </mfrac>
                    </mrow>
                    <mo fence="true" stretchy="false">⌋</mo>
                  </mrow>
                </mrow>
              </mrow>
              <mo fence="true" stretchy="false">)</mo>
            </mrow>
          </mrow>
        </mrow>
      </mrow>
    </mrow>
    <annotation encoding="StarMath 5.0">t(n) = d cdot (lfloor {n d} over d rfloor - lfloor {{n d} - 1} over d rfloor )-(d+1) cdot (lfloor {n d} over {d+1} rfloor - lfloor {{n d} - 1} over {d+1} rfloor )</annotation>
  </semantics>
</math>
</file>

<file path=Object 208/content.xml><?xml version="1.0" encoding="utf-8"?>
<math xmlns="http://www.w3.org/1998/Math/MathML" display="block">
  <semantics>
    <mrow>
      <mrow>
        <mn>1</mn>
        <mo stretchy="false">+</mo>
        <mrow>
          <msup>
            <mi>d</mi>
            <mrow>
              <mo stretchy="false">−</mo>
              <mn>1</mn>
            </mrow>
          </msup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row>
                  <mn>1</mn>
                  <mo stretchy="false">+</mo>
                  <msup>
                    <mi>d</mi>
                    <mrow>
                      <mo stretchy="false">−</mo>
                      <mn>1</mn>
                    </mrow>
                  </msup>
                </mrow>
              </mrow>
              <mi>n</mi>
            </munderover>
            <mi>t</mi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+</mo>
        <mrow>
          <msup>
            <mi>d</mi>
            <mrow>
              <mo stretchy="false">−</mo>
              <mn>2</mn>
            </mrow>
          </msup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2</mn>
                  </mtd>
                </mtr>
              </mtable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row>
                  <msup>
                    <mi>d</mi>
                    <mrow>
                      <mo stretchy="false">−</mo>
                      <mn>1</mn>
                    </mrow>
                  </msup>
                  <mo stretchy="false">+</mo>
                  <mn>1</mn>
                </mrow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row>
                    <msup>
                      <mi>d</mi>
                      <mrow>
                        <mo stretchy="false">−</mo>
                        <mn>1</mn>
                      </mrow>
                    </msup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i>t</mi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t</mi>
      </mrow>
      <mrow>
        <mrow>
          <mo fence="true" stretchy="false">(</mo>
          <mrow>
            <mi>k</mi>
          </mrow>
          <mo fence="true" stretchy="false">)</mo>
        </mrow>
        <mo stretchy="false">+</mo>
        <mrow>
          <msup>
            <mi>d</mi>
            <mrow>
              <mo stretchy="false">−</mo>
              <mn>3</mn>
            </mrow>
          </msup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3</mn>
                  </mtd>
                </mtr>
              </mtable>
            </mrow>
            <mo fence="true" stretchy="false">)</mo>
          </mrow>
          <mo stretchy="false">⋅</mo>
          <mrow>
            <munderover>
              <mo stretchy="false">∑</mo>
              <mrow>
                <mi>j</mi>
                <mo stretchy="false">=</mo>
                <mrow>
                  <msup>
                    <mi>d</mi>
                    <mrow>
                      <mo stretchy="false">−</mo>
                      <mn>1</mn>
                    </mrow>
                  </msup>
                  <mo stretchy="false">+</mo>
                  <mn>1</mn>
                </mrow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row>
                    <msup>
                      <mi>d</mi>
                      <mrow>
                        <mo stretchy="false">−</mo>
                        <mn>1</mn>
                      </mrow>
                    </msup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l</mi>
                    <mo stretchy="false">=</mo>
                    <mrow>
                      <msup>
                        <mi>d</mi>
                        <mrow>
                          <mo stretchy="false">−</mo>
                          <mn>1</mn>
                        </mrow>
                      </msup>
                      <mo stretchy="false">+</mo>
                      <mn>1</mn>
                    </mrow>
                  </mrow>
                  <mrow>
                    <mo fence="true" stretchy="false">⌊</mo>
                    <mrow>
                      <mfrac>
                        <mi>n</mi>
                        <mrow>
                          <mi>j</mi>
                          <mo stretchy="false">⋅</mo>
                          <mi>k</mi>
                        </mrow>
                      </mfrac>
                    </mrow>
                    <mo fence="true" stretchy="false">⌋</mo>
                  </mrow>
                </munderover>
                <mi>t</mi>
              </mrow>
            </mrow>
          </mrow>
        </mrow>
      </mrow>
      <mrow>
        <mrow>
          <mo fence="true" stretchy="false">(</mo>
          <mrow>
            <mi>j</mi>
          </mrow>
          <mo fence="true" stretchy="false">)</mo>
        </mrow>
        <mo stretchy="false">⋅</mo>
        <mi>t</mi>
      </mrow>
      <mrow>
        <mrow>
          <mo fence="true" stretchy="false">(</mo>
          <mrow>
            <mi>k</mi>
          </mrow>
          <mo fence="true" stretchy="false">)</mo>
        </mrow>
        <mo stretchy="false">⋅</mo>
        <mi>t</mi>
      </mrow>
      <mrow>
        <mrow>
          <mo fence="true" stretchy="false">(</mo>
          <mrow>
            <mi>l</mi>
          </mrow>
          <mo fence="true" stretchy="false">)</mo>
        </mrow>
        <mo stretchy="false">+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n>4</mn>
                </mtd>
              </mtr>
            </mtable>
          </mrow>
          <mo fence="true" stretchy="false">)</mo>
        </mrow>
      </mrow>
      <mn>..</mn>
      <mi>.</mi>
    </mrow>
    <annotation encoding="StarMath 5.0">1 

+ d^-1 cdot (binom{z}{1}) cdot sum from j = {1+d^-1} to n t( j )

+ d^-2 cdot (binom{z}{2})cdot sum from j = d^-1+1 to n sum from k = d^-1+1 to lfloor n over j rfloor t( j ) cdot t( k ) 

+ d^-3 cdot (binom{z}{3})cdot sum from j = d^-1+1 to n sum from k = d^-1+1 to lfloor n over j rfloor sum from l = d^-1+1 to lfloor n over {j cdot k} rfloor t( j ) cdot t( k ) cdot t( l ) 

+ (binom{z}{4}) ...</annotation>
  </semantics>
</math>
</file>

<file path=Object 209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⋅</mo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o stretchy="false">−</mo>
                          <mi>z</mi>
                        </mrow>
                      </msup>
                    </mrow>
                  </mrow>
                  <mo fence="true" stretchy="false">]</mo>
                </mrow>
                <mi>m</mi>
              </msub>
            </mrow>
          </mrow>
          <mo fence="true" stretchy="false">)</mo>
        </mrow>
        <mo stretchy="false">=</mo>
        <mrow>
          <msub>
            <mrow>
              <mo fence="true" stretchy="false">[</mo>
              <mrow>
                <mrow>
                  <mi>log</mi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row>
                  <mi>log</mi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m</mi>
          </msub>
        </mrow>
      </mrow>
    </mrow>
    <annotation encoding="StarMath 5.0">lim from {z rightarrow 0 }{{partial}over{partial z}}([ %zeta(s)^z ]_n cdot [ %zeta(s)^-z ]_m) = [ log %zeta(s) ]_n - [ log %zeta(s) ]_m</annotation>
  </semantics>
</math>
</file>

<file path=Object 21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i>log</mi>
              <mi mathvariant="normal">ζ</mi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frac>
        <mrow>
          <mi mathvariant="normal">Λ</mi>
          <mrow>
            <mo fence="true" stretchy="false">(</mo>
            <mrow>
              <mi>n</mi>
            </mrow>
            <mo fence="true" stretchy="false">)</mo>
          </mrow>
        </mrow>
        <mrow>
          <mi>log</mi>
          <mi>n</mi>
        </mrow>
      </mfrac>
    </mrow>
    <annotation encoding="StarMath 5.0">[nabla log %zeta(0)]_n = {%LAMBDA( n )} over {log n}</annotation>
  </semantics>
</math>
</file>

<file path=Object 210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row>
              <msub>
                <mi>D</mi>
                <mi>z</mi>
              </msub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⋅</mo>
                <msub>
                  <mi>D</mi>
                  <mrow>
                    <mo stretchy="false">−</mo>
                    <mi>z</mi>
                  </mrow>
                </msub>
              </mrow>
              <mrow>
                <mo fence="true" stretchy="false">(</mo>
                <mrow>
                  <mi>m</mi>
                </mrow>
                <mo fence="true" stretchy="false">)</mo>
              </mrow>
            </mrow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normal">Π</mi>
      </mrow>
      <mrow>
        <mo fence="true" stretchy="false">(</mo>
        <mrow>
          <mi>m</mi>
        </mrow>
        <mo fence="true" stretchy="false">)</mo>
      </mrow>
    </mrow>
    <annotation encoding="StarMath 5.0">lim from {z rightarrow 0 }{{partial}over{partial z}}(D_z(n) cdot D_{-z}(m)) = %PI( n ) - %PI( m )</annotation>
  </semantics>
</math>
</file>

<file path=Object 211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frac>
          <mo stretchy="false">∂</mo>
          <mrow>
            <mo stretchy="false">∂</mo>
            <mi>s</mi>
          </mrow>
        </mfrac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o stretchy="false">⋅</mo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o stretchy="false">−</mo>
                          <mi>z</mi>
                        </mrow>
                      </msup>
                    </mrow>
                  </mrow>
                  <mo fence="true" stretchy="false">]</mo>
                </mrow>
                <mi>m</mi>
              </msub>
            </mrow>
          </mrow>
          <mo fence="true" stretchy="false">)</mo>
        </mrow>
        <mo stretchy="false">=</mo>
        <mi mathvariant="normal">ψ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normal">ψ</mi>
      </mrow>
      <mrow>
        <mo fence="true" stretchy="false">(</mo>
        <mrow>
          <mi>m</mi>
        </mrow>
        <mo fence="true" stretchy="false">)</mo>
      </mrow>
    </mrow>
    <annotation encoding="StarMath 5.0">lim from {s rightarrow 0 }{{partial}over{partial s}}lim from {z rightarrow 0 }{{partial}over{partial z}}([ %zeta(s)^z ]_n cdot [ %zeta(s)^-z ]_m) = %psi( n ) - %psi( m )</annotation>
  </semantics>
</math>
</file>

<file path=Object 212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i>a</mi>
                          <mo stretchy="false">⋅</mo>
                          <mi>z</mi>
                        </mrow>
                      </msup>
                    </mrow>
                  </mrow>
                  <mo fence="true" stretchy="false">]</mo>
                </mrow>
                <mi>n</mi>
              </msub>
              <mo stretchy="false">⋅</mo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  <mrow>
                          <mo stretchy="false">−</mo>
                          <mi>z</mi>
                        </mrow>
                      </msup>
                    </mrow>
                  </mrow>
                  <mo fence="true" stretchy="false">]</mo>
                </mrow>
                <mi>m</mi>
              </msub>
            </mrow>
          </mrow>
          <mo fence="true" stretchy="false">)</mo>
        </mrow>
        <mo stretchy="false">=</mo>
        <mi>a</mi>
      </mrow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m</mi>
        </msub>
      </mrow>
    </mrow>
    <annotation encoding="StarMath 5.0">lim from {z rightarrow 0 }{{partial}over{partial z}}([ %zeta(s)^{a cdot z} ]_n cdot [ %zeta(t)^-z ]_m) = a[ log %zeta(s) ]_n - [ log %zeta(t) ]_m</annotation>
  </semantics>
</math>
</file>

<file path=Object 213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row>
                <msub>
                  <mi>D</mi>
                  <mi>z</mi>
                </msub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  <mrow>
                <msub>
                  <mi>D</mi>
                  <mi>z</mi>
                </msub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normal">Π</mi>
      </mrow>
      <mrow>
        <mo fence="true" stretchy="false">(</mo>
        <mrow>
          <mi>m</mi>
        </mrow>
        <mo fence="true" stretchy="false">)</mo>
      </mrow>
    </mrow>
    <annotation encoding="StarMath 5.0">lim from {z rightarrow 0 }{{partial}over{partial z}}({D_z(n)} over {D_{z}(m)}) = %PI( n ) - %PI( m )</annotation>
  </semantics>
</math>
</file>

<file path=Object 214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m</mi>
              </msub>
            </mfrac>
          </mrow>
          <mo fence="true" stretchy="false">)</mo>
        </mrow>
        <mo stretchy="false">=</mo>
        <mrow>
          <msub>
            <mrow>
              <mo fence="true" stretchy="false">[</mo>
              <mrow>
                <mrow>
                  <mi>log</mi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row>
                  <mi>log</mi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m</mi>
          </msub>
        </mrow>
      </mrow>
    </mrow>
    <annotation encoding="StarMath 5.0">lim from {z rightarrow 0 }{{partial}over{partial z}}([ %zeta(s)^z ]_n over [ %zeta(s)^z ]_m) = [ log %zeta(s) ]_n - [ log %zeta(s) ]_m</annotation>
  </semantics>
</math>
</file>

<file path=Object 215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frac>
          <mo stretchy="false">∂</mo>
          <mrow>
            <mo stretchy="false">∂</mo>
            <mi>s</mi>
          </mrow>
        </mfrac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m</mi>
              </msub>
            </mfrac>
          </mrow>
          <mo fence="true" stretchy="false">)</mo>
        </mrow>
        <mo stretchy="false">=</mo>
        <mi mathvariant="normal">ψ</mi>
      </mrow>
      <mrow>
        <mrow>
          <mo fence="true" stretchy="false">(</mo>
          <mrow>
            <mi>n</mi>
          </mrow>
          <mo fence="true" stretchy="false">)</mo>
        </mrow>
        <mo stretchy="false">−</mo>
        <mi mathvariant="normal">ψ</mi>
      </mrow>
      <mrow>
        <mo fence="true" stretchy="false">(</mo>
        <mrow>
          <mi>m</mi>
        </mrow>
        <mo fence="true" stretchy="false">)</mo>
      </mrow>
    </mrow>
    <annotation encoding="StarMath 5.0">lim from {s rightarrow 0 }{{partial}over{partial s}}lim from {z rightarrow 0 }{{partial}over{partial z}}([ %zeta(s)^z ]_n over [ %zeta(s)^z ]_m) = %psi( n ) - %psi( m )</annotation>
  </semantics>
</math>
</file>

<file path=Object 216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row>
                <msub>
                  <mi>L</mi>
                  <mrow>
                    <mo stretchy="false">−</mo>
                    <mi>z</mi>
                  </mrow>
                </msub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</mrow>
              <mrow>
                <msub>
                  <mi>L</mi>
                  <mrow>
                    <mo stretchy="false">−</mo>
                    <mi>z</mi>
                  </mrow>
                </msub>
                <mrow>
                  <mo fence="true" stretchy="false">(</mo>
                  <mrow>
                    <mrow>
                      <mi>log</mi>
                      <mi>m</mi>
                    </mrow>
                  </mrow>
                  <mo fence="true" stretchy="false">)</mo>
                </mrow>
              </mrow>
            </mfrac>
          </mrow>
          <mo fence="true" stretchy="false">)</mo>
        </mrow>
        <mo stretchy="false">=</mo>
        <mrow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n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n</mi>
                  <mo stretchy="false">−</mo>
                  <mi mathvariant="normal">γ</mi>
                </mrow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i mathvariant="italic">li</mi>
                <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  <mo stretchy="false">−</mo>
                  <mi>log</mi>
                </mrow>
                <mi>log</mi>
                <mrow>
                  <mi>m</mi>
                  <mo stretchy="false">−</mo>
                  <mi mathvariant="normal">γ</mi>
                </mrow>
              </mrow>
            </mrow>
            <mo fence="true" stretchy="false">)</mo>
          </mrow>
        </mrow>
      </mrow>
    </mrow>
    <annotation encoding="StarMath 5.0">lim from {z rightarrow 0 }{{partial}over{partial z}}({L_{-z}(log n)} over {L_{-z}(log m)}) = (li(n)-log log n - %gamma) - (li(m)-log log m - %gamma)</annotation>
  </semantics>
</math>
</file>

<file path=Object 217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row>
              <mrow>
                <msub>
                  <mi>L</mi>
                  <mrow>
                    <mrow>
                      <mo stretchy="false">−</mo>
                      <mi>a</mi>
                    </mrow>
                    <mo stretchy="false">⋅</mo>
                    <mi>z</mi>
                  </mrow>
                </msub>
                <mrow>
                  <mo fence="true" stretchy="false">(</mo>
                  <mrow>
                    <mrow>
                      <mi>log</mi>
                      <mi>n</mi>
                    </mrow>
                  </mrow>
                  <mo fence="true" stretchy="false">)</mo>
                </mrow>
              </mrow>
              <mo stretchy="false">⋅</mo>
              <mrow>
                <msub>
                  <mi>L</mi>
                  <mrow>
                    <mrow>
                      <mo stretchy="false">−</mo>
                      <mi>b</mi>
                    </mrow>
                    <mo stretchy="false">⋅</mo>
                    <mi>z</mi>
                  </mrow>
                </msub>
                <mrow>
                  <mo fence="true" stretchy="false">(</mo>
                  <mrow>
                    <mrow>
                      <mi>log</mi>
                      <mi>m</mi>
                    </mrow>
                  </mrow>
                  <mo fence="true" stretchy="false">)</mo>
                </mrow>
              </mrow>
            </mrow>
          </mrow>
          <mo fence="true" stretchy="false">)</mo>
        </mrow>
        <mo stretchy="false">=</mo>
        <mi>a</mi>
      </mrow>
      <mrow>
        <mrow>
          <mo fence="true" stretchy="false">(</mo>
          <mrow>
            <mrow>
              <mi mathvariant="italic">li</mi>
              <mrow>
                <mrow>
                  <mo fence="true" stretchy="false">(</mo>
                  <mrow>
                    <mi>n</mi>
                  </mrow>
                  <mo fence="true" stretchy="false">)</mo>
                </mrow>
                <mo stretchy="false">−</mo>
                <mi>log</mi>
              </mrow>
              <mi>log</mi>
              <mrow>
                <mi>n</mi>
                <mo stretchy="false">−</mo>
                <mi mathvariant="normal">γ</mi>
              </mrow>
            </mrow>
          </mrow>
          <mo fence="true" stretchy="false">)</mo>
        </mrow>
        <mo stretchy="false">+</mo>
        <mi>b</mi>
      </mrow>
      <mrow>
        <mo fence="true" stretchy="false">(</mo>
        <mrow>
          <mrow>
            <mi mathvariant="italic">li</mi>
            <mrow>
              <mrow>
                <mo fence="true" stretchy="false">(</mo>
                <mrow>
                  <mi>m</mi>
                </mrow>
                <mo fence="true" stretchy="false">)</mo>
              </mrow>
              <mo stretchy="false">−</mo>
              <mi>log</mi>
            </mrow>
            <mi>log</mi>
            <mrow>
              <mi>m</mi>
              <mo stretchy="false">−</mo>
              <mi mathvariant="normal">γ</mi>
            </mrow>
          </mrow>
        </mrow>
        <mo fence="true" stretchy="false">)</mo>
      </mrow>
    </mrow>
    <annotation encoding="StarMath 5.0">lim from {z rightarrow 0 }{{partial}over{partial z}}({L_{-a cdot z}(log n)} cdot {L_{-b cdot z}(log m)}) = a(li(n)-log log n - %gamma) + b(li(m)-log log m - %gamma)</annotation>
  </semantics>
</math>
</file>

<file path=Object 218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sub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sub>
                <mrow>
                  <mo fence="true" stretchy="false">[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m</mi>
              </msub>
            </mfrac>
          </mrow>
          <mo fence="true" stretchy="false">)</mo>
        </mrow>
        <mo stretchy="false">=</mo>
        <mrow>
          <msub>
            <mrow>
              <mo fence="true" stretchy="false">[</mo>
              <mrow>
                <mrow>
                  <mi>log</mi>
                  <mrow>
                    <mo fence="true" stretchy="false">(</mo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  <mo fence="true" stretchy="false">)</mo>
                  </mrow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row>
                  <mi>log</mi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sup>
                                <mn>2</mn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</mrow>
                          </mrow>
                          <mo fence="true" stretchy="false">)</mo>
                        </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m</mi>
          </msub>
        </mrow>
      </mrow>
    </mrow>
    <annotation encoding="StarMath 5.0">lim from {z rightarrow 0 }{{partial}over{partial z}}([ (1-2^{1-s})%zeta(s)^z ]_n over [ (1-2^{1-s})%zeta(s)^z ]_m) = [ log ((1-2^{1-s}))%zeta(s) ]_n - [ log ((1-2^{1-s})%zeta(s)) ]_m</annotation>
  </semantics>
</math>
</file>

<file path=Object 219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frac>
          <mo stretchy="false">∂</mo>
          <mrow>
            <mo stretchy="false">∂</mo>
            <mi>s</mi>
          </mrow>
        </mfrac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b>
            </mfrac>
          </mrow>
          <mo fence="true" stretchy="false">)</mo>
        </mrow>
        <mo stretchy="false">=</mo>
        <mi mathvariant="normal">Λ</mi>
      </mrow>
      <mrow>
        <mo fence="true" stretchy="false">(</mo>
        <mrow>
          <mi>n</mi>
        </mrow>
        <mo fence="true" stretchy="false">)</mo>
      </mrow>
    </mrow>
    <annotation encoding="StarMath 5.0">lim from {s rightarrow 0 }{{partial}over{partial s}}lim from {z rightarrow 0 }{{partial}over{partial z}}([ %zeta(s)^z ]_n over [ %zeta(s)^z ]_{n-1}) = %LAMBDA( n )</annotation>
  </semantics>
</math>
</file>

<file path=Object 22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i>a</mi>
                <mo stretchy="false">⋅</mo>
                <msup>
                  <mi>b</mi>
                  <mn>2</mn>
                </msup>
                <mo stretchy="false">⋅</mo>
                <msup>
                  <mi>c</mi>
                  <mn>4</mn>
                </msup>
                <mo stretchy="false">⋅</mo>
                <msup>
                  <mi>d</mi>
                  <mn>8</mn>
                </msup>
                <mo stretchy="false">⋅</mo>
                <mn>...</mn>
              </mrow>
              <mo stretchy="false">≤</mo>
              <mi>n</mi>
            </mrow>
          </munder>
          <mrow>
            <mo fence="true" stretchy="true">|</mo>
            <mrow>
              <mrow>
                <mi mathvariant="normal">μ</mi>
                <mrow>
                  <mo fence="true" stretchy="false">(</mo>
                  <mrow>
                    <mi>a</mi>
                  </mrow>
                  <mo fence="true" stretchy="false">)</mo>
                </mrow>
              </mrow>
            </mrow>
            <mo fence="true" stretchy="true">|</mo>
          </mrow>
        </mrow>
        <mo stretchy="false">⋅</mo>
        <msup>
          <mi>a</mi>
          <mrow>
            <mo stretchy="false">−</mo>
            <mi>s</mi>
          </mrow>
        </msup>
        <mo stretchy="false">⋅</mo>
        <mrow>
          <mo fence="true" stretchy="true">|</mo>
          <mrow>
            <mrow>
              <mi mathvariant="normal">μ</mi>
              <mrow>
                <mo fence="true" stretchy="false">(</mo>
                <mrow>
                  <mi>b</mi>
                </mrow>
                <mo fence="true" stretchy="false">)</mo>
              </mrow>
            </mrow>
          </mrow>
          <mo fence="true" stretchy="true">|</mo>
        </mrow>
        <mo stretchy="false">⋅</mo>
        <msup>
          <mi>b</mi>
          <mrow>
            <mo stretchy="false">−</mo>
            <mrow>
              <mn>2</mn>
              <mi>s</mi>
            </mrow>
          </mrow>
        </msup>
        <mo stretchy="false">⋅</mo>
        <mrow>
          <mo fence="true" stretchy="true">|</mo>
          <mrow>
            <mrow>
              <mi mathvariant="normal">μ</mi>
              <mrow>
                <mo fence="true" stretchy="false">(</mo>
                <mrow>
                  <mi>c</mi>
                </mrow>
                <mo fence="true" stretchy="false">)</mo>
              </mrow>
            </mrow>
          </mrow>
          <mo fence="true" stretchy="true">|</mo>
        </mrow>
        <mo stretchy="false">⋅</mo>
        <msup>
          <mi>c</mi>
          <mrow>
            <mo stretchy="false">−</mo>
            <mrow>
              <mn>4</mn>
              <mi>s</mi>
            </mrow>
          </mrow>
        </msup>
        <mo stretchy="false">⋅</mo>
        <mrow>
          <mo fence="true" stretchy="true">|</mo>
          <mrow>
            <mrow>
              <mi mathvariant="normal">μ</mi>
              <mrow>
                <mo fence="true" stretchy="false">(</mo>
                <mrow>
                  <mi>d</mi>
                </mrow>
                <mo fence="true" stretchy="false">)</mo>
              </mrow>
            </mrow>
          </mrow>
          <mo fence="true" stretchy="true">|</mo>
        </mrow>
        <mo stretchy="false">⋅</mo>
        <msup>
          <mi>d</mi>
          <mrow>
            <mo stretchy="false">−</mo>
            <mrow>
              <mn>8</mn>
              <mi>s</mi>
            </mrow>
          </mrow>
        </msup>
        <mo stretchy="false">⋅</mo>
        <mn>...</mn>
      </mrow>
      <mo stretchy="false">=</mo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sum from a cdot b^2 cdot c^4 cdot d^8 cdot... &lt;= n abs { %mu(a) }cdot a^-s cdot abs{ %mu(b) }cdot b^-{2s} cdot abs{ %mu(c) }cdot c^-{4s} cdot abs{ %mu(d) }cdot d^-{8s} cdot ... = [ %zeta(s) ]_n</annotation>
  </semantics>
</math>
</file>

<file path=Object 220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b>
            </mfrac>
          </mrow>
          <mo fence="true" stretchy="false">)</mo>
        </mrow>
        <mo stretchy="false">=</mo>
        <mi mathvariant="normal">κ</mi>
      </mrow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lim from {z rightarrow 0 }{{partial}over{partial z}}([ %zeta(s)^z ]_n over [ %zeta(s)^z ]_{n-1}) = %kappa( n ) cdot n^-s</annotation>
  </semantics>
</math>
</file>

<file path=Object 221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row>
                <msub>
                  <mi>D</mi>
                  <mi>z</mi>
                </msub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  <mrow>
                <msub>
                  <mi>D</mi>
                  <mi>z</mi>
                </msub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</mrow>
          <mo fence="true" stretchy="false">)</mo>
        </mrow>
        <mo stretchy="false">=</mo>
        <mi mathvariant="normal">κ</mi>
      </mrow>
      <mrow>
        <mo fence="true" stretchy="false">(</mo>
        <mrow>
          <mi>n</mi>
        </mrow>
        <mo fence="true" stretchy="false">)</mo>
      </mrow>
    </mrow>
    <annotation encoding="StarMath 5.0">lim from {z rightarrow 0 }{{partial}over{partial z}}({D_z(n)} over {D_{z}(n-1)}) = %kappa( n )</annotation>
  </semantics>
</math>
</file>

<file path=Object 222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row>
                <msub>
                  <mi>D</mi>
                  <mi>z</mi>
                </msub>
                <mrow>
                  <mo fence="true" stretchy="false">(</mo>
                  <mrow>
                    <mi>n</mi>
                  </mrow>
                  <mo fence="true" stretchy="false">)</mo>
                </mrow>
              </mrow>
              <mrow>
                <msub>
                  <mi>D</mi>
                  <mi>z</mi>
                </msub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</mrow>
            </mfrac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o fence="true" stretchy="false">(</mo>
        <mrow>
          <mrow>
            <mrow>
              <msub>
                <mi>D</mi>
                <mi>z</mi>
              </msub>
              <mrow>
                <mo fence="true" stretchy="false">(</mo>
                <mrow>
                  <mi>n</mi>
                </mrow>
                <mo fence="true" stretchy="false">)</mo>
              </mrow>
            </mrow>
            <mo stretchy="false">−</mo>
            <mrow>
              <msub>
                <mi>D</mi>
                <mi>z</mi>
              </msub>
              <mrow>
                <mo fence="true" stretchy="false">(</mo>
                <mrow>
                  <mrow>
                    <mi>n</mi>
                    <mo stretchy="false">−</mo>
                    <mn>1</mn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lim from {z rightarrow 0 }{{partial}over{partial z}}({D_z(n)} over {D_{z}(n-1)}) = lim from {z rightarrow 0 }{{partial}over{partial z}}({D_z(n)} - {D_{z}(n-1)})</annotation>
  </semantics>
</math>
</file>

<file path=Object 223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b>
            </mfrac>
          </mrow>
          <mo fence="true" stretchy="false">)</mo>
        </mrow>
        <mo stretchy="false">=</mo>
        <mrow>
          <munder>
            <mi>lim</mi>
            <mrow>
              <mi>z</mi>
              <mo stretchy="false">→</mo>
              <mn>0</mn>
            </mrow>
          </munder>
          <mfrac>
            <mo stretchy="false">∂</mo>
            <mrow>
              <mo stretchy="false">∂</mo>
              <mi>z</mi>
            </mrow>
          </mfrac>
        </mrow>
      </mrow>
      <mrow>
        <mo fence="true" stretchy="false">(</mo>
        <mrow>
          <mrow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o stretchy="false">−</mo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lim from {z rightarrow 0 }{{partial}over{partial z}}([ %zeta(s)^z ]_n over [ %zeta(s)^z ]_{n-1}) = lim from {z rightarrow 0 }{{partial}over{partial z}}([ %zeta(s)^z ]_n - [ %zeta(s)^z ]_{n-1})</annotation>
  </semantics>
</math>
</file>

<file path=Object 224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0</mn>
          </mrow>
        </munder>
        <mfrac>
          <mo stretchy="false">∂</mo>
          <mrow>
            <mo stretchy="false">∂</mo>
            <mi>s</mi>
          </mrow>
        </mfrac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row>
          <mo fence="true" stretchy="false">(</mo>
          <mrow>
            <mfrac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i>n</mi>
              </msub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z</mi>
                      </msup>
                    </mrow>
                  </mrow>
                  <mo fence="true" stretchy="false">]</mo>
                </mrow>
                <mrow>
                  <mi>n</mi>
                  <mo stretchy="false">−</mo>
                  <mn>1</mn>
                </mrow>
              </msub>
            </mfrac>
          </mrow>
          <mo fence="true" stretchy="false">)</mo>
        </mrow>
        <mo stretchy="false">=</mo>
        <mrow>
          <munder>
            <mi>lim</mi>
            <mrow>
              <mi>s</mi>
              <mo stretchy="false">→</mo>
              <mn>0</mn>
            </mrow>
          </munder>
          <mfrac>
            <mo stretchy="false">∂</mo>
            <mrow>
              <mo stretchy="false">∂</mo>
              <mi>s</mi>
            </mrow>
          </mfrac>
        </mrow>
      </mrow>
      <mrow>
        <munder>
          <mi>lim</mi>
          <mrow>
            <mi>z</mi>
            <mo stretchy="false">→</mo>
            <mn>0</mn>
          </mrow>
        </munder>
        <mfrac>
          <mo stretchy="false">∂</mo>
          <mrow>
            <mo stretchy="false">∂</mo>
            <mi>z</mi>
          </mrow>
        </mfrac>
      </mrow>
      <mrow>
        <mo fence="true" stretchy="false">(</mo>
        <mrow>
          <mrow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i>n</mi>
            </msub>
            <mo stretchy="false">−</mo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]</mo>
              </mrow>
              <mrow>
                <mi>n</mi>
                <mo stretchy="false">−</mo>
                <mn>1</mn>
              </mrow>
            </msub>
          </mrow>
        </mrow>
        <mo fence="true" stretchy="false">)</mo>
      </mrow>
    </mrow>
    <annotation encoding="StarMath 5.0">lim from {s rightarrow 0 }{{partial}over{partial s}}lim from {z rightarrow 0 }{{partial}over{partial z}}([ %zeta(s)^z ]_n over [ %zeta(s)^z ]_{n-1}) = lim from {s rightarrow 0 }{{partial}over{partial s}}lim from {z rightarrow 0 }{{partial}over{partial z}}([ %zeta(s)^z ]_n - [ %zeta(s)^z ]_{n-1})</annotation>
  </semantics>
</math>
</file>

<file path=Object 22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j</mi>
              </mtd>
            </mtr>
          </mtable>
        </mrow>
        <mo fence="true" stretchy="false">)</mo>
      </mrow>
      <msup>
        <mi>x</mi>
        <mrow>
          <mi>j</mi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sup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j</mi>
            </mrow>
          </msup>
        </mrow>
      </msub>
    </mrow>
    <annotation encoding="StarMath 5.0">[((1-x^{1-s})%zeta(s))^z]_n = sum from j = 0 (-1)^j (binom{z}{j})x^{j(1-s)} [%zeta(s)^z]_{{n} cdot x^-j}</annotation>
  </semantics>
</math>
</file>

<file path=Object 226/content.xml><?xml version="1.0" encoding="utf-8"?>
<math xmlns="http://www.w3.org/1998/Math/MathML" display="block">
  <semantics>
    <mtable>
      <mtr>
        <mtd>
          <mrow>
            <mtext/>
            <mrow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row>
                            <mn>0,</mn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0</mn>
                    </msup>
                  </mrow>
                </mrow>
                <mo fence="true" stretchy="false">]</mo>
              </mrow>
              <mo stretchy="false">=</mo>
              <msub>
                <mn>1</mn>
                <mrow>
                  <mtext>[</mtext>
                  <mn>1,</mn>
                  <mi mathvariant="normal">∞</mi>
                  <mtext>)</mtext>
                </mrow>
              </msub>
            </mrow>
            <mrow>
              <mo fence="true" stretchy="false">(</mo>
              <mrow>
                <mi>n</mi>
              </mrow>
              <mo fence="true" stretchy="false">)</mo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row>
                        <mo fence="true" stretchy="false">(</mo>
                        <mrow>
                          <mrow>
                            <mn>0,</mn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row>
                <mrow>
                  <mo fence="true" stretchy="false">⌊</mo>
                  <mrow>
                    <mi>n</mi>
                  </mrow>
                  <mo fence="true" stretchy="false">⌋</mo>
                </mrow>
                <mo stretchy="false">−</mo>
                <mi>y</mi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,</mn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sup>
                  <mi>y</mi>
                  <mn>2</mn>
                </msup>
                <mo stretchy="false">−</mo>
                <msup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2</mn>
                        </mfrac>
                      </msup>
                    </mrow>
                    <mo fence="true" stretchy="false">⌋</mo>
                  </mrow>
                  <mn>2</mn>
                </msup>
                <mo stretchy="false">+</mo>
                <mn>2</mn>
              </mrow>
            </mrow>
            <mrow>
              <munderover>
                <mo stretchy="false">∑</mo>
                <mrow>
                  <mi>b</mi>
                  <mo stretchy="false">=</mo>
                  <mrow>
                    <mi>y</mi>
                    <mo stretchy="false">+</mo>
                    <mn>1</mn>
                  </mrow>
                </mrow>
                <mrow>
                  <mo fence="true" stretchy="false">⌊</mo>
                  <mrow>
                    <msup>
                      <mi>n</mi>
                      <mfrac>
                        <mn>1</mn>
                        <mn>2</mn>
                      </mfrac>
                    </msup>
                  </mrow>
                  <mo fence="true" stretchy="false">⌋</mo>
                </mrow>
              </munderover>
              <mrow>
                <mo fence="true" stretchy="false">⌊</mo>
                <mrow>
                  <mfrac>
                    <mi>n</mi>
                    <mi>b</mi>
                  </mfrac>
                </mrow>
                <mo fence="true" stretchy="false">⌋</mo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,</mn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3</mn>
                      </msup>
                    </mrow>
                  </mrow>
                  <mo fence="true" stretchy="false">]</mo>
                </mrow>
                <mi>n</mi>
              </msub>
              <mo stretchy="false">=</mo>
              <mrow>
                <mtext/>
                <mo stretchy="false">−</mo>
                <msup>
                  <mi>y</mi>
                  <mn>3</mn>
                </msup>
                <mo stretchy="false">+</mo>
                <msup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3</mn>
                        </mfrac>
                      </msup>
                    </mrow>
                    <mo fence="true" stretchy="false">⌋</mo>
                  </mrow>
                  <mn>3</mn>
                </msup>
                <mo stretchy="false">+</mo>
                <mn>3</mn>
              </mrow>
            </mrow>
            <mrow>
              <mrow>
                <munderover>
                  <mo stretchy="false">∑</mo>
                  <mrow>
                    <mi>b</mi>
                    <mo stretchy="false">=</mo>
                    <mrow>
                      <mi>y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3</mn>
                        </mfrac>
                      </msup>
                    </mrow>
                    <mo fence="true" stretchy="false">⌋</mo>
                  </mrow>
                </munderover>
                <mrow>
                  <mo fence="true" stretchy="false">⌊</mo>
                  <mrow>
                    <mfrac>
                      <mi>n</mi>
                      <msup>
                        <mi>b</mi>
                        <mn>2</mn>
                      </msup>
                    </mfrac>
                  </mrow>
                  <mo fence="true" stretchy="false">⌋</mo>
                </mrow>
              </mrow>
              <mo stretchy="false">−</mo>
              <mn>3</mn>
            </mrow>
            <mrow>
              <mrow>
                <munderover>
                  <mo stretchy="false">∑</mo>
                  <mrow>
                    <mi>b</mi>
                    <mo stretchy="false">=</mo>
                    <mrow>
                      <mi>y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sup>
                        <mi>n</mi>
                        <mfrac>
                          <mn>1</mn>
                          <mn>3</mn>
                        </mfrac>
                      </msup>
                    </mrow>
                    <mo fence="true" stretchy="false">⌋</mo>
                  </mrow>
                </munderover>
                <msup>
                  <mrow>
                    <mo fence="true" stretchy="false">⌊</mo>
                    <mrow>
                      <msup>
                        <mrow>
                          <mo fence="true" stretchy="false">(</mo>
                          <mrow>
                            <mfrac>
                              <mi>n</mi>
                              <mi>b</mi>
                            </mfrac>
                          </mrow>
                          <mo fence="true" stretchy="false">)</mo>
                        </mrow>
                        <mfrac>
                          <mn>1</mn>
                          <mn>2</mn>
                        </mfrac>
                      </msup>
                    </mrow>
                    <mo fence="true" stretchy="false">⌋</mo>
                  </mrow>
                  <mn>2</mn>
                </msup>
              </mrow>
              <mo stretchy="false">+</mo>
              <mn>6</mn>
            </mrow>
            <mrow>
              <munderover>
                <mo stretchy="false">∑</mo>
                <mrow>
                  <mi>b</mi>
                  <mo stretchy="false">=</mo>
                  <mrow>
                    <mi>y</mi>
                    <mo stretchy="false">+</mo>
                    <mn>1</mn>
                  </mrow>
                </mrow>
                <mrow>
                  <mo fence="true" stretchy="false">⌊</mo>
                  <mrow>
                    <msup>
                      <mi>n</mi>
                      <mfrac>
                        <mn>1</mn>
                        <mn>3</mn>
                      </mfrac>
                    </msup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c</mi>
                    <mo stretchy="false">=</mo>
                    <mrow>
                      <mi>b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sup>
                        <mrow>
                          <mo fence="true" stretchy="false">(</mo>
                          <mrow>
                            <mfrac>
                              <mi>n</mi>
                              <mi>b</mi>
                            </mfrac>
                          </mrow>
                          <mo fence="true" stretchy="false">)</mo>
                        </mrow>
                        <mfrac>
                          <mn>1</mn>
                          <mn>2</mn>
                        </mfrac>
                      </msup>
                    </mrow>
                    <mo fence="true" stretchy="false">⌋</mo>
                  </mrow>
                </munderover>
                <mrow>
                  <mo fence="true" stretchy="false">⌊</mo>
                  <mrow>
                    <mfrac>
                      <mi>n</mi>
                      <mrow>
                        <mi>b</mi>
                        <mi>c</mi>
                      </mrow>
                    </mfrac>
                  </mrow>
                  <mo fence="true" stretchy="false">⌋</mo>
                </mrow>
              </mrow>
            </mrow>
          </mrow>
        </mtd>
      </mtr>
    </mtable>
    <annotation encoding="StarMath 5.0">"" [%zeta(0,y+1)^0] = 1_{"["1,infinity")"}(n)
"" newline "" [%zeta(0,y+1)]_n = lfloor n rfloor -y
"" newline "" [%zeta(0,y+1)^2]_n = y^2 - lfloor n^{1 over 2} rfloor ^2 + 2 sum from b = y+1 to lfloor n^{1 over 2} rfloor lfloor n over b rfloor

"" newline "" [%zeta(0,y+1)^3]_n = ""
-y^3 + lfloor n^{1 over 3} rfloor ^3 
+ 3 sum from b = y+1 to lfloor n^{1 over 3} rfloor lfloor n over b^2 rfloor
- 3 sum from b = y+1 to lfloor n^{1 over 3} rfloor lfloor (n over b)^{1 over 2} rfloor^2
+ 6 sum from b = y+1 to lfloor n^{1 over 3} rfloor sum from c = b+1 to lfloor (n over b)^{1 over 2} rfloor lfloor n over {b c} rfloor</annotation>
  </semantics>
</math>
</file>

<file path=Object 227/content.xml><?xml version="1.0" encoding="utf-8"?>
<math xmlns="http://www.w3.org/1998/Math/MathML" display="block">
  <semantics>
    <mrow>
      <mrow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row>
                          <mn>0,</mn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row>
                          <mn>0,</mn>
                          <mi>y</mi>
                        </mrow>
                      </mrow>
                      <mo fence="true" stretchy="false">)</mo>
                    </mrow>
                    <mn>2</mn>
                  </msup>
                </mrow>
              </mrow>
              <mo fence="true" stretchy="false">]</mo>
            </mrow>
            <mi>n</mi>
          </msub>
        </mrow>
        <mo stretchy="false">=</mo>
        <mn>2</mn>
      </mrow>
      <mrow>
        <mrow>
          <mo fence="true" stretchy="false">(</mo>
          <mrow>
            <mrow>
              <mi>y</mi>
              <mo stretchy="false">−</mo>
              <mrow>
                <mo fence="true" stretchy="false">⌊</mo>
                <mrow>
                  <mfrac>
                    <mi>n</mi>
                    <mi>y</mi>
                  </mfrac>
                </mrow>
                <mo fence="true" stretchy="false">⌋</mo>
              </mrow>
            </mrow>
          </mrow>
          <mo fence="true" stretchy="false">)</mo>
        </mrow>
        <mo stretchy="false">−</mo>
        <mn>1</mn>
      </mrow>
    </mrow>
    <annotation encoding="StarMath 5.0">[%zeta(0,y+1)^2]_n - [%zeta(0,y)^2]_n = 2 (y-lfloor n over y rfloor)-1</annotation>
  </semantics>
</math>
</file>

<file path=Object 228/content.xml><?xml version="1.0" encoding="utf-8"?>
<math xmlns="http://www.w3.org/1998/Math/MathML" display="block">
  <semantics>
    <mrow>
      <mrow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row>
                          <mn>0,</mn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row>
                          <mn>0,</mn>
                          <mi>y</mi>
                        </mrow>
                      </mrow>
                      <mo fence="true" stretchy="false">)</mo>
                    </mrow>
                    <mn>3</mn>
                  </msup>
                </mrow>
              </mrow>
              <mo fence="true" stretchy="false">]</mo>
            </mrow>
            <mi>n</mi>
          </msub>
        </mrow>
        <mo stretchy="false">=</mo>
        <mrow>
          <mtext/>
          <mo stretchy="false">−</mo>
          <mn>3</mn>
        </mrow>
      </mrow>
      <mrow>
        <msup>
          <mi>y</mi>
          <mn>2</mn>
        </msup>
        <mo stretchy="false">+</mo>
        <mn>3</mn>
      </mrow>
      <mrow>
        <mi>y</mi>
        <mo stretchy="false">−</mo>
        <mn>1</mn>
        <mo stretchy="false">+</mo>
        <mn>3</mn>
      </mrow>
      <mrow>
        <mrow>
          <mo fence="true" stretchy="false">⌊</mo>
          <mrow>
            <mfrac>
              <mi>n</mi>
              <msup>
                <mi>y</mi>
                <mn>2</mn>
              </msup>
            </mfrac>
          </mrow>
          <mo fence="true" stretchy="false">⌋</mo>
        </mrow>
        <mo stretchy="false">−</mo>
        <mn>3</mn>
      </mrow>
      <mrow>
        <msup>
          <mrow>
            <mo fence="true" stretchy="false">⌊</mo>
            <mrow>
              <msup>
                <mrow>
                  <mo fence="true" stretchy="false">(</mo>
                  <mrow>
                    <mfrac>
                      <mi>n</mi>
                      <mi>y</mi>
                    </mfrac>
                  </mrow>
                  <mo fence="true" stretchy="false">)</mo>
                </mrow>
                <mfrac>
                  <mn>1</mn>
                  <mn>2</mn>
                </mfrac>
              </msup>
            </mrow>
            <mo fence="true" stretchy="false">⌋</mo>
          </mrow>
          <mn>2</mn>
        </msup>
        <mo stretchy="false">+</mo>
        <mn>6</mn>
      </mrow>
      <mrow>
        <munderover>
          <mo stretchy="false">∑</mo>
          <mrow>
            <mi>c</mi>
            <mo stretchy="false">=</mo>
            <mrow>
              <mi>y</mi>
              <mo stretchy="false">+</mo>
              <mn>1</mn>
            </mrow>
          </mrow>
          <mrow>
            <mo fence="true" stretchy="false">⌊</mo>
            <mrow>
              <msup>
                <mrow>
                  <mo fence="true" stretchy="false">(</mo>
                  <mrow>
                    <mfrac>
                      <mi>n</mi>
                      <mi>y</mi>
                    </mfrac>
                  </mrow>
                  <mo fence="true" stretchy="false">)</mo>
                </mrow>
                <mfrac>
                  <mn>1</mn>
                  <mn>2</mn>
                </mfrac>
              </msup>
            </mrow>
            <mo fence="true" stretchy="false">⌋</mo>
          </mrow>
        </munderover>
        <mrow>
          <mo fence="true" stretchy="false">⌊</mo>
          <mrow>
            <mfrac>
              <mi>n</mi>
              <mrow>
                <mi>y</mi>
                <mi>c</mi>
              </mrow>
            </mfrac>
          </mrow>
          <mo fence="true" stretchy="false">⌋</mo>
        </mrow>
      </mrow>
    </mrow>
    <annotation encoding="StarMath 5.0">[%zeta(0,y+1)^3]_n-[%zeta(0,y)^3]_n = ""
-3y^2 +3 y - 1
+ 3 lfloor n over y^2 rfloor
- 3 lfloor (n over y)^{1 over 2} rfloor^2
+ 6 sum from c = y+1 to lfloor (n over y)^{1 over 2} rfloor lfloor n over {y c} rfloor</annotation>
  </semantics>
</math>
</file>

<file path=Object 22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row>
                      <mn>0,</mn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 mathvariant="normal">ζ</mi>
                <mrow>
                  <mo fence="true" stretchy="false">(</mo>
                  <mrow>
                    <mrow>
                      <mn>0,</mn>
                      <mi>y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  <mo stretchy="false">=</mo>
      <mrow>
        <mo stretchy="false">−</mo>
        <mn>1</mn>
      </mrow>
    </mrow>
    <annotation encoding="StarMath 5.0">[%zeta(0,y+1)]_n - [%zeta(0,y)]_n = -1</annotation>
  </semantics>
</math>
</file>

<file path=Object 2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sub>
          <mi mathvariant="normal">σ</mi>
          <mi>a</mi>
        </msub>
      </mrow>
      <mrow>
        <mo fence="true" stretchy="false">(</mo>
        <mrow>
          <mi>n</mi>
        </mrow>
        <mo fence="true" stretchy="false">)</mo>
      </mrow>
    </mrow>
    <annotation encoding="StarMath 5.0">[nabla (%zeta(-a ) cdot %zeta(0))]_n = %sigma_a( n )</annotation>
  </semantics>
</math>
</file>

<file path=Object 230/content.xml><?xml version="1.0" encoding="utf-8"?>
<math xmlns="http://www.w3.org/1998/Math/MathML" display="block">
  <semantics>
    <mrow>
      <mrow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n>0,</mn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  <mi>n</mi>
          </msub>
        </mrow>
        <mo stretchy="false">=</mo>
        <mi>?</mi>
      </mrow>
      <mi>?</mi>
      <mi>?</mi>
    </mrow>
    <annotation encoding="StarMath 5.0">[(1+%zeta(0,y))^z]_n - [(1+%zeta(0,y+1))^z]_n = ???</annotation>
  </semantics>
</math>
</file>

<file path=Object 23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i>y</mi>
        <mrow>
          <mrow>
            <mo stretchy="false">−</mo>
            <mi>j</mi>
          </mrow>
          <mo stretchy="false">⋅</mo>
          <mi>s</mi>
        </mrow>
      </msup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j</mi>
            </mrow>
          </msup>
        </mrow>
      </msub>
    </mrow>
    <annotation encoding="StarMath 5.0">[%zeta(s,y+1)^k]_n=sum from j = 0 to k (-1)^j (binom{k}{j})y^{-j cdot s} [%zeta(s,y)^{k-j}]_{n (y+1)^-j}</annotation>
  </semantics>
</math>
</file>

<file path=Object 23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0,</mn>
                        <mrow>
                          <mi>b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1</mn>
            </mrow>
            <mi>k</mi>
          </munderover>
          <mrow>
            <munderover>
              <mo stretchy="false">∑</mo>
              <mrow>
                <mi>y</mi>
                <mo stretchy="false">=</mo>
                <mn>1</mn>
              </mrow>
              <mi>b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</mrow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n>0,</mn>
                      <mi>y</mi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j</mi>
            </mrow>
          </msup>
        </mrow>
      </msub>
    </mrow>
    <annotation encoding="StarMath 5.0">[%zeta(0,b+1)^k]_n=sum from j = 1 to k sum from y = 1 to b (-1)^j (binom{k}{j}) [%zeta(0,y)^{k-j}]_{n (y+1)^-j}</annotation>
  </semantics>
</math>
</file>

<file path=Object 23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0,</mn>
                        <mrow>
                          <mi>b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row>
            <mrow>
              <mo stretchy="false">−</mo>
              <mi>k</mi>
            </mrow>
            <mo stretchy="false">⋅</mo>
            <mrow>
              <munderover>
                <mo stretchy="false">∑</mo>
                <mrow>
                  <mi>y</mi>
                  <mo stretchy="false">=</mo>
                  <mn>1</mn>
                </mrow>
                <mi>b</mi>
              </munderover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n>1</mn>
                        </mrow>
                      </msup>
                    </mrow>
                  </mrow>
                  <mo fence="true" stretchy="false">]</mo>
                </mrow>
                <mfrac>
                  <mi>n</mi>
                  <mrow>
                    <mi>y</mi>
                    <mo stretchy="false">+</mo>
                    <mn>1</mn>
                  </mrow>
                </mfrac>
              </msub>
            </mrow>
          </mrow>
          <mo stretchy="false">+</mo>
          <mrow>
            <munderover>
              <mo stretchy="false">∑</mo>
              <mrow>
                <mi>j</mi>
                <mo stretchy="false">=</mo>
                <mn>2</mn>
              </mrow>
              <mi>k</mi>
            </munderover>
            <mrow>
              <munderover>
                <mo stretchy="false">∑</mo>
                <mrow>
                  <mi>y</mi>
                  <mo stretchy="false">=</mo>
                  <mn>1</mn>
                </mrow>
                <mi>b</mi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j</mi>
              </msup>
            </mrow>
          </mrow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n>0,</mn>
                      <mi>y</mi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j</mi>
            </mrow>
          </msup>
        </mrow>
      </msub>
    </mrow>
    <annotation encoding="StarMath 5.0">[%zeta(0,b+1)^k]_n = 

-k cdot sum from y = 1 to b [%zeta(0,y)^{k-1}]_{n over {y+1}}

+

sum from j = 2 to k sum from y = 1 to b (-1)^j (binom{k}{j}) [%zeta(0,y)^{k-j}]_{n (y+1)^-j}</annotation>
  </semantics>
</math>
</file>

<file path=Object 23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y</mi>
          <mrow>
            <mi>k</mi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i>n</mi>
            <mo stretchy="false">⋅</mo>
            <msup>
              <mi>y</mi>
              <mi>k</mi>
            </msup>
          </mrow>
        </msub>
      </mrow>
    </mrow>
    <annotation encoding="StarMath 5.0">[(1+y^{s-1} cdot %zeta(s,1+y))^z]_n = sum from k = 0 to infinity(binom{z}{k})y^{k(s-1)} cdot  [(%zeta(s,1+y))^k]_{n cdot y^k}</annotation>
  </semantics>
</math>
</file>

<file path=Object 235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i mathvariant="normal">∞</mi>
            </munderover>
            <mrow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  <msup>
                <mn>1</mn>
                <mrow>
                  <mo stretchy="false">−</mo>
                  <mi>k</mi>
                </mrow>
              </msup>
            </mrow>
          </mrow>
          <mo stretchy="false">⋅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n>0,1</mn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k</mi>
                </msup>
              </mrow>
              <mo fence="true" stretchy="false">]</mo>
            </mrow>
            <mrow>
              <mi>n</mi>
              <mo stretchy="false">⋅</mo>
              <msup>
                <mn>1</mn>
                <mi>k</mi>
              </msup>
            </mrow>
          </msub>
        </mrow>
      </mrow>
    </mrow>
    <annotation encoding="StarMath 5.0">%PI(n) = sum from k = 1 to infinity {(-1)^{k+1} over k 1^{-k}} cdot  [(%zeta(0,1+1))^k]_{n cdot 1^k}</annotation>
  </semantics>
</math>
</file>

<file path=Object 236/content.xml><?xml version="1.0" encoding="utf-8"?>
<math xmlns="http://www.w3.org/1998/Math/MathML" display="block">
  <semantics>
    <mrow>
      <mi mathvariant="italic">li</mi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row>
          <mi>n</mi>
          <mo stretchy="false">−</mo>
          <mi mathvariant="normal">γ</mi>
        </mrow>
        <mo stretchy="false">=</mo>
        <mrow>
          <munder>
            <mi>lim</mi>
            <mrow>
              <mi>y</mi>
              <mo stretchy="false">→</mo>
              <mi mathvariant="normal">∞</mi>
            </mrow>
          </munder>
          <mrow/>
        </mrow>
      </mrow>
      <mrow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row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  <msup>
              <mi>y</mi>
              <mrow>
                <mo stretchy="false">−</mo>
                <mi>k</mi>
              </mrow>
            </msup>
          </mrow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o fence="true" stretchy="false">(</mo>
                        <mrow>
                          <mrow>
                            <mn>0,1</mn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i>n</mi>
            <mo stretchy="false">⋅</mo>
            <msup>
              <mi>y</mi>
              <mi>k</mi>
            </msup>
          </mrow>
        </msub>
      </mrow>
    </mrow>
    <annotation encoding="StarMath 5.0">li(n)-log log n - %gamma = lim from {y rightarrow infinity}{}sum from k = 1 to infinity {(-1)^{k+1} over k y^{-k}} cdot  [(%zeta(0,1+y))^k]_{n cdot y^k}</annotation>
  </semantics>
</math>
</file>

<file path=Object 237/content.xml><?xml version="1.0" encoding="utf-8"?>
<math xmlns="http://www.w3.org/1998/Math/MathML" display="block">
  <semantics>
    <mrow>
      <mi>M</mi>
      <mrow>
        <mrow>
          <mo fence="true" stretchy="false">(</mo>
          <mrow>
            <mi>x</mi>
          </mrow>
          <mo fence="true" stretchy="false">)</mo>
        </mrow>
        <mo stretchy="false">=</mo>
        <mi>M</mi>
      </mrow>
      <mrow>
        <mrow>
          <mo fence="true" stretchy="false">(</mo>
          <mrow>
            <mi>u</mi>
          </mrow>
          <mo fence="true" stretchy="false">)</mo>
        </mrow>
        <mo stretchy="false">−</mo>
        <mrow>
          <munder>
            <mo stretchy="false">∑</mo>
            <mrow>
              <mi>m</mi>
              <mo stretchy="false">≤</mo>
              <mi>u</mi>
            </mrow>
          </munder>
          <mi mathvariant="normal">μ</mi>
        </mrow>
      </mrow>
      <mrow>
        <mrow>
          <mo fence="true" stretchy="false">(</mo>
          <mrow>
            <mi>m</mi>
          </mrow>
          <mo fence="true" stretchy="false">)</mo>
        </mrow>
        <mo stretchy="false">⋅</mo>
        <mrow>
          <munder>
            <mo stretchy="false">∑</mo>
            <mrow>
              <mfrac>
                <mi>u</mi>
                <mi>m</mi>
              </mfrac>
              <mo stretchy="false">&lt;</mo>
              <mi>n</mi>
              <mo stretchy="false">≤</mo>
              <mfrac>
                <mi>x</mi>
                <mi>m</mi>
              </mfrac>
            </mrow>
          </munder>
          <mi>M</mi>
        </mrow>
      </mrow>
      <mrow>
        <mo fence="true" stretchy="false">(</mo>
        <mrow>
          <mfrac>
            <mi>x</mi>
            <mrow>
              <mi>m</mi>
              <mi>n</mi>
            </mrow>
          </mfrac>
        </mrow>
        <mo fence="true" stretchy="false">)</mo>
      </mrow>
    </mrow>
    <annotation encoding="StarMath 5.0">M( x ) = M( u )- sum from m &lt;= u %mu( m ) cdot sum from u over m &lt; n &lt;= x over m M( x over {m n} )</annotation>
  </semantics>
</math>
</file>

<file path=Object 23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x</mi>
        </msub>
        <mo stretchy="false">=</mo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]</mo>
            </mrow>
            <mi>u</mi>
          </msub>
          <mo stretchy="false">−</mo>
          <mrow>
            <munder>
              <mo stretchy="false">∑</mo>
              <mrow>
                <mi>m</mi>
                <mo stretchy="false">≤</mo>
                <mi>u</mi>
              </mrow>
            </munder>
            <mo stretchy="false">∇</mo>
          </mrow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m</mi>
        </msub>
        <mo stretchy="false">⋅</mo>
        <mrow>
          <munder>
            <mo stretchy="false">∑</mo>
            <mrow>
              <mfrac>
                <mi>u</mi>
                <mi>m</mi>
              </mfrac>
              <mo stretchy="false">&lt;</mo>
              <mi>n</mi>
              <mo stretchy="false">≤</mo>
              <mfrac>
                <mi>x</mi>
                <mi>m</mi>
              </mfrac>
            </mrow>
          </munder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]</mo>
            </mrow>
            <mfrac>
              <mi>x</mi>
              <mrow>
                <mi>m</mi>
                <mi>n</mi>
              </mrow>
            </mfrac>
          </msub>
        </mrow>
      </mrow>
    </mrow>
    <annotation encoding="StarMath 5.0">[%zeta(0)^-1]_x = [%zeta(0)^-1]_u - sum from m &lt;= u nabla [%zeta(0)^-1]_m cdot sum from u over m &lt; n &lt;= x over m [%zeta(0)^-1]_{x over {m n}}</annotation>
  </semantics>
</math>
</file>

<file path=Object 23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]</mo>
            </mrow>
            <mi>t</mi>
          </msub>
          <mo stretchy="false">−</mo>
          <mrow>
            <munder>
              <mo stretchy="false">∑</mo>
              <mrow>
                <mi>j</mi>
                <mo stretchy="false">≤</mo>
                <mi>t</mi>
              </mrow>
            </munder>
            <mo stretchy="false">∇</mo>
          </mrow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j</mi>
        </msub>
        <mo stretchy="false">⋅</mo>
        <mrow>
          <munder>
            <mo stretchy="false">∑</mo>
            <mrow>
              <mfrac>
                <mi>t</mi>
                <mi>j</mi>
              </mfrac>
              <mo stretchy="false">&lt;</mo>
              <mi>k</mi>
              <mo stretchy="false">≤</mo>
              <mfrac>
                <mi>n</mi>
                <mi>j</mi>
              </mfrac>
            </mrow>
          </munder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]</mo>
            </mrow>
            <mfrac>
              <mi>n</mi>
              <mrow>
                <mi>j</mi>
                <mi>k</mi>
              </mrow>
            </mfrac>
          </msub>
        </mrow>
      </mrow>
    </mrow>
    <annotation encoding="StarMath 5.0">[%zeta(0)^-1]_n = [%zeta(0)^-1]_t - sum from j &lt;= t nabla [%zeta(0)^-1]_j cdot sum from t over j &lt; k &lt;= n over j [%zeta(0)^-1]_{n over {j k}}</annotation>
  </semantics>
</math>
</file>

<file path=Object 2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 mathvariant="normal">ϕ</mi>
      </mrow>
      <mrow>
        <mo fence="true" stretchy="false">(</mo>
        <mrow>
          <mi>n</mi>
        </mrow>
        <mo fence="true" stretchy="false">)</mo>
      </mrow>
    </mrow>
    <annotation encoding="StarMath 5.0">[nabla ({%zeta( -1 )} over {%zeta(0)})]_n=%phi( n )</annotation>
  </semantics>
</math>
</file>

<file path=Object 24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row>
              <mo fence="true" stretchy="false">]</mo>
            </mrow>
            <mi>t</mi>
          </msub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i>t</mi>
            </munderover>
            <mrow>
              <munderover>
                <mo stretchy="false">∑</mo>
                <mrow>
                  <mi>k</mi>
                  <mo stretchy="false">=</mo>
                  <mrow>
                    <mrow>
                      <mo fence="true" stretchy="false">⌊</mo>
                      <mrow>
                        <mfrac>
                          <mi>t</mi>
                          <mi>j</mi>
                        </mfrac>
                      </mrow>
                      <mo fence="true" stretchy="false">⌋</mo>
                    </mrow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i>n</mi>
                      <mi>j</mi>
                    </mfrac>
                  </mrow>
                  <mo fence="true" stretchy="false">⌋</mo>
                </mrow>
              </munderover>
              <mo stretchy="false">∇</mo>
            </mrow>
          </mrow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j</mi>
        </msub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row>
            <mi>n</mi>
            <mo stretchy="false">⋅</mo>
            <msup>
              <mrow>
                <mo fence="true" stretchy="false">(</mo>
                <mrow>
                  <mrow>
                    <mi>j</mi>
                    <mi>k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%zeta(0)^-1]_n = [%zeta(0)^-1]_t - sum from j=1 to t sum from k = lfloor{t over j}rfloor+1 to lfloor n over j rfloor  nabla [%zeta(0)^-1]_j cdot [%zeta(0)^-1]_{n cdot (j k)^-1}</annotation>
  </semantics>
</math>
</file>

<file path=Object 241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f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frac>
          <mn>1</mn>
          <mrow>
            <mn>2</mn>
            <mi mathvariant="normal">π</mi>
            <mi>i</mi>
          </mrow>
        </mfrac>
      </mrow>
      <mrow>
        <mrow>
          <munderover>
            <mo stretchy="false">∫</mo>
            <mrow>
              <mrow>
                <mi>c</mi>
                <mo stretchy="false">−</mo>
                <mi>i</mi>
              </mrow>
              <mi mathvariant="normal">∞</mi>
            </mrow>
            <mrow>
              <mrow>
                <mi>c</mi>
                <mo stretchy="false">+</mo>
                <mi>i</mi>
              </mrow>
              <mi mathvariant="normal">∞</mi>
            </mrow>
          </munderover>
          <msub>
            <mrow>
              <mo fence="true" stretchy="false">[</mo>
              <mrow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 mathvariant="normal">∞</mi>
          </msub>
        </mrow>
        <mo stretchy="false">⋅</mo>
        <mfrac>
          <msup>
            <mi>n</mi>
            <mi>s</mi>
          </msup>
          <mi>s</mi>
        </mfrac>
      </mrow>
      <mi mathvariant="italic">ds</mi>
    </mrow>
    <annotation encoding="StarMath 5.0">[f(0)]_n = 1 over { 2 %pi i } int from {c-i infty} to {c+i infty} [ f(s) ]_infty cdot {n^s over s} ds</annotation>
  </semantics>
</math>
</file>

<file path=Object 242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i>n</mi>
              </msub>
              <mo stretchy="false">=</mo>
              <msup>
                <mi>y</mi>
                <mrow>
                  <mo stretchy="false">−</mo>
                  <mn>1</mn>
                </mrow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p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i>y</mi>
                      </mfrac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2</mn>
                    </msup>
                  </mrow>
                  <mo fence="true" stretchy="false">]</mo>
                </mrow>
                <mi>n</mi>
              </msub>
              <mo stretchy="false">=</mo>
              <msup>
                <mi>y</mi>
                <mrow>
                  <mo stretchy="false">−</mo>
                  <mn>2</mn>
                </mrow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j</mi>
                                <mi>y</mi>
                              </mfrac>
                            </mrow>
                          </mrow>
                          <mo fence="true" stretchy="false">)</mo>
                        </mrow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k</mi>
                                <mi>y</mi>
                              </mfrac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o stretchy="false">−</mo>
                    <mi>s</mi>
                  </mrow>
                </msup>
              </mrow>
            </mrow>
            <mtext/>
          </mrow>
        </mtd>
      </mtr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n>3</mn>
                    </msup>
                  </mrow>
                  <mo fence="true" stretchy="false">]</mo>
                </mrow>
                <mi>n</mi>
              </msub>
              <mo stretchy="false">=</mo>
              <msup>
                <mi>y</mi>
                <mrow>
                  <mo stretchy="false">−</mo>
                  <mn>3</mn>
                </mrow>
              </msup>
            </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row>
                <munder>
                  <mo stretchy="false">∑</mo>
                  <mrow>
                    <mi>k</mi>
                    <mo stretchy="false">=</mo>
                    <mn>1</mn>
                  </mrow>
                </munder>
                <mrow>
                  <munder>
                    <mo stretchy="false">∑</mo>
                    <mrow>
                      <mi>l</mi>
                      <mo stretchy="false">=</mo>
                      <mn>1</mn>
                    </mrow>
                  </munder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j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k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  <mo stretchy="false">⋅</mo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frac>
                                  <mi>l</mi>
                                  <mi>y</mi>
                                </mfrac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</mrow>
          </mrow>
        </mtd>
      </mtr>
    </mtable>
    <annotation encoding="StarMath 5.0">""[y^{ s-1 } cdot %zeta( s,1+y)]_n = y^-1 sum from j = 1 (1+j over y)^{-s}
"" newline "" [(y^{ s-1 } cdot %zeta( s,1+y))^2]_n = y^-2 sum from {j = 1} sum from k = 1 ((1+j over y)cdot(1+k over y))^{-s}
"" newline "" [(y^{ s-1 } cdot %zeta( s,1+y))^3]_n = y^-3 sum from {j = 1} sum from k = 1 sum from l = 1((1+j over y) cdot (1+k over y) cdot (1+l over y))^{-s}</annotation>
  </semantics>
</math>
</file>

<file path=Object 243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n>1</mn>
                    <mo stretchy="false">+</mo>
                    <mfrac>
                      <mi>j</mi>
                      <mi>y</mi>
                    </mfrac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1</mn>
                    <mo stretchy="false">+</mo>
                    <mfrac>
                      <mi>k</mi>
                      <mi>y</mi>
                    </mfrac>
                  </mrow>
                </mrow>
                <mo fence="true" stretchy="false">)</mo>
              </mrow>
            </mrow>
            <mo stretchy="false">≤</mo>
            <mi>n</mi>
          </mrow>
        </munder>
        <mfrac>
          <mn>1</mn>
          <mi>y</mi>
        </mfrac>
      </mrow>
      <mo stretchy="false">⋅</mo>
      <mfrac>
        <mn>1</mn>
        <mi>y</mi>
      </mfrac>
    </mrow>
    <annotation encoding="StarMath 5.0">sum from ( 1+j over y )cdot( 1+k over y )&lt;= n { 1 over y } cdot{ 1 over y}</annotation>
  </semantics>
</math>
</file>

<file path=Object 244/content.xml><?xml version="1.0" encoding="utf-8"?>
<math xmlns="http://www.w3.org/1998/Math/MathML" display="block">
  <semantics>
    <mrow>
      <mrow>
        <munder>
          <mo stretchy="false">∑</mo>
          <mrow>
            <mrow>
              <mn>1</mn>
              <mo stretchy="false">+</mo>
              <mfrac>
                <mi>j</mi>
                <mi>y</mi>
              </mfrac>
              <mo stretchy="false">+</mo>
              <mfrac>
                <mi>k</mi>
                <mi>y</mi>
              </mfrac>
              <mo stretchy="false">+</mo>
              <mfrac>
                <mrow>
                  <mi>j</mi>
                  <mo stretchy="false">⋅</mo>
                  <mi>k</mi>
                </mrow>
                <msup>
                  <mi>y</mi>
                  <mn>2</mn>
                </msup>
              </mfrac>
            </mrow>
            <mo stretchy="false">≤</mo>
            <mi>n</mi>
          </mrow>
        </munder>
        <mfrac>
          <mn>1</mn>
          <mi>y</mi>
        </mfrac>
      </mrow>
      <mo stretchy="false">⋅</mo>
      <mfrac>
        <mn>1</mn>
        <mi>y</mi>
      </mfrac>
    </mrow>
    <annotation encoding="StarMath 5.0">sum from 1 + j over y + k over y + {j cdot k} over y^2 &lt;= n { 1 over y } cdot{ 1 over y}</annotation>
  </semantics>
</math>
</file>

<file path=Object 245/content.xml><?xml version="1.0" encoding="utf-8"?>
<math xmlns="http://www.w3.org/1998/Math/MathML" display="block">
  <semantics>
    <mrow>
      <mrow>
        <munder>
          <mo stretchy="false">∑</mo>
          <mrow>
            <mi>log</mi>
            <mrow>
              <mrow>
                <mo fence="true" stretchy="false">(</mo>
                <mrow>
                  <mrow>
                    <mn>1</mn>
                    <mo stretchy="false">+</mo>
                    <mfrac>
                      <mi>j</mi>
                      <mi>y</mi>
                    </mfrac>
                  </mrow>
                </mrow>
                <mo fence="true" stretchy="false">)</mo>
              </mrow>
              <mo stretchy="false">+</mo>
              <mi>log</mi>
            </mrow>
            <mrow>
              <mrow>
                <mo fence="true" stretchy="false">(</mo>
                <mrow>
                  <mrow>
                    <mn>1</mn>
                    <mo stretchy="false">+</mo>
                    <mfrac>
                      <mi>k</mi>
                      <mi>y</mi>
                    </mfrac>
                  </mrow>
                </mrow>
                <mo fence="true" stretchy="false">)</mo>
              </mrow>
              <mo stretchy="false">≤</mo>
              <mi>log</mi>
            </mrow>
            <mi>n</mi>
          </mrow>
        </munder>
        <mfrac>
          <mn>1</mn>
          <mi>y</mi>
        </mfrac>
      </mrow>
      <mo stretchy="false">⋅</mo>
      <mfrac>
        <mn>1</mn>
        <mi>y</mi>
      </mfrac>
    </mrow>
    <annotation encoding="StarMath 5.0">sum from {log ( 1+j over y ) + log ( 1+k over y )&lt;= log n} { 1 over y } cdot{ 1 over y}</annotation>
  </semantics>
</math>
</file>

<file path=Object 246/content.xml><?xml version="1.0" encoding="utf-8"?>
<math xmlns="http://www.w3.org/1998/Math/MathML" display="block">
  <semantics>
    <mrow>
      <mrow>
        <munder>
          <mo stretchy="false">∑</mo>
          <mrow>
            <mfrac>
              <mrow>
                <mi>log</mi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i>y</mi>
                      </mfrac>
                    </mrow>
                  </mrow>
                  <mo fence="true" stretchy="false">)</mo>
                </mrow>
              </mrow>
              <mrow>
                <mi>log</mi>
                <mi>n</mi>
              </mrow>
            </mfrac>
            <mo stretchy="false">+</mo>
            <mrow>
              <mfrac>
                <mrow>
                  <mi>log</mi>
                  <mrow>
                    <mo fence="true" stretchy="false">(</mo>
                    <mrow>
                      <mrow>
                        <mn>1</mn>
                        <mo stretchy="false">+</mo>
                        <mfrac>
                          <mi>k</mi>
                          <mi>y</mi>
                        </mfrac>
                      </mrow>
                    </mrow>
                    <mo fence="true" stretchy="false">)</mo>
                  </mrow>
                </mrow>
                <mrow>
                  <mi>log</mi>
                  <mi>n</mi>
                </mrow>
              </mfrac>
              <mo stretchy="false">≤</mo>
              <mn>1</mn>
            </mrow>
          </mrow>
        </munder>
        <mfrac>
          <mn>1</mn>
          <mi>y</mi>
        </mfrac>
      </mrow>
      <mo stretchy="false">⋅</mo>
      <mfrac>
        <mn>1</mn>
        <mi>y</mi>
      </mfrac>
    </mrow>
    <annotation encoding="StarMath 5.0">sum from {{log ( 1+j over y )} over {log n} + {{log ( 1+k over y )} over {log n} &lt;= 1}} { 1 over y } cdot{ 1 over y}</annotation>
  </semantics>
</math>
</file>

<file path=Object 247/content.xml><?xml version="1.0" encoding="utf-8"?>
<math xmlns="http://www.w3.org/1998/Math/MathML" display="block">
  <semantics>
    <mrow>
      <mrow>
        <munder>
          <mo stretchy="false">∑</mo>
          <mrow>
            <mfrac>
              <mrow>
                <mi>log</mi>
                <mrow>
                  <mo fence="true" stretchy="false">(</mo>
                  <mrow>
                    <mfrac>
                      <mrow>
                        <mi>y</mi>
                        <mo stretchy="false">+</mo>
                        <mi>j</mi>
                      </mrow>
                      <mi>y</mi>
                    </mfrac>
                  </mrow>
                  <mo fence="true" stretchy="false">)</mo>
                </mrow>
              </mrow>
              <mrow>
                <mi>log</mi>
                <mi>n</mi>
              </mrow>
            </mfrac>
            <mo stretchy="false">+</mo>
            <mrow>
              <mfrac>
                <mrow>
                  <mi>log</mi>
                  <mrow>
                    <mo fence="true" stretchy="false">(</mo>
                    <mrow>
                      <mfrac>
                        <mrow>
                          <mi>y</mi>
                          <mo stretchy="false">+</mo>
                          <mi>k</mi>
                        </mrow>
                        <mi>y</mi>
                      </mfrac>
                    </mrow>
                    <mo fence="true" stretchy="false">)</mo>
                  </mrow>
                </mrow>
                <mrow>
                  <mi>log</mi>
                  <mi>n</mi>
                </mrow>
              </mfrac>
              <mo stretchy="false">≤</mo>
              <mn>1</mn>
            </mrow>
          </mrow>
        </munder>
        <mfrac>
          <mn>1</mn>
          <mi>y</mi>
        </mfrac>
      </mrow>
      <mo stretchy="false">⋅</mo>
      <mfrac>
        <mn>1</mn>
        <mi>y</mi>
      </mfrac>
    </mrow>
    <annotation encoding="StarMath 5.0">sum from {{log ( {y+j} over y )} over {log n} + {{log ( {y+k} over y )} over {log n} &lt;= 1}} { 1 over y } cdot{ 1 over y}</annotation>
  </semantics>
</math>
</file>

<file path=Object 248/content.xml><?xml version="1.0" encoding="utf-8"?>
<math xmlns="http://www.w3.org/1998/Math/MathML" display="block">
  <semantics>
    <mrow>
      <mrow>
        <munder>
          <mo stretchy="false">∑</mo>
          <mrow>
            <mfrac>
              <mrow>
                <mi>log</mi>
                <mrow>
                  <mrow>
                    <mo fence="true" stretchy="false">(</mo>
                    <mrow>
                      <mrow>
                        <mi>y</mi>
                        <mo stretchy="false">+</mo>
                        <mi>j</mi>
                      </mrow>
                    </mrow>
                    <mo fence="true" stretchy="false">)</mo>
                  </mrow>
                  <mo stretchy="false">−</mo>
                  <mi>log</mi>
                </mrow>
                <mi>y</mi>
              </mrow>
              <mrow>
                <mi>log</mi>
                <mi>n</mi>
              </mrow>
            </mfrac>
            <mo stretchy="false">+</mo>
            <mrow>
              <mfrac>
                <mrow>
                  <mi>log</mi>
                  <mrow>
                    <mrow>
                      <mo fence="true" stretchy="false">(</mo>
                      <mrow>
                        <mrow>
                          <mi>y</mi>
                          <mo stretchy="false">+</mo>
                          <mi>k</mi>
                        </mrow>
                      </mrow>
                      <mo fence="true" stretchy="false">)</mo>
                    </mrow>
                    <mo stretchy="false">−</mo>
                    <mi>log</mi>
                  </mrow>
                  <mi>y</mi>
                </mrow>
                <mrow>
                  <mi>log</mi>
                  <mi>n</mi>
                </mrow>
              </mfrac>
              <mo stretchy="false">≤</mo>
              <mn>1</mn>
            </mrow>
          </mrow>
        </munder>
        <mfrac>
          <mn>1</mn>
          <mi>y</mi>
        </mfrac>
      </mrow>
      <mo stretchy="false">⋅</mo>
      <mfrac>
        <mn>1</mn>
        <mi>y</mi>
      </mfrac>
    </mrow>
    <annotation encoding="StarMath 5.0">sum from {{log ( {y+j} )-log y} over {log n} + {{log ( {y+k} )-log y} over {log n} &lt;= 1}} { 1 over y } cdot{ 1 over y}</annotation>
  </semantics>
</math>
</file>

<file path=Object 249/content.xml><?xml version="1.0" encoding="utf-8"?>
<math xmlns="http://www.w3.org/1998/Math/MathML" display="block">
  <semantics>
    <mrow>
      <mrow>
        <munder>
          <mo stretchy="false">∑</mo>
          <mrow>
            <mrow>
              <msub>
                <mi>log</mi>
                <mi>n</mi>
              </msub>
              <mrow>
                <mo fence="true" stretchy="false">(</mo>
                <mrow>
                  <mrow>
                    <mi>y</mi>
                    <mo stretchy="false">+</mo>
                    <mi>j</mi>
                  </mrow>
                </mrow>
                <mo fence="true" stretchy="false">)</mo>
              </mrow>
            </mrow>
            <mo stretchy="false">+</mo>
            <mrow>
              <mrow>
                <mrow>
                  <msub>
                    <mi>log</mi>
                    <mi>n</mi>
                  </msub>
                  <mrow>
                    <mo fence="true" stretchy="false">(</mo>
                    <mrow>
                      <mrow>
                        <mi>y</mi>
                        <mo stretchy="false">+</mo>
                        <mi>k</mi>
                      </mrow>
                    </mrow>
                    <mo fence="true" stretchy="false">)</mo>
                  </mrow>
                </mrow>
                <mo stretchy="false">−</mo>
                <mn>2</mn>
              </mrow>
              <msub>
                <mi>log</mi>
                <mi>n</mi>
              </msub>
              <mrow>
                <mi>y</mi>
                <mo stretchy="false">≤</mo>
                <mn>1</mn>
              </mrow>
            </mrow>
          </mrow>
        </munder>
        <mfrac>
          <mn>1</mn>
          <mi>y</mi>
        </mfrac>
      </mrow>
      <mo stretchy="false">⋅</mo>
      <mfrac>
        <mn>1</mn>
        <mi>y</mi>
      </mfrac>
    </mrow>
    <annotation encoding="StarMath 5.0">sum from {{log_n ( {y+j} )} + {{log_n ( {y+k} )} - 2 log_n y &lt;= 1}} { 1 over y } cdot{ 1 over y}</annotation>
  </semantics>
</math>
</file>

<file path=Object 25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sub>
          <mi>d</mi>
          <mi>k</mi>
        </msub>
      </mrow>
      <mrow>
        <mo fence="true" stretchy="false">(</mo>
        <mrow>
          <mi>n</mi>
        </mrow>
        <mo fence="true" stretchy="false">)</mo>
      </mrow>
    </mrow>
    <annotation encoding="StarMath 5.0">[nabla %zeta(0)^k]_n = d_k( n )</annotation>
  </semantics>
</math>
</file>

<file path=Object 250/content.xml><?xml version="1.0" encoding="utf-8"?>
<math xmlns="http://www.w3.org/1998/Math/MathML" display="block">
  <semantics>
    <mrow>
      <msub>
        <mi>f</mi>
        <mi>y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o fence="true" stretchy="false">(</mo>
            <mrow>
              <mrow>
                <munder>
                  <mo stretchy="false">∑</mo>
                  <mrow>
                    <mrow>
                      <mo fence="true" stretchy="false">(</mo>
                      <mrow>
                        <mrow>
                          <mn>1</mn>
                          <mo stretchy="false">+</mo>
                          <mfrac>
                            <mi>j</mi>
                            <mi>y</mi>
                          </mfrac>
                        </mrow>
                      </mrow>
                      <mo fence="true" stretchy="false">)</mo>
                    </mrow>
                    <mo stretchy="false">≤</mo>
                    <mi>n</mi>
                  </mrow>
                </munder>
                <mfrac>
                  <mn>1</mn>
                  <mi>y</mi>
                </mfrac>
              </mrow>
            </mrow>
            <mo fence="true" stretchy="false">)</mo>
          </mrow>
          <mo stretchy="false">−</mo>
          <mfrac>
            <mn>1</mn>
            <mn>2</mn>
          </mfrac>
        </mrow>
      </mrow>
      <mrow>
        <mrow>
          <mo fence="true" stretchy="false">(</mo>
          <mrow>
            <mrow>
              <mrow>
                <munder>
                  <mo stretchy="false">∑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j</mi>
                              <mi>y</mi>
                            </mfrac>
                          </mrow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k</mi>
                              <mi>y</mi>
                            </mfrac>
                          </mrow>
                        </mrow>
                        <mo fence="true" stretchy="false">)</mo>
                      </mrow>
                    </mrow>
                    <mo stretchy="false">≤</mo>
                    <mi>n</mi>
                  </mrow>
                </munder>
                <mfrac>
                  <mn>1</mn>
                  <mi>y</mi>
                </mfrac>
              </mrow>
              <mo stretchy="false">⋅</mo>
              <mfrac>
                <mn>1</mn>
                <mi>y</mi>
              </mfrac>
            </mrow>
          </mrow>
          <mo fence="true" stretchy="false">)</mo>
        </mrow>
        <mo stretchy="false">+</mo>
        <mfrac>
          <mn>1</mn>
          <mn>3</mn>
        </mfrac>
      </mrow>
      <mrow>
        <mrow>
          <mo fence="true" stretchy="false">(</mo>
          <mrow>
            <mrow>
              <mrow>
                <munder>
                  <mo stretchy="false">∑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j</mi>
                              <mi>y</mi>
                            </mfrac>
                          </mrow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k</mi>
                              <mi>y</mi>
                            </mfrac>
                          </mrow>
                        </mrow>
                        <mo fence="true" stretchy="false">)</mo>
                      </mrow>
                      <mo stretchy="false">⋅</mo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l</mi>
                              <mi>y</mi>
                            </mfrac>
                          </mrow>
                        </mrow>
                        <mo fence="true" stretchy="false">)</mo>
                      </mrow>
                    </mrow>
                    <mo stretchy="false">≤</mo>
                    <mi>n</mi>
                  </mrow>
                </munder>
                <mfrac>
                  <mn>1</mn>
                  <mi>y</mi>
                </mfrac>
              </mrow>
              <mo stretchy="false">⋅</mo>
              <mfrac>
                <mn>1</mn>
                <mi>y</mi>
              </mfrac>
              <mo stretchy="false">⋅</mo>
              <mfrac>
                <mn>1</mn>
                <mi>y</mi>
              </mfrac>
            </mrow>
          </mrow>
          <mo fence="true" stretchy="false">)</mo>
        </mrow>
        <mo stretchy="false">−</mo>
        <mfrac>
          <mn>1</mn>
          <mn>4</mn>
        </mfrac>
      </mrow>
      <mn>..</mn>
      <mi>.</mi>
    </mrow>
    <annotation encoding="StarMath 5.0">f_y(n) =(sum from ( 1+j over y )&lt;= n { 1 over y } )

- 1 over 2( sum from ( 1+j over y )cdot( 1+k over y )&lt;= n { 1 over y } cdot{ 1 over y})

 + 1 over 3 (sum from ( 1+j over y )cdot( 1+k over y )cdot( 1+l over y )&lt;= n { 1 over y } cdot{ 1 over y} cdot {1 over y})
 
- 1 over 4 ...</annotation>
  </semantics>
</math>
</file>

<file path=Object 251/content.xml><?xml version="1.0" encoding="utf-8"?>
<math xmlns="http://www.w3.org/1998/Math/MathML" display="block">
  <semantics>
    <mrow>
      <msub>
        <mi>f</mi>
        <mn>1</mn>
      </msub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f_1(n) =%PI( n )</annotation>
  </semantics>
</math>
</file>

<file path=Object 252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i mathvariant="normal">∞</mi>
          </mrow>
        </munder>
        <mrow/>
      </mrow>
      <msub>
        <mi>f</mi>
        <mi>y</mi>
      </msub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m from {y rightarrow infinity}{}f_y(n) =li( n ) - log log n - %gamma</annotation>
  </semantics>
</math>
</file>

<file path=Object 253/content.xml><?xml version="1.0" encoding="utf-8"?>
<math xmlns="http://www.w3.org/1998/Math/MathML" display="block">
  <semantics>
    <mtable>
      <mtr>
        <mtd>
          <mrow>
            <mtext/>
            <msub>
              <mi>f</mi>
              <mi>y</mi>
            </msub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−</mo>
              <msub>
                <mi>f</mi>
                <mrow>
                  <mi>y</mi>
                  <mo stretchy="false">−</mo>
                  <mi mathvariant="normal">ϵ</mi>
                </mrow>
              </msub>
            </mrow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</mtext>
            <mrow>
              <mo fence="true" stretchy="false">(</mo>
              <mrow>
                <mrow>
                  <mrow>
                    <munder>
                      <mo stretchy="false">∑</mo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j</mi>
                                <mi>y</mi>
                              </mfrac>
                            </mrow>
                          </mrow>
                          <mo fence="true" stretchy="false">)</mo>
                        </mrow>
                        <mo stretchy="false">≤</mo>
                        <mi>n</mi>
                      </mrow>
                    </munder>
                    <mfrac>
                      <mn>1</mn>
                      <mi>y</mi>
                    </mfrac>
                  </mrow>
                  <mo stretchy="false">−</mo>
                  <mrow>
                    <munder>
                      <mo stretchy="false">∑</mo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j</mi>
                                <mrow>
                                  <mi>y</mi>
                                  <mo stretchy="false">−</mo>
                                  <mi mathvariant="normal">ϵ</mi>
                                </mrow>
                              </mfrac>
                            </mrow>
                          </mrow>
                          <mo fence="true" stretchy="false">)</mo>
                        </mrow>
                        <mo stretchy="false">≤</mo>
                        <mi>n</mi>
                      </mrow>
                    </munder>
                    <mfrac>
                      <mn>1</mn>
                      <mrow>
                        <mi>y</mi>
                        <mo stretchy="false">−</mo>
                        <mi mathvariant="normal">ϵ</mi>
                      </mrow>
                    </mfrac>
                  </mrow>
                </mrow>
              </mrow>
              <mo fence="true" stretchy="false">)</mo>
            </mrow>
            <mtext/>
          </mrow>
        </mtd>
      </mtr>
      <mtr>
        <mtd>
          <mrow>
            <mrow>
              <mtext>     </mtext>
              <mo stretchy="false">−</mo>
              <mfrac>
                <mn>1</mn>
                <mn>2</mn>
              </mfrac>
            </mrow>
            <mrow>
              <mo fence="true" stretchy="false">(</mo>
              <mrow>
                <mrow>
                  <mrow>
                    <mrow>
                      <munder>
                        <mo stretchy="false">∑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j</mi>
                                    <mi>y</mi>
                                  </mfrac>
                                </mrow>
                              </mrow>
                              <mo fence="true" stretchy="false">)</mo>
                            </mrow>
                            <mo stretchy="false">⋅</mo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k</mi>
                                    <mi>y</mi>
                                  </mfrac>
                                </mrow>
                              </mrow>
                              <mo fence="true" stretchy="false">)</mo>
                            </mrow>
                          </mrow>
                          <mo stretchy="false">≤</mo>
                          <mi>n</mi>
                        </mrow>
                      </munder>
                      <mfrac>
                        <mn>1</mn>
                        <mi>y</mi>
                      </mfrac>
                    </mrow>
                    <mo stretchy="false">⋅</mo>
                    <mfrac>
                      <mn>1</mn>
                      <mi>y</mi>
                    </mfrac>
                  </mrow>
                  <mo stretchy="false">−</mo>
                  <mrow>
                    <mrow>
                      <munder>
                        <mo stretchy="false">∑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j</mi>
                                    <mrow>
                                      <mi>y</mi>
                                      <mo stretchy="false">−</mo>
                                      <mi mathvariant="normal">ϵ</mi>
                                    </mrow>
                                  </mfrac>
                                </mrow>
                              </mrow>
                              <mo fence="true" stretchy="false">)</mo>
                            </mrow>
                            <mo stretchy="false">⋅</mo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k</mi>
                                    <mrow>
                                      <mi>y</mi>
                                      <mo stretchy="false">−</mo>
                                      <mi mathvariant="normal">ϵ</mi>
                                    </mrow>
                                  </mfrac>
                                </mrow>
                              </mrow>
                              <mo fence="true" stretchy="false">)</mo>
                            </mrow>
                          </mrow>
                          <mo stretchy="false">≤</mo>
                          <mi>n</mi>
                        </mrow>
                      </munder>
                      <mfrac>
                        <mn>1</mn>
                        <mrow>
                          <mi>y</mi>
                          <mo stretchy="false">−</mo>
                          <mi mathvariant="normal">ϵ</mi>
                        </mrow>
                      </mfrac>
                    </mrow>
                    <mo stretchy="false">⋅</mo>
                    <mfrac>
                      <mn>1</mn>
                      <mrow>
                        <mi>y</mi>
                        <mo stretchy="false">−</mo>
                        <mi mathvariant="normal">ϵ</mi>
                      </mrow>
                    </mfrac>
                  </mrow>
                </mrow>
              </mrow>
              <mo fence="true" stretchy="false">)</mo>
            </mrow>
            <mtext/>
          </mrow>
        </mtd>
      </mtr>
      <mtr>
        <mtd>
          <mrow>
            <mrow>
              <mtext>     </mtext>
              <mo stretchy="false">+</mo>
              <mfrac>
                <mn>1</mn>
                <mn>3</mn>
              </mfrac>
            </mrow>
            <mrow>
              <mo fence="true" stretchy="false">(</mo>
              <mrow>
                <mrow>
                  <mrow>
                    <mrow>
                      <munder>
                        <mo stretchy="false">∑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j</mi>
                                    <mi>y</mi>
                                  </mfrac>
                                </mrow>
                              </mrow>
                              <mo fence="true" stretchy="false">)</mo>
                            </mrow>
                            <mo stretchy="false">⋅</mo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k</mi>
                                    <mi>y</mi>
                                  </mfrac>
                                </mrow>
                              </mrow>
                              <mo fence="true" stretchy="false">)</mo>
                            </mrow>
                            <mo stretchy="false">⋅</mo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l</mi>
                                    <mi>y</mi>
                                  </mfrac>
                                </mrow>
                              </mrow>
                              <mo fence="true" stretchy="false">)</mo>
                            </mrow>
                          </mrow>
                          <mo stretchy="false">≤</mo>
                          <mi>n</mi>
                        </mrow>
                      </munder>
                      <mfrac>
                        <mn>1</mn>
                        <mi>y</mi>
                      </mfrac>
                    </mrow>
                    <mo stretchy="false">⋅</mo>
                    <mfrac>
                      <mn>1</mn>
                      <mi>y</mi>
                    </mfrac>
                    <mo stretchy="false">⋅</mo>
                    <mfrac>
                      <mn>1</mn>
                      <mi>y</mi>
                    </mfrac>
                  </mrow>
                  <mo stretchy="false">−</mo>
                  <mrow>
                    <mrow>
                      <munder>
                        <mo stretchy="false">∑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j</mi>
                                    <mrow>
                                      <mi>y</mi>
                                      <mo stretchy="false">−</mo>
                                      <mi mathvariant="normal">ϵ</mi>
                                    </mrow>
                                  </mfrac>
                                </mrow>
                              </mrow>
                              <mo fence="true" stretchy="false">)</mo>
                            </mrow>
                            <mo stretchy="false">⋅</mo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k</mi>
                                    <mrow>
                                      <mi>y</mi>
                                      <mo stretchy="false">−</mo>
                                      <mi mathvariant="normal">ϵ</mi>
                                    </mrow>
                                  </mfrac>
                                </mrow>
                              </mrow>
                              <mo fence="true" stretchy="false">)</mo>
                            </mrow>
                            <mo stretchy="false">⋅</mo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frac>
                                    <mi>l</mi>
                                    <mrow>
                                      <mi>y</mi>
                                      <mo stretchy="false">−</mo>
                                      <mi mathvariant="normal">ϵ</mi>
                                    </mrow>
                                  </mfrac>
                                </mrow>
                              </mrow>
                              <mo fence="true" stretchy="false">)</mo>
                            </mrow>
                          </mrow>
                          <mo stretchy="false">≤</mo>
                          <mi>n</mi>
                        </mrow>
                      </munder>
                      <mfrac>
                        <mn>1</mn>
                        <mrow>
                          <mi>y</mi>
                          <mo stretchy="false">−</mo>
                          <mi mathvariant="normal">ϵ</mi>
                        </mrow>
                      </mfrac>
                    </mrow>
                    <mo stretchy="false">⋅</mo>
                    <mfrac>
                      <mn>1</mn>
                      <mrow>
                        <mi>y</mi>
                        <mo stretchy="false">−</mo>
                        <mi mathvariant="normal">ϵ</mi>
                      </mrow>
                    </mfrac>
                    <mo stretchy="false">⋅</mo>
                    <mfrac>
                      <mn>1</mn>
                      <mrow>
                        <mi>y</mi>
                        <mo stretchy="false">−</mo>
                        <mi mathvariant="normal">ϵ</mi>
                      </mrow>
                    </mfrac>
                  </mrow>
                </mrow>
              </mrow>
              <mo fence="true" stretchy="false">)</mo>
            </mrow>
            <mtext/>
          </mrow>
        </mtd>
      </mtr>
      <mtr>
        <mtd>
          <mrow>
            <mrow>
              <mtext>     </mtext>
              <mo stretchy="false">−</mo>
              <mfrac>
                <mn>1</mn>
                <mn>4</mn>
              </mfrac>
            </mrow>
            <mn>..</mn>
            <mi>.</mi>
          </mrow>
        </mtd>
      </mtr>
    </mtable>
    <annotation encoding="StarMath 5.0">""f_y(n)-f_{y-%epsilon}(n) =

"" newline "     " (sum from ( 1+j over y )&lt;= n { 1 over {y} } 

-sum from ( 1+j over {y-%epsilon} )&lt;= n { 1 over {y-%epsilon} } )

"" newline "     " - 1 over 2( sum from ( 1+j over y )cdot( 1+k over y )&lt;= n { 1 over y } cdot{ 1 over {y}} 
- sum from ( 1+j over {y-%epsilon} )cdot( 1+k over {y-%epsilon} )&lt;= n { 1 over {y-%epsilon} } cdot{ 1 over {y-%epsilon}})

"" newline "     "  + 1 over 3 (sum from ( 1+j over y )cdot( 1+k over y )cdot( 1+l over y )&lt;= n { 1 over y } cdot{ 1 over y} cdot {1 over y}
-sum from ( 1+j over {y-%epsilon} )cdot( 1+k over {y-%epsilon} )cdot( 1+l over {y-%epsilon} )&lt;= n { 1 over {y-%epsilon} } cdot{ 1 over {y-%epsilon}} cdot {1 over {y-%epsilon}})
 
"" newline "     " - 1 over 4 ...</annotation>
  </semantics>
</math>
</file>

<file path=Object 254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n>1</mn>
                  <mo stretchy="false">+</mo>
                  <mfrac>
                    <mi>j</mi>
                    <mi>y</mi>
                  </mfrac>
                </mrow>
              </mrow>
              <mo fence="true" stretchy="false">)</mo>
            </mrow>
            <mo stretchy="false">≤</mo>
            <mi>n</mi>
          </mrow>
        </munder>
        <mfrac>
          <mn>1</mn>
          <mi>y</mi>
        </mfrac>
      </mrow>
      <mo stretchy="false">−</mo>
      <mrow>
        <munder>
          <mo stretchy="false">∑</mo>
          <mrow>
            <mrow>
              <mo fence="true" stretchy="false">(</mo>
              <mrow>
                <mrow>
                  <mn>1</mn>
                  <mo stretchy="false">+</mo>
                  <mfrac>
                    <mi>j</mi>
                    <mrow>
                      <mi>y</mi>
                      <mo stretchy="false">−</mo>
                      <mi mathvariant="normal">ϵ</mi>
                    </mrow>
                  </mfrac>
                </mrow>
              </mrow>
              <mo fence="true" stretchy="false">)</mo>
            </mrow>
            <mo stretchy="false">≤</mo>
            <mi>n</mi>
          </mrow>
        </munder>
        <mfrac>
          <mn>1</mn>
          <mrow>
            <mi>y</mi>
            <mo stretchy="false">−</mo>
            <mi mathvariant="normal">ϵ</mi>
          </mrow>
        </mfrac>
      </mrow>
    </mrow>
    <annotation encoding="StarMath 5.0">sum from ( 1+j over y )&lt;= n { 1 over {y} } 
-sum from ( 1+j over {y-%epsilon} )&lt;= n { 1 over {y-%epsilon} } 
</annotation>
  </semantics>
</math>
</file>

<file path=Object 255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i>y</mi>
                      </mfrac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frac>
                        <mi>k</mi>
                        <mi>y</mi>
                      </mfrac>
                    </mrow>
                  </mrow>
                  <mo fence="true" stretchy="false">)</mo>
                </mrow>
              </mrow>
              <mo stretchy="false">≤</mo>
              <mi>n</mi>
            </mrow>
          </munder>
          <mfrac>
            <mn>1</mn>
            <mi>y</mi>
          </mfrac>
        </mrow>
        <mo stretchy="false">⋅</mo>
        <mfrac>
          <mn>1</mn>
          <mi>y</mi>
        </mfrac>
      </mrow>
      <mo stretchy="false">−</mo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row>
                          <mi>y</mi>
                          <mo stretchy="false">−</mo>
                          <mi mathvariant="normal">ϵ</mi>
                        </mrow>
                      </mfrac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frac>
                        <mi>k</mi>
                        <mrow>
                          <mi>y</mi>
                          <mo stretchy="false">−</mo>
                          <mi mathvariant="normal">ϵ</mi>
                        </mrow>
                      </mfrac>
                    </mrow>
                  </mrow>
                  <mo fence="true" stretchy="false">)</mo>
                </mrow>
              </mrow>
              <mo stretchy="false">≤</mo>
              <mi>n</mi>
            </mrow>
          </munder>
          <mfrac>
            <mn>1</mn>
            <mrow>
              <mi>y</mi>
              <mo stretchy="false">−</mo>
              <mi mathvariant="normal">ϵ</mi>
            </mrow>
          </mfrac>
        </mrow>
        <mo stretchy="false">⋅</mo>
        <mfrac>
          <mn>1</mn>
          <mrow>
            <mi>y</mi>
            <mo stretchy="false">−</mo>
            <mi mathvariant="normal">ϵ</mi>
          </mrow>
        </mfrac>
      </mrow>
    </mrow>
    <annotation encoding="StarMath 5.0">sum from ( 1+j over y )cdot( 1+k over y )&lt;= n { 1 over y } cdot{ 1 over {y}} 
- sum from ( 1+j over {y-%epsilon} )cdot( 1+k over {y-%epsilon} )&lt;= n { 1 over {y-%epsilon} } cdot{ 1 over {y-%epsilon}}</annotation>
  </semantics>
</math>
</file>

<file path=Object 256/content.xml><?xml version="1.0" encoding="utf-8"?>
<math xmlns="http://www.w3.org/1998/Math/MathML" display="block">
  <semantics>
    <mrow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i>y</mi>
                      </mfrac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frac>
                        <mi>k</mi>
                        <mi>y</mi>
                      </mfrac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frac>
                        <mi>l</mi>
                        <mi>y</mi>
                      </mfrac>
                    </mrow>
                  </mrow>
                  <mo fence="true" stretchy="false">)</mo>
                </mrow>
              </mrow>
              <mo stretchy="false">≤</mo>
              <mi>n</mi>
            </mrow>
          </munder>
          <mfrac>
            <mn>1</mn>
            <mi>y</mi>
          </mfrac>
        </mrow>
        <mo stretchy="false">⋅</mo>
        <mfrac>
          <mn>1</mn>
          <mi>y</mi>
        </mfrac>
        <mo stretchy="false">⋅</mo>
        <mfrac>
          <mn>1</mn>
          <mi>y</mi>
        </mfrac>
      </mrow>
      <mo stretchy="false">−</mo>
      <mrow>
        <mrow>
          <munder>
            <mo stretchy="false">∑</mo>
            <mrow>
              <mrow>
                <mrow>
                  <mo fence="true" stretchy="false">(</mo>
                  <mrow>
                    <mrow>
                      <mn>1</mn>
                      <mo stretchy="false">+</mo>
                      <mfrac>
                        <mi>j</mi>
                        <mrow>
                          <mi>y</mi>
                          <mo stretchy="false">−</mo>
                          <mi mathvariant="normal">ϵ</mi>
                        </mrow>
                      </mfrac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frac>
                        <mi>k</mi>
                        <mrow>
                          <mi>y</mi>
                          <mo stretchy="false">−</mo>
                          <mi mathvariant="normal">ϵ</mi>
                        </mrow>
                      </mfrac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n>1</mn>
                      <mo stretchy="false">+</mo>
                      <mfrac>
                        <mi>l</mi>
                        <mrow>
                          <mi>y</mi>
                          <mo stretchy="false">−</mo>
                          <mi mathvariant="normal">ϵ</mi>
                        </mrow>
                      </mfrac>
                    </mrow>
                  </mrow>
                  <mo fence="true" stretchy="false">)</mo>
                </mrow>
              </mrow>
              <mo stretchy="false">≤</mo>
              <mi>n</mi>
            </mrow>
          </munder>
          <mfrac>
            <mn>1</mn>
            <mrow>
              <mi>y</mi>
              <mo stretchy="false">−</mo>
              <mi mathvariant="normal">ϵ</mi>
            </mrow>
          </mfrac>
        </mrow>
        <mo stretchy="false">⋅</mo>
        <mfrac>
          <mn>1</mn>
          <mrow>
            <mi>y</mi>
            <mo stretchy="false">−</mo>
            <mi mathvariant="normal">ϵ</mi>
          </mrow>
        </mfrac>
        <mo stretchy="false">⋅</mo>
        <mfrac>
          <mn>1</mn>
          <mrow>
            <mi>y</mi>
            <mo stretchy="false">−</mo>
            <mi mathvariant="normal">ϵ</mi>
          </mrow>
        </mfrac>
      </mrow>
    </mrow>
    <annotation encoding="StarMath 5.0">sum from ( 1+j over y )cdot( 1+k over y )cdot( 1+l over y )&lt;= n { 1 over y } cdot{ 1 over y} cdot {1 over y}
-sum from ( 1+j over {y-%epsilon} )cdot( 1+k over {y-%epsilon} )cdot( 1+l over {y-%epsilon} )&lt;= n { 1 over {y-%epsilon} } cdot{ 1 over {y-%epsilon}} cdot {1 over {y-%epsilon}}
</annotation>
  </semantics>
</math>
</file>

<file path=Object 257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  <mo stretchy="false">⋅</mo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]</mo>
          </mrow>
          <mrow>
            <mi>n</mi>
            <msup>
              <mi>y</mi>
              <mrow>
                <mi>j</mi>
                <mo stretchy="false">−</mo>
                <mi>k</mi>
              </mrow>
            </msup>
          </mrow>
        </msub>
      </mrow>
    </mrow>
    <annotation encoding="StarMath 5.0">[%zeta(s,y+1)^k]_n = sum from j = 0 to k (-1)^{k-j} cdot (binom{k}{j}) cdot [%zeta(s,y)^j]_{n y^{j-k}}
</annotation>
  </semantics>
</math>
</file>

<file path=Object 258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%zeta(s,y))^z]_n
</annotation>
  </semantics>
</math>
</file>

<file path=Object 259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%zeta(s,y+1))^z]_n
</annotation>
  </semantics>
</math>
</file>

<file path=Object 2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row>
            <mo fence="true" stretchy="false">]</mo>
          </mrow>
          <mi>n</mi>
        </msub>
        <mo stretchy="false">=</mo>
        <mi>d</mi>
      </mrow>
      <mrow>
        <mo fence="true" stretchy="false">(</mo>
        <mrow>
          <mi>n</mi>
        </mrow>
        <mo fence="true" stretchy="false">)</mo>
      </mrow>
    </mrow>
    <annotation encoding="StarMath 5.0">[nabla %zeta(0)^2]_n = d( n )</annotation>
  </semantics>
</math>
</file>

<file path=Object 26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[(1+%zeta(s,y))^z]_n = sum from k = 0 ( binom{z}{k} )[%zeta(s,y)^k]_n
</annotation>
  </semantics>
</math>
</file>

<file path=Object 26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[(1+%zeta(s,y+1))^z]_n = sum from k = 0 ( binom{z}{k} )[%zeta(s,y+1)^k]_n
</annotation>
  </semantics>
</math>
</file>

<file path=Object 26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  <mo stretchy="false">⋅</mo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i>y</mi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]</mo>
          </mrow>
          <mrow>
            <mi>n</mi>
            <msup>
              <mi>y</mi>
              <mrow>
                <mi>j</mi>
                <mo stretchy="false">−</mo>
                <mi>k</mi>
              </mrow>
            </msup>
          </mrow>
        </msub>
      </mrow>
    </mrow>
    <annotation encoding="StarMath 5.0">[(1+%zeta(s,y+1))^z]_n = sum from k = 0 ( binom{z}{k} )sum from j = 0 to k (-1)^{k-j} cdot (binom{k}{j}) cdot [%zeta(s,y)^j]_{n y^{j-k}}</annotation>
  </semantics>
</math>
</file>

<file path=Object 26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i>j</mi>
                <mo stretchy="false">−</mo>
                <mi>k</mi>
              </mrow>
            </msup>
          </mrow>
        </msub>
      </mrow>
    </mrow>
    <annotation encoding="StarMath 5.0">[(1+%zeta(s,y))^z]_n = sum from k = 0 ( binom{z}{k} )sum from j = 0 to k (binom{k}{j}) cdot [%zeta(s,y+1)^j]_{n cdot y^{j-k}}
</annotation>
  </semantics>
</math>
</file>

<file path=Object 264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i>j</mi>
                <mo stretchy="false">−</mo>
                <mi>k</mi>
              </mrow>
            </msup>
          </mrow>
        </msub>
      </mrow>
    </mrow>
    <annotation encoding="StarMath 5.0">[%zeta(s,y)^k]_n = sum from j = 0 to k (binom{k}{j}) cdot [%zeta(s,y+1)^j]_{n cdot y^{j-k}}
</annotation>
  </semantics>
</math>
</file>

<file path=Object 26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row>
              <munderover>
                <mo stretchy="false">∑</mo>
                <mrow>
                  <mi>m</mi>
                  <mo stretchy="false">=</mo>
                  <mn>0</mn>
                </mrow>
                <mi>j</mi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j</mi>
                      <mo stretchy="false">−</mo>
                      <mi>m</mi>
                    </mrow>
                  </mrow>
                  <mo fence="true" stretchy="false">)</mo>
                </mrow>
              </msup>
            </mrow>
          </mrow>
        </mrow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o fence="true" stretchy="false">(</mo>
          <mrow>
            <mtable>
              <mtr>
                <mtd>
                  <mi>j</mi>
                </mtd>
              </mtr>
              <mtr>
                <mtd>
                  <mi>m</mi>
                </mtd>
              </mtr>
            </mtable>
          </mrow>
          <mo fence="true" stretchy="false">)</mo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m</mi>
            </msup>
          </mrow>
          <mo fence="true" stretchy="false">]</mo>
        </mrow>
        <mrow>
          <mi>n</mi>
          <mo stretchy="false">⋅</mo>
          <msup>
            <mi>y</mi>
            <mrow>
              <mi>j</mi>
              <mo stretchy="false">−</mo>
              <mi>k</mi>
            </mrow>
          </msup>
        </mrow>
      </msub>
    </mrow>
    <annotation encoding="StarMath 5.0">[(1+%zeta(s,y))^z]_n = sum from k = 0 sum from j = 0 to k sum from m = 0 to j (-1)^(j-m)( binom{z}{k} )(binom{k}{j}) cdot (binom{j}{m})[(1+%zeta(s,y+1))^m]_{n cdot y^{j-k}}
</annotation>
  </semantics>
</math>
</file>

<file path=Object 26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−</mo>
              <mi>j</mi>
            </mrow>
          </msup>
        </mrow>
        <mo stretchy="false">⋅</mo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underover>
            <mo stretchy="false">∑</mo>
            <mrow>
              <mi>m</mi>
              <mo stretchy="false">=</mo>
              <mn>0</mn>
            </mrow>
            <mi>j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j</mi>
                  <mo stretchy="false">−</mo>
                  <mi>m</mi>
                </mrow>
              </mrow>
              <mo fence="true" stretchy="false">)</mo>
            </mrow>
          </msup>
        </mrow>
      </mrow>
      <mrow>
        <mo fence="true" stretchy="false">(</mo>
        <mrow>
          <mtable>
            <mtr>
              <mtd>
                <mi>j</mi>
              </mtd>
            </mtr>
            <mtr>
              <mtd>
                <mi>m</mi>
              </mtd>
            </mtr>
          </mtable>
        </mrow>
        <mo fence="true" stretchy="false">)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m</mi>
            </msup>
          </mrow>
          <mo fence="true" stretchy="false">]</mo>
        </mrow>
        <mrow>
          <mi>n</mi>
          <msup>
            <mi>y</mi>
            <mrow>
              <mi>j</mi>
              <mo stretchy="false">−</mo>
              <mi>k</mi>
            </mrow>
          </msup>
        </mrow>
      </msub>
    </mrow>
    <annotation encoding="StarMath 5.0">[(1+%zeta(s,y+1))^z]_n = sum from k = 0 ( binom{z}{k} )sum from j = 0 to k (-1)^{k-j} cdot (binom{k}{j}) cdot sum from m = 0 to j (-1)^(j-m)(binom{j}{m})[(1+%zeta(s,y))^m]_{n y^{j-k}}</annotation>
  </semantics>
</math>
</file>

<file path=Object 26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⋅</mo>
        <mrow>
          <munderover>
            <mo stretchy="false">∑</mo>
            <mrow>
              <mi>m</mi>
              <mo stretchy="false">=</mo>
              <mn>0</mn>
            </mrow>
            <mi>j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o fence="true" stretchy="false">(</mo>
              <mrow>
                <mrow>
                  <mi>j</mi>
                  <mo stretchy="false">−</mo>
                  <mi>m</mi>
                </mrow>
              </mrow>
              <mo fence="true" stretchy="false">)</mo>
            </mrow>
          </msup>
        </mrow>
      </mrow>
      <mrow>
        <mo fence="true" stretchy="false">(</mo>
        <mrow>
          <mtable>
            <mtr>
              <mtd>
                <mi>j</mi>
              </mtd>
            </mtr>
            <mtr>
              <mtd>
                <mi>m</mi>
              </mtd>
            </mtr>
          </mtable>
        </mrow>
        <mo fence="true" stretchy="false">)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m</mi>
            </msup>
          </mrow>
          <mo fence="true" stretchy="false">]</mo>
        </mrow>
        <mrow>
          <mi>n</mi>
          <mo stretchy="false">⋅</mo>
          <msup>
            <mi>y</mi>
            <mrow>
              <mi>j</mi>
              <mo stretchy="false">−</mo>
              <mi>k</mi>
            </mrow>
          </msup>
        </mrow>
      </msub>
    </mrow>
    <annotation encoding="StarMath 5.0">[(1+%zeta(s,y))^z]_n = sum from k = 0 ( binom{z}{k} )sum from j = 0 to k (binom{k}{j}) cdot sum from m = 0 to j (-1)^(j-m)(binom{j}{m})[(1+%zeta(s,y+1))^m]_{n cdot y^{j-k}}
</annotation>
  </semantics>
</math>
</file>

<file path=Object 26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underover>
                <mo stretchy="false">∑</mo>
                <mrow>
                  <mi>j</mi>
                  <mo stretchy="false">=</mo>
                  <mn>0</mn>
                </mrow>
                <mi>k</mi>
              </munderover>
              <mrow>
                <munderover>
                  <mo stretchy="false">∑</mo>
                  <mrow>
                    <mi>m</mi>
                    <mo stretchy="false">=</mo>
                    <mn>0</mn>
                  </mrow>
                  <mi>j</mi>
                </munderover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−</mo>
                    <mi>m</mi>
                  </mrow>
                </msup>
              </mrow>
            </mrow>
          </mrow>
          <mo stretchy="false">⋅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  <mo stretchy="false">⋅</mo>
        <mrow>
          <mo fence="true" stretchy="false">(</mo>
          <mrow>
            <mtable>
              <mtr>
                <mtd>
                  <mi>j</mi>
                </mtd>
              </mtr>
              <mtr>
                <mtd>
                  <mi>m</mi>
                </mtd>
              </mtr>
            </mtable>
          </mrow>
          <mo fence="true" stretchy="false">)</mo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m</mi>
            </msup>
          </mrow>
          <mo fence="true" stretchy="false">]</mo>
        </mrow>
        <mrow>
          <mi>n</mi>
          <msup>
            <mi>y</mi>
            <mrow>
              <mi>j</mi>
              <mo stretchy="false">−</mo>
              <mi>k</mi>
            </mrow>
          </msup>
        </mrow>
      </msub>
    </mrow>
    <annotation encoding="StarMath 5.0">[(1+%zeta(s,y+1))^z]_n = sum from k = 0 sum from j = 0 to k sum from m = 0 to j (-1)^{k-m}cdot ( binom{z}{k} )(binom{k}{j}) cdot (binom{j}{m})[(1+%zeta(s,y))^m]_{n y^{j-k}}</annotation>
  </semantics>
</math>
</file>

<file path=Object 26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row>
          <munderover>
            <mo stretchy="false">∑</mo>
            <mrow>
              <mi>j</mi>
              <mo stretchy="false">=</mo>
              <mn>0</mn>
            </mrow>
            <mi>k</mi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i>j</mi>
                <mo stretchy="false">−</mo>
                <mi>k</mi>
              </mrow>
            </msup>
          </mrow>
        </msub>
      </mrow>
    </mrow>
    <annotation encoding="StarMath 5.0">[(1+%zeta(s,y))^z]_n = sum from k = 0 ( binom{z}{k} )sum from j = 0 to k (binom{k}{j}) cdot [%zeta(s,y+1)^j]_{n cdot y^{j-k}}
</annotation>
  </semantics>
</math>
</file>

<file path=Object 27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i>log</mi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o stretchy="false">∇</mo>
                <mi>log</mi>
                <mi mathvariant="normal">ζ</mi>
                <mrow>
                  <mo fence="true" stretchy="false">(</mo>
                  <mrow>
                    <mrow>
                      <mo stretchy="false">−</mo>
                      <mi>a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o stretchy="false">∇</mo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nabla log(%zeta(-a ) cdot %zeta(0))]_n = [nabla log %zeta( -a )]_n+[nabla log %zeta(0)]_n</annotation>
  </semantics>
</math>
</file>

<file path=Object 27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o fence="true" stretchy="false">(</mo>
        <mrow>
          <mrow>
            <msub>
              <mrow>
                <mo fence="true" stretchy="false">[</mo>
                <mrow>
                  <mrow>
                    <mi mathvariant="normal">ζ</mi>
                    <msup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</mrow>
                <mo fence="true" stretchy="false">]</mo>
              </mrow>
              <mi>n</mi>
            </msub>
            <mo stretchy="false">+</mo>
            <mrow>
              <mrow>
                <munderover>
                  <mo stretchy="false">∑</mo>
                  <mrow>
                    <mi>j</mi>
                    <mo stretchy="false">=</mo>
                    <mn>0</mn>
                  </mrow>
                  <mrow>
                    <mi>k</mi>
                    <mo stretchy="false">−</mo>
                    <mn>1</mn>
                  </mrow>
                </munderover>
                <mrow>
                  <mo fence="true" stretchy="false">(</mo>
                  <mrow>
                    <mtable>
                      <mtr>
                        <mtd>
                          <mi>k</mi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</mrow>
              <mo stretchy="false">⋅</mo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i>j</mi>
                      </msup>
                    </mrow>
                  </mrow>
                  <mo fence="true" stretchy="false">]</mo>
                </mrow>
                <mrow>
                  <mi>n</mi>
                  <mo stretchy="false">⋅</mo>
                  <msup>
                    <mi>y</mi>
                    <mrow>
                      <mi>j</mi>
                      <mo stretchy="false">−</mo>
                      <mi>k</mi>
                    </mrow>
                  </msup>
                </mrow>
              </msub>
            </mrow>
          </mrow>
        </mrow>
        <mo fence="true" stretchy="false">)</mo>
      </mrow>
    </mrow>
    <annotation encoding="StarMath 5.0">[(1+%zeta(s,y))^z]_n = sum from k = 0 ( binom{z}{k} )([%zeta(s,y+1)^k]_n+sum from j = 0 to k-1 (binom{k}{j}) cdot [%zeta(s,y+1)^j]_{n cdot y^{j-k}})
</annotation>
  </semantics>
</math>
</file>

<file path=Object 27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  <mi>n</mi>
          </msub>
          <mo stretchy="false">+</mo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</mrow>
      </mrow>
      <mrow>
        <mrow>
          <munderover>
            <mo stretchy="false">∑</mo>
            <mrow>
              <mi>j</mi>
              <mo stretchy="false">=</mo>
              <mn>0</mn>
            </mrow>
            <mrow>
              <mi>k</mi>
              <mo stretchy="false">−</mo>
              <mn>1</mn>
            </mrow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i>j</mi>
                <mo stretchy="false">−</mo>
                <mi>k</mi>
              </mrow>
            </msup>
          </mrow>
        </msub>
      </mrow>
    </mrow>
    <annotation encoding="StarMath 5.0">[(1+%zeta(s,y))^z]_n = [(1+%zeta(s,y+1))^z]_n+sum from k = 0 ( binom{z}{k} )sum from j = 0 to k-1 (binom{k}{j}) cdot [%zeta(s,y+1)^j]_{n cdot y^{j-k}}
</annotation>
  </semantics>
</math>
</file>

<file path=Object 27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  <mi>n</mi>
          </msub>
          <mo stretchy="false">+</mo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</mrow>
      </mrow>
      <mrow>
        <mrow>
          <munderover>
            <mo stretchy="false">∑</mo>
            <mrow>
              <mi>j</mi>
              <mo stretchy="false">=</mo>
              <mn>0</mn>
            </mrow>
            <mrow>
              <mi>k</mi>
              <mo stretchy="false">−</mo>
              <mn>1</mn>
            </mrow>
          </munderover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j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i>j</mi>
                <mo stretchy="false">−</mo>
                <mi>k</mi>
              </mrow>
            </msup>
          </mrow>
        </msub>
      </mrow>
    </mrow>
    <annotation encoding="StarMath 5.0">[(1+%zeta(s,y))^z]_n = [(1+%zeta(s,y+1))^z]_n+sum from k = 0 ( binom{z}{k} )sum from j = 0 to k-1 (binom{k}{j}) cdot [%zeta(s,y+1)^j]_{n cdot y^{j-k}}
</annotation>
  </semantics>
</math>
</file>

<file path=Object 27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  <mi>n</mi>
          </msub>
          <mo stretchy="false">+</mo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n>1</mn>
                  </mtd>
                </mtr>
              </mtable>
            </mrow>
            <mo fence="true" stretchy="false">)</mo>
          </mrow>
        </mrow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/</mo>
            <mi>y</mi>
          </mrow>
        </msub>
        <mo stretchy="false">+</mo>
        <mrow>
          <mrow>
            <munderover>
              <mo stretchy="false">∑</mo>
              <mrow>
                <mi>j</mi>
                <mo stretchy="false">=</mo>
                <mn>0</mn>
              </mrow>
              <mrow>
                <mi>k</mi>
                <mo stretchy="false">−</mo>
                <mn>2</mn>
              </mrow>
            </munderover>
            <mrow>
              <mo fence="true" stretchy="false">(</mo>
              <mrow>
                <mtable>
                  <mtr>
                    <mtd>
                      <mi>k</mi>
                    </mtd>
                  </mtr>
                  <mtr>
                    <mtd>
                      <mi>j</mi>
                    </mtd>
                  </mtr>
                </mtable>
              </mrow>
              <mo fence="true" stretchy="false">)</mo>
            </mrow>
          </mrow>
          <mo stretchy="false">⋅</mo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i>j</mi>
                  </msup>
                </mrow>
              </mrow>
              <mo fence="true" stretchy="false">]</mo>
            </mrow>
            <mrow>
              <mi>n</mi>
              <mo stretchy="false">⋅</mo>
              <msup>
                <mi>y</mi>
                <mrow>
                  <mi>j</mi>
                  <mo stretchy="false">−</mo>
                  <mi>k</mi>
                </mrow>
              </msup>
            </mrow>
          </msub>
        </mrow>
      </mrow>
    </mrow>
    <annotation encoding="StarMath 5.0">[(1+%zeta(s,y))^z]_n = 

[(1+%zeta(s,y+1))^z]_n 

+ (binom{z}{1})[(1+%zeta(s,y+1))^{z-1}]_{n/y} 

+sum from j = 0 to k-2 (binom{k}{j}) cdot [%zeta(s,y+1)^j]_{n cdot y^{j-k}}
</annotation>
  </semantics>
</math>
</file>

<file path=Object 274/content.xml><?xml version="1.0" encoding="utf-8"?>
<math xmlns="http://www.w3.org/1998/Math/MathML" display="block">
  <semantics>
    <mrow>
      <mrow>
        <mo fence="true" stretchy="false">[</mo>
        <mrow>
          <mrow>
            <mi mathvariant="normal">ζ</mi>
            <msup>
              <mrow>
                <mo fence="true" stretchy="false">(</mo>
                <mrow>
                  <mn>0</mn>
                </mrow>
                <mo fence="true" stretchy="false">)</mo>
              </mrow>
              <mi>z</mi>
            </msup>
          </mrow>
        </mrow>
        <mo fence="true" stretchy="false">]</mo>
      </mrow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n>0,2</mn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%zeta(0)^z] = [(1+%zeta(0,2))^z]_n</annotation>
  </semantics>
</math>
</file>

<file path=Object 27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n>0,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b>
          <mrow>
            <mo fence="true" stretchy="false">[</mo>
            <mrow>
              <mrow>
                <mrow>
                  <mn>1</mn>
                  <mo stretchy="false">+</mo>
                  <mi mathvariant="normal">ζ</mi>
                </mrow>
                <msup>
                  <mrow>
                    <mo fence="true" stretchy="false">(</mo>
                    <mrow>
                      <mrow>
                        <mn>0,</mn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i>z</mi>
                    <mo stretchy="false">−</mo>
                    <mi>k</mi>
                  </mrow>
                </msup>
              </mrow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1+%zeta(0,y))^z]_n = sum from k = 0 ( binom{z}{k} )cdot [1+%zeta(0,y+1)^{z-k}]_{n /y^{k}}
</annotation>
  </semantics>
</math>
</file>

<file path=Object 276/content.xml><?xml version="1.0" encoding="utf-8"?>
<math xmlns="http://www.w3.org/1998/Math/MathML" display="block">
  <semantics>
    <mrow>
      <mrow>
        <mi>k</mi>
        <mo stretchy="false">≤</mo>
        <msub>
          <mi>log</mi>
          <mi>y</mi>
        </msub>
      </mrow>
      <mi>n</mi>
    </mrow>
    <annotation encoding="StarMath 5.0">k &lt;= log_y n</annotation>
  </semantics>
</math>
</file>

<file path=Object 27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0,</mn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b>
          <mrow>
            <mo fence="true" stretchy="false">[</mo>
            <mrow>
              <mrow>
                <mrow>
                  <mn>1</mn>
                  <mo stretchy="false">+</mo>
                  <mi mathvariant="normal">ζ</mi>
                </mrow>
                <msup>
                  <mrow>
                    <mo fence="true" stretchy="false">(</mo>
                    <mrow>
                      <mrow>
                        <mn>0,</mn>
                        <mrow>
                          <mi>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i>z</mi>
                    <mo stretchy="false">−</mo>
                    <mi>k</mi>
                  </mrow>
                </msup>
              </mrow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y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sub>
      </mrow>
    </mrow>
    <annotation encoding="StarMath 5.0">[(1+%zeta(0,y))^z]_n = sum from k = 0 (-1)^k ( binom{z}{k} )cdot [1+%zeta(0,y-1)^{z-k}]_{n /(y-1)^{k}}
</annotation>
  </semantics>
</math>
</file>

<file path=Object 278/content.xml><?xml version="1.0" encoding="utf-8"?>
<math xmlns="http://www.w3.org/1998/Math/MathML" display="block">
  <semantics>
    <mrow>
      <mrow>
        <mi>k</mi>
        <mo stretchy="false">≤</mo>
        <msub>
          <mi>log</mi>
          <mrow>
            <mi>y</mi>
            <mo stretchy="false">−</mo>
            <mn>1</mn>
          </mrow>
        </msub>
      </mrow>
      <mi>n</mi>
    </mrow>
    <annotation encoding="StarMath 5.0">k &lt;= log_{y-1} n</annotation>
  </semantics>
</math>
</file>

<file path=Object 27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y</mi>
          <mrow>
            <mrow>
              <mo stretchy="false">−</mo>
              <mi>s</mi>
            </mrow>
            <mi>k</mi>
          </mrow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1+%zeta(s,y))^z]_n = sum from k = 0 ( binom{z}{k} ) cdot y^{-s k} cdot [(1+%zeta(s,y+1))^{z-k}]_{n /y^{k}}
</annotation>
  </semantics>
</math>
</file>

<file path=Object 28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i>log</mi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row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o stretchy="false">∇</mo>
                <mi>log</mi>
                <mi mathvariant="normal">ζ</mi>
                <mrow>
                  <mo fence="true" stretchy="false">(</mo>
                  <mrow>
                    <mrow>
                      <mo stretchy="false">−</mo>
                      <mi>a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o stretchy="false">∇</mo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nabla log ({%zeta( -a )} over {%zeta(0)})]_n =  [nabla log %zeta( -a )]_n-[nabla log %zeta(0)]_n</annotation>
  </semantics>
</math>
</file>

<file path=Object 28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  <mo stretchy="false">⋅</mo>
        <msup>
          <mrow>
            <mo fence="true" stretchy="false">(</mo>
            <mrow>
              <mrow>
                <mi>y</mi>
                <mo stretchy="false">−</mo>
                <mn>1</mn>
              </mrow>
            </mrow>
            <mo fence="true" stretchy="false">)</mo>
          </mrow>
          <mrow>
            <mrow>
              <mo stretchy="false">−</mo>
              <mi>s</mi>
            </mrow>
            <mi>k</mi>
          </mrow>
        </msup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b>
          <mrow>
            <mo fence="true" stretchy="false">[</mo>
            <mrow>
              <mrow>
                <mrow>
                  <mn>1</mn>
                  <mo stretchy="false">+</mo>
                  <mi mathvariant="normal">ζ</mi>
                </mrow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i>z</mi>
                    <mo stretchy="false">−</mo>
                    <mi>k</mi>
                  </mrow>
                </msup>
              </mrow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y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sub>
      </mrow>
    </mrow>
    <annotation encoding="StarMath 5.0">[(1+%zeta(s,y))^z]_n = sum from k = 0 (-1)^k cdot (y-1)^{-s k} cdot ( binom{z}{k} )cdot [1+%zeta(s,y-1)^{z-k}]_{n /(y-1)^{k}}
</annotation>
  </semantics>
</math>
</file>

<file path=Object 28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i>y</mi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y^{s-1} cdot %zeta(s,1+y))^z]_n</annotation>
  </semantics>
</math>
</file>

<file path=Object 28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n>2</mn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sup>
                  <mi>y</mi>
                  <mrow>
                    <mo stretchy="false">−</mo>
                    <mi>s</mi>
                  </mrow>
                </msup>
                <mo stretchy="false">⋅</mo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y</mi>
                    <mo stretchy="false">+</mo>
                    <mn>1</mn>
                  </mrow>
                </msup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i>y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(1-2^{1-s})(1+%zeta(s,y)))^z]_n = sum from k = 0 ( binom{z}{k} ) cdot (y^{-s}cdot (-1)^{y+1})^k cdot [((1-2^{1-s})(1+%zeta(s,y+1)))^{z-k}]_{n /y^{k}}
</annotation>
  </semantics>
</math>
</file>

<file path=Object 283/content.xml><?xml version="1.0" encoding="utf-8"?>
<math xmlns="http://www.w3.org/1998/Math/MathML" display="block">
  <semantics>
    <msub>
      <mrow>
        <mo fence="true" stretchy="false">[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n>2</mn>
                    <mrow>
                      <mn>1</mn>
                      <mo stretchy="false">−</mo>
                      <mi>s</mi>
                    </mrow>
                  </msup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n>2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(1-2^{1-s})(1+%zeta(s,2))^z]_n</annotation>
  </semantics>
</math>
</file>

<file path=Object 284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sub>
                          <mi mathvariant="normal">ζ</mi>
                          <mrow>
                            <mn>1</mn>
                            <mo stretchy="false">/</mo>
                            <mn>2</mn>
                          </mrow>
                        </msub>
                        <mrow>
                          <mo fence="true" stretchy="false">(</mo>
                          <mrow>
                            <mrow>
                              <mn>2</mn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sup>
                  <mi>y</mi>
                  <mrow>
                    <mo stretchy="false">−</mo>
                    <mi>s</mi>
                  </mrow>
                </msup>
                <mo stretchy="false">⋅</mo>
                <mrow>
                  <mo fence="true" stretchy="true">|</mo>
                  <mrow>
                    <mrow>
                      <mi mathvariant="normal">μ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frac>
                        <mrow>
                          <mi mathvariant="normal">ζ</mi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i>y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sub>
                            <mi mathvariant="normal">ζ</mi>
                            <mrow>
                              <mn>1</mn>
                              <mo stretchy="false">/</mo>
                              <mn>2</mn>
                            </mrow>
                          </msub>
                          <mrow>
                            <mo fence="true" stretchy="false">(</mo>
                            <mrow>
                              <mrow>
                                <mn>2</mn>
                                <mi>s</mi>
                                <mi>,</mi>
                                <mrow>
                                  <mi>y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[(1+{%zeta(s,y)} over {%zeta_{1/2}(2s,y)})^z]_n = sum from k = 0 ( binom{z}{k} ) cdot (y^-s cdot abs{%mu(y)})^k cdot [(1+{%zeta(s,y+1)} over {%zeta_{1/2}(2s,y+1)})^{z-k}]_{n cdot y^-k}
</annotation>
  </semantics>
</math>
</file>

<file path=Object 285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</mrow>
                    <mrow>
                      <mo fence="true" stretchy="false">(</mo>
                      <mrow>
                        <mrow>
                          <mi>k</mi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row>
                  <msup>
                    <mi>y</mi>
                    <mrow>
                      <mo stretchy="false">−</mo>
                      <mi>s</mi>
                    </mrow>
                  </msup>
                  <mo stretchy="false">⋅</mo>
                  <mi>a</mi>
                </mrow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under>
                            <mo stretchy="false">∏</mo>
                            <mrow>
                              <mi>k</mi>
                              <mo stretchy="false">=</mo>
                              <mn>1</mn>
                            </mrow>
                          </munder>
                          <msub>
                            <mi mathvariant="normal">ζ</mi>
                            <mrow>
                              <mn>1</mn>
                              <mo stretchy="false">/</mo>
                              <mi>k</mi>
                            </mrow>
                          </msub>
                        </mrow>
                      </mrow>
                      <mrow>
                        <mo fence="true" stretchy="false">(</mo>
                        <mrow>
                          <mrow>
                            <mi>k</mi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[(1+prod from k = 1 %zeta_{1 / k}(k s,y))^z]_n = sum from k = 0 ( binom{z}{k} ) cdot (y^-s cdot a(y))^k cdot [(1+prod from k = 1 %zeta_{1 / k}(k s,y+1))^{z-k}]_{n cdot y^-k}
</annotation>
  </semantics>
</math>
</file>

<file path=Object 28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</mrow>
                    <msup>
                      <mrow>
                        <mo fence="true" stretchy="false">(</mo>
                        <mrow>
                          <mrow>
                            <mi>k</mi>
                            <mi>s</mi>
                          </mrow>
                        </mrow>
                        <mo fence="true" stretchy="false">)</mo>
                      </mrow>
                      <mfrac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sup>
                    <mi>,</mi>
                    <mi>y</mi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sup>
                  <mi>y</mi>
                  <mrow>
                    <mo stretchy="false">−</mo>
                    <mi>s</mi>
                  </mrow>
                </msup>
                <mo stretchy="false">⋅</mo>
                <mrow>
                  <mo fence="true" stretchy="false">(</mo>
                  <mrow>
                    <mrow>
                      <munder>
                        <mo stretchy="false">∑</mo>
                        <mrow>
                          <msup>
                            <mi>p</mi>
                            <mi>a</mi>
                          </msup>
                          <mo stretchy="false">∣</mo>
                          <mi>y</mi>
                        </mrow>
                      </munder>
                      <mfrac>
                        <msup>
                          <mi>z</mi>
                          <mi>a</mi>
                        </msup>
                        <mrow>
                          <mi>a</mi>
                          <mi>!</mi>
                        </mrow>
                      </mfrac>
                    </mrow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under>
                            <mo stretchy="false">∏</mo>
                            <mrow>
                              <mi>k</mi>
                              <mo stretchy="false">=</mo>
                              <mn>1</mn>
                            </mrow>
                          </munder>
                          <msub>
                            <mi mathvariant="normal">ζ</mi>
                            <mrow>
                              <mn>1</mn>
                              <mo stretchy="false">/</mo>
                              <mi>k</mi>
                            </mrow>
                          </msub>
                        </mrow>
                      </mrow>
                      <msup>
                        <mrow>
                          <mo fence="true" stretchy="false">(</mo>
                          <mrow>
                            <mrow>
                              <mi>k</mi>
                              <mi>s</mi>
                            </mrow>
                          </mrow>
                          <mo fence="true" stretchy="false">)</mo>
                        </mrow>
                        <mfrac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i>k</mi>
                        </mfrac>
                      </msup>
                      <mi>,</mi>
                      <mrow>
                        <mi>y</mi>
                        <mo stretchy="false">+</mo>
                        <mn>1</mn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[(1+prod from k = 1 %zeta_{1 / k}(k s)^{{{%mu(k)} over k}},y)^z]_n = sum from k = 0 ( binom{z}{k} ) cdot (y^-s cdot (sum from p^a divides y {z^a over {a!}}))^k cdot [(1+prod from k = 1 %zeta_{1 / k}(k s)^{{{%mu(k)} over k}},y+1)^{z-k}]_{n cdot y^-k}
</annotation>
  </semantics>
</math>
</file>

<file path=Object 28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sup>
          <mi>y</mi>
          <mrow>
            <mi>k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row>
          <mi>n</mi>
          <mo stretchy="false">⋅</mo>
          <msup>
            <mi>y</mi>
            <mi>k</mi>
          </msup>
        </mrow>
      </msub>
    </mrow>
    <annotation encoding="StarMath 5.0">[(y^{1-s} cdot %zeta(s,1+y^-1))^k]_n = y^{k(1-s)}[%zeta(s,1+y^-1)^k]_{n cdot y^k}</annotation>
  </semantics>
</math>
</file>

<file path=Object 288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row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o stretchy="false">⋅</mo>
                          <msup>
                            <mi>k</mi>
                            <mrow>
                              <mo stretchy="false">−</mo>
                              <mn>1</mn>
                            </mrow>
                          </msup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frac>
                        <mi>z</mi>
                        <mi>k</mi>
                      </mfrac>
                      <mo stretchy="false">⋅</mo>
                      <msub>
                        <mi>f</mi>
                        <mrow>
                          <mi>k</mi>
                          <mo stretchy="false">+</mo>
                          <mn>1</mn>
                        </mrow>
                      </msub>
                    </mrow>
                    <mrow>
                      <mrow>
                        <mo fence="true" stretchy="false">(</mo>
                        <mrow>
                          <mrow>
                            <mfrac>
                              <mi>n</mi>
                              <msub>
                                <mi>p</mi>
                                <mi>j</mi>
                              </msub>
                            </mfrac>
                            <mi>,</mi>
                            <mi>j</mi>
                          </mrow>
                        </mrow>
                        <mo fence="true" stretchy="false">)</mo>
                      </mrow>
                      <mo stretchy="false">+</mo>
                      <msub>
                        <mi>f</mi>
                        <mn>1</mn>
                      </msub>
                    </mrow>
                    <mrow>
                      <mo fence="true" stretchy="false">(</mo>
                      <mrow>
                        <mrow>
                          <mi>n</mi>
                          <mi>,</mi>
                          <mrow>
                            <mi>j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  otherwise</mtext>
                  </mrow>
                </mtd>
              </mtr>
            </mtable>
          </mrow>
        </mrow>
      </mrow>
    </mrow>
    <annotation encoding="StarMath 5.0">[(prod from k = 1 %zeta_{1 / k}(0)^{{{%mu(k)} cdot k^-1}})^z]_n = f_1(n,1) "   where    " f_k(n,j)  = {left lbrace
  stack {
    { z over k} cdot f_{k+1}(n over p_j, j)+f_1(n,j+1)"         if " n &gt;= p_j#
    1"                                                  otherwise"
  }
right none}</annotation>
  </semantics>
</math>
</file>

<file path=Object 289/content.xml><?xml version="1.0" encoding="utf-8"?>
<math xmlns="http://www.w3.org/1998/Math/MathML" display="block">
  <semantics>
    <mrow>
      <mi mathvariant="normal">π</mi>
      <mrow>
        <mo fence="true" stretchy="false">(</mo>
        <mrow>
          <mi>n</mi>
        </mrow>
        <mo fence="true" stretchy="false">)</mo>
      </mrow>
    </mrow>
    <annotation encoding="StarMath 5.0">%pi( n )</annotation>
  </semantics>
</math>
</file>

<file path=Object 29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row>
                <munder>
                  <mi>lim</mi>
                  <mrow>
                    <mi>s</mi>
                    <mo stretchy="false">→</mo>
                    <mn>0</mn>
                  </mrow>
                </munder>
                <mrow/>
              </mrow>
              <mfrac>
                <mo stretchy="false">∂</mo>
                <mrow>
                  <mo stretchy="false">∂</mo>
                  <mi>s</mi>
                </mrow>
              </mfrac>
              <mi>log</mi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i mathvariant="normal">Λ</mi>
        <mrow>
          <mo fence="true" stretchy="false">(</mo>
          <mrow>
            <mi>n</mi>
          </mrow>
          <mo fence="true" stretchy="false">)</mo>
        </mrow>
      </mrow>
    </mrow>
    <annotation encoding="StarMath 5.0">[nabla lim from {s rightarrow 0}{}{partial over {partial s}}log %zeta(s)]_n = {%LAMBDA( n )}</annotation>
  </semantics>
</math>
</file>

<file path=Object 29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i mathvariant="normal">ζ</mi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y</mi>
                  </msup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%zeta(s)^y)^z]_n</annotation>
  </semantics>
</math>
</file>

<file path=Object 29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i>t</mi>
                    <mo stretchy="false">⋅</mo>
                    <mi mathvariant="normal">ζ</mi>
                  </mrow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t cdot %zeta(s))^z]_n</annotation>
  </semantics>
</math>
</file>

<file path=Object 29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i>y</mi>
        <mrow>
          <mi>k</mi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sup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</mrow>
                  <mo fence="true" stretchy="false">)</mo>
                </mrow>
                <mi>k</mi>
              </msup>
            </mrow>
          </mrow>
          <mo fence="true" stretchy="false">]</mo>
        </mrow>
        <mrow>
          <mi>n</mi>
          <mo stretchy="false">⋅</mo>
          <msup>
            <mi>y</mi>
            <mi>k</mi>
          </msup>
        </mrow>
      </msub>
    </mrow>
    <annotation encoding="StarMath 5.0">[(1+y^{1-s} cdot %zeta(s,1+y^-1))^z]_n = sum from k = 0 to infinity(binom{z}{k}) y^{k(1-s)}[%zeta(s,1+y^-1)^k]_{n cdot y^k}</annotation>
  </semantics>
</math>
</file>

<file path=Object 29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+y^{1-s} cdot %zeta(s,1+y^-1))^z]_n = sum from k = 0 to infinity(binom{z}{k}) [(y^{1-s} cdot %zeta(s,1+y^-1))^k]_n</annotation>
  </semantics>
</math>
</file>

<file path=Object 29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i>n</mi>
          </msub>
          <mo stretchy="false">+</mo>
          <mi>x</mi>
        </mrow>
      </mrow>
      <mrow>
        <munder>
          <mo stretchy="false">∑</mo>
          <mrow>
            <mi>j</mi>
            <mo stretchy="false">=</mo>
            <mn>0</mn>
          </mrow>
        </munder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i>y</mi>
                      <mo stretchy="false">+</mo>
                      <mi>j</mi>
                    </mrow>
                  </mrow>
                  <mo fence="true" stretchy="false">)</mo>
                </mrow>
                <mo stretchy="false">⋅</mo>
                <mi>x</mi>
              </mrow>
            </mrow>
            <mo fence="true" stretchy="false">)</mo>
          </mrow>
          <mrow>
            <mo stretchy="false">−</mo>
            <mi>s</mi>
          </mrow>
        </msup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i>y</mi>
                        <mo stretchy="false">+</mo>
                        <mi>j</mi>
                      </mrow>
                    </mrow>
                    <mo fence="true" stretchy="false">)</mo>
                  </mrow>
                  <mo stretchy="false">⋅</mo>
                  <mi>x</mi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1+x^{1-s} cdot %zeta(s,y))^k]_n = 
[(1+x^{1-s} cdot %zeta(s,y))^{k-1} ]_n+
x sum from j = 0 ((y + j) cdot x)^-s[(1+x^{1-s} cdot %zeta(s,y))^{k-1}]_{n ((y+ j) cdot x)^-1}</annotation>
  </semantics>
</math>
</file>

<file path=Object 29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y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sup>
                                  <mi>y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i>n</mi>
          </msub>
          <mo stretchy="false">+</mo>
          <mi>y</mi>
        </mrow>
      </mrow>
      <mrow>
        <munder>
          <mo stretchy="false">∑</mo>
          <mrow>
            <mi>j</mi>
            <mo stretchy="false">=</mo>
            <mn>1</mn>
          </mrow>
        </munder>
        <msup>
          <mrow>
            <mo fence="true" stretchy="false">(</mo>
            <mrow>
              <mrow>
                <mn>1</mn>
                <mo stretchy="false">+</mo>
                <mrow>
                  <mi>j</mi>
                  <mo stretchy="false">⋅</mo>
                  <mi>y</mi>
                </mrow>
              </mrow>
            </mrow>
            <mo fence="true" stretchy="false">)</mo>
          </mrow>
          <mrow>
            <mo stretchy="false">−</mo>
            <mi>s</mi>
          </mrow>
        </msup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n>1</mn>
                  <mo stretchy="false">+</mo>
                  <mrow>
                    <mi>j</mi>
                    <mo stretchy="false">⋅</mo>
                    <mi>y</mi>
                  </mrow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1+y^{1-s} cdot %zeta(s,1+y^-1))^k]_n = 
[(1+y^{1-s} cdot %zeta(s,1+y^-1))^{k-1} ]_n+
y sum from j = 1 (1 + j cdot y)^-s[(1+y^{1-s} cdot %zeta(s,1+y^-1))^{k-1}]_{n (1+ j cdot y)^-1}</annotation>
  </semantics>
</math>
</file>

<file path=Object 29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row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row>
                                <mi>s</mi>
                                <mo stretchy="false">−</mo>
                                <mi>a</mi>
                              </mrow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o stretchy="false">⋅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row>
                  <msup>
                    <mi>y</mi>
                    <mrow>
                      <mo stretchy="false">−</mo>
                      <mi>s</mi>
                    </mrow>
                  </msup>
                  <mo stretchy="false">⋅</mo>
                  <msub>
                    <mi mathvariant="normal">σ</mi>
                    <mi>a</mi>
                  </msub>
                </mrow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row>
                          <mi mathvariant="normal">ζ</mi>
                          <mrow>
                            <mo fence="true" stretchy="false">(</mo>
                            <mrow>
                              <mrow>
                                <mrow>
                                  <mi>s</mi>
                                  <mo stretchy="false">−</mo>
                                  <mi>a</mi>
                                </mrow>
                                <mi>,</mi>
                                <mrow>
                                  <mi>y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o stretchy="false">⋅</mo>
                        <mrow>
                          <mi mathvariant="normal">ζ</mi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i>y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[(1+{%zeta(s-a,y)} cdot {%zeta(s,y)})^z]_n = sum from k = 0 ( binom{z}{k} ) cdot (y^-s cdot %sigma_a(y))^k cdot [(1+{%zeta(s-a,y+1)} cdot {%zeta(s,y+1)})^{z-k}]_{n cdot y^-k}
</annotation>
  </semantics>
</math>
</file>

<file path=Object 29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row>
                                <mi>s</mi>
                                <mo stretchy="false">−</mo>
                                <mi>a</mi>
                              </mrow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row>
                  <msup>
                    <mi>y</mi>
                    <mrow>
                      <mo stretchy="false">−</mo>
                      <mi>s</mi>
                    </mrow>
                  </msup>
                  <mo stretchy="false">⋅</mo>
                  <msub>
                    <mi>J</mi>
                    <mi>a</mi>
                  </msub>
                </mrow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frac>
                        <mrow>
                          <mi mathvariant="normal">ζ</mi>
                          <mrow>
                            <mo fence="true" stretchy="false">(</mo>
                            <mrow>
                              <mrow>
                                <mrow>
                                  <mi>s</mi>
                                  <mo stretchy="false">−</mo>
                                  <mi>a</mi>
                                </mrow>
                                <mi>,</mi>
                                <mrow>
                                  <mi>y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i mathvariant="normal">ζ</mi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i>y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[(1+{%zeta(s-a,y)} over {%zeta(s,y)})^z]_n = sum from k = 0 ( binom{z}{k} ) cdot (y^-s cdot J_a(y))^k cdot [(1+{%zeta(s-a,y+1)} over {%zeta(s,y+1)})^{z-k}]_{n cdot y^-k}
</annotation>
  </semantics>
</math>
</file>

<file path=Object 29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i>x</mi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i>x</mi>
                <msup>
                  <mi>y</mi>
                  <mrow>
                    <mo stretchy="false">−</mo>
                    <mi>s</mi>
                  </mrow>
                </msup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i>x</mi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i>x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1+x cdot %zeta(s,y))^z]_n = sum from k = 0 ( binom{z}{k} ) cdot (x y^-s)^k cdot [(1+x cdot %zeta(s,y+x))^{z-k}]_{n /y^{k}}
</annotation>
  </semantics>
</math>
</file>

<file path=Object 29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f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o stretchy="false">∇</mo>
                <msub>
                  <mrow>
                    <mo fence="true" stretchy="false">[</mo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>f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i>y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 fence="true" stretchy="false">]</mo>
                  </mrow>
                  <mi>y</mi>
                </msub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>f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1+f(s,y))^z]_n = sum from k = 0 ( binom{z}{k} ) cdot (nabla[(1+f(s,y))]_y)^k cdot [(1+f(s,y+1))^{z-k}]_{n/y^k}
</annotation>
  </semantics>
</math>
</file>

<file path=Object 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i>t</mi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log</mi>
      </mrow>
      <mrow>
        <mi>t</mi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t cdot %zeta(s))]_n = log t +  [log %zeta(s)]_n</annotation>
  </semantics>
</math>
</file>

<file path=Object 30/content.xml><?xml version="1.0" encoding="utf-8"?>
<math xmlns="http://www.w3.org/1998/Math/MathML" display="block">
  <semantics>
    <mrow>
      <msub>
        <mrow>
          <mo fence="true" stretchy="false">[</mo>
          <mrow>
            <mrow>
              <mo stretchy="false">∇</mo>
              <mi>log</mi>
              <mrow>
                <mo fence="true" stretchy="false">(</mo>
                <mrow>
                  <mfrac>
                    <mrow>
                      <msub>
                        <mi mathvariant="normal">ζ</mi>
                        <mfrac>
                          <mn>1</mn>
                          <mn>2</mn>
                        </mfrac>
                      </msub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o stretchy="false">−</mo>
          <msub>
            <mrow>
              <mo fence="true" stretchy="false">[</mo>
              <mrow>
                <mrow>
                  <mo stretchy="false">∇</mo>
                  <mi>log</mi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  <mo stretchy="false">+</mo>
        <msub>
          <mrow>
            <mo fence="true" stretchy="false">[</mo>
            <mrow>
              <mrow>
                <mo stretchy="false">∇</mo>
                <mi>log</mi>
                <msub>
                  <mi mathvariant="normal">ζ</mi>
                  <mfrac>
                    <mn>1</mn>
                    <mn>2</mn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nabla log({%zeta_{1 over 2}(0)} over {%zeta(0)})]_n = -[nabla log %zeta(0)]_n + [nabla log %zeta_{1 over 2}(0)]_n</annotation>
  </semantics>
</math>
</file>

<file path=Object 30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frac>
                      <mrow>
                        <msub>
                          <mi mathvariant="normal">ζ</mi>
                          <mrow>
                            <mn>1</mn>
                            <mo stretchy="false">/</mo>
                            <mn>2</mn>
                          </mrow>
                        </msub>
                        <mrow>
                          <mo fence="true" stretchy="false">(</mo>
                          <mrow>
                            <mrow>
                              <mn>2</mn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i>y</mi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row>
                  <msup>
                    <mi>y</mi>
                    <mrow>
                      <mo stretchy="false">−</mo>
                      <mi>s</mi>
                    </mrow>
                  </msup>
                  <mo stretchy="false">⋅</mo>
                  <mi mathvariant="normal">λ</mi>
                </mrow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frac>
                        <mrow>
                          <msub>
                            <mi mathvariant="normal">ζ</mi>
                            <mrow>
                              <mn>1</mn>
                              <mo stretchy="false">/</mo>
                              <mn>2</mn>
                            </mrow>
                          </msub>
                          <mrow>
                            <mo fence="true" stretchy="false">(</mo>
                            <mrow>
                              <mrow>
                                <mn>2</mn>
                                <mi>s</mi>
                                <mi>,</mi>
                                <mrow>
                                  <mi>y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  <mrow>
                          <mi mathvariant="normal">ζ</mi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i>y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[(1+{%zeta_{1/2}(2s,y)} over {%zeta(s,y)})^z]_n = sum from k = 0 ( binom{z}{k} ) cdot (y^-s cdot %lambda(y))^k cdot [(1+{%zeta_{1/2}(2s,y+1)} over {%zeta(s,y+1)})^{z-k}]_{n cdot y^-k}
</annotation>
  </semantics>
</math>
</file>

<file path=Object 301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i>x</mi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i>x</mi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 cdot %zeta(s,1+x))^z]_n</annotation>
  </semantics>
</math>
</file>

<file path=Object 30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0,</mn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i>?</mi>
      </mrow>
      <mi>?</mi>
      <mi>?</mi>
    </mrow>
    <annotation encoding="StarMath 5.0">nabla [(1+%zeta(0,y))^z]_n = ???
</annotation>
  </semantics>
</math>
</file>

<file path=Object 30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n>0,2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a</mi>
              </msup>
              <mo stretchy="false">∣</mo>
              <mi>n</mi>
            </mrow>
          </munder>
          <mfrac>
            <msup>
              <mi>z</mi>
              <mrow>
                <mtext>(</mtext>
                <mi>a</mi>
                <mtext>)</mtext>
              </mrow>
            </msup>
            <mrow>
              <mi>a</mi>
              <mi>!</mi>
            </mrow>
          </mfrac>
        </mrow>
      </mrow>
    </mrow>
    <annotation encoding="StarMath 5.0">nabla [(1+%zeta(0,2))^z]_n = prod from p^a divides n { {z^{"("a")"}}over{a!}}
</annotation>
  </semantics>
</math>
</file>

<file path=Object 30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0,</mn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sub>
          <mrow>
            <mo fence="true" stretchy="false">[</mo>
            <mrow>
              <mrow>
                <mrow>
                  <mn>1</mn>
                  <mo stretchy="false">+</mo>
                  <mi mathvariant="normal">ζ</mi>
                </mrow>
                <msup>
                  <mrow>
                    <mo fence="true" stretchy="false">(</mo>
                    <mrow>
                      <mrow>
                        <mn>0,</mn>
                        <mrow>
                          <mi>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row>
                    <mi>z</mi>
                    <mo stretchy="false">−</mo>
                    <mi>k</mi>
                  </mrow>
                </msup>
              </mrow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y</mi>
                    <mo stretchy="false">−</mo>
                    <mn>1</mn>
                  </mrow>
                </mrow>
                <mo fence="true" stretchy="false">)</mo>
              </mrow>
              <mi>k</mi>
            </msup>
          </mrow>
        </msub>
      </mrow>
    </mrow>
    <annotation encoding="StarMath 5.0">[(1+%zeta(0,y))^z]_n = sum from k = 0 (-1)^k ( binom{z}{k} )cdot [1+%zeta(0,y-1)^{z-k}]_{n /(y-1)^{k}}
</annotation>
  </semantics>
</math>
</file>

<file path=Object 30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0,</mn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p>
                <mi>y</mi>
                <mi>k</mi>
              </msup>
              <mo stretchy="false">∣</mo>
              <mi>n</mi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row>
          <mo fence="true" stretchy="false">(</mo>
          <mrow>
            <mrow>
              <mo stretchy="false">∇</mo>
              <msub>
                <mrow>
                  <mo fence="true" stretchy="false">[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sup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  <mrow>
                          <mi>z</mi>
                          <mo stretchy="false">−</mo>
                          <mi>k</mi>
                        </mrow>
                      </msup>
                    </mrow>
                  </mrow>
                  <mo fence="true" stretchy="false">]</mo>
                </mrow>
                <mrow>
                  <mi>n</mi>
                  <mo stretchy="false">/</mo>
                  <msup>
                    <mi>y</mi>
                    <mi>k</mi>
                  </msup>
                </mrow>
              </msub>
            </mrow>
          </mrow>
          <mo fence="true" stretchy="false">)</mo>
        </mrow>
      </mrow>
    </mrow>
    <annotation encoding="StarMath 5.0">nabla [(1+%zeta(0,y+1))^z]_n = sum from k = 0 to {y^k divides n }(-1)^k ( binom{z}{k} )cdot (nabla [1+%zeta(0,y)^{z-k}]_{n/y^k})
</annotation>
  </semantics>
</math>
</file>

<file path=Object 30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n>0,3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sup>
                        <mrow>
                          <mo fence="true" stretchy="false">(</mo>
                          <mrow>
                            <mn>0,2</mn>
                          </mrow>
                          <mo fence="true" stretchy="false">)</mo>
                        </mrow>
                        <mrow>
                          <mi>z</mi>
                          <mo stretchy="false">−</mo>
                          <mi>k</mi>
                        </mrow>
                      </msup>
                    </mrow>
                  </mrow>
                  <mo fence="true" stretchy="false">]</mo>
                </mrow>
                <mrow>
                  <mi>n</mi>
                  <mo stretchy="false">/</mo>
                  <msup>
                    <mn>2</mn>
                    <mi>k</mi>
                  </msup>
                </mrow>
              </msub>
              <mo stretchy="false">−</mo>
              <msub>
                <mrow>
                  <mo fence="true" stretchy="false">[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sup>
                        <mrow>
                          <mo fence="true" stretchy="false">(</mo>
                          <mrow>
                            <mn>0,2</mn>
                          </mrow>
                          <mo fence="true" stretchy="false">)</mo>
                        </mrow>
                        <mrow>
                          <mi>z</mi>
                          <mo stretchy="false">−</mo>
                          <mi>k</mi>
                        </mrow>
                      </msup>
                    </mrow>
                  </mrow>
                  <mo fence="true" stretchy="false">]</mo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/</mo>
                  <msup>
                    <mn>2</mn>
                    <mi>k</mi>
                  </msup>
                </mrow>
              </msub>
            </mrow>
          </mrow>
          <mo fence="true" stretchy="false">)</mo>
        </mrow>
      </mrow>
    </mrow>
    <annotation encoding="StarMath 5.0">nabla [(1+%zeta(0,3))^z]_n = sum from k = 0 (-1)^k ( binom{z}{k} )cdot ([1+%zeta(0,2)^{z-k}]_{n /2^k}-[1+%zeta(0,2)^{z-k}]_{(n-1)/2^k})
</annotation>
  </semantics>
</math>
</file>

<file path=Object 30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n>0,3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o stretchy="false">∇</mo>
      </mrow>
      <mrow>
        <msub>
          <mrow>
            <mo fence="true" stretchy="false">[</mo>
            <mrow>
              <mrow>
                <mrow>
                  <mn>1</mn>
                  <mo stretchy="false">+</mo>
                  <mi mathvariant="normal">ζ</mi>
                </mrow>
                <msup>
                  <mrow>
                    <mo fence="true" stretchy="false">(</mo>
                    <mrow>
                      <mn>0,2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−</mo>
        <mrow>
          <munder>
            <mo stretchy="false">∑</mo>
            <mrow>
              <mi>k</mi>
              <mo stretchy="false">=</mo>
              <mn>1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row>
          <mo fence="true" stretchy="false">(</mo>
          <mrow>
            <mrow>
              <msub>
                <mrow>
                  <mo fence="true" stretchy="false">[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sup>
                        <mrow>
                          <mo fence="true" stretchy="false">(</mo>
                          <mrow>
                            <mn>0,2</mn>
                          </mrow>
                          <mo fence="true" stretchy="false">)</mo>
                        </mrow>
                        <mrow>
                          <mi>z</mi>
                          <mo stretchy="false">−</mo>
                          <mi>k</mi>
                        </mrow>
                      </msup>
                    </mrow>
                  </mrow>
                  <mo fence="true" stretchy="false">]</mo>
                </mrow>
                <mrow>
                  <mi>n</mi>
                  <mo stretchy="false">/</mo>
                  <msup>
                    <mn>2</mn>
                    <mi>k</mi>
                  </msup>
                </mrow>
              </msub>
              <mo stretchy="false">−</mo>
              <msub>
                <mrow>
                  <mo fence="true" stretchy="false">[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sup>
                        <mrow>
                          <mo fence="true" stretchy="false">(</mo>
                          <mrow>
                            <mn>0,2</mn>
                          </mrow>
                          <mo fence="true" stretchy="false">)</mo>
                        </mrow>
                        <mrow>
                          <mi>z</mi>
                          <mo stretchy="false">−</mo>
                          <mi>k</mi>
                        </mrow>
                      </msup>
                    </mrow>
                  </mrow>
                  <mo fence="true" stretchy="false">]</mo>
                </mrow>
                <mrow>
                  <mrow>
                    <mo fence="true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stretchy="false">)</mo>
                  </mrow>
                  <mo stretchy="false">/</mo>
                  <msup>
                    <mn>2</mn>
                    <mi>k</mi>
                  </msup>
                </mrow>
              </msub>
            </mrow>
          </mrow>
          <mo fence="true" stretchy="false">)</mo>
        </mrow>
      </mrow>
    </mrow>
    <annotation encoding="StarMath 5.0">nabla [(1+%zeta(0,3))^z]_n = 

nabla [1+%zeta(0,2)^{z}]_{n}

 - 
 
 sum from k = 1 (-1)^k ( binom{z}{k} )cdot ([1+%zeta(0,2)^{z-k}]_{n /2^k}-[1+%zeta(0,2)^{z-k}]_{(n-1)/2^k})
</annotation>
  </semantics>
</math>
</file>

<file path=Object 30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n>0,3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p>
                <mn>2</mn>
                <mi>k</mi>
              </msup>
              <mo stretchy="false">∣</mo>
              <mi>n</mi>
            </mrow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</mrow>
      </mrow>
      <mrow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⋅</mo>
        <mrow>
          <mo fence="true" stretchy="false">(</mo>
          <mrow>
            <mrow>
              <mo stretchy="false">∇</mo>
              <msub>
                <mrow>
                  <mo fence="true" stretchy="false">[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sup>
                        <mrow>
                          <mo fence="true" stretchy="false">(</mo>
                          <mrow>
                            <mn>0,2</mn>
                          </mrow>
                          <mo fence="true" stretchy="false">)</mo>
                        </mrow>
                        <mrow>
                          <mi>z</mi>
                          <mo stretchy="false">−</mo>
                          <mi>k</mi>
                        </mrow>
                      </msup>
                    </mrow>
                  </mrow>
                  <mo fence="true" stretchy="false">]</mo>
                </mrow>
                <mrow>
                  <mi>n</mi>
                  <mo stretchy="false">/</mo>
                  <msup>
                    <mn>2</mn>
                    <mi>k</mi>
                  </msup>
                </mrow>
              </msub>
            </mrow>
          </mrow>
          <mo fence="true" stretchy="false">)</mo>
        </mrow>
      </mrow>
    </mrow>
    <annotation encoding="StarMath 5.0">nabla [(1+%zeta(0,3))^z]_n = sum from k = 0 to {2^k divides n }(-1)^k ( binom{z}{k} )cdot (nabla [1+%zeta(0,2)^{z-k}]_{n /2^k})
</annotation>
  </semantics>
</math>
</file>

<file path=Object 30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b>
                <mi>log</mi>
                <mi>y</mi>
              </msub>
              <mi>n</mi>
            </mrow>
          </munderover>
          <mrow>
            <mrow>
              <mfrac>
                <msup>
                  <mi>z</mi>
                  <mi>k</mi>
                </msup>
                <mrow>
                  <mi>k</mi>
                  <mi>!</mi>
                </mrow>
              </mfrac>
              <mo stretchy="false">⋅</mo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o stretchy="false">−</mo>
                            <mi>s</mi>
                          </mrow>
                        </msup>
                        <mo stretchy="false">⋅</mo>
                        <mi mathvariant="normal">κ</mi>
                      </mrow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  <mo stretchy="false">⋅</mo>
              <mi>f</mi>
            </mrow>
            <mrow>
              <mo fence="true" stretchy="false">(</mo>
              <mrow>
                <mrow>
                  <mrow>
                    <mi>n</mi>
                    <mo stretchy="false">⋅</mo>
                    <msup>
                      <mi>y</mi>
                      <mrow>
                        <mo stretchy="false">−</mo>
                        <mi>k</mi>
                      </mrow>
                    </msup>
                  </mrow>
                  <mi>,</mi>
                  <mrow>
                    <mi>y</mi>
                    <mo stretchy="false">+</mo>
                    <mn>1,</mn>
                  </mrow>
                  <mi>z</mi>
                </mrow>
              </mrow>
              <mo fence="true" stretchy="false">)</mo>
            </mrow>
          </mrow>
        </mrow>
      </mrow>
    </mrow>
    <annotation encoding="StarMath 5.0">f(n,y,z)= sum from k = 0 to {log_y n} {z^k over {k!} cdot (y^-s cdot %kappa(y))^k cdot f(n cdot y^-k, y+1,z)}
</annotation>
  </semantics>
</math>
</file>

<file path=Object 3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row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row>
                      <mo stretchy="false">−</mo>
                      <mi>a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({%zeta( -a )} over {%zeta(0)})]_n =  [log %zeta( -a )]_n-[log %zeta(0)]_n</annotation>
  </semantics>
</math>
</file>

<file path=Object 3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n>2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i>f</mi>
      </mrow>
      <mrow>
        <mo fence="true" stretchy="false">(</mo>
        <mrow>
          <mrow>
            <mi>n</mi>
            <mi>,</mi>
            <mn>2,</mn>
            <mi>z</mi>
          </mrow>
        </mrow>
        <mo fence="true" stretchy="false">)</mo>
      </mrow>
    </mrow>
    <annotation encoding="StarMath 5.0">[(1+%zeta(s,2))^z]_n = f( n,2,z )</annotation>
  </semantics>
</math>
</file>

<file path=Object 31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i>x</mi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x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  <mi>n</mi>
          </msub>
          <mo stretchy="false">−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i>x</mi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  <mrow>
              <mi>n</mi>
              <mo stretchy="false">−</mo>
              <msup>
                <mi>x</mi>
                <mfrac>
                  <mrow>
                    <mi>log</mi>
                    <mi>n</mi>
                  </mrow>
                  <mrow>
                    <mi>log</mi>
                    <mrow>
                      <mn>1</mn>
                      <mo stretchy="false">+</mo>
                      <mi>x</mi>
                    </mrow>
                  </mrow>
                </mfrac>
              </msup>
            </mrow>
          </msub>
        </mrow>
      </mrow>
    </mrow>
    <annotation encoding="StarMath 5.0">nabla[(1+x cdot %zeta(s,1+x))^z]_n = [(1+x cdot %zeta(s,1+x))^z]_n - [(1+x cdot %zeta(s,1+x))^z]_{n - x^{{log n} over {log 1+x}}}</annotation>
  </semantics>
</math>
</file>

<file path=Object 31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row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o stretchy="false">⋅</mo>
                          <msup>
                            <mi>k</mi>
                            <mrow>
                              <mo stretchy="false">−</mo>
                              <mn>1</mn>
                            </mrow>
                          </msup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sup>
                <mi>p</mi>
                <mi>a</mi>
              </msup>
              <mo stretchy="false">∣</mo>
              <mi>n</mi>
            </mrow>
          </munder>
          <mfrac>
            <msup>
              <mi>z</mi>
              <mi>a</mi>
            </msup>
            <mrow>
              <mi>a</mi>
              <mi>!</mi>
            </mrow>
          </mfrac>
        </mrow>
      </mrow>
    </mrow>
    <annotation encoding="StarMath 5.0">nabla [(prod from k = 1 %zeta_{1 / k}(0)^{{{%mu(k)} cdot k^-1}})^z]_n= sum from p^a divides n {z^a over {a!}}</annotation>
  </semantics>
</math>
</file>

<file path=Object 313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o stretchy="false">⋅</mo>
                        <msup>
                          <mi>k</mi>
                          <mrow>
                            <mo stretchy="false">−</mo>
                            <mn>1</mn>
                          </mrow>
                        </msup>
                      </mrow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j</mi>
            <mo stretchy="false">=</mo>
            <mn>1</mn>
          </mrow>
          <mi>n</mi>
        </munderover>
        <mrow>
          <munder>
            <mo stretchy="false">∑</mo>
            <mrow>
              <msup>
                <mi>p</mi>
                <mi>a</mi>
              </msup>
              <mo stretchy="false">∣</mo>
              <mi>j</mi>
            </mrow>
          </munder>
          <mfrac>
            <msup>
              <mi>z</mi>
              <mi>a</mi>
            </msup>
            <mrow>
              <mi>a</mi>
              <mi>!</mi>
            </mrow>
          </mfrac>
        </mrow>
      </mrow>
    </mrow>
    <annotation encoding="StarMath 5.0">[(prod from k = 1 %zeta_{1 / k}(0)^{{{%mu(k)} cdot k^-1}})^z]_n  = sum from j = 1 to n sum from p^a divides j {z^a over {a!}}</annotation>
  </semantics>
</math>
</file>

<file path=Object 31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o stretchy="false">⋅</mo>
                          <msup>
                            <mi>k</mi>
                            <mrow>
                              <mo stretchy="false">−</mo>
                              <mn>1</mn>
                            </mrow>
                          </msup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row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o stretchy="false">⋅</mo>
                          <msup>
                            <mi>k</mi>
                            <mrow>
                              <mo stretchy="false">−</mo>
                              <mn>1</mn>
                            </mrow>
                          </msup>
                        </mrow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prod from k = 1 %zeta_{1 / k}(s)^{{{%mu(k)} cdot k^-1}})^z]_n = sum from k = 0 to infinity (binom{z}{k})[(prod from k = 1 %zeta_{1 / k}(0)^{{{%mu(k)} cdot k^-1}}-1)^k]_n</annotation>
  </semantics>
</math>
</file>

<file path=Object 31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o stretchy="false">⋅</mo>
                          <msup>
                            <mi>k</mi>
                            <mrow>
                              <mo stretchy="false">−</mo>
                              <mn>1</mn>
                            </mrow>
                          </msup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row>
                          <mn>1</mn>
                          <mo stretchy="false">/</mo>
                          <mi>k</mi>
                        </mrow>
                      </msub>
                    </mrow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row>
                        <mrow>
                          <mi mathvariant="normal">μ</mi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o stretchy="false">⋅</mo>
                        <msup>
                          <mi>k</mi>
                          <mrow>
                            <mo stretchy="false">−</mo>
                            <mn>1</mn>
                          </mrow>
                        </msup>
                      </mrow>
                    </msup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prod from k = 1 %zeta_{1 / k}(s)^{{{%mu(k)} cdot k^-1}})^z]_n = sum from k = 0 to infinity {{z^k} over {k!}} [(log prod from k = 1 %zeta_{1 / k}(s)^{{{%mu(k)} cdot k^-1}})^k]_n</annotation>
  </semantics>
</math>
</file>

<file path=Object 316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o stretchy="false">⋅</mo>
                          <msup>
                            <mi>k</mi>
                            <mrow>
                              <mo stretchy="false">−</mo>
                              <mn>1</mn>
                            </mrow>
                          </msup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sup>
                <mi>z</mi>
                <mi>a</mi>
              </msup>
              <mrow>
                <mi>a</mi>
                <mi>!</mi>
              </mrow>
            </mfrac>
          </mrow>
          <mo stretchy="false">⋅</mo>
          <msup>
            <mn>2</mn>
            <mrow>
              <mrow>
                <mo stretchy="false">−</mo>
                <mi>a</mi>
              </mrow>
              <mi>s</mi>
            </mrow>
          </msup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sup>
                <mi>z</mi>
                <mi>b</mi>
              </msup>
              <mrow>
                <mi>b</mi>
                <mi>!</mi>
              </mrow>
            </mfrac>
          </mrow>
          <mo stretchy="false">⋅</mo>
          <msup>
            <mn>3</mn>
            <mrow>
              <mrow>
                <mo stretchy="false">−</mo>
                <mi>b</mi>
              </mrow>
              <mi>s</mi>
            </mrow>
          </msup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sup>
                <mi>z</mi>
                <mi>c</mi>
              </msup>
              <mrow>
                <mi>c</mi>
                <mi>!</mi>
              </mrow>
            </mfrac>
          </mrow>
          <mo stretchy="false">⋅</mo>
          <msup>
            <mn>5</mn>
            <mrow>
              <mrow>
                <mo stretchy="false">−</mo>
                <mi>c</mi>
              </mrow>
              <mi>s</mi>
            </mrow>
          </msup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sup>
                <mi>z</mi>
                <mi>d</mi>
              </msup>
              <mrow>
                <mi>d</mi>
                <mi>!</mi>
              </mrow>
            </mfrac>
          </mrow>
          <mo stretchy="false">⋅</mo>
          <msup>
            <mn>7</mn>
            <mrow>
              <mrow>
                <mo stretchy="false">−</mo>
                <mi>d</mi>
              </mrow>
              <mi>s</mi>
            </mrow>
          </msup>
          <mo stretchy="false">⋅</mo>
          <mn>...</mn>
        </mrow>
      </mrow>
    </mrow>
    <annotation encoding="StarMath 5.0">""[(prod from k = 1 %zeta_{1 / k}(s)^{{{%mu(k)} cdot k^-1}})^z]_n = 

sum from a=0 to {{{log n} over {log 2}}} {{z^{a}}over{a!}}cdot 2^{ -a s } cdot

sum from b= 0 to {{log n - a log 2} over {log 3}}{{z^{b}}over{b!}}cdot 3^{ -b s } cdot

sum from c= 0 to {{log n - a log 2 - b log 3}over{log 5}}{{z^{c}}over{c!}}cdot 5^{ -c s } cdot

sum from d= 0 to {{log n - a log 2 - b log 3 - c log 5}over{log 7}}{{z^{d}}over{d!}}cdot 7^{ -d s } cdot
...

</annotation>
  </semantics>
</math>
</file>

<file path=Object 317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o stretchy="false">⋅</mo>
                          <msup>
                            <mi>k</mi>
                            <mrow>
                              <mo stretchy="false">−</mo>
                              <mn>1</mn>
                            </mrow>
                          </msup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f</mi>
          <mn>1</mn>
        </msub>
      </mrow>
      <mrow>
        <mo fence="true" stretchy="false">(</mo>
        <mrow>
          <mrow>
            <mi>n</mi>
            <mi>,</mi>
            <mn>1</mn>
          </mrow>
        </mrow>
        <mo fence="true" stretchy="false">)</mo>
      </mrow>
      <mtext>   where    </mtext>
      <msub>
        <mi>f</mi>
        <mi>k</mi>
      </msub>
      <mrow>
        <mrow>
          <mo fence="true" stretchy="false">(</mo>
          <mrow>
            <mrow>
              <mi>n</mi>
              <mi>,</mi>
              <mi>j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subsup>
                      <mi>p</mi>
                      <mi>j</mi>
                      <mrow>
                        <mo stretchy="false">−</mo>
                        <mi>s</mi>
                      </mrow>
                    </msubsup>
                    <mrow>
                      <mo fence="true" stretchy="false">(</mo>
                      <mrow>
                        <mrow>
                          <mrow>
                            <mfrac>
                              <mi>z</mi>
                              <mi>k</mi>
                            </mfrac>
                            <mo stretchy="false">⋅</mo>
                            <msub>
                              <mi>f</mi>
                              <mrow>
                                <mi>k</mi>
                                <mo stretchy="false">+</mo>
                                <mn>1</mn>
                              </mrow>
                            </msub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frac>
                                    <mi>n</mi>
                                    <msub>
                                      <mi>p</mi>
                                      <mi>j</mi>
                                    </msub>
                                  </mfrac>
                                  <mi>,</mi>
                                  <mi>j</mi>
                                </mrow>
                              </mrow>
                              <mo fence="true" stretchy="false">)</mo>
                            </mrow>
                            <mo stretchy="false">+</mo>
                            <msub>
                              <mi>f</mi>
                              <mn>1</mn>
                            </msub>
                          </mrow>
                          <mrow>
                            <mo fence="true" stretchy="false">(</mo>
                            <mrow>
                              <mrow>
                                <mi>n</mi>
                                <mi>,</mi>
                                <mrow>
                                  <mi>j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text>         if </mtext>
                    <mrow>
                      <mi>n</mi>
                      <mo stretchy="false">≥</mo>
                      <msub>
                        <mi>p</mi>
                        <mi>j</mi>
                      </msub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otherwise</mtext>
                  </mrow>
                </mtd>
              </mtr>
            </mtable>
          </mrow>
        </mrow>
      </mrow>
    </mrow>
    <annotation encoding="StarMath 5.0">[(prod from k = 1 %zeta_{1 / k}(s)^{{{%mu(k)} cdot k^-1}})^z]_n = f_1(n,1) "   where    " f_k(n,j)  = {left lbrace
  stack {
    p_j^-s({ z over k} cdot f_{k+1}(n over p_j, j)+f_1(n,j+1))"         if " n &gt;= p_j#
    1"                                                           otherwise"
  }
right none}</annotation>
  </semantics>
</math>
</file>

<file path=Object 318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row>
                  <munder>
                    <mo stretchy="false">∏</mo>
                    <mrow>
                      <mi>k</mi>
                      <mo stretchy="false">=</mo>
                      <mn>1</mn>
                    </mrow>
                  </munder>
                  <msub>
                    <mi mathvariant="normal">ζ</mi>
                    <mrow>
                      <mn>1</mn>
                      <mo stretchy="false">/</mo>
                      <mi>k</mi>
                    </mrow>
                  </msub>
                </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row>
                      <mi mathvariant="normal">μ</mi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  <mo stretchy="false">⋅</mo>
                    <msup>
                      <mi>k</mi>
                      <mrow>
                        <mo stretchy="false">−</mo>
                        <mn>1</mn>
                      </mrow>
                    </msup>
                  </mrow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frac>
                <mrow>
                  <mi>log</mi>
                  <mi>n</mi>
                </mrow>
                <mrow>
                  <mi>log</mi>
                  <mn>2</mn>
                </mrow>
              </mfrac>
            </munderover>
            <mfrac>
              <mn>1</mn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n>2</mn>
                </mrow>
                <mrow>
                  <mi>log</mi>
                  <mn>3</mn>
                </mrow>
              </mfrac>
            </munderover>
            <mfrac>
              <mn>1</mn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n>3</mn>
                </mrow>
                <mrow>
                  <mi>log</mi>
                  <mn>5</mn>
                </mrow>
              </mfrac>
            </munderover>
            <mfrac>
              <mn>1</mn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frac>
                <mrow>
                  <mi>log</mi>
                  <mrow>
                    <mi>n</mi>
                    <mo stretchy="false">−</mo>
                    <mi>a</mi>
                  </mrow>
                  <mi>log</mi>
                  <mrow>
                    <mn>2</mn>
                    <mo stretchy="false">−</mo>
                    <mi>b</mi>
                  </mrow>
                  <mi>log</mi>
                  <mrow>
                    <mn>3</mn>
                    <mo stretchy="false">−</mo>
                    <mi>c</mi>
                  </mrow>
                  <mi>log</mi>
                  <mn>5</mn>
                </mrow>
                <mrow>
                  <mi>log</mi>
                  <mn>7</mn>
                </mrow>
              </mfrac>
            </munderover>
            <mfrac>
              <mn>1</mn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[prod from k = 1 %zeta_{1 / k}(0)^{{{%mu(k)} cdot k^-1}}]_n = 

sum from a=0 to {{{log n} over {log 2}}} {1over{a!}} cdot

sum from b= 0 to {{log n - a log 2} over {log 3}}{{1}over{b!}}cdot 

sum from c= 0 to {{log n - a log 2 - b log 3}over{log 5}}{{1}over{c!}} cdot

sum from d= 0 to {{log n - a log 2 - b log 3 - c log 5}over{log 7}}{{1}over{d!}}cdot
...

</annotation>
  </semantics>
</math>
</file>

<file path=Object 31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i>x</mi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i>x</mi>
                <msup>
                  <mi>y</mi>
                  <mrow>
                    <mo stretchy="false">−</mo>
                    <mi>s</mi>
                  </mrow>
                </msup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i>x</mi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i>x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1+x cdot %zeta(s,y))^z]_n = sum from k = 0 ( binom{z}{k} ) cdot (x y^-s)^k cdot [(1+x cdot %zeta(s,y+x))^{z-k}]_{n /y^{k}}
</annotation>
  </semantics>
</math>
</file>

<file path=Object 3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sub>
                        <mi mathvariant="normal">ζ</mi>
                        <mrow>
                          <mn>1</mn>
                          <mo stretchy="false">/</mo>
                          <mn>2</mn>
                        </mrow>
                      </msub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  <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sub>
                  <mi mathvariant="normal">ζ</mi>
                  <mrow>
                    <mn>1</mn>
                    <mo stretchy="false">/</mo>
                    <mn>2</mn>
                  </mrow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{%zeta_{1 / 2}(0)} over {%zeta(0)})]_n = [log %zeta_{1 / 2}(0) ]_n-[log %zeta(0)]_n</annotation>
  </semantics>
</math>
</file>

<file path=Object 32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i>x</mi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n>1</mn>
        <mo stretchy="false">+</mo>
        <mrow>
          <mn>2</mn>
          <mo stretchy="false">⋅</mo>
          <mfrac>
            <mn>1</mn>
            <mi>x</mi>
          </mfrac>
          <mo stretchy="false">⋅</mo>
          <mrow>
            <munder>
              <mo stretchy="false">∑</mo>
              <mrow>
                <mrow>
                  <mo fence="true" stretchy="false">(</mo>
                  <mrow>
                    <mrow>
                      <mi>y</mi>
                      <mo stretchy="false">+</mo>
                      <mfrac>
                        <msub>
                          <mi>a</mi>
                          <mn>1</mn>
                        </msub>
                        <mi>x</mi>
                      </mfrac>
                    </mrow>
                  </mrow>
                  <mo fence="true" stretchy="false">)</mo>
                </mrow>
                <mo stretchy="false">≤</mo>
                <mi>n</mi>
              </mrow>
            </munder>
            <msup>
              <mrow>
                <mo fence="true" stretchy="false">(</mo>
                <mrow>
                  <mrow>
                    <mi>y</mi>
                    <mo stretchy="false">+</mo>
                    <mfrac>
                      <msub>
                        <mi>a</mi>
                        <mn>1</mn>
                      </msub>
                      <mi>x</mi>
                    </mfrac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frac>
            <mn>1</mn>
            <msup>
              <mi>x</mi>
              <mn>2</mn>
            </msup>
          </mfrac>
          <mo stretchy="false">⋅</mo>
          <mrow>
            <munder>
              <mo stretchy="false">∑</mo>
              <mrow>
                <mrow>
                  <mrow>
                    <mo fence="true" stretchy="false">(</mo>
                    <mrow>
                      <mrow>
                        <mi>y</mi>
                        <mo stretchy="false">+</mo>
                        <mfrac>
                          <msub>
                            <mi>a</mi>
                            <mn>1</mn>
                          </msub>
                          <mi>x</mi>
                        </mfrac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y</mi>
                        <mo stretchy="false">+</mo>
                        <mfrac>
                          <msub>
                            <mi>a</mi>
                            <mn>2</mn>
                          </msub>
                          <mi>x</mi>
                        </mfrac>
                      </mrow>
                    </mrow>
                    <mo fence="true" stretchy="false">)</mo>
                  </mrow>
                </mrow>
                <mo stretchy="false">≤</mo>
                <mi>n</mi>
              </mrow>
            </munder>
            <msup>
              <mrow>
                <mo fence="true" stretchy="false">(</mo>
                <mrow>
                  <mrow>
                    <mi>y</mi>
                    <mo stretchy="false">+</mo>
                    <mfrac>
                      <msub>
                        <mi>a</mi>
                        <mn>1</mn>
                      </msub>
                      <mi>x</mi>
                    </mfrac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  <mo stretchy="false">⋅</mo>
          <msup>
            <mrow>
              <mo fence="true" stretchy="false">(</mo>
              <mrow>
                <mrow>
                  <mi>y</mi>
                  <mo stretchy="false">+</mo>
                  <mfrac>
                    <msub>
                      <mi>a</mi>
                      <mn>2</mn>
                    </msub>
                    <mi>x</mi>
                  </mfrac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[(1+x cdot %zeta(s,y))^2]_n = 

1 +

2 cdot {1 over x} cdot sum from {(y+a_1 over x) &lt;= n} (y+a_1 over x)^-s + 

1 over x^2 cdot sum from {(y+a_1 over x) cdot (y+a_2 over x) &lt;= n} (y+a_1 over x)^-s cdot (y+a_2 over x)^-s
</annotation>
  </semantics>
</math>
</file>

<file path=Object 321/content.xml><?xml version="1.0" encoding="utf-8"?>
<math xmlns="http://www.w3.org/1998/Math/MathML" display="block">
  <semantics>
    <mrow>
      <msub>
        <mrow>
          <mo fence="true" stretchy="false">[</mo>
          <mrow>
            <mrow>
              <mrow>
                <mn>1</mn>
                <mo stretchy="false">+</mo>
                <mn>2</mn>
              </mrow>
              <mrow>
                <mi>x</mi>
                <mo stretchy="false">⋅</mo>
                <mi mathvariant="normal">ζ</mi>
              </mrow>
              <mrow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  <mo stretchy="false">+</mo>
                <mrow>
                  <msup>
                    <mi>x</mi>
                    <mn>2</mn>
                  </msup>
                  <mo stretchy="false">⋅</mo>
                  <mi mathvariant="normal">ζ</mi>
                </mrow>
              </mrow>
              <msup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  <mn>2</mn>
              </msup>
            </mrow>
          </mrow>
          <mo fence="true" stretchy="false">]</mo>
        </mrow>
        <mi>n</mi>
      </msub>
      <mo stretchy="false">=</mo>
      <mrow>
        <mn>1</mn>
        <mo stretchy="false">+</mo>
        <mrow>
          <mn>2</mn>
          <mo stretchy="false">⋅</mo>
          <mfrac>
            <mn>1</mn>
            <mi>x</mi>
          </mfrac>
          <mo stretchy="false">⋅</mo>
          <mrow>
            <munder>
              <mo stretchy="false">∑</mo>
              <mrow>
                <mrow>
                  <mo fence="true" stretchy="false">(</mo>
                  <mrow>
                    <mrow>
                      <mi>y</mi>
                      <mo stretchy="false">+</mo>
                      <mfrac>
                        <msub>
                          <mi>a</mi>
                          <mn>1</mn>
                        </msub>
                        <mi>x</mi>
                      </mfrac>
                    </mrow>
                  </mrow>
                  <mo fence="true" stretchy="false">)</mo>
                </mrow>
                <mo stretchy="false">≤</mo>
                <mi>n</mi>
              </mrow>
            </munder>
            <msup>
              <mrow>
                <mo fence="true" stretchy="false">(</mo>
                <mrow>
                  <mrow>
                    <mi>y</mi>
                    <mo stretchy="false">+</mo>
                    <mfrac>
                      <msub>
                        <mi>a</mi>
                        <mn>1</mn>
                      </msub>
                      <mi>x</mi>
                    </mfrac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frac>
            <mn>1</mn>
            <msup>
              <mi>x</mi>
              <mn>2</mn>
            </msup>
          </mfrac>
          <mo stretchy="false">⋅</mo>
          <mrow>
            <munder>
              <mo stretchy="false">∑</mo>
              <mrow>
                <mrow>
                  <mrow>
                    <mo fence="true" stretchy="false">(</mo>
                    <mrow>
                      <mrow>
                        <mi>y</mi>
                        <mo stretchy="false">+</mo>
                        <mfrac>
                          <msub>
                            <mi>a</mi>
                            <mn>1</mn>
                          </msub>
                          <mi>x</mi>
                        </mfrac>
                      </mrow>
                    </mrow>
                    <mo fence="true" stretchy="false">)</mo>
                  </mrow>
                  <mo stretchy="false">⋅</mo>
                  <mrow>
                    <mo fence="true" stretchy="false">(</mo>
                    <mrow>
                      <mrow>
                        <mi>y</mi>
                        <mo stretchy="false">+</mo>
                        <mfrac>
                          <msub>
                            <mi>a</mi>
                            <mn>2</mn>
                          </msub>
                          <mi>x</mi>
                        </mfrac>
                      </mrow>
                    </mrow>
                    <mo fence="true" stretchy="false">)</mo>
                  </mrow>
                </mrow>
                <mo stretchy="false">≤</mo>
                <mi>n</mi>
              </mrow>
            </munder>
            <msup>
              <mrow>
                <mo fence="true" stretchy="false">(</mo>
                <mrow>
                  <mrow>
                    <mi>y</mi>
                    <mo stretchy="false">+</mo>
                    <mfrac>
                      <msub>
                        <mi>a</mi>
                        <mn>1</mn>
                      </msub>
                      <mi>x</mi>
                    </mfrac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  <mo stretchy="false">⋅</mo>
          <msup>
            <mrow>
              <mo fence="true" stretchy="false">(</mo>
              <mrow>
                <mrow>
                  <mi>y</mi>
                  <mo stretchy="false">+</mo>
                  <mfrac>
                    <msub>
                      <mi>a</mi>
                      <mn>2</mn>
                    </msub>
                    <mi>x</mi>
                  </mfrac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[1+2 x cdot %zeta(s,y) + x^2 cdot %zeta(s,y)^2]_n = 

1 +

2 cdot {1 over x} cdot sum from {(y+a_1 over x) &lt;= n} (y+a_1 over x)^-s + 

1 over x^2 cdot sum from {(y+a_1 over x) cdot (y+a_2 over x) &lt;= n} (y+a_1 over x)^-s cdot (y+a_2 over x)^-s
</annotation>
  </semantics>
</math>
</file>

<file path=Object 322/content.xml><?xml version="1.0" encoding="utf-8"?>
<math xmlns="http://www.w3.org/1998/Math/MathML" display="block">
  <semantics>
    <mrow>
      <mrow>
        <mn>1</mn>
        <mo stretchy="false">+</mo>
        <mi mathvariant="normal">ζ</mi>
      </mrow>
      <mrow>
        <mrow>
          <mo fence="true" stretchy="false">(</mo>
          <mrow>
            <mrow>
              <mi>s</mi>
              <mi>,</mi>
              <mn>5</mn>
            </mrow>
          </mrow>
          <mo fence="true" stretchy="false">)</mo>
        </mrow>
        <mo stretchy="false">=</mo>
        <mrow>
          <mn>1</mn>
          <mo stretchy="false">+</mo>
          <mrow>
            <munder>
              <mo stretchy="false">∑</mo>
              <mrow>
                <mi>j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n>5</mn>
                    <mo stretchy="false">+</mo>
                    <mi>j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1+%zeta( s,5 ) = 1+sum from j = 0 { { (5+j)^-s }}</annotation>
  </semantics>
</math>
</file>

<file path=Object 32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row>
                  <mn>1</mn>
                  <mo stretchy="false">+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n>5</mn>
                    </mrow>
                  </mrow>
                  <mo fence="true" stretchy="false">)</mo>
                </mrow>
              </mrow>
            </mrow>
            <mo fence="true" stretchy="false">)</mo>
          </mrow>
          <mn>2</mn>
        </msup>
        <mo stretchy="false">=</mo>
        <mrow>
          <mn>1</mn>
          <mo stretchy="false">+</mo>
          <mn>2</mn>
        </mrow>
      </mrow>
      <mrow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n>5</mn>
                  <mo stretchy="false">+</mo>
                  <mi>j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+</mo>
        <mrow>
          <mrow>
            <munder>
              <mo stretchy="false">∑</mo>
              <mrow>
                <mi>j</mi>
                <mo stretchy="false">=</mo>
                <mn>0</mn>
              </mrow>
            </munder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n>5</mn>
                      <mo stretchy="false">+</mo>
                      <mi>j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  <mo stretchy="false">⋅</mo>
          <msup>
            <mrow>
              <mo fence="true" stretchy="false">(</mo>
              <mrow>
                <mrow>
                  <mn>5</mn>
                  <mo stretchy="false">+</mo>
                  <mi>k</mi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(1+%zeta( s,5 ))^2 = 1+2 sum from j = 0 {{ (5+j)^-s }}+sum from j = 0 sum from k = 0 {{ (5+j)^-s }}cdot{{ (5+k)^-s }}</annotation>
  </semantics>
</math>
</file>

<file path=Object 324/content.xml><?xml version="1.0" encoding="utf-8"?>
<math xmlns="http://www.w3.org/1998/Math/MathML" display="block">
  <semantics>
    <mrow>
      <mrow>
        <mn>1</mn>
        <mo stretchy="false">+</mo>
        <mi mathvariant="normal">ζ</mi>
      </mrow>
      <mrow>
        <mrow>
          <mo fence="true" stretchy="false">(</mo>
          <mrow>
            <mrow>
              <mi>s</mi>
              <mi>,</mi>
              <mn>5</mn>
            </mrow>
          </mrow>
          <mo fence="true" stretchy="false">)</mo>
        </mrow>
        <mo stretchy="false">=</mo>
        <mrow>
          <mn>1</mn>
          <mo stretchy="false">+</mo>
          <mrow>
            <munder>
              <mo stretchy="false">∑</mo>
              <mrow>
                <mi>j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n>5</mn>
                    <mo stretchy="false">+</mo>
                    <mi>j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</mrow>
    <annotation encoding="StarMath 5.0">1+%zeta( s,5 ) = 1+sum from j = 0 {{ (5+j)^-s }}</annotation>
  </semantics>
</math>
</file>

<file path=Object 325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sup>
                  <mn>2</mn>
                  <mi>s</mi>
                </msup>
                <mo stretchy="false">⋅</mo>
                <mi mathvariant="normal">ζ</mi>
              </mrow>
              <mrow>
                <mo fence="true" stretchy="false">(</mo>
                <mrow>
                  <mrow>
                    <mi>s</mi>
                    <mi>,</mi>
                    <mn>10</mn>
                  </mrow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row>
        <mrow>
          <munder>
            <mo stretchy="false">∑</mo>
            <mrow>
              <mi>j</mi>
              <mo stretchy="false">=</mo>
              <mn>0</mn>
            </mrow>
          </munder>
          <mrow>
            <munder>
              <mo stretchy="false">∑</mo>
              <mrow>
                <mi>k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n>5</mn>
                    <mo stretchy="false">+</mo>
                    <mfrac>
                      <mi>j</mi>
                      <mn>2</mn>
                    </mfrac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⋅</mo>
        <msup>
          <mrow>
            <mo fence="true" stretchy="false">(</mo>
            <mrow>
              <mrow>
                <mn>5</mn>
                <mo stretchy="false">+</mo>
                <mfrac>
                  <mi>k</mi>
                  <mn>2</mn>
                </mfrac>
              </mrow>
            </mrow>
            <mo fence="true" stretchy="false">)</mo>
          </mrow>
          <mrow>
            <mo stretchy="false">−</mo>
            <mi>s</mi>
          </mrow>
        </msup>
      </mrow>
    </mrow>
    <annotation encoding="StarMath 5.0">(2^{s} cdot %zeta( s,10 ))^2 = sum from j = 0 sum from k = 0 {{ (5+j over 2)^-s }} cdot {{ (5+k over 2)^-s }}</annotation>
  </semantics>
</math>
</file>

<file path=Object 326/content.xml><?xml version="1.0" encoding="utf-8"?>
<math xmlns="http://www.w3.org/1998/Math/MathML" display="block">
  <semantics>
    <mrow>
      <mrow>
        <msup>
          <mn>2</mn>
          <mi>s</mi>
        </msup>
        <mo stretchy="false">⋅</mo>
        <mi mathvariant="normal">ζ</mi>
      </mrow>
      <mrow>
        <mrow>
          <mo fence="true" stretchy="false">(</mo>
          <mrow>
            <mrow>
              <mi>s</mi>
              <mi>,</mi>
              <mn>10</mn>
            </mrow>
          </mrow>
          <mo fence="true" stretchy="false">)</mo>
        </mrow>
        <mo stretchy="false">=</mo>
        <mrow>
          <munder>
            <mo stretchy="false">∑</mo>
            <mrow>
              <mi>j</mi>
              <mo stretchy="false">=</mo>
              <mn>0</mn>
            </mrow>
          </munder>
          <msup>
            <mrow>
              <mo fence="true" stretchy="false">(</mo>
              <mrow>
                <mrow>
                  <mn>5</mn>
                  <mo stretchy="false">+</mo>
                  <mfrac>
                    <mi>j</mi>
                    <mn>2</mn>
                  </mfrac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2^s cdot %zeta( s,10 ) = sum from j = 0 {{ (5+j over 2)^-s }}</annotation>
  </semantics>
</math>
</file>

<file path=Object 327/content.xml><?xml version="1.0" encoding="utf-8"?>
<math xmlns="http://www.w3.org/1998/Math/MathML" display="block">
  <semantics>
    <mrow>
      <msup>
        <mrow>
          <mo fence="true" stretchy="false">(</mo>
          <mrow>
            <mrow>
              <mrow>
                <mn>1</mn>
                <mo stretchy="false">+</mo>
                <mrow>
                  <msup>
                    <mn>2</mn>
                    <mi>s</mi>
                  </msup>
                  <mo stretchy="false">⋅</mo>
                  <mi mathvariant="normal">ζ</mi>
                </mrow>
              </mrow>
              <mrow>
                <mo fence="true" stretchy="false">(</mo>
                <mrow>
                  <mrow>
                    <mi>s</mi>
                    <mi>,</mi>
                    <mn>10</mn>
                  </mrow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row>
        <mn>1</mn>
        <mo stretchy="false">+</mo>
        <mrow>
          <mn>2</mn>
          <mo stretchy="false">⋅</mo>
          <mrow>
            <munder>
              <mo stretchy="false">∑</mo>
              <mrow>
                <mi>j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n>5</mn>
                    <mo stretchy="false">+</mo>
                    <mfrac>
                      <mi>j</mi>
                      <mn>2</mn>
                    </mfrac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  <mo stretchy="false">+</mo>
        <mrow>
          <mrow>
            <munder>
              <mo stretchy="false">∑</mo>
              <mrow>
                <mi>j</mi>
                <mo stretchy="false">=</mo>
                <mn>0</mn>
              </mrow>
            </munder>
            <mrow>
              <munder>
                <mo stretchy="false">∑</mo>
                <mrow>
                  <mi>k</mi>
                  <mo stretchy="false">=</mo>
                  <mn>0</mn>
                </mrow>
              </munder>
              <msup>
                <mrow>
                  <mo fence="true" stretchy="false">(</mo>
                  <mrow>
                    <mrow>
                      <mn>5</mn>
                      <mo stretchy="false">+</mo>
                      <mfrac>
                        <mi>j</mi>
                        <mn>2</mn>
                      </mfrac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</mrow>
          </mrow>
          <mo stretchy="false">⋅</mo>
          <msup>
            <mrow>
              <mo fence="true" stretchy="false">(</mo>
              <mrow>
                <mrow>
                  <mn>5</mn>
                  <mo stretchy="false">+</mo>
                  <mfrac>
                    <mi>k</mi>
                    <mn>2</mn>
                  </mfrac>
                </mrow>
              </mrow>
              <mo fence="true" stretchy="false">)</mo>
            </mrow>
            <mrow>
              <mo stretchy="false">−</mo>
              <mi>s</mi>
            </mrow>
          </msup>
        </mrow>
      </mrow>
    </mrow>
    <annotation encoding="StarMath 5.0">(1+2^s cdot %zeta( s,10 ))^2 = 

1 + 

2 cdot sum from j = 0 {{ (5+j over 2)^-s }} +

sum from j = 0 sum from k = 0 {{ (5+j over 2)^-s }} cdot {{ (5+k over 2)^-s }}</annotation>
  </semantics>
</math>
</file>

<file path=Object 32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i>y</mi>
                            <mo stretchy="false">⋅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i>x</mi>
                <msup>
                  <mi>y</mi>
                  <mrow>
                    <mo stretchy="false">−</mo>
                    <mi>s</mi>
                  </mrow>
                </msup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row>
                                <mi>y</mi>
                                <mo stretchy="false">⋅</mo>
                                <msup>
                                  <mi>x</mi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1+x^-s cdot %zeta(s,y cdot x^-1))^z]_n = sum from k = 0 ( binom{z}{k} ) cdot (x y^-s)^k cdot [(1+x^-s cdot %zeta(s,y cdot x^-1 + 1))^{z-k}]_{n /y^{k}}
</annotation>
  </semantics>
</math>
</file>

<file path=Object 32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o stretchy="false">⋅</mo>
                <msup>
                  <mi>y</mi>
                  <mrow>
                    <mo stretchy="false">−</mo>
                    <mi>s</mi>
                  </mrow>
                </msup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y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x</mi>
                    <mo stretchy="false">⋅</mo>
                    <mi>y</mi>
                  </mrow>
                </mrow>
                <mo fence="true" stretchy="false">)</mo>
              </mrow>
              <mi>k</mi>
            </msup>
          </mrow>
        </msub>
      </mrow>
    </mrow>
    <annotation encoding="StarMath 5.0">[(1+x^{1-s} cdot %zeta(s,y))^z]_n = sum from k = 0 ( binom{z}{k} ) cdot (x^{1-s} cdot  y^{-s})^k cdot [(1+x^{1-s} cdot %zeta(s,y + 1))^{z-k}]_{n /(x cdot y)^{k}}
</annotation>
  </semantics>
</math>
</file>

<file path=Object 3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i mathvariant="normal">ζ</mi>
                    <mrow>
                      <mrow>
                        <mo fence="true" stretchy="false">(</mo>
                        <mrow>
                          <mrow>
                            <mo stretchy="false">−</mo>
                            <mi>a</mi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row>
                      <mo stretchy="false">−</mo>
                      <mi>a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%zeta(-a ) cdot %zeta(0))]_n = [log %zeta( -a )]_n+[log %zeta(0)]_n</annotation>
  </semantics>
</math>
</file>

<file path=Object 330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331/content.xml><?xml version="1.0" encoding="utf-8"?>
<math xmlns="http://www.w3.org/1998/Math/MathML" display="block">
  <semantics>
    <mrow>
      <mi>f</mi>
      <mrow>
        <mo fence="true" stretchy="false">(</mo>
        <mrow>
          <mrow>
            <mi>n</mi>
            <mi>,</mi>
            <mrow>
              <mn>1</mn>
              <mo stretchy="false">+</mo>
              <msup>
                <mi>x</mi>
                <mrow>
                  <mo stretchy="false">−</mo>
                  <mn>1,</mn>
                </mrow>
              </msup>
            </mrow>
            <mi>z</mi>
          </mrow>
        </mrow>
        <mo fence="true" stretchy="false">)</mo>
      </mrow>
    </mrow>
    <annotation encoding="StarMath 5.0">f(n,1+x^-1,z)</annotation>
  </semantics>
</math>
</file>

<file path=Object 33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y</mi>
              <mi>,</mi>
              <mi>z</mi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  <mo stretchy="false">⋅</mo>
          <msup>
            <mrow>
              <mo fence="true" stretchy="false">(</mo>
              <mrow>
                <mrow>
                  <mi>x</mi>
                  <msup>
                    <mrow>
                      <mo fence="true" stretchy="false">(</mo>
                      <mrow>
                        <mrow>
                          <mi>x</mi>
                          <mo stretchy="false">⋅</mo>
                          <mi>y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o fence="true" stretchy="false">)</mo>
            </mrow>
            <mi>k</mi>
          </msup>
          <mo stretchy="false">⋅</mo>
          <mi>f</mi>
        </mrow>
      </mrow>
      <mrow>
        <mo fence="true" stretchy="false">(</mo>
        <mrow>
          <mrow>
            <mfrac>
              <mi>n</mi>
              <msup>
                <mrow>
                  <mo fence="true" stretchy="false">(</mo>
                  <mrow>
                    <mrow>
                      <mi>x</mi>
                      <mo stretchy="false">⋅</mo>
                      <mi>y</mi>
                    </mrow>
                  </mrow>
                  <mo fence="true" stretchy="false">)</mo>
                </mrow>
                <mi>k</mi>
              </msup>
            </mfrac>
            <mi>,</mi>
            <mrow>
              <mi>y</mi>
              <mo stretchy="false">+</mo>
              <mn>1,</mn>
            </mrow>
            <mrow>
              <mi>z</mi>
              <mo stretchy="false">−</mo>
              <mi>k</mi>
            </mrow>
          </mrow>
        </mrow>
        <mo fence="true" stretchy="false">)</mo>
      </mrow>
    </mrow>
    <annotation encoding="StarMath 5.0">f(n,y,z) = sum from k = 0 ( binom{z}{k} ) cdot (x (x cdot y)^-s)^k cdot f(n over (x cdot y)^k, y+1, z-k) 
</annotation>
  </semantics>
</math>
</file>

<file path=Object 333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y^{1-s} cdot %zeta(s,1+y^-1))^z]_n</annotation>
  </semantics>
</math>
</file>

<file path=Object 334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o stretchy="false">⋅</mo>
                <msup>
                  <mi>y</mi>
                  <mrow>
                    <mo stretchy="false">−</mo>
                    <mi>s</mi>
                  </mrow>
                </msup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x</mi>
                    <mo stretchy="false">⋅</mo>
                    <mi>y</mi>
                  </mrow>
                </mrow>
                <mo fence="true" stretchy="false">)</mo>
              </mrow>
              <mi>k</mi>
            </msup>
          </mrow>
        </msub>
      </mrow>
    </mrow>
    <annotation encoding="StarMath 5.0">[(1+x^{1-s} cdot %zeta(s,y))^z]_n = sum from k = 0 ( binom{z}{k} ) cdot (x^{1-s} cdot  y^{-s})^k cdot [(1+x^{1-s} cdot %zeta(s,1 + y))^{z-k}]_{n /(x cdot y)^{k}}
</annotation>
  </semantics>
</math>
</file>

<file path=Object 33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sup>
            <mi>p</mi>
            <mi>k</mi>
          </msup>
        </msub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k</mi>
              <mo stretchy="false">/</mo>
              <mn>2</mn>
            </mrow>
          </munderov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2</mn>
                        <mi>s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sup>
            <mi>p</mi>
            <mi>j</mi>
          </msup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sup>
            <mi>p</mi>
            <mrow>
              <mrow>
                <mi>k</mi>
                <mo stretchy="false">−</mo>
                <mn>2</mn>
              </mrow>
              <mi>j</mi>
            </mrow>
          </msup>
        </msub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k</mi>
              <mo stretchy="false">/</mo>
              <mn>2</mn>
            </mrow>
          </munderover>
          <mrow>
            <mo fence="true" stretchy="false">(</mo>
            <mrow>
              <mrow>
                <mfrac>
                  <msup>
                    <mi>z</mi>
                    <mrow>
                      <mtext>(</mtext>
                      <mi>i</mi>
                      <mtext>)</mtext>
                    </mrow>
                  </msup>
                  <mrow>
                    <mi>i</mi>
                    <mi>!</mi>
                  </mrow>
                </mfrac>
                <mo stretchy="false">⋅</mo>
                <msup>
                  <mi>p</mi>
                  <mrow>
                    <mrow>
                      <mo fence="true" stretchy="false">(</mo>
                      <mrow>
                        <mrow>
                          <mrow>
                            <mo stretchy="false">−</mo>
                            <mn>2</mn>
                          </mrow>
                          <mi>s</mi>
                        </mrow>
                      </mrow>
                      <mo fence="true" stretchy="false">)</mo>
                    </mrow>
                    <mi>i</mi>
                  </mrow>
                </msup>
              </mrow>
            </mrow>
            <mo fence="true" stretchy="false">)</mo>
          </mrow>
        </mrow>
      </mrow>
      <mrow>
        <mo fence="true" stretchy="false">(</mo>
        <mrow>
          <mrow>
            <mfrac>
              <msup>
                <mi>z</mi>
                <mrow>
                  <mtext>(</mtext>
                  <mrow>
                    <mi>k</mi>
                    <mo stretchy="false">−</mo>
                    <mn>2</mn>
                  </mrow>
                  <mi>i</mi>
                  <mtext>)</mtext>
                </mrow>
              </msup>
              <mrow>
                <mi>k</mi>
                <mi>!</mi>
              </mrow>
            </mfrac>
            <mo stretchy="false">⋅</mo>
            <msup>
              <mi>p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k</mi>
                      <mo stretchy="false">−</mo>
                      <mi>i</mi>
                    </mrow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nabla [(%zeta(s-a ) cdot %zeta(s))^z]_{p^k}

=

sum from j = 0 to k/2 nabla [%zeta(2s)^z]_{p^j} cdot nabla [%zeta(s)^z]_{p^{ k-2j }}

= 

sum from i = 0 to k/2 ( {z^{"("i")"} over {i!}} cdot p^{(-2s) i} )( {z^{"("k-2i")"} over {k!}} cdot p^{-s (k-i)} )</annotation>
  </semantics>
</math>
</file>

<file path=Object 336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n>2</mn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sup>
                  <mi>y</mi>
                  <mrow>
                    <mo stretchy="false">−</mo>
                    <mi>s</mi>
                  </mrow>
                </msup>
                <mo stretchy="false">⋅</mo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y</mi>
                    <mo stretchy="false">+</mo>
                    <mn>1</mn>
                  </mrow>
                </msup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i>y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i>y</mi>
              <mi>k</mi>
            </msup>
          </mrow>
        </msub>
      </mrow>
    </mrow>
    <annotation encoding="StarMath 5.0">[((1-2^{1-s})(1+%zeta(s,y)))^z]_n = sum from k = 0 ( binom{z}{k} ) cdot (y^{-s}cdot (-1)^{y+1})^k cdot [((1-2^{1-s})(1+%zeta(s,y+1)))^{z-k}]_{n /y^{k}}
</annotation>
  </semantics>
</math>
</file>

<file path=Object 337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y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y^{1-s} cdot %zeta(s,1+y^-1))^z]_n</annotation>
  </semantics>
</math>
</file>

<file path=Object 33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sup>
                  <mi>x</mi>
                  <mrow>
                    <mn>1</mn>
                    <mo stretchy="false">−</mo>
                    <mi>s</mi>
                  </mrow>
                </msup>
                <mo stretchy="false">⋅</mo>
                <msup>
                  <mi>y</mi>
                  <mrow>
                    <mo stretchy="false">−</mo>
                    <mi>s</mi>
                  </mrow>
                </msup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x</mi>
                    <mo stretchy="false">⋅</mo>
                    <mi>y</mi>
                  </mrow>
                </mrow>
                <mo fence="true" stretchy="false">)</mo>
              </mrow>
              <mi>k</mi>
            </msup>
          </mrow>
        </msub>
      </mrow>
    </mrow>
    <annotation encoding="StarMath 5.0">[(1+x^{1-s} cdot %zeta(s,y))^z]_n = sum from k = 0 ( binom{z}{k} ) cdot (x^{1-s} cdot  y^{-s})^k cdot [(1+x^{1-s} cdot %zeta(s,1 + y))^{z-k}]_{n /(x cdot y)^{k}}
</annotation>
  </semantics>
</math>
</file>

<file path=Object 339/content.xml><?xml version="1.0" encoding="utf-8"?>
<math xmlns="http://www.w3.org/1998/Math/MathML" display="block">
  <semantics>
    <msub>
      <mrow>
        <mo fence="true" stretchy="false">[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i>x</mi>
                    <mrow>
                      <mn>1</mn>
                      <mo stretchy="false">−</mo>
                      <mi>s</mi>
                    </mrow>
                  </msup>
                </mrow>
              </mrow>
              <mo fence="true" stretchy="false">)</mo>
            </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</mrow>
        <mo fence="true" stretchy="false">]</mo>
      </mrow>
      <mi>n</mi>
    </msub>
    <annotation encoding="StarMath 5.0">[(1-x^{1-s})(1+%zeta(s,1+y^-1))^z]_n</annotation>
  </semantics>
</math>
</file>

<file path=Object 34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frac>
                    <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  <mrow>
                      <msub>
                        <mi mathvariant="normal">ζ</mi>
                        <mrow>
                          <mn>1</mn>
                          <mo stretchy="false">/</mo>
                          <mn>2</mn>
                        </mrow>
                      </msub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frac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−</mo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sub>
                        <mi mathvariant="normal">ζ</mi>
                        <mrow>
                          <mn>1</mn>
                          <mo stretchy="false">/</mo>
                          <mn>2</mn>
                        </mrow>
                      </msub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{%zeta(0)} over {%zeta_{1 / 2}(0)})]_n = [log %zeta(0)]_n - [log( %zeta_{1 / 2}(0) )]_n</annotation>
  </semantics>
</math>
</file>

<file path=Object 34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row>
                  <msup>
                    <mi>x</mi>
                    <mrow>
                      <mn>1</mn>
                      <mo stretchy="false">−</mo>
                      <mi>s</mi>
                    </mrow>
                  </msup>
                  <mo stretchy="false">⋅</mo>
                  <msup>
                    <mi>y</mi>
                    <mrow>
                      <mo stretchy="false">−</mo>
                      <mi>s</mi>
                    </mrow>
                  </msup>
                  <mo stretchy="false">⋅</mo>
                  <mi>t</mi>
                </mrow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i>y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x</mi>
                    <mo stretchy="false">⋅</mo>
                    <mi>y</mi>
                  </mrow>
                </mrow>
                <mo fence="true" stretchy="false">)</mo>
              </mrow>
              <mi>k</mi>
            </msup>
          </mrow>
        </msub>
      </mrow>
    </mrow>
    <annotation encoding="StarMath 5.0">[((1-x^{1-s})(1+%zeta(s,y)))^z]_n = sum from k = 0 ( binom{z}{k} ) cdot (x^{1-s} cdot y^{-s}cdot t(y))^k cdot [((1-x^{1-s})(1+%zeta(s,y+1)))^{z-k}]_{n /(x cdot y)^k}
</annotation>
  </semantics>
</math>
</file>

<file path=Object 34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sub>
                          <mi mathvariant="normal">ζ</mi>
                          <mrow>
                            <mn>1</mn>
                            <mo stretchy="false">/</mo>
                            <mn>2</mn>
                          </mrow>
                        </msub>
                        <mrow>
                          <mo fence="true" stretchy="false">(</mo>
                          <mrow>
                            <mrow>
                              <mn>2</mn>
                              <mi>s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k</mi>
                </msup>
                <mo stretchy="false">⋅</mo>
                <msup>
                  <mrow>
                    <mo fence="true" stretchy="false">(</mo>
                    <mrow>
                      <mrow>
                        <mo stretchy="false">−</mo>
                        <mi>z</mi>
                      </mrow>
                    </mrow>
                    <mo fence="true" stretchy="false">)</mo>
                  </mrow>
                  <mrow>
                    <mtext>(</mtext>
                    <mi>k</mi>
                    <mtext>)</mtext>
                  </mrow>
                </msup>
              </mrow>
              <mrow>
                <mi>k</mi>
                <mi>!</mi>
              </mrow>
            </mfrac>
          </mrow>
          <mo stretchy="false">⋅</mo>
          <msup>
            <mi>p</mi>
            <mrow>
              <mrow>
                <mo stretchy="false">−</mo>
                <mi>s</mi>
              </mrow>
              <mi>k</mi>
            </mrow>
          </msup>
        </mrow>
      </mrow>
    </mrow>
    <annotation encoding="StarMath 5.0">nabla [({%zeta_{1/2}(2 s)} over {%zeta(s)})^z]_n = prod from {p^k divides n} {(-1)^k cdot (-z)^{"("k")"} over {k!}} cdot p^{ -s k }</annotation>
  </semantics>
</math>
</file>

<file path=Object 34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>a</mi>
      </mrow>
      <mrow>
        <mrow>
          <mo fence="true" stretchy="false">(</mo>
          <mrow>
            <mi>n</mi>
          </mrow>
          <mo fence="true" stretchy="false">)</mo>
        </mrow>
        <mo stretchy="false">⋅</mo>
        <msup>
          <mi>n</mi>
          <mrow>
            <mo stretchy="false">−</mo>
            <mi>s</mi>
          </mrow>
        </msup>
      </mrow>
    </mrow>
    <annotation encoding="StarMath 5.0">[nabla (prod from k = 1 %zeta_{1 / k}(s))]_n = a( n ) cdot n^-s</annotation>
  </semantics>
</math>
</file>

<file path=Object 34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o stretchy="false">∇</mo>
        </mrow>
      </mrow>
      <msub>
        <mrow>
          <mo fence="true" stretchy="false">[</mo>
          <mrow>
            <mrow>
              <mi>log</mi>
              <msub>
                <mi mathvariant="normal">ζ</mi>
                <mrow>
                  <mn>1</mn>
                  <mo stretchy="false">/</mo>
                  <mi>k</mi>
                </mrow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nabla[log(prod from k = 1 %zeta_{1 / k}(0))]_n = sum from k = 1 nabla [log %zeta_{1 / k}(0)]_n</annotation>
  </semantics>
</math>
</file>

<file path=Object 34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p</mi>
            <mrow>
              <mrow>
                <mo stretchy="false">−</mo>
                <mi>s</mi>
              </mrow>
              <mi>k</mi>
            </mrow>
          </msup>
        </mrow>
      </mrow>
    </mrow>
    <annotation encoding="StarMath 5.0">nabla [ %zeta(s)^z]_n = prod from {p^k divides n} {z^{"("k")"} over {k!}} cdot p^{-s k}</annotation>
  </semantics>
</math>
</file>

<file path=Object 34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n>2</mn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row>
            <mo fence="true" stretchy="true">{</mo>
            <mrow>
              <mtable>
                <mtr>
                  <mtd>
                    <mrow>
                      <mrow>
                        <msup>
                          <mi>p</mi>
                          <mrow>
                            <mrow>
                              <mo stretchy="false">−</mo>
                              <mi>s</mi>
                            </mrow>
                            <mi>k</mi>
                          </mrow>
                        </msup>
                        <mo stretchy="false">⋅</mo>
                        <mrow>
                          <mo stretchy="false">−</mo>
                          <mi>z</mi>
                        </mrow>
                        <mo stretchy="false">⋅</mo>
                        <msub>
                          <mrow/>
                          <mn>2</mn>
                        </msub>
                      </mrow>
                      <msub>
                        <mi>F</mi>
                        <mn>1</mn>
                      </msub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i>k</mi>
                            </mrow>
                            <mi>;</mi>
                            <mrow>
                              <mn>1</mn>
                              <mo stretchy="false">−</mo>
                              <mi>z</mi>
                            </mrow>
                            <mi>;</mi>
                            <mn>2</mn>
                            <mrow>
                              <mi>;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text>          if</mtext>
                      <mrow>
                        <mi>p</mi>
                        <mo stretchy="false">=</mo>
                        <mn>2</mn>
                      </mrow>
                    </mrow>
                  </mtd>
                </mtr>
                <mtr>
                  <mtd>
                    <mrow>
                      <mrow>
                        <msup>
                          <mi>p</mi>
                          <mrow>
                            <mrow>
                              <mo stretchy="false">−</mo>
                              <mi>s</mi>
                            </mrow>
                            <mi>k</mi>
                          </mrow>
                        </msup>
                        <mo stretchy="false">⋅</mo>
                        <mfrac>
                          <msup>
                            <mi>z</mi>
                            <mrow>
                              <mtext>(</mtext>
                              <mi>k</mi>
                              <mtext>)</mtext>
                            </mrow>
                          </msup>
                          <mrow>
                            <mi>k</mi>
                            <mi>!</mi>
                          </mrow>
                        </mfrac>
                      </mrow>
                      <mtext>                                               if</mtext>
                      <mrow>
                        <mi>p</mi>
                        <mo stretchy="false">≠</mo>
                        <mn>2</mn>
                      </mrow>
                    </mrow>
                  </mtd>
                </mtr>
              </mtable>
            </mrow>
          </mrow>
        </mrow>
      </mrow>
    </mrow>
    <annotation encoding="StarMath 5.0">nabla [((1-2^{1-s})%zeta(s))^z]_n = prod from {p^k divides n} {left lbrace
  stack {
    p^{-s k}cdot-z cdot{}_2 F_1(1-k;1-z;2;-1)"          if"p=2#
    p^{-s k}cdot{{z^{"("k")"}}over{k!}}"                                               if" p &lt;&gt; 2
  }
right none}</annotation>
  </semantics>
</math>
</file>

<file path=Object 34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row>
                              <mi>k</mi>
                              <mi>s</mi>
                            </mrow>
                          </mrow>
                          <mo fence="true" stretchy="false">)</mo>
                        </mrow>
                        <mfrac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i>k</mi>
                        </mfrac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sup>
                <mi>z</mi>
                <mi>k</mi>
              </msup>
              <mrow>
                <mi>k</mi>
                <mi>!</mi>
              </mrow>
            </mfrac>
          </mrow>
          <mo stretchy="false">⋅</mo>
          <msup>
            <mi>p</mi>
            <mrow>
              <mrow>
                <mo stretchy="false">−</mo>
                <mi>s</mi>
              </mrow>
              <mi>k</mi>
            </mrow>
          </msup>
        </mrow>
      </mrow>
    </mrow>
    <annotation encoding="StarMath 5.0">nabla [(prod from k = 1 %zeta_{1 / k}(k s)^{{{%mu(k)} over k}})^z]_n = prod from {p^k divides n} {z^k over {k!}} cdot p^{-s k}</annotation>
  </semantics>
</math>
</file>

<file path=Object 34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p</mi>
            <mrow>
              <mrow>
                <mo stretchy="false">−</mo>
                <mi>s</mi>
              </mrow>
              <mi>k</mi>
            </mrow>
          </msup>
          <mo stretchy="false">⋅</mo>
          <msub>
            <mtext/>
            <mn>2</mn>
          </msub>
        </mrow>
      </mrow>
      <msub>
        <mi>F</mi>
        <mn>1</mn>
      </msub>
      <mrow>
        <mo fence="true" stretchy="false">(</mo>
        <mrow>
          <mrow>
            <mrow>
              <mo stretchy="false">−</mo>
              <mi>k</mi>
            </mrow>
            <mi>;</mi>
            <mi>z</mi>
            <mi>;</mi>
            <mrow>
              <mn>1</mn>
              <mo stretchy="false">−</mo>
              <mi>k</mi>
              <mo stretchy="false">−</mo>
              <mi>z</mi>
            </mrow>
            <mi>;</mi>
            <msup>
              <mi>p</mi>
              <mi>a</mi>
            </msup>
          </mrow>
        </mrow>
        <mo fence="true" stretchy="false">)</mo>
      </mrow>
    </mrow>
    <annotation encoding="StarMath 5.0">nabla [(%zeta(s-a ) cdot %zeta(s))^z]_n = prod from {p^k divides n} {z^{"("k")"} over {k!}} cdot p^{-s k} cdot ""_2 F_1( -k;z;1-k-z;p^a )</annotation>
  </semantics>
</math>
</file>

<file path=Object 34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row>
            <munderover>
              <mo stretchy="false">∑</mo>
              <mrow>
                <mi>j</mi>
                <mo stretchy="false">=</mo>
                <mn>1</mn>
              </mrow>
              <mi>k</mi>
            </munderover>
            <mrow>
              <mrow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j</mi>
                        </mtd>
                      </mtr>
                    </mtable>
                  </mrow>
                  <mo fence="true" stretchy="false">)</mo>
                </mrow>
                <mo stretchy="false">⋅</mo>
                <msub>
                  <mi>p</mi>
                  <mi>j</mi>
                </msub>
              </mrow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</mrow>
      </mrow>
      <mtext> where </mtext>
      <msub>
        <mi>p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row>
                          <mi>n</mi>
                          <mo stretchy="false">−</mo>
                          <mn>1</mn>
                        </mrow>
                      </munderover>
                      <mi>P</mi>
                    </mrow>
                    <mrow>
                      <mrow>
                        <mo fence="true" stretchy="false">(</mo>
                        <mrow>
                          <mi>j</mi>
                        </mrow>
                        <mo fence="true" stretchy="false">)</mo>
                      </mrow>
                      <mo stretchy="false">⋅</mo>
                      <msub>
                        <mi>p</mi>
                        <mrow>
                          <mi>k</mi>
                          <mo stretchy="false">−</mo>
                          <mn>1</mn>
                        </mrow>
                      </msub>
                    </mrow>
                    <mrow>
                      <mo fence="true" stretchy="false">(</mo>
                      <mrow>
                        <mrow>
                          <mi>n</mi>
                          <mo stretchy="false">−</mo>
                          <mi>j</mi>
                        </mrow>
                      </mrow>
                      <mo fence="true" stretchy="false">)</mo>
                    </mrow>
                    <mtext>          if</mtext>
                    <mrow>
                      <mi>k</mi>
                      <mo stretchy="false">&gt;</mo>
                      <mn>1</mn>
                    </mrow>
                  </mrow>
                </mtd>
              </mtr>
              <mtr>
                <mtd>
                  <mrow>
                    <mi>P</mi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text>                                    if</mtext>
                    <mrow>
                      <mi>k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nabla [(prod from k = 1 %zeta_{1 / k}(0))^z]_n = prod from {p^k divides n} sum from {j = 1} to k { (binom{z}{j})cdot p_j(k) } " where "

p_k(n) ={left lbrace
  stack {
    sum from j = 1 to {n-1}P(j) cdot p_{k-1}(n-j)"          if"k&gt;1#
    P(n)"                                    if" k = 1
  }
right none}</annotation>
  </semantics>
</math>
</file>

<file path=Object 349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i>k</mi>
      </msub>
    </mrow>
    <annotation encoding="StarMath 5.0">[({%zeta( s-a )} over {%zeta(s)})^z]_n =sum from j cdot k &lt;= n nabla [%zeta(s-a)^z]_j cdot nabla [%zeta(s)^-z]_k</annotation>
  </semantics>
</math>
</file>

<file path=Object 3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sub>
                        <mi mathvariant="normal">ζ</mi>
                        <mrow>
                          <mn>1</mn>
                          <mo stretchy="false">/</mo>
                          <mn>2</mn>
                        </mrow>
                      </msub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%zeta_{1 / 2}(0) cdot %zeta(0))]_n = [log %zeta(0)]_n + [log( %zeta_{1 / 2}(0) )]_n</annotation>
  </semantics>
</math>
</file>

<file path=Object 350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i>k</mi>
      </msub>
    </mrow>
    <annotation encoding="StarMath 5.0">nabla [({%zeta( s-a )} over {%zeta(s)})^z]_n = sum from j cdot k = n nabla [%zeta(s-a)^z]_j cdot nabla [%zeta(s)^-z]_k</annotation>
  </semantics>
</math>
</file>

<file path=Object 35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≤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k</mi>
      </msub>
    </mrow>
    <annotation encoding="StarMath 5.0">[(%zeta(s-a ) cdot %zeta(s))^z]_n = sum from j cdot k &lt;= n nabla [%zeta(s-a)^z]_j cdot nabla [%zeta(s)^z]_k</annotation>
  </semantics>
</math>
</file>

<file path=Object 35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row>
                <mi>j</mi>
                <mo stretchy="false">⋅</mo>
                <mi>k</mi>
              </mrow>
              <mo stretchy="false">=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i>k</mi>
      </msub>
    </mrow>
    <annotation encoding="StarMath 5.0">nabla [(%zeta(s-a ) cdot %zeta(s))^z]_n = sum from j cdot k = n nabla [%zeta(s-a)^z]_j cdot nabla [%zeta(s)^z]_k</annotation>
  </semantics>
</math>
</file>

<file path=Object 35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∣</mo>
              <mrow/>
            </mrow>
          </munder>
          <mi>n</mi>
        </mrow>
      </mrow>
      <mo stretchy="false">∇</mo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</mrow>
          <mo fence="true" stretchy="false">]</mo>
        </mrow>
        <mfrac>
          <mi>n</mi>
          <mi>j</mi>
        </mfrac>
      </msub>
    </mrow>
    <annotation encoding="StarMath 5.0">nabla [({%zeta( s-a )} over {%zeta(s)})^z]_n = sum from j divides = n nabla [%zeta(s-a)^z]_j cdot nabla [%zeta(s)^-z]_{n over j}</annotation>
  </semantics>
</math>
</file>

<file path=Object 354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∣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frac>
          <mi>n</mi>
          <mi>j</mi>
        </mfrac>
      </msub>
    </mrow>
    <annotation encoding="StarMath 5.0">nabla [(%zeta(s-a ) cdot %zeta(s))^z]_n = sum from j divides n nabla [%zeta(s-a)^z]_j cdot nabla [%zeta(s)^z]_{n over j}</annotation>
  </semantics>
</math>
</file>

<file path=Object 355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∣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frac>
            <mi>n</mi>
            <mi>j</mi>
          </mfrac>
        </msub>
        <mo stretchy="false">=</mo>
        <mo stretchy="false">∇</mo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row>
                  <mn>2</mn>
                  <mi>z</mi>
                </mrow>
              </msup>
            </mrow>
          </mrow>
          <mo fence="true" stretchy="false">]</mo>
        </mrow>
        <mi>n</mi>
      </msub>
    </mrow>
    <annotation encoding="StarMath 5.0">nabla [(%zeta(s ) cdot %zeta(s))^z]_n = sum from j divides n nabla [%zeta(s)^z]_j cdot nabla [%zeta(s)^z]_{n over j} = nabla [ %zeta(s)^{2z} ]_n</annotation>
  </semantics>
</math>
</file>

<file path=Object 356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∣</mo>
              <mi>n</mi>
            </mrow>
          </mund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j</mi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frac>
            <mi>n</mi>
            <mi>j</mi>
          </mfrac>
        </msub>
        <mo stretchy="false">=</mo>
        <mrow>
          <munder>
            <mo stretchy="false">∑</mo>
            <mrow>
              <mi>j</mi>
              <mo stretchy="false">∣</mo>
              <mi>n</mi>
            </mrow>
          </munder>
          <mrow>
            <mo fence="true" stretchy="false">(</mo>
            <mrow>
              <mrow>
                <mrow>
                  <munder>
                    <mo stretchy="false">∏</mo>
                    <mrow>
                      <msup>
                        <mi>p</mi>
                        <mi>k</mi>
                      </msup>
                      <mo stretchy="false">∣</mo>
                      <mi>j</mi>
                    </mrow>
                  </munder>
                  <mfrac>
                    <msup>
                      <mi>z</mi>
                      <mrow>
                        <mtext>(</mtext>
                        <mi>k</mi>
                        <mtext>)</mtext>
                      </mrow>
                    </msup>
                    <mrow>
                      <mi>k</mi>
                      <mi>!</mi>
                    </mrow>
                  </mfrac>
                </mrow>
                <mo stretchy="false">⋅</mo>
                <msup>
                  <mi>p</mi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>s</mi>
                        </mrow>
                      </mrow>
                      <mo fence="true" stretchy="false">)</mo>
                    </mrow>
                    <mi>k</mi>
                  </mrow>
                </msup>
              </mrow>
            </mrow>
            <mo fence="true" stretchy="false">)</mo>
          </mrow>
        </mrow>
      </mrow>
      <mrow>
        <mo fence="true" stretchy="false">(</mo>
        <mrow>
          <mrow>
            <mrow>
              <munder>
                <mo stretchy="false">∏</mo>
                <mrow>
                  <msup>
                    <mi>p</mi>
                    <mi>k</mi>
                  </msup>
                  <mo stretchy="false">∣</mo>
                  <mfrac>
                    <mi>n</mi>
                    <mi>j</mi>
                  </mfrac>
                </mrow>
              </munder>
              <mfrac>
                <msup>
                  <mi>z</mi>
                  <mrow>
                    <mtext>(</mtext>
                    <mi>k</mi>
                    <mtext>)</mtext>
                  </mrow>
                </msup>
                <mrow>
                  <mi>k</mi>
                  <mi>!</mi>
                </mrow>
              </mfrac>
            </mrow>
            <mo stretchy="false">⋅</mo>
            <msup>
              <mi>p</mi>
              <mrow>
                <mrow>
                  <mo stretchy="false">−</mo>
                  <mi>s</mi>
                </mrow>
                <mi>k</mi>
              </mrow>
            </msup>
          </mrow>
        </mrow>
        <mo fence="true" stretchy="false">)</mo>
      </mrow>
    </mrow>
    <annotation encoding="StarMath 5.0">nabla [(%zeta(s-a ) cdot %zeta(s))^z]_n = sum from j divides n nabla [%zeta(s-a)^z]_j cdot nabla [%zeta(s)^z]_{n over j} 

= 

sum from j divides n ( prod from {p^k divides j} {z^{"("k")"} over {k!}} cdot p^{(a-s) k} )( prod from {p^k divides n over j} {z^{"("k")"} over {k!}} cdot p^{-s k} )</annotation>
  </semantics>
</math>
</file>

<file path=Object 35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p</mi>
            <mrow>
              <mrow>
                <mo stretchy="false">−</mo>
                <mi>s</mi>
              </mrow>
              <mi>k</mi>
            </mrow>
          </msup>
          <mo stretchy="false">⋅</mo>
          <msub>
            <mtext/>
            <mn>2</mn>
          </msub>
        </mrow>
      </mrow>
      <msub>
        <mi>F</mi>
        <mn>1</mn>
      </msub>
      <mrow>
        <mo fence="true" stretchy="false">(</mo>
        <mrow>
          <mrow>
            <mrow>
              <mo stretchy="false">−</mo>
              <mi>k</mi>
            </mrow>
            <mi>,</mi>
            <mi>z</mi>
            <mi>,</mi>
            <mrow>
              <mn>1</mn>
              <mo stretchy="false">−</mo>
              <mi>k</mi>
              <mo stretchy="false">+</mo>
              <mi>z</mi>
            </mrow>
            <mi>,</mi>
            <msup>
              <mi>p</mi>
              <mi>a</mi>
            </msup>
          </mrow>
        </mrow>
        <mo fence="true" stretchy="false">)</mo>
      </mrow>
    </mrow>
    <annotation encoding="StarMath 5.0">nabla [({%zeta( s-a )} over {%zeta(s)})^z]_n = prod from {p^k divides n} {(-z)^{"("k")"} over {k!}} cdot p^{-s k} cdot ""_2 F_1( -k,z,1-k+z,p^a )</annotation>
  </semantics>
</math>
</file>

<file path=Object 35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sup>
            <mi>p</mi>
            <mi>k</mi>
          </msup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k</mi>
          </munderov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sup>
            <mi>p</mi>
            <mi>i</mi>
          </msup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sup>
            <mi>p</mi>
            <mrow>
              <mi>k</mi>
              <mo stretchy="false">−</mo>
              <mi>i</mi>
            </mrow>
          </msup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k</mi>
          </munderover>
          <mrow>
            <mo fence="true" stretchy="false">(</mo>
            <mrow>
              <mrow>
                <mfrac>
                  <msup>
                    <mi>z</mi>
                    <mrow>
                      <mtext>(</mtext>
                      <mi>i</mi>
                      <mtext>)</mtext>
                    </mrow>
                  </msup>
                  <mrow>
                    <mi>i</mi>
                    <mi>!</mi>
                  </mrow>
                </mfrac>
                <mo stretchy="false">⋅</mo>
                <msup>
                  <mi>p</mi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>s</mi>
                        </mrow>
                      </mrow>
                      <mo fence="true" stretchy="false">)</mo>
                    </mrow>
                    <mi>i</mi>
                  </mrow>
                </msup>
              </mrow>
            </mrow>
            <mo fence="true" stretchy="false">)</mo>
          </mrow>
        </mrow>
      </mrow>
      <mrow>
        <mo fence="true" stretchy="false">(</mo>
        <mrow>
          <mrow>
            <mfrac>
              <msup>
                <mi>z</mi>
                <mrow>
                  <mtext>(</mtext>
                  <mrow>
                    <mi>k</mi>
                    <mo stretchy="false">−</mo>
                    <mi>i</mi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k</mi>
                      <mo stretchy="false">−</mo>
                      <mi>i</mi>
                    </mrow>
                  </mrow>
                  <mo fence="true" stretchy="false">)</mo>
                </mrow>
                <mi>!</mi>
              </mrow>
            </mfrac>
            <mo stretchy="false">⋅</mo>
            <msup>
              <mi>p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k</mi>
                      <mo stretchy="false">−</mo>
                      <mi>i</mi>
                    </mrow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nabla [(%zeta(s-a ) cdot %zeta(s))^z]_{p^k} 

= 

sum from i = 0 to k nabla [%zeta(s-a)^z]_{p^i} cdot nabla [%zeta(s)^z]_{p^{k-i}} 

= 

sum from i = 0 to k ( {z^{"("i")"} over {i!}} cdot p^{(a-s) i} )( {z^{"("k-i")"} over {(k-i)!}} cdot p^{-s (k-i)} )</annotation>
  </semantics>
</math>
</file>

<file path=Object 359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sup>
            <mi>p</mi>
            <mi>k</mi>
          </msup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k</mi>
          </munderov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sup>
            <mi>p</mi>
            <mi>i</mi>
          </msup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sup>
            <mi>p</mi>
            <mrow>
              <mi>k</mi>
              <mo stretchy="false">−</mo>
              <mi>i</mi>
            </mrow>
          </msup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k</mi>
          </munderover>
          <mrow>
            <mo fence="true" stretchy="false">(</mo>
            <mrow>
              <mrow>
                <mfrac>
                  <msup>
                    <mi>z</mi>
                    <mrow>
                      <mtext>(</mtext>
                      <mi>i</mi>
                      <mtext>)</mtext>
                    </mrow>
                  </msup>
                  <mrow>
                    <mi>i</mi>
                    <mi>!</mi>
                  </mrow>
                </mfrac>
                <mo stretchy="false">⋅</mo>
                <msup>
                  <mi>p</mi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>s</mi>
                        </mrow>
                      </mrow>
                      <mo fence="true" stretchy="false">)</mo>
                    </mrow>
                    <mi>i</mi>
                  </mrow>
                </msup>
              </mrow>
            </mrow>
            <mo fence="true" stretchy="false">)</mo>
          </mrow>
        </mrow>
      </mrow>
      <mrow>
        <mo fence="true" stretchy="false">(</mo>
        <mrow>
          <mrow>
            <mfrac>
              <msup>
                <mi>z</mi>
                <mrow>
                  <mtext>(</mtext>
                  <mrow>
                    <mi>k</mi>
                    <mo stretchy="false">−</mo>
                    <mi>i</mi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k</mi>
                      <mo stretchy="false">−</mo>
                      <mi>i</mi>
                    </mrow>
                  </mrow>
                  <mo fence="true" stretchy="false">)</mo>
                </mrow>
                <mi>!</mi>
              </mrow>
            </mfrac>
            <mo stretchy="false">⋅</mo>
            <msup>
              <mi>p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k</mi>
                      <mo stretchy="false">−</mo>
                      <mi>i</mi>
                    </mrow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nabla [(%zeta(s-a ) cdot %zeta(s))^z]_{p^k} 

= 

sum from i = 0 to k nabla [%zeta(s-a)^z]_{p^i} cdot nabla [%zeta(s)^z]_{p^{k-i}} 

= 

sum from i = 0 to k ( {z^{"("i")"} over {i!}} cdot p^{(a-s) i} )( {z^{"("k-i")"} over {(k-i)!}} cdot p^{-s (k-i)} )</annotation>
  </semantics>
</math>
</file>

<file path=Object 3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o stretchy="false">∇</mo>
                <mrow>
                  <mo fence="true" stretchy="false">(</mo>
                  <mrow>
                    <mrow>
                      <mi mathvariant="normal">ζ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text>*</mtext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</mn>
                              <mtext>*</mtext>
                              <mn>2</mn>
                            </mrow>
                          </mrow>
                          <mo fence="true" stretchy="false">)</mo>
                        </mrow>
                        <mrow>
                          <mtext>*</mtext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text>*</mtext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</mn>
                              <mtext>*</mtext>
                              <mn>3</mn>
                            </mrow>
                          </mrow>
                          <mo fence="true" stretchy="false">)</mo>
                        </mrow>
                        <mrow>
                          <mtext>*</mtext>
                          <mo stretchy="false">−</mo>
                          <mfrac>
                            <mn>1</mn>
                            <mn>3</mn>
                          </mfrac>
                        </mrow>
                      </msup>
                      <mtext>*</mtext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</mn>
                              <mtext>*</mtext>
                              <mn>5</mn>
                            </mrow>
                          </mrow>
                          <mo fence="true" stretchy="false">)</mo>
                        </mrow>
                        <mrow>
                          <mtext>*</mtext>
                          <mo stretchy="false">−</mo>
                          <mfrac>
                            <mn>1</mn>
                            <mn>5</mn>
                          </mfrac>
                        </mrow>
                      </msup>
                      <mtext>*</mtext>
                      <mi mathvariant="normal">ζ</mi>
                      <msup>
                        <mrow>
                          <mo fence="true" stretchy="false">(</mo>
                          <mrow>
                            <mrow>
                              <mn>0</mn>
                              <mtext>*</mtext>
                              <mn>6</mn>
                            </mrow>
                          </mrow>
                          <mo fence="true" stretchy="false">)</mo>
                        </mrow>
                        <mrow>
                          <mtext>*</mtext>
                          <mfrac>
                            <mn>1</mn>
                            <mn>6</mn>
                          </mfrac>
                        </mrow>
                      </msup>
                      <mtext>*</mtext>
                      <mn>...</mn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n>..</mn>
      </mrow>
      <mi>.</mi>
    </mrow>
    <annotation encoding="StarMath 5.0">[nabla (%zeta(0)"*"%zeta(0"*"2)^{"*"-{1 over 2}}"*"%zeta(0"*"3)^{"*"-{1 over 3}}"*"%zeta(0"*"5)^{"*"-{1 over 5}}"*"%zeta(0"*"6)^{"*"{1 over 6}}"*"... )]_n= ...</annotation>
  </semantics>
</math>
</file>

<file path=Object 360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p</mi>
            <mrow>
              <mrow>
                <mo stretchy="false">−</mo>
                <mi>s</mi>
              </mrow>
              <mi>k</mi>
            </mrow>
          </msup>
          <mo stretchy="false">⋅</mo>
          <msub>
            <mtext/>
            <mn>2</mn>
          </msub>
        </mrow>
      </mrow>
      <msub>
        <mi>F</mi>
        <mn>1</mn>
      </msub>
      <mrow>
        <mo fence="true" stretchy="false">(</mo>
        <mrow>
          <mrow>
            <mrow>
              <mo stretchy="false">−</mo>
              <mi>k</mi>
            </mrow>
            <mi>,</mi>
            <mi>z</mi>
            <mi>,</mi>
            <mrow>
              <mn>1</mn>
              <mo stretchy="false">−</mo>
              <mi>k</mi>
              <mo stretchy="false">−</mo>
              <mi>z</mi>
            </mrow>
            <mi>,</mi>
            <msup>
              <mi>p</mi>
              <mi>a</mi>
            </msup>
          </mrow>
        </mrow>
        <mo fence="true" stretchy="false">)</mo>
      </mrow>
    </mrow>
    <annotation encoding="StarMath 5.0">nabla [(%zeta(s-a ) cdot %zeta(s))^z]_n = prod from {p^k divides n} {z^{"("k")"} over {k!}} cdot p^{-s k} cdot ""_2 F_1( -k,z,1-k-z,p^a )</annotation>
  </semantics>
</math>
</file>

<file path=Object 361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sup>
            <mi>p</mi>
            <mi>k</mi>
          </msup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k</mi>
          </munderover>
          <mo stretchy="false">∇</mo>
        </mrow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o stretchy="false">−</mo>
                        <mi>a</mi>
                      </mrow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sup>
            <mi>p</mi>
            <mi>i</mi>
          </msup>
        </msub>
        <mo stretchy="false">⋅</mo>
        <mo stretchy="false">∇</mo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row>
                    <mo stretchy="false">−</mo>
                    <mi>z</mi>
                  </mrow>
                </msup>
              </mrow>
            </mrow>
            <mo fence="true" stretchy="false">]</mo>
          </mrow>
          <msup>
            <mi>p</mi>
            <mrow>
              <mi>k</mi>
              <mo stretchy="false">−</mo>
              <mi>i</mi>
            </mrow>
          </msup>
        </msub>
        <mo stretchy="false">=</mo>
        <mrow>
          <munderover>
            <mo stretchy="false">∑</mo>
            <mrow>
              <mi>i</mi>
              <mo stretchy="false">=</mo>
              <mn>0</mn>
            </mrow>
            <mi>k</mi>
          </munderover>
          <mrow>
            <mo fence="true" stretchy="false">(</mo>
            <mrow>
              <mrow>
                <mfrac>
                  <msup>
                    <mi>z</mi>
                    <mrow>
                      <mtext>(</mtext>
                      <mi>i</mi>
                      <mtext>)</mtext>
                    </mrow>
                  </msup>
                  <mrow>
                    <mi>i</mi>
                    <mi>!</mi>
                  </mrow>
                </mfrac>
                <mo stretchy="false">⋅</mo>
                <msup>
                  <mi>p</mi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>s</mi>
                        </mrow>
                      </mrow>
                      <mo fence="true" stretchy="false">)</mo>
                    </mrow>
                    <mi>i</mi>
                  </mrow>
                </msup>
              </mrow>
            </mrow>
            <mo fence="true" stretchy="false">)</mo>
          </mrow>
        </mrow>
      </mrow>
      <mrow>
        <mo fence="true" stretchy="false">(</mo>
        <mrow>
          <mrow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text>(</mtext>
                  <mrow>
                    <mi>k</mi>
                    <mo stretchy="false">−</mo>
                    <mi>i</mi>
                  </mrow>
                  <mtext>)</mtext>
                </mrow>
              </msup>
              <mrow>
                <mrow>
                  <mo fence="true" stretchy="false">(</mo>
                  <mrow>
                    <mrow>
                      <mi>k</mi>
                      <mo stretchy="false">−</mo>
                      <mi>i</mi>
                    </mrow>
                  </mrow>
                  <mo fence="true" stretchy="false">)</mo>
                </mrow>
                <mi>!</mi>
              </mrow>
            </mfrac>
            <mo stretchy="false">⋅</mo>
            <msup>
              <mi>p</mi>
              <mrow>
                <mrow>
                  <mo stretchy="false">−</mo>
                  <mi>s</mi>
                </mrow>
                <mrow>
                  <mo fence="true" stretchy="false">(</mo>
                  <mrow>
                    <mrow>
                      <mi>k</mi>
                      <mo stretchy="false">−</mo>
                      <mi>i</mi>
                    </mrow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nabla [({%zeta( s-a )} over {%zeta(s)})^z]_{p^k} 

= 

sum from i = 0 to k nabla [%zeta(s-a)^z]_{p^i} cdot nabla [%zeta(s)^-z]_{p^{k-i}} 

= 

sum from i = 0 to k ( {z^{"("i")"} over {i!}} cdot p^{(a-s) i} )( {(-z)^{"("k-i")"} over {(k-i)!}} cdot p^{-s (k-i)} )</annotation>
  </semantics>
</math>
</file>

<file path=Object 362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frac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i>s</mi>
                              <mo stretchy="false">−</mo>
                              <mi>a</mi>
                            </mrow>
                          </mrow>
                          <mo fence="true" stretchy="false">)</mo>
                        </mrow>
                      </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frac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∏</mo>
              <mrow>
                <msup>
                  <mi>p</mi>
                  <mi>k</mi>
                </msup>
                <mo stretchy="false">∣</mo>
                <mi>n</mi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p</mi>
            <mrow>
              <mrow>
                <mo stretchy="false">−</mo>
                <mi>s</mi>
              </mrow>
              <mi>k</mi>
            </mrow>
          </msup>
          <mo stretchy="false">⋅</mo>
          <msub>
            <mtext/>
            <mn>2</mn>
          </msub>
        </mrow>
      </mrow>
      <msub>
        <mi>F</mi>
        <mn>1</mn>
      </msub>
      <mrow>
        <mo fence="true" stretchy="false">(</mo>
        <mrow>
          <mrow>
            <mrow>
              <mo stretchy="false">−</mo>
              <mi>k</mi>
            </mrow>
            <mi>;</mi>
            <mi>z</mi>
            <mi>;</mi>
            <mrow>
              <mn>1</mn>
              <mo stretchy="false">−</mo>
              <mi>k</mi>
              <mo stretchy="false">+</mo>
              <mi>z</mi>
            </mrow>
            <mi>;</mi>
            <msup>
              <mi>p</mi>
              <mi>a</mi>
            </msup>
          </mrow>
        </mrow>
        <mo fence="true" stretchy="false">)</mo>
      </mrow>
    </mrow>
    <annotation encoding="StarMath 5.0">nabla [({%zeta( s-a )} over {%zeta(s)})^z]_n = prod from {p^k divides n} {(-z)^{"("k")"} over {k!}} cdot p^{-s k} cdot ""_2 F_1( -k;z;1-k+z;p^a )</annotation>
  </semantics>
</math>
</file>

<file path=Object 363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∏</mo>
            <mrow>
              <msup>
                <mi>p</mi>
                <mi>k</mi>
              </msup>
              <mo stretchy="false">∣</mo>
              <mi>n</mi>
            </mrow>
          </munder>
          <mrow>
            <munderover>
              <mo stretchy="false">∑</mo>
              <mrow>
                <mi>j</mi>
                <mo stretchy="false">=</mo>
                <mn>1</mn>
              </mrow>
              <mi>k</mi>
            </munderover>
            <mrow>
              <mrow>
                <mfrac>
                  <msup>
                    <mi>z</mi>
                    <mi>j</mi>
                  </msup>
                  <mrow>
                    <mi>j</mi>
                    <mi>!</mi>
                  </mrow>
                </mfrac>
                <mo stretchy="false">⋅</mo>
                <msub>
                  <mi>p</mi>
                  <mi>j</mi>
                </msub>
              </mrow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</mrow>
      </mrow>
      <mtext> where </mtext>
      <msub>
        <mi>p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j</mi>
                            <mo stretchy="false">=</mo>
                            <mn>1</mn>
                          </mrow>
                          <mrow>
                            <mi>n</mi>
                            <mo stretchy="false">−</mo>
                            <mn>1</mn>
                          </mrow>
                        </munderover>
                        <mfrac>
                          <mrow>
                            <msub>
                              <mi mathvariant="normal">σ</mi>
                              <mn>1</mn>
                            </msub>
                            <mrow>
                              <mo fence="true" stretchy="false">(</mo>
                              <mrow>
                                <mi>j</mi>
                              </mrow>
                              <mo fence="true" stretchy="false">)</mo>
                            </mrow>
                          </mrow>
                          <mi>j</mi>
                        </mfrac>
                      </mrow>
                      <mo stretchy="false">⋅</mo>
                      <msub>
                        <mi>p</mi>
                        <mrow>
                          <mi>k</mi>
                          <mo stretchy="false">−</mo>
                          <mn>1</mn>
                        </mrow>
                      </msub>
                    </mrow>
                    <mrow>
                      <mo fence="true" stretchy="false">(</mo>
                      <mrow>
                        <mrow>
                          <mi>n</mi>
                          <mo stretchy="false">−</mo>
                          <mi>j</mi>
                        </mrow>
                      </mrow>
                      <mo fence="true" stretchy="false">)</mo>
                    </mrow>
                    <mtext>          if</mtext>
                    <mrow>
                      <mi>k</mi>
                      <mo stretchy="false">&gt;</mo>
                      <mn>1</mn>
                    </mrow>
                  </mrow>
                </mtd>
              </mtr>
              <mtr>
                <mtd>
                  <mrow>
                    <mfrac>
                      <mrow>
                        <msub>
                          <mi mathvariant="normal">σ</mi>
                          <mn>1</mn>
                        </msub>
                        <mrow>
                          <mo fence="true" stretchy="false">(</mo>
                          <mrow>
                            <mi>n</mi>
                          </mrow>
                          <mo fence="true" stretchy="false">)</mo>
                        </mrow>
                      </mrow>
                      <mi>n</mi>
                    </mfrac>
                    <mtext>                                    if</mtext>
                    <mrow>
                      <mi>k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nabla [(prod from k = 1 %zeta_{1 / k}(0))^z]_n = prod from {p^k divides n} sum from {j = 1} to k { {z^j}over{j!}cdot p_j(k) } " where "

p_k(n) ={left lbrace
  stack {
    sum from j = 1 to {n-1}{{%sigma_1(j)} over j} cdot p_{k-1}(n-j)"          if"k&gt;1#
    {%sigma_1(n)} over n"                                    if" k = 1
  }
right none}</annotation>
  </semantics>
</math>
</file>

<file path=Object 364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n>0,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b>
          <mi>L</mi>
          <mrow>
            <mo stretchy="false">−</mo>
            <mi>z</mi>
          </mrow>
        </msub>
      </mrow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lim from {y rightarrow infinity}{}[(1+y^{1-s} cdot %zeta(0,1+y^-1))^z]_n = L_{ -z }( log n )</annotation>
  </semantics>
</math>
</file>

<file path=Object 365/content.xml><?xml version="1.0" encoding="utf-8"?>
<math xmlns="http://www.w3.org/1998/Math/MathML" display="block">
  <semantics>
    <mrow>
      <msub>
        <mi>L</mi>
        <mi>z</mi>
      </msub>
      <mrow>
        <mo fence="true" stretchy="false">(</mo>
        <mrow>
          <mi>n</mi>
        </mrow>
        <mo fence="true" stretchy="false">)</mo>
      </mrow>
    </mrow>
    <annotation encoding="StarMath 5.0">L_z( n )</annotation>
  </semantics>
</math>
</file>

<file path=Object 366/content.xml><?xml version="1.0" encoding="utf-8"?>
<math xmlns="http://www.w3.org/1998/Math/MathML" display="block">
  <semantics>
    <mrow>
      <mrow>
        <munderover>
          <mo stretchy="false">∫</mo>
          <mrow>
            <mi>x</mi>
            <mo stretchy="false">=</mo>
            <mn>0</mn>
          </mrow>
          <mi mathvariant="normal">∞</mi>
        </munderover>
        <msup>
          <mi>e</mi>
          <mrow>
            <mo stretchy="false">−</mo>
            <mi>x</mi>
          </mrow>
        </msup>
      </mrow>
      <msub>
        <mi>L</mi>
        <mi>a</mi>
      </msub>
      <mrow>
        <mrow>
          <mo fence="true" stretchy="false">(</mo>
          <mrow>
            <mi>x</mi>
          </mrow>
          <mo fence="true" stretchy="false">)</mo>
        </mrow>
        <mo stretchy="false">⋅</mo>
        <msub>
          <mi>L</mi>
          <mi>b</mi>
        </msub>
      </mrow>
      <mrow>
        <mo fence="true" stretchy="false">(</mo>
        <mrow>
          <mi>x</mi>
        </mrow>
        <mo fence="true" stretchy="false">)</mo>
      </mrow>
      <mrow>
        <mi mathvariant="italic">dx</mi>
        <mo stretchy="false">=</mo>
        <mn>0</mn>
      </mrow>
    </mrow>
    <annotation encoding="StarMath 5.0">int from x = 0 to infinity e^-x L_a( x ) cdot L_b( x ) dx = 0</annotation>
  </semantics>
</math>
</file>

<file path=Object 367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n>0,1</mn>
                            <mo stretchy="false">+</mo>
                            <msup>
                              <mi>y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  <mo fence="true" stretchy="false">]</mo>
          </mrow>
          <msup>
            <mi>e</mi>
            <mi>x</mi>
          </msup>
        </msub>
        <mo stretchy="false">=</mo>
        <msub>
          <mi>L</mi>
          <mi>z</mi>
        </msub>
      </mrow>
      <mrow>
        <mo fence="true" stretchy="false">(</mo>
        <mrow>
          <mi>x</mi>
        </mrow>
        <mo fence="true" stretchy="false">)</mo>
      </mrow>
    </mrow>
    <annotation encoding="StarMath 5.0">lim from {y rightarrow infinity}{}[(1+y^{1-s} cdot %zeta(0,1+y^-1))^-z]_{e^x} = L_{ z }( x )</annotation>
  </semantics>
</math>
</file>

<file path=Object 368/content.xml><?xml version="1.0" encoding="utf-8"?>
<math xmlns="http://www.w3.org/1998/Math/MathML" display="block">
  <semantics>
    <mrow>
      <mrow>
        <munderover>
          <mo stretchy="false">∫</mo>
          <mrow>
            <mi>x</mi>
            <mo stretchy="false">=</mo>
            <mn>0</mn>
          </mrow>
          <mi mathvariant="normal">∞</mi>
        </munderover>
        <msup>
          <mi>e</mi>
          <mrow>
            <mo stretchy="false">−</mo>
            <mi>x</mi>
          </mrow>
        </msup>
      </mrow>
      <mrow>
        <mo fence="true" stretchy="false">(</mo>
        <mrow>
          <mrow>
            <mrow>
              <munder>
                <mi>lim</mi>
                <mrow>
                  <mi>y</mi>
                  <mo stretchy="false">→</mo>
                  <mn>0</mn>
                </mrow>
              </munder>
              <mrow/>
            </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y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  <mo stretchy="false">⋅</mo>
                                <mi mathvariant="normal">ζ</mi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n>0,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i>a</mi>
                      </mrow>
                    </msup>
                  </mrow>
                  <mo fence="true" stretchy="false">]</mo>
                </mrow>
                <msup>
                  <mi>e</mi>
                  <mi>x</mi>
                </msup>
              </msub>
              <mo stretchy="false">⋅</mo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y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  <mo stretchy="false">⋅</mo>
                                <mi mathvariant="normal">ζ</mi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n>0,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i>b</mi>
                      </mrow>
                    </msup>
                  </mrow>
                  <mo fence="true" stretchy="false">]</mo>
                </mrow>
                <msup>
                  <mi>e</mi>
                  <mi>x</mi>
                </msup>
              </msub>
            </mrow>
          </mrow>
        </mrow>
        <mo fence="true" stretchy="false">)</mo>
      </mrow>
      <mrow>
        <mi mathvariant="italic">dx</mi>
        <mo stretchy="false">=</mo>
        <mn>0</mn>
      </mrow>
    </mrow>
    <annotation encoding="StarMath 5.0">int from x = 0 to infinity e^-x (lim from {y rightarrow 0}{}[(1+y^{1-s} cdot %zeta(0,1+y^-1))^-a]_{e^x} cdot [(1+y^{1-s} cdot %zeta(0,1+y^-1))^-b]_{e^x})  dx = 0</annotation>
  </semantics>
</math>
</file>

<file path=Object 369/content.xml><?xml version="1.0" encoding="utf-8"?>
<math xmlns="http://www.w3.org/1998/Math/MathML" display="block">
  <semantics>
    <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frac>
          <mrow>
            <msub>
              <mi mathvariant="normal">σ</mi>
              <mn>1</mn>
            </msub>
            <mrow>
              <mo fence="true" stretchy="false">(</mo>
              <mrow>
                <mi>j</mi>
              </mrow>
              <mo fence="true" stretchy="false">)</mo>
            </mrow>
          </mrow>
          <mi>j</mi>
        </mfrac>
      </mrow>
      <mo stretchy="false">⋅</mo>
      <mfrac>
        <mrow>
          <msub>
            <mi mathvariant="normal">σ</mi>
            <mn>1</mn>
          </msub>
          <mrow>
            <mo fence="true" stretchy="false">(</mo>
            <mrow>
              <mi>k</mi>
            </mrow>
            <mo fence="true" stretchy="false">)</mo>
          </mrow>
        </mrow>
        <mi>k</mi>
      </mfrac>
    </mrow>
    <annotation encoding="StarMath 5.0">sum from { j+k = n} {{%sigma_1( j )} over j} cdot {{%sigma_1( k )} over k}</annotation>
  </semantics>
</math>
</file>

<file path=Object 37/content.xml><?xml version="1.0" encoding="utf-8"?>
<math xmlns="http://www.w3.org/1998/Math/MathML" display="block">
  <semantics>
    <mrow>
      <msub>
        <mi>L</mi>
        <mn>0</mn>
      </msub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L_0( x ) = 1</annotation>
  </semantics>
</math>
</file>

<file path=Object 370/content.xml><?xml version="1.0" encoding="utf-8"?>
<math xmlns="http://www.w3.org/1998/Math/MathML" display="block">
  <semantics>
    <mrow>
      <mrow>
        <munder>
          <mo stretchy="false">∑</mo>
          <mrow>
            <mrow>
              <mi>j</mi>
              <mo stretchy="false">+</mo>
              <mi>k</mi>
            </mrow>
            <mo stretchy="false">=</mo>
            <mi>n</mi>
          </mrow>
        </munder>
        <mrow>
          <munder>
            <mo stretchy="false">∑</mo>
            <mrow>
              <mi>a</mi>
              <mo stretchy="false">∣</mo>
              <mi>j</mi>
            </mrow>
          </munder>
          <mfrac>
            <mi>a</mi>
            <mi>j</mi>
          </mfrac>
        </mrow>
      </mrow>
      <mo stretchy="false">⋅</mo>
      <mrow>
        <munder>
          <mo stretchy="false">∑</mo>
          <mrow>
            <mi>b</mi>
            <mo stretchy="false">∣</mo>
            <mi>k</mi>
          </mrow>
        </munder>
        <mfrac>
          <mi>b</mi>
          <mi>j</mi>
        </mfrac>
      </mrow>
    </mrow>
    <annotation encoding="StarMath 5.0">sum from { j+k = n} {{sum from a divides j {a over j} }} cdot {sum from b divides k {b over j} }</annotation>
  </semantics>
</math>
</file>

<file path=Object 371/content.xml><?xml version="1.0" encoding="utf-8"?>
<math xmlns="http://www.w3.org/1998/Math/MathML" display="block">
  <semantics>
    <mrow>
      <mrow>
        <munder>
          <mo stretchy="false">∑</mo>
          <mrow>
            <mi>j</mi>
            <mo stretchy="false">&lt;</mo>
            <mi>n</mi>
          </mrow>
        </munder>
        <mrow>
          <munder>
            <mo stretchy="false">∑</mo>
            <mrow>
              <mi>a</mi>
              <mo stretchy="false">∣</mo>
              <mi>j</mi>
            </mrow>
          </munder>
          <mfrac>
            <mi>a</mi>
            <mi>j</mi>
          </mfrac>
        </mrow>
      </mrow>
      <mo stretchy="false">⋅</mo>
      <mrow>
        <munder>
          <mo stretchy="false">∑</mo>
          <mrow>
            <mi>b</mi>
            <mo stretchy="false">∣</mo>
            <mrow>
              <mi>n</mi>
              <mo stretchy="false">−</mo>
              <mi>j</mi>
            </mrow>
          </mrow>
        </munder>
        <mfrac>
          <mi>b</mi>
          <mrow>
            <mi>n</mi>
            <mo stretchy="false">−</mo>
            <mi>j</mi>
          </mrow>
        </mfrac>
      </mrow>
    </mrow>
    <annotation encoding="StarMath 5.0">sum from { j &lt; n} {{sum from a divides j {a over j} }} cdot {sum from b divides {n-j} {b over {n-j}} }</annotation>
  </semantics>
</math>
</file>

<file path=Object 372/content.xml><?xml version="1.0" encoding="utf-8"?>
<math xmlns="http://www.w3.org/1998/Math/MathML" display="block">
  <semantics>
    <mrow>
      <msub>
        <mi mathvariant="normal">κ</mi>
        <mi mathvariant="normal">ϕ</mi>
      </msub>
      <mrow>
        <mrow>
          <mo fence="true" stretchy="false">(</mo>
          <mrow>
            <msup>
              <mi>p</mi>
              <mi>k</mi>
            </msup>
          </mrow>
          <mo fence="true" stretchy="false">)</mo>
        </mrow>
        <mo stretchy="false">=</mo>
        <mi mathvariant="normal">κ</mi>
      </mrow>
      <mrow>
        <mrow>
          <mrow>
            <mo fence="true" stretchy="false">(</mo>
            <mrow>
              <msup>
                <mi>p</mi>
                <mi>k</mi>
              </msup>
            </mrow>
            <mo fence="true" stretchy="false">)</mo>
          </mrow>
          <mo stretchy="false">⋅</mo>
          <msup>
            <mi>p</mi>
            <mi>k</mi>
          </msup>
        </mrow>
        <mo stretchy="false">−</mo>
        <mi mathvariant="normal">κ</mi>
      </mrow>
      <mrow>
        <mo fence="true" stretchy="false">(</mo>
        <mrow>
          <msup>
            <mi>p</mi>
            <mi>k</mi>
          </msup>
        </mrow>
        <mo fence="true" stretchy="false">)</mo>
      </mrow>
    </mrow>
    <annotation encoding="StarMath 5.0">%kappa_{%phi}( p^k ) = %kappa( p^k )cdot p^k - %kappa( p^k )</annotation>
  </semantics>
</math>
</file>

<file path=Object 373/content.xml><?xml version="1.0" encoding="utf-8"?>
<math xmlns="http://www.w3.org/1998/Math/MathML" display="block">
  <semantics>
    <mrow>
      <msub>
        <mi mathvariant="normal">κ</mi>
        <mi mathvariant="normal">ϕ</mi>
      </msub>
      <mrow>
        <mrow>
          <mo fence="true" stretchy="false">(</mo>
          <mrow>
            <msup>
              <mi>p</mi>
              <mi>k</mi>
            </msup>
          </mrow>
          <mo fence="true" stretchy="false">)</mo>
        </mrow>
        <mo stretchy="false">=</mo>
        <mrow>
          <mrow>
            <mfrac>
              <mn>1</mn>
              <mi>k</mi>
            </mfrac>
            <mo stretchy="false">⋅</mo>
            <msup>
              <mi>p</mi>
              <mi>k</mi>
            </msup>
          </mrow>
          <mo stretchy="false">−</mo>
          <mfrac>
            <mn>1</mn>
            <mi>k</mi>
          </mfrac>
        </mrow>
      </mrow>
    </mrow>
    <annotation encoding="StarMath 5.0">%kappa_{%phi}( p^k ) = 1 over k cdot p^k - 1 over k</annotation>
  </semantics>
</math>
</file>

<file path=Object 374/content.xml><?xml version="1.0" encoding="utf-8"?>
<math xmlns="http://www.w3.org/1998/Math/MathML" display="block">
  <semantics>
    <mrow>
      <msub>
        <mi mathvariant="normal">κ</mi>
        <mi mathvariant="normal">ϕ</mi>
      </msub>
      <mrow>
        <mrow>
          <mo fence="true" stretchy="false">(</mo>
          <mrow>
            <msup>
              <mi>p</mi>
              <mi>k</mi>
            </msup>
          </mrow>
          <mo fence="true" stretchy="false">)</mo>
        </mrow>
        <mo stretchy="false">=</mo>
        <mfrac>
          <mrow>
            <msup>
              <mi>p</mi>
              <mi>k</mi>
            </msup>
            <mo stretchy="false">−</mo>
            <mn>1</mn>
          </mrow>
          <mi>k</mi>
        </mfrac>
      </mrow>
    </mrow>
    <annotation encoding="StarMath 5.0">%kappa_{%phi}( p^k ) = {p^k-1} over k</annotation>
  </semantics>
</math>
</file>

<file path=Object 375/content.xml><?xml version="1.0" encoding="utf-8"?>
<math xmlns="http://www.w3.org/1998/Math/MathML" display="block">
  <semantics>
    <mrow>
      <mrow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  <mo stretchy="false">⋅</mo>
        <msup>
          <mi>p</mi>
          <mrow>
            <mrow>
              <mo stretchy="false">−</mo>
              <mi>s</mi>
            </mrow>
            <mi>k</mi>
          </mrow>
        </msup>
        <mo stretchy="false">⋅</mo>
        <msub>
          <mtext/>
          <mn>2</mn>
        </msub>
      </mrow>
      <msub>
        <mi>F</mi>
        <mn>1</mn>
      </msub>
      <mrow>
        <mo fence="true" stretchy="false">(</mo>
        <mrow>
          <mrow>
            <mrow>
              <mo stretchy="false">−</mo>
              <mi>k</mi>
            </mrow>
            <mi>;</mi>
            <mi>z</mi>
            <mi>;</mi>
            <mrow>
              <mn>1</mn>
              <mo stretchy="false">−</mo>
              <mi>k</mi>
              <mo stretchy="false">+</mo>
              <mi>z</mi>
            </mrow>
            <mi>;</mi>
            <mi>p</mi>
          </mrow>
        </mrow>
        <mo fence="true" stretchy="false">)</mo>
      </mrow>
    </mrow>
    <annotation encoding="StarMath 5.0"> {(-z)^{"("k")"} over {k!}} cdot p^{-s k} cdot ""_2 F_1( -k;z;1-k+z;p )</annotation>
  </semantics>
</math>
</file>

<file path=Object 376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sub>
          <mi mathvariant="normal">σ</mi>
          <mn>1</mn>
        </msub>
      </mrow>
      <mrow>
        <mo fence="true" stretchy="false">(</mo>
        <mrow>
          <mrow>
            <mi>n</mi>
            <mo stretchy="false">−</mo>
            <mi>k</mi>
          </mrow>
        </mrow>
        <mo fence="true" stretchy="false">)</mo>
      </mrow>
      <mi>P</mi>
      <mrow>
        <mo fence="true" stretchy="false">(</mo>
        <mrow>
          <mi>k</mi>
        </mrow>
        <mo fence="true" stretchy="false">)</mo>
      </mrow>
    </mrow>
    <annotation encoding="StarMath 5.0">P( n ) = 1 over n sum from k = 0 to n-1 %sigma_1( n-k ) P( k )</annotation>
  </semantics>
</math>
</file>

<file path=Object 377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row>
          <mfrac>
            <mrow>
              <msub>
                <mi mathvariant="normal">σ</mi>
                <mn>1</mn>
              </msub>
              <mrow>
                <mo fence="true" stretchy="false">(</mo>
                <mrow>
                  <mi>n</mi>
                </mrow>
                <mo fence="true" stretchy="false">)</mo>
              </mrow>
            </mrow>
            <mi>n</mi>
          </mfrac>
          <mo stretchy="false">+</mo>
          <mfrac>
            <mn>1</mn>
            <mn>2</mn>
          </mfrac>
        </mrow>
      </mrow>
      <mrow>
        <mrow>
          <munder>
            <mo stretchy="false">∑</mo>
            <mrow>
              <mrow>
                <mi>j</mi>
                <mo stretchy="false">+</mo>
                <mi>k</mi>
              </mrow>
              <mo stretchy="false">=</mo>
              <mi>n</mi>
            </mrow>
          </munder>
          <mrow>
            <mfrac>
              <mrow>
                <msub>
                  <mi mathvariant="normal">σ</mi>
                  <mn>1</mn>
                </msub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o stretchy="false">⋅</mo>
            <mfrac>
              <mrow>
                <msub>
                  <mi mathvariant="normal">σ</mi>
                  <mn>1</mn>
                </msub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</mrow>
        </mrow>
        <mo stretchy="false">+</mo>
        <mfrac>
          <mn>1</mn>
          <mn>6</mn>
        </mfrac>
      </mrow>
      <mrow>
        <mrow>
          <munder>
            <mo stretchy="false">∑</mo>
            <mrow>
              <mrow>
                <mi>j</mi>
                <mo stretchy="false">+</mo>
                <mi>k</mi>
                <mo stretchy="false">+</mo>
                <mi>l</mi>
              </mrow>
              <mo stretchy="false">=</mo>
              <mi>n</mi>
            </mrow>
          </munder>
          <mrow>
            <mfrac>
              <mrow>
                <msub>
                  <mi mathvariant="normal">σ</mi>
                  <mn>1</mn>
                </msub>
                <mrow>
                  <mo fence="true" stretchy="false">(</mo>
                  <mrow>
                    <mi>j</mi>
                  </mrow>
                  <mo fence="true" stretchy="false">)</mo>
                </mrow>
              </mrow>
              <mi>j</mi>
            </mfrac>
            <mo stretchy="false">⋅</mo>
            <mfrac>
              <mrow>
                <msub>
                  <mi mathvariant="normal">σ</mi>
                  <mn>1</mn>
                </msub>
                <mrow>
                  <mo fence="true" stretchy="false">(</mo>
                  <mrow>
                    <mi>k</mi>
                  </mrow>
                  <mo fence="true" stretchy="false">)</mo>
                </mrow>
              </mrow>
              <mi>k</mi>
            </mfrac>
            <mo stretchy="false">⋅</mo>
            <mfrac>
              <mrow>
                <msub>
                  <mi mathvariant="normal">σ</mi>
                  <mn>1</mn>
                </msub>
                <mrow>
                  <mo fence="true" stretchy="false">(</mo>
                  <mrow>
                    <mi>l</mi>
                  </mrow>
                  <mo fence="true" stretchy="false">)</mo>
                </mrow>
              </mrow>
              <mi>l</mi>
            </mfrac>
          </mrow>
        </mrow>
        <mo stretchy="false">+</mo>
        <mn>..</mn>
      </mrow>
      <mi>.</mi>
    </mrow>
    <annotation encoding="StarMath 5.0">P( n ) = 

{{%sigma_1( n )} over n }

+ 

1 over 2 sum from j+k = n {{{%sigma_1( j )} over j } cdot {{%sigma_1( k )} over k } }

+

1 over 6 sum from j+k+l = n {{{%sigma_1( j )} over j } cdot {{%sigma_1( k )} over k } cdot {{%sigma_1( l )} over l }}

+

...</annotation>
  </semantics>
</math>
</file>

<file path=Object 378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t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frac>
              <mrow>
                <msub>
                  <mi mathvariant="normal">σ</mi>
                  <mn>1</mn>
                </msub>
                <mrow>
                  <mo fence="true" stretchy="false">(</mo>
                  <mrow>
                    <mrow>
                      <mi>n</mi>
                      <mo stretchy="false">−</mo>
                      <mi>t</mi>
                    </mrow>
                  </mrow>
                  <mo fence="true" stretchy="false">)</mo>
                </mrow>
              </mrow>
              <mi>n</mi>
            </mfrac>
          </mrow>
          <mo stretchy="false">⋅</mo>
          <mrow>
            <mo fence="true" stretchy="false">(</mo>
            <mrow>
              <mrow>
                <mrow>
                  <mfrac>
                    <mrow>
                      <msub>
                        <mi mathvariant="normal">σ</mi>
                        <mn>1</mn>
                      </msub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  <mi>t</mi>
                  </mfrac>
                  <mo stretchy="false">+</mo>
                  <mfrac>
                    <mn>1</mn>
                    <mn>2</mn>
                  </mfrac>
                </mrow>
                <mrow>
                  <mrow>
                    <munder>
                      <mo stretchy="false">∑</mo>
                      <mrow>
                        <mrow>
                          <mi>j</mi>
                          <mo stretchy="false">+</mo>
                          <mi>k</mi>
                        </mrow>
                        <mo stretchy="false">=</mo>
                        <mi>t</mi>
                      </mrow>
                    </munder>
                    <mrow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j</mi>
                            </mrow>
                            <mo fence="true" stretchy="false">)</mo>
                          </mrow>
                        </mrow>
                        <mi>j</mi>
                      </mfrac>
                      <mo stretchy="false">⋅</mo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row>
                  </mrow>
                  <mo stretchy="false">+</mo>
                  <mfrac>
                    <mn>1</mn>
                    <mn>6</mn>
                  </mfrac>
                </mrow>
                <mrow>
                  <mrow>
                    <munder>
                      <mo stretchy="false">∑</mo>
                      <mrow>
                        <mrow>
                          <mi>j</mi>
                          <mo stretchy="false">+</mo>
                          <mi>k</mi>
                          <mo stretchy="false">+</mo>
                          <mi>l</mi>
                        </mrow>
                        <mo stretchy="false">=</mo>
                        <mi>t</mi>
                      </mrow>
                    </munder>
                    <mrow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j</mi>
                            </mrow>
                            <mo fence="true" stretchy="false">)</mo>
                          </mrow>
                        </mrow>
                        <mi>j</mi>
                      </mfrac>
                      <mo stretchy="false">⋅</mo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  <mo stretchy="false">⋅</mo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l</mi>
                            </mrow>
                            <mo fence="true" stretchy="false">)</mo>
                          </mrow>
                        </mrow>
                        <mi>l</mi>
                      </mfrac>
                    </mrow>
                  </mrow>
                  <mo stretchy="false">+</mo>
                  <mn>...</mn>
                </mrow>
              </mrow>
            </mrow>
            <mo fence="true" stretchy="false">)</mo>
          </mrow>
        </mrow>
      </mrow>
    </mrow>
    <annotation encoding="StarMath 5.0">P( n ) = sum from t = 0 to n-1 {{%sigma_1( n-t )} over n} cdot ({{%sigma_1( t )} over t }

+ 

1 over 2 sum from j+k = t {{{%sigma_1( j )} over j } cdot {{%sigma_1( k )} over k } }

+

1 over 6 sum from j+k+l = t {{{%sigma_1( j )} over j } cdot {{%sigma_1( k )} over k } cdot {{%sigma_1( l )} over l }}

+

...)</annotation>
  </semantics>
</math>
</file>

<file path=Object 379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∑</mo>
            <mrow>
              <mi>t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o fence="true" stretchy="false">(</mo>
            <mrow>
              <mrow>
                <mrow>
                  <mrow>
                    <mfrac>
                      <mrow>
                        <msub>
                          <mi mathvariant="normal">σ</mi>
                          <mn>1</mn>
                        </msub>
                        <mrow>
                          <mo fence="true" stretchy="false">(</mo>
                          <mrow>
                            <mrow>
                              <mi>n</mi>
                              <mo stretchy="false">−</mo>
                              <mi>t</mi>
                            </mrow>
                          </mrow>
                          <mo fence="true" stretchy="false">)</mo>
                        </mrow>
                      </mrow>
                      <mi>n</mi>
                    </mfrac>
                    <mo stretchy="false">⋅</mo>
                    <mfrac>
                      <mrow>
                        <msub>
                          <mi mathvariant="normal">σ</mi>
                          <mn>1</mn>
                        </msub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  <mi>t</mi>
                    </mfrac>
                  </mrow>
                  <mo stretchy="false">+</mo>
                  <mfrac>
                    <mn>1</mn>
                    <mn>2</mn>
                  </mfrac>
                </mrow>
                <mrow>
                  <mrow>
                    <munder>
                      <mo stretchy="false">∑</mo>
                      <mrow>
                        <mrow>
                          <mi>j</mi>
                          <mo stretchy="false">+</mo>
                          <mi>k</mi>
                        </mrow>
                        <mo stretchy="false">=</mo>
                        <mi>t</mi>
                      </mrow>
                    </munder>
                    <mrow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row>
                                <mi>n</mi>
                                <mo stretchy="false">−</mo>
                                <mi>t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  <mo stretchy="false">⋅</mo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j</mi>
                            </mrow>
                            <mo fence="true" stretchy="false">)</mo>
                          </mrow>
                        </mrow>
                        <mi>j</mi>
                      </mfrac>
                      <mo stretchy="false">⋅</mo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</mrow>
                  </mrow>
                  <mo stretchy="false">+</mo>
                  <mfrac>
                    <mn>1</mn>
                    <mn>6</mn>
                  </mfrac>
                </mrow>
                <mrow>
                  <mrow>
                    <munder>
                      <mo stretchy="false">∑</mo>
                      <mrow>
                        <mrow>
                          <mi>j</mi>
                          <mo stretchy="false">+</mo>
                          <mi>k</mi>
                          <mo stretchy="false">+</mo>
                          <mi>l</mi>
                        </mrow>
                        <mo stretchy="false">=</mo>
                        <mi>t</mi>
                      </mrow>
                    </munder>
                    <mrow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row>
                                <mi>n</mi>
                                <mo stretchy="false">−</mo>
                                <mi>t</mi>
                              </mrow>
                            </mrow>
                            <mo fence="true" stretchy="false">)</mo>
                          </mrow>
                        </mrow>
                        <mi>n</mi>
                      </mfrac>
                      <mo stretchy="false">⋅</mo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j</mi>
                            </mrow>
                            <mo fence="true" stretchy="false">)</mo>
                          </mrow>
                        </mrow>
                        <mi>j</mi>
                      </mfrac>
                      <mo stretchy="false">⋅</mo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k</mi>
                            </mrow>
                            <mo fence="true" stretchy="false">)</mo>
                          </mrow>
                        </mrow>
                        <mi>k</mi>
                      </mfrac>
                      <mo stretchy="false">⋅</mo>
                      <mfrac>
                        <mrow>
                          <msub>
                            <mi mathvariant="normal">σ</mi>
                            <mn>1</mn>
                          </msub>
                          <mrow>
                            <mo fence="true" stretchy="false">(</mo>
                            <mrow>
                              <mi>l</mi>
                            </mrow>
                            <mo fence="true" stretchy="false">)</mo>
                          </mrow>
                        </mrow>
                        <mi>l</mi>
                      </mfrac>
                    </mrow>
                  </mrow>
                  <mo stretchy="false">+</mo>
                  <mn>...</mn>
                </mrow>
              </mrow>
            </mrow>
            <mo fence="true" stretchy="false">)</mo>
          </mrow>
        </mrow>
      </mrow>
    </mrow>
    <annotation encoding="StarMath 5.0">P( n ) = sum from t = 0 to n-1 ({{%sigma_1( n-t )} over n} cdot {{%sigma_1( t )} over t }

+ 

1 over 2 sum from j+k = t {{{%sigma_1( n-t )} over n} cdot {{%sigma_1( j )} over j } cdot {{%sigma_1( k )} over k } }

+

1 over 6 sum from j+k+l = t {{{%sigma_1( n-t )} over n} cdot {{%sigma_1( j )} over j } cdot {{%sigma_1( k )} over k } cdot {{%sigma_1( l )} over l }}

+

...)</annotation>
  </semantics>
</math>
</file>

<file path=Object 38/content.xml><?xml version="1.0" encoding="utf-8"?>
<math xmlns="http://www.w3.org/1998/Math/MathML" display="block">
  <semantics>
    <mrow>
      <msub>
        <mrow>
          <mo fence="true" stretchy="false">[</mo>
          <mrow>
            <mi mathvariant="normal">ζ</mi>
          </mrow>
          <mo fence="true" stretchy="false">]</mo>
        </mrow>
        <mi>n</mi>
      </msub>
      <mo stretchy="false">=</mo>
      <mrow>
        <munder>
          <mo stretchy="false">∑</mo>
          <mrow>
            <mn>1</mn>
            <mo stretchy="false">≤</mo>
            <mi>j</mi>
            <mo stretchy="false">≤</mo>
            <mi>n</mi>
          </mrow>
        </munder>
        <mn>1</mn>
      </mrow>
    </mrow>
    <annotation encoding="StarMath 5.0">[%zeta]_n = sum from 1 &lt;= j &lt;= n 1</annotation>
  </semantics>
</math>
</file>

<file path=Object 380/content.xml><?xml version="1.0" encoding="utf-8"?>
<math xmlns="http://www.w3.org/1998/Math/MathML" display="block">
  <semantics>
    <mrow>
      <mrow>
        <mfrac>
          <mrow>
            <msub>
              <mi mathvariant="normal">σ</mi>
              <mn>1</mn>
            </msub>
            <mrow>
              <mo fence="true" stretchy="false">(</mo>
              <mrow>
                <mi>n</mi>
              </mrow>
              <mo fence="true" stretchy="false">)</mo>
            </mrow>
          </mrow>
          <mi>n</mi>
        </mfrac>
        <mo stretchy="false">=</mo>
        <mi>P</mi>
      </mrow>
      <mrow>
        <mrow>
          <mo fence="true" stretchy="false">(</mo>
          <mrow>
            <mi>n</mi>
          </mrow>
          <mo fence="true" stretchy="false">)</mo>
        </mrow>
        <mo stretchy="false">+</mo>
        <mfrac>
          <msub>
            <mi>B</mi>
            <mn>2</mn>
          </msub>
          <mrow>
            <mn>2</mn>
            <mi>!</mi>
          </mrow>
        </mfrac>
      </mrow>
      <mrow>
        <mrow>
          <mrow>
            <munder>
              <mo stretchy="false">∑</mo>
              <mrow>
                <mrow>
                  <mi>j</mi>
                  <mo stretchy="false">+</mo>
                  <mi>k</mi>
                </mrow>
                <mo stretchy="false">=</mo>
                <mi>n</mi>
              </mrow>
            </munder>
            <mrow>
              <mi>P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stretchy="false">⋅</mo>
          <mfrac>
            <mrow>
              <msub>
                <mi mathvariant="normal">σ</mi>
                <mn>1</mn>
              </msub>
              <mrow>
                <mo fence="true" stretchy="false">(</mo>
                <mrow>
                  <mi>k</mi>
                </mrow>
                <mo fence="true" stretchy="false">)</mo>
              </mrow>
            </mrow>
            <mi>k</mi>
          </mfrac>
        </mrow>
        <mo stretchy="false">+</mo>
        <mfrac>
          <mn>1</mn>
          <mn>6</mn>
        </mfrac>
      </mrow>
      <mrow>
        <mrow>
          <munder>
            <mo stretchy="false">∑</mo>
            <mrow>
              <mrow>
                <mi>j</mi>
                <mo stretchy="false">+</mo>
                <mi>k</mi>
                <mo stretchy="false">+</mo>
                <mi>l</mi>
              </mrow>
              <mo stretchy="false">=</mo>
              <mi>n</mi>
            </mrow>
          </munder>
          <mrow>
            <mi>P</mi>
            <mrow>
              <mrow>
                <mo fence="true" stretchy="false">(</mo>
                <mrow>
                  <mi>j</mi>
                </mrow>
                <mo fence="true" stretchy="false">)</mo>
              </mrow>
              <mo stretchy="false">⋅</mo>
              <mfrac>
                <mrow>
                  <msub>
                    <mi mathvariant="normal">σ</mi>
                    <mn>1</mn>
                  </msub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i>k</mi>
              </mfrac>
              <mo stretchy="false">⋅</mo>
              <mfrac>
                <mrow>
                  <msub>
                    <mi mathvariant="normal">σ</mi>
                    <mn>1</mn>
                  </msub>
                  <mrow>
                    <mo fence="true" stretchy="false">(</mo>
                    <mrow>
                      <mi>l</mi>
                    </mrow>
                    <mo fence="true" stretchy="false">)</mo>
                  </mrow>
                </mrow>
                <mi>l</mi>
              </mfrac>
            </mrow>
          </mrow>
        </mrow>
        <mo stretchy="false">+</mo>
        <mn>..</mn>
      </mrow>
      <mi>.</mi>
    </mrow>
    <annotation encoding="StarMath 5.0">{{%sigma_1( n )} over n } = 

P( n )

+ 

B_2 over {2!} sum from j+k = n {P(j) } cdot {{%sigma_1( k )} over k } 

+

1 over 6 sum from j+k+l = n {P(j) cdot {{%sigma_1( k )} over k } cdot {{%sigma_1( l )} over l }}

+

...</annotation>
  </semantics>
</math>
</file>

<file path=Object 38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z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b>
                <mi>log</mi>
                <mi>y</mi>
              </msub>
              <mi>n</mi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x</mi>
          <mi>k</mi>
        </msup>
        <mo stretchy="false">⋅</mo>
        <mi>f</mi>
      </mrow>
      <mrow>
        <mo fence="true" stretchy="false">(</mo>
        <mrow>
          <mrow>
            <mrow>
              <mi>n</mi>
              <mo stretchy="false">⋅</mo>
              <msup>
                <mi>y</mi>
                <mrow>
                  <mo stretchy="false">−</mo>
                  <mi>k</mi>
                </mrow>
              </msup>
            </mrow>
            <mi>,</mi>
            <mrow>
              <mi>z</mi>
              <mo stretchy="false">−</mo>
              <mi>k</mi>
            </mrow>
            <mi>,</mi>
            <mrow>
              <mi>y</mi>
              <mo stretchy="false">+</mo>
              <mi>x</mi>
            </mrow>
          </mrow>
        </mrow>
        <mo fence="true" stretchy="false">)</mo>
      </mrow>
    </mrow>
    <annotation encoding="StarMath 5.0">f(n,z,y) = sum from k = 0 to {log_y n} ( binom{z}{k} ) x^k cdot f(n cdot y^-k, z-k, y+x)
</annotation>
  </semantics>
</math>
</file>

<file path=Object 382/content.xml><?xml version="1.0" encoding="utf-8"?>
<math xmlns="http://www.w3.org/1998/Math/MathML" display="block">
  <semantics>
    <mrow>
      <mi>f</mi>
      <mrow>
        <mo fence="true" stretchy="false">(</mo>
        <mrow>
          <mrow>
            <mi>n</mi>
            <mi>,</mi>
            <mi>z</mi>
            <mi>,</mi>
            <mrow>
              <mn>1</mn>
              <mo stretchy="false">+</mo>
              <mi>x</mi>
            </mrow>
          </mrow>
        </mrow>
        <mo fence="true" stretchy="false">)</mo>
      </mrow>
    </mrow>
    <annotation encoding="StarMath 5.0">f( n,z,1+x )</annotation>
  </semantics>
</math>
</file>

<file path=Object 383/content.xml><?xml version="1.0" encoding="utf-8"?>
<math xmlns="http://www.w3.org/1998/Math/MathML" display="block">
  <semantics>
    <mtable>
      <mtr>
        <mtd>
          <mrow>
            <mtext/>
            <msub>
              <mi>D</mi>
              <mi>z</mi>
            </msub>
            <mrow>
              <mrow>
                <mo fence="true" stretchy="false">(</mo>
                <mrow>
                  <mrow>
                    <mi>n</mi>
                    <mi>,</mi>
                    <mi>s</mi>
                    <mi>,</mi>
                    <mi>y</mi>
                    <mi>,</mi>
                    <mfrac>
                      <mi>a</mi>
                      <mi>b</mi>
                    </mfrac>
                  </mrow>
                </mrow>
                <mo fence="true" stretchy="false">)</mo>
              </mrow>
              <mo stretchy="false">=</mo>
              <mtext/>
            </mrow>
          </mrow>
        </mtd>
      </mtr>
      <mtr>
        <mtd>
          <mrow>
            <mtext>        </mtext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o fence="true" stretchy="false">(</mo>
                <mrow>
                  <mrow>
                    <mi>s</mi>
                    <mo stretchy="false">−</mo>
                    <mn>1</mn>
                  </mrow>
                </mrow>
                <mo fence="true" stretchy="false">)</mo>
              </mrow>
            </msup>
            <mrow>
              <munderover>
                <mo stretchy="false">∑</mo>
                <mrow>
                  <mi>j</mi>
                  <mo stretchy="false">=</mo>
                  <mrow>
                    <mi>y</mi>
                    <mo stretchy="false">+</mo>
                    <mn>1</mn>
                  </mrow>
                </mrow>
                <mrow>
                  <mo fence="true" stretchy="false">⌊</mo>
                  <mrow>
                    <mrow>
                      <mi>n</mi>
                      <mi>y</mi>
                    </mrow>
                  </mrow>
                  <mo fence="true" stretchy="false">⌋</mo>
                </mrow>
              </munderover>
              <mi>t</mi>
            </mrow>
            <mrow>
              <mo fence="true" stretchy="false">(</mo>
              <mrow>
                <mi>j</mi>
              </mrow>
              <mo fence="true" stretchy="false">)</mo>
            </mrow>
            <mrow>
              <msup>
                <mi>j</mi>
                <mrow>
                  <mo stretchy="false">−</mo>
                  <mi>s</mi>
                </mrow>
              </msup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n>2</mn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</msup>
            <mrow>
              <munderover>
                <mo stretchy="false">∑</mo>
                <mrow>
                  <mi>j</mi>
                  <mo stretchy="false">=</mo>
                  <mrow>
                    <mi>y</mi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row>
                        <mi>n</mi>
                        <msup>
                          <mi>y</mi>
                          <mn>2</mn>
                        </msup>
                      </mrow>
                      <mrow>
                        <mi>y</mi>
                        <mo stretchy="false">+</mo>
                        <mn>1</mn>
                      </mrow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row>
                      <mi>y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frac>
                        <mrow>
                          <mi>n</mi>
                          <msup>
                            <mi>y</mi>
                            <mn>2</mn>
                          </msup>
                        </mrow>
                        <mi>j</mi>
                      </mfrac>
                    </mrow>
                    <mo fence="true" stretchy="false">⌋</mo>
                  </mrow>
                </munderover>
                <mi>t</mi>
              </mrow>
            </mrow>
            <mrow>
              <mo fence="true" stretchy="false">(</mo>
              <mrow>
                <mi>j</mi>
              </mrow>
              <mo fence="true" stretchy="false">)</mo>
            </mrow>
            <mi>t</mi>
            <mrow>
              <mo fence="true" stretchy="false">(</mo>
              <mrow>
                <mi>k</mi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i>j</mi>
                      <mi>k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sup>
              <mi>y</mi>
              <mrow>
                <mn>3</mn>
                <mrow>
                  <mo fence="true" stretchy="false">(</mo>
                  <mrow>
                    <mrow>
                      <mi>s</mi>
                      <mo stretchy="false">−</mo>
                      <mn>1</mn>
                    </mrow>
                  </mrow>
                  <mo fence="true" stretchy="false">)</mo>
                </mrow>
              </mrow>
            </msup>
            <mrow>
              <munderover>
                <mo stretchy="false">∑</mo>
                <mrow>
                  <mi>j</mi>
                  <mo stretchy="false">=</mo>
                  <mrow>
                    <mi>y</mi>
                    <mo stretchy="false">+</mo>
                    <mn>1</mn>
                  </mrow>
                </mrow>
                <mrow>
                  <mo fence="true" stretchy="false">⌊</mo>
                  <mrow>
                    <mfrac>
                      <mrow>
                        <mi>n</mi>
                        <msup>
                          <mi>y</mi>
                          <mn>3</mn>
                        </msup>
                      </mrow>
                      <msup>
                        <mrow>
                          <mo fence="true" stretchy="false">(</mo>
                          <mrow>
                            <mrow>
                              <mi>y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n>2</mn>
                      </msup>
                    </mfrac>
                  </mrow>
                  <mo fence="true" stretchy="false">⌋</mo>
                </mrow>
              </munderover>
              <mrow>
                <munderover>
                  <mo stretchy="false">∑</mo>
                  <mrow>
                    <mi>k</mi>
                    <mo stretchy="false">=</mo>
                    <mrow>
                      <mi>y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frac>
                        <mrow>
                          <mi>n</mi>
                          <msup>
                            <mi>y</mi>
                            <mn>3</mn>
                          </msup>
                        </mrow>
                        <mrow>
                          <mi>j</mi>
                          <mrow>
                            <mo fence="true" stretchy="false">(</mo>
                            <mrow>
                              <mrow>
                                <mi>y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row>
                        <mi>y</mi>
                        <mo stretchy="false">+</mo>
                        <mn>1</mn>
                      </mrow>
                    </mrow>
                    <mrow>
                      <mo fence="true" stretchy="false">⌊</mo>
                      <mrow>
                        <mfrac>
                          <mrow>
                            <mi>n</mi>
                            <msup>
                              <mi>y</mi>
                              <mn>3</mn>
                            </msup>
                          </mrow>
                          <mrow>
                            <mi>j</mi>
                            <mi>k</mi>
                          </mrow>
                        </mfrac>
                      </mrow>
                      <mo fence="true" stretchy="false">⌋</mo>
                    </mrow>
                  </munderover>
                  <mi>t</mi>
                </mrow>
              </mrow>
            </mrow>
            <mrow>
              <mo fence="true" stretchy="false">(</mo>
              <mrow>
                <mi>j</mi>
              </mrow>
              <mo fence="true" stretchy="false">)</mo>
            </mrow>
            <mi>t</mi>
            <mrow>
              <mo fence="true" stretchy="false">(</mo>
              <mrow>
                <mi>k</mi>
              </mrow>
              <mo fence="true" stretchy="false">)</mo>
            </mrow>
            <mi>t</mi>
            <mrow>
              <mo fence="true" stretchy="false">(</mo>
              <mrow>
                <mi>l</mi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i>j</mi>
                      <mi>k</mi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n>...</mn>
            </mrow>
          </mrow>
        </mtd>
      </mtr>
    </mtable>
    <annotation encoding="StarMath 5.0">""D_z(n,s,y,a over b) = 

"" newline "        " 1+
(binom{z}{1})y^(s-1) sum from j = y+1 to {lfloor n y rfloor} t(j)j^-s

+ (binom{z}{2}){y^{2(s-1)}} 
	sum from j = y+1 to lfloor {n y^2} over {y+1} rfloor 
		sum from k = y+1 to lfloor {n y^2} over {j} rfloor 
			t( j )t( k )( j k )^-s

+ (binom{z}{3}){y^{3(s-1)}} 
	sum from j = y+1 to lfloor {n y^3} over {( {y+1})^2} rfloor
		sum from k = y+1 to lfloor {n y^3} over { j({y+1})} rfloor
			sum from l = y+1 to lfloor {n y^3} over {j k} rfloor 
				t( j )t( k )t( l ) ( j k l )^-s
+ ...</annotation>
  </semantics>
</math>
</file>

<file path=Object 384/content.xml><?xml version="1.0" encoding="utf-8"?>
<math xmlns="http://www.w3.org/1998/Math/MathML" display="block">
  <semantics>
    <mrow>
      <msub>
        <mi>t</mi>
        <mi>x</mi>
      </msub>
      <mrow>
        <mrow>
          <mo fence="true" stretchy="false">(</mo>
          <mrow>
            <mi>m</mi>
          </mrow>
          <mo fence="true" stretchy="false">)</mo>
        </mrow>
        <mo stretchy="false">=</mo>
        <mrow>
          <mo fence="true" stretchy="false">(</mo>
          <mrow>
            <mrow>
              <mrow>
                <msub>
                  <mi>x</mi>
                  <mi>d</mi>
                </msub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m</mi>
                            <msub>
                              <mi>x</mi>
                              <mi>d</mi>
                            </msub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m</mi>
                              <mo stretchy="false">−</mo>
                              <mn>1</mn>
                            </mrow>
                            <msub>
                              <mi>x</mi>
                              <mi>d</mi>
                            </msub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  <mo stretchy="false">−</mo>
              <mrow>
                <msub>
                  <mi>x</mi>
                  <mi>n</mi>
                </msub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m</mi>
                            <msub>
                              <mi>x</mi>
                              <mi>n</mi>
                            </msub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m</mi>
                              <mo stretchy="false">−</mo>
                              <mn>1</mn>
                            </mrow>
                            <msub>
                              <mi>x</mi>
                              <mi>n</mi>
                            </msub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t_x(m) = (x_d cdot (lfloor m over x_d rfloor - lfloor {m - 1} over x_d rfloor )-x_n cdot (lfloor m over x_n rfloor - lfloor {m - 1} over x_n rfloor ))</annotation>
  </semantics>
</math>
</file>

<file path=Object 385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i>x</mi>
                                          <mo stretchy="false">⋅</mo>
                                          <mi>y</mi>
                                        </mrow>
                                      </mrow>
                                      <mo fence="true" stretchy="false">)</mo>
                                    </mrow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     </mtext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i>y</mi>
            <mrow>
              <munderover>
                <mo stretchy="false">∑</mo>
                <mrow>
                  <mi>j</mi>
                  <mo stretchy="false">=</mo>
                  <mrow>
                    <mn>1</mn>
                    <mo stretchy="false">+</mo>
                    <mi>y</mi>
                  </mrow>
                </mrow>
                <mi>n</mi>
              </munderover>
              <mi>t</mi>
            </mrow>
            <mrow>
              <mo fence="true" stretchy="false">(</mo>
              <mrow>
                <mrow>
                  <mi>j</mi>
                  <mo stretchy="false">⋅</mo>
                  <mi>y</mi>
                </mrow>
              </mrow>
              <mo fence="true" stretchy="false">)</mo>
            </mrow>
            <mrow>
              <msup>
                <mi>j</mi>
                <mrow>
                  <mo stretchy="false">−</mo>
                  <mi>s</mi>
                </mrow>
              </msup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sup>
              <mi>y</mi>
              <mn>2</mn>
            </msup>
            <mrow>
              <munderover>
                <mo stretchy="false">∑</mo>
                <mrow>
                  <mi>j</mi>
                  <mo stretchy="false">=</mo>
                  <mrow>
                    <mn>1</mn>
                    <mo stretchy="false">+</mo>
                    <mi>y</mi>
                  </mrow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row>
                      <mn>1</mn>
                      <mo stretchy="false">+</mo>
                      <mi>y</mi>
                    </mrow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i>t</mi>
              </mrow>
            </mrow>
            <mrow>
              <mo fence="true" stretchy="false">(</mo>
              <mrow>
                <mrow>
                  <mi>j</mi>
                  <mo stretchy="false">⋅</mo>
                  <mi>y</mi>
                </mrow>
              </mrow>
              <mo fence="true" stretchy="false">)</mo>
            </mrow>
            <mi>t</mi>
            <mrow>
              <mo fence="true" stretchy="false">(</mo>
              <mrow>
                <mrow>
                  <mi>k</mi>
                  <mo stretchy="false">⋅</mo>
                  <mi>y</mi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i>j</mi>
                      <mi>k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sup>
              <mi>y</mi>
              <mn>3</mn>
            </msup>
            <mrow>
              <munderover>
                <mo stretchy="false">∑</mo>
                <mrow>
                  <mi>j</mi>
                  <mo stretchy="false">=</mo>
                  <mrow>
                    <mn>1</mn>
                    <mo stretchy="false">+</mo>
                    <mi>y</mi>
                  </mrow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row>
                      <mn>1</mn>
                      <mo stretchy="false">+</mo>
                      <mi>y</mi>
                    </mrow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row>
                        <mn>1</mn>
                        <mo stretchy="false">+</mo>
                        <mi>y</mi>
                      </mrow>
                    </mrow>
                    <mrow>
                      <mo fence="true" stretchy="false">⌊</mo>
                      <mrow>
                        <mfrac>
                          <mi>n</mi>
                          <mrow>
                            <mi>j</mi>
                            <mi>k</mi>
                          </mrow>
                        </mfrac>
                      </mrow>
                      <mo fence="true" stretchy="false">⌋</mo>
                    </mrow>
                  </munderover>
                  <mi>t</mi>
                </mrow>
              </mrow>
            </mrow>
            <mrow>
              <mo fence="true" stretchy="false">(</mo>
              <mrow>
                <mrow>
                  <mi>j</mi>
                  <mo stretchy="false">⋅</mo>
                  <mi>y</mi>
                </mrow>
              </mrow>
              <mo fence="true" stretchy="false">)</mo>
            </mrow>
            <mi>t</mi>
            <mrow>
              <mo fence="true" stretchy="false">(</mo>
              <mrow>
                <mrow>
                  <mi>k</mi>
                  <mo stretchy="false">⋅</mo>
                  <mi>y</mi>
                </mrow>
              </mrow>
              <mo fence="true" stretchy="false">)</mo>
            </mrow>
            <mi>t</mi>
            <mrow>
              <mo fence="true" stretchy="false">(</mo>
              <mrow>
                <mrow>
                  <mi>l</mi>
                  <mo stretchy="false">⋅</mo>
                  <mi>y</mi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i>j</mi>
                      <mi>k</mi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n>..</mn>
            </mrow>
            <mi>.</mi>
          </mrow>
        </mtd>
      </mtr>
    </mtable>
    <annotation encoding="StarMath 5.0">""[((1-(x cdot y)^{1-s})%zeta(s))^z]_n = 

"" newline "        " 1+
(binom{z}{1})y sum from j = 1+y to n t(j cdot y)j^-s

+ (binom{z}{2}){y^{2}} 
	sum from j = 1+y to n 
		sum from k = 1+y to lfloor {n} over {j} rfloor 
			t( j cdot y )t( k cdot y )( j k )^-s

+ (binom{z}{3}){y^{3}} 
	sum from j = 1+y to n
		sum from k = 1+y to lfloor {n} over {j} rfloor
			sum from l = 1+y to lfloor {n} over {j k} rfloor 
				t( j cdot y )t( k cdot y )t( l cdot y ) ( j k l )^-s
+ ...</annotation>
  </semantics>
</math>
</file>

<file path=Object 386/content.xml><?xml version="1.0" encoding="utf-8"?>
<math xmlns="http://www.w3.org/1998/Math/MathML" display="block">
  <semantics>
    <mrow>
      <msub>
        <mi>t</mi>
        <mrow>
          <mi>a</mi>
          <mo stretchy="false">/</mo>
          <mi>b</mi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row>
                <mi>b</mi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n</mi>
                            <mi>b</mi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n</mi>
                              <mo stretchy="false">−</mo>
                              <mn>1</mn>
                            </mrow>
                            <mi>b</mi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  <mo stretchy="false">−</mo>
              <mrow>
                <mi>a</mi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n</mi>
                            <mi>a</mi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n</mi>
                              <mo stretchy="false">−</mo>
                              <mn>1</mn>
                            </mrow>
                            <mi>a</mi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t_{a / b}(n) = (b cdot (lfloor n over b rfloor - lfloor {n - 1} over b rfloor )-a cdot (lfloor n over a rfloor - lfloor {n - 1} over a rfloor ))</annotation>
  </semantics>
</math>
</file>

<file path=Object 387/content.xml><?xml version="1.0" encoding="utf-8"?>
<math xmlns="http://www.w3.org/1998/Math/MathML" display="block">
  <semantics>
    <mtable>
      <mtr>
        <mtd>
          <mrow>
            <mtext/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row>
                                      <mo fence="true" stretchy="false">(</mo>
                                      <mrow>
                                        <mrow>
                                          <mn>3</mn>
                                          <mo stretchy="false">⋅</mo>
                                          <msup>
                                            <mn>2</mn>
                                            <mrow>
                                              <mo stretchy="false">−</mo>
                                              <mn>1</mn>
                                            </mrow>
                                          </msup>
                                        </mrow>
                                      </mrow>
                                      <mo fence="true" stretchy="false">)</mo>
                                    </mrow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z</mi>
                    </msup>
                  </mrow>
                  <mo fence="true" stretchy="false">]</mo>
                </mrow>
                <mi>n</mi>
              </msub>
              <mo stretchy="false">=</mo>
              <mtext/>
            </mrow>
          </mrow>
        </mtd>
      </mtr>
      <mtr>
        <mtd>
          <mrow>
            <mtext>        </mtext>
            <mrow>
              <mn>1</mn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false">)</mo>
              </mrow>
            </mrow>
            <msup>
              <mn>2</mn>
              <mrow>
                <mo stretchy="false">−</mo>
                <mn>1</mn>
              </mrow>
            </msup>
            <mrow>
              <munderover>
                <mo stretchy="false">∑</mo>
                <mrow>
                  <mi>j</mi>
                  <mo stretchy="false">=</mo>
                  <mrow>
                    <mn>1</mn>
                    <mo stretchy="false">+</mo>
                    <msup>
                      <mn>2</mn>
                      <mrow>
                        <mo stretchy="false">−</mo>
                        <mn>1</mn>
                      </mrow>
                    </msup>
                  </mrow>
                </mrow>
                <mi>n</mi>
              </munderover>
              <mi>t</mi>
            </mrow>
            <mrow>
              <mo fence="true" stretchy="false">(</mo>
              <mrow>
                <mrow>
                  <mi>j</mi>
                  <mo stretchy="false">⋅</mo>
                  <mn>2</mn>
                </mrow>
              </mrow>
              <mo fence="true" stretchy="false">)</mo>
            </mrow>
            <mrow>
              <msup>
                <mi>j</mi>
                <mrow>
                  <mo stretchy="false">−</mo>
                  <mi>s</mi>
                </mrow>
              </msup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2</mn>
                      </mtd>
                    </mtr>
                  </mtable>
                </mrow>
                <mo fence="true" stretchy="false">)</mo>
              </mrow>
            </mrow>
            <msup>
              <mn>2</mn>
              <mrow>
                <mo stretchy="false">−</mo>
                <mn>2</mn>
              </mrow>
            </msup>
            <mrow>
              <munderover>
                <mo stretchy="false">∑</mo>
                <mrow>
                  <mi>j</mi>
                  <mo stretchy="false">=</mo>
                  <mrow>
                    <mn>1</mn>
                    <mo stretchy="false">+</mo>
                    <msup>
                      <mn>2</mn>
                      <mrow>
                        <mo stretchy="false">−</mo>
                        <mn>1</mn>
                      </mrow>
                    </msup>
                  </mrow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row>
                      <mn>1</mn>
                      <mo stretchy="false">+</mo>
                      <msup>
                        <mn>2</mn>
                        <mrow>
                          <mo stretchy="false">−</mo>
                          <mn>1</mn>
                        </mrow>
                      </msup>
                    </mrow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i>t</mi>
              </mrow>
            </mrow>
            <mrow>
              <mo fence="true" stretchy="false">(</mo>
              <mrow>
                <mrow>
                  <mi>j</mi>
                  <mo stretchy="false">⋅</mo>
                  <mn>2</mn>
                </mrow>
              </mrow>
              <mo fence="true" stretchy="false">)</mo>
            </mrow>
            <mi>t</mi>
            <mrow>
              <mo fence="true" stretchy="false">(</mo>
              <mrow>
                <mrow>
                  <mi>k</mi>
                  <mo stretchy="false">⋅</mo>
                  <mn>2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i>j</mi>
                      <mi>k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n>3</mn>
                      </mtd>
                    </mtr>
                  </mtable>
                </mrow>
                <mo fence="true" stretchy="false">)</mo>
              </mrow>
            </mrow>
            <msup>
              <mn>2</mn>
              <mrow>
                <mo stretchy="false">−</mo>
                <mn>3</mn>
              </mrow>
            </msup>
            <mrow>
              <munderover>
                <mo stretchy="false">∑</mo>
                <mrow>
                  <mi>j</mi>
                  <mo stretchy="false">=</mo>
                  <mrow>
                    <mn>1</mn>
                    <mo stretchy="false">+</mo>
                    <msup>
                      <mn>2</mn>
                      <mrow>
                        <mo stretchy="false">−</mo>
                        <mn>1</mn>
                      </mrow>
                    </msup>
                  </mrow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row>
                      <mn>1</mn>
                      <mo stretchy="false">+</mo>
                      <msup>
                        <mn>2</mn>
                        <mrow>
                          <mo stretchy="false">−</mo>
                          <mn>1</mn>
                        </mrow>
                      </msup>
                    </mrow>
                  </mrow>
                  <mrow>
                    <mo fence="true" stretchy="false">⌊</mo>
                    <mrow>
                      <mfrac>
                        <mi>n</mi>
                        <mi>j</mi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l</mi>
                      <mo stretchy="false">=</mo>
                      <mrow>
                        <mn>1</mn>
                        <mo stretchy="false">+</mo>
                        <msup>
                          <mn>2</mn>
                          <mrow>
                            <mo stretchy="false">−</mo>
                            <mn>1</mn>
                          </mrow>
                        </msup>
                      </mrow>
                    </mrow>
                    <mrow>
                      <mo fence="true" stretchy="false">⌊</mo>
                      <mrow>
                        <mfrac>
                          <mi>n</mi>
                          <mrow>
                            <mi>j</mi>
                            <mi>k</mi>
                          </mrow>
                        </mfrac>
                      </mrow>
                      <mo fence="true" stretchy="false">⌋</mo>
                    </mrow>
                  </munderover>
                  <mi>t</mi>
                </mrow>
              </mrow>
            </mrow>
            <mrow>
              <mo fence="true" stretchy="false">(</mo>
              <mrow>
                <mrow>
                  <mi>j</mi>
                  <mo stretchy="false">⋅</mo>
                  <mn>2</mn>
                </mrow>
              </mrow>
              <mo fence="true" stretchy="false">)</mo>
            </mrow>
            <mi>t</mi>
            <mrow>
              <mo fence="true" stretchy="false">(</mo>
              <mrow>
                <mrow>
                  <mi>k</mi>
                  <mo stretchy="false">⋅</mo>
                  <mn>2</mn>
                </mrow>
              </mrow>
              <mo fence="true" stretchy="false">)</mo>
            </mrow>
            <mi>t</mi>
            <mrow>
              <mo fence="true" stretchy="false">(</mo>
              <mrow>
                <mrow>
                  <mi>l</mi>
                  <mo stretchy="false">⋅</mo>
                  <mn>2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i>j</mi>
                      <mi>k</mi>
                      <mi>l</mi>
                    </mrow>
                  </mrow>
                  <mo fence="true" stretchy="false">)</mo>
                </mrow>
                <mrow>
                  <mo stretchy="false">−</mo>
                  <mi>s</mi>
                </mrow>
              </msup>
              <mo stretchy="false">+</mo>
              <mn>..</mn>
            </mrow>
            <mi>.</mi>
          </mrow>
        </mtd>
      </mtr>
    </mtable>
    <annotation encoding="StarMath 5.0">""[((1-(3 cdot 2^-1)^{1-s})%zeta(s))^z]_n = 

"" newline "        " 1+
(binom{z}{1})2^-1 sum from j = 1+2^-1 to n t(j cdot 2)j^-s

+ (binom{z}{2}){2^{-2}} 
	sum from j = 1+2^-1 to n 
		sum from k = 1+2^-1 to lfloor {n} over {j} rfloor 
			t( j cdot 2 )t( k cdot 2 )( j k )^-s

+ (binom{z}{3}){2^{-3}} 
	sum from j = 1+2^-1 to n
		sum from k = 1+2^-1 to lfloor {n} over {j} rfloor
			sum from l = 1+2^-1 to lfloor {n} over {j k} rfloor 
				t( j cdot 2 )t( k cdot 2 )t( l cdot 2 ) ( j k l )^-s
+ ...</annotation>
  </semantics>
</math>
</file>

<file path=Object 388/content.xml><?xml version="1.0" encoding="utf-8"?>
<math xmlns="http://www.w3.org/1998/Math/MathML" display="block">
  <semantics>
    <mrow>
      <msub>
        <mi>t</mi>
        <mrow>
          <mn>3</mn>
          <mo stretchy="false">/</mo>
          <mn>2</mn>
        </mrow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false">(</mo>
          <mrow>
            <mrow>
              <mrow>
                <mn>2</mn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n</mi>
                            <mn>2</mn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n</mi>
                              <mo stretchy="false">−</mo>
                              <mn>1</mn>
                            </mrow>
                            <mn>2</mn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  <mo stretchy="false">−</mo>
              <mrow>
                <mn>3</mn>
                <mo stretchy="false">⋅</mo>
                <mrow>
                  <mo fence="true" stretchy="false">(</mo>
                  <mrow>
                    <mrow>
                      <mrow>
                        <mo fence="true" stretchy="false">⌊</mo>
                        <mrow>
                          <mfrac>
                            <mi>n</mi>
                            <mn>3</mn>
                          </mfrac>
                        </mrow>
                        <mo fence="true" stretchy="false">⌋</mo>
                      </mrow>
                      <mo stretchy="false">−</mo>
                      <mrow>
                        <mo fence="true" stretchy="false">⌊</mo>
                        <mrow>
                          <mfrac>
                            <mrow>
                              <mi>n</mi>
                              <mo stretchy="false">−</mo>
                              <mn>1</mn>
                            </mrow>
                            <mn>3</mn>
                          </mfrac>
                        </mrow>
                        <mo fence="true" stretchy="false">⌋</mo>
                      </mrow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t_{3 / 2}(n) = (2 cdot (lfloor n over 2 rfloor - lfloor {n - 1} over 2 rfloor )-3 cdot (lfloor n over 3 rfloor - lfloor {n - 1} over 3 rfloor ))</annotation>
  </semantics>
</math>
</file>

<file path=Object 389/content.xml><?xml version="1.0" encoding="utf-8"?>
<math xmlns="http://www.w3.org/1998/Math/MathML" display="block">
  <semantics>
    <mrow>
      <mtext/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i>y</mi>
          <mo stretchy="false">⋅</mo>
          <mrow>
            <munderover>
              <mo stretchy="false">∑</mo>
              <mrow>
                <mi>j</mi>
                <mo stretchy="false">=</mo>
                <mrow>
                  <mn>1</mn>
                  <mo stretchy="false">+</mo>
                  <mi>y</mi>
                </mrow>
              </mrow>
              <mi>n</mi>
            </munderover>
            <mi>t</mi>
          </mrow>
        </mrow>
      </mrow>
      <mrow>
        <mo fence="true" stretchy="false">(</mo>
        <mrow>
          <mrow>
            <mi>j</mi>
            <mo stretchy="false">⋅</mo>
            <msup>
              <mi>y</mi>
              <mrow>
                <mo stretchy="false">−</mo>
                <mn>1</mn>
              </mrow>
            </msup>
          </mrow>
        </mrow>
        <mo fence="true" stretchy="false">)</mo>
      </mrow>
      <mrow>
        <mo fence="true" stretchy="false">(</mo>
        <mrow>
          <mrow>
            <mrow>
              <mfrac>
                <mn>1</mn>
                <mi>k</mi>
              </mfrac>
              <mo stretchy="false">−</mo>
              <msub>
                <mi>f</mi>
                <mrow>
                  <mi>k</mi>
                  <mo stretchy="false">+</mo>
                  <mn>1</mn>
                </mrow>
              </msub>
            </mrow>
            <mrow>
              <mo fence="true" stretchy="false">(</mo>
              <mrow>
                <mfrac>
                  <mi>n</mi>
                  <mi>j</mi>
                </mfrac>
              </mrow>
              <mo fence="true" stretchy="false">)</mo>
            </mrow>
          </mrow>
        </mrow>
        <mo fence="true" stretchy="false">)</mo>
      </mrow>
    </mrow>
    <annotation encoding="StarMath 5.0">""f_{k}(n) = 

y cdot sum from j = {1+y} to n t(j cdot y^-1)( 1 over k - f_{k+1}(n over j) )
</annotation>
  </semantics>
</math>
</file>

<file path=Object 39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n>1</mn>
            <mo stretchy="false">≤</mo>
            <mi>j</mi>
            <mo stretchy="false">≤</mo>
            <mi>n</mi>
          </mrow>
        </munder>
        <msup>
          <mi>j</mi>
          <mrow>
            <mo stretchy="false">−</mo>
            <mi>s</mi>
          </mrow>
        </msup>
      </mrow>
    </mrow>
    <annotation encoding="StarMath 5.0">[%zeta(s)]_n = sum from 1 &lt;= j &lt;= n j^-s</annotation>
  </semantics>
</math>
</file>

<file path=Object 39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n</mi>
              <mi>,</mi>
              <mi>z</mi>
              <mi>,</mi>
              <mi>y</mi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sub>
                <mi>log</mi>
                <mi>y</mi>
              </msub>
              <mi>n</mi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row>
        <msup>
          <mi>x</mi>
          <mi>k</mi>
        </msup>
        <mo stretchy="false">⋅</mo>
        <mi>t</mi>
      </mrow>
      <mrow>
        <msup>
          <mrow>
            <mo fence="true" stretchy="false">(</mo>
            <mrow>
              <mrow>
                <mi>y</mi>
                <mo stretchy="false">⋅</mo>
                <msup>
                  <mi>x</mi>
                  <mrow>
                    <mo stretchy="false">−</mo>
                    <mn>1</mn>
                  </mrow>
                </msup>
              </mrow>
            </mrow>
            <mo fence="true" stretchy="false">)</mo>
          </mrow>
          <mi>k</mi>
        </msup>
        <mo stretchy="false">⋅</mo>
        <mi>f</mi>
      </mrow>
      <mrow>
        <mo fence="true" stretchy="false">(</mo>
        <mrow>
          <mrow>
            <mrow>
              <mi>n</mi>
              <mo stretchy="false">⋅</mo>
              <msup>
                <mi>y</mi>
                <mrow>
                  <mo stretchy="false">−</mo>
                  <mi>k</mi>
                </mrow>
              </msup>
            </mrow>
            <mi>,</mi>
            <mrow>
              <mi>z</mi>
              <mo stretchy="false">−</mo>
              <mi>k</mi>
            </mrow>
            <mi>,</mi>
            <mrow>
              <mi>y</mi>
              <mo stretchy="false">+</mo>
              <mi>x</mi>
            </mrow>
          </mrow>
        </mrow>
        <mo fence="true" stretchy="false">)</mo>
      </mrow>
    </mrow>
    <annotation encoding="StarMath 5.0">f(n,z,y) = sum from k = 0 to {log_y n} ( binom{z}{k} ) x^k cdot t(y cdot x^-1)^k cdot f(n cdot y^-k, z-k, y+x)
</annotation>
  </semantics>
</math>
</file>

<file path=Object 391/content.xml><?xml version="1.0" encoding="utf-8"?>
<math xmlns="http://www.w3.org/1998/Math/MathML" display="block">
  <semantics>
    <mrow>
      <mi>f</mi>
      <mrow>
        <mo fence="true" stretchy="false">(</mo>
        <mrow>
          <mrow>
            <mi>n</mi>
            <mi>,</mi>
            <mi>z</mi>
            <mi>,</mi>
            <mrow>
              <mn>1</mn>
              <mo stretchy="false">+</mo>
              <mi>x</mi>
            </mrow>
          </mrow>
        </mrow>
        <mo fence="true" stretchy="false">)</mo>
      </mrow>
    </mrow>
    <annotation encoding="StarMath 5.0">f( n,z,1+x )</annotation>
  </semantics>
</math>
</file>

<file path=Object 39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i>a</mi>
                                    <mo stretchy="false">⋅</mo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row>
                  <msup>
                    <mi>x</mi>
                    <mrow>
                      <mn>1</mn>
                      <mo stretchy="false">−</mo>
                      <mi>s</mi>
                    </mrow>
                  </msup>
                  <mo stretchy="false">⋅</mo>
                  <msup>
                    <mi>y</mi>
                    <mrow>
                      <mo stretchy="false">−</mo>
                      <mi>s</mi>
                    </mrow>
                  </msup>
                  <mo stretchy="false">⋅</mo>
                  <msub>
                    <mi>t</mi>
                    <mrow>
                      <mi>a</mi>
                      <mo stretchy="false">⋅</mo>
                      <mi>x</mi>
                    </mrow>
                  </msub>
                </mrow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sup>
                                <mrow>
                                  <mo fence="true" stretchy="false">(</mo>
                                  <mrow>
                                    <mrow>
                                      <mi>a</mi>
                                      <mo stretchy="false">⋅</mo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x</mi>
                    <mo stretchy="false">⋅</mo>
                    <mi>y</mi>
                  </mrow>
                </mrow>
                <mo fence="true" stretchy="false">)</mo>
              </mrow>
              <mi>k</mi>
            </msup>
          </mrow>
        </msub>
      </mrow>
    </mrow>
    <annotation encoding="StarMath 5.0">[((1-(a cdot x)^{1-s}) cdot %zeta(s,y))^z]_n = sum from k = 0 ( binom{z}{k} ) cdot (x^{1-s} cdot  y^{-s} cdot t_{a cdot x}(y))^k cdot [((1-(a cdot x)^{1-s}) cdot %zeta(s,1 + y))^{z-k}]_{n /(x cdot y)^{k}}
</annotation>
  </semantics>
</math>
</file>

<file path=Object 393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row>
                              <mo fence="true" stretchy="false">(</mo>
                              <mrow>
                                <mrow>
                                  <mi>a</mi>
                                  <mo stretchy="false">⋅</mo>
                                  <mi>x</mi>
                                </mrow>
                              </mrow>
                              <mo fence="true" stretchy="false">)</mo>
                            </mrow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o stretchy="false">⋅</mo>
                    <mi mathvariant="normal">ζ</mi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(1-{(a cdot x)}^{1-s}) cdot %zeta(s,1+x^-1))^z]_n</annotation>
  </semantics>
</math>
</file>

<file path=Object 394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row>
                                <mo fence="true" stretchy="false">(</mo>
                                <mrow>
                                  <mrow>
                                    <mi>a</mi>
                                    <mo stretchy="false">⋅</mo>
                                    <mi>x</mi>
                                  </mrow>
                                </mrow>
                                <mo fence="true" stretchy="false">)</mo>
                              </mrow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n>0,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row>
                  <mi>x</mi>
                  <mo stretchy="false">⋅</mo>
                  <msub>
                    <mi>t</mi>
                    <mrow>
                      <mi>a</mi>
                      <mo stretchy="false">⋅</mo>
                      <mi>x</mi>
                    </mrow>
                  </msub>
                </mrow>
                <mrow>
                  <mo fence="true" stretchy="false">(</mo>
                  <mrow>
                    <mi>y</mi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sup>
                                <mrow>
                                  <mo fence="true" stretchy="false">(</mo>
                                  <mrow>
                                    <mrow>
                                      <mi>a</mi>
                                      <mo stretchy="false">⋅</mo>
                                      <mi>x</mi>
                                    </mrow>
                                  </mrow>
                                  <mo fence="true" stretchy="false">)</mo>
                                </mrow>
                                <mrow>
                                  <mn>1</mn>
                                  <mo stretchy="false">−</mo>
                                  <mn>0</mn>
                                </mrow>
                              </msup>
                            </mrow>
                          </mrow>
                          <mo fence="true" stretchy="false">)</mo>
                        </mrow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n>0,1</mn>
                            <mo stretchy="false">+</mo>
                            <mi>y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z</mi>
                  <mo stretchy="false">−</mo>
                  <mi>k</mi>
                </mrow>
              </msup>
            </mrow>
            <mo fence="true" stretchy="false">]</mo>
          </mrow>
          <mrow>
            <mi>n</mi>
            <mo stretchy="false">/</mo>
            <msup>
              <mrow>
                <mo fence="true" stretchy="false">(</mo>
                <mrow>
                  <mrow>
                    <mi>x</mi>
                    <mo stretchy="false">⋅</mo>
                    <mi>y</mi>
                  </mrow>
                </mrow>
                <mo fence="true" stretchy="false">)</mo>
              </mrow>
              <mi>k</mi>
            </msup>
          </mrow>
        </msub>
      </mrow>
    </mrow>
    <annotation encoding="StarMath 5.0">[((1-(a cdot x)^{1-s}) cdot %zeta(0,y))^z]_n = sum from k = 0 ( binom{z}{k} ) cdot (x cdot t_{a cdot x}(y))^k cdot [((1-(a cdot x)^{1-0}) cdot %zeta(0,1 + y))^{z-k}]_{n /(x cdot y)^{k}}
</annotation>
  </semantics>
</math>
</file>

<file path=Object 39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i>z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n>0,2</mn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</mrow>
      <mtext> where </mtext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n>1</mn>
          <mo stretchy="false">+</mo>
          <mrow>
            <mrow>
              <munderover>
                <mo stretchy="false">∑</mo>
                <mrow>
                  <mi>a</mi>
                  <mo stretchy="false">=</mo>
                  <mi>y</mi>
                </mrow>
                <mi>n</mi>
              </munderover>
              <mrow>
                <munderover>
                  <mo stretchy="false">∑</mo>
                  <mrow>
                    <mi>k</mi>
                    <mo stretchy="false">=</mo>
                    <mn>1</mn>
                  </mrow>
                  <mrow>
                    <mo fence="true" stretchy="false">⌊</mo>
                    <mrow>
                      <mfrac>
                        <mrow>
                          <mi>log</mi>
                          <mi>n</mi>
                        </mrow>
                        <mrow>
                          <mi>log</mi>
                          <mi>a</mi>
                        </mrow>
                      </mfrac>
                    </mrow>
                    <mo fence="true" stretchy="false">⌋</mo>
                  </mrow>
                </munderover>
                <mrow>
                  <mo fence="true" stretchy="false">(</mo>
                  <mrow>
                    <mtable>
                      <mtr>
                        <mtd>
                          <mi>z</mi>
                        </mtd>
                      </mtr>
                      <mtr>
                        <mtd>
                          <mi>k</mi>
                        </mtd>
                      </mtr>
                    </mtable>
                  </mrow>
                  <mo fence="true" stretchy="false">)</mo>
                </mrow>
              </mrow>
            </mrow>
            <mo stretchy="false">⋅</mo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n>1</mn>
                          <mo stretchy="false">+</mo>
                          <mrow>
                            <mi mathvariant="normal">ζ</mi>
                            <mrow>
                              <mo fence="true" stretchy="false">(</mo>
                              <mrow>
                                <mrow>
                                  <mn>0,</mn>
                                  <mrow>
                                    <mi>a</mi>
                                    <mo stretchy="false">+</mo>
                                    <mn>1</mn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</mrow>
                      <mo fence="true" stretchy="false">)</mo>
                    </mrow>
                    <mrow>
                      <mi>z</mi>
                      <mo stretchy="false">−</mo>
                      <mi>k</mi>
                    </mrow>
                  </msup>
                </mrow>
                <mo fence="true" stretchy="false">]</mo>
              </mrow>
              <mrow>
                <mi>n</mi>
                <mo stretchy="false">/</mo>
                <msup>
                  <mi>a</mi>
                  <mi>k</mi>
                </msup>
              </mrow>
            </msub>
          </mrow>
        </mrow>
      </mrow>
    </mrow>
    <annotation encoding="StarMath 5.0">[{%zeta( 0 )}^z]_n = [(1+{%zeta( 0,2 )})^z]_n  " where " [(1+{%zeta( 0,y )})^z]_n =      1+sum from {a = y} to n sum from k = 1 to {lfloor{log n}over{log a}rfloor} ( binom{z}{k} ) cdot [(1+{%zeta( 0,a+1 )})^{z-k}]_{n/a^k}</annotation>
  </semantics>
</math>
</file>

<file path=Object 396/content.xml><?xml version="1.0" encoding="utf-8"?>
<math xmlns="http://www.w3.org/1998/Math/MathML" display="block">
  <semantics>
    <mrow>
      <mi mathvariant="normal">κ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row>
                  <mi>y</mi>
                  <mo stretchy="false">∣</mo>
                  <mi>n</mi>
                </mrow>
                <mi>,</mi>
                <mrow>
                  <mi>y</mi>
                  <mo stretchy="false">&gt;</mo>
                  <mn>1</mn>
                </mrow>
              </mrow>
            </mund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sup>
                    <mi>y</mi>
                    <mi>k</mi>
                  </msup>
                  <mo stretchy="false">∣</mo>
                  <mi>n</mi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</mrow>
          <mo stretchy="false">⋅</mo>
          <mo stretchy="false">∇</mo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 mathvariant="normal">ζ</mi>
                    </mrow>
                    <mrow>
                      <mo fence="true" stretchy="false">(</mo>
                      <mrow>
                        <mrow>
                          <mn>0,</mn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o stretchy="false">−</mo>
                <mi>k</mi>
              </mrow>
            </msup>
          </mrow>
          <mo fence="true" stretchy="false">]</mo>
        </mrow>
        <mfrac>
          <mi>n</mi>
          <msup>
            <mi>y</mi>
            <mi>k</mi>
          </msup>
        </mfrac>
      </msub>
    </mrow>
    <annotation encoding="StarMath 5.0">%kappa( n ) = sum from {y divides n, y&gt;1} sum from k = 1 to y^k divides n {(-1)^{k+1} over k} cdot nabla[ (1+%zeta(0,y))^{-k} ]_{ n over y^k }</annotation>
  </semantics>
</math>
</file>

<file path=Object 397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i>z</mi>
              </msup>
            </mrow>
            <mo fence="true" stretchy="false">]</mo>
          </mrow>
          <mi>n</mi>
        </msub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row>
                      <mi mathvariant="normal">ζ</mi>
                      <mrow>
                        <mo fence="true" stretchy="false">(</mo>
                        <mrow>
                          <mn>0,2</mn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text> where </mtext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over>
                          <mo stretchy="false">∑</mo>
                          <mrow>
                            <mi>k</mi>
                            <mo stretchy="false">=</mo>
                            <mn>0</mn>
                          </mrow>
                          <mrow>
                            <msup>
                              <mi>y</mi>
                              <mi>k</mi>
                            </msup>
                            <mo stretchy="false">∣</mo>
                            <mi>n</mi>
                          </mrow>
                        </munderover>
                        <mrow>
                          <mo fence="true" stretchy="false">(</mo>
                          <mrow>
                            <mtable>
                              <mtr>
                                <mtd>
                                  <mi>z</mi>
                                </mtd>
                              </mtr>
                              <mtr>
                                <mtd>
                                  <mi>k</mi>
                                </mtd>
                              </mtr>
                            </mtable>
                          </mrow>
                          <mo fence="true" stretchy="false">)</mo>
                        </mrow>
                      </mrow>
                      <mo stretchy="false">⋅</mo>
                      <mo stretchy="false">∇</mo>
                    </mrow>
                    <msub>
                      <mrow>
                        <mo fence="true" stretchy="false">[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row>
                                    <mi mathvariant="normal">ζ</mi>
                                    <mrow>
                                      <mo fence="true" stretchy="false">(</mo>
                                      <mrow>
                                        <mrow>
                                          <mn>0,</mn>
                                          <mrow>
                                            <mi>y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i>z</mi>
                              <mo stretchy="false">−</mo>
                              <mi>k</mi>
                            </mrow>
                          </msup>
                        </mrow>
                        <mo fence="true" stretchy="false">]</mo>
                      </mrow>
                      <mrow>
                        <mi>n</mi>
                        <mo stretchy="false">/</mo>
                        <msup>
                          <mi>y</mi>
                          <mi>k</mi>
                        </msup>
                      </mrow>
                    </msub>
                    <mtext>if</mtext>
                    <mrow>
                      <mi>n</mi>
                      <mo stretchy="false">≥</mo>
                      <mi>y</mi>
                    </mrow>
                  </mrow>
                </mtd>
              </mtr>
              <mtr>
                <mtd>
                  <mrow>
                    <mn>1</mn>
                    <mtext>                                                    if</mtext>
                    <mrow>
                      <mi>n</mi>
                      <mo stretchy="false">=</mo>
                      <mn>1</mn>
                    </mrow>
                  </mrow>
                </mtd>
              </mtr>
              <mtr>
                <mtd>
                  <mrow>
                    <mn>0</mn>
                    <mtext>                                               if</mtext>
                    <mrow>
                      <mn>1</mn>
                      <mo stretchy="false">&lt;</mo>
                      <mi>n</mi>
                      <mo stretchy="false">&lt;</mo>
                      <mi>y</mi>
                    </mrow>
                  </mrow>
                </mtd>
              </mtr>
            </mtable>
          </mrow>
        </mrow>
      </mrow>
    </mrow>
    <annotation encoding="StarMath 5.0">nabla [{%zeta( 0 )}^z]_n = nabla[(1+{%zeta( 0,2 )})^z]_n  " where " nabla[(1+{%zeta( 0,y )})^z]_n = left lbrace
  stack {
    sum from k = 0 to {y^k divides n} ( binom{z}{k} ) cdot nabla[(1+{%zeta( 0,y+1 )})^{z-k}]_{n/y^k} "if" n&gt;=y#
    1 "                                                    if" n=1#
    0 "                                               if" 1&lt;n&lt;y
  }
right none

</annotation>
  </semantics>
</math>
</file>

<file path=Object 398/content.xml><?xml version="1.0" encoding="utf-8"?>
<math xmlns="http://www.w3.org/1998/Math/MathML" display="block">
  <semantics>
    <mrow>
      <mo stretchy="false">∇</mo>
      <mrow>
        <msub>
          <mrow>
            <mo fence="true" stretchy="false">[</mo>
            <mrow>
              <msup>
                <mrow>
                  <mi mathvariant="normal">ζ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i>z</mi>
              </msup>
            </mrow>
            <mo fence="true" stretchy="false">]</mo>
          </mrow>
          <mi>n</mi>
        </msub>
        <mo stretchy="false">=</mo>
        <mo stretchy="false">∇</mo>
      </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row>
                      <mi mathvariant="normal">ζ</mi>
                      <mrow>
                        <mo fence="true" stretchy="false">(</mo>
                        <mrow>
                          <mn>0,2</mn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text> where </mtext>
      <mo stretchy="false">∇</mo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i mathvariant="normal">ζ</mi>
                        <mrow>
                          <mo fence="true" stretchy="false">(</mo>
                          <mrow>
                            <mrow>
                              <mn>0,</mn>
                              <mi>y</mi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under>
                          <mo stretchy="false">∑</mo>
                          <mrow>
                            <mrow>
                              <mi>m</mi>
                              <mo stretchy="false">∣</mo>
                              <mi>n</mi>
                            </mrow>
                            <mi>;</mi>
                            <mrow>
                              <mi>m</mi>
                              <mo stretchy="false">≥</mo>
                              <mi>y</mi>
                            </mrow>
                          </mrow>
                        </munder>
                        <mrow>
                          <munderover>
                            <mo stretchy="false">∑</mo>
                            <mrow>
                              <mi>k</mi>
                              <mo stretchy="false">=</mo>
                              <mn>1</mn>
                            </mrow>
                            <mrow>
                              <msup>
                                <mi>m</mi>
                                <mi>k</mi>
                              </msup>
                              <mo stretchy="false">∣</mo>
                              <mi>n</mi>
                            </mrow>
                          </munderover>
                          <mrow>
                            <mo fence="true" stretchy="false">(</mo>
                            <mrow>
                              <mtable>
                                <mtr>
                                  <mtd>
                                    <mi>z</mi>
                                  </mtd>
                                </mtr>
                                <mtr>
                                  <mtd>
                                    <mi>k</mi>
                                  </mtd>
                                </mtr>
                              </mtable>
                            </mrow>
                            <mo fence="true" stretchy="false">)</mo>
                          </mrow>
                        </mrow>
                      </mrow>
                      <mo stretchy="false">⋅</mo>
                      <mo stretchy="false">∇</mo>
                    </mrow>
                    <msub>
                      <mrow>
                        <mo fence="true" stretchy="false">[</mo>
                        <mrow>
                          <msup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+</mo>
                                  <mrow>
                                    <mi mathvariant="normal">ζ</mi>
                                    <mrow>
                                      <mo fence="true" stretchy="false">(</mo>
                                      <mrow>
                                        <mrow>
                                          <mn>0,</mn>
                                          <mrow>
                                            <mi>m</mi>
                                            <mo stretchy="false">+</mo>
                                            <mn>1</mn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i>z</mi>
                              <mo stretchy="false">−</mo>
                              <mi>k</mi>
                            </mrow>
                          </msup>
                        </mrow>
                        <mo fence="true" stretchy="false">]</mo>
                      </mrow>
                      <mrow>
                        <mi>n</mi>
                        <mo stretchy="false">/</mo>
                        <msup>
                          <mi>m</mi>
                          <mi>k</mi>
                        </msup>
                      </mrow>
                    </msub>
                    <mtext>if</mtext>
                    <mrow>
                      <mi>n</mi>
                      <mo stretchy="false">≠</mo>
                      <mn>1</mn>
                    </mrow>
                  </mrow>
                </mtd>
              </mtr>
              <mtr>
                <mtd>
                  <mrow>
                    <mn>1</mn>
                    <mtext>                                                             if</mtext>
                    <mrow>
                      <mi>n</mi>
                      <mo stretchy="false">=</mo>
                      <mn>1</mn>
                    </mrow>
                  </mrow>
                </mtd>
              </mtr>
            </mtable>
          </mrow>
        </mrow>
      </mrow>
    </mrow>
    <annotation encoding="StarMath 5.0">nabla [{%zeta( 0 )}^z]_n = nabla[(1+{%zeta( 0,2 )})^z]_n  " where " nabla[(1+{%zeta( 0,y )})^z]_n = left lbrace
  stack {
    sum from {m divides n; m &gt;= y}sum from k = 1 to {m^k divides n} ( binom{z}{k} ) cdot nabla[(1+{%zeta( 0,m+1 )})^{z-k}]_{n/m^k} "if" n&lt;&gt;1#
    1 "                                                             if" n=1
  }
right none

</annotation>
  </semantics>
</math>
</file>

<file path=Object 399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a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k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a</mi>
                      </mrow>
                    </mfrac>
                  </mrow>
                  <mo fence="true" stretchy="false">⌋</mo>
                </mrow>
              </munderover>
              <mfrac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k</mi>
                    <mo stretchy="false">+</mo>
                    <mn>1</mn>
                  </mrow>
                </msup>
                <mi>k</mi>
              </mfrac>
            </mrow>
          </mrow>
          <mo stretchy="false">⋅</mo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n>1</mn>
                        <mo stretchy="false">+</mo>
                        <mrow>
                          <mi mathvariant="normal">ζ</mi>
                          <mrow>
                            <mo fence="true" stretchy="false">(</mo>
                            <mrow>
                              <mrow>
                                <mn>0,</mn>
                                <mrow>
                                  <mi>a</mi>
                                  <mo stretchy="false">+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)</mo>
                  </mrow>
                  <mrow>
                    <mo stretchy="false">−</mo>
                    <mi>k</mi>
                  </mrow>
                </msup>
              </mrow>
              <mo fence="true" stretchy="false">]</mo>
            </mrow>
            <mrow>
              <mi>n</mi>
              <mo stretchy="false">/</mo>
              <msup>
                <mi>a</mi>
                <mi>k</mi>
              </msup>
            </mrow>
          </msub>
        </mrow>
      </mrow>
    </mrow>
    <annotation encoding="StarMath 5.0">%PI(n) = sum from {a = 2} to n sum from k = 1 to {lfloor{log n}over{log a}rfloor} {(-1)^{k+1} over k} cdot [(1+{%zeta( 0,a+1 )})^{-k}]_{n/a^k}</annotation>
  </semantics>
</math>
</file>

<file path=Object 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sub>
                        <mi mathvariant="normal">ζ</mi>
                        <mrow>
                          <mn>1</mn>
                          <mo stretchy="false">/</mo>
                          <mn>2</mn>
                        </mrow>
                      </msub>
                      <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o stretchy="false">⋅</mo>
                        <msub>
                          <mi mathvariant="normal">ζ</mi>
                          <mrow>
                            <mn>1</mn>
                            <mo stretchy="false">/</mo>
                            <mn>2</mn>
                          </mrow>
                        </msub>
                      </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n>2</mn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sub>
                      <mi mathvariant="normal">ζ</mi>
                      <mrow>
                        <mn>1</mn>
                        <mo stretchy="false">/</mo>
                        <mn>2</mn>
                      </mrow>
                    </msub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[log(%zeta_{1 / 2}(0) cdot %zeta_{1 / 2}(0))]_n =  2[log( %zeta_{1 / 2}(0) )]_n</annotation>
  </semantics>
</math>
</file>

<file path=Object 40/content.xml><?xml version="1.0" encoding="utf-8"?>
<math xmlns="http://www.w3.org/1998/Math/MathML" display="block">
  <semantics>
    <mrow>
      <msub>
        <mrow>
          <mo fence="true" stretchy="false">[</mo>
          <mrow>
            <mrow>
              <msub>
                <mi mathvariant="normal">ζ</mi>
                <mfrac>
                  <mn>1</mn>
                  <mi>k</mi>
                </mfrac>
              </msub>
              <mrow>
                <mo fence="true" stretchy="false">(</mo>
                <mrow>
                  <mrow>
                    <mi>s</mi>
                    <mo stretchy="false">⋅</mo>
                    <mi>a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n>1</mn>
            <mo stretchy="false">≤</mo>
            <msup>
              <mi>j</mi>
              <mi>k</mi>
            </msup>
            <mo stretchy="false">≤</mo>
            <mi>n</mi>
          </mrow>
        </munder>
        <msup>
          <mi>j</mi>
          <mrow>
            <mrow>
              <mo stretchy="false">−</mo>
              <mi>s</mi>
            </mrow>
            <mi>a</mi>
          </mrow>
        </msup>
      </mrow>
    </mrow>
    <annotation encoding="StarMath 5.0">[%zeta_{1 over k}(s cdot a)]_n = sum from 1 &lt;= j^k &lt;= n j^{-s a}</annotation>
  </semantics>
</math>
</file>

<file path=Object 400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n>1</mn>
          <mo stretchy="false">+</mo>
          <mrow>
            <munderover>
              <mo stretchy="false">∑</mo>
              <mrow>
                <mi>a</mi>
                <mo stretchy="false">=</mo>
                <mn>2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row>
                  <mo fence="true" stretchy="false">⌊</mo>
                  <mrow>
                    <mfrac>
                      <mrow>
                        <mi>log</mi>
                        <mi>n</mi>
                      </mrow>
                      <mrow>
                        <mi>log</mi>
                        <mi>a</mi>
                      </mrow>
                    </mfrac>
                  </mrow>
                  <mo fence="true" stretchy="false">⌋</mo>
                </mrow>
              </munderover>
              <mrow>
                <mo fence="true" stretchy="false">(</mo>
                <mrow>
                  <mtable>
                    <mtr>
                      <mtd>
                        <mi>z</mi>
                      </mtd>
                    </mtr>
                    <mtr>
                      <mtd>
                        <mi>j</mi>
                      </mtd>
                    </mtr>
                  </mtable>
                </mrow>
                <mo fence="true" stretchy="false">)</mo>
              </mrow>
            </mrow>
          </mrow>
        </mrow>
      </mrow>
      <mrow>
        <mo fence="true" stretchy="false">(</mo>
        <mrow>
          <mrow>
            <mn>1</mn>
            <mo stretchy="false">+</mo>
            <mrow>
              <mrow>
                <munderover>
                  <mo stretchy="false">∑</mo>
                  <mrow>
                    <mi>b</mi>
                    <mo stretchy="false">=</mo>
                    <mrow>
                      <mi>a</mi>
                      <mo stretchy="false">+</mo>
                      <mn>1</mn>
                    </mrow>
                  </mrow>
                  <mrow>
                    <mo fence="true" stretchy="false">⌊</mo>
                    <mrow>
                      <mfrac>
                        <mi>n</mi>
                        <msup>
                          <mi>a</mi>
                          <mi>j</mi>
                        </msup>
                      </mfrac>
                    </mrow>
                    <mo fence="true" stretchy="false">⌋</mo>
                  </mrow>
                </munderover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row>
                      <mo fence="true" stretchy="false">⌊</mo>
                      <mrow>
                        <mfrac>
                          <mrow>
                            <mi>log</mi>
                            <mrow>
                              <mo fence="true" stretchy="false">(</mo>
                              <mrow>
                                <mrow>
                                  <mi>n</mi>
                                  <mo stretchy="false">/</mo>
                                  <msup>
                                    <mi>a</mi>
                                    <mi>j</mi>
                                  </msup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i>log</mi>
                            <mi>b</mi>
                          </mrow>
                        </mfrac>
                      </mrow>
                      <mo fence="true" stretchy="false">⌋</mo>
                    </mrow>
                  </munderover>
                  <mrow>
                    <mo fence="true" stretchy="false">(</mo>
                    <mrow>
                      <mtable>
                        <mtr>
                          <mtd>
                            <mrow>
                              <mi>z</mi>
                              <mo stretchy="false">−</mo>
                              <mi>j</mi>
                            </mrow>
                          </mtd>
                        </mtr>
                        <mtr>
                          <mtd>
                            <mi>k</mi>
                          </mtd>
                        </mtr>
                      </mtable>
                    </mrow>
                    <mo fence="true" stretchy="false">)</mo>
                  </mrow>
                </mrow>
              </mrow>
              <mo stretchy="false">⋅</mo>
              <mrow>
                <mo fence="true" stretchy="false">(</mo>
                <mrow>
                  <mrow>
                    <mrow>
                      <mn>1</mn>
                      <mo stretchy="false">+</mo>
                      <mrow>
                        <munderover>
                          <mo stretchy="false">∑</mo>
                          <mrow>
                            <mi>c</mi>
                            <mo stretchy="false">=</mo>
                            <mrow>
                              <mi>b</mi>
                              <mo stretchy="false">+</mo>
                              <mn>1</mn>
                            </mrow>
                          </mrow>
                          <mrow>
                            <mo fence="true" stretchy="false">⌊</mo>
                            <mrow>
                              <mfrac>
                                <mi>n</mi>
                                <mrow>
                                  <msup>
                                    <mi>a</mi>
                                    <mi>j</mi>
                                  </msup>
                                  <msup>
                                    <mi>b</mi>
                                    <mi>k</mi>
                                  </msup>
                                </mrow>
                              </mfrac>
                            </mrow>
                            <mo fence="true" stretchy="false">⌋</mo>
                          </mrow>
                        </munderover>
                        <mrow>
                          <munderover>
                            <mo stretchy="false">∑</mo>
                            <mrow>
                              <mi>l</mi>
                              <mo stretchy="false">=</mo>
                              <mn>1</mn>
                            </mrow>
                            <mrow>
                              <mo fence="true" stretchy="false">⌊</mo>
                              <mrow>
                                <mfrac>
                                  <mrow>
                                    <mi>log</mi>
                                    <mrow>
                                      <mo fence="true" stretchy="false">(</mo>
                                      <mrow>
                                        <mrow>
                                          <mi>n</mi>
                                          <mo stretchy="false">/</mo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sup>
                                                  <mi>a</mi>
                                                  <mi>j</mi>
                                                </msup>
                                                <msup>
                                                  <mi>b</mi>
                                                  <mi>k</mi>
                                                </msup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row>
                                    <mi>log</mi>
                                    <mi>c</mi>
                                  </mrow>
                                </mfrac>
                              </mrow>
                              <mo fence="true" stretchy="false">⌋</mo>
                            </mrow>
                          </munderover>
                          <mrow>
                            <mo fence="true" stretchy="false">(</mo>
                            <mrow>
                              <mtable>
                                <mtr>
                                  <mtd>
                                    <mrow>
                                      <mi>z</mi>
                                      <mo stretchy="false">−</mo>
                                      <mi>j</mi>
                                      <mo stretchy="false">−</mo>
                                      <mi>k</mi>
                                    </mrow>
                                  </mtd>
                                </mtr>
                                <mtr>
                                  <mtd>
                                    <mi>l</mi>
                                  </mtd>
                                </mtr>
                              </mtable>
                            </mrow>
                            <mo fence="true" stretchy="false">)</mo>
                          </mrow>
                        </mrow>
                      </mrow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underover>
                                <mo stretchy="false">∑</mo>
                                <mrow>
                                  <mi>d</mi>
                                  <mo stretchy="false">=</mo>
                                  <mrow>
                                    <mi>c</mi>
                                    <mo stretchy="false">+</mo>
                                    <mn>1</mn>
                                  </mrow>
                                </mrow>
                                <mrow>
                                  <mo fence="true" stretchy="false">⌊</mo>
                                  <mrow>
                                    <mfrac>
                                      <mi>n</mi>
                                      <mrow>
                                        <msup>
                                          <mi>a</mi>
                                          <mi>j</mi>
                                        </msup>
                                        <msup>
                                          <mi>b</mi>
                                          <mi>k</mi>
                                        </msup>
                                        <msup>
                                          <mi>c</mi>
                                          <mi>l</mi>
                                        </msup>
                                      </mrow>
                                    </mfrac>
                                  </mrow>
                                  <mo fence="true" stretchy="false">⌋</mo>
                                </mrow>
                              </munderover>
                              <mrow>
                                <munderover>
                                  <mo stretchy="false">∑</mo>
                                  <mrow>
                                    <mi>m</mi>
                                    <mo stretchy="false">=</mo>
                                    <mn>1</mn>
                                  </mrow>
                                  <mrow>
                                    <mo fence="true" stretchy="false">⌊</mo>
                                    <mrow>
                                      <mfrac>
                                        <mrow>
                                          <mi>log</mi>
                                          <mrow>
                                            <mo fence="true" stretchy="false">(</mo>
                                            <mrow>
                                              <mrow>
                                                <mi>n</mi>
                                                <mo stretchy="false">/</mo>
                                                <mrow>
                                                  <mo fence="true" stretchy="false">(</mo>
                                                  <mrow>
                                                    <mrow>
                                                      <msup>
                                                        <mi>a</mi>
                                                        <mi>j</mi>
                                                      </msup>
                                                      <msup>
                                                        <mi>b</mi>
                                                        <mi>k</mi>
                                                      </msup>
                                                      <msup>
                                                        <mi>c</mi>
                                                        <mi>l</mi>
                                                      </msup>
                                                    </mrow>
                                                  </mrow>
                                                  <mo fence="true" stretchy="false">)</mo>
                                                </mrow>
                                              </mrow>
                                            </mrow>
                                            <mo fence="true" stretchy="false">)</mo>
                                          </mrow>
                                        </mrow>
                                        <mrow>
                                          <mi>log</mi>
                                          <mi>d</mi>
                                        </mrow>
                                      </mfrac>
                                    </mrow>
                                    <mo fence="true" stretchy="false">⌋</mo>
                                  </mrow>
                                </munderover>
                                <mrow>
                                  <mo fence="true" stretchy="false">(</mo>
                                  <mrow>
                                    <mtable>
                                      <mtr>
                                        <mtd>
                                          <mrow>
                                            <mi>z</mi>
                                            <mo stretchy="false">−</mo>
                                            <mi>j</mi>
                                            <mo stretchy="false">−</mo>
                                            <mi>k</mi>
                                            <mo stretchy="false">−</mo>
                                            <mi>l</mi>
                                          </mrow>
                                        </mtd>
                                      </mtr>
                                      <mtr>
                                        <mtd>
                                          <mi>m</mi>
                                        </mtd>
                                      </mtr>
                                    </mtable>
                                  </mrow>
                                  <mo fence="true" stretchy="false">)</mo>
                                </mrow>
                              </mrow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n>...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[%zeta(0)^z]_n=

1+sum from {a = 2} to n sum from j = 1 to {lfloor{log n}over{log a}rfloor} ( binom{z}{j} )( 

1+sum from {b = a+1} to {lfloor n over a^j rfloor} sum from k = 1 to {lfloor{log (n/a^j)}over{log b}rfloor} ( binom{z-j}{k} ) cdot(

1+sum from c = b+1 to lfloor n over {a^j b^k}rfloor sum from l = 1 to lfloor{{log (n/(a^j b^k))}over{log c}}rfloor(binom{z-j-k}{l})(

1+sum from d = c+1 to lfloor n over {a^j b^k c^l}rfloor sum from m = 1 to lfloor{{log (n/(a^j b^k c^l))}over{log d}}rfloor(binom{z-j-k-l}{m})(1+...)

)

)

)</annotation>
  </semantics>
</math>
</file>

<file path=Object 401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a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n>2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a</mi>
                  <mtext>)</mtext>
                </mrow>
              </msup>
              <mrow>
                <mi>a</mi>
                <mi>!</mi>
              </mrow>
            </mfrac>
          </mrow>
          <mo stretchy="false">⋅</mo>
          <mrow>
            <munderover>
              <mo stretchy="false">∑</mo>
              <mrow>
                <mi>b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n>2</mn>
                    </mrow>
                    <mrow>
                      <mi>log</mi>
                      <mn>3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b</mi>
                  <mtext>)</mtext>
                </mrow>
              </msup>
              <mrow>
                <mi>b</mi>
                <mi>!</mi>
              </mrow>
            </mfrac>
          </mrow>
          <mo stretchy="false">⋅</mo>
          <mrow>
            <munderover>
              <mo stretchy="false">∑</mo>
              <mrow>
                <mi>c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n>3</mn>
                    </mrow>
                    <mrow>
                      <mi>log</mi>
                      <mn>5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c</mi>
                  <mtext>)</mtext>
                </mrow>
              </msup>
              <mrow>
                <mi>c</mi>
                <mi>!</mi>
              </mrow>
            </mfrac>
          </mrow>
          <mo stretchy="false">⋅</mo>
          <mrow>
            <munderover>
              <mo stretchy="false">∑</mo>
              <mrow>
                <mi>d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row>
                        <mi>n</mi>
                        <mo stretchy="false">−</mo>
                        <mi>a</mi>
                      </mrow>
                      <mi>log</mi>
                      <mrow>
                        <mn>2</mn>
                        <mo stretchy="false">−</mo>
                        <mi>b</mi>
                      </mrow>
                      <mi>log</mi>
                      <mrow>
                        <mn>3</mn>
                        <mo stretchy="false">−</mo>
                        <mi>c</mi>
                      </mrow>
                      <mi>log</mi>
                      <mn>5</mn>
                    </mrow>
                    <mrow>
                      <mi>log</mi>
                      <mn>7</mn>
                    </mrow>
                  </mfrac>
                </mrow>
                <mo fence="true" stretchy="false">⌋</mo>
              </mrow>
            </munderover>
            <mfrac>
              <msup>
                <mi>z</mi>
                <mrow>
                  <mtext>(</mtext>
                  <mi>d</mi>
                  <mtext>)</mtext>
                </mrow>
              </msup>
              <mrow>
                <mi>d</mi>
                <mi>!</mi>
              </mrow>
            </mfrac>
          </mrow>
          <mo stretchy="false">⋅</mo>
          <mn>...</mn>
        </mrow>
      </mrow>
    </mrow>
    <annotation encoding="StarMath 5.0">""[%zeta(0)^z]_n = 

sum from a=0 to lfloor{{{log n} over {log 2}}}rfloor {{z^{"("a")"}}over{a!}} cdot

sum from b= 0 to lfloor{{log n - a log 2} over {log 3}}rfloor{{z^{"("b")"}}over{b!}}cdot

sum from c= 0 to lfloor{{log n - a log 2 - b log 3}over{log 5}}rfloor{{z^{"("c")"}}over{c!}} cdot

sum from d= 0 to lfloor{{log n - a log 2 - b log 3 - c log 5}over{log 7}}rfloor{{z^{"("d")"}}over{d!}} cdot
...

</annotation>
  </semantics>
</math>
</file>

<file path=Object 402/content.xml><?xml version="1.0" encoding="utf-8"?>
<math xmlns="http://www.w3.org/1998/Math/MathML" display="block">
  <semantics>
    <mrow>
      <mrow>
        <munderover>
          <mo stretchy="false">∫</mo>
          <mrow>
            <mi>x</mi>
            <mo stretchy="false">=</mo>
            <mn>0</mn>
          </mrow>
          <mi mathvariant="normal">∞</mi>
        </munderover>
        <msup>
          <mi>e</mi>
          <mrow>
            <mo stretchy="false">−</mo>
            <mi>x</mi>
          </mrow>
        </msup>
      </mrow>
      <mrow>
        <mo fence="true" stretchy="false">(</mo>
        <mrow>
          <mrow>
            <mrow>
              <munder>
                <mi>lim</mi>
                <mrow>
                  <mi>y</mi>
                  <mo stretchy="false">→</mo>
                  <mn>0</mn>
                </mrow>
              </munder>
              <mrow/>
            </mrow>
            <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y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  <mo stretchy="false">⋅</mo>
                                <mi mathvariant="normal">ζ</mi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n>0,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i>a</mi>
                      </mrow>
                    </msup>
                  </mrow>
                  <mo fence="true" stretchy="false">]</mo>
                </mrow>
                <msup>
                  <mi>e</mi>
                  <mi>x</mi>
                </msup>
              </msub>
              <mo stretchy="false">⋅</mo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row>
                                <msup>
                                  <mi>y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  <mo stretchy="false">⋅</mo>
                                <mi mathvariant="normal">ζ</mi>
                              </mrow>
                            </mrow>
                            <mrow>
                              <mo fence="true" stretchy="false">(</mo>
                              <mrow>
                                <mrow>
                                  <mn>0,1</mn>
                                  <mo stretchy="false">+</mo>
                                  <msup>
                                    <mi>y</mi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i>b</mi>
                      </mrow>
                    </msup>
                  </mrow>
                  <mo fence="true" stretchy="false">]</mo>
                </mrow>
                <msup>
                  <mi>e</mi>
                  <mi>x</mi>
                </msup>
              </msub>
            </mrow>
          </mrow>
        </mrow>
        <mo fence="true" stretchy="false">)</mo>
      </mrow>
      <mrow>
        <mi mathvariant="italic">dx</mi>
        <mo stretchy="false">=</mo>
        <mn>0</mn>
      </mrow>
    </mrow>
    <annotation encoding="StarMath 5.0">int from x = 0 to infinity e^-x (lim from {y rightarrow 0}{}[(1+y^{1-s} cdot %zeta(0,1+y^-1))^-a]_{e^x} cdot [(1+y^{1-s} cdot %zeta(0,1+y^-1))^-b]_{e^x})  dx = 0</annotation>
  </semantics>
</math>
</file>

<file path=Object 403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 log((1-x^{1-s})%zeta(s))]_n, 
Re( s )&gt;1</annotation>
  </semantics>
</math>
</file>

<file path=Object 404/content.xml><?xml version="1.0" encoding="utf-8"?>
<math xmlns="http://www.w3.org/1998/Math/MathML" display="block">
  <semantics>
    <mrow>
      <mtext/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""log %zeta( s )- 
sum from k = 1 to infinity {x^{ k(1-s) } over k}</annotation>
  </semantics>
</math>
</file>

<file path=Object 405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0</mn>
      </mrow>
    </mrow>
    <annotation encoding="StarMath 5.0">""lim from {n rightarrow infinity}{} [log ((1-x^{1-s})%zeta(s))]_n, 
Re( s )&gt;0</annotation>
  </semantics>
</math>
</file>

<file path=Object 406/content.xml><?xml version="1.0" encoding="utf-8"?>
<math xmlns="http://www.w3.org/1998/Math/MathML" display="block">
  <semantics>
    <mrow>
      <mi>log</mi>
      <mrow>
        <mo fence="true" stretchy="false">(</mo>
        <mrow>
          <mrow>
            <mrow>
              <mo fence="true" stretchy="false">(</mo>
              <mrow>
                <mrow>
                  <mn>1</mn>
                  <mo stretchy="false">−</mo>
                  <msup>
                    <mi>x</mi>
                    <mrow>
                      <mn>1</mn>
                      <mo stretchy="false">−</mo>
                      <mi>s</mi>
                    </mrow>
                  </msup>
                </mrow>
              </mrow>
              <mo fence="true" stretchy="false">)</mo>
            </mrow>
            <mi mathvariant="normal">ζ</mi>
            <mrow>
              <mo fence="true" stretchy="false">(</mo>
              <mrow>
                <mi>s</mi>
              </mrow>
              <mo fence="true" stretchy="false">)</mo>
            </mrow>
          </mrow>
        </mrow>
        <mo fence="true" stretchy="false">)</mo>
      </mrow>
    </mrow>
    <annotation encoding="StarMath 5.0">log ((1-x^{1-s} )%zeta(s))</annotation>
  </semantics>
</math>
</file>

<file path=Object 407/content.xml><?xml version="1.0" encoding="utf-8"?>
<math xmlns="http://www.w3.org/1998/Math/MathML" display="block">
  <semantics>
    <mrow>
      <mtext/>
      <mrow>
        <munder>
          <mi>lim</mi>
          <mrow>
            <mi>n</mi>
            <mo stretchy="false">→</mo>
            <mi mathvariant="normal">∞</mi>
          </mrow>
        </munder>
        <mrow/>
      </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i>,</mi>
      <mi mathvariant="normal">ℜ</mi>
      <mrow>
        <mrow>
          <mo fence="true" stretchy="false">(</mo>
          <mrow>
            <mi>s</mi>
          </mrow>
          <mo fence="true" stretchy="false">)</mo>
        </mrow>
        <mo stretchy="false">&gt;</mo>
        <mn>1</mn>
      </mrow>
    </mrow>
    <annotation encoding="StarMath 5.0">""lim from {n rightarrow infinity}{} [ log((1-x^{1-s})%zeta(s))]_n, 
Re( s )&gt;1</annotation>
  </semantics>
</math>
</file>

<file path=Object 408/content.xml><?xml version="1.0" encoding="utf-8"?>
<math xmlns="http://www.w3.org/1998/Math/MathML" display="block">
  <semantics>
    <mrow>
      <mtext/>
      <mi>log</mi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i>log</mi>
      </mrow>
      <mrow>
        <mo fence="true" stretchy="false">(</mo>
        <mrow>
          <mrow>
            <mn>1</mn>
            <mo stretchy="false">−</mo>
            <msup>
              <mi>x</mi>
              <mrow>
                <mn>1</mn>
                <mo stretchy="false">−</mo>
                <mi>s</mi>
              </mrow>
            </msup>
          </mrow>
        </mrow>
        <mo fence="true" stretchy="false">)</mo>
      </mrow>
    </mrow>
    <annotation encoding="StarMath 5.0">""log %zeta( s )- 
log ( 1-x^{1-s} )</annotation>
  </semantics>
</math>
</file>

<file path=Object 40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i>z</mi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x</mi>
            <mrow>
              <mi>k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sup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k</mi>
            </mrow>
          </msup>
        </mrow>
      </msub>
    </mrow>
    <annotation encoding="StarMath 5.0">[%zeta(s)^z]_n= sum from k = 0 {{z^{"("k")"}}over{k!}}cdot x^{k(1-s)} [((1-x^{1-s})%zeta(s))^z]_{ n cdot x^-k }</annotation>
  </semantics>
</math>
</file>

<file path=Object 41/content.xml><?xml version="1.0" encoding="utf-8"?>
<math xmlns="http://www.w3.org/1998/Math/MathML" display="block">
  <semantics>
    <mrow>
      <msub>
        <mrow>
          <mo fence="true" stretchy="false">[</mo>
          <mrow>
            <mrow>
              <msub>
                <mi mathvariant="normal">ζ</mi>
                <mi>k</mi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n>1</mn>
            <mo stretchy="false">≤</mo>
            <msup>
              <mi>j</mi>
              <mfrac>
                <mn>1</mn>
                <mi>k</mi>
              </mfrac>
            </msup>
            <mo stretchy="false">≤</mo>
            <mi>n</mi>
          </mrow>
        </munder>
        <mn>1</mn>
      </mrow>
    </mrow>
    <annotation encoding="StarMath 5.0">[%zeta_{k}(0)]_{n} = sum from 1 &lt;= j^{1 over k} &lt;= n 1</annotation>
  </semantics>
</math>
</file>

<file path=Object 41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i>z</mi>
                    </mrow>
                  </mrow>
                  <mo fence="true" stretchy="false">)</mo>
                </mrow>
                <mrow>
                  <mtext>(</mtext>
                  <mi>k</mi>
                  <mtext>)</mtext>
                </mrow>
              </msup>
              <mrow>
                <mi>k</mi>
                <mi>!</mi>
              </mrow>
            </mfrac>
          </mrow>
          <mo stretchy="false">⋅</mo>
          <msup>
            <mi>x</mi>
            <mrow>
              <mi>k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sup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k</mi>
            </mrow>
          </msup>
        </mrow>
      </msub>
    </mrow>
    <annotation encoding="StarMath 5.0">[((1-x^{1-s})%zeta(s))^z]_n = sum from k = 0 {{(-z)^{"("k")"}}over{k!}} cdot x^{k(1-s)} [%zeta(s)^z]_{n cdot x^-k}</annotation>
  </semantics>
</math>
</file>

<file path=Object 41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row>
                  <mi mathvariant="normal">ζ</mi>
                  <msup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  <mi>z</mi>
                  </msup>
                </mrow>
              </mrow>
              <mo fence="true" stretchy="false">]</mo>
            </mrow>
            <mi>n</mi>
          </msub>
          <mo stretchy="false">+</mo>
          <mrow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row>
                    <mo fence="true" stretchy="false">(</mo>
                    <mrow>
                      <mrow>
                        <mo stretchy="false">−</mo>
                        <mi>z</mi>
                      </mrow>
                    </mrow>
                    <mo fence="true" stretchy="false">)</mo>
                  </mrow>
                  <mrow>
                    <mtext>(</mtext>
                    <mi>k</mi>
                    <mtext>)</mtext>
                  </mrow>
                </msup>
                <mrow>
                  <mi>k</mi>
                  <mi>!</mi>
                </mrow>
              </mfrac>
            </mrow>
            <mo stretchy="false">⋅</mo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</mrow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k</mi>
            </mrow>
          </msup>
        </mrow>
      </msub>
    </mrow>
    <annotation encoding="StarMath 5.0">[((1-x^{1-s})%zeta(s))^z]_n = 

[%zeta(s)^z]_n

+

sum from k = 1 {{(-z)^{"("k")"}}over{k!}} cdot x^{k(1-s)} [%zeta(s)^z]_{n cdot x^-k}</annotation>
  </semantics>
</math>
</file>

<file path=Object 41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n>1</mn>
                                  <mo stretchy="false">−</mo>
                                  <mi>s</mi>
                                </mrow>
                              </msup>
                            </mrow>
                          </mrow>
                          <mo fence="true" stretchy="false">)</mo>
                        </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z</mi>
                </msup>
              </mrow>
              <mo fence="true" stretchy="false">]</mo>
            </mrow>
            <mi>n</mi>
          </msub>
          <mo stretchy="false">+</mo>
          <mrow>
            <mrow>
              <munder>
                <mo stretchy="false">∑</mo>
                <mrow>
                  <mi>k</mi>
                  <mo stretchy="false">=</mo>
                  <mn>1</mn>
                </mrow>
              </munder>
              <mfrac>
                <msup>
                  <mi>z</mi>
                  <mrow>
                    <mtext>(</mtext>
                    <mi>k</mi>
                    <mtext>)</mtext>
                  </mrow>
                </msup>
                <mrow>
                  <mi>k</mi>
                  <mi>!</mi>
                </mrow>
              </mfrac>
            </mrow>
            <mo stretchy="false">⋅</mo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k</mi>
            </mrow>
          </msup>
        </mrow>
      </msub>
    </mrow>
    <annotation encoding="StarMath 5.0">[%zeta(s)^z]_n= 

[((1-x^{1-s})%zeta(s))^z]_n

+

sum from k = 1 {{z^{"("k")"}}over{k!}}cdot x^{k(1-s)} [((1-x^{1-s})%zeta(s))^z]_{ n cdot x^-k }</annotation>
  </semantics>
</math>
</file>

<file path=Object 413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n>2</mn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+</mo>
                      <mi mathvariant="normal">ζ</mi>
                    </mrow>
                    <mrow>
                      <mrow>
                        <mo fence="true" stretchy="false">(</mo>
                        <mrow>
                          <mrow>
                            <mi>s</mi>
                            <mi>,</mi>
                            <mn>2</mn>
                          </mrow>
                        </mrow>
                        <mo fence="true" stretchy="false">)</mo>
                      </mrow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  <mi mathvariant="normal">ζ</mi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sup>
                              <mi>x</mi>
                              <mrow>
                                <mo stretchy="false">−</mo>
                                <mn>1</mn>
                              </mrow>
                            </msup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(1-x^{1-s})%zeta(s))^z]_n = 

[((1-x^{1-s})(1+%zeta(s,2)))^z]_n = 

[(1-x^{ 1-s }+%zeta( s,2 )-x^{ 1-s }%zeta( s,1+x^-1 ))^z]_n</annotation>
  </semantics>
</math>
</file>

<file path=Object 414/content.xml><?xml version="1.0" encoding="utf-8"?>
<math xmlns="http://www.w3.org/1998/Math/MathML" display="block">
  <semantics>
    <msub>
      <mrow>
        <mo fence="true" stretchy="false">[</mo>
        <mrow>
          <msup>
            <mrow>
              <mo fence="true" stretchy="false">(</mo>
              <mrow>
                <mrow>
                  <mrow>
                    <mn>1</mn>
                    <mo stretchy="false">+</mo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o stretchy="false">⋅</mo>
                      <mi mathvariant="normal">ζ</mi>
                    </mrow>
                  </mrow>
                  <mrow>
                    <mo fence="true" stretchy="false">(</mo>
                    <mrow>
                      <mrow>
                        <mi>s</mi>
                        <mi>,</mi>
                        <mrow>
                          <mn>1</mn>
                          <mo stretchy="false">+</mo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i>z</mi>
          </msup>
        </mrow>
        <mo fence="true" stretchy="false">]</mo>
      </mrow>
      <mi>n</mi>
    </msub>
    <annotation encoding="StarMath 5.0">[(1+x^{1-s} cdot %zeta(s,1+x^-1))^z]_n</annotation>
  </semantics>
</math>
</file>

<file path=Object 415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</mrow>
    </mrow>
    <annotation encoding="StarMath 5.0">""[(1-x^{1-s})^z]_n= sum from {k=0} to lfloor {log n} over {log x} rfloor 
    x^{k(1-s)} cdot {{(-z)^{"("k")"}}over{k!}}</annotation>
  </semantics>
</math>
</file>

<file path=Object 416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−</mo>
              <msup>
                <mi>x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row>
            <mo stretchy="false">−</mo>
            <mfrac>
              <msup>
                <mi>x</mi>
                <mrow>
                  <mi>k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sup>
              <mi>k</mi>
            </mfrac>
          </mrow>
        </mrow>
      </mrow>
    </mrow>
    <annotation encoding="StarMath 5.0">log (1-x^{1-s})= sum from {k=1} to infinity 
    {-{x^{k(1-s)} over k}}</annotation>
  </semantics>
</math>
</file>

<file path=Object 417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row>
          <mo stretchy="false">−</mo>
          <mfrac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[log (1-x^{1-s})]_n= sum from {k=1} to lfloor  {log n} over {log x}  rfloor 
    {-{x^{k(1-s)} over k}}</annotation>
  </semantics>
</math>
</file>

<file path=Object 418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row>
                        <mo fence="true" stretchy="false">(</mo>
                        <mrow>
                          <mrow>
                            <mi>n</mi>
                            <mo stretchy="false">/</mo>
                            <msup>
                              <mi>x</mi>
                              <mi>j</mi>
                            </msup>
                          </mrow>
                        </mrow>
                        <mo fence="true" stretchy="false">)</mo>
                      </mrow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row>
              <mo fence="true" stretchy="false">(</mo>
              <mrow>
                <mrow>
                  <mo stretchy="false">−</mo>
                  <mfrac>
                    <msup>
                      <mi>x</mi>
                      <mrow>
                        <mi>j</mi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s</mi>
                            </mrow>
                          </mrow>
                          <mo fence="true" stretchy="false">)</mo>
                        </mrow>
                      </mrow>
                    </msup>
                    <mi>j</mi>
                  </mfrac>
                </mrow>
              </mrow>
              <mo fence="true" stretchy="false">)</mo>
            </mrow>
          </mrow>
        </mrow>
        <mo stretchy="false">⋅</mo>
        <mrow>
          <mo fence="true" stretchy="false">(</mo>
          <mrow>
            <mrow>
              <mo stretchy="false">−</mo>
              <mfrac>
                <msup>
                  <mi>x</mi>
                  <mrow>
                    <mi>k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sup>
                <mi>k</mi>
              </mfrac>
            </mrow>
          </mrow>
          <mo fence="true" stretchy="false">)</mo>
        </mrow>
      </mrow>
    </mrow>
    <annotation encoding="StarMath 5.0">[(log (1-x^{1-s}))^2]_n= sum from {j=1} to lfloor  {log n} over {log x}  rfloor  sum from {k=1} to lfloor  {log (n / x^j)} over {log x}  rfloor 
    ({-{x^{j(1-s)} over j}}) cdot ({-{x^{k(1-s)} over k}})</annotation>
  </semantics>
</math>
</file>

<file path=Object 419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n>2</mn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sup>
                <mi>x</mi>
                <mrow>
                  <mi>j</mi>
                  <mo stretchy="false">+</mo>
                  <mi>k</mi>
                </mrow>
              </msup>
              <mo stretchy="false">≤</mo>
              <mi>n</mi>
            </mrow>
          </munder>
          <mrow>
            <mo fence="true" stretchy="false">(</mo>
            <mrow>
              <mrow>
                <mo stretchy="false">−</mo>
                <mfrac>
                  <msup>
                    <mi>x</mi>
                    <mrow>
                      <mi>j</mi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s</mi>
                          </mrow>
                        </mrow>
                        <mo fence="true" stretchy="false">)</mo>
                      </mrow>
                    </mrow>
                  </msup>
                  <mi>j</mi>
                </mfrac>
              </mrow>
            </mrow>
            <mo fence="true" stretchy="false">)</mo>
          </mrow>
        </mrow>
        <mo stretchy="false">⋅</mo>
        <mrow>
          <mo fence="true" stretchy="false">(</mo>
          <mrow>
            <mrow>
              <mo stretchy="false">−</mo>
              <mfrac>
                <msup>
                  <mi>x</mi>
                  <mrow>
                    <mi>k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sup>
                <mi>k</mi>
              </mfrac>
            </mrow>
          </mrow>
          <mo fence="true" stretchy="false">)</mo>
        </mrow>
      </mrow>
    </mrow>
    <annotation encoding="StarMath 5.0">[(log (1-x^{1-s}))^2]_n= sum from {x^{j+k} &lt;= n}
    ({-{x^{j(1-s)} over j}}) cdot ({-{x^{k(1-s)} over k}})</annotation>
  </semantics>
</math>
</file>

<file path=Object 4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+y^{s-1} cdot %zeta(s,1+y))^z]_n = sum from k = 0 to infinity(binom{z}{k}) [(y^{s-1} cdot %zeta(s,1+y))^k]_n</annotation>
  </semantics>
</math>
</file>

<file path=Object 420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i>x</mi>
              </mrow>
            </mfrac>
          </munderover>
          <mrow>
            <mo fence="true" stretchy="false">(</mo>
            <mrow>
              <mrow>
                <mo stretchy="false">−</mo>
                <mfrac>
                  <msup>
                    <mi>x</mi>
                    <mrow>
                      <mi>j</mi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s</mi>
                          </mrow>
                        </mrow>
                        <mo fence="true" stretchy="false">)</mo>
                      </mrow>
                    </mrow>
                  </msup>
                  <mi>j</mi>
                </mfrac>
              </mrow>
            </mrow>
            <mo fence="true" stretchy="false">)</mo>
          </mrow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/</mo>
            <msup>
              <mi>x</mi>
              <mi>j</mi>
            </msup>
          </mrow>
        </msub>
      </mrow>
    </mrow>
    <annotation encoding="StarMath 5.0">[(log (1-x^{1-s}))^k]_n= sum from j = 1 to { {log n}over{log x} }
    ({-{x^{j(1-s)} over j}}) cdot [(log(1-x^{1-s}))^{k-1}]_{ n / x^j }</annotation>
  </semantics>
</math>
</file>

<file path=Object 42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sup>
              <mi>x</mi>
              <mi>k</mi>
            </msup>
            <mo stretchy="false">≤</mo>
            <mi>n</mi>
          </mrow>
        </munder>
        <mrow>
          <mo stretchy="false">−</mo>
          <mfrac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[log (1-x^{1-s})]_n= sum from {x^k &lt;= n}
    {-{x^{k(1-s)} over k}}</annotation>
  </semantics>
</math>
</file>

<file path=Object 422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−</mo>
                <msup>
                  <mi>x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(</mo>
          <mrow>
            <mrow>
              <mi>log</mi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</mrow>
          <mo fence="true" stretchy="false">)</mo>
        </mrow>
        <mi>k</mi>
      </msup>
    </mrow>
    <annotation encoding="StarMath 5.0">(1-x^{1-s})^z = sum from k = 0 to infinity {z^k over {k!}} (log (1-x^{1-s}))^k</annotation>
  </semantics>
</math>
</file>

<file path=Object 42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-x^{1-s})^z]_n = sum from k = 0 to infinity {z^k over {k!}} [(log (1-x^{1-s}))^k]_n</annotation>
  </semantics>
</math>
</file>

<file path=Object 42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log (1-x^{1-s}))^k]_n = lim from { z rightarrow 0 }{ } partial over { partial z }[(1-x^{1-s})^z]_n</annotation>
  </semantics>
</math>
</file>

<file path=Object 425/content.xml><?xml version="1.0" encoding="utf-8"?>
<math xmlns="http://www.w3.org/1998/Math/MathML" display="block">
  <semantics>
    <mrow>
      <msup>
        <mrow>
          <mo fence="true" stretchy="false">(</mo>
          <mrow>
            <mrow>
              <mn>1</mn>
              <mo stretchy="false">−</mo>
              <msup>
                <mi>x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i>z</mi>
      </msup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sup>
            <mi>x</mi>
            <mrow>
              <mi>k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sup>
        </mrow>
        <mo stretchy="false">⋅</mo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(1-x^{1-s})^z= sum from {k=0} 
    x^{k(1-s)} cdot {{(-z)^{"("k")"}}over{k!}}</annotation>
  </semantics>
</math>
</file>

<file path=Object 426/content.xml><?xml version="1.0" encoding="utf-8"?>
<math xmlns="http://www.w3.org/1998/Math/MathML" display="block">
  <semantics>
    <mrow>
      <msup>
        <mrow>
          <mo fence="true" stretchy="false">(</mo>
          <mrow>
            <mrow>
              <mi>log</mi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</mrow>
          <mo fence="true" stretchy="false">)</mo>
        </mrow>
        <mi>k</mi>
      </msup>
      <mo stretchy="false">=</mo>
      <mrow>
        <mrow>
          <mo stretchy="false">∑</mo>
          <mrow>
            <mo fence="true" stretchy="false">(</mo>
            <mrow>
              <mrow>
                <mo stretchy="false">−</mo>
                <mfrac>
                  <msup>
                    <mi>x</mi>
                    <mrow>
                      <mi>j</mi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s</mi>
                          </mrow>
                        </mrow>
                        <mo fence="true" stretchy="false">)</mo>
                      </mrow>
                    </mrow>
                  </msup>
                  <mi>j</mi>
                </mfrac>
              </mrow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i>k</mi>
            <mo stretchy="false">−</mo>
            <mn>1</mn>
          </mrow>
        </msup>
      </mrow>
    </mrow>
    <annotation encoding="StarMath 5.0">(log (1-x^{1-s}))^k= sum
    ({-{x^{j(1-s)} over j}}) cdot (log(1-x^{1-s}))^{k-1}</annotation>
  </semantics>
</math>
</file>

<file path=Object 427/content.xml><?xml version="1.0" encoding="utf-8"?>
<math xmlns="http://www.w3.org/1998/Math/MathML" display="block">
  <semantics>
    <mrow>
      <msup>
        <mrow>
          <mo fence="true" stretchy="false">(</mo>
          <mrow>
            <mrow>
              <mi>log</mi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</mrow>
          <mo fence="true" stretchy="false">)</mo>
        </mrow>
        <mn>2</mn>
      </msup>
      <mo stretchy="false">=</mo>
      <mrow>
        <mrow>
          <mo stretchy="false">∑</mo>
          <mrow>
            <mo fence="true" stretchy="false">(</mo>
            <mrow>
              <mrow>
                <mo stretchy="false">−</mo>
                <mfrac>
                  <msup>
                    <mi>x</mi>
                    <mrow>
                      <mi>j</mi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s</mi>
                          </mrow>
                        </mrow>
                        <mo fence="true" stretchy="false">)</mo>
                      </mrow>
                    </mrow>
                  </msup>
                  <mi>j</mi>
                </mfrac>
              </mrow>
            </mrow>
            <mo fence="true" stretchy="false">)</mo>
          </mrow>
        </mrow>
        <mo stretchy="false">⋅</mo>
        <mrow>
          <mo fence="true" stretchy="false">(</mo>
          <mrow>
            <mrow>
              <mo stretchy="false">−</mo>
              <mfrac>
                <msup>
                  <mi>x</mi>
                  <mrow>
                    <mi>k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sup>
                <mi>k</mi>
              </mfrac>
            </mrow>
          </mrow>
          <mo fence="true" stretchy="false">)</mo>
        </mrow>
      </mrow>
    </mrow>
    <annotation encoding="StarMath 5.0">(log (1-x^{1-s}))^2= sum
    ({-{x^{j(1-s)} over j}}) cdot ({-{x^{k(1-s)} over k}})</annotation>
  </semantics>
</math>
</file>

<file path=Object 42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p>
        <mrow>
          <mo fence="true" stretchy="false">(</mo>
          <mrow>
            <mrow>
              <mn>1</mn>
              <mo stretchy="false">−</mo>
              <msup>
                <mi>x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i>z</mi>
      </msup>
    </mrow>
    <annotation encoding="StarMath 5.0">(log (1-x^{1-s}))^k = lim from { z rightarrow 0 }{ } partial over { partial z }(1-x^{1-s})^z</annotation>
  </semantics>
</math>
</file>

<file path=Object 42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p>
          <mrow>
            <mo fence="true" stretchy="false">(</mo>
            <mrow>
              <mrow>
                <mn>1</mn>
                <mo stretchy="false">−</mo>
                <msup>
                  <mi>x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  <mi>z</mi>
        </msup>
      </mrow>
      <mi mathvariant="italic">if</mi>
      <mrow>
        <mo fence="true" stretchy="false">(</mo>
        <mrow>
          <mrow>
            <mrow>
              <mi>s</mi>
              <mo stretchy="false">&gt;</mo>
              <mn>0</mn>
            </mrow>
            <mtext>or</mtext>
            <mrow>
              <mi>z</mi>
              <mo stretchy="false">∈</mo>
              <mi mathvariant="normal">ℕ</mi>
            </mrow>
          </mrow>
        </mrow>
        <mo fence="true" stretchy="false">)</mo>
      </mrow>
      <mtext>and</mtext>
      <mi>x</mi>
      <mi mathvariant="italic">is</mi>
      <mi>a</mi>
      <mrow>
        <mi mathvariant="italic">real</mi>
        <mo stretchy="false">&gt;</mo>
        <mn>1</mn>
      </mrow>
    </mrow>
    <annotation encoding="StarMath 5.0">lim from {n rightarrow infinity}{}[(1-x^{1-s})^z]_n = (1-x^{1-s})^z if (s&gt;0 "or" z in setN) "and" x is a real &gt; 1</annotation>
  </semantics>
</math>
</file>

<file path=Object 43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log(1+y^{s-1} cdot %zeta(s,1+y))]_n = sum from k = 1 to infinity {(-1)^{k+1} over k} [(y^{s-1} cdot %zeta(s,1+y))^k]_n</annotation>
  </semantics>
</math>
</file>

<file path=Object 430/content.xml><?xml version="1.0" encoding="utf-8"?>
<math xmlns="http://www.w3.org/1998/Math/MathML" display="block">
  <semantics>
    <mrow>
      <mtext/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</mrow>
          <mo stretchy="false">⋅</mo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</mrow>
    </mrow>
    <annotation encoding="StarMath 5.0">""[(1-x^{1-s})^z]_n= sum from {k=0} to lfloor {log n} over {log x} rfloor 
    x^{k(1-s)} cdot {{(-z)^{"("k")"}}over{k!}}</annotation>
  </semantics>
</math>
</file>

<file path=Object 431/content.xml><?xml version="1.0" encoding="utf-8"?>
<math xmlns="http://www.w3.org/1998/Math/MathML" display="block">
  <semantics>
    <mrow>
      <msub>
        <mi>log</mi>
        <mi>x</mi>
      </msub>
      <mi>n</mi>
    </mrow>
    <annotation encoding="StarMath 5.0">log_x n</annotation>
  </semantics>
</math>
</file>

<file path=Object 432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1</mn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∏</mo>
            <mrow>
              <mi>k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i>x</mi>
              </mrow>
            </mfrac>
          </munderover>
          <mrow>
            <mo fence="true" stretchy="false">(</mo>
            <mrow>
              <mrow>
                <mn>1</mn>
                <mo stretchy="false">−</mo>
                <mfrac>
                  <mi>z</mi>
                  <mi>k</mi>
                </mfrac>
              </mrow>
            </mrow>
            <mo fence="true" stretchy="false">)</mo>
          </mrow>
        </mrow>
      </mrow>
    </mrow>
    <annotation encoding="StarMath 5.0">lim from {s rightarrow 1}{}[(1-x^{1-s})^z]_n= prod from k = 1 to {{log n} over {log x}} ({ 1-{z over k} })</annotation>
  </semantics>
</math>
</file>

<file path=Object 433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1</mn>
          </mrow>
        </munder>
        <mrow/>
      </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i>x</mi>
              </mrow>
            </mfrac>
          </munderover>
          <mrow>
            <mo stretchy="false">−</mo>
            <mfrac>
              <mi>z</mi>
              <mi>k</mi>
            </mfrac>
          </mrow>
        </mrow>
        <mo stretchy="false">=</mo>
        <mrow>
          <mo stretchy="false">−</mo>
          <msub>
            <mi>H</mi>
            <mfrac>
              <mrow>
                <mi>log</mi>
                <mi>n</mi>
              </mrow>
              <mrow>
                <mi>log</mi>
                <mi>x</mi>
              </mrow>
            </mfrac>
          </msub>
        </mrow>
      </mrow>
    </mrow>
    <annotation encoding="StarMath 5.0">lim from {s rightarrow 1}{}[log(1-x^{1-s})]_n= sum from k = 1 to {{log n} over {log x}} { -{z over k} } = -H_{ {log n} over {log x} }</annotation>
  </semantics>
</math>
</file>

<file path=Object 434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1</mn>
          </mrow>
        </munder>
        <mrow/>
      </mrow>
      <mrow>
        <msup>
          <mrow>
            <mo fence="true" stretchy="false">(</mo>
            <mrow>
              <mrow>
                <mn>1</mn>
                <mo stretchy="false">−</mo>
                <msup>
                  <mi>x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  <mi>z</mi>
        </msup>
        <mo stretchy="false">=</mo>
        <mrow>
          <munder>
            <mo stretchy="false">∏</mo>
            <mrow>
              <mi>k</mi>
              <mo stretchy="false">=</mo>
              <mn>1</mn>
            </mrow>
          </munder>
          <mrow>
            <mo fence="true" stretchy="false">(</mo>
            <mrow>
              <mrow>
                <mn>1</mn>
                <mo stretchy="false">−</mo>
                <mfrac>
                  <mi>z</mi>
                  <mi>k</mi>
                </mfrac>
              </mrow>
            </mrow>
            <mo fence="true" stretchy="false">)</mo>
          </mrow>
        </mrow>
        <mo stretchy="false">=</mo>
        <mn>0</mn>
      </mrow>
    </mrow>
    <annotation encoding="StarMath 5.0">lim from {s rightarrow 1}{} (1-x^{1-s})^z = prod from k = 1 ({ 1-{z over k} }) = 0</annotation>
  </semantics>
</math>
</file>

<file path=Object 435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z</mi>
          </mrow>
          <mo fence="true" stretchy="false">)</mo>
        </mrow>
        <mo stretchy="false">&gt;</mo>
        <mn>0</mn>
      </mrow>
    </mrow>
    <annotation encoding="StarMath 5.0">Re( z ) &gt; 0</annotation>
  </semantics>
</math>
</file>

<file path=Object 43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sup>
          <mrow>
            <mo fence="true" stretchy="false">(</mo>
            <mrow>
              <mrow>
                <mn>1</mn>
                <mo stretchy="false">+</mo>
                <msup>
                  <mi>x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  <mi>z</mi>
        </msup>
      </mrow>
      <mi mathvariant="italic">if</mi>
      <mi>?</mi>
      <mi>?</mi>
      <mi>?</mi>
    </mrow>
    <annotation encoding="StarMath 5.0">lim from {n rightarrow infinity}{}[(1+x^{1-s})^z]_n = (1+x^{1-s})^z if ???</annotation>
  </semantics>
</math>
</file>

<file path=Object 437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x</mi>
          <mrow>
            <mi>k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</mrow>
    </mrow>
    <annotation encoding="StarMath 5.0">[(1+x^{1-s})^z]_n= sum from {k=0} to lfloor {log n} over {log x} rfloor 
    (binom{z}{k}) cdot x^{k(1-s)}</annotation>
  </semantics>
</math>
</file>

<file path=Object 438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frac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</mrow>
    </mrow>
    <annotation encoding="StarMath 5.0">[log (1+x^{1-s})]_n= sum from {k=1} to lfloor  {log n} over {log x}  rfloor 
    {(-1)^{k+1} cdot {x^{k(1-s)} over k}}</annotation>
  </semantics>
</math>
</file>

<file path=Object 439/content.xml><?xml version="1.0" encoding="utf-8"?>
<math xmlns="http://www.w3.org/1998/Math/MathML" display="block">
  <semantics>
    <mrow>
      <msub>
        <mrow>
          <mo fence="true" stretchy="false">[</mo>
          <mrow>
            <mrow>
              <mrow>
                <mo stretchy="false">−</mo>
                <mi>log</mi>
              </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frac>
          <msup>
            <mi>x</mi>
            <mrow>
              <mi>k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sup>
          <mi>k</mi>
        </mfrac>
      </mrow>
    </mrow>
    <annotation encoding="StarMath 5.0">[-log (1-x^{1-s})]_n= sum from {k=1} to lfloor  {log n} over {log x}  rfloor 
    {{x^{k(1-s)} over k}}</annotation>
  </semantics>
</math>
</file>

<file path=Object 4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i>y</mi>
            <mrow>
              <mo stretchy="false">−</mo>
              <mn>1</mn>
            </mrow>
          </msup>
          <mo stretchy="false">⋅</mo>
          <mrow>
            <munder>
              <mo stretchy="false">∑</mo>
              <mrow>
                <mi>j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row>
                      <mn>1</mn>
                      <mo stretchy="false">+</mo>
                      <mi>j</mi>
                    </mrow>
                    <msup>
                      <mi>y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sup>
            <mrow>
              <mo fence="true" stretchy="false">(</mo>
              <mrow>
                <mrow>
                  <mrow>
                    <mn>1</mn>
                    <mo stretchy="false">+</mo>
                    <mi>j</mi>
                  </mrow>
                  <msup>
                    <mi>y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y^{s-1} cdot %zeta(s,1+y))^k]_n = 
y^-1 cdot sum from j = 1 (1+j y^-1)^-s[(y^{s-1} cdot %zeta(s,1+y))^{k-1}]_{{n } (1+j y^-1)^-1}</annotation>
  </semantics>
</math>
</file>

<file path=Object 44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row>
                  <mo stretchy="false">−</mo>
                  <mi>z</mi>
                </mrow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stretchy="false">−</mo>
                      <mi>log</mi>
                    </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-x^{1-s})^{-z}]_n = sum from k = 0 to infinity {z^k over {k!}} [(-log (1-x^{1-s}))^k]_n</annotation>
  </semantics>
</math>
</file>

<file path=Object 44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2</mn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</mrow>
    <annotation encoding="StarMath 5.0">[log 2]_n = sum from k = 1 to lfloor {log n}over{log x} rfloor {( -1 )^{k+1} over k}</annotation>
  </semantics>
</math>
</file>

<file path=Object 442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j</mi>
              <mo stretchy="false">=</mo>
              <mn>1</mn>
            </mrow>
            <mfrac>
              <mrow>
                <mi>log</mi>
                <mi>n</mi>
              </mrow>
              <mrow>
                <mi>log</mi>
                <mi>x</mi>
              </mrow>
            </mfrac>
          </munderover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j</mi>
                    <mo stretchy="false">+</mo>
                    <mn>1</mn>
                  </mrow>
                </msup>
                <mfrac>
                  <msup>
                    <mi>x</mi>
                    <mrow>
                      <mi>j</mi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s</mi>
                          </mrow>
                        </mrow>
                        <mo fence="true" stretchy="false">)</mo>
                      </mrow>
                    </mrow>
                  </msup>
                  <mi>j</mi>
                </mfrac>
              </mrow>
            </mrow>
            <mo fence="true" stretchy="false">)</mo>
          </mrow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/</mo>
            <msup>
              <mi>x</mi>
              <mi>j</mi>
            </msup>
          </mrow>
        </msub>
      </mrow>
    </mrow>
    <annotation encoding="StarMath 5.0">[(log (1+x^{1-s}))^k]_n= sum from j = 1 to { {log n}over{log x} }
    ({(-1)^{j+1}{x^{j(1-s)} over j}}) cdot [(log(1+x^{1-s}))^{k-1}]_{ n / x^j }</annotation>
  </semantics>
</math>
</file>

<file path=Object 44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+x^{1-s})^z]_n = sum from k = 0 to infinity {z^k over {k!}} [(log (1+x^{1-s}))^k]_n</annotation>
  </semantics>
</math>
</file>

<file path=Object 444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</mrow>
    <annotation encoding="StarMath 5.0">[(log (1+x^{1-s}))^k]_n = lim from { z rightarrow 0 }{ } partial over { partial z }[(1+x^{1-s})^z]_n</annotation>
  </semantics>
</math>
</file>

<file path=Object 445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n>1</mn>
              <mo stretchy="false">+</mo>
              <msup>
                <mi>x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o stretchy="false">⋅</mo>
            <mfrac>
              <msup>
                <mi>x</mi>
                <mrow>
                  <mi>k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sup>
              <mi>k</mi>
            </mfrac>
          </mrow>
        </mrow>
      </mrow>
    </mrow>
    <annotation encoding="StarMath 5.0">log (1+x^{1-s})= sum from {k=1} to infinity 
    {(-1)^{k+1}cdot{x^{k(1-s)} over k}}</annotation>
  </semantics>
</math>
</file>

<file path=Object 446/content.xml><?xml version="1.0" encoding="utf-8"?>
<math xmlns="http://www.w3.org/1998/Math/MathML" display="block">
  <semantics>
    <mrow>
      <msub>
        <mrow>
          <mo fence="true" stretchy="false">[</mo>
          <mrow>
            <msup>
              <mn>2</mn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[2^z]_n = sum from k = 1 to lfloor {log n}over{log x} rfloor (binom{z }{k })</annotation>
  </semantics>
</math>
</file>

<file path=Object 447/content.xml><?xml version="1.0" encoding="utf-8"?>
<math xmlns="http://www.w3.org/1998/Math/MathML" display="block">
  <semantics>
    <mrow>
      <msup>
        <mrow>
          <mo fence="true" stretchy="false">(</mo>
          <mrow>
            <mrow>
              <mi>log</mi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</mrow>
          <mo fence="true" stretchy="false">)</mo>
        </mrow>
        <mi>k</mi>
      </msup>
      <mo stretchy="false">=</mo>
      <mrow>
        <mrow>
          <mo stretchy="false">∑</mo>
          <mrow>
            <mo fence="true" stretchy="false">(</mo>
            <mrow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j</mi>
                    <mo stretchy="false">+</mo>
                    <mn>1</mn>
                  </mrow>
                </msup>
                <mo stretchy="false">⋅</mo>
                <mfrac>
                  <msup>
                    <mi>x</mi>
                    <mrow>
                      <mi>j</mi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s</mi>
                          </mrow>
                        </mrow>
                        <mo fence="true" stretchy="false">)</mo>
                      </mrow>
                    </mrow>
                  </msup>
                  <mi>j</mi>
                </mfrac>
              </mrow>
            </mrow>
            <mo fence="true" stretchy="false">)</mo>
          </mrow>
        </mrow>
        <mo stretchy="false">⋅</mo>
        <msup>
          <mrow>
            <mo fence="true" stretchy="false">(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row>
            <mi>k</mi>
            <mo stretchy="false">−</mo>
            <mn>1</mn>
          </mrow>
        </msup>
      </mrow>
    </mrow>
    <annotation encoding="StarMath 5.0">(log (1+x^{1-s}))^k= sum
    ({(-1)^{j+1}cdot{x^{j(1-s)} over j}}) cdot (log(1+x^{1-s}))^{k-1}</annotation>
  </semantics>
</math>
</file>

<file path=Object 448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+</mo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)</mo>
          </mrow>
          <mi>k</mi>
        </msup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o stretchy="false">∂</mo>
        <mrow>
          <mo stretchy="false">∂</mo>
          <mi>z</mi>
        </mrow>
      </mfrac>
      <msup>
        <mrow>
          <mo fence="true" stretchy="false">(</mo>
          <mrow>
            <mrow>
              <mn>1</mn>
              <mo stretchy="false">+</mo>
              <msup>
                <mi>x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i>z</mi>
      </msup>
    </mrow>
    <annotation encoding="StarMath 5.0">(log (1+x^{1-s}))^k = lim from { z rightarrow 0 }{ } partial over { partial z }(1+x^{1-s})^z</annotation>
  </semantics>
</math>
</file>

<file path=Object 449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up>
                  <mi>x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  <mi>z</mi>
        </msup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frac>
            <msup>
              <mi>z</mi>
              <mi>k</mi>
            </msup>
            <mrow>
              <mi>k</mi>
              <mi>!</mi>
            </mrow>
          </mfrac>
        </mrow>
      </mrow>
      <msup>
        <mrow>
          <mo fence="true" stretchy="false">(</mo>
          <mrow>
            <mrow>
              <mi>log</mi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</mrow>
          </mrow>
          <mo fence="true" stretchy="false">)</mo>
        </mrow>
        <mi>k</mi>
      </msup>
    </mrow>
    <annotation encoding="StarMath 5.0">(1+x^{1-s})^z = sum from k = 0 to infinity {z^k over {k!}} (log (1+x^{1-s}))^k</annotation>
  </semantics>
</math>
</file>

<file path=Object 4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p>
            <mi>y</mi>
            <mrow>
              <mi>s</mi>
              <mo stretchy="false">−</mo>
              <mn>1</mn>
            </mrow>
          </msup>
          <mo stretchy="false">⋅</mo>
          <mrow>
            <munder>
              <mo stretchy="false">∑</mo>
              <mrow>
                <mi>j</mi>
                <mo stretchy="false">=</mo>
                <mn>1</mn>
              </mrow>
            </munder>
            <msup>
              <mrow>
                <mo fence="true" stretchy="false">(</mo>
                <mrow>
                  <mrow>
                    <mi>j</mi>
                    <mo stretchy="false">+</mo>
                    <mi>y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row>
            <mi>n</mi>
            <mo stretchy="false">⋅</mo>
            <mi>y</mi>
          </mrow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y^{s-1} cdot %zeta(s,1+y))^k]_n = 
y^{s-1} cdot sum from j = 1 (j + y)^-s[(y^{s-1} cdot %zeta(s,1+y))^{k-1}]_{{n cdot y } (j+y)^-1}
</annotation>
  </semantics>
</math>
</file>

<file path=Object 450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1</mn>
                <mo stretchy="false">+</mo>
                <msup>
                  <mi>x</mi>
                  <mrow>
                    <mn>1</mn>
                    <mo stretchy="false">−</mo>
                    <mi>s</mi>
                  </mrow>
                </msup>
              </mrow>
            </mrow>
            <mo fence="true" stretchy="false">)</mo>
          </mrow>
          <mi>z</mi>
        </msup>
        <mo stretchy="false">=</mo>
        <mrow>
          <munder>
            <mo stretchy="false">∑</mo>
            <mrow>
              <mi>k</mi>
              <mo stretchy="false">=</mo>
              <mn>0</mn>
            </mrow>
          </mund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p>
        <mi>x</mi>
        <mrow>
          <mi>k</mi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</mrow>
      </msup>
    </mrow>
    <annotation encoding="StarMath 5.0">(1+x^{1-s})^z= sum from {k=0} 
    (binom{z}{k})x^{k(1-s)}</annotation>
  </semantics>
</math>
</file>

<file path=Object 451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n>1</mn>
                    <mo stretchy="false">+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>z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⋅</mo>
        <msup>
          <mi>x</mi>
          <mrow>
            <mi>k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</mrow>
    </mrow>
    <annotation encoding="StarMath 5.0">[(1+x^{1-s})^z]_n= sum from {k=0} to lfloor {log n} over {log x} rfloor 
    (binom{z}{k}) cdot x^{k(1-s)}</annotation>
  </semantics>
</math>
</file>

<file path=Object 452/content.xml><?xml version="1.0" encoding="utf-8"?>
<math xmlns="http://www.w3.org/1998/Math/MathML" display="block">
  <semantics>
    <mrow>
      <msub>
        <mi>log</mi>
        <mi>x</mi>
      </msub>
      <mi>n</mi>
    </mrow>
    <annotation encoding="StarMath 5.0">log_x n</annotation>
  </semantics>
</math>
</file>

<file path=Object 45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0</mn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row>
          <mo stretchy="false">−</mo>
          <mfrac>
            <mn>1</mn>
            <mi>k</mi>
          </mfrac>
        </mrow>
      </mrow>
    </mrow>
    <annotation encoding="StarMath 5.0">[log 0]_n = sum from k = 1 to lfloor {log n}over{log x} rfloor {-{1 over k}}</annotation>
  </semantics>
</math>
</file>

<file path=Object 454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i>log</mi>
                    <mn>0</mn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o stretchy="false">−</mo>
            <mfrac>
              <mn>1</mn>
              <mi>k</mi>
            </mfrac>
          </mrow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n>0</mn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/</mo>
            <msup>
              <mi>x</mi>
              <mi>j</mi>
            </msup>
          </mrow>
        </msub>
      </mrow>
    </mrow>
    <annotation encoding="StarMath 5.0">[(log 0)^k]_n = sum from k = 1 to lfloor {log n}over{log x} rfloor {-{1 over k}} cdot [ (log 0)^{k-1} ]_{ n / x^j }</annotation>
  </semantics>
</math>
</file>

<file path=Object 455/content.xml><?xml version="1.0" encoding="utf-8"?>
<math xmlns="http://www.w3.org/1998/Math/MathML" display="block">
  <semantics>
    <mrow>
      <msub>
        <mrow>
          <mo fence="true" stretchy="false">[</mo>
          <mrow>
            <msup>
              <mn>0</mn>
              <mi>z</mi>
            </msup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n>0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[0^z]_n = sum from k = 0 {z^k over {k!}} cdot [ (log 0)^{k} ]_{ n}</annotation>
  </semantics>
</math>
</file>

<file path=Object 45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n>0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i>lim</mi>
            <mrow>
              <mi>z</mi>
              <mo stretchy="false">→</mo>
              <mn>0</mn>
            </mrow>
          </munder>
          <mrow/>
        </mrow>
      </mrow>
      <mfrac>
        <msup>
          <mo stretchy="false">∂</mo>
          <mi>k</mi>
        </msup>
        <mrow>
          <mo stretchy="false">∂</mo>
          <msup>
            <mi>z</mi>
            <mi>k</mi>
          </msup>
        </mrow>
      </mfrac>
      <msub>
        <mrow>
          <mo fence="true" stretchy="false">[</mo>
          <mrow>
            <msup>
              <mn>0</mn>
              <mi>z</mi>
            </msup>
          </mrow>
          <mo fence="true" stretchy="false">]</mo>
        </mrow>
        <mi>n</mi>
      </msub>
    </mrow>
    <annotation encoding="StarMath 5.0">[(log 0)^k]_n = lim from {z rightarrow 0}{} {partial^k over {partial z^k}} [ 0^z ]_n</annotation>
  </semantics>
</math>
</file>

<file path=Object 457/content.xml><?xml version="1.0" encoding="utf-8"?>
<math xmlns="http://www.w3.org/1998/Math/MathML" display="block">
  <semantics>
    <mrow>
      <msub>
        <mrow>
          <mo fence="true" stretchy="false">[</mo>
          <mrow>
            <msup>
              <mn>0</mn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0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[0^z]_n = sum from k = 0 to lfloor{log n}over{log x}rfloor {{(-z)^{"("k")"}}over{k!}}</annotation>
  </semantics>
</math>
</file>

<file path=Object 458/content.xml><?xml version="1.0" encoding="utf-8"?>
<math xmlns="http://www.w3.org/1998/Math/MathML" display="block">
  <semantics>
    <mrow>
      <msub>
        <mrow>
          <mo fence="true" stretchy="false">[</mo>
          <mrow>
            <msup>
              <mn>0</mn>
              <mi>z</mi>
            </msup>
          </mrow>
          <mo fence="true" stretchy="false">]</mo>
        </mrow>
        <mi>n</mi>
      </msub>
      <mo stretchy="false">=</mo>
      <mrow>
        <munderover>
          <mo stretchy="false">∏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row>
          <mo fence="true" stretchy="false">(</mo>
          <mrow>
            <mrow>
              <mn>1</mn>
              <mo stretchy="false">−</mo>
              <mfrac>
                <mi>z</mi>
                <mi>k</mi>
              </mfrac>
            </mrow>
          </mrow>
          <mo fence="true" stretchy="false">)</mo>
        </mrow>
      </mrow>
    </mrow>
    <annotation encoding="StarMath 5.0">[0^z]_n = prod from k = 1 to lfloor{log n}over{log x}rfloor (1-z over k)</annotation>
  </semantics>
</math>
</file>

<file path=Object 45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i>,</mi>
              <mn>1,1</mn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f(z,1,1) =  (binom{z }{k })</annotation>
  </semantics>
</math>
</file>

<file path=Object 4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m</mi>
              <mo stretchy="false">=</mo>
              <mn>0</mn>
            </mrow>
          </munder>
          <mfrac>
            <mn>1</mn>
            <mrow>
              <mi>m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frac>
                  <msup>
                    <mo stretchy="false">∂</mo>
                    <mi>m</mi>
                  </msup>
                  <mrow>
                    <mo stretchy="false">∂</mo>
                    <msup>
                      <mi>x</mi>
                      <mi>m</mi>
                    </msup>
                  </mrow>
                </mfrac>
                <mfrac>
                  <mi>x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sub>
          <mrow>
            <mo fence="true" stretchy="false">[</mo>
            <mrow>
              <mrow>
                <mrow>
                  <msup>
                    <mrow>
                      <mo fence="true" stretchy="false">(</mo>
                      <mrow>
                        <mrow>
                          <mi mathvariant="normal">ζ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  <mo stretchy="false">+</mo>
                      <mi>m</mi>
                    </mrow>
                  </msup>
                  <mo stretchy="false">⋅</mo>
                  <mi>log</mi>
                </mrow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(%zeta(s)-1)^k]_n = 
sum from m = 0 {1 over {m!}}(lim from {x rightarrow 0}{partial^m over {partial x^m}x over {log (1+x)}})cdot [(%zeta(s )-1)^{k-1+m} cdot log %zeta(s)]_n</annotation>
  </semantics>
</math>
</file>

<file path=Object 460/content.xml><?xml version="1.0" encoding="utf-8"?>
<math xmlns="http://www.w3.org/1998/Math/MathML" display="block">
  <semantics>
    <msub>
      <mrow>
        <mo fence="true" stretchy="false">[</mo>
        <mrow>
          <msup>
            <mn>0</mn>
            <mi>z</mi>
          </msup>
        </mrow>
        <mo fence="true" stretchy="false">]</mo>
      </mrow>
      <mi>n</mi>
    </msub>
    <annotation encoding="StarMath 5.0">[0^z]_n</annotation>
  </semantics>
</math>
</file>

<file path=Object 461/content.xml><?xml version="1.0" encoding="utf-8"?>
<math xmlns="http://www.w3.org/1998/Math/MathML" display="block">
  <semantics>
    <mrow>
      <msub>
        <mi>log</mi>
        <mi>x</mi>
      </msub>
      <mi>n</mi>
    </mrow>
    <annotation encoding="StarMath 5.0">{{log_x n}}</annotation>
  </semantics>
</math>
</file>

<file path=Object 462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0</mn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row>
          <mo stretchy="false">−</mo>
          <mfrac>
            <mn>1</mn>
            <mi>k</mi>
          </mfrac>
        </mrow>
      </mrow>
      <mo stretchy="false">=</mo>
      <mrow>
        <mo stretchy="false">−</mo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sub>
      </mrow>
    </mrow>
    <annotation encoding="StarMath 5.0">[log 0]_n = sum from k = 1 to lfloor{log n}over{log x}rfloor {-{1 over k}} = -H_{ lfloor{log n}over{log x} rfloor }</annotation>
  </semantics>
</math>
</file>

<file path=Object 463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n>2</mn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frac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i>k</mi>
        </mfrac>
      </mrow>
    </mrow>
    <annotation encoding="StarMath 5.0">[log 2]_n = sum from k = 1 to lfloor {log n}over{log x} rfloor {( -1 )^{k+1} over k}</annotation>
  </semantics>
</math>
</file>

<file path=Object 464/content.xml><?xml version="1.0" encoding="utf-8"?>
<math xmlns="http://www.w3.org/1998/Math/MathML" display="block">
  <semantics>
    <mrow>
      <msub>
        <mrow>
          <mo fence="true" stretchy="false">[</mo>
          <mrow>
            <msup>
              <mn>2</mn>
              <mi>z</mi>
            </msup>
          </mrow>
          <mo fence="true" stretchy="false">]</mo>
        </mrow>
        <mi>n</mi>
      </msub>
      <mo stretchy="false">=</mo>
      <mrow>
        <munderover>
          <mo stretchy="false">∑</mo>
          <mrow>
            <mi>k</mi>
            <mo stretchy="false">=</mo>
            <mn>1</mn>
          </mrow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underover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o stretchy="false">=</mo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i>k</mi>
            </msup>
            <mrow>
              <mi>k</mi>
              <mi>!</mi>
            </mrow>
          </mfrac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i>log</mi>
                      <mn>2</mn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</mrow>
    </mrow>
    <annotation encoding="StarMath 5.0">[2^z]_n = sum from k = 1 to lfloor {log n}over{log x} rfloor (binom{z }{k }) = sum from k = 0 {{ z^k } over { k! }} cdot [ (log 2)^k ]_n</annotation>
  </semantics>
</math>
</file>

<file path=Object 465/content.xml><?xml version="1.0" encoding="utf-8"?>
<math xmlns="http://www.w3.org/1998/Math/MathML" display="block">
  <semantics>
    <mrow>
      <mrow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  <mo stretchy="false">=</mo>
        <mrow>
          <mrow>
            <mi>z</mi>
            <mo stretchy="false">⋅</mo>
            <mfrac>
              <mn>1</mn>
              <mi>k</mi>
            </mfrac>
          </mrow>
          <mo stretchy="false">+</mo>
          <mrow>
            <mfrac>
              <msup>
                <mi>z</mi>
                <mn>2</mn>
              </msup>
              <mrow>
                <mn>2</mn>
                <mi>!</mi>
              </mrow>
            </mfrac>
            <mo stretchy="false">⋅</mo>
            <mrow>
              <munder>
                <mo stretchy="false">∑</mo>
                <mrow>
                  <mrow>
                    <mi>a</mi>
                    <mo stretchy="false">+</mo>
                    <mi>b</mi>
                  </mrow>
                  <mo stretchy="false">=</mo>
                  <mi>k</mi>
                </mrow>
              </munder>
              <mfrac>
                <mn>1</mn>
                <mi>a</mi>
              </mfrac>
            </mrow>
            <mo stretchy="false">⋅</mo>
            <mfrac>
              <mn>1</mn>
              <mi>b</mi>
            </mfrac>
          </mrow>
          <mo stretchy="false">+</mo>
          <mrow>
            <mfrac>
              <msup>
                <mi>z</mi>
                <mn>3</mn>
              </msup>
              <mrow>
                <mn>3</mn>
                <mi>!</mi>
              </mrow>
            </mfrac>
            <mo stretchy="false">⋅</mo>
            <mrow>
              <munder>
                <mo stretchy="false">∑</mo>
                <mrow>
                  <mrow>
                    <mi>a</mi>
                    <mo stretchy="false">+</mo>
                    <mi>b</mi>
                    <mo stretchy="false">+</mo>
                    <mi>c</mi>
                  </mrow>
                  <mo stretchy="false">=</mo>
                  <mi>k</mi>
                </mrow>
              </munder>
              <mfrac>
                <mn>1</mn>
                <mi>a</mi>
              </mfrac>
            </mrow>
            <mo stretchy="false">⋅</mo>
            <mfrac>
              <mn>1</mn>
              <mi>b</mi>
            </mfrac>
            <mo stretchy="false">⋅</mo>
            <mfrac>
              <mn>1</mn>
              <mi>c</mi>
            </mfrac>
          </mrow>
          <mo stretchy="false">+</mo>
          <mrow>
            <mfrac>
              <msup>
                <mi>z</mi>
                <mn>4</mn>
              </msup>
              <mrow>
                <mn>4</mn>
                <mi>!</mi>
              </mrow>
            </mfrac>
            <mo stretchy="false">⋅</mo>
            <mn>..</mn>
          </mrow>
        </mrow>
      </mrow>
      <mi>.</mi>
    </mrow>
    <annotation encoding="StarMath 5.0">{{z^{"("k")"}}over{k!}} = z cdot{1 over k} +  z^2 over {2!} cdot sum from a+b = k {1 over a} cdot {1 over b}+  z^3 over {3!} cdot sum from a+b+c = k {1 over a} cdot {1 over b}cdot {1 over c}+z^4 over { 4! }cdot ...</annotation>
  </semantics>
</math>
</file>

<file path=Object 46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i>,</mi>
              <mi>x</mi>
              <mi>,</mi>
              <mi>y</mi>
            </mrow>
          </mrow>
          <mo fence="true" stretchy="false">)</mo>
        </mrow>
        <mo stretchy="false">=</mo>
        <mrow>
          <mrow>
            <mi>z</mi>
            <mo stretchy="false">⋅</mo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row>
                    <mi>x</mi>
                    <mo stretchy="false">+</mo>
                    <mi>y</mi>
                  </mrow>
                </mrow>
              </msup>
              <mi>k</mi>
            </mfrac>
          </mrow>
          <mo stretchy="false">+</mo>
          <mrow>
            <mfrac>
              <msup>
                <mi>z</mi>
                <mn>2</mn>
              </msup>
              <mrow>
                <mn>2</mn>
                <mi>!</mi>
              </mrow>
            </mfrac>
            <mo stretchy="false">⋅</mo>
            <mrow>
              <munder>
                <mo stretchy="false">∑</mo>
                <mrow>
                  <mrow>
                    <mi>a</mi>
                    <mo stretchy="false">+</mo>
                    <mi>b</mi>
                  </mrow>
                  <mo stretchy="false">=</mo>
                  <mi>k</mi>
                </mrow>
              </munder>
              <mrow>
                <mo fence="true" stretchy="false">(</mo>
                <mrow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i>a</mi>
                        <mrow>
                          <mi>x</mi>
                          <mo stretchy="false">+</mo>
                          <mi>y</mi>
                        </mrow>
                      </mrow>
                    </msup>
                    <mi>a</mi>
                  </mfrac>
                </mrow>
                <mo fence="true" stretchy="false">)</mo>
              </mrow>
            </mrow>
            <mo stretchy="false">⋅</mo>
            <mrow>
              <mo fence="true" stretchy="false">(</mo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b</mi>
                      <mrow>
                        <mi>x</mi>
                        <mo stretchy="false">+</mo>
                        <mi>y</mi>
                      </mrow>
                    </mrow>
                  </msup>
                  <mi>b</mi>
                </mfrac>
              </mrow>
              <mo fence="true" stretchy="false">)</mo>
            </mrow>
          </mrow>
          <mo stretchy="false">+</mo>
          <mrow>
            <mfrac>
              <msup>
                <mi>z</mi>
                <mn>3</mn>
              </msup>
              <mrow>
                <mn>3</mn>
                <mi>!</mi>
              </mrow>
            </mfrac>
            <mo stretchy="false">⋅</mo>
            <mrow>
              <munder>
                <mo stretchy="false">∑</mo>
                <mrow>
                  <mrow>
                    <mi>a</mi>
                    <mo stretchy="false">+</mo>
                    <mi>b</mi>
                    <mo stretchy="false">+</mo>
                    <mi>c</mi>
                  </mrow>
                  <mo stretchy="false">=</mo>
                  <mi>k</mi>
                </mrow>
              </munder>
              <mrow>
                <mo fence="true" stretchy="false">(</mo>
                <mrow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i>a</mi>
                        <mrow>
                          <mi>x</mi>
                          <mo stretchy="false">+</mo>
                          <mi>y</mi>
                        </mrow>
                      </mrow>
                    </msup>
                    <mi>a</mi>
                  </mfrac>
                </mrow>
                <mo fence="true" stretchy="false">)</mo>
              </mrow>
            </mrow>
            <mo stretchy="false">⋅</mo>
            <mrow>
              <mo fence="true" stretchy="false">(</mo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b</mi>
                      <mrow>
                        <mi>x</mi>
                        <mo stretchy="false">+</mo>
                        <mi>y</mi>
                      </mrow>
                    </mrow>
                  </msup>
                  <mi>b</mi>
                </mfrac>
              </mrow>
              <mo fence="true" stretchy="false">)</mo>
            </mrow>
            <mo stretchy="false">⋅</mo>
            <mrow>
              <mo fence="true" stretchy="false">(</mo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c</mi>
                      <mrow>
                        <mi>x</mi>
                        <mo stretchy="false">+</mo>
                        <mi>y</mi>
                      </mrow>
                    </mrow>
                  </msup>
                  <mi>c</mi>
                </mfrac>
              </mrow>
              <mo fence="true" stretchy="false">)</mo>
            </mrow>
          </mrow>
          <mo stretchy="false">+</mo>
          <mrow>
            <mfrac>
              <msup>
                <mi>z</mi>
                <mn>4</mn>
              </msup>
              <mrow>
                <mn>4</mn>
                <mi>!</mi>
              </mrow>
            </mfrac>
            <mo stretchy="false">⋅</mo>
            <mn>..</mn>
          </mrow>
        </mrow>
      </mrow>
      <mi>.</mi>
    </mrow>
    <annotation encoding="StarMath 5.0">f(z,x,y) =  z cdot{(-1)^{k x + y} over k} +  z^2 over {2!} cdot sum from a+b = k ((-1)^{a x + y} over a) cdot ((-1)^{b x + y} over b)+  z^3 over {3!} cdot sum from a+b+c = k ((-1)^{a x + y} over a) cdot ((-1)^{b x + y} over b)cdot ((-1)^{c x + y} over c)+z^4 over { 4! }cdot ...</annotation>
  </semantics>
</math>
</file>

<file path=Object 467/content.xml><?xml version="1.0" encoding="utf-8"?>
<math xmlns="http://www.w3.org/1998/Math/MathML" display="block">
  <semantics>
    <mrow>
      <mrow>
        <mrow>
          <munder>
            <mo stretchy="false">∑</mo>
            <mrow>
              <mi>k</mi>
              <mo stretchy="false">=</mo>
              <mn>0</mn>
            </mrow>
          </munder>
          <mfrac>
            <msup>
              <mi>z</mi>
              <mrow>
                <mtext>(</mtext>
                <mi>k</mi>
                <mtext>)</mtext>
              </mrow>
            </msup>
            <mrow>
              <mi>k</mi>
              <mi>!</mi>
            </mrow>
          </mfrac>
        </mrow>
        <mo stretchy="false">=</mo>
        <mn>0</mn>
      </mrow>
      <mi mathvariant="italic">if</mi>
      <mi mathvariant="normal">ℜ</mi>
      <mrow>
        <mrow>
          <mo fence="true" stretchy="false">(</mo>
          <mrow>
            <mi>z</mi>
          </mrow>
          <mo fence="true" stretchy="false">)</mo>
        </mrow>
        <mo stretchy="false">&lt;</mo>
        <mn>0,</mn>
      </mrow>
      <mi mathvariant="normal">∞</mi>
      <mi mathvariant="italic">otherwise</mi>
    </mrow>
    <annotation encoding="StarMath 5.0">sum from k = 0 { {z^{"("k")"}}over{k!} } = 0 if Re( z )&lt;0, infty  otherwise</annotation>
  </semantics>
</math>
</file>

<file path=Object 4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i>,</mi>
              <mn>0,0</mn>
            </mrow>
          </mrow>
          <mo fence="true" stretchy="false">)</mo>
        </mrow>
        <mo stretchy="false">=</mo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</mrow>
    <annotation encoding="StarMath 5.0">f(z,0,0) =  {z^{"("k")"}}over{k! }</annotation>
  </semantics>
</math>
</file>

<file path=Object 46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i>,</mi>
              <mn>1,0</mn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</mrow>
      <mfrac>
        <msup>
          <mi>z</mi>
          <mrow>
            <mtext>(</mtext>
            <mi>k</mi>
            <mtext>)</mtext>
          </mrow>
        </msup>
        <mrow>
          <mi>k</mi>
          <mi>!</mi>
        </mrow>
      </mfrac>
    </mrow>
    <annotation encoding="StarMath 5.0">f(z,1,0) =  (-1)^{k}{z^{"("k")"}}over{k! }</annotation>
  </semantics>
</math>
</file>

<file path=Object 4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m</mi>
              <mo stretchy="false">=</mo>
              <mn>0</mn>
            </mrow>
          </munder>
          <mfrac>
            <mn>1</mn>
            <mrow>
              <mi>m</mi>
              <mi>!</mi>
            </mrow>
          </mfrac>
        </mrow>
      </mrow>
      <mrow>
        <mrow>
          <mo fence="true" stretchy="false">(</mo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frac>
                  <msup>
                    <mo stretchy="false">∂</mo>
                    <mi>m</mi>
                  </msup>
                  <mrow>
                    <mo stretchy="false">∂</mo>
                    <msup>
                      <mi>x</mi>
                      <mi>m</mi>
                    </msup>
                  </mrow>
                </mfrac>
                <mfrac>
                  <mi>x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sub>
          <mrow>
            <mo fence="true" stretchy="false">[</mo>
            <mrow>
              <mrow>
                <mrow>
                  <msup>
                    <mrow>
                      <mo fence="true" stretchy="false">(</mo>
                      <mrow>
                        <mrow>
                          <mrow>
                            <msup>
                              <mi>y</mi>
                              <mrow>
                                <mi>s</mi>
                                <mo stretchy="false">−</mo>
                                <mn>1</mn>
                              </mrow>
                            </msup>
                            <mo stretchy="false">⋅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m</mi>
                  </msup>
                  <mo stretchy="false">⋅</mo>
                  <mi>log</mi>
                </mrow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y^{s-1} cdot %zeta(s,1+y)]_n = 
sum from m = 0 {1 over {m!}}(lim from {x rightarrow 0}{partial^m over {partial x^m}x over {log (1+x)}})cdot [(y^{s-1} cdot %zeta(s,1+y))^m cdot log(1+y^{s-1} cdot %zeta(s,1+y))]_n</annotation>
  </semantics>
</math>
</file>

<file path=Object 47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i>,</mi>
              <mi>i</mi>
              <mi>,</mi>
              <mn>0</mn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i>i</mi>
          </mrow>
        </msup>
      </mrow>
      <mfrac>
        <msup>
          <mi>z</mi>
          <mrow>
            <mtext>(</mtext>
            <mi>k</mi>
            <mtext>)</mtext>
          </mrow>
        </msup>
        <mrow>
          <mi>k</mi>
          <mi>!</mi>
        </mrow>
      </mfrac>
    </mrow>
    <annotation encoding="StarMath 5.0">f(z,i,0) =  (-1)^{k i}{z^{"("k")"}}over{k! }</annotation>
  </semantics>
</math>
</file>

<file path=Object 47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row>
                <mi>,</mi>
                <mo stretchy="false">−</mo>
                <mi>i</mi>
              </mrow>
              <mi>,</mi>
              <mn>0</mn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row>
              <mo stretchy="false">−</mo>
              <mi>k</mi>
            </mrow>
            <mi>i</mi>
          </mrow>
        </msup>
      </mrow>
      <mfrac>
        <msup>
          <mi>z</mi>
          <mrow>
            <mtext>(</mtext>
            <mi>k</mi>
            <mtext>)</mtext>
          </mrow>
        </msup>
        <mrow>
          <mi>k</mi>
          <mi>!</mi>
        </mrow>
      </mfrac>
    </mrow>
    <annotation encoding="StarMath 5.0">f(z,-i,0) =  (-1)^{-k i}{z^{"("k")"}}over{k! }</annotation>
  </semantics>
</math>
</file>

<file path=Object 47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i>,</mi>
              <mi>i</mi>
              <mi>,</mi>
              <mn>1</mn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row>
              <mo fence="true" stretchy="false">(</mo>
              <mrow>
                <mrow>
                  <mn>1</mn>
                  <mo stretchy="false">+</mo>
                  <mi>i</mi>
                </mrow>
              </mrow>
              <mo fence="true" stretchy="false">)</mo>
            </mrow>
          </mrow>
        </msup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</mrow>
    <annotation encoding="StarMath 5.0">f(z,i,1) =  (-1)^{k(1+i)}(binom{z }{k })</annotation>
  </semantics>
</math>
</file>

<file path=Object 473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>k</mi>
      </msup>
      <mrow>
        <mfrac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  <mrow>
            <mi>k</mi>
            <mi>!</mi>
          </mrow>
        </mfrac>
        <mo stretchy="false">=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=</mo>
        <mrow>
          <mrow>
            <mi>z</mi>
            <mo stretchy="false">⋅</mo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  <mo stretchy="false">+</mo>
          <mrow>
            <mfrac>
              <msup>
                <mi>z</mi>
                <mn>2</mn>
              </msup>
              <mrow>
                <mn>2</mn>
                <mi>!</mi>
              </mrow>
            </mfrac>
            <mo stretchy="false">⋅</mo>
            <mrow>
              <munder>
                <mo stretchy="false">∑</mo>
                <mrow>
                  <mrow>
                    <mi>a</mi>
                    <mo stretchy="false">+</mo>
                    <mi>b</mi>
                  </mrow>
                  <mo stretchy="false">=</mo>
                  <mi>k</mi>
                </mrow>
              </munder>
              <mrow>
                <mo fence="true" stretchy="false">(</mo>
                <mrow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i>a</mi>
                        <mo stretchy="false">+</mo>
                        <mn>1</mn>
                      </mrow>
                    </msup>
                    <mi>a</mi>
                  </mfrac>
                </mrow>
                <mo fence="true" stretchy="false">)</mo>
              </mrow>
            </mrow>
            <mo stretchy="false">⋅</mo>
            <mrow>
              <mo fence="true" stretchy="false">(</mo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b</mi>
                      <mo stretchy="false">+</mo>
                      <mn>1</mn>
                    </mrow>
                  </msup>
                  <mi>b</mi>
                </mfrac>
              </mrow>
              <mo fence="true" stretchy="false">)</mo>
            </mrow>
          </mrow>
          <mo stretchy="false">+</mo>
          <mrow>
            <mfrac>
              <msup>
                <mi>z</mi>
                <mn>3</mn>
              </msup>
              <mrow>
                <mn>3</mn>
                <mi>!</mi>
              </mrow>
            </mfrac>
            <mo stretchy="false">⋅</mo>
            <mrow>
              <munder>
                <mo stretchy="false">∑</mo>
                <mrow>
                  <mrow>
                    <mi>a</mi>
                    <mo stretchy="false">+</mo>
                    <mi>b</mi>
                    <mo stretchy="false">+</mo>
                    <mi>c</mi>
                  </mrow>
                  <mo stretchy="false">=</mo>
                  <mi>k</mi>
                </mrow>
              </munder>
              <mrow>
                <mo fence="true" stretchy="false">(</mo>
                <mrow>
                  <mfrac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i>a</mi>
                        <mo stretchy="false">+</mo>
                        <mn>1</mn>
                      </mrow>
                    </msup>
                    <mi>a</mi>
                  </mfrac>
                </mrow>
                <mo fence="true" stretchy="false">)</mo>
              </mrow>
            </mrow>
            <mo stretchy="false">⋅</mo>
            <mrow>
              <mo fence="true" stretchy="false">(</mo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b</mi>
                      <mo stretchy="false">+</mo>
                      <mn>1</mn>
                    </mrow>
                  </msup>
                  <mi>b</mi>
                </mfrac>
              </mrow>
              <mo fence="true" stretchy="false">)</mo>
            </mrow>
            <mo stretchy="false">⋅</mo>
            <mrow>
              <mo fence="true" stretchy="false">(</mo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c</mi>
                      <mo stretchy="false">+</mo>
                      <mn>1</mn>
                    </mrow>
                  </msup>
                  <mi>c</mi>
                </mfrac>
              </mrow>
              <mo fence="true" stretchy="false">)</mo>
            </mrow>
          </mrow>
          <mo stretchy="false">+</mo>
          <mrow>
            <mfrac>
              <msup>
                <mi>z</mi>
                <mn>4</mn>
              </msup>
              <mrow>
                <mn>4</mn>
                <mi>!</mi>
              </mrow>
            </mfrac>
            <mo stretchy="false">⋅</mo>
            <mn>..</mn>
          </mrow>
        </mrow>
      </mrow>
      <mi>.</mi>
    </mrow>
    <annotation encoding="StarMath 5.0">(-1)^k {(-z)^{"("k")"}}over{k!} =  (binom{z }{k }) = z cdot{(-1)^{k+1} over k} +  z^2 over {2!} cdot sum from a+b = k ((-1)^{a+1} over a) cdot ((-1)^{b+1} over b)+  z^3 over {3!} cdot sum from a+b+c = k ((-1)^{a+1} over a) cdot ((-1)^{b+1} over b)cdot ((-1)^{c+1} over c)+z^4 over { 4! }cdot ...</annotation>
  </semantics>
</math>
</file>

<file path=Object 47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row>
                <mi>,</mi>
                <mo stretchy="false">−</mo>
                <mi>i</mi>
              </mrow>
              <mi>,</mi>
              <mn>1</mn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row>
              <mo stretchy="false">−</mo>
              <mi>k</mi>
            </mrow>
            <mrow>
              <mo fence="true" stretchy="false">(</mo>
              <mrow>
                <mrow>
                  <mn>1</mn>
                  <mo stretchy="false">+</mo>
                  <mi>i</mi>
                </mrow>
              </mrow>
              <mo fence="true" stretchy="false">)</mo>
            </mrow>
          </mrow>
        </msup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</mrow>
    <annotation encoding="StarMath 5.0">f(z,-i,1) =  (-1)^{-k(1+i)}(binom{z}{k})</annotation>
  </semantics>
</math>
</file>

<file path=Object 475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i>,</mi>
              <mn>0,1</mn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</mrow>
    <annotation encoding="StarMath 5.0">f(z,0,1) =  (-1)^k ( binom{z}{k} )</annotation>
  </semantics>
</math>
</file>

<file path=Object 476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i>,</mi>
              <mrow>
                <mn>0,1</mn>
                <mo stretchy="false">/</mo>
                <mn>2</mn>
              </mrow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/</mo>
              <mn>2</mn>
            </mrow>
          </msup>
          <mo stretchy="false">⋅</mo>
          <msup>
            <mrow>
              <mo fence="true" stretchy="false">(</mo>
              <mrow>
                <mrow>
                  <mi>k</mi>
                  <mi>!</mi>
                </mrow>
              </mrow>
              <mo fence="true" stretchy="false">)</mo>
            </mrow>
            <mrow>
              <mo stretchy="false">−</mo>
              <mn>1</mn>
            </mrow>
          </msup>
          <mo stretchy="false">⋅</mo>
          <mrow>
            <munder>
              <mo stretchy="false">∏</mo>
              <mrow>
                <mi>k</mi>
                <mo stretchy="false">=</mo>
                <mn>0</mn>
              </mrow>
            </munder>
            <mrow>
              <mo fence="true" stretchy="false">(</mo>
              <mrow>
                <mrow>
                  <mi>z</mi>
                  <mo stretchy="false">−</mo>
                  <mrow>
                    <mi>k</mi>
                    <mo stretchy="false">⋅</mo>
                    <msup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row>
                        <mn>1</mn>
                        <mo stretchy="false">/</mo>
                        <mn>2</mn>
                      </mrow>
                    </msup>
                  </mrow>
                </mrow>
              </mrow>
              <mo fence="true" stretchy="false">)</mo>
            </mrow>
          </mrow>
        </mrow>
      </mrow>
    </mrow>
    <annotation encoding="StarMath 5.0">f(z,0,1/2) =  (-1)^{k/2} cdot (k!)^-1 cdot prod from k=0 ( z - k cdot (-1)^{1/2} )</annotation>
  </semantics>
</math>
</file>

<file path=Object 47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z</mi>
              <mi>,</mi>
              <mrow>
                <mn>0,1</mn>
                <mo stretchy="false">/</mo>
                <mn>2</mn>
              </mrow>
              <mi>i</mi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i</mi>
              <mo stretchy="false">/</mo>
              <mn>2</mn>
            </mrow>
          </msup>
          <mo stretchy="false">⋅</mo>
          <msup>
            <mrow>
              <mo fence="true" stretchy="false">(</mo>
              <mrow>
                <mrow>
                  <mi>k</mi>
                  <mi>!</mi>
                </mrow>
              </mrow>
              <mo fence="true" stretchy="false">)</mo>
            </mrow>
            <mrow>
              <mo stretchy="false">−</mo>
              <mn>1</mn>
            </mrow>
          </msup>
          <mo stretchy="false">⋅</mo>
          <mrow>
            <munder>
              <mo stretchy="false">∏</mo>
              <mrow>
                <mi>k</mi>
                <mo stretchy="false">=</mo>
                <mn>0</mn>
              </mrow>
            </munder>
            <mrow>
              <mo fence="true" stretchy="false">(</mo>
              <mrow>
                <mrow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>i</mi>
                      <mo stretchy="false">/</mo>
                      <mn>2</mn>
                    </mrow>
                  </msup>
                  <mrow>
                    <mi>z</mi>
                    <mo stretchy="false">+</mo>
                    <mi>k</mi>
                  </mrow>
                </mrow>
              </mrow>
              <mo fence="true" stretchy="false">)</mo>
            </mrow>
          </mrow>
        </mrow>
      </mrow>
    </mrow>
    <annotation encoding="StarMath 5.0">f(z,0,1/2 i) =  (-1)^{i/2} cdot (k!)^-1 cdot prod from k=0 ( (-1)^{i/2} z + k )</annotation>
  </semantics>
</math>
</file>

<file path=Object 478/content.xml><?xml version="1.0" encoding="utf-8"?>
<math xmlns="http://www.w3.org/1998/Math/MathML" display="block">
  <semantics>
    <mrow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i>i</mi>
                  </mrow>
                </mrow>
                <mo fence="true" stretchy="false">)</mo>
              </mrow>
            </mrow>
          </msup>
        </mrow>
        <mo stretchy="false">⋅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o stretchy="false">=</mo>
      <msup>
        <mrow>
          <mo fence="true" stretchy="false">(</mo>
          <mrow>
            <mrow>
              <mn>1</mn>
              <mo stretchy="false">+</mo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row>
                    <mi>a</mi>
                    <mo stretchy="false">+</mo>
                    <mi>b</mi>
                  </mrow>
                  <mi>i</mi>
                </mrow>
              </msup>
            </mrow>
          </mrow>
          <mo fence="true" stretchy="false">)</mo>
        </mrow>
        <mi>z</mi>
      </msup>
    </mrow>
    <annotation encoding="StarMath 5.0">sum from k = 0 (-1)^{k(a + b i)} cdot ( binom{z}{k} ) = ( 1+(-1)^{a+b i} )^z</annotation>
  </semantics>
</math>
</file>

<file path=Object 479/content.xml><?xml version="1.0" encoding="utf-8"?>
<math xmlns="http://www.w3.org/1998/Math/MathML" display="block">
  <semantics>
    <mrow>
      <mrow>
        <mrow>
          <munder>
            <mo stretchy="false">∑</mo>
            <mrow>
              <mi>k</mi>
              <mo stretchy="false">=</mo>
              <mn>0</mn>
            </mrow>
          </mund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i>i</mi>
                  </mrow>
                </mrow>
                <mo fence="true" stretchy="false">)</mo>
              </mrow>
            </mrow>
          </msup>
        </mrow>
        <mo stretchy="false">⋅</mo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  <mo stretchy="false">=</mo>
      <msup>
        <mrow>
          <mo fence="true" stretchy="false">(</mo>
          <mrow>
            <mrow>
              <mn>1</mn>
              <mo stretchy="false">−</mo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row>
                    <mi>a</mi>
                    <mo stretchy="false">+</mo>
                    <mi>b</mi>
                  </mrow>
                  <mi>i</mi>
                </mrow>
              </msup>
            </mrow>
          </mrow>
          <mo fence="true" stretchy="false">)</mo>
        </mrow>
        <mrow>
          <mo stretchy="false">−</mo>
          <mi>z</mi>
        </mrow>
      </msup>
    </mrow>
    <annotation encoding="StarMath 5.0">sum from k = 0 (-1)^{k(a + b i)} cdot {{z^{"("k")"}}over{k!}} = ( 1-(-1)^{a+b i} )^-z</annotation>
  </semantics>
</math>
</file>

<file path=Object 4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under>
              <mo stretchy="false">∑</mo>
              <mrow>
                <mi>m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</mrow>
      </mrow>
      <mfrac>
        <mn>1</mn>
        <mrow>
          <mi>m</mi>
          <mi>!</mi>
        </mrow>
      </mfrac>
      <mrow>
        <mrow>
          <mo fence="true" stretchy="false">(</mo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frac>
                  <msup>
                    <mo stretchy="false">∂</mo>
                    <mi>m</mi>
                  </msup>
                  <mrow>
                    <mo stretchy="false">∂</mo>
                    <msup>
                      <mi>x</mi>
                      <mi>m</mi>
                    </msup>
                  </mrow>
                </mfrac>
                <mfrac>
                  <mi>x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sub>
          <mrow>
            <mo fence="true" stretchy="false">[</mo>
            <mrow>
              <mrow>
                <msup>
                  <mrow>
                    <mo fence="true" stretchy="false">(</mo>
                    <mrow>
                      <mrow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i mathvariant="normal">ζ</mi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n>1</mn>
                                <mo stretchy="false">+</mo>
                                <mi>y</mi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m</mi>
                </msup>
                <mo stretchy="false">⋅</mo>
                <mrow>
                  <mo fence="true" stretchy="false">(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sup>
                                <mi>y</mi>
                                <mrow>
                                  <mi>s</mi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  <mrow>
                              <mo fence="true" stretchy="false">(</mo>
                              <mrow>
                                <mrow>
                                  <mi>s</mi>
                                  <mi>,</mi>
                                  <mrow>
                                    <mn>1</mn>
                                    <mo stretchy="false">+</mo>
                                    <mi>y</mi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y^{s-1} cdot %zeta(s,1+y)]_n = 
sum from k = 1 sum from m = 0  {(-1)^{k+1} over k} {1 over {m!}}(lim from {x rightarrow 0}{partial^m over {partial x^m}x over {log (1+x)}})cdot [(y^{s-1} cdot %zeta(s,1+y))^m cdot ((y^{s-1} cdot %zeta(s,1+y))^k)]_n</annotation>
  </semantics>
</math>
</file>

<file path=Object 480/content.xml><?xml version="1.0" encoding="utf-8"?>
<math xmlns="http://www.w3.org/1998/Math/MathML" display="block">
  <semantics>
    <mrow>
      <mfrac>
        <msup>
          <mi>z</mi>
          <mrow>
            <mtext>(</mtext>
            <mi>k</mi>
            <mtext>)</mtext>
          </mrow>
        </msup>
        <mrow>
          <mi>k</mi>
          <mi>!</mi>
        </mrow>
      </mfrac>
      <mo stretchy="false">=</mo>
      <mfrac>
        <mrow>
          <mrow>
            <mo fence="true" stretchy="false">(</mo>
            <mrow>
              <mrow>
                <mi>z</mi>
                <mo stretchy="false">+</mo>
                <mi>k</mi>
                <mo stretchy="false">−</mo>
                <mn>1</mn>
              </mrow>
            </mrow>
            <mo fence="true" stretchy="false">)</mo>
          </mrow>
          <mi>!</mi>
        </mrow>
        <mrow>
          <mi>k</mi>
          <mrow>
            <mi>!</mi>
            <mo stretchy="false">⋅</mo>
            <mrow>
              <mo fence="true" stretchy="false">(</mo>
              <mrow>
                <mrow>
                  <mi>z</mi>
                  <mo stretchy="false">−</mo>
                  <mn>1</mn>
                </mrow>
              </mrow>
              <mo fence="true" stretchy="false">)</mo>
            </mrow>
          </mrow>
          <mi>!</mi>
        </mrow>
      </mfrac>
    </mrow>
    <annotation encoding="StarMath 5.0">z^{"("k")"} over {k!} = {( z+k-1 )!} over { k! cdot (z-1)! }</annotation>
  </semantics>
</math>
</file>

<file path=Object 481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o stretchy="false">=</mo>
      <mfrac>
        <mrow>
          <mi>z</mi>
          <mi>!</mi>
        </mrow>
        <mrow>
          <mi>k</mi>
          <mrow>
            <mi>!</mi>
            <mo stretchy="false">⋅</mo>
            <mrow>
              <mo fence="true" stretchy="false">(</mo>
              <mrow>
                <mrow>
                  <mi>z</mi>
                  <mo stretchy="false">−</mo>
                  <mi>k</mi>
                </mrow>
              </mrow>
              <mo fence="true" stretchy="false">)</mo>
            </mrow>
          </mrow>
          <mi>!</mi>
        </mrow>
      </mfrac>
    </mrow>
    <annotation encoding="StarMath 5.0">(binom{z}{k}) = {z!} over { k! cdot (z-k)! }</annotation>
  </semantics>
</math>
</file>

<file path=Object 482/content.xml><?xml version="1.0" encoding="utf-8"?>
<math xmlns="http://www.w3.org/1998/Math/MathML" display="block">
  <semantics>
    <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o stretchy="false">=</mo>
      <mfrac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o stretchy="false">⋅</mo>
          <msup>
            <mrow>
              <mo fence="true" stretchy="false">(</mo>
              <mrow>
                <mrow>
                  <mo stretchy="false">−</mo>
                  <mi>z</mi>
                </mrow>
              </mrow>
              <mo fence="true" stretchy="false">)</mo>
            </mrow>
            <mrow>
              <mtext>(</mtext>
              <mi>k</mi>
              <mtext>)</mtext>
            </mrow>
          </msup>
        </mrow>
        <mrow>
          <mi>k</mi>
          <mi>!</mi>
        </mrow>
      </mfrac>
    </mrow>
    <annotation encoding="StarMath 5.0">(binom{z}{k}) = (-1)^k cdot (-z)^{"("k")"} over {k!}</annotation>
  </semantics>
</math>
</file>

<file path=Object 483/content.xml><?xml version="1.0" encoding="utf-8"?>
<math xmlns="http://www.w3.org/1998/Math/MathML" display="block">
  <semantics>
    <mrow>
      <mrow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o stretchy="false">=</mo>
      <mrow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  <mo stretchy="false">−</mo>
        <mfrac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  <mo stretchy="false">⋅</mo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text>(</mtext>
                <mi>k</mi>
                <mtext>)</mtext>
              </mrow>
            </msup>
          </mrow>
          <mrow>
            <mi>k</mi>
            <mi>!</mi>
          </mrow>
        </mfrac>
      </mrow>
    </mrow>
    <annotation encoding="StarMath 5.0">z^{"("k")"} over {k!} - ( binom{z}{k} ) = z^{"("k")"} over {k!} -  (-1)^k cdot (-z)^{"("k")"} over {k!}</annotation>
  </semantics>
</math>
</file>

<file path=Object 484/content.xml><?xml version="1.0" encoding="utf-8"?>
<math xmlns="http://www.w3.org/1998/Math/MathML" display="block">
  <semantics>
    <mrow>
      <mfrac>
        <msup>
          <mi>z</mi>
          <mrow>
            <mtext>(</mtext>
            <mi>k</mi>
            <mtext>)</mtext>
          </mrow>
        </msup>
        <mrow>
          <mi>k</mi>
          <mi>!</mi>
        </mrow>
      </mfrac>
      <mo stretchy="false">=</mo>
      <mrow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k</mi>
        </msup>
        <mo stretchy="false">⋅</mo>
        <mrow>
          <mo fence="true" stretchy="false">(</mo>
          <mrow>
            <mtable>
              <mtr>
                <mtd>
                  <mrow>
                    <mo stretchy="false">−</mo>
                    <mi>z</mi>
                  </mrow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z^{"("k")"} over {k!} = (-1)^{k} cdot ( binom{-z}{k} )</annotation>
  </semantics>
</math>
</file>

<file path=Object 485/content.xml><?xml version="1.0" encoding="utf-8"?>
<math xmlns="http://www.w3.org/1998/Math/MathML" display="block">
  <semantics>
    <mrow>
      <mrow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  <mo stretchy="false">=</mo>
      <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k</mi>
          </msup>
          <mo stretchy="false">⋅</mo>
          <mrow>
            <mo fence="true" stretchy="false">(</mo>
            <mrow>
              <mtable>
                <mtr>
                  <mtd>
                    <mrow>
                      <mo stretchy="false">−</mo>
                      <mi>z</mi>
                    </mrow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  <mo stretchy="false">−</mo>
        <mrow>
          <mo fence="true" stretchy="false">(</mo>
          <mrow>
            <mtable>
              <mtr>
                <mtd>
                  <mi>z</mi>
                </mtd>
              </mtr>
              <mtr>
                <mtd>
                  <mi>k</mi>
                </mtd>
              </mtr>
            </mtable>
          </mrow>
          <mo fence="true" stretchy="false">)</mo>
        </mrow>
      </mrow>
    </mrow>
    <annotation encoding="StarMath 5.0">z^{"("k")"} over {k!} - ( binom{z}{k} ) = (-1)^k cdot ( binom{-z}{k} ) - ( binom{z}{k} )</annotation>
  </semantics>
</math>
</file>

<file path=Object 486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i>n</mi>
        </munderover>
        <mfrac>
          <msup>
            <mi>z</mi>
            <mrow>
              <mtext>(</mtext>
              <mi>k</mi>
              <mtext>)</mtext>
            </mrow>
          </msup>
          <mrow>
            <mi>k</mi>
            <mi>!</mi>
          </mrow>
        </mfrac>
      </mrow>
      <mo stretchy="false">=</mo>
      <mfrac>
        <msup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  <mrow>
            <mtext>(</mtext>
            <mi>n</mi>
            <mtext>)</mtext>
          </mrow>
        </msup>
        <mrow>
          <mi>n</mi>
          <mi>!</mi>
        </mrow>
      </mfrac>
    </mrow>
    <annotation encoding="StarMath 5.0">sum from k = 0 to n {z^{"("k")"} over {k!}} = (z+1)^{"("n")"} over {n!}</annotation>
  </semantics>
</math>
</file>

<file path=Object 487/content.xml><?xml version="1.0" encoding="utf-8"?>
<math xmlns="http://www.w3.org/1998/Math/MathML" display="block">
  <semantics>
    <mrow>
      <mfrac>
        <mn>1</mn>
        <msup>
          <mi>a</mi>
          <mn>2</mn>
        </msup>
      </mfrac>
      <mo stretchy="false">⋅</mo>
      <mrow>
        <munderover>
          <mo stretchy="false">∑</mo>
          <mrow>
            <mi>j</mi>
            <mo stretchy="false">=</mo>
            <mn>0</mn>
          </mrow>
          <mrow>
            <mi>a</mi>
            <mi>n</mi>
          </mrow>
        </munderover>
        <mrow>
          <munderover>
            <mo stretchy="false">∑</mo>
            <mrow>
              <mi>k</mi>
              <mo stretchy="false">=</mo>
              <mn>0</mn>
            </mrow>
            <mrow>
              <mi>a</mi>
              <mrow>
                <mi>n</mi>
                <mo stretchy="false">−</mo>
                <mi>j</mi>
              </mrow>
            </mrow>
          </munderover>
          <mn>1</mn>
        </mrow>
      </mrow>
    </mrow>
    <annotation encoding="StarMath 5.0">1 over {a^2} cdot sum from j = 0 to {a n} sum from k = 0 to {a n - j} 1</annotation>
  </semantics>
</math>
</file>

<file path=Object 488/content.xml><?xml version="1.0" encoding="utf-8"?>
<math xmlns="http://www.w3.org/1998/Math/MathML" display="block">
  <semantics>
    <mrow>
      <mfrac>
        <mn>1</mn>
        <mi>a</mi>
      </mfrac>
      <mo stretchy="false">⋅</mo>
      <mrow>
        <munderover>
          <mo stretchy="false">∑</mo>
          <mrow>
            <mi>j</mi>
            <mo stretchy="false">=</mo>
            <mn>0</mn>
          </mrow>
          <mrow>
            <mi>a</mi>
            <mi>n</mi>
          </mrow>
        </munderover>
        <mn>1</mn>
      </mrow>
    </mrow>
    <annotation encoding="StarMath 5.0">1 over {a} cdot sum from j = 0 to {a n} 1</annotation>
  </semantics>
</math>
</file>

<file path=Object 489/content.xml><?xml version="1.0" encoding="utf-8"?>
<math xmlns="http://www.w3.org/1998/Math/MathML" display="block">
  <semantics>
    <mn>1</mn>
    <annotation encoding="StarMath 5.0">1</annotation>
  </semantics>
</math>
</file>

<file path=Object 4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row>
                  <msup>
                    <mi>y</mi>
                    <mrow>
                      <mi>s</mi>
                      <mo stretchy="false">−</mo>
                      <mn>1</mn>
                    </mrow>
                  </msup>
                  <mo stretchy="false">⋅</mo>
                  <mi mathvariant="normal">ζ</mi>
                </mrow>
                <mrow>
                  <mo fence="true" stretchy="false">(</mo>
                  <mrow>
                    <mrow>
                      <mi>s</mi>
                      <mi>,</mi>
                      <mrow>
                        <mn>1</mn>
                        <mo stretchy="false">+</mo>
                        <mi>y</mi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k</mi>
              <mo stretchy="false">=</mo>
              <mn>1</mn>
            </mrow>
          </munder>
          <mrow>
            <munder>
              <mo stretchy="false">∑</mo>
              <mrow>
                <mi>m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</mrow>
      </mrow>
      <mfrac>
        <mn>1</mn>
        <mrow>
          <mi>m</mi>
          <mi>!</mi>
        </mrow>
      </mfrac>
      <mrow>
        <mrow>
          <mo fence="true" stretchy="false">(</mo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frac>
                  <msup>
                    <mo stretchy="false">∂</mo>
                    <mi>m</mi>
                  </msup>
                  <mrow>
                    <mo stretchy="false">∂</mo>
                    <msup>
                      <mi>x</mi>
                      <mi>m</mi>
                    </msup>
                  </mrow>
                </mfrac>
                <mfrac>
                  <mi>x</mi>
                  <mrow>
                    <mi>log</mi>
                    <mrow>
                      <mo fence="true" stretchy="false">(</mo>
                      <mrow>
                        <mrow>
                          <mn>1</mn>
                          <mo stretchy="false">+</mo>
                          <mi>x</mi>
                        </mrow>
                      </mrow>
                      <mo fence="true" stretchy="false">)</mo>
                    </mrow>
                  </mrow>
                </mfrac>
              </mrow>
            </mrow>
          </mrow>
          <mo fence="true" stretchy="false">)</mo>
        </mrow>
        <mo stretchy="false">⋅</mo>
        <msub>
          <mrow>
            <mo fence="true" stretchy="false">[</mo>
            <mrow>
              <mrow>
                <mo fence="true" stretchy="false">(</mo>
                <mrow>
                  <msup>
                    <mrow>
                      <mo fence="true" stretchy="false">(</mo>
                      <mrow>
                        <mrow>
                          <mrow>
                            <msup>
                              <mi>y</mi>
                              <mrow>
                                <mi>s</mi>
                                <mo stretchy="false">−</mo>
                                <mn>1</mn>
                              </mrow>
                            </msup>
                            <mo stretchy="false">⋅</mo>
                            <mi mathvariant="normal">ζ</mi>
                          </mrow>
                          <mrow>
                            <mo fence="true" stretchy="false">(</mo>
                            <mrow>
                              <mrow>
                                <mi>s</mi>
                                <mi>,</mi>
                                <mrow>
                                  <mn>1</mn>
                                  <mo stretchy="false">+</mo>
                                  <mi>y</mi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i>m</mi>
                      <mo stretchy="false">+</mo>
                      <mi>k</mi>
                    </mrow>
                  </msup>
                </mrow>
                <mo fence="true" stretchy="false">)</mo>
              </mrow>
            </mrow>
            <mo fence="true" stretchy="false">]</mo>
          </mrow>
          <mi>n</mi>
        </msub>
      </mrow>
    </mrow>
    <annotation encoding="StarMath 5.0">[y^{s-1} cdot %zeta(s,1+y)]_n = 
sum from k = 1 sum from m = 0  {(-1)^{k+1} over k} {1 over {m!}}(lim from {x rightarrow 0}{partial^m over {partial x^m}x over {log (1+x)}})cdot [((y^{s-1} cdot %zeta(s,1+y))^{m+k})]_n</annotation>
  </semantics>
</math>
</file>

<file path=Object 490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row>
                                  <mo fence="true" stretchy="false">(</mo>
                                  <mrow>
                                    <mn>1</mn>
                                  </mrow>
                                  <mo fence="true" stretchy="false">)</mo>
                                </mrow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frac>
            <msup>
              <mrow>
                <mo fence="true" stretchy="false">(</mo>
                <mrow>
                  <mrow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i>j</mi>
                </mrow>
                <mo fence="true" stretchy="false">)</mo>
              </mrow>
            </msup>
            <mrow>
              <mi>j</mi>
              <mi>!</mi>
            </mrow>
          </mfrac>
        </mrow>
      </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1</mn>
                  </mrow>
                  <mo fence="true" stretchy="false">)</mo>
                </mrow>
                <mi>z</mi>
              </msup>
            </mrow>
          </mrow>
          <mo fence="true" stretchy="false">]</mo>
        </mrow>
        <mrow>
          <mi>n</mi>
          <mo stretchy="false">⋅</mo>
          <msup>
            <mi>x</mi>
            <mrow>
              <mo stretchy="false">−</mo>
              <mi>j</mi>
            </mrow>
          </msup>
        </mrow>
      </msub>
    </mrow>
    <annotation encoding="StarMath 5.0">[((1-x^{1-(1)})%zeta(1))^z]_n = sum from j = 0 {{(-z)^(j)}over{j!}}[%zeta(1)^z]_{{n} cdot x^-j}</annotation>
  </semantics>
</math>
</file>

<file path=Object 491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i mathvariant="normal">ζ</mi>
              <mrow>
                <mo fence="true" stretchy="false">(</mo>
                <mrow>
                  <mn>1</mn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row>
                                  <mo fence="true" stretchy="false">(</mo>
                                  <mrow>
                                    <mn>1</mn>
                                  </mrow>
                                  <mo fence="true" stretchy="false">)</mo>
                                </mrow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n>1</mn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+</mo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sub>
      </mrow>
    </mrow>
    <annotation encoding="StarMath 5.0">[log%zeta(1)]_n =  
[log((1-x^{1-(1)})%zeta(1))]_n+ H_{lfloor {log n} over {log x} rfloor}</annotation>
  </semantics>
</math>
</file>

<file path=Object 492/content.xml><?xml version="1.0" encoding="utf-8"?>
<math xmlns="http://www.w3.org/1998/Math/MathML" display="block">
  <semantics>
    <mrow>
      <mrow>
        <mrow>
          <msub>
            <mi>H</mi>
            <mi>n</mi>
          </msub>
          <mo stretchy="false">−</mo>
          <mn>1</mn>
        </mrow>
        <mo stretchy="false">=</mo>
        <mi>log</mi>
      </mrow>
      <mrow>
        <mi>n</mi>
        <mo stretchy="false">+</mo>
        <mrow>
          <munderover>
            <mo stretchy="false">∫</mo>
            <mn>0</mn>
            <mn>1</mn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 mathvariant="normal">ζ</mi>
                    <mrow>
                      <mo fence="true" stretchy="false">(</mo>
                      <mrow>
                        <mrow>
                          <mn>1,1</mn>
                          <mo stretchy="false">+</mo>
                          <msup>
                            <mi>y</mi>
                            <mrow>
                              <mo stretchy="false">−</mo>
                              <mn>1</mn>
                            </mrow>
                          </msup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H_n - 1 = log n+int from 0 to 1 {{partial} over {partial y}[%zeta(1,1+y^-1)]_n dy}</annotation>
  </semantics>
</math>
</file>

<file path=Object 493/content.xml><?xml version="1.0" encoding="utf-8"?>
<math xmlns="http://www.w3.org/1998/Math/MathML" display="block">
  <semantics>
    <msub>
      <mrow>
        <mo fence="true" stretchy="false">[</mo>
        <mrow>
          <mrow>
            <mi mathvariant="normal">ζ</mi>
            <mrow>
              <mo fence="true" stretchy="false">(</mo>
              <mrow>
                <mrow>
                  <mn>1,1</mn>
                  <mo stretchy="false">+</mo>
                  <msup>
                    <mi>y</mi>
                    <mrow>
                      <mo stretchy="false">−</mo>
                      <mn>1</mn>
                    </mrow>
                  </msup>
                </mrow>
              </mrow>
              <mo fence="true" stretchy="false">)</mo>
            </mrow>
          </mrow>
        </mrow>
        <mo fence="true" stretchy="false">]</mo>
      </mrow>
      <mi>n</mi>
    </msub>
    <annotation encoding="StarMath 5.0">[%zeta(1,1+y^-1)]_n</annotation>
  </semantics>
</math>
</file>

<file path=Object 494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row>
                    <mi>s</mi>
                    <mi>,</mi>
                    <mrow>
                      <mn>1</mn>
                      <mo stretchy="false">+</mo>
                      <msup>
                        <mi>y</mi>
                        <mrow>
                          <mo stretchy="false">−</mo>
                          <mn>1</mn>
                        </mrow>
                      </msup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>
          <mo stretchy="false">∑</mo>
          <mrow>
            <mi>j</mi>
            <mo stretchy="false">=</mo>
            <mn>1</mn>
          </mrow>
        </munder>
        <mfrac>
          <mn>1</mn>
          <mrow>
            <mo fence="true" stretchy="false">(</mo>
            <mrow>
              <mrow>
                <mi>y</mi>
                <mo stretchy="false">+</mo>
                <mi>j</mi>
              </mrow>
            </mrow>
            <mo fence="true" stretchy="false">)</mo>
          </mrow>
        </mfrac>
      </mrow>
    </mrow>
    <annotation encoding="StarMath 5.0">[%zeta( s,1+y^-1)]_n = sum from j = 1 {1 over (y+j)}</annotation>
  </semantics>
</math>
</file>

<file path=Object 495/content.xml><?xml version="1.0" encoding="utf-8"?>
<math xmlns="http://www.w3.org/1998/Math/MathML" display="block">
  <semantics>
    <mrow>
      <munderover>
        <mo stretchy="false">∑</mo>
        <mrow>
          <mrow>
            <mi>x</mi>
            <mo stretchy="false">=</mo>
            <mrow>
              <mn>1</mn>
              <mo stretchy="false">+</mo>
              <mi>y</mi>
            </mrow>
          </mrow>
          <mi>;</mi>
          <mi>x</mi>
          <mtext>+=</mtext>
          <mi>y</mi>
        </mrow>
        <mi>n</mi>
      </munderover>
      <mfrac>
        <mi>y</mi>
        <mi>x</mi>
      </mfrac>
    </mrow>
    <annotation encoding="StarMath 5.0">sum from {x = 1+y;x "+=" y} to n {y over x}</annotation>
  </semantics>
</math>
</file>

<file path=Object 496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row>
                    <mn>1,1</mn>
                    <mo stretchy="false">+</mo>
                    <msup>
                      <mi>y</mi>
                      <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underover>
          <mo stretchy="false">∑</mo>
          <mrow>
            <mi>x</mi>
            <mo stretchy="false">=</mo>
            <mrow>
              <mn>1</mn>
              <mo stretchy="false">+</mo>
              <msup>
                <mi>y</mi>
                <mrow>
                  <mo stretchy="false">−</mo>
                  <mn>1</mn>
                </mrow>
              </msup>
            </mrow>
          </mrow>
          <mfrac>
            <mi>n</mi>
            <mi>y</mi>
          </mfrac>
        </munderover>
        <mfrac>
          <mn>1</mn>
          <mi>x</mi>
        </mfrac>
      </mrow>
    </mrow>
    <annotation encoding="StarMath 5.0">[%zeta(1,1+y^-1)]_n = sum from {x = 1+y^-1} to {n over y} {1 over x}</annotation>
  </semantics>
</math>
</file>

<file path=Object 497/content.xml><?xml version="1.0" encoding="utf-8"?>
<math xmlns="http://www.w3.org/1998/Math/MathML" display="block">
  <semantics>
    <mrow>
      <mrow>
        <munder>
          <mi>lim</mi>
          <mrow>
            <mi>s</mi>
            <mo stretchy="false">→</mo>
            <mn>1</mn>
          </mrow>
        </munder>
        <mrow/>
      </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y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1,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</mrow>
    </mrow>
    <annotation encoding="StarMath 5.0">lim from {s rightarrow 1}{}[(y^{1-s} cdot %zeta(s,1+y^-1))^k]_n = [%zeta(1,1+y^-1)^k]_{n cdot {y^-k}}</annotation>
  </semantics>
</math>
</file>

<file path=Object 498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n>1</mn>
          </mrow>
        </munder>
        <mrow/>
      </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n>1,1</mn>
                        <mo stretchy="false">+</mo>
                        <msup>
                          <mi>y</mi>
                          <mrow>
                            <mo stretchy="false">−</mo>
                            <mn>1</mn>
                          </mrow>
                        </msup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row>
            <mi>n</mi>
            <mo stretchy="false">⋅</mo>
            <msup>
              <mi>y</mi>
              <mrow>
                <mo stretchy="false">−</mo>
                <mi>k</mi>
              </mrow>
            </msup>
          </mrow>
        </msub>
        <mo stretchy="false">=</mo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n>1,2</mn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</mrow>
    </mrow>
    <annotation encoding="StarMath 5.0">lim from {y rightarrow 1}{}[%zeta(1,1+y^-1)^k]_{n cdot {y^-k}} = [%zeta(1,2)^k]_{n}</annotation>
  </semantics>
</math>
</file>

<file path=Object 499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row>
              <mn>1</mn>
              <mo stretchy="false">/</mo>
              <mn>2</mn>
            </mrow>
          </mrow>
        </munder>
        <mrow/>
      </mrow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1,3</mn>
                  </mrow>
                  <mo fence="true" stretchy="false">)</mo>
                </mrow>
                <mi>k</mi>
              </msup>
            </mrow>
          </mrow>
          <mo fence="true" stretchy="false">]</mo>
        </mrow>
        <mrow>
          <mi>n</mi>
          <mo stretchy="false">⋅</mo>
          <msup>
            <mn>2</mn>
            <mi>k</mi>
          </msup>
        </mrow>
      </msub>
    </mrow>
    <annotation encoding="StarMath 5.0">lim from {y rightarrow 1/2}{}= [%zeta(1,3)^k]_{n cdot {2^k}}</annotation>
  </semantics>
</math>
</file>

<file path=Object 5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sup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i>z</mi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row>
            <mo stretchy="false">−</mo>
            <mi>z</mi>
          </mrow>
          <mo stretchy="false">⋅</mo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sup>
                <mi>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  <mi>k</mi>
                </mrow>
              </msup>
              <mi>k</mi>
            </mfrac>
          </mrow>
        </mrow>
        <mo stretchy="false">+</mo>
        <mrow>
          <mi>z</mi>
          <mo stretchy="false">⋅</mo>
          <msub>
            <mrow>
              <mo fence="true" stretchy="false">[</mo>
              <mrow>
                <mrow>
                  <mi>log</mi>
                  <mi mathvariant="normal">ζ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</mrow>
    </mrow>
    <annotation encoding="StarMath 5.0">[log((1-x^{1-s})%zeta(s)^z)]_n = -z cdot  sum from k = 1 to lfloor {log n}over {log x}  rfloor {{x^{(1-s)k}} over {k}} + z cdot [log %zeta(s)]_n</annotation>
  </semantics>
</math>
</file>

<file path=Object 50/content.xml><?xml version="1.0" encoding="utf-8"?>
<math xmlns="http://www.w3.org/1998/Math/MathML" display="block">
  <semantics>
    <mrow>
      <mrow>
        <mo fence="true" stretchy="false">[</mo>
        <mrow>
          <msup>
            <mrow>
              <mo fence="true" stretchy="false">(</mo>
              <mrow>
                <mrow>
                  <msub>
                    <mrow>
                      <mo fence="true" stretchy="false">[</mo>
                      <mrow>
                        <mrow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i>n</mi>
                  </msub>
                  <mo stretchy="false">−</mo>
                  <msub>
                    <mrow>
                      <mo fence="true" stretchy="false">[</mo>
                      <mrow>
                        <mrow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i>y</mi>
                  </msub>
                </mrow>
              </mrow>
              <mo fence="true" stretchy="false">)</mo>
            </mrow>
            <mi>k</mi>
          </msup>
        </mrow>
        <mo fence="true" stretchy="false">]</mo>
      </mrow>
      <mo stretchy="false">=</mo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o stretchy="false">+</mo>
                  <mi>y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row>
          <mo fence="true" stretchy="false">[</mo>
          <mrow>
            <msup>
              <mrow>
                <mo fence="true" stretchy="false">(</mo>
                <mrow>
                  <mrow>
                    <msub>
                      <mrow>
                        <mo fence="true" stretchy="false">[</mo>
                        <mrow>
                          <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row>
                        <mi>n</mi>
                        <msup>
                          <mrow>
                            <mo fence="true" stretchy="false">(</mo>
                            <mrow>
                              <mrow>
                                <mi>j</mi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  <mrow>
                            <mo stretchy="false">−</mo>
                            <mn>1</mn>
                          </mrow>
                        </msup>
                      </mrow>
                    </msub>
                    <mo stretchy="false">−</mo>
                    <msub>
                      <mrow>
                        <mo fence="true" stretchy="false">[</mo>
                        <mrow>
                          <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]</mo>
                      </mrow>
                      <mi>y</mi>
                    </msub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</mrow>
    </mrow>
    <annotation encoding="StarMath 5.0">[([%zeta(s)]_n-[%zeta(s)]_y)^k] = sum from j = 1 (j+y)^-s cdot [([%zeta(s)]_{n(j+y)^-1}-[%zeta(s)]_y)^{k-1}]
</annotation>
  </semantics>
</math>
</file>

<file path=Object 500/content.xml><?xml version="1.0" encoding="utf-8"?>
<math xmlns="http://www.w3.org/1998/Math/MathML" display="block">
  <semantics>
    <mrow>
      <mrow>
        <munder>
          <mi>lim</mi>
          <mrow>
            <mi>y</mi>
            <mo stretchy="false">→</mo>
            <mrow>
              <mn>1</mn>
              <mo stretchy="false">/</mo>
              <mn>3</mn>
            </mrow>
          </mrow>
        </munder>
        <mrow/>
      </mrow>
      <mo stretchy="false">=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1,4</mn>
                  </mrow>
                  <mo fence="true" stretchy="false">)</mo>
                </mrow>
                <mi>k</mi>
              </msup>
            </mrow>
          </mrow>
          <mo fence="true" stretchy="false">]</mo>
        </mrow>
        <mrow>
          <mi>n</mi>
          <mo stretchy="false">⋅</mo>
          <msup>
            <mn>3</mn>
            <mi>k</mi>
          </msup>
        </mrow>
      </msub>
    </mrow>
    <annotation encoding="StarMath 5.0">lim from {y rightarrow 1/3}{} = [%zeta(1,4)^k]_{n cdot {3^k}}</annotation>
  </semantics>
</math>
</file>

<file path=Object 501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1,3</mn>
                  </mrow>
                  <mo fence="true" stretchy="false">)</mo>
                </mrow>
                <mi>k</mi>
              </msup>
            </mrow>
          </mrow>
          <mo fence="true" stretchy="false">]</mo>
        </mrow>
        <mrow>
          <mi>n</mi>
          <mo stretchy="false">⋅</mo>
          <msup>
            <mn>2</mn>
            <mi>k</mi>
          </msup>
        </mrow>
      </msub>
      <mo stretchy="false">−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1,2</mn>
                  </mrow>
                  <mo fence="true" stretchy="false">)</mo>
                </mrow>
                <mi>k</mi>
              </msup>
            </mrow>
          </mrow>
          <mo fence="true" stretchy="false">]</mo>
        </mrow>
        <mi>n</mi>
      </msub>
    </mrow>
    <annotation encoding="StarMath 5.0">[%zeta(1,3)^k]_{n cdot 2^k} - [%zeta(1,2)^k]_n</annotation>
  </semantics>
</math>
</file>

<file path=Object 502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1,4</mn>
                  </mrow>
                  <mo fence="true" stretchy="false">)</mo>
                </mrow>
                <mi>k</mi>
              </msup>
            </mrow>
          </mrow>
          <mo fence="true" stretchy="false">]</mo>
        </mrow>
        <mrow>
          <mi>n</mi>
          <mo stretchy="false">⋅</mo>
          <msup>
            <mn>3</mn>
            <mi>k</mi>
          </msup>
        </mrow>
      </msub>
      <mo stretchy="false">−</mo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n>1,3</mn>
                  </mrow>
                  <mo fence="true" stretchy="false">)</mo>
                </mrow>
                <mi>k</mi>
              </msup>
            </mrow>
          </mrow>
          <mo fence="true" stretchy="false">]</mo>
        </mrow>
        <mrow>
          <mi>n</mi>
          <mo stretchy="false">⋅</mo>
          <msup>
            <mn>2</mn>
            <mi>k</mi>
          </msup>
        </mrow>
      </msub>
    </mrow>
    <annotation encoding="StarMath 5.0">[%zeta(1,4)^k]_{n cdot 3^k} - [%zeta(1,3)^k]_{n cdot 2^k}</annotation>
  </semantics>
</math>
</file>

<file path=Object 51/content.xml><?xml version="1.0" encoding="utf-8"?>
<math xmlns="http://www.w3.org/1998/Math/MathML" display="block">
  <semantics>
    <mrow>
      <msub>
        <mrow>
          <mo fence="true" stretchy="false">[</mo>
          <mrow>
            <mrow>
              <mi mathvariant="normal">ζ</mi>
              <mrow>
                <mo fence="true" stretchy="false">(</mo>
                <mrow>
                  <mrow>
                    <mi>s</mi>
                    <mi>,</mi>
                    <mrow>
                      <mi>y</mi>
                      <mo stretchy="false">+</mo>
                      <mn>1</mn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o fence="true" stretchy="false">[</mo>
        <mrow>
          <mrow>
            <msub>
              <mrow>
                <mo fence="true" stretchy="false">[</mo>
                <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o stretchy="false">−</mo>
            <msub>
              <mrow>
                <mo fence="true" stretchy="false">[</mo>
                <mrow>
                  <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i>y</mi>
            </msub>
          </mrow>
        </mrow>
        <mo fence="true" stretchy="false">]</mo>
      </mrow>
    </mrow>
    <annotation encoding="StarMath 5.0">[%zeta(s,y+1)]_n = [[%zeta(s)]_n-[%zeta(s)]_y]
</annotation>
  </semantics>
</math>
</file>

<file path=Object 52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log(1+y^{s-1} cdot %zeta(s,1+y))]_n = sum from k = 1 to infinity {(-1)^{k+1} over k} [(y^{s-1} cdot %zeta(s,1+y))^k]_n</annotation>
  </semantics>
</math>
</file>

<file path=Object 5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y</mi>
                            <mrow>
                              <mi>s</mi>
                              <mo stretchy="false">−</mo>
                              <mn>1</mn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n>1</mn>
                              <mo stretchy="false">+</mo>
                              <mi>y</mi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i mathvariant="normal">ζ</mi>
                    </mrow>
                    <mrow>
                      <mo fence="true" stretchy="false">(</mo>
                      <mrow>
                        <mrow>
                          <mi>s</mi>
                          <mi>,</mi>
                          <mrow>
                            <mn>1</mn>
                            <mo stretchy="false">+</mo>
                            <mi>y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+y^{s-1} cdot %zeta(s,1+y))^z]_n = sum from k = 0 to infinity(binom{z}{k}) [(y^{s-1} cdot %zeta(s,1+y))^k]_n</annotation>
  </semantics>
</math>
</file>

<file path=Object 54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row>
                          <mo fence="true" stretchy="false">(</mo>
                          <mrow>
                            <mrow>
                              <mrow>
                                <mo fence="true" stretchy="false">[</mo>
                                <mrow>
                                  <mrow>
                                    <mi mathvariant="normal">ζ</mi>
                                    <mrow>
                                      <mo fence="true" stretchy="false">(</mo>
                                      <mrow>
                                        <mi>s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]</mo>
                              </mrow>
                              <mo stretchy="false">−</mo>
                              <msub>
                                <mrow>
                                  <mo fence="true" stretchy="false">[</mo>
                                  <mrow>
                                    <mrow>
                                      <mi mathvariant="normal">ζ</mi>
                                      <mrow>
                                        <mo fence="true" stretchy="false">(</mo>
                                        <mrow>
                                          <mi>s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]</mo>
                                </mrow>
                                <mi>y</mi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p>
            <mi>k</mi>
          </mfrac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y</mi>
                      <mrow>
                        <mi>s</mi>
                        <mo stretchy="false">−</mo>
                        <mn>1</mn>
                      </mrow>
                    </msup>
                    <mo stretchy="false">⋅</mo>
                    <mrow>
                      <mo fence="true" stretchy="false">(</mo>
                      <mrow>
                        <mrow>
                          <mrow>
                            <mo fence="true" stretchy="false">[</mo>
                            <mrow>
                              <mrow>
                                <mi mathvariant="normal">ζ</mi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]</mo>
                          </mrow>
                          <mo stretchy="false">−</mo>
                          <msub>
                            <mrow>
                              <mo fence="true" stretchy="false">[</mo>
                              <mrow>
                                <mrow>
                                  <mi mathvariant="normal">ζ</mi>
                                  <mrow>
                                    <mo fence="true" stretchy="false">(</mo>
                                    <mrow>
                                      <mi>s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]</mo>
                            </mrow>
                            <mi>y</mi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log(1+y^{s-1} cdot ([%zeta(s)]-[%zeta(s)]_y))]_n = sum from k = 1 to infinity {(-1)^{k+1} over k} [(y^{s-1} cdot ([%zeta(s)]-[%zeta(s)]_y))^k]_n</annotation>
  </semantics>
</math>
</file>

<file path=Object 5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o stretchy="false">−</mo>
                                <msub>
                                  <mrow>
                                    <mo fence="true" stretchy="false">[</mo>
                                    <mrow>
                                      <mrow>
                                        <mi mathvariant="normal">ζ</mi>
                                        <mrow>
                                          <mo fence="true" stretchy="false">(</mo>
                                          <mrow>
                                            <mi>s</mi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  <mi>y</mi>
                                </msub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o fence="true" stretchy="false">(</mo>
            <mrow>
              <mtable>
                <mtr>
                  <mtd>
                    <mi>z</mi>
                  </mtd>
                </mtr>
                <mtr>
                  <mtd>
                    <mi>k</mi>
                  </mtd>
                </mtr>
              </mtable>
            </mrow>
            <mo fence="true" stretchy="false">)</mo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sup>
                      <mi>y</mi>
                      <mrow>
                        <mi>s</mi>
                        <mo stretchy="false">−</mo>
                        <mn>1</mn>
                      </mrow>
                    </msup>
                    <mo stretchy="false">⋅</mo>
                    <mrow>
                      <mo fence="true" stretchy="false">(</mo>
                      <mrow>
                        <mrow>
                          <mi mathvariant="normal">ζ</mi>
                          <mrow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  <mo stretchy="false">−</mo>
                            <msub>
                              <mrow>
                                <mo fence="true" stretchy="false">[</mo>
                                <mrow>
                                  <mrow>
                                    <mi mathvariant="normal">ζ</mi>
                                    <mrow>
                                      <mo fence="true" stretchy="false">(</mo>
                                      <mrow>
                                        <mi>s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]</mo>
                              </mrow>
                              <mi>y</mi>
                            </msub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</mrow>
    <annotation encoding="StarMath 5.0">[(1+y^{s-1} cdot (%zeta(s)-[%zeta(s)]_y))^z]_n = sum from k = 0 to infinity(binom{z}{k}) [(y^{s-1} cdot (%zeta(s)-[%zeta(s)]_y))^k]_n</annotation>
  </semantics>
</math>
</file>

<file path=Object 5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n>1</mn>
                      <mo stretchy="false">+</mo>
                      <mrow>
                        <msup>
                          <mi>y</mi>
                          <mrow>
                            <mi>s</mi>
                            <mo stretchy="false">−</mo>
                            <mn>1</mn>
                          </mrow>
                        </msup>
                        <mo stretchy="false">⋅</mo>
                        <mrow>
                          <mo fence="true" stretchy="false">(</mo>
                          <mrow>
                            <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o stretchy="false">−</mo>
                                <msub>
                                  <mrow>
                                    <mo fence="true" stretchy="false">[</mo>
                                    <mrow>
                                      <mrow>
                                        <mi mathvariant="normal">ζ</mi>
                                        <mrow>
                                          <mo fence="true" stretchy="false">(</mo>
                                          <mrow>
                                            <mi>s</mi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]</mo>
                                  </mrow>
                                  <mi>y</mi>
                                </msub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  <mi>z</mi>
              </msup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row>
              <mo fence="true" stretchy="false">(</mo>
              <mrow>
                <mtable>
                  <mtr>
                    <mtd>
                      <mi>z</mi>
                    </mtd>
                  </mtr>
                  <mtr>
                    <mtd>
                      <mi>k</mi>
                    </mtd>
                  </mtr>
                </mtable>
              </mrow>
              <mo fence="true" stretchy="false">)</mo>
            </mrow>
          </mrow>
        </mrow>
      </mrow>
      <mrow>
        <msup>
          <mi>y</mi>
          <mrow>
            <mi>k</mi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</mrow>
        </msup>
        <mo stretchy="false">⋅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−</mo>
            <mi>j</mi>
          </mrow>
        </msup>
        <mo stretchy="false">⋅</mo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sub>
        <mrow>
          <mo fence="true" stretchy="false">[</mo>
          <mrow>
            <mrow>
              <mi mathvariant="normal">ζ</mi>
              <mrow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j</mi>
                </msup>
                <mo stretchy="false">⋅</mo>
                <msubsup>
                  <mrow>
                    <mo fence="true" stretchy="false">[</mo>
                    <mrow>
                      <mrow>
                        <mi mathvariant="normal">ζ</mi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i>y</mi>
                  <mrow>
                    <mi>k</mi>
                    <mo stretchy="false">−</mo>
                    <mi>j</mi>
                  </mrow>
                </msubsup>
              </mrow>
            </mrow>
          </mrow>
          <mo fence="true" stretchy="false">]</mo>
        </mrow>
        <mi>n</mi>
      </msub>
    </mrow>
    <annotation encoding="StarMath 5.0">[(1+y^{s-1} cdot (%zeta(s)-[%zeta(s)]_y))^z]_n = sum from k = 0 to infinity sum from j = 0 to k  (binom{z}{k}) y^{k(s-1)} cdot (-1)^{k-j} cdot (binom{k}{j})[%zeta(s)^j cdot [%zeta(s)]_y^{k-j}]_n</annotation>
  </semantics>
</math>
</file>

<file path=Object 57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sup>
                        <mi>y</mi>
                        <mrow>
                          <mi>s</mi>
                          <mo stretchy="false">−</mo>
                          <mn>1</mn>
                        </mrow>
                      </msup>
                      <mo stretchy="false">⋅</mo>
                      <mrow>
                        <mo fence="true" stretchy="false">(</mo>
                        <mrow>
                          <mrow>
                            <mi mathvariant="normal">ζ</mi>
                            <mrow>
                              <mrow>
                                <mo fence="true" stretchy="false">(</mo>
                                <mrow>
                                  <mi>s</mi>
                                </mrow>
                                <mo fence="true" stretchy="false">)</mo>
                              </mrow>
                              <mo stretchy="false">−</mo>
                              <msub>
                                <mrow>
                                  <mo fence="true" stretchy="false">[</mo>
                                  <mrow>
                                    <mrow>
                                      <mi mathvariant="normal">ζ</mi>
                                      <mrow>
                                        <mo fence="true" stretchy="false">(</mo>
                                        <mrow>
                                          <mi>s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]</mo>
                                </mrow>
                                <mi>y</mi>
                              </msub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i mathvariant="normal">∞</mi>
          </munderover>
          <mrow>
            <munderover>
              <mo stretchy="false">∑</mo>
              <mrow>
                <mi>j</mi>
                <mo stretchy="false">=</mo>
                <mn>1</mn>
              </mrow>
              <mi>k</mi>
            </munderov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+</mo>
                  <mn>1</mn>
                </mrow>
              </msup>
              <mi>k</mi>
            </mfrac>
          </mrow>
        </mrow>
      </mrow>
      <mrow>
        <msup>
          <mi>y</mi>
          <mrow>
            <mi>k</mi>
            <mrow>
              <mo fence="true" stretchy="false">(</mo>
              <mrow>
                <mrow>
                  <mi>s</mi>
                  <mo stretchy="false">−</mo>
                  <mn>1</mn>
                </mrow>
              </mrow>
              <mo fence="true" stretchy="false">)</mo>
            </mrow>
          </mrow>
        </msup>
        <mo stretchy="false">⋅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−</mo>
            <mi>j</mi>
          </mrow>
        </msup>
        <mo stretchy="false">⋅</mo>
        <mrow>
          <mo fence="true" stretchy="false">(</mo>
          <mrow>
            <mtable>
              <mtr>
                <mtd>
                  <mi>k</mi>
                </mtd>
              </mtr>
              <mtr>
                <mtd>
                  <mi>j</mi>
                </mtd>
              </mtr>
            </mtable>
          </mrow>
          <mo fence="true" stretchy="false">)</mo>
        </mrow>
      </mrow>
      <msub>
        <mrow>
          <mo fence="true" stretchy="false">[</mo>
          <mrow>
            <mrow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i>j</mi>
                      </msup>
                    </mrow>
                  </mrow>
                  <mo fence="true" stretchy="false">]</mo>
                </mrow>
                <mrow>
                  <mi>n</mi>
                  <mo stretchy="false">⋅</mo>
                  <msup>
                    <mi>y</mi>
                    <mi>j</mi>
                  </msup>
                </mrow>
              </msub>
              <mo stretchy="false">⋅</mo>
              <msub>
                <mrow>
                  <mo fence="true" stretchy="false">[</mo>
                  <mrow>
                    <mrow>
                      <mi mathvariant="normal">ζ</mi>
                      <msup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i>j</mi>
                        </mrow>
                      </msup>
                    </mrow>
                  </mrow>
                  <mo fence="true" stretchy="false">]</mo>
                </mrow>
                <mi>y</mi>
              </msub>
            </mrow>
          </mrow>
          <mo fence="true" stretchy="false">]</mo>
        </mrow>
        <mi>n</mi>
      </msub>
    </mrow>
    <annotation encoding="StarMath 5.0">[log(y^{s-1} cdot (%zeta(s)-[%zeta(s)]_y))]_n = sum from k = 0 to infinity sum from j = 1 to k  {(-1)^{k+1} over k} y^{k(s-1)} cdot (-1)^{k-j} cdot (binom{k}{j})[[%zeta(s)^j]_{n cdot y^j} cdot [%zeta(s)^{k-j}]_y]_n</annotation>
  </semantics>
</math>
</file>

<file path=Object 58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row>
                        <mi>s</mi>
                        <mi>,</mi>
                        <mrow>
                          <mi>y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i>k</mi>
                </msup>
              </mrow>
            </mrow>
            <mo fence="true" stretchy="false">]</mo>
          </mrow>
          <mi>n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k</mi>
          </munderover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i>j</mi>
          </msup>
        </mrow>
      </mrow>
      <mrow>
        <mo fence="true" stretchy="false">(</mo>
        <mrow>
          <mtable>
            <mtr>
              <mtd>
                <mi>k</mi>
              </mtd>
            </mtr>
            <mtr>
              <mtd>
                <mi>j</mi>
              </mtd>
            </mtr>
          </mtable>
        </mrow>
        <mo fence="true" stretchy="false">)</mo>
      </mrow>
      <msup>
        <mi>y</mi>
        <mrow>
          <mrow>
            <mo stretchy="false">−</mo>
            <mi>j</mi>
          </mrow>
          <mo stretchy="false">⋅</mo>
          <mi>s</mi>
        </mrow>
      </msup>
      <msub>
        <mrow>
          <mo fence="true" stretchy="false">[</mo>
          <mrow>
            <mrow>
              <mi mathvariant="normal">ζ</mi>
              <msup>
                <mrow>
                  <mo fence="true" stretchy="false">(</mo>
                  <mrow>
                    <mrow>
                      <mi>s</mi>
                      <mi>,</mi>
                      <mi>y</mi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fence="true" stretchy="false">]</mo>
        </mrow>
        <mrow>
          <mi>n</mi>
          <msup>
            <mrow>
              <mo fence="true" stretchy="false">(</mo>
              <mrow>
                <mrow>
                  <mi>y</mi>
                  <mo stretchy="false">+</mo>
                  <mn>1</mn>
                </mrow>
              </mrow>
              <mo fence="true" stretchy="false">)</mo>
            </mrow>
            <mrow>
              <mo stretchy="false">−</mo>
              <mi>j</mi>
            </mrow>
          </msup>
        </mrow>
      </msub>
    </mrow>
    <annotation encoding="StarMath 5.0">[%zeta(s,y+1)^k]_n=sum from j = 0 to k (-1)^j (binom{k}{j})y^{-j cdot s} [%zeta(s,y)^{k-j}]_{n (y+1)^-j}</annotation>
  </semantics>
</math>
</file>

<file path=Object 59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∫</mo>
            <mn>1</mn>
            <mi>n</mi>
          </munderover>
          <msub>
            <mi>f</mi>
            <mrow>
              <mi>k</mi>
              <mo stretchy="false">−</mo>
              <mn>1</mn>
            </mrow>
          </msub>
        </mrow>
      </mrow>
      <mrow>
        <mo fence="true" stretchy="false">(</mo>
        <mrow>
          <mfrac>
            <mi>n</mi>
            <mi>x</mi>
          </mfrac>
        </mrow>
        <mo fence="true" stretchy="false">)</mo>
      </mrow>
      <mi mathvariant="italic">dx</mi>
    </mrow>
    <annotation encoding="StarMath 5.0">f_k( n ) = int from 1 to n f_{k-1}( n over x ) dx</annotation>
  </semantics>
</math>
</file>

<file path=Object 6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 mathvariant="normal">ζ</mi>
              <mrow>
                <mo fence="true" stretchy="false">(</mo>
                <mrow>
                  <mi>s</mi>
                </mrow>
                <mo fence="true" stretchy="false">)</mo>
              </mrow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−</mo>
              <msup>
                <mi>x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o stretchy="false">+</mo>
        <mi>log</mi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log((1-x^{1-s})%zeta(s)) = log(1-x^{1-s}) + log %zeta(s)</annotation>
  </semantics>
</math>
</file>

<file path=Object 60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∫</mo>
            <mn>1</mn>
            <mi>n</mi>
          </munderover>
          <msub>
            <mi>f</mi>
            <mrow>
              <mi>k</mi>
              <mo stretchy="false">−</mo>
              <mn>1</mn>
            </mrow>
          </msub>
        </mrow>
      </mrow>
      <mrow>
        <mo fence="true" stretchy="false">(</mo>
        <mrow>
          <mi>n</mi>
        </mrow>
        <mo fence="true" stretchy="false">)</mo>
      </mrow>
      <mi mathvariant="italic">dx</mi>
    </mrow>
    <annotation encoding="StarMath 5.0">f_k( n ) = int from 1 to n f_{k-1}( n ) dx</annotation>
  </semantics>
</math>
</file>

<file path=Object 61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sup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i>k</mi>
        </msup>
      </mrow>
    </mrow>
    <annotation encoding="StarMath 5.0">f_k( n ) = ( n-1 )^k</annotation>
  </semantics>
</math>
</file>

<file path=Object 62/content.xml><?xml version="1.0" encoding="utf-8"?>
<math xmlns="http://www.w3.org/1998/Math/MathML" display="block">
  <semantics>
    <mrow>
      <msub>
        <mi>f</mi>
        <mn>0</mn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f_0( n ) = 1</annotation>
  </semantics>
</math>
</file>

<file path=Object 63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underover>
            <mo stretchy="false">∫</mo>
            <mn>1</mn>
            <mi>n</mi>
          </munderover>
          <msub>
            <mi>f</mi>
            <mrow>
              <mi>k</mi>
              <mo stretchy="false">−</mo>
              <mn>1</mn>
            </mrow>
          </msub>
        </mrow>
      </mrow>
      <mrow>
        <mo fence="true" stretchy="false">(</mo>
        <mrow>
          <mi>x</mi>
        </mrow>
        <mo fence="true" stretchy="false">)</mo>
      </mrow>
      <mi mathvariant="italic">dx</mi>
    </mrow>
    <annotation encoding="StarMath 5.0">f_k( n ) = int from 1 to n f_{k-1}( x ) dx</annotation>
  </semantics>
</math>
</file>

<file path=Object 64/content.xml><?xml version="1.0" encoding="utf-8"?>
<math xmlns="http://www.w3.org/1998/Math/MathML" display="block">
  <semantics>
    <mrow>
      <msub>
        <mi>f</mi>
        <mn>0</mn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f_0( n ) = 1</annotation>
  </semantics>
</math>
</file>

<file path=Object 65/content.xml><?xml version="1.0" encoding="utf-8"?>
<math xmlns="http://www.w3.org/1998/Math/MathML" display="block">
  <semantics>
    <mrow>
      <msub>
        <mi>f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frac>
          <msup>
            <mrow>
              <mo fence="true" stretchy="false">(</mo>
              <mrow>
                <mrow>
                  <mi>n</mi>
                  <mo stretchy="false">−</mo>
                  <mn>1</mn>
                </mrow>
              </mrow>
              <mo fence="true" stretchy="false">)</mo>
            </mrow>
            <mi>k</mi>
          </msup>
          <mrow>
            <mi>k</mi>
            <mi>!</mi>
          </mrow>
        </mfrac>
      </mrow>
    </mrow>
    <annotation encoding="StarMath 5.0">f_k( n ) = {{( n-1 )^k}over{k! } }</annotation>
  </semantics>
</math>
</file>

<file path=Object 66/content.xml><?xml version="1.0" encoding="utf-8"?>
<math xmlns="http://www.w3.org/1998/Math/MathML" display="block">
  <semantics>
    <mrow>
      <msub>
        <mi>f</mi>
        <mn>0</mn>
      </msub>
      <mrow>
        <mrow>
          <mo fence="true" stretchy="false">(</mo>
          <mrow>
            <mi>n</mi>
          </mrow>
          <mo fence="true" stretchy="false">)</mo>
        </mrow>
        <mo stretchy="false">=</mo>
        <mn>1</mn>
      </mrow>
    </mrow>
    <annotation encoding="StarMath 5.0">f_0( n ) = 1</annotation>
  </semantics>
</math>
</file>

<file path=Object 6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sup>
                <mn>1</mn>
                <mtext>+</mtext>
              </msup>
            </mrow>
          </mund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row>
                <msup>
                  <mi>x</mi>
                  <mrow>
                    <mi>k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sup>
                <mo stretchy="false">−</mo>
                <mn>1</mn>
              </mrow>
              <mi>k</mi>
            </mfrac>
          </mrow>
        </mrow>
        <mo stretchy="false">=</mo>
        <mi mathvariant="italic">li</mi>
      </mrow>
      <mrow>
        <mrow>
          <mo fence="true" stretchy="false">(</mo>
          <mrow>
            <msup>
              <mi>n</mi>
              <mrow>
                <mn>1</mn>
                <mo stretchy="false">−</mo>
                <mi>s</mi>
              </mrow>
            </msup>
          </mrow>
          <mo fence="true" stretchy="false">)</mo>
        </mrow>
        <mo stretchy="false">−</mo>
        <mi>log</mi>
      </mrow>
      <mi>log</mi>
      <mrow>
        <msup>
          <mi>n</mi>
          <mrow>
            <mn>1</mn>
            <mo stretchy="false">−</mo>
            <mi>s</mi>
          </mrow>
        </msup>
        <mo stretchy="false">−</mo>
        <mi mathvariant="normal">γ</mi>
      </mrow>
    </mrow>
    <annotation encoding="StarMath 5.0">lim from{x rightarrow 1^"+"} sum from k = 1 to lfloor {log n}over {log x}  rfloor {{x^{k(1-s)}-1} over {k}} = 
li(n^{1-s}) - log log n^{1-s} - %gamma</annotation>
  </semantics>
</math>
</file>

<file path=Object 68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i>x</mi>
              <mrow>
                <mi>k</mi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</mrow>
            </msup>
            <mi>k</mi>
          </mfrac>
        </mrow>
        <mo stretchy="false">=</mo>
        <mrow>
          <mo stretchy="false">−</mo>
          <mi>log</mi>
        </mrow>
      </mrow>
      <mrow>
        <mo fence="true" stretchy="false">(</mo>
        <mrow>
          <mrow>
            <mn>1</mn>
            <mo stretchy="false">−</mo>
            <msup>
              <mi>x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sup>
          </mrow>
        </mrow>
        <mo fence="true" stretchy="false">)</mo>
      </mrow>
    </mrow>
    <annotation encoding="StarMath 5.0">sum from k = 1 to Infinity {{x^{k(1-s)}} over {k}} = -log( 1-x^(1-s) )
</annotation>
  </semantics>
</math>
</file>

<file path=Object 69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sup>
                <mn>1</mn>
                <mtext>+</mtext>
              </msup>
            </mrow>
          </munder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row>
                <msup>
                  <mi>x</mi>
                  <mi>k</mi>
                </msup>
                <mo stretchy="false">−</mo>
                <mn>1</mn>
              </mrow>
              <mi>k</mi>
            </mfrac>
          </mrow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</mrow>
    </mrow>
    <annotation encoding="StarMath 5.0">lim from{x rightarrow 1^"+"} sum from k = 1 to lfloor {log n}over {log x}  rfloor {{x^{k}-1} over {k}} = 
li(n) - log log n - %gamma</annotation>
  </semantics>
</math>
</file>

<file path=Object 7/content.xml><?xml version="1.0" encoding="utf-8"?>
<math xmlns="http://www.w3.org/1998/Math/MathML" display="block">
  <semantics>
    <mrow>
      <mi>log</mi>
      <mrow>
        <mrow>
          <mo fence="true" stretchy="false">(</mo>
          <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x</mi>
                      <mrow>
                        <mn>1</mn>
                        <mo stretchy="false">−</mo>
                        <mi>s</mi>
                      </mrow>
                    </msup>
                  </mrow>
                </mrow>
                <mo fence="true" stretchy="false">)</mo>
              </mrow>
              <mi mathvariant="normal">ζ</mi>
              <msup>
                <mrow>
                  <mo fence="true" stretchy="false">(</mo>
                  <mrow>
                    <mi>s</mi>
                  </mrow>
                  <mo fence="true" stretchy="false">)</mo>
                </mrow>
                <mn>2</mn>
              </msup>
            </mrow>
          </mrow>
          <mo fence="true" stretchy="false">)</mo>
        </mrow>
        <mo stretchy="false">=</mo>
        <mi>log</mi>
      </mrow>
      <mrow>
        <mrow>
          <mo fence="true" stretchy="false">(</mo>
          <mrow>
            <mrow>
              <mn>1</mn>
              <mo stretchy="false">−</mo>
              <msup>
                <mi>x</mi>
                <mrow>
                  <mn>1</mn>
                  <mo stretchy="false">−</mo>
                  <mi>s</mi>
                </mrow>
              </msup>
            </mrow>
          </mrow>
          <mo fence="true" stretchy="false">)</mo>
        </mrow>
        <mo stretchy="false">+</mo>
        <mi>log</mi>
      </mrow>
      <mrow>
        <mo fence="true" stretchy="false">(</mo>
        <mrow>
          <mrow>
            <mi mathvariant="normal">ζ</mi>
            <msup>
              <mrow>
                <mo fence="true" stretchy="false">(</mo>
                <mrow>
                  <mi>s</mi>
                </mrow>
                <mo fence="true" stretchy="false">)</mo>
              </mrow>
              <mn>2</mn>
            </msup>
          </mrow>
        </mrow>
        <mo fence="true" stretchy="false">)</mo>
      </mrow>
    </mrow>
    <annotation encoding="StarMath 5.0">log((1-x^{1-s})%zeta(s)^2) = log(1-x^{1-s}) + log (%zeta(s)^2)</annotation>
  </semantics>
</math>
</file>

<file path=Object 70/content.xml><?xml version="1.0" encoding="utf-8"?>
<math xmlns="http://www.w3.org/1998/Math/MathML" display="block">
  <semantics>
    <mrow>
      <mrow>
        <mrow>
          <munderover>
            <mo stretchy="false">∑</mo>
            <mrow>
              <mi>k</mi>
              <mo stretchy="false">=</mo>
              <mn>1</mn>
            </mrow>
            <mi mathvariant="normal">∞</mi>
          </munderover>
          <mfrac>
            <msup>
              <mi>x</mi>
              <mi>k</mi>
            </msup>
            <mi>k</mi>
          </mfrac>
        </mrow>
        <mo stretchy="false">=</mo>
        <mrow>
          <mo stretchy="false">−</mo>
          <mi>log</mi>
        </mrow>
      </mrow>
      <mrow>
        <mo fence="true" stretchy="false">(</mo>
        <mrow>
          <mrow>
            <mn>1</mn>
            <mo stretchy="false">−</mo>
            <mi>x</mi>
          </mrow>
        </mrow>
        <mo fence="true" stretchy="false">)</mo>
      </mrow>
    </mrow>
    <annotation encoding="StarMath 5.0">sum from k = 1 to Infinity {{x^{k}} over {k}} = -log( 1-x )
</annotation>
  </semantics>
</math>
</file>

<file path=Object 7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1</mn>
              <mtext>+</mtext>
            </msup>
          </mrow>
        </munder>
        <mrow>
          <munderover>
            <mo stretchy="false">∑</mo>
            <mrow>
              <mi>k</mi>
              <mo stretchy="false">=</mo>
              <mn>1</mn>
            </mrow>
            <mrow>
              <mo fence="true" stretchy="false">⌊</mo>
              <mrow>
                <mfrac>
                  <mrow>
                    <mi>log</mi>
                    <mi>n</mi>
                  </mrow>
                  <mrow>
                    <mi>log</mi>
                    <mi>x</mi>
                  </mrow>
                </mfrac>
              </mrow>
              <mo fence="true" stretchy="false">⌋</mo>
            </mrow>
          </munderover>
          <mrow>
            <mrow>
              <msup>
                <mi>x</mi>
                <mi>k</mi>
              </msup>
              <mo stretchy="false">⋅</mo>
              <mi>log</mi>
            </mrow>
            <mi>x</mi>
          </mrow>
        </mrow>
      </mrow>
      <mo stretchy="false">=</mo>
      <mrow>
        <mi>n</mi>
        <mo stretchy="false">−</mo>
        <mn>1</mn>
      </mrow>
    </mrow>
    <annotation encoding="StarMath 5.0">lim from{x rightarrow 1^"+"} sum from k = 1 to lfloor {log n}over {log x}  rfloor {{x^{k}}cdot log x} = 
n - 1</annotation>
  </semantics>
</math>
</file>

<file path=Object 72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1</mn>
          </mrow>
          <mi mathvariant="normal">∞</mi>
        </munderover>
        <mrow>
          <mrow>
            <msup>
              <mi>x</mi>
              <mi>k</mi>
            </msup>
            <mo stretchy="false">⋅</mo>
            <mi>log</mi>
          </mrow>
          <mi>x</mi>
        </mrow>
      </mrow>
      <mo stretchy="false">=</mo>
      <mrow>
        <mo stretchy="false">−</mo>
        <mfrac>
          <mrow>
            <mi>x</mi>
            <mi>log</mi>
            <mi>x</mi>
          </mrow>
          <mrow>
            <mi>x</mi>
            <mo stretchy="false">−</mo>
            <mn>1</mn>
          </mrow>
        </mfrac>
      </mrow>
    </mrow>
    <annotation encoding="StarMath 5.0">sum from k = 1 to infinity {{x^{k}}cdot log x} = 
- { {x log x}over{x-1} }</annotation>
  </semantics>
</math>
</file>

<file path=Object 73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  <mo stretchy="false">+</mo>
        <mrow>
          <munder>
            <mi>lim</mi>
            <mrow>
              <mi>x</mi>
              <mo stretchy="false">→</mo>
              <mn>1</mn>
              <mtext>+</mtext>
            </mrow>
          </munder>
          <msub>
            <mrow>
              <mo fence="true" stretchy="false">[</mo>
              <mrow>
                <mrow>
                  <mi>log</mi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sup>
                                <mi>x</mi>
                                <mrow>
                                  <mn>1</mn>
                                  <mo stretchy="false">−</mo>
                                  <mn>0</mn>
                                </mrow>
                              </msup>
                            </mrow>
                          </mrow>
                          <mo fence="true" stretchy="false">)</mo>
                        </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  <mo stretchy="false">+</mo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sub>
      </mrow>
    </mrow>
    <annotation encoding="StarMath 5.0">%PI(n) = li(n) - log log n - %gamma + 
lim from {x rightarrow 1"+"} [log((1-x^{1-0})%zeta(0))]_n+ H_{lfloor {log n} over {log x} rfloor}</annotation>
  </semantics>
</math>
</file>

<file path=Object 74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i mathvariant="italic">li</mi>
      </mrow>
      <mrow>
        <mrow>
          <mo fence="true" stretchy="false">(</mo>
          <mrow>
            <mi>n</mi>
          </mrow>
          <mo fence="true" stretchy="false">)</mo>
        </mrow>
        <mo stretchy="false">−</mo>
        <mi>log</mi>
      </mrow>
      <mi>log</mi>
      <mrow>
        <mi>n</mi>
        <mo stretchy="false">−</mo>
        <mi mathvariant="normal">γ</mi>
        <mo stretchy="false">−</mo>
        <mrow>
          <munderover>
            <mo stretchy="false">∫</mo>
            <mn>1</mn>
            <mi mathvariant="normal">∞</mi>
          </munderover>
          <mrow>
            <mfrac>
              <mo stretchy="false">∂</mo>
              <mrow>
                <mo stretchy="false">∂</mo>
                <mi>y</mi>
              </mrow>
            </mfrac>
            <msub>
              <mrow>
                <mo fence="true" stretchy="false">[</mo>
                <mrow>
                  <mrow>
                    <mi>log</mi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y</mi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n>0,1</mn>
                                <mo stretchy="false">+</mo>
                                <mi>y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y</mi>
          </mrow>
        </mrow>
      </mrow>
    </mrow>
    <annotation encoding="StarMath 5.0">%PI(n) = 
li(n) - log log n - %gamma - int from 1 to Infinity {{partial} over {partial y} {{[log(1+y^{-1} cdot %zeta(0,1+y))]_n}} dy}</annotation>
  </semantics>
</math>
</file>

<file path=Object 75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n>1</mn>
              <mtext>+</mtext>
            </mrow>
          </munder>
          <msub>
            <mrow>
              <mo fence="true" stretchy="false">[</mo>
              <mrow>
                <mrow>
                  <mi>log</mi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i mathvariant="normal">ζ</mi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i>n</mi>
          </msub>
        </mrow>
        <mo stretchy="false">+</mo>
        <msub>
          <mi>H</mi>
          <mrow>
            <mo fence="true" stretchy="false">⌊</mo>
            <mrow>
              <mfrac>
                <mrow>
                  <mi>log</mi>
                  <mi>n</mi>
                </mrow>
                <mrow>
                  <mi>log</mi>
                  <mi>x</mi>
                </mrow>
              </mfrac>
            </mrow>
            <mo fence="true" stretchy="false">⌋</mo>
          </mrow>
        </msub>
      </mrow>
      <mo stretchy="false">=</mo>
      <mrow>
        <mo stretchy="false">−</mo>
        <mrow>
          <munderover>
            <mo stretchy="false">∫</mo>
            <mn>1</mn>
            <mi mathvariant="normal">∞</mi>
          </munderover>
          <mrow>
            <mfrac>
              <mo stretchy="false">∂</mo>
              <mrow>
                <mo stretchy="false">∂</mo>
                <mi>x</mi>
              </mrow>
            </mfrac>
            <msub>
              <mrow>
                <mo fence="true" stretchy="false">[</mo>
                <mrow>
                  <mrow>
                    <mi>log</mi>
                    <mrow>
                      <mo fence="true" stretchy="false">(</mo>
                      <mrow>
                        <mrow>
                          <mrow>
                            <mn>1</mn>
                            <mo stretchy="false">+</mo>
                            <mrow>
                              <msup>
                                <mi>x</mi>
                                <mrow>
                                  <mo stretchy="false">−</mo>
                                  <mn>1</mn>
                                </mrow>
                              </msup>
                              <mo stretchy="false">⋅</mo>
                              <mi mathvariant="normal">ζ</mi>
                            </mrow>
                          </mrow>
                          <mrow>
                            <mo fence="true" stretchy="false">(</mo>
                            <mrow>
                              <mrow>
                                <mn>0,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i>n</mi>
            </msub>
            <mi mathvariant="italic">dx</mi>
          </mrow>
        </mrow>
      </mrow>
    </mrow>
    <annotation encoding="StarMath 5.0">lim from {x rightarrow 1"+"} [log((1-x)%zeta(0))]_n+ H_{lfloor {log n} over {log x} rfloor} = - int from 1 to Infinity {{partial} over {partial x} {{[log(1+x^{-1} cdot %zeta(0,1+x))]_n}} dx}</annotation>
  </semantics>
</math>
</file>

<file path=Object 76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row>
                            <mn>1</mn>
                            <mo stretchy="false">/</mo>
                            <mi>k</mi>
                          </mrow>
                        </msub>
                      </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frac>
                          <mrow>
                            <mi mathvariant="normal">μ</mi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</mrow>
                          <mi>k</mi>
                        </mfrac>
                      </msup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  <mo stretchy="false">=</mo>
        <mi mathvariant="normal">π</mi>
      </mrow>
      <mrow>
        <mo fence="true" stretchy="false">(</mo>
        <mrow>
          <mi>n</mi>
        </mrow>
        <mo fence="true" stretchy="false">)</mo>
      </mrow>
    </mrow>
    <annotation encoding="StarMath 5.0">[log(prod from k = 1 %zeta_{1 / k}(0)^{{{%mu(k)} over k}})]_n = %pi( n )</annotation>
  </semantics>
</math>
</file>

<file path=Object 77/content.xml><?xml version="1.0" encoding="utf-8"?>
<math xmlns="http://www.w3.org/1998/Math/MathML" display="block">
  <semantics>
    <mrow>
      <msub>
        <mi>L</mi>
        <mn>1</mn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n>1</mn>
          <mo stretchy="false">−</mo>
          <mi>x</mi>
        </mrow>
      </mrow>
    </mrow>
    <annotation encoding="StarMath 5.0">L_1( x ) = 1-x</annotation>
  </semantics>
</math>
</file>

<file path=Object 78/content.xml><?xml version="1.0" encoding="utf-8"?>
<math xmlns="http://www.w3.org/1998/Math/MathML" display="block">
  <semantics>
    <mrow>
      <msub>
        <mi>L</mi>
        <mrow>
          <mi>z</mi>
          <mo stretchy="false">+</mo>
          <mn>1</mn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n>2</mn>
                  <mrow>
                    <mi>z</mi>
                    <mo stretchy="false">+</mo>
                    <mn>1</mn>
                    <mo stretchy="false">−</mo>
                    <mi>x</mi>
                  </mrow>
                </mrow>
              </mrow>
              <mo fence="true" stretchy="false">)</mo>
            </mrow>
            <msub>
              <mi>L</mi>
              <mi>z</mi>
            </msub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z</mi>
            </mrow>
            <msub>
              <mi>L</mi>
              <mrow>
                <mi>z</mi>
                <mo stretchy="false">−</mo>
                <mn>1</mn>
              </mrow>
            </msub>
            <mrow>
              <mo fence="true" stretchy="false">(</mo>
              <mrow>
                <mi>x</mi>
              </mrow>
              <mo fence="true" stretchy="false">)</mo>
            </mrow>
          </mrow>
          <mrow>
            <mi>z</mi>
            <mo stretchy="false">+</mo>
            <mn>1</mn>
          </mrow>
        </mfrac>
      </mrow>
    </mrow>
    <annotation encoding="StarMath 5.0">L_{z+1}( x ) = {{ (2z+1-x)L_z(x)-z L_{z-1}(x) }over{ z+1 } }</annotation>
  </semantics>
</math>
</file>

<file path=Object 79/content.xml><?xml version="1.0" encoding="utf-8"?>
<math xmlns="http://www.w3.org/1998/Math/MathML" display="block">
  <semantics>
    <mrow>
      <msub>
        <mi>L</mi>
        <mrow>
          <mo stretchy="false">−</mo>
          <mi>z</mi>
        </mrow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e</mi>
            <mi>x</mi>
          </msup>
          <mo stretchy="false">⋅</mo>
          <msub>
            <mi>L</mi>
            <mrow>
              <mi>z</mi>
              <mo stretchy="false">−</mo>
              <mn>1</mn>
            </mrow>
          </msub>
        </mrow>
      </mrow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L_{-z}( x ) = e^x cdot L_{ z-1 }( -x )</annotation>
  </semantics>
</math>
</file>

<file path=Object 8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o stretchy="false">−</mo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frac>
                    <mrow>
                      <mi>log</mi>
                      <mi>n</mi>
                    </mrow>
                    <mrow>
                      <mi>log</mi>
                      <mi>x</mi>
                    </mrow>
                  </mfrac>
                </mrow>
                <mo fence="true" stretchy="false">⌋</mo>
              </mrow>
            </munderover>
            <mfrac>
              <mrow>
                <msup>
                  <mi>x</mi>
                  <mi>k</mi>
                </msup>
                <mo stretchy="false">⋅</mo>
                <msup>
                  <mi>x</mi>
                  <mrow>
                    <mrow>
                      <mo stretchy="false">−</mo>
                      <mi>s</mi>
                    </mrow>
                    <mi>k</mi>
                  </mrow>
                </msup>
              </mrow>
              <mi>k</mi>
            </mfrac>
          </mrow>
        </mrow>
        <mo stretchy="false">+</mo>
        <msub>
          <mrow>
            <mo fence="true" stretchy="false">[</mo>
            <mrow>
              <mrow>
                <mi>log</mi>
                <mi mathvariant="normal">ζ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(1-x^{1-s})%zeta(s))]_n = - sum from k = 1 to lfloor {log n}over {log x}  rfloor {{x^k cdot x^{-s k}} over {k}} + [log %zeta(s)]_n</annotation>
  </semantics>
</math>
</file>

<file path=Object 80/content.xml><?xml version="1.0" encoding="utf-8"?>
<math xmlns="http://www.w3.org/1998/Math/MathML" display="block">
  <semantics>
    <mrow>
      <msub>
        <mi>L</mi>
        <mrow>
          <mo stretchy="false">−</mo>
          <mi>z</mi>
        </mrow>
      </msub>
      <mrow>
        <mrow>
          <mo fence="true" stretchy="false">(</mo>
          <mrow>
            <mrow>
              <mi>log</mi>
              <mi>x</mi>
            </mrow>
          </mrow>
          <mo fence="true" stretchy="false">)</mo>
        </mrow>
        <mo stretchy="false">=</mo>
        <mrow>
          <mi>x</mi>
          <mo stretchy="false">⋅</mo>
          <msub>
            <mi>L</mi>
            <mrow>
              <mi>z</mi>
              <mo stretchy="false">−</mo>
              <mn>1</mn>
            </mrow>
          </msub>
        </mrow>
      </mrow>
      <mrow>
        <mo fence="true" stretchy="false">(</mo>
        <mrow>
          <mrow>
            <mrow>
              <mo stretchy="false">−</mo>
              <mi>log</mi>
            </mrow>
            <mi>x</mi>
          </mrow>
        </mrow>
        <mo fence="true" stretchy="false">)</mo>
      </mrow>
    </mrow>
    <annotation encoding="StarMath 5.0">L_{-z}( log x ) = x cdot L_{ z-1 }( -log x )</annotation>
  </semantics>
</math>
</file>

<file path=Object 81/content.xml><?xml version="1.0" encoding="utf-8"?>
<math xmlns="http://www.w3.org/1998/Math/MathML" display="block">
  <semantics>
    <mrow>
      <msub>
        <mi>L</mi>
        <mrow>
          <mi>z</mi>
          <mo stretchy="false">+</mo>
          <mn>1</mn>
        </mrow>
      </msub>
      <mrow>
        <mrow>
          <mo fence="true" stretchy="false">(</mo>
          <mrow>
            <mrow>
              <mi>log</mi>
              <mi>x</mi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n>2</mn>
                  <mrow>
                    <mi>z</mi>
                    <mo stretchy="false">+</mo>
                    <mn>1</mn>
                    <mo stretchy="false">−</mo>
                    <mi>log</mi>
                  </mrow>
                  <mi>x</mi>
                </mrow>
              </mrow>
              <mo fence="true" stretchy="false">)</mo>
            </mrow>
            <msub>
              <mi>L</mi>
              <mi>z</mi>
            </msub>
            <mrow>
              <mrow>
                <mo fence="true" stretchy="false">(</mo>
                <mrow>
                  <mrow>
                    <mi>log</mi>
                    <mi>x</mi>
                  </mrow>
                </mrow>
                <mo fence="true" stretchy="false">)</mo>
              </mrow>
              <mo stretchy="false">−</mo>
              <mi>z</mi>
            </mrow>
            <msub>
              <mi>L</mi>
              <mrow>
                <mi>z</mi>
                <mo stretchy="false">−</mo>
                <mn>1</mn>
              </mrow>
            </msub>
            <mrow>
              <mo fence="true" stretchy="false">(</mo>
              <mrow>
                <mrow>
                  <mi>log</mi>
                  <mi>x</mi>
                </mrow>
              </mrow>
              <mo fence="true" stretchy="false">)</mo>
            </mrow>
          </mrow>
          <mrow>
            <mi>z</mi>
            <mo stretchy="false">+</mo>
            <mn>1</mn>
          </mrow>
        </mfrac>
      </mrow>
    </mrow>
    <annotation encoding="StarMath 5.0">L_{z+1}( log x ) = {{ (2z+1-log x)L_z(log x)-z L_{z-1}(log x) }over{ z+1 } }</annotation>
  </semantics>
</math>
</file>

<file path=Object 82/content.xml><?xml version="1.0" encoding="utf-8"?>
<math xmlns="http://www.w3.org/1998/Math/MathML" display="block">
  <semantics>
    <mrow>
      <msub>
        <mi>L</mi>
        <mn>0</mn>
      </msub>
      <mrow>
        <mrow>
          <mo fence="true" stretchy="false">(</mo>
          <mrow>
            <mrow>
              <mi>log</mi>
              <mi>x</mi>
            </mrow>
          </mrow>
          <mo fence="true" stretchy="false">)</mo>
        </mrow>
        <mo stretchy="false">=</mo>
        <mn>1</mn>
      </mrow>
    </mrow>
    <annotation encoding="StarMath 5.0">L_0( log x ) = 1</annotation>
  </semantics>
</math>
</file>

<file path=Object 83/content.xml><?xml version="1.0" encoding="utf-8"?>
<math xmlns="http://www.w3.org/1998/Math/MathML" display="block">
  <semantics>
    <mrow>
      <msub>
        <mi>L</mi>
        <mn>1</mn>
      </msub>
      <mrow>
        <mrow>
          <mo fence="true" stretchy="false">(</mo>
          <mrow>
            <mrow>
              <mi>log</mi>
              <mi>x</mi>
            </mrow>
          </mrow>
          <mo fence="true" stretchy="false">)</mo>
        </mrow>
        <mo stretchy="false">=</mo>
        <mrow>
          <mn>1</mn>
          <mo stretchy="false">−</mo>
          <mi>log</mi>
        </mrow>
      </mrow>
      <mi>x</mi>
    </mrow>
    <annotation encoding="StarMath 5.0">L_1( log x ) = 1-log x</annotation>
  </semantics>
</math>
</file>

<file path=Object 84/content.xml><?xml version="1.0" encoding="utf-8"?>
<math xmlns="http://www.w3.org/1998/Math/MathML" display="block">
  <semantics>
    <mrow>
      <msub>
        <mi>L</mi>
        <mi>z</mi>
      </msub>
      <mrow>
        <mrow>
          <mo fence="true" stretchy="false">(</mo>
          <mrow>
            <mrow>
              <mi>log</mi>
              <mi>x</mi>
            </mrow>
          </mrow>
          <mo fence="true" stretchy="false">)</mo>
        </mrow>
        <mo stretchy="false">=</mo>
        <mrow>
          <mi>x</mi>
          <mo stretchy="false">⋅</mo>
          <msub>
            <mi>L</mi>
            <mrow>
              <mrow>
                <mo stretchy="false">−</mo>
                <mi>z</mi>
              </mrow>
              <mo stretchy="false">−</mo>
              <mn>1</mn>
            </mrow>
          </msub>
        </mrow>
      </mrow>
      <mrow>
        <mo fence="true" stretchy="false">(</mo>
        <mrow>
          <mrow>
            <mrow>
              <mo stretchy="false">−</mo>
              <mi>log</mi>
            </mrow>
            <mi>x</mi>
          </mrow>
        </mrow>
        <mo fence="true" stretchy="false">)</mo>
      </mrow>
    </mrow>
    <annotation encoding="StarMath 5.0">L_{ z }( log x ) = x cdot L_{-z-1}( -log x )</annotation>
  </semantics>
</math>
</file>

<file path=Object 85/content.xml><?xml version="1.0" encoding="utf-8"?>
<math xmlns="http://www.w3.org/1998/Math/MathML" display="block">
  <semantics>
    <mrow>
      <mrow>
        <mi>x</mi>
        <mo stretchy="false">⋅</mo>
        <msub>
          <mi>L</mi>
          <mrow>
            <mrow>
              <mo stretchy="false">−</mo>
              <mi>z</mi>
            </mrow>
            <mo stretchy="false">−</mo>
            <mn>2</mn>
          </mrow>
        </msub>
      </mrow>
      <mrow>
        <mrow>
          <mo fence="true" stretchy="false">(</mo>
          <mrow>
            <mrow>
              <mrow>
                <mo stretchy="false">−</mo>
                <mi>log</mi>
              </mrow>
              <mi>x</mi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n>2</mn>
                  <mrow>
                    <mi>z</mi>
                    <mo stretchy="false">+</mo>
                    <mn>1</mn>
                    <mo stretchy="false">−</mo>
                    <mi>log</mi>
                  </mrow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i>x</mi>
                      <mo stretchy="false">⋅</mo>
                      <msub>
                        <mi>L</mi>
                        <mrow>
                          <mrow>
                            <mo stretchy="false">−</mo>
                            <mi>z</mi>
                          </mrow>
                          <mo stretchy="false">−</mo>
                          <mn>1</mn>
                        </mrow>
                      </msub>
                    </mrow>
                    <mrow>
                      <mo fence="true" stretchy="false">(</mo>
                      <mrow>
                        <mrow>
                          <mrow>
                            <mo stretchy="false">−</mo>
                            <mi>log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i>z</mi>
            </mrow>
            <mrow>
              <mi>x</mi>
              <mo stretchy="false">⋅</mo>
              <msub>
                <mi>L</mi>
                <mrow>
                  <mo stretchy="false">−</mo>
                  <mi>z</mi>
                </mrow>
              </msub>
            </mrow>
            <mrow>
              <mo fence="true" stretchy="false">(</mo>
              <mrow>
                <mrow>
                  <mrow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row>
            <mi>z</mi>
            <mo stretchy="false">+</mo>
            <mn>1</mn>
          </mrow>
        </mfrac>
      </mrow>
    </mrow>
    <annotation encoding="StarMath 5.0">x cdot L_{-z-2}( -log x ) = {{ (2z+1-log x)(x cdot L_{-z-1}( -log x ))-z x cdot L_{-z}( -log x ) }over{ z+1 } }</annotation>
  </semantics>
</math>
</file>

<file path=Object 86/content.xml><?xml version="1.0" encoding="utf-8"?>
<math xmlns="http://www.w3.org/1998/Math/MathML" display="block">
  <semantics>
    <mrow>
      <msub>
        <mi>L</mi>
        <mrow>
          <mrow>
            <mo stretchy="false">−</mo>
            <mi>z</mi>
          </mrow>
          <mo stretchy="false">−</mo>
          <mn>2</mn>
        </mrow>
      </msub>
      <mrow>
        <mrow>
          <mo fence="true" stretchy="false">(</mo>
          <mrow>
            <mrow>
              <mrow>
                <mo stretchy="false">−</mo>
                <mi>log</mi>
              </mrow>
              <mi>x</mi>
            </mrow>
          </mrow>
          <mo fence="true" stretchy="false">)</mo>
        </mrow>
        <mo stretchy="false">=</mo>
        <mfrac>
          <mrow>
            <mrow>
              <mo fence="true" stretchy="false">(</mo>
              <mrow>
                <mrow>
                  <mn>2</mn>
                  <mrow>
                    <mi>z</mi>
                    <mo stretchy="false">+</mo>
                    <mn>1</mn>
                    <mo stretchy="false">−</mo>
                    <mi>log</mi>
                  </mrow>
                  <mi>x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b>
                      <mi>L</mi>
                      <mrow>
                        <mrow>
                          <mo stretchy="false">−</mo>
                          <mi>z</mi>
                        </mrow>
                        <mo stretchy="false">−</mo>
                        <mn>1</mn>
                      </mrow>
                    </msub>
                    <mrow>
                      <mo fence="true" stretchy="false">(</mo>
                      <mrow>
                        <mrow>
                          <mrow>
                            <mo stretchy="false">−</mo>
                            <mi>log</mi>
                          </mrow>
                          <mi>x</mi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i>z</mi>
                <mo stretchy="false">⋅</mo>
                <msub>
                  <mi>L</mi>
                  <mrow>
                    <mo stretchy="false">−</mo>
                    <mi>z</mi>
                  </mrow>
                </msub>
              </mrow>
            </mrow>
            <mrow>
              <mo fence="true" stretchy="false">(</mo>
              <mrow>
                <mrow>
                  <mrow>
                    <mo stretchy="false">−</mo>
                    <mi>log</mi>
                  </mrow>
                  <mi>x</mi>
                </mrow>
              </mrow>
              <mo fence="true" stretchy="false">)</mo>
            </mrow>
          </mrow>
          <mrow>
            <mo fence="true" stretchy="false">(</mo>
            <mrow>
              <mrow>
                <mi>z</mi>
                <mo stretchy="false">+</mo>
                <mn>1</mn>
              </mrow>
            </mrow>
            <mo fence="true" stretchy="false">)</mo>
          </mrow>
        </mfrac>
      </mrow>
    </mrow>
    <annotation encoding="StarMath 5.0">L_{-z-2}( -log x ) = {{ (2z+1-log x)(L_{-z-1}( -log x ))-z cdot L_{-z}( -log x ) }over{ (z+1) } }</annotation>
  </semantics>
</math>
</file>

<file path=Object 87/content.xml><?xml version="1.0" encoding="utf-8"?>
<math xmlns="http://www.w3.org/1998/Math/MathML" display="block">
  <semantics>
    <mrow>
      <mi mathvariant="normal">π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k</mi>
                <mo stretchy="false">=</mo>
                <mn>1</mn>
              </mrow>
              <mrow>
                <mo fence="true" stretchy="false">⌊</mo>
                <mrow>
                  <mrow>
                    <msub>
                      <mi>log</mi>
                      <mn>2</mn>
                    </msub>
                    <mi>n</mi>
                  </mrow>
                </mrow>
                <mo fence="true" stretchy="false">⌋</mo>
              </mrow>
            </munderover>
            <mfrac>
              <mn>1</mn>
              <mi>k</mi>
            </mfrac>
          </mrow>
          <mo stretchy="false">⋅</mo>
          <mrow>
            <mi mathvariant="normal">μ</mi>
            <mrow>
              <mo fence="true" stretchy="false">(</mo>
              <mrow>
                <mi>k</mi>
              </mrow>
              <mo fence="true" stretchy="false">)</mo>
            </mrow>
          </mrow>
        </mrow>
      </mrow>
      <msub>
        <mrow>
          <mo fence="true" stretchy="false">[</mo>
          <mrow>
            <mrow>
              <mi>log</mi>
              <msub>
                <mi mathvariant="normal">ζ</mi>
                <mfrac>
                  <mn>1</mn>
                  <mi>k</mi>
                </mfrac>
              </msub>
              <mrow>
                <mo fence="true" stretchy="false">(</mo>
                <mrow>
                  <mn>0</mn>
                </mrow>
                <mo fence="true" stretchy="false">)</mo>
              </mrow>
            </mrow>
          </mrow>
          <mo fence="true" stretchy="false">]</mo>
        </mrow>
        <mi>n</mi>
      </msub>
    </mrow>
    <annotation encoding="StarMath 5.0">%pi(n) = sum from k = 1 to {lfloor log_2 n rfloor} {1 over k}cdot{{%mu(k)}}[log %zeta_{1 over k}(0)]_n
</annotation>
  </semantics>
</math>
</file>

<file path=Object 88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frac>
                          <mn>1</mn>
                          <mi>k</mi>
                        </mfrac>
                      </msub>
                    </mrow>
                    <msup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row>
                        <mfrac>
                          <mn>1</mn>
                          <mi>k</mi>
                        </mfrac>
                        <mo stretchy="false">⋅</mo>
                        <msub>
                          <mrow>
                            <mo fence="true" stretchy="false">[</mo>
                            <mrow>
                              <mrow>
                                <mo stretchy="false">∇</mo>
                                <mi mathvariant="normal">ζ</mi>
                                <msup>
                                  <mrow>
                                    <mo fence="true" stretchy="false">(</mo>
                                    <mrow>
                                      <mn>0</mn>
                                    </mrow>
                                    <mo fence="true" stretchy="false">)</mo>
                                  </mrow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]</mo>
                          </mrow>
                          <mi>k</mi>
                        </msub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n>1</mn>
            <mi>k</mi>
          </mfrac>
        </mrow>
        <mo stretchy="false">⋅</mo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k</mi>
        </msub>
        <mo stretchy="false">⋅</mo>
        <msub>
          <mrow>
            <mo fence="true" stretchy="false">[</mo>
            <mrow>
              <mrow>
                <mi>log</mi>
                <msub>
                  <mi mathvariant="normal">ζ</mi>
                  <mfrac>
                    <mn>1</mn>
                    <mi>k</mi>
                  </mfrac>
                </msub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prod from k=1 %zeta_{1 over k}(0)^{1 over k cdot [nabla %zeta(0)^-1]_k})]_n = sum from k = 1 {1 over k}cdot{{[nabla %zeta(0)^-1]_k}} cdot [log %zeta_{1 over k}(0 )]_{n}
</annotation>
  </semantics>
</math>
</file>

<file path=Object 89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row>
                <mo fence="true" stretchy="false">(</mo>
                <mrow>
                  <mrow>
                    <mrow>
                      <munder>
                        <mo stretchy="false">∏</mo>
                        <mrow>
                          <mi>k</mi>
                          <mo stretchy="false">=</mo>
                          <mn>1</mn>
                        </mrow>
                      </munder>
                      <msub>
                        <mi mathvariant="normal">ζ</mi>
                        <mfrac>
                          <mn>1</mn>
                          <mi>k</mi>
                        </mfrac>
                      </msub>
                    </mrow>
                    <msup>
                      <mrow>
                        <mo fence="true" stretchy="false">(</mo>
                        <mrow>
                          <mrow>
                            <mi>s</mi>
                            <mo stretchy="false">⋅</mo>
                            <mi>k</mi>
                          </mrow>
                        </mrow>
                        <mo fence="true" stretchy="false">)</mo>
                      </mrow>
                      <mrow>
                        <mfrac>
                          <mn>1</mn>
                          <mi>k</mi>
                        </mfrac>
                        <mo stretchy="false">⋅</mo>
                        <msub>
                          <mrow>
                            <mo fence="true" stretchy="false">[</mo>
                            <mrow>
                              <mrow>
                                <mo stretchy="false">∇</mo>
                                <mi mathvariant="normal">ζ</mi>
                                <msup>
                                  <mrow>
                                    <mo fence="true" stretchy="false">(</mo>
                                    <mrow>
                                      <mn>0</mn>
                                    </mrow>
                                    <mo fence="true" stretchy="false">)</mo>
                                  </mrow>
                                  <mrow>
                                    <mo stretchy="false">−</mo>
                                    <mn>1</mn>
                                  </mrow>
                                </msup>
                              </mrow>
                            </mrow>
                            <mo fence="true" stretchy="false">]</mo>
                          </mrow>
                          <mi>k</mi>
                        </msub>
                      </mrow>
                    </msup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n>1</mn>
            <mi>k</mi>
          </mfrac>
        </mrow>
        <mo stretchy="false">⋅</mo>
        <msub>
          <mrow>
            <mo fence="true" stretchy="false">[</mo>
            <mrow>
              <mrow>
                <mo stretchy="false">∇</mo>
                <mi mathvariant="normal">ζ</mi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row>
                    <mo stretchy="false">−</mo>
                    <mn>1</mn>
                  </mrow>
                </msup>
              </mrow>
            </mrow>
            <mo fence="true" stretchy="false">]</mo>
          </mrow>
          <mi>k</mi>
        </msub>
        <mo stretchy="false">⋅</mo>
        <msub>
          <mrow>
            <mo fence="true" stretchy="false">[</mo>
            <mrow>
              <mrow>
                <mi>log</mi>
                <msub>
                  <mi mathvariant="normal">ζ</mi>
                  <mfrac>
                    <mn>1</mn>
                    <mi>k</mi>
                  </mfrac>
                </msub>
                <mrow>
                  <mo fence="true" stretchy="false">(</mo>
                  <mrow>
                    <mrow>
                      <mi>s</mi>
                      <mo stretchy="false">⋅</mo>
                      <mi>k</mi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(prod from k=1 %zeta_{1 over k}(s cdot k)^{1 over k cdot [nabla %zeta(0)^-1]_k})]_n = sum from k = 1 {1 over k}cdot{{[nabla %zeta(0)^-1]_k}} cdot [log %zeta_{1 over k}(s cdot k)]_{n}
</annotation>
  </semantics>
</math>
</file>

<file path=Object 9/content.xml><?xml version="1.0" encoding="utf-8"?>
<math xmlns="http://www.w3.org/1998/Math/MathML" display="block">
  <semantics>
    <mrow>
      <mrow>
        <msub>
          <mrow>
            <mo fence="true" stretchy="false">[</mo>
            <mrow>
              <mrow>
                <mi mathvariant="normal">ζ</mi>
                <msup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>z</mi>
                </msup>
              </mrow>
            </mrow>
            <mo fence="true" stretchy="false">]</mo>
          </mrow>
          <mi>n</mi>
        </msub>
        <mo stretchy="false">=</mo>
        <mrow>
          <munder>
            <mo stretchy="false">∑</mo>
            <mrow>
              <mi>j</mi>
              <mo stretchy="false">=</mo>
              <mn>0</mn>
            </mrow>
          </munder>
          <mrow>
            <munder>
              <mo stretchy="false">∑</mo>
              <mrow>
                <mi>k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j</mi>
            </msup>
          </mrow>
        </mrow>
      </mrow>
      <mrow>
        <mo fence="true" stretchy="false">(</mo>
        <mrow>
          <mtable>
            <mtr>
              <mtd>
                <mrow>
                  <mo stretchy="false">−</mo>
                  <mi>z</mi>
                </mrow>
              </mtd>
            </mtr>
            <mtr>
              <mtd>
                <mi>j</mi>
              </mtd>
            </mtr>
          </mtable>
        </mrow>
        <mo fence="true" stretchy="false">)</mo>
      </mrow>
      <mrow>
        <mo fence="true" stretchy="false">(</mo>
        <mrow>
          <mtable>
            <mtr>
              <mtd>
                <mi>z</mi>
              </mtd>
            </mtr>
            <mtr>
              <mtd>
                <mi>k</mi>
              </mtd>
            </mtr>
          </mtable>
        </mrow>
        <mo fence="true" stretchy="false">)</mo>
      </mrow>
      <mrow>
        <msup>
          <mi>x</mi>
          <mrow>
            <mi>j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sup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row>
            <mi>n</mi>
            <mo stretchy="false">⋅</mo>
            <msup>
              <mi>x</mi>
              <mrow>
                <mo stretchy="false">−</mo>
                <mi>j</mi>
              </mrow>
            </msup>
          </mrow>
        </msub>
      </mrow>
    </mrow>
    <annotation encoding="StarMath 5.0">[%zeta(s)^z]_n = sum from j = 0 sum from k = 0 (-1)^j (binom{-z}{j})(binom{z}{k}){x^{j(1-s)}} cdot [((1-x^{1-s})%zeta(s)-1)^k]_{{n} cdot x^-j}</annotation>
  </semantics>
</math>
</file>

<file path=Object 90/content.xml><?xml version="1.0" encoding="utf-8"?>
<math xmlns="http://www.w3.org/1998/Math/MathML" display="block">
  <semantics>
    <mrow>
      <msub>
        <mrow>
          <mo fence="true" stretchy="false">[</mo>
          <mrow>
            <mrow>
              <mi>log</mi>
              <msub>
                <mi mathvariant="normal">ζ</mi>
                <mfrac>
                  <mn>1</mn>
                  <mi>k</mi>
                </mfrac>
              </msub>
              <mrow>
                <mo fence="true" stretchy="false">(</mo>
                <mrow>
                  <mrow>
                    <mi>s</mi>
                    <mo stretchy="false">⋅</mo>
                    <mi>k</mi>
                  </mrow>
                </mrow>
                <mo fence="true" stretchy="false">)</mo>
              </mrow>
            </mrow>
          </mrow>
          <mo fence="true" stretchy="false">]</mo>
        </mrow>
        <mi>n</mi>
      </msub>
      <mo stretchy="false">=</mo>
      <mrow>
        <mrow>
          <munder>
            <mo stretchy="false">∑</mo>
            <mrow>
              <mi>k</mi>
              <mo stretchy="false">=</mo>
              <mn>1</mn>
            </mrow>
          </munder>
          <mfrac>
            <mn>1</mn>
            <mi>k</mi>
          </mfrac>
        </mrow>
        <mo stretchy="false">⋅</mo>
        <msub>
          <mrow>
            <mo fence="true" stretchy="false">[</mo>
            <mrow>
              <mrow>
                <mo stretchy="false">∇</mo>
                <mi mathvariant="normal">ζ</mi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  <mi>k</mi>
        </msub>
        <mo stretchy="false">⋅</mo>
        <msub>
          <mrow>
            <mo fence="true" stretchy="false">[</mo>
            <mrow>
              <mrow>
                <mi>log</mi>
                <mrow>
                  <mo fence="true" stretchy="false">(</mo>
                  <mrow>
                    <mrow>
                      <mrow>
                        <munder>
                          <mo stretchy="false">∏</mo>
                          <mrow>
                            <mi>k</mi>
                            <mo stretchy="false">=</mo>
                            <mn>1</mn>
                          </mrow>
                        </munder>
                        <msub>
                          <mi mathvariant="normal">ζ</mi>
                          <mfrac>
                            <mn>1</mn>
                            <mi>k</mi>
                          </mfrac>
                        </msub>
                      </mrow>
                      <msup>
                        <mrow>
                          <mo fence="true" stretchy="false">(</mo>
                          <mrow>
                            <mrow>
                              <mi>s</mi>
                              <mo stretchy="false">⋅</mo>
                              <mi>k</mi>
                            </mrow>
                          </mrow>
                          <mo fence="true" stretchy="false">)</mo>
                        </mrow>
                        <mrow>
                          <mfrac>
                            <mn>1</mn>
                            <mi>k</mi>
                          </mfrac>
                          <mo stretchy="false">⋅</mo>
                          <msub>
                            <mrow>
                              <mo fence="true" stretchy="false">[</mo>
                              <mrow>
                                <mrow>
                                  <mo stretchy="false">∇</mo>
                                  <mi mathvariant="normal">ζ</mi>
                                  <msup>
                                    <mrow>
                                      <mo fence="true" stretchy="false">(</mo>
                                      <mrow>
                                        <mn>0</mn>
                                      </mrow>
                                      <mo fence="true" stretchy="false">)</mo>
                                    </mrow>
                                    <mrow>
                                      <mo stretchy="false">−</mo>
                                      <mn>1</mn>
                                    </mrow>
                                  </msup>
                                </mrow>
                              </mrow>
                              <mo fence="true" stretchy="false">]</mo>
                            </mrow>
                            <mi>k</mi>
                          </msub>
                        </mrow>
                      </msup>
                    </mrow>
                  </mrow>
                  <mo fence="true" stretchy="false">)</mo>
                </mrow>
              </mrow>
            </mrow>
            <mo fence="true" stretchy="false">]</mo>
          </mrow>
          <mi>n</mi>
        </msub>
      </mrow>
    </mrow>
    <annotation encoding="StarMath 5.0">[log %zeta_{1 over k}(s cdot k)]_n = sum from k = 1 {1 over k} cdot {{[nabla %zeta(0)]_k}} cdot [log(prod from k=1 %zeta_{1 over k}(s cdot k)^{1 over k cdot [nabla %zeta(0)^-1]_k})]_{n}
</annotation>
  </semantics>
</math>
</file>

<file path=Object 91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row>
            <mrow>
              <munder>
                <mo stretchy="false">∑</mo>
                <mrow>
                  <mi>j</mi>
                  <mo stretchy="false">=</mo>
                  <mn>1</mn>
                </mrow>
              </munder>
              <msup>
                <mi>j</mi>
                <mrow>
                  <mo stretchy="false">−</mo>
                  <mi>s</mi>
                </mrow>
              </msup>
            </mrow>
            <mo stretchy="false">⋅</mo>
            <msub>
              <mrow>
                <mo fence="true" stretchy="false">[</mo>
                <mrow>
                  <msup>
                    <mrow>
                      <mo fence="true" stretchy="false">(</mo>
                      <mrow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row>
                                    <mn>1</mn>
                                    <mo stretchy="false">−</mo>
                                    <mi>s</mi>
                                  </mrow>
                                </msup>
                              </mrow>
                            </mrow>
                            <mo fence="true" stretchy="false">)</mo>
                          </mrow>
                          <mi mathvariant="normal">ζ</mi>
                          <mrow>
                            <mo fence="true" stretchy="false">(</mo>
                            <mrow>
                              <mi>s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row>
                      <mi>k</mi>
                      <mo stretchy="false">−</mo>
                      <mn>1</mn>
                    </mrow>
                  </msup>
                </mrow>
                <mo fence="true" stretchy="false">]</mo>
              </mrow>
              <mrow>
                <mi>n</mi>
                <mo stretchy="false">⋅</mo>
                <msup>
                  <mi>j</mi>
                  <mrow>
                    <mo stretchy="false">−</mo>
                    <mn>1</mn>
                  </mrow>
                </msup>
              </mrow>
            </msub>
          </mrow>
          <mo stretchy="false">−</mo>
          <mrow>
            <mi>x</mi>
            <mo stretchy="false">⋅</mo>
            <msup>
              <mrow>
                <mo fence="true" stretchy="false">(</mo>
                <mrow>
                  <mrow>
                    <mi>j</mi>
                    <mi>x</mi>
                  </mrow>
                </mrow>
                <mo fence="true" stretchy="false">)</mo>
              </mrow>
              <mrow>
                <mo stretchy="false">−</mo>
                <mi>s</mi>
              </mrow>
            </msup>
          </mrow>
        </mrow>
      </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)</mo>
              </mrow>
              <mrow>
                <mi>k</mi>
                <mo stretchy="false">−</mo>
                <mn>1</mn>
              </mrow>
            </msup>
          </mrow>
          <mo fence="true" stretchy="false">]</mo>
        </mrow>
        <mrow>
          <mi>n</mi>
          <mo stretchy="false">⋅</mo>
          <msup>
            <mrow>
              <mo fence="true" stretchy="false">(</mo>
              <mrow>
                <mrow>
                  <mi>j</mi>
                  <mi>x</mi>
                </mrow>
              </mrow>
              <mo fence="true" stretchy="false">)</mo>
            </mrow>
            <mrow>
              <mo stretchy="false">−</mo>
              <mn>1</mn>
            </mrow>
          </msup>
        </mrow>
      </msub>
    </mrow>
    <annotation encoding="StarMath 5.0">[((1-x^{1-s})%zeta(s))^k]_n = sum from j = 1 j^-s cdot [((1-x^{1-s})%zeta(s))^{k-1}]_{n cdot j^-1} - x cdot (j x)^-s [((1-x^{1-s})%zeta(s))^{k-1}]_{n cdot (j x)^-1}</annotation>
  </semantics>
</math>
</file>

<file path=Object 92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a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x</mi>
      </mrow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row>
                    <mi>x</mi>
                    <mo stretchy="false">+</mo>
                    <mi>a</mi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a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row>
                      <mi>x</mi>
                      <mo stretchy="false">+</mo>
                      <mi>a</mi>
                    </mrow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x^{1-s} cdot %zeta(s,a+1))^k]_n = x sum from j = 1 (j x+a)^-s cdot [(x^{1-s} cdot %zeta(s,a+1))^{k-1}]_{n (j x + a)^-1}</annotation>
  </semantics>
</math>
</file>

<file path=Object 93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a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row>
                              <mi>s</mi>
                              <mi>,</mi>
                              <mrow>
                                <mi>a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i>n</mi>
          </msub>
          <mo stretchy="false">+</mo>
          <mi>x</mi>
        </mrow>
      </mrow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row>
                    <mi>x</mi>
                    <mo stretchy="false">+</mo>
                    <mi>a</mi>
                  </mrow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row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  <mo stretchy="false">⋅</mo>
                          <mi mathvariant="normal">ζ</mi>
                        </mrow>
                      </mrow>
                      <mrow>
                        <mo fence="true" stretchy="false">(</mo>
                        <mrow>
                          <mrow>
                            <mi>s</mi>
                            <mi>,</mi>
                            <mrow>
                              <mi>a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row>
                      <mi>x</mi>
                      <mo stretchy="false">+</mo>
                      <mi>a</mi>
                    </mrow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1+x^{1-s} cdot %zeta(s,a+1))^k]_n = [(1+x^{1-s} cdot %zeta(s,a+1))^{k-1}]_n+ x sum from j = 1 (j x+a)^-s cdot [(1+x^{1-s} cdot %zeta(s,a+1))^{k-1}]_{{n} (j x+a)^-1}</annotation>
  </semantics>
</math>
</file>

<file path=Object 94/content.xml><?xml version="1.0" encoding="utf-8"?>
<math xmlns="http://www.w3.org/1998/Math/MathML" display="block">
  <semantics>
    <mrow>
      <msub>
        <mrow>
          <mo fence="true" stretchy="false">[</mo>
          <mrow>
            <msup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sup>
                            <mi>x</mi>
                            <mrow>
                              <mn>1</mn>
                              <mo stretchy="false">−</mo>
                              <mi>s</mi>
                            </mrow>
                          </msup>
                        </mrow>
                      </mrow>
                      <mo fence="true" stretchy="false">)</mo>
                    </mrow>
                    <mi mathvariant="normal">ζ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)</mo>
              </mrow>
              <mi>k</mi>
            </msup>
          </mrow>
          <mo fence="true" stretchy="false">]</mo>
        </mrow>
        <mi>n</mi>
      </msub>
      <mo stretchy="false">=</mo>
      <mrow>
        <mrow>
          <mo fence="true" stretchy="false">(</mo>
          <mrow>
            <mrow>
              <mrow>
                <munder>
                  <mo stretchy="false">∑</mo>
                  <mrow>
                    <mi>j</mi>
                    <mo stretchy="false">=</mo>
                    <mn>1</mn>
                  </mrow>
                </munder>
                <msup>
                  <mi>j</mi>
                  <mrow>
                    <mo stretchy="false">−</mo>
                    <mi>s</mi>
                  </mrow>
                </msup>
              </mrow>
              <mrow>
                <msub>
                  <mrow>
                    <mo fence="true" stretchy="false">[</mo>
                    <mrow>
                      <msup>
                        <mrow>
                          <mo fence="true" stretchy="false">(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n>1</mn>
                                    <mo stretchy="false">−</mo>
                                    <msup>
                                      <mi>x</mi>
                                      <mrow>
                                        <mn>1</mn>
                                        <mo stretchy="false">−</mo>
                                        <mi>s</mi>
                                      </mrow>
                                    </msup>
                                  </mrow>
                                </mrow>
                                <mo fence="true" stretchy="false">)</mo>
                              </mrow>
                              <mi mathvariant="normal">ζ</mi>
                              <mrow>
                                <mrow>
                                  <mo fence="true" stretchy="false">(</mo>
                                  <mrow>
                                    <mi>s</mi>
                                  </mrow>
                                  <mo fence="true" stretchy="false">)</mo>
                                </mrow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row>
                          <mi>k</mi>
                          <mo stretchy="false">−</mo>
                          <mn>1</mn>
                        </mrow>
                      </msup>
                    </mrow>
                    <mo fence="true" stretchy="false">]</mo>
                  </mrow>
                  <mrow>
                    <mi>n</mi>
                    <mo stretchy="false">⋅</mo>
                    <msup>
                      <mi>j</mi>
                      <mrow>
                        <mo stretchy="false">−</mo>
                        <mn>1</mn>
                      </mrow>
                    </msup>
                  </mrow>
                </msub>
                <mo stretchy="false">−</mo>
                <mrow>
                  <mi>x</mi>
                  <mo stretchy="false">⋅</mo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i>s</mi>
                    </mrow>
                  </msup>
                </mrow>
              </mrow>
              <msub>
                <mrow>
                  <mo fence="true" stretchy="false">[</mo>
                  <mrow>
                    <msup>
                      <mrow>
                        <mo fence="true" stretchy="false">(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sup>
                                    <mi>x</mi>
                                    <mrow>
                                      <mn>1</mn>
                                      <mo stretchy="false">−</mo>
                                      <mi>s</mi>
                                    </mrow>
                                  </msup>
                                </mrow>
                              </mrow>
                              <mo fence="true" stretchy="false">)</mo>
                            </mrow>
                            <mi mathvariant="normal">ζ</mi>
                            <mrow>
                              <mo fence="true" stretchy="false">(</mo>
                              <mrow>
                                <mi>s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i>k</mi>
                        <mo stretchy="false">−</mo>
                        <mn>1</mn>
                      </mrow>
                    </msup>
                  </mrow>
                  <mo fence="true" stretchy="false">]</mo>
                </mrow>
                <mrow>
                  <mi>n</mi>
                  <msup>
                    <mrow>
                      <mo fence="true" stretchy="false">(</mo>
                      <mrow>
                        <mrow>
                          <mi>j</mi>
                          <mi>x</mi>
                        </mrow>
                      </mrow>
                      <mo fence="true" stretchy="false">)</mo>
                    </mrow>
                    <mrow>
                      <mo stretchy="false">−</mo>
                      <mn>1</mn>
                    </mrow>
                  </msup>
                </mrow>
              </msub>
            </mrow>
          </mrow>
          <mo fence="true" stretchy="false">)</mo>
        </mrow>
        <mo stretchy="false">−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</mrow>
                        </mrow>
                        <mo fence="true" stretchy="false">)</mo>
                      </mrow>
                      <mi mathvariant="normal">ζ</mi>
                      <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i>n</mi>
        </msub>
      </mrow>
    </mrow>
    <annotation encoding="StarMath 5.0">[((1-x^{1-s})%zeta(s)-1)^k]_n = 
(sum from j = 1 j^-s[((1-x^{1-s})%zeta(s)-1)^{k-1}]_{n cdot j^-1} - x cdot (j x)^-s [((1-x^{1-s})%zeta(s))^{k-1}]_{n(j x)^-1} )

- [((1-x^{1-s})%zeta(s)-1)^{k-1}]_n</annotation>
  </semantics>
</math>
</file>

<file path=Object 95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n>1</mn>
                        <mo stretchy="false">+</mo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</mrow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row>
          <msub>
            <mrow>
              <mo fence="true" stretchy="false">[</mo>
              <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row>
                            <msup>
                              <mi>x</mi>
                              <mrow>
                                <mn>1</mn>
                                <mo stretchy="false">−</mo>
                                <mi>s</mi>
                              </mrow>
                            </msup>
                            <mo stretchy="false">⋅</mo>
                            <mi mathvariant="normal">ζ</mi>
                          </mrow>
                        </mrow>
                        <mrow>
                          <mo fence="true" stretchy="false">(</mo>
                          <mrow>
                            <mi>s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i>k</mi>
                    <mo stretchy="false">−</mo>
                    <mn>1</mn>
                  </mrow>
                </msup>
              </mrow>
              <mo fence="true" stretchy="false">]</mo>
            </mrow>
            <mi>n</mi>
          </msub>
          <mo stretchy="false">+</mo>
          <mi>x</mi>
        </mrow>
      </mrow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i>x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sup>
              <mrow>
                <mo fence="true" stretchy="false">(</mo>
                <mrow>
                  <mrow>
                    <mi>j</mi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1 + x^{1-s} %zeta(s))^k]_n = [(1+x^{1-s} cdot %zeta(s))^{k-1}]_{n} + x sum from j = 1 (j x)^-s cdot [(x^{1-s} cdot %zeta(s))^{k-1}]_{{n} (j x)^-1}</annotation>
  </semantics>
</math>
</file>

<file path=Object 96/content.xml><?xml version="1.0" encoding="utf-8"?>
<math xmlns="http://www.w3.org/1998/Math/MathML" display="block">
  <semantics>
    <mrow>
      <mrow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sup>
                        <mi>x</mi>
                        <mrow>
                          <mn>1</mn>
                          <mo stretchy="false">−</mo>
                          <mi>s</mi>
                        </mrow>
                      </msup>
                      <mi mathvariant="normal">ζ</mi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i>k</mi>
              </msup>
            </mrow>
            <mo fence="true" stretchy="false">]</mo>
          </mrow>
          <mi>n</mi>
        </msub>
        <mo stretchy="false">=</mo>
        <mi>x</mi>
      </mrow>
      <mrow>
        <mrow>
          <munder>
            <mo stretchy="false">∑</mo>
            <mrow>
              <mi>j</mi>
              <mo stretchy="false">=</mo>
              <mn>1</mn>
            </mrow>
          </munder>
          <msup>
            <mrow>
              <mo fence="true" stretchy="false">(</mo>
              <mrow>
                <mrow>
                  <mi>j</mi>
                  <mi>x</mi>
                </mrow>
              </mrow>
              <mo fence="true" stretchy="false">)</mo>
            </mrow>
            <mrow>
              <mo stretchy="false">−</mo>
              <mi>s</mi>
            </mrow>
          </msup>
        </mrow>
        <mo stretchy="false">⋅</mo>
        <msub>
          <mrow>
            <mo fence="true" stretchy="false">[</mo>
            <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row>
                            <mn>1</mn>
                            <mo stretchy="false">−</mo>
                            <mi>s</mi>
                          </mrow>
                        </msup>
                        <mo stretchy="false">⋅</mo>
                        <mi mathvariant="normal">ζ</mi>
                      </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row>
                  <mi>k</mi>
                  <mo stretchy="false">−</mo>
                  <mn>1</mn>
                </mrow>
              </msup>
            </mrow>
            <mo fence="true" stretchy="false">]</mo>
          </mrow>
          <mrow>
            <mi>n</mi>
            <mo stretchy="false">⋅</mo>
            <msup>
              <mrow>
                <mo fence="true" stretchy="false">(</mo>
                <mrow>
                  <mrow>
                    <mi>j</mi>
                    <mo stretchy="false">⋅</mo>
                    <mi>x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sub>
      </mrow>
    </mrow>
    <annotation encoding="StarMath 5.0">[(x^{1-s} %zeta(s))^k]_n = x sum from j = 1 (j x)^-s cdot [(x^{1-s} cdot %zeta(s))^{k-1}]_{{n} cdot (j cdot x)^-1}</annotation>
  </semantics>
</math>
</file>

<file path=Object 97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row>
          <munder>
            <mo stretchy="false">∑</mo>
            <mrow>
              <mi>k</mi>
              <mo stretchy="false">=</mo>
              <mn>1</mn>
            </mrow>
          </munder>
          <mi mathvariant="normal">Π</mi>
        </mrow>
      </mrow>
      <mrow>
        <mo fence="true" stretchy="false">(</mo>
        <mrow>
          <msup>
            <mi>n</mi>
            <mfrac>
              <mn>1</mn>
              <mi>k</mi>
            </mfrac>
          </msup>
        </mrow>
        <mo fence="true" stretchy="false">)</mo>
      </mrow>
    </mrow>
    <annotation encoding="StarMath 5.0">lf( n ) = sum from k = 1 %PI( n^{1 over k} )</annotation>
  </semantics>
</math>
</file>

<file path=Object 98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+</mo>
        <mi mathvariant="normal">Π</mi>
      </mrow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+</mo>
        <mi mathvariant="normal">Π</mi>
      </mrow>
      <mrow>
        <mrow>
          <mo fence="true" stretchy="false">(</mo>
          <mrow>
            <msup>
              <mi>n</mi>
              <mfrac>
                <mn>1</mn>
                <mn>3</mn>
              </mfrac>
            </msup>
          </mrow>
          <mo fence="true" stretchy="false">)</mo>
        </mrow>
        <mo stretchy="false">+</mo>
        <mi mathvariant="normal">Π</mi>
      </mrow>
      <mrow>
        <mrow>
          <mo fence="true" stretchy="false">(</mo>
          <mrow>
            <msup>
              <mi>n</mi>
              <mfrac>
                <mn>1</mn>
                <mn>4</mn>
              </mfrac>
            </msup>
          </mrow>
          <mo fence="true" stretchy="false">)</mo>
        </mrow>
        <mo stretchy="false">+</mo>
        <mn>..</mn>
      </mrow>
      <mi>.</mi>
    </mrow>
    <annotation encoding="StarMath 5.0">lf( n ) = %PI( n )+%PI( n^{1 over 2} )+%PI( n^{1 over 3} )+%PI( n^{1 over 4} )+...</annotation>
  </semantics>
</math>
</file>

<file path=Object 99/content.xml><?xml version="1.0" encoding="utf-8"?>
<math xmlns="http://www.w3.org/1998/Math/MathML" display="block">
  <semantics>
    <mrow>
      <mi mathvariant="italic">lf</mi>
      <mrow>
        <mrow>
          <mo fence="true" stretchy="false">(</mo>
          <mrow>
            <mi>n</mi>
          </mrow>
          <mo fence="true" stretchy="false">)</mo>
        </mrow>
        <mo stretchy="false">−</mo>
        <mi mathvariant="italic">lf</mi>
      </mrow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=</mo>
        <mi mathvariant="normal">Π</mi>
      </mrow>
      <mrow>
        <mrow>
          <mo fence="true" stretchy="false">(</mo>
          <mrow>
            <mi>n</mi>
          </mrow>
          <mo fence="true" stretchy="false">)</mo>
        </mrow>
        <mo stretchy="false">+</mo>
        <mi mathvariant="normal">Π</mi>
      </mrow>
      <mrow>
        <mrow>
          <mo fence="true" stretchy="false">(</mo>
          <mrow>
            <msup>
              <mi>n</mi>
              <mfrac>
                <mn>1</mn>
                <mn>3</mn>
              </mfrac>
            </msup>
          </mrow>
          <mo fence="true" stretchy="false">)</mo>
        </mrow>
        <mo stretchy="false">+</mo>
        <mn>..</mn>
      </mrow>
      <mi>.</mi>
    </mrow>
    <annotation encoding="StarMath 5.0">lf( n )-lf(n^{1 over 2}) = %PI( n )+%PI( n^{1 over 3} )+...</annotation>
  </semantics>
</math>
</file>